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swiss" style:font-pitch="variable"/>
    <style:font-face style:name="文泉驛微米黑" svg:font-family="文泉驛微米黑" style:font-family-generic="swiss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2.26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工作表1" table:style-name="ta1">
        <office:forms form:automatic-focus="false" form:apply-design-mode="false"/>
        <table:shapes>
          <draw:frame draw:z-index="0" draw:style-name="gr1" draw:text-style-name="P1" svg:width="35.186cm" svg:height="21.344cm" svg:x="57.898cm" svg:y="0.98cm">
            <draw:object draw:notify-on-update-of-ranges="工作表1.A3:工作表1.A227 工作表1.B3:工作表1.B227 工作表1.B1:工作表1.B1 工作表1.C3:工作表1.C227 工作表1.F3:工作表1.F227 工作表1.F1:工作表1.F1 工作表1.G3:工作表1.G227 工作表1.N3:工作表1.N227 工作表1.N1:工作表1.N1 工作表1.O3:工作表1.O227 工作表1.V1:工作表1.V1 工作表1.W3:工作表1.W227 工作表1.V3:工作表1.V2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Pattern Match</text:p>
          </table:table-cell>
          <table:covered-table-cell table:number-columns-repeated="2"/>
          <table:table-cell/>
          <table:table-cell table:style-name="ce3" office:value-type="string" calcext:value-type="string" table:number-columns-spanned="7" table:number-rows-spanned="1">
            <text:p>With Suffix NN</text:p>
          </table:table-cell>
          <table:covered-table-cell table:number-columns-repeated="6" table:style-name="ce4"/>
          <table:table-cell table:style-name="ce5" office:value-type="string" calcext:value-type="string" table:number-columns-spanned="1" table:number-rows-spanned="2">
            <text:p>AnsNum</text:p>
          </table:table-cell>
          <table:table-cell table:style-name="ce2" office:value-type="string" calcext:value-type="string" table:number-columns-spanned="7" table:number-rows-spanned="1">
            <text:p>With Prefix and Suffix NN</text:p>
          </table:table-cell>
          <table:covered-table-cell table:number-columns-repeated="6"/>
          <table:table-cell/>
          <table:table-cell table:style-name="ce2" office:value-type="string" calcext:value-type="string" table:number-columns-spanned="7" table:number-rows-spanned="1">
            <text:p>Prob</text:p>
          </table:table-cell>
          <table:covered-table-cell table:number-columns-repeated="6"/>
          <table:table-cell table:number-columns-repeated="996"/>
        </table:table-row>
        <table:table-row table:style-name="ro1">
          <table:table-cell office:value-type="string" calcext:value-type="string">
            <text:p>Propert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1</text:p>
          </table:table-cell>
          <table:covered-table-cell table:style-name="ce1"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1</text:p>
          </table:table-cell>
          <table:table-cell table:style-name="ce1" table:number-columns-repeated="996"/>
        </table:table-row>
        <table:table-row table:style-name="ro2">
          <table:table-cell office:value-type="string" calcext:value-type="string">
            <text:p>academicAdvisor</text:p>
          </table:table-cell>
          <table:table-cell office:value-type="float" office:value="0.00130574" calcext:value-type="float">
            <text:p>0.00130574</text:p>
          </table:table-cell>
          <table:table-cell office:value-type="float" office:value="0.768" calcext:value-type="float">
            <text:p>0.768</text:p>
          </table:table-cell>
          <table:table-cell table:formula="of:=(2*[.B3]*[.C3])/([.B3]+[.C3])" office:value-type="float" office:value="0.00260704754393227" calcext:value-type="float">
            <text:p>0.0026070475</text:p>
          </table:table-cell>
          <table:table-cell/>
          <table:table-cell office:value-type="float" office:value="0.00162709" calcext:value-type="float">
            <text:p>0.00162709</text:p>
          </table:table-cell>
          <table:table-cell office:value-type="float" office:value="0.586" calcext:value-type="float">
            <text:p>0.586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179783" calcext:value-type="float">
            <text:p>179783</text:p>
          </table:table-cell>
          <table:table-cell office:value-type="float" office:value="1781131" calcext:value-type="float">
            <text:p>1781131</text:p>
          </table:table-cell>
          <table:table-cell table:formula="of:=(2*[.F3]*[.G3])/([.F3]+[.G3])" office:value-type="float" office:value="0.00324516944921651" calcext:value-type="float">
            <text:p>0.0032451694</text:p>
          </table:table-cell>
          <table:table-cell table:formula="of:=[.H3]+[.I3]" office:value-type="float" office:value="500" calcext:value-type="float">
            <text:p>500</text:p>
          </table:table-cell>
          <table:table-cell office:value-type="float" office:value="0.00144552" calcext:value-type="float">
            <text:p>0.00144552</text:p>
          </table:table-cell>
          <table:table-cell office:value-type="float" office:value="0.234" calcext:value-type="float">
            <text:p>0.234</text:p>
          </table:table-cell>
          <table:table-cell office:value-type="float" office:value="117" calcext:value-type="float">
            <text:p>117</text:p>
          </table:table-cell>
          <table:table-cell office:value-type="float" office:value="383" calcext:value-type="float">
            <text:p>383</text:p>
          </table:table-cell>
          <table:table-cell office:value-type="float" office:value="80823" calcext:value-type="float">
            <text:p>80823</text:p>
          </table:table-cell>
          <table:table-cell office:value-type="float" office:value="1880091" calcext:value-type="float">
            <text:p>1880091</text:p>
          </table:table-cell>
          <table:table-cell table:formula="of:=(2*[.N3]*[.O3])/([.N3]+[.O3])" office:value-type="float" office:value="0.00287329043253828" calcext:value-type="float">
            <text:p>0.0028732904</text:p>
          </table:table-cell>
          <table:table-cell/>
          <table:table-cell office:value-type="float" office:value="0.00076472" calcext:value-type="float">
            <text:p>0.00076472</text:p>
          </table:table-cell>
          <table:table-cell office:value-type="float" office:value="0.00943396" calcext:value-type="float">
            <text:p>0.00943396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  <table:table-cell office:value-type="float" office:value="3920" calcext:value-type="float">
            <text:p>3920</text:p>
          </table:table-cell>
          <table:table-cell office:value-type="float" office:value="1678355" calcext:value-type="float">
            <text:p>1678355</text:p>
          </table:table-cell>
          <table:table-cell table:formula="of:=(2*[.V3]*[.W3])/([.V3]+[.W3])" office:value-type="float" office:value="0.00141475914357544" calcext:value-type="float">
            <text:p>0.00141475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ffiliation</text:p>
          </table:table-cell>
          <table:table-cell office:value-type="float" office:value="0.03851829" calcext:value-type="float">
            <text:p>0.03851829</text:p>
          </table:table-cell>
          <table:table-cell office:value-type="float" office:value="0.64769391" calcext:value-type="float">
            <text:p>0.64769391</text:p>
          </table:table-cell>
          <table:table-cell table:formula="of:=(2*[.B4]*[.C4])/([.B4]+[.C4])" office:value-type="float" office:value="0.0727123821366449" calcext:value-type="float">
            <text:p>0.0727123821</text:p>
          </table:table-cell>
          <table:table-cell/>
          <table:table-cell office:value-type="float" office:value="0.04592161" calcext:value-type="float">
            <text:p>0.04592161</text:p>
          </table:table-cell>
          <table:table-cell office:value-type="float" office:value="0.32124254" calcext:value-type="float">
            <text:p>0.32124254</text:p>
          </table:table-cell>
          <table:table-cell office:value-type="float" office:value="3392" calcext:value-type="float">
            <text:p>3392</text:p>
          </table:table-cell>
          <table:table-cell office:value-type="float" office:value="7167" calcext:value-type="float">
            <text:p>7167</text:p>
          </table:table-cell>
          <table:table-cell office:value-type="float" office:value="70473" calcext:value-type="float">
            <text:p>70473</text:p>
          </table:table-cell>
          <table:table-cell office:value-type="float" office:value="1880382" calcext:value-type="float">
            <text:p>1880382</text:p>
          </table:table-cell>
          <table:table-cell table:formula="of:=(2*[.F4]*[.G4])/([.F4]+[.G4])" office:value-type="float" office:value="0.0803562909793312" calcext:value-type="float">
            <text:p>0.080356291</text:p>
          </table:table-cell>
          <table:table-cell table:formula="of:=[.H4]+[.I4]" office:value-type="float" office:value="10559" calcext:value-type="float">
            <text:p>10559</text:p>
          </table:table-cell>
          <table:table-cell office:value-type="float" office:value="0.05698476" calcext:value-type="float">
            <text:p>0.05698476</text:p>
          </table:table-cell>
          <table:table-cell office:value-type="float" office:value="0.14726773" calcext:value-type="float">
            <text:p>0.14726773</text:p>
          </table:table-cell>
          <table:table-cell office:value-type="float" office:value="1555" calcext:value-type="float">
            <text:p>1555</text:p>
          </table:table-cell>
          <table:table-cell office:value-type="float" office:value="9004" calcext:value-type="float">
            <text:p>9004</text:p>
          </table:table-cell>
          <table:table-cell office:value-type="float" office:value="25733" calcext:value-type="float">
            <text:p>25733</text:p>
          </table:table-cell>
          <table:table-cell office:value-type="float" office:value="1925122" calcext:value-type="float">
            <text:p>1925122</text:p>
          </table:table-cell>
          <table:table-cell table:formula="of:=(2*[.N4]*[.O4])/([.N4]+[.O4])" office:value-type="float" office:value="0.0821729639603885" calcext:value-type="float">
            <text:p>0.082172964</text:p>
          </table:table-cell>
          <table:table-cell/>
          <table:table-cell office:value-type="float" office:value="0.61658031" calcext:value-type="float">
            <text:p>0.61658031</text:p>
          </table:table-cell>
          <table:table-cell office:value-type="float" office:value="0.0147918" calcext:value-type="float">
            <text:p>0.0147918</text:p>
          </table:table-cell>
          <table:table-cell office:value-type="float" office:value="119" calcext:value-type="float">
            <text:p>119</text:p>
          </table:table-cell>
          <table:table-cell office:value-type="float" office:value="7926" calcext:value-type="float">
            <text:p>7926</text:p>
          </table:table-cell>
          <table:table-cell office:value-type="float" office:value="74" calcext:value-type="float">
            <text:p>74</text:p>
          </table:table-cell>
          <table:table-cell office:value-type="float" office:value="1674474" calcext:value-type="float">
            <text:p>1674474</text:p>
          </table:table-cell>
          <table:table-cell table:formula="of:=(2*[.V4]*[.W4])/([.V4]+[.W4])" office:value-type="float" office:value="0.0288905147535199" calcext:value-type="float">
            <text:p>0.02889051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bum</text:p>
          </table:table-cell>
          <table:table-cell office:value-type="float" office:value="0.10172226" calcext:value-type="float">
            <text:p>0.10172226</text:p>
          </table:table-cell>
          <table:table-cell office:value-type="float" office:value="0.90885018" calcext:value-type="float">
            <text:p>0.90885018</text:p>
          </table:table-cell>
          <table:table-cell table:formula="of:=(2*[.B5]*[.C5])/([.B5]+[.C5])" office:value-type="float" office:value="0.182966189560853" calcext:value-type="float">
            <text:p>0.1829661896</text:p>
          </table:table-cell>
          <table:table-cell/>
          <table:table-cell office:value-type="float" office:value="0.16492393" calcext:value-type="float">
            <text:p>0.16492393</text:p>
          </table:table-cell>
          <table:table-cell office:value-type="float" office:value="0.64040249" calcext:value-type="float">
            <text:p>0.64040249</text:p>
          </table:table-cell>
          <table:table-cell office:value-type="float" office:value="10883" calcext:value-type="float">
            <text:p>10883</text:p>
          </table:table-cell>
          <table:table-cell office:value-type="float" office:value="6111" calcext:value-type="float">
            <text:p>6111</text:p>
          </table:table-cell>
          <table:table-cell office:value-type="float" office:value="55105" calcext:value-type="float">
            <text:p>55105</text:p>
          </table:table-cell>
          <table:table-cell office:value-type="float" office:value="1889315" calcext:value-type="float">
            <text:p>1889315</text:p>
          </table:table-cell>
          <table:table-cell table:formula="of:=(2*[.F5]*[.G5])/([.F5]+[.G5])" office:value-type="float" office:value="0.262297852919281" calcext:value-type="float">
            <text:p>0.2622978529</text:p>
          </table:table-cell>
          <table:table-cell table:formula="of:=[.H5]+[.I5]" office:value-type="float" office:value="16994" calcext:value-type="float">
            <text:p>16994</text:p>
          </table:table-cell>
          <table:table-cell office:value-type="float" office:value="0.05388966" calcext:value-type="float">
            <text:p>0.05388966</text:p>
          </table:table-cell>
          <table:table-cell office:value-type="float" office:value="0.02971637" calcext:value-type="float">
            <text:p>0.02971637</text:p>
          </table:table-cell>
          <table:table-cell office:value-type="float" office:value="505" calcext:value-type="float">
            <text:p>505</text:p>
          </table:table-cell>
          <table:table-cell office:value-type="float" office:value="16489" calcext:value-type="float">
            <text:p>16489</text:p>
          </table:table-cell>
          <table:table-cell office:value-type="float" office:value="8866" calcext:value-type="float">
            <text:p>8866</text:p>
          </table:table-cell>
          <table:table-cell office:value-type="float" office:value="1935554" calcext:value-type="float">
            <text:p>1935554</text:p>
          </table:table-cell>
          <table:table-cell table:formula="of:=(2*[.N5]*[.O5])/([.N5]+[.O5])" office:value-type="float" office:value="0.038308363062669" calcext:value-type="float">
            <text:p>0.0383083631</text:p>
          </table:table-cell>
          <table:table-cell/>
          <table:table-cell office:value-type="float" office:value="0.11923611" calcext:value-type="float">
            <text:p>0.11923611</text:p>
          </table:table-cell>
          <table:table-cell office:value-type="float" office:value="0.90265874" calcext:value-type="float">
            <text:p>0.90265874</text:p>
          </table:table-cell>
          <table:table-cell office:value-type="float" office:value="14429" calcext:value-type="float">
            <text:p>14429</text:p>
          </table:table-cell>
          <table:table-cell office:value-type="float" office:value="1556" calcext:value-type="float">
            <text:p>1556</text:p>
          </table:table-cell>
          <table:table-cell office:value-type="float" office:value="106583" calcext:value-type="float">
            <text:p>106583</text:p>
          </table:table-cell>
          <table:table-cell office:value-type="float" office:value="1560025" calcext:value-type="float">
            <text:p>1560025</text:p>
          </table:table-cell>
          <table:table-cell table:formula="of:=(2*[.V5]*[.W5])/([.V5]+[.W5])" office:value-type="float" office:value="0.210646950251489" calcext:value-type="float">
            <text:p>0.210646950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maMater</text:p>
          </table:table-cell>
          <table:table-cell office:value-type="float" office:value="0.04094162" calcext:value-type="float">
            <text:p>0.04094162</text:p>
          </table:table-cell>
          <table:table-cell office:value-type="float" office:value="0.97767814" calcext:value-type="float">
            <text:p>0.97767814</text:p>
          </table:table-cell>
          <table:table-cell table:formula="of:=(2*[.B6]*[.C6])/([.B6]+[.C6])" office:value-type="float" office:value="0.0785920879645743" calcext:value-type="float">
            <text:p>0.078592088</text:p>
          </table:table-cell>
          <table:table-cell/>
          <table:table-cell office:value-type="float" office:value="0.05118105" calcext:value-type="float">
            <text:p>0.05118105</text:p>
          </table:table-cell>
          <table:table-cell office:value-type="float" office:value="0.91314943" calcext:value-type="float">
            <text:p>0.91314943</text:p>
          </table:table-cell>
          <table:table-cell office:value-type="float" office:value="37472" calcext:value-type="float">
            <text:p>37472</text:p>
          </table:table-cell>
          <table:table-cell office:value-type="float" office:value="3564" calcext:value-type="float">
            <text:p>3564</text:p>
          </table:table-cell>
          <table:table-cell office:value-type="float" office:value="694674" calcext:value-type="float">
            <text:p>694674</text:p>
          </table:table-cell>
          <table:table-cell office:value-type="float" office:value="1225704" calcext:value-type="float">
            <text:p>1225704</text:p>
          </table:table-cell>
          <table:table-cell table:formula="of:=(2*[.F6]*[.G6])/([.F6]+[.G6])" office:value-type="float" office:value="0.0969293154236948" calcext:value-type="float">
            <text:p>0.0969293154</text:p>
          </table:table-cell>
          <table:table-cell table:formula="of:=[.H6]+[.I6]" office:value-type="float" office:value="41036" calcext:value-type="float">
            <text:p>41036</text:p>
          </table:table-cell>
          <table:table-cell office:value-type="float" office:value="0.06318184" calcext:value-type="float">
            <text:p>0.06318184</text:p>
          </table:table-cell>
          <table:table-cell office:value-type="float" office:value="0.68617799" calcext:value-type="float">
            <text:p>0.68617799</text:p>
          </table:table-cell>
          <table:table-cell office:value-type="float" office:value="28158" calcext:value-type="float">
            <text:p>28158</text:p>
          </table:table-cell>
          <table:table-cell office:value-type="float" office:value="12878" calcext:value-type="float">
            <text:p>12878</text:p>
          </table:table-cell>
          <table:table-cell office:value-type="float" office:value="417508" calcext:value-type="float">
            <text:p>417508</text:p>
          </table:table-cell>
          <table:table-cell office:value-type="float" office:value="1502870" calcext:value-type="float">
            <text:p>1502870</text:p>
          </table:table-cell>
          <table:table-cell table:formula="of:=(2*[.N6]*[.O6])/([.N6]+[.O6])" office:value-type="float" office:value="0.115709399516923" calcext:value-type="float">
            <text:p>0.1157093995</text:p>
          </table:table-cell>
          <table:table-cell/>
          <table:table-cell office:value-type="float" office:value="0.06120417" calcext:value-type="float">
            <text:p>0.06120417</text:p>
          </table:table-cell>
          <table:table-cell office:value-type="float" office:value="0.8025314" calcext:value-type="float">
            <text:p>0.8025314</text:p>
          </table:table-cell>
          <table:table-cell office:value-type="float" office:value="24348" calcext:value-type="float">
            <text:p>24348</text:p>
          </table:table-cell>
          <table:table-cell office:value-type="float" office:value="5991" calcext:value-type="float">
            <text:p>5991</text:p>
          </table:table-cell>
          <table:table-cell office:value-type="float" office:value="373468" calcext:value-type="float">
            <text:p>373468</text:p>
          </table:table-cell>
          <table:table-cell office:value-type="float" office:value="1278786" calcext:value-type="float">
            <text:p>1278786</text:p>
          </table:table-cell>
          <table:table-cell table:formula="of:=(2*[.V6]*[.W6])/([.V6]+[.W6])" office:value-type="float" office:value="0.113734503804071" calcext:value-type="float">
            <text:p>0.11373450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them</text:p>
          </table:table-cell>
          <table:table-cell office:value-type="float" office:value="0.02052632" calcext:value-type="float">
            <text:p>0.02052632</text:p>
          </table:table-cell>
          <table:table-cell office:value-type="float" office:value="0.0740038" calcext:value-type="float">
            <text:p>0.0740038</text:p>
          </table:table-cell>
          <table:table-cell table:formula="of:=(2*[.B7]*[.C7])/([.B7]+[.C7])" office:value-type="float" office:value="0.0321384481478707" calcext:value-type="float">
            <text:p>0.0321384481</text:p>
          </table:table-cell>
          <table:table-cell/>
          <table:table-cell office:value-type="float" office:value="0.02425876" calcext:value-type="float">
            <text:p>0.02425876</text:p>
          </table:table-cell>
          <table:table-cell office:value-type="float" office:value="0.0170778" calcext:value-type="float">
            <text:p>0.0170778</text:p>
          </table:table-cell>
          <table:table-cell office:value-type="float" office:value="9" calcext:value-type="float">
            <text:p>9</text:p>
          </table:table-cell>
          <table:table-cell office:value-type="float" office:value="518" calcext:value-type="float">
            <text:p>518</text:p>
          </table:table-cell>
          <table:table-cell office:value-type="float" office:value="362" calcext:value-type="float">
            <text:p>362</text:p>
          </table:table-cell>
          <table:table-cell office:value-type="float" office:value="1960525" calcext:value-type="float">
            <text:p>1960525</text:p>
          </table:table-cell>
          <table:table-cell table:formula="of:=(2*[.F7]*[.G7])/([.F7]+[.G7])" office:value-type="float" office:value="0.020044544177261" calcext:value-type="float">
            <text:p>0.0200445442</text:p>
          </table:table-cell>
          <table:table-cell table:formula="of:=[.H7]+[.I7]" office:value-type="float" office:value="527" calcext:value-type="float">
            <text:p>527</text:p>
          </table:table-cell>
          <table:table-cell office:value-type="float" office:value="0.01408451" calcext:value-type="float">
            <text:p>0.01408451</text:p>
          </table:table-cell>
          <table:table-cell office:value-type="float" office:value="0.00189753" calcext:value-type="float">
            <text:p>0.00189753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70" calcext:value-type="float">
            <text:p>70</text:p>
          </table:table-cell>
          <table:table-cell office:value-type="float" office:value="1960817" calcext:value-type="float">
            <text:p>1960817</text:p>
          </table:table-cell>
          <table:table-cell table:formula="of:=(2*[.N7]*[.O7])/([.N7]+[.O7])" office:value-type="float" office:value="0.00334447670764183" calcext:value-type="float">
            <text:p>0.0033444767</text:p>
          </table:table-cell>
          <table:table-cell/>
          <table:table-cell office:value-type="float" office:value="0.01091902" calcext:value-type="float">
            <text:p>0.01091902</text:p>
          </table:table-cell>
          <table:table-cell office:value-type="float" office:value="0.06349206" calcext:value-type="float">
            <text:p>0.06349206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office:value-type="float" office:value="1087" calcext:value-type="float">
            <text:p>1087</text:p>
          </table:table-cell>
          <table:table-cell office:value-type="float" office:value="1681317" calcext:value-type="float">
            <text:p>1681317</text:p>
          </table:table-cell>
          <table:table-cell table:formula="of:=(2*[.V7]*[.W7])/([.V7]+[.W7])" office:value-type="float" office:value="0.0186335441706047" calcext:value-type="float">
            <text:p>0.01863354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ointer</text:p>
          </table:table-cell>
          <table:table-cell office:value-type="float" office:value="0.01017939" calcext:value-type="float">
            <text:p>0.01017939</text:p>
          </table:table-cell>
          <table:table-cell office:value-type="float" office:value="0.71725572" calcext:value-type="float">
            <text:p>0.71725572</text:p>
          </table:table-cell>
          <table:table-cell table:formula="of:=(2*[.B8]*[.C8])/([.B8]+[.C8])" office:value-type="float" office:value="0.0200738886623462" calcext:value-type="float">
            <text:p>0.0200738887</text:p>
          </table:table-cell>
          <table:table-cell/>
          <table:table-cell office:value-type="float" office:value="0.01117144" calcext:value-type="float">
            <text:p>0.01117144</text:p>
          </table:table-cell>
          <table:table-cell office:value-type="float" office:value="0.42065142" calcext:value-type="float">
            <text:p>0.42065142</text:p>
          </table:table-cell>
          <table:table-cell office:value-type="float" office:value="607" calcext:value-type="float">
            <text:p>607</text:p>
          </table:table-cell>
          <table:table-cell office:value-type="float" office:value="836" calcext:value-type="float">
            <text:p>836</text:p>
          </table:table-cell>
          <table:table-cell office:value-type="float" office:value="53728" calcext:value-type="float">
            <text:p>53728</text:p>
          </table:table-cell>
          <table:table-cell office:value-type="float" office:value="1906243" calcext:value-type="float">
            <text:p>1906243</text:p>
          </table:table-cell>
          <table:table-cell table:formula="of:=(2*[.F8]*[.G8])/([.F8]+[.G8])" office:value-type="float" office:value="0.021764860245911" calcext:value-type="float">
            <text:p>0.0217648602</text:p>
          </table:table-cell>
          <table:table-cell table:formula="of:=[.H8]+[.I8]" office:value-type="float" office:value="1443" calcext:value-type="float">
            <text:p>1443</text:p>
          </table:table-cell>
          <table:table-cell office:value-type="float" office:value="0.01413572" calcext:value-type="float">
            <text:p>0.01413572</text:p>
          </table:table-cell>
          <table:table-cell office:value-type="float" office:value="0.23977824" calcext:value-type="float">
            <text:p>0.23977824</text:p>
          </table:table-cell>
          <table:table-cell office:value-type="float" office:value="346" calcext:value-type="float">
            <text:p>346</text:p>
          </table:table-cell>
          <table:table-cell office:value-type="float" office:value="1097" calcext:value-type="float">
            <text:p>1097</text:p>
          </table:table-cell>
          <table:table-cell office:value-type="float" office:value="24131" calcext:value-type="float">
            <text:p>24131</text:p>
          </table:table-cell>
          <table:table-cell office:value-type="float" office:value="1935840" calcext:value-type="float">
            <text:p>1935840</text:p>
          </table:table-cell>
          <table:table-cell table:formula="of:=(2*[.N8]*[.O8])/([.N8]+[.O8])" office:value-type="float" office:value="0.0266975322092003" calcext:value-type="float">
            <text:p>0.0266975322</text:p>
          </table:table-cell>
          <table:table-cell/>
          <table:table-cell office:value-type="float" office:value="0.41666667" calcext:value-type="float">
            <text:p>0.41666667</text:p>
          </table:table-cell>
          <table:table-cell office:value-type="float" office:value="0.00426985" calcext:value-type="float">
            <text:p>0.00426985</text:p>
          </table:table-cell>
          <table:table-cell office:value-type="float" office:value="5" calcext:value-type="float">
            <text:p>5</text:p>
          </table:table-cell>
          <table:table-cell office:value-type="float" office:value="1166" calcext:value-type="float">
            <text:p>1166</text:p>
          </table:table-cell>
          <table:table-cell office:value-type="float" office:value="7" calcext:value-type="float">
            <text:p>7</text:p>
          </table:table-cell>
          <table:table-cell office:value-type="float" office:value="1681415" calcext:value-type="float">
            <text:p>1681415</text:p>
          </table:table-cell>
          <table:table-cell table:formula="of:=(2*[.V8]*[.W8])/([.V8]+[.W8])" office:value-type="float" office:value="0.00845307592175419" calcext:value-type="float">
            <text:p>0.00845307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rchitect</text:p>
          </table:table-cell>
          <table:table-cell office:value-type="float" office:value="0.04837779" calcext:value-type="float">
            <text:p>0.04837779</text:p>
          </table:table-cell>
          <table:table-cell office:value-type="float" office:value="0.75701519" calcext:value-type="float">
            <text:p>0.75701519</text:p>
          </table:table-cell>
          <table:table-cell table:formula="of:=(2*[.B9]*[.C9])/([.B9]+[.C9])" office:value-type="float" office:value="0.0909437325580615" calcext:value-type="float">
            <text:p>0.0909437326</text:p>
          </table:table-cell>
          <table:table-cell/>
          <table:table-cell office:value-type="float" office:value="0.06892495" calcext:value-type="float">
            <text:p>0.06892495</text:p>
          </table:table-cell>
          <table:table-cell office:value-type="float" office:value="0.45022341" calcext:value-type="float">
            <text:p>0.45022341</text:p>
          </table:table-cell>
          <table:table-cell office:value-type="float" office:value="5038" calcext:value-type="float">
            <text:p>5038</text:p>
          </table:table-cell>
          <table:table-cell office:value-type="float" office:value="6152" calcext:value-type="float">
            <text:p>6152</text:p>
          </table:table-cell>
          <table:table-cell office:value-type="float" office:value="68056" calcext:value-type="float">
            <text:p>68056</text:p>
          </table:table-cell>
          <table:table-cell office:value-type="float" office:value="1882168" calcext:value-type="float">
            <text:p>1882168</text:p>
          </table:table-cell>
          <table:table-cell table:formula="of:=(2*[.F9]*[.G9])/([.F9]+[.G9])" office:value-type="float" office:value="0.119548200144866" calcext:value-type="float">
            <text:p>0.1195482001</text:p>
          </table:table-cell>
          <table:table-cell table:formula="of:=[.H9]+[.I9]" office:value-type="float" office:value="11190" calcext:value-type="float">
            <text:p>11190</text:p>
          </table:table-cell>
          <table:table-cell office:value-type="float" office:value="0.08156917" calcext:value-type="float">
            <text:p>0.08156917</text:p>
          </table:table-cell>
          <table:table-cell office:value-type="float" office:value="0.26478999" calcext:value-type="float">
            <text:p>0.26478999</text:p>
          </table:table-cell>
          <table:table-cell office:value-type="float" office:value="2963" calcext:value-type="float">
            <text:p>2963</text:p>
          </table:table-cell>
          <table:table-cell office:value-type="float" office:value="8227" calcext:value-type="float">
            <text:p>8227</text:p>
          </table:table-cell>
          <table:table-cell office:value-type="float" office:value="33362" calcext:value-type="float">
            <text:p>33362</text:p>
          </table:table-cell>
          <table:table-cell office:value-type="float" office:value="1916862" calcext:value-type="float">
            <text:p>1916862</text:p>
          </table:table-cell>
          <table:table-cell table:formula="of:=(2*[.N9]*[.O9])/([.N9]+[.O9])" office:value-type="float" office:value="0.124718513052222" calcext:value-type="float">
            <text:p>0.1247185131</text:p>
          </table:table-cell>
          <table:table-cell/>
          <table:table-cell office:value-type="float" office:value="0.0897488" calcext:value-type="float">
            <text:p>0.0897488</text:p>
          </table:table-cell>
          <table:table-cell office:value-type="float" office:value="0.16071058" calcext:value-type="float">
            <text:p>0.16071058</text:p>
          </table:table-cell>
          <table:table-cell office:value-type="float" office:value="1547" calcext:value-type="float">
            <text:p>1547</text:p>
          </table:table-cell>
          <table:table-cell office:value-type="float" office:value="8079" calcext:value-type="float">
            <text:p>8079</text:p>
          </table:table-cell>
          <table:table-cell office:value-type="float" office:value="15690" calcext:value-type="float">
            <text:p>15690</text:p>
          </table:table-cell>
          <table:table-cell office:value-type="float" office:value="1657277" calcext:value-type="float">
            <text:p>1657277</text:p>
          </table:table-cell>
          <table:table-cell table:formula="of:=(2*[.V9]*[.W9])/([.V9]+[.W9])" office:value-type="float" office:value="0.115177013552489" calcext:value-type="float">
            <text:p>0.11517701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rtist</text:p>
          </table:table-cell>
          <table:table-cell office:value-type="float" office:value="0.23481853" calcext:value-type="float">
            <text:p>0.23481853</text:p>
          </table:table-cell>
          <table:table-cell office:value-type="float" office:value="0.9668199" calcext:value-type="float">
            <text:p>0.9668199</text:p>
          </table:table-cell>
          <table:table-cell table:formula="of:=(2*[.B10]*[.C10])/([.B10]+[.C10])" office:value-type="float" office:value="0.377862794705637" calcext:value-type="float">
            <text:p>0.3778627947</text:p>
          </table:table-cell>
          <table:table-cell/>
          <table:table-cell office:value-type="float" office:value="0.32360785" calcext:value-type="float">
            <text:p>0.32360785</text:p>
          </table:table-cell>
          <table:table-cell office:value-type="float" office:value="0.82030827" calcext:value-type="float">
            <text:p>0.82030827</text:p>
          </table:table-cell>
          <table:table-cell office:value-type="float" office:value="91005" calcext:value-type="float">
            <text:p>91005</text:p>
          </table:table-cell>
          <table:table-cell office:value-type="float" office:value="19935" calcext:value-type="float">
            <text:p>19935</text:p>
          </table:table-cell>
          <table:table-cell office:value-type="float" office:value="190215" calcext:value-type="float">
            <text:p>190215</text:p>
          </table:table-cell>
          <table:table-cell office:value-type="float" office:value="1660259" calcext:value-type="float">
            <text:p>1660259</text:p>
          </table:table-cell>
          <table:table-cell table:formula="of:=(2*[.F10]*[.G10])/([.F10]+[.G10])" office:value-type="float" office:value="0.464121784719529" calcext:value-type="float">
            <text:p>0.4641217847</text:p>
          </table:table-cell>
          <table:table-cell table:formula="of:=[.H10]+[.I10]" office:value-type="float" office:value="110940" calcext:value-type="float">
            <text:p>110940</text:p>
          </table:table-cell>
          <table:table-cell office:value-type="float" office:value="0.38479096" calcext:value-type="float">
            <text:p>0.38479096</text:p>
          </table:table-cell>
          <table:table-cell office:value-type="float" office:value="0.68534343" calcext:value-type="float">
            <text:p>0.68534343</text:p>
          </table:table-cell>
          <table:table-cell office:value-type="float" office:value="76032" calcext:value-type="float">
            <text:p>76032</text:p>
          </table:table-cell>
          <table:table-cell office:value-type="float" office:value="34908" calcext:value-type="float">
            <text:p>34908</text:p>
          </table:table-cell>
          <table:table-cell office:value-type="float" office:value="121561" calcext:value-type="float">
            <text:p>121561</text:p>
          </table:table-cell>
          <table:table-cell office:value-type="float" office:value="1728913" calcext:value-type="float">
            <text:p>1728913</text:p>
          </table:table-cell>
          <table:table-cell table:formula="of:=(2*[.N10]*[.O10])/([.N10]+[.O10])" office:value-type="float" office:value="0.492861380446605" calcext:value-type="float">
            <text:p>0.4928613804</text:p>
          </table:table-cell>
          <table:table-cell/>
          <table:table-cell office:value-type="float" office:value="0.22534945" calcext:value-type="float">
            <text:p>0.22534945</text:p>
          </table:table-cell>
          <table:table-cell office:value-type="float" office:value="0.31348121" calcext:value-type="float">
            <text:p>0.31348121</text:p>
          </table:table-cell>
          <table:table-cell office:value-type="float" office:value="31050" calcext:value-type="float">
            <text:p>31050</text:p>
          </table:table-cell>
          <table:table-cell office:value-type="float" office:value="67999" calcext:value-type="float">
            <text:p>67999</text:p>
          </table:table-cell>
          <table:table-cell office:value-type="float" office:value="106736" calcext:value-type="float">
            <text:p>106736</text:p>
          </table:table-cell>
          <table:table-cell office:value-type="float" office:value="1476808" calcext:value-type="float">
            <text:p>1476808</text:p>
          </table:table-cell>
          <table:table-cell table:formula="of:=(2*[.V10]*[.W10])/([.V10]+[.W10])" office:value-type="float" office:value="0.262207864188109" calcext:value-type="float">
            <text:p>0.26220786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ssembly</text:p>
          </table:table-cell>
          <table:table-cell office:value-type="float" office:value="0.00758672" calcext:value-type="float">
            <text:p>0.00758672</text:p>
          </table:table-cell>
          <table:table-cell office:value-type="float" office:value="0.76672104" calcext:value-type="float">
            <text:p>0.76672104</text:p>
          </table:table-cell>
          <table:table-cell table:formula="of:=(2*[.B11]*[.C11])/([.B11]+[.C11])" office:value-type="float" office:value="0.0150247696047597" calcext:value-type="float">
            <text:p>0.0150247696</text:p>
          </table:table-cell>
          <table:table-cell/>
          <table:table-cell office:value-type="float" office:value="0.01602953" calcext:value-type="float">
            <text:p>0.01602953</text:p>
          </table:table-cell>
          <table:table-cell office:value-type="float" office:value="0.54540511" calcext:value-type="float">
            <text:p>0.54540511</text:p>
          </table:table-cell>
          <table:table-cell office:value-type="float" office:value="1003" calcext:value-type="float">
            <text:p>1003</text:p>
          </table:table-cell>
          <table:table-cell office:value-type="float" office:value="836" calcext:value-type="float">
            <text:p>836</text:p>
          </table:table-cell>
          <table:table-cell office:value-type="float" office:value="61569" calcext:value-type="float">
            <text:p>61569</text:p>
          </table:table-cell>
          <table:table-cell office:value-type="float" office:value="1898006" calcext:value-type="float">
            <text:p>1898006</text:p>
          </table:table-cell>
          <table:table-cell table:formula="of:=(2*[.F11]*[.G11])/([.F11]+[.G11])" office:value-type="float" office:value="0.0311437412301396" calcext:value-type="float">
            <text:p>0.0311437412</text:p>
          </table:table-cell>
          <table:table-cell table:formula="of:=[.H11]+[.I11]" office:value-type="float" office:value="1839" calcext:value-type="float">
            <text:p>1839</text:p>
          </table:table-cell>
          <table:table-cell office:value-type="float" office:value="0.01880976" calcext:value-type="float">
            <text:p>0.01880976</text:p>
          </table:table-cell>
          <table:table-cell office:value-type="float" office:value="0.32517673" calcext:value-type="float">
            <text:p>0.32517673</text:p>
          </table:table-cell>
          <table:table-cell office:value-type="float" office:value="598" calcext:value-type="float">
            <text:p>598</text:p>
          </table:table-cell>
          <table:table-cell office:value-type="float" office:value="1241" calcext:value-type="float">
            <text:p>1241</text:p>
          </table:table-cell>
          <table:table-cell office:value-type="float" office:value="31194" calcext:value-type="float">
            <text:p>31194</text:p>
          </table:table-cell>
          <table:table-cell office:value-type="float" office:value="1928381" calcext:value-type="float">
            <text:p>1928381</text:p>
          </table:table-cell>
          <table:table-cell table:formula="of:=(2*[.N11]*[.O11])/([.N11]+[.O11])" office:value-type="float" office:value="0.0355624213548898" calcext:value-type="float">
            <text:p>0.0355624214</text:p>
          </table:table-cell>
          <table:table-cell/>
          <table:table-cell office:value-type="float" office:value="0.01759647" calcext:value-type="float">
            <text:p>0.01759647</text:p>
          </table:table-cell>
          <table:table-cell office:value-type="float" office:value="0.36571952" calcext:value-type="float">
            <text:p>0.36571952</text:p>
          </table:table-cell>
          <table:table-cell office:value-type="float" office:value="399" calcext:value-type="float">
            <text:p>399</text:p>
          </table:table-cell>
          <table:table-cell office:value-type="float" office:value="692" calcext:value-type="float">
            <text:p>692</text:p>
          </table:table-cell>
          <table:table-cell office:value-type="float" office:value="22276" calcext:value-type="float">
            <text:p>22276</text:p>
          </table:table-cell>
          <table:table-cell office:value-type="float" office:value="1659226" calcext:value-type="float">
            <text:p>1659226</text:p>
          </table:table-cell>
          <table:table-cell table:formula="of:=(2*[.V11]*[.W11])/([.V11]+[.W11])" office:value-type="float" office:value="0.0335773760029912" calcext:value-type="float">
            <text:p>0.0335773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ssociate</text:p>
          </table:table-cell>
          <table:table-cell office:value-type="float" office:value="0.03292181" calcext:value-type="float">
            <text:p>0.03292181</text:p>
          </table:table-cell>
          <table:table-cell office:value-type="float" office:value="0.01320132" calcext:value-type="float">
            <text:p>0.01320132</text:p>
          </table:table-cell>
          <table:table-cell table:formula="of:=(2*[.B12]*[.C12])/([.B12]+[.C12])" office:value-type="float" office:value="0.0188457005753599" calcext:value-type="float">
            <text:p>0.0188457006</text:p>
          </table:table-cell>
          <table:table-cell/>
          <table:table-cell office:value-type="float" office:value="0.07272727" calcext:value-type="float">
            <text:p>0.07272727</text:p>
          </table:table-cell>
          <table:table-cell office:value-type="float" office:value="0.01320132" calcext:value-type="float">
            <text:p>0.01320132</text:p>
          </table:table-cell>
          <table:table-cell office:value-type="float" office:value="8" calcext:value-type="float">
            <text:p>8</text:p>
          </table:table-cell>
          <table:table-cell office:value-type="float" office:value="598" calcext:value-type="float">
            <text:p>598</text:p>
          </table:table-cell>
          <table:table-cell office:value-type="float" office:value="102" calcext:value-type="float">
            <text:p>102</text:p>
          </table:table-cell>
          <table:table-cell office:value-type="float" office:value="1960706" calcext:value-type="float">
            <text:p>1960706</text:p>
          </table:table-cell>
          <table:table-cell table:formula="of:=(2*[.F12]*[.G12])/([.F12]+[.G12])" office:value-type="float" office:value="0.0223463683972098" calcext:value-type="float">
            <text:p>0.0223463684</text:p>
          </table:table-cell>
          <table:table-cell table:formula="of:=[.H12]+[.I12]" office:value-type="float" office:value="606" calcext:value-type="float">
            <text:p>606</text:p>
          </table:table-cell>
          <table:table-cell office:value-type="float" office:value="0.27777778" calcext:value-type="float">
            <text:p>0.27777778</text:p>
          </table:table-cell>
          <table:table-cell office:value-type="float" office:value="0.00825083" calcext:value-type="float">
            <text:p>0.00825083</text:p>
          </table:table-cell>
          <table:table-cell office:value-type="float" office:value="5" calcext:value-type="float">
            <text:p>5</text:p>
          </table:table-cell>
          <table:table-cell office:value-type="float" office:value="601" calcext:value-type="float">
            <text:p>601</text:p>
          </table:table-cell>
          <table:table-cell office:value-type="float" office:value="13" calcext:value-type="float">
            <text:p>13</text:p>
          </table:table-cell>
          <table:table-cell office:value-type="float" office:value="1960795" calcext:value-type="float">
            <text:p>1960795</text:p>
          </table:table-cell>
          <table:table-cell table:formula="of:=(2*[.N12]*[.O12])/([.N12]+[.O12])" office:value-type="float" office:value="0.0160256503051034" calcext:value-type="float">
            <text:p>0.0160256503</text:p>
          </table:table-cell>
          <table:table-cell/>
          <table:table-cell office:value-type="float" office:value="0.04347826" calcext:value-type="float">
            <text:p>0.04347826</text:p>
          </table:table-cell>
          <table:table-cell office:value-type="float" office:value="0.01680672" calcext:value-type="float">
            <text:p>0.01680672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float" office:value="132" calcext:value-type="float">
            <text:p>132</text:p>
          </table:table-cell>
          <table:table-cell office:value-type="float" office:value="1682104" calcext:value-type="float">
            <text:p>1682104</text:p>
          </table:table-cell>
          <table:table-cell table:formula="of:=(2*[.V12]*[.W12])/([.V12]+[.W12])" office:value-type="float" office:value="0.0242424213098254" calcext:value-type="float">
            <text:p>0.024242421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sociatedBand</text:p>
          </table:table-cell>
          <table:table-cell office:value-type="float" office:value="0.02103879" calcext:value-type="float">
            <text:p>0.02103879</text:p>
          </table:table-cell>
          <table:table-cell office:value-type="float" office:value="0.99816701" calcext:value-type="float">
            <text:p>0.99816701</text:p>
          </table:table-cell>
          <table:table-cell table:formula="of:=(2*[.B13]*[.C13])/([.B13]+[.C13])" office:value-type="float" office:value="0.0412090003968147" calcext:value-type="float">
            <text:p>0.0412090004</text:p>
          </table:table-cell>
          <table:table-cell/>
          <table:table-cell office:value-type="float" office:value="0.02534975" calcext:value-type="float">
            <text:p>0.02534975</text:p>
          </table:table-cell>
          <table:table-cell office:value-type="float" office:value="0.97532247" calcext:value-type="float">
            <text:p>0.97532247</text:p>
          </table:table-cell>
          <table:table-cell office:value-type="float" office:value="28733" calcext:value-type="float">
            <text:p>28733</text:p>
          </table:table-cell>
          <table:table-cell office:value-type="float" office:value="727" calcext:value-type="float">
            <text:p>727</text:p>
          </table:table-cell>
          <table:table-cell office:value-type="float" office:value="1104730" calcext:value-type="float">
            <text:p>1104730</text:p>
          </table:table-cell>
          <table:table-cell office:value-type="float" office:value="827224" calcext:value-type="float">
            <text:p>827224</text:p>
          </table:table-cell>
          <table:table-cell table:formula="of:=(2*[.F13]*[.G13])/([.F13]+[.G13])" office:value-type="float" office:value="0.0494151437198536" calcext:value-type="float">
            <text:p>0.0494151437</text:p>
          </table:table-cell>
          <table:table-cell table:formula="of:=[.H13]+[.I13]" office:value-type="float" office:value="29460" calcext:value-type="float">
            <text:p>29460</text:p>
          </table:table-cell>
          <table:table-cell office:value-type="float" office:value="0.03088376" calcext:value-type="float">
            <text:p>0.03088376</text:p>
          </table:table-cell>
          <table:table-cell office:value-type="float" office:value="0.86266124" calcext:value-type="float">
            <text:p>0.86266124</text:p>
          </table:table-cell>
          <table:table-cell office:value-type="float" office:value="25414" calcext:value-type="float">
            <text:p>25414</text:p>
          </table:table-cell>
          <table:table-cell office:value-type="float" office:value="4046" calcext:value-type="float">
            <text:p>4046</text:p>
          </table:table-cell>
          <table:table-cell office:value-type="float" office:value="797478" calcext:value-type="float">
            <text:p>797478</text:p>
          </table:table-cell>
          <table:table-cell office:value-type="float" office:value="1134476" calcext:value-type="float">
            <text:p>1134476</text:p>
          </table:table-cell>
          <table:table-cell table:formula="of:=(2*[.N13]*[.O13])/([.N13]+[.O13])" office:value-type="float" office:value="0.0596326378581099" calcext:value-type="float">
            <text:p>0.05963263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1364" calcext:value-type="float">
            <text:p>21364</text:p>
          </table:table-cell>
          <table:table-cell office:value-type="float" office:value="0" calcext:value-type="float">
            <text:p>0</text:p>
          </table:table-cell>
          <table:table-cell office:value-type="float" office:value="1661229" calcext:value-type="float">
            <text:p>1661229</text:p>
          </table:table-cell>
          <table:table-cell table:formula="of:=(2*[.V13]*[.W13])/([.V13]+[.W13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sociatedMusicalArtist</text:p>
          </table:table-cell>
          <table:table-cell office:value-type="float" office:value="0.02103879" calcext:value-type="float">
            <text:p>0.02103879</text:p>
          </table:table-cell>
          <table:table-cell office:value-type="float" office:value="0.99816701" calcext:value-type="float">
            <text:p>0.99816701</text:p>
          </table:table-cell>
          <table:table-cell table:formula="of:=(2*[.B14]*[.C14])/([.B14]+[.C14])" office:value-type="float" office:value="0.0412090003968147" calcext:value-type="float">
            <text:p>0.0412090004</text:p>
          </table:table-cell>
          <table:table-cell/>
          <table:table-cell office:value-type="float" office:value="0.02534975" calcext:value-type="float">
            <text:p>0.02534975</text:p>
          </table:table-cell>
          <table:table-cell office:value-type="float" office:value="0.97532247" calcext:value-type="float">
            <text:p>0.97532247</text:p>
          </table:table-cell>
          <table:table-cell office:value-type="float" office:value="28733" calcext:value-type="float">
            <text:p>28733</text:p>
          </table:table-cell>
          <table:table-cell office:value-type="float" office:value="727" calcext:value-type="float">
            <text:p>727</text:p>
          </table:table-cell>
          <table:table-cell office:value-type="float" office:value="1104730" calcext:value-type="float">
            <text:p>1104730</text:p>
          </table:table-cell>
          <table:table-cell office:value-type="float" office:value="827224" calcext:value-type="float">
            <text:p>827224</text:p>
          </table:table-cell>
          <table:table-cell table:formula="of:=(2*[.F14]*[.G14])/([.F14]+[.G14])" office:value-type="float" office:value="0.0494151437198536" calcext:value-type="float">
            <text:p>0.0494151437</text:p>
          </table:table-cell>
          <table:table-cell table:formula="of:=[.H14]+[.I14]" office:value-type="float" office:value="29460" calcext:value-type="float">
            <text:p>29460</text:p>
          </table:table-cell>
          <table:table-cell office:value-type="float" office:value="0.03088376" calcext:value-type="float">
            <text:p>0.03088376</text:p>
          </table:table-cell>
          <table:table-cell office:value-type="float" office:value="0.86266124" calcext:value-type="float">
            <text:p>0.86266124</text:p>
          </table:table-cell>
          <table:table-cell office:value-type="float" office:value="25414" calcext:value-type="float">
            <text:p>25414</text:p>
          </table:table-cell>
          <table:table-cell office:value-type="float" office:value="4046" calcext:value-type="float">
            <text:p>4046</text:p>
          </table:table-cell>
          <table:table-cell office:value-type="float" office:value="797478" calcext:value-type="float">
            <text:p>797478</text:p>
          </table:table-cell>
          <table:table-cell office:value-type="float" office:value="1134476" calcext:value-type="float">
            <text:p>1134476</text:p>
          </table:table-cell>
          <table:table-cell table:formula="of:=(2*[.N14]*[.O14])/([.N14]+[.O14])" office:value-type="float" office:value="0.0596326378581099" calcext:value-type="float">
            <text:p>0.0596326379</text:p>
          </table:table-cell>
          <table:table-cell/>
          <table:table-cell office:value-type="float" office:value="0.02562188" calcext:value-type="float">
            <text:p>0.02562188</text:p>
          </table:table-cell>
          <table:table-cell office:value-type="float" office:value="0.98642576" calcext:value-type="float">
            <text:p>0.98642576</text:p>
          </table:table-cell>
          <table:table-cell office:value-type="float" office:value="21074" calcext:value-type="float">
            <text:p>21074</text:p>
          </table:table-cell>
          <table:table-cell office:value-type="float" office:value="290" calcext:value-type="float">
            <text:p>290</text:p>
          </table:table-cell>
          <table:table-cell office:value-type="float" office:value="801426" calcext:value-type="float">
            <text:p>801426</text:p>
          </table:table-cell>
          <table:table-cell office:value-type="float" office:value="859803" calcext:value-type="float">
            <text:p>859803</text:p>
          </table:table-cell>
          <table:table-cell table:formula="of:=(2*[.V14]*[.W14])/([.V14]+[.W14])" office:value-type="float" office:value="0.0499464283156251" calcext:value-type="float">
            <text:p>0.049946428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uthor</text:p>
          </table:table-cell>
          <table:table-cell office:value-type="float" office:value="0.1309938" calcext:value-type="float">
            <text:p>0.1309938</text:p>
          </table:table-cell>
          <table:table-cell office:value-type="float" office:value="0.61689019" calcext:value-type="float">
            <text:p>0.61689019</text:p>
          </table:table-cell>
          <table:table-cell table:formula="of:=(2*[.B15]*[.C15])/([.B15]+[.C15])" office:value-type="float" office:value="0.21609979957138" calcext:value-type="float">
            <text:p>0.2160997996</text:p>
          </table:table-cell>
          <table:table-cell/>
          <table:table-cell office:value-type="float" office:value="0.14070048" calcext:value-type="float">
            <text:p>0.14070048</text:p>
          </table:table-cell>
          <table:table-cell office:value-type="float" office:value="0.45789404" calcext:value-type="float">
            <text:p>0.45789404</text:p>
          </table:table-cell>
          <table:table-cell office:value-type="float" office:value="17242" calcext:value-type="float">
            <text:p>17242</text:p>
          </table:table-cell>
          <table:table-cell office:value-type="float" office:value="20413" calcext:value-type="float">
            <text:p>20413</text:p>
          </table:table-cell>
          <table:table-cell office:value-type="float" office:value="105302" calcext:value-type="float">
            <text:p>105302</text:p>
          </table:table-cell>
          <table:table-cell office:value-type="float" office:value="1818457" calcext:value-type="float">
            <text:p>1818457</text:p>
          </table:table-cell>
          <table:table-cell table:formula="of:=(2*[.F15]*[.G15])/([.F15]+[.G15])" office:value-type="float" office:value="0.215257270371066" calcext:value-type="float">
            <text:p>0.2152572704</text:p>
          </table:table-cell>
          <table:table-cell table:formula="of:=[.H15]+[.I15]" office:value-type="float" office:value="37655" calcext:value-type="float">
            <text:p>37655</text:p>
          </table:table-cell>
          <table:table-cell office:value-type="float" office:value="0.12565742" calcext:value-type="float">
            <text:p>0.12565742</text:p>
          </table:table-cell>
          <table:table-cell office:value-type="float" office:value="0.27029611" calcext:value-type="float">
            <text:p>0.27029611</text:p>
          </table:table-cell>
          <table:table-cell office:value-type="float" office:value="10178" calcext:value-type="float">
            <text:p>10178</text:p>
          </table:table-cell>
          <table:table-cell office:value-type="float" office:value="27477" calcext:value-type="float">
            <text:p>27477</text:p>
          </table:table-cell>
          <table:table-cell office:value-type="float" office:value="70820" calcext:value-type="float">
            <text:p>70820</text:p>
          </table:table-cell>
          <table:table-cell office:value-type="float" office:value="1852939" calcext:value-type="float">
            <text:p>1852939</text:p>
          </table:table-cell>
          <table:table-cell table:formula="of:=(2*[.N15]*[.O15])/([.N15]+[.O15])" office:value-type="float" office:value="0.171559080777162" calcext:value-type="float">
            <text:p>0.1715590808</text:p>
          </table:table-cell>
          <table:table-cell/>
          <table:table-cell office:value-type="float" office:value="0.39275523" calcext:value-type="float">
            <text:p>0.39275523</text:p>
          </table:table-cell>
          <table:table-cell office:value-type="float" office:value="0.21654251" calcext:value-type="float">
            <text:p>0.21654251</text:p>
          </table:table-cell>
          <table:table-cell office:value-type="float" office:value="6744" calcext:value-type="float">
            <text:p>6744</text:p>
          </table:table-cell>
          <table:table-cell office:value-type="float" office:value="24400" calcext:value-type="float">
            <text:p>24400</text:p>
          </table:table-cell>
          <table:table-cell office:value-type="float" office:value="10427" calcext:value-type="float">
            <text:p>10427</text:p>
          </table:table-cell>
          <table:table-cell office:value-type="float" office:value="1641022" calcext:value-type="float">
            <text:p>1641022</text:p>
          </table:table-cell>
          <table:table-cell table:formula="of:=(2*[.V15]*[.W15])/([.V15]+[.W15])" office:value-type="float" office:value="0.279167959230662" calcext:value-type="float">
            <text:p>0.279167959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utomobilePlatform</text:p>
          </table:table-cell>
          <table:table-cell office:value-type="float" office:value="0.0032577" calcext:value-type="float">
            <text:p>0.0032577</text:p>
          </table:table-cell>
          <table:table-cell office:value-type="float" office:value="0.38785835" calcext:value-type="float">
            <text:p>0.38785835</text:p>
          </table:table-cell>
          <table:table-cell table:formula="of:=(2*[.B16]*[.C16])/([.B16]+[.C16])" office:value-type="float" office:value="0.00646113166051355" calcext:value-type="float">
            <text:p>0.0064611317</text:p>
          </table:table-cell>
          <table:table-cell/>
          <table:table-cell office:value-type="float" office:value="0.00180199" calcext:value-type="float">
            <text:p>0.00180199</text:p>
          </table:table-cell>
          <table:table-cell office:value-type="float" office:value="0.05733558" calcext:value-type="float">
            <text:p>0.05733558</text:p>
          </table:table-cell>
          <table:table-cell office:value-type="float" office:value="34" calcext:value-type="float">
            <text:p>34</text:p>
          </table:table-cell>
          <table:table-cell office:value-type="float" office:value="559" calcext:value-type="float">
            <text:p>559</text:p>
          </table:table-cell>
          <table:table-cell office:value-type="float" office:value="18834" calcext:value-type="float">
            <text:p>18834</text:p>
          </table:table-cell>
          <table:table-cell office:value-type="float" office:value="1941987" calcext:value-type="float">
            <text:p>1941987</text:p>
          </table:table-cell>
          <table:table-cell table:formula="of:=(2*[.F16]*[.G16])/([.F16]+[.G16])" office:value-type="float" office:value="0.00349416257056893" calcext:value-type="float">
            <text:p>0.0034941626</text:p>
          </table:table-cell>
          <table:table-cell table:formula="of:=[.H16]+[.I16]" office:value-type="float" office:value="593" calcext:value-type="float">
            <text:p>593</text:p>
          </table:table-cell>
          <table:table-cell office:value-type="float" office:value="0.00137285" calcext:value-type="float">
            <text:p>0.00137285</text:p>
          </table:table-cell>
          <table:table-cell office:value-type="float" office:value="0.02866779" calcext:value-type="float">
            <text:p>0.02866779</text:p>
          </table:table-cell>
          <table:table-cell office:value-type="float" office:value="17" calcext:value-type="float">
            <text:p>17</text:p>
          </table:table-cell>
          <table:table-cell office:value-type="float" office:value="576" calcext:value-type="float">
            <text:p>576</text:p>
          </table:table-cell>
          <table:table-cell office:value-type="float" office:value="12366" calcext:value-type="float">
            <text:p>12366</text:p>
          </table:table-cell>
          <table:table-cell office:value-type="float" office:value="1948455" calcext:value-type="float">
            <text:p>1948455</text:p>
          </table:table-cell>
          <table:table-cell table:formula="of:=(2*[.N16]*[.O16])/([.N16]+[.O16])" office:value-type="float" office:value="0.0026202221724637" calcext:value-type="float">
            <text:p>0.002620222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682266" calcext:value-type="float">
            <text:p>1682266</text:p>
          </table:table-cell>
          <table:table-cell table:formula="of:=(2*[.V16]*[.W16])/([.V16]+[.W16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ward</text:p>
          </table:table-cell>
          <table:table-cell office:value-type="float" office:value="0.03203994" calcext:value-type="float">
            <text:p>0.03203994</text:p>
          </table:table-cell>
          <table:table-cell office:value-type="float" office:value="0.91950156" calcext:value-type="float">
            <text:p>0.91950156</text:p>
          </table:table-cell>
          <table:table-cell table:formula="of:=(2*[.B17]*[.C17])/([.B17]+[.C17])" office:value-type="float" office:value="0.0619222068870489" calcext:value-type="float">
            <text:p>0.0619222069</text:p>
          </table:table-cell>
          <table:table-cell/>
          <table:table-cell office:value-type="float" office:value="0.03843313" calcext:value-type="float">
            <text:p>0.03843313</text:p>
          </table:table-cell>
          <table:table-cell office:value-type="float" office:value="0.77690433" calcext:value-type="float">
            <text:p>0.77690433</text:p>
          </table:table-cell>
          <table:table-cell office:value-type="float" office:value="22632" calcext:value-type="float">
            <text:p>22632</text:p>
          </table:table-cell>
          <table:table-cell office:value-type="float" office:value="6499" calcext:value-type="float">
            <text:p>6499</text:p>
          </table:table-cell>
          <table:table-cell office:value-type="float" office:value="566235" calcext:value-type="float">
            <text:p>566235</text:p>
          </table:table-cell>
          <table:table-cell office:value-type="float" office:value="1366048" calcext:value-type="float">
            <text:p>1366048</text:p>
          </table:table-cell>
          <table:table-cell table:formula="of:=(2*[.F17]*[.G17])/([.F17]+[.G17])" office:value-type="float" office:value="0.0732429615400055" calcext:value-type="float">
            <text:p>0.0732429615</text:p>
          </table:table-cell>
          <table:table-cell table:formula="of:=[.H17]+[.I17]" office:value-type="float" office:value="29131" calcext:value-type="float">
            <text:p>29131</text:p>
          </table:table-cell>
          <table:table-cell office:value-type="float" office:value="0.04007292" calcext:value-type="float">
            <text:p>0.04007292</text:p>
          </table:table-cell>
          <table:table-cell office:value-type="float" office:value="0.49576053" calcext:value-type="float">
            <text:p>0.49576053</text:p>
          </table:table-cell>
          <table:table-cell office:value-type="float" office:value="14442" calcext:value-type="float">
            <text:p>14442</text:p>
          </table:table-cell>
          <table:table-cell office:value-type="float" office:value="14689" calcext:value-type="float">
            <text:p>14689</text:p>
          </table:table-cell>
          <table:table-cell office:value-type="float" office:value="345951" calcext:value-type="float">
            <text:p>345951</text:p>
          </table:table-cell>
          <table:table-cell office:value-type="float" office:value="1586332" calcext:value-type="float">
            <text:p>1586332</text:p>
          </table:table-cell>
          <table:table-cell table:formula="of:=(2*[.N17]*[.O17])/([.N17]+[.O17])" office:value-type="float" office:value="0.0741520413025637" calcext:value-type="float">
            <text:p>0.0741520413</text:p>
          </table:table-cell>
          <table:table-cell/>
          <table:table-cell office:value-type="float" office:value="0.0236576" calcext:value-type="float">
            <text:p>0.0236576</text:p>
          </table:table-cell>
          <table:table-cell office:value-type="float" office:value="0.22905226" calcext:value-type="float">
            <text:p>0.22905226</text:p>
          </table:table-cell>
          <table:table-cell office:value-type="float" office:value="5172" calcext:value-type="float">
            <text:p>5172</text:p>
          </table:table-cell>
          <table:table-cell office:value-type="float" office:value="17408" calcext:value-type="float">
            <text:p>17408</text:p>
          </table:table-cell>
          <table:table-cell office:value-type="float" office:value="213447" calcext:value-type="float">
            <text:p>213447</text:p>
          </table:table-cell>
          <table:table-cell office:value-type="float" office:value="1446566" calcext:value-type="float">
            <text:p>1446566</text:p>
          </table:table-cell>
          <table:table-cell table:formula="of:=(2*[.V17]*[.W17])/([.V17]+[.W17])" office:value-type="float" office:value="0.0428857563862051" calcext:value-type="float">
            <text:p>0.042885756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ndMember</text:p>
          </table:table-cell>
          <table:table-cell office:value-type="float" office:value="0.02125237" calcext:value-type="float">
            <text:p>0.02125237</text:p>
          </table:table-cell>
          <table:table-cell office:value-type="float" office:value="0.62229039" calcext:value-type="float">
            <text:p>0.62229039</text:p>
          </table:table-cell>
          <table:table-cell table:formula="of:=(2*[.B18]*[.C18])/([.B18]+[.C18])" office:value-type="float" office:value="0.0411010625485843" calcext:value-type="float">
            <text:p>0.0411010625</text:p>
          </table:table-cell>
          <table:table-cell/>
          <table:table-cell office:value-type="float" office:value="0.03568776" calcext:value-type="float">
            <text:p>0.03568776</text:p>
          </table:table-cell>
          <table:table-cell office:value-type="float" office:value="0.43721881" calcext:value-type="float">
            <text:p>0.43721881</text:p>
          </table:table-cell>
          <table:table-cell office:value-type="float" office:value="4276" calcext:value-type="float">
            <text:p>4276</text:p>
          </table:table-cell>
          <table:table-cell office:value-type="float" office:value="5504" calcext:value-type="float">
            <text:p>5504</text:p>
          </table:table-cell>
          <table:table-cell office:value-type="float" office:value="115541" calcext:value-type="float">
            <text:p>115541</text:p>
          </table:table-cell>
          <table:table-cell office:value-type="float" office:value="1836093" calcext:value-type="float">
            <text:p>1836093</text:p>
          </table:table-cell>
          <table:table-cell table:formula="of:=(2*[.F18]*[.G18])/([.F18]+[.G18])" office:value-type="float" office:value="0.0659891866537849" calcext:value-type="float">
            <text:p>0.0659891867</text:p>
          </table:table-cell>
          <table:table-cell table:formula="of:=[.H18]+[.I18]" office:value-type="float" office:value="9780" calcext:value-type="float">
            <text:p>9780</text:p>
          </table:table-cell>
          <table:table-cell office:value-type="float" office:value="0.03685289" calcext:value-type="float">
            <text:p>0.03685289</text:p>
          </table:table-cell>
          <table:table-cell office:value-type="float" office:value="0.3107362" calcext:value-type="float">
            <text:p>0.3107362</text:p>
          </table:table-cell>
          <table:table-cell office:value-type="float" office:value="3039" calcext:value-type="float">
            <text:p>3039</text:p>
          </table:table-cell>
          <table:table-cell office:value-type="float" office:value="6741" calcext:value-type="float">
            <text:p>6741</text:p>
          </table:table-cell>
          <table:table-cell office:value-type="float" office:value="79424" calcext:value-type="float">
            <text:p>79424</text:p>
          </table:table-cell>
          <table:table-cell office:value-type="float" office:value="1872210" calcext:value-type="float">
            <text:p>1872210</text:p>
          </table:table-cell>
          <table:table-cell table:formula="of:=(2*[.N18]*[.O18])/([.N18]+[.O18])" office:value-type="float" office:value="0.0658911762599799" calcext:value-type="float">
            <text:p>0.0658911763</text:p>
          </table:table-cell>
          <table:table-cell/>
          <table:table-cell office:value-type="float" office:value="0.023012" calcext:value-type="float">
            <text:p>0.023012</text:p>
          </table:table-cell>
          <table:table-cell office:value-type="float" office:value="0.33113843" calcext:value-type="float">
            <text:p>0.33113843</text:p>
          </table:table-cell>
          <table:table-cell office:value-type="float" office:value="2263" calcext:value-type="float">
            <text:p>2263</text:p>
          </table:table-cell>
          <table:table-cell office:value-type="float" office:value="4571" calcext:value-type="float">
            <text:p>4571</text:p>
          </table:table-cell>
          <table:table-cell office:value-type="float" office:value="96077" calcext:value-type="float">
            <text:p>96077</text:p>
          </table:table-cell>
          <table:table-cell office:value-type="float" office:value="1579682" calcext:value-type="float">
            <text:p>1579682</text:p>
          </table:table-cell>
          <table:table-cell table:formula="of:=(2*[.V18]*[.W18])/([.V18]+[.W18])" office:value-type="float" office:value="0.043033450791857" calcext:value-type="float">
            <text:p>0.043033450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sedOn</text:p>
          </table:table-cell>
          <table:table-cell office:value-type="float" office:value="0.01103229" calcext:value-type="float">
            <text:p>0.01103229</text:p>
          </table:table-cell>
          <table:table-cell office:value-type="float" office:value="0.22795031" calcext:value-type="float">
            <text:p>0.22795031</text:p>
          </table:table-cell>
          <table:table-cell table:formula="of:=(2*[.B19]*[.C19])/([.B19]+[.C19])" office:value-type="float" office:value="0.0210460002151613" calcext:value-type="float">
            <text:p>0.0210460002</text:p>
          </table:table-cell>
          <table:table-cell/>
          <table:table-cell office:value-type="float" office:value="0.00797842" calcext:value-type="float">
            <text:p>0.00797842</text:p>
          </table:table-cell>
          <table:table-cell office:value-type="float" office:value="0.04409938" calcext:value-type="float">
            <text:p>0.04409938</text:p>
          </table:table-cell>
          <table:table-cell office:value-type="float" office:value="71" calcext:value-type="float">
            <text:p>71</text:p>
          </table:table-cell>
          <table:table-cell office:value-type="float" office:value="1539" calcext:value-type="float">
            <text:p>1539</text:p>
          </table:table-cell>
          <table:table-cell office:value-type="float" office:value="8828" calcext:value-type="float">
            <text:p>8828</text:p>
          </table:table-cell>
          <table:table-cell office:value-type="float" office:value="1950976" calcext:value-type="float">
            <text:p>1950976</text:p>
          </table:table-cell>
          <table:table-cell table:formula="of:=(2*[.F19]*[.G19])/([.F19]+[.G19])" office:value-type="float" office:value="0.0135122211529519" calcext:value-type="float">
            <text:p>0.0135122212</text:p>
          </table:table-cell>
          <table:table-cell table:formula="of:=[.H19]+[.I19]" office:value-type="float" office:value="1610" calcext:value-type="float">
            <text:p>1610</text:p>
          </table:table-cell>
          <table:table-cell office:value-type="float" office:value="0.00624241" calcext:value-type="float">
            <text:p>0.00624241</text:p>
          </table:table-cell>
          <table:table-cell office:value-type="float" office:value="0.02236025" calcext:value-type="float">
            <text:p>0.02236025</text:p>
          </table:table-cell>
          <table:table-cell office:value-type="float" office:value="36" calcext:value-type="float">
            <text:p>36</text:p>
          </table:table-cell>
          <table:table-cell office:value-type="float" office:value="1574" calcext:value-type="float">
            <text:p>1574</text:p>
          </table:table-cell>
          <table:table-cell office:value-type="float" office:value="5731" calcext:value-type="float">
            <text:p>5731</text:p>
          </table:table-cell>
          <table:table-cell office:value-type="float" office:value="1954073" calcext:value-type="float">
            <text:p>1954073</text:p>
          </table:table-cell>
          <table:table-cell table:formula="of:=(2*[.N19]*[.O19])/([.N19]+[.O19])" office:value-type="float" office:value="0.00976006065187643" calcext:value-type="float">
            <text:p>0.009760060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  <table:table-cell office:value-type="float" office:value="1681367" calcext:value-type="float">
            <text:p>1681367</text:p>
          </table:table-cell>
          <table:table-cell table:formula="of:=(2*[.V19]*[.W19])/([.V19]+[.W19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ttle</text:p>
          </table:table-cell>
          <table:table-cell office:value-type="float" office:value="0.02910528" calcext:value-type="float">
            <text:p>0.02910528</text:p>
          </table:table-cell>
          <table:table-cell office:value-type="float" office:value="0.9509309" calcext:value-type="float">
            <text:p>0.9509309</text:p>
          </table:table-cell>
          <table:table-cell table:formula="of:=(2*[.B20]*[.C20])/([.B20]+[.C20])" office:value-type="float" office:value="0.0564818129574604" calcext:value-type="float">
            <text:p>0.056481813</text:p>
          </table:table-cell>
          <table:table-cell/>
          <table:table-cell office:value-type="float" office:value="0.03905803" calcext:value-type="float">
            <text:p>0.03905803</text:p>
          </table:table-cell>
          <table:table-cell office:value-type="float" office:value="0.80158313" calcext:value-type="float">
            <text:p>0.80158313</text:p>
          </table:table-cell>
          <table:table-cell office:value-type="float" office:value="19848" calcext:value-type="float">
            <text:p>19848</text:p>
          </table:table-cell>
          <table:table-cell office:value-type="float" office:value="4913" calcext:value-type="float">
            <text:p>4913</text:p>
          </table:table-cell>
          <table:table-cell office:value-type="float" office:value="488319" calcext:value-type="float">
            <text:p>488319</text:p>
          </table:table-cell>
          <table:table-cell office:value-type="float" office:value="1448334" calcext:value-type="float">
            <text:p>1448334</text:p>
          </table:table-cell>
          <table:table-cell table:formula="of:=(2*[.F20]*[.G20])/([.F20]+[.G20])" office:value-type="float" office:value="0.0744866167129716" calcext:value-type="float">
            <text:p>0.0744866167</text:p>
          </table:table-cell>
          <table:table-cell table:formula="of:=[.H20]+[.I20]" office:value-type="float" office:value="24761" calcext:value-type="float">
            <text:p>24761</text:p>
          </table:table-cell>
          <table:table-cell office:value-type="float" office:value="0.03918379" calcext:value-type="float">
            <text:p>0.03918379</text:p>
          </table:table-cell>
          <table:table-cell office:value-type="float" office:value="0.38714107" calcext:value-type="float">
            <text:p>0.38714107</text:p>
          </table:table-cell>
          <table:table-cell office:value-type="float" office:value="9586" calcext:value-type="float">
            <text:p>9586</text:p>
          </table:table-cell>
          <table:table-cell office:value-type="float" office:value="15175" calcext:value-type="float">
            <text:p>15175</text:p>
          </table:table-cell>
          <table:table-cell office:value-type="float" office:value="235056" calcext:value-type="float">
            <text:p>235056</text:p>
          </table:table-cell>
          <table:table-cell office:value-type="float" office:value="1701597" calcext:value-type="float">
            <text:p>1701597</text:p>
          </table:table-cell>
          <table:table-cell table:formula="of:=(2*[.N20]*[.O20])/([.N20]+[.O20])" office:value-type="float" office:value="0.0711647657012322" calcext:value-type="float">
            <text:p>0.0711647657</text:p>
          </table:table-cell>
          <table:table-cell/>
          <table:table-cell office:value-type="float" office:value="0.04468386" calcext:value-type="float">
            <text:p>0.04468386</text:p>
          </table:table-cell>
          <table:table-cell office:value-type="float" office:value="0.78989644" calcext:value-type="float">
            <text:p>0.78989644</text:p>
          </table:table-cell>
          <table:table-cell office:value-type="float" office:value="15636" calcext:value-type="float">
            <text:p>15636</text:p>
          </table:table-cell>
          <table:table-cell office:value-type="float" office:value="4159" calcext:value-type="float">
            <text:p>4159</text:p>
          </table:table-cell>
          <table:table-cell office:value-type="float" office:value="334289" calcext:value-type="float">
            <text:p>334289</text:p>
          </table:table-cell>
          <table:table-cell office:value-type="float" office:value="1328509" calcext:value-type="float">
            <text:p>1328509</text:p>
          </table:table-cell>
          <table:table-cell table:formula="of:=(2*[.V20]*[.W20])/([.V20]+[.W20])" office:value-type="float" office:value="0.0845829261473303" calcext:value-type="float">
            <text:p>0.084582926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atifiedBy</text:p>
          </table:table-cell>
          <table:table-cell office:value-type="float" office:value="0.01110868" calcext:value-type="float">
            <text:p>0.01110868</text:p>
          </table:table-cell>
          <table:table-cell office:value-type="float" office:value="0.7295082" calcext:value-type="float">
            <text:p>0.7295082</text:p>
          </table:table-cell>
          <table:table-cell table:formula="of:=(2*[.B21]*[.C21])/([.B21]+[.C21])" office:value-type="float" office:value="0.0218841167951127" calcext:value-type="float">
            <text:p>0.0218841168</text:p>
          </table:table-cell>
          <table:table-cell/>
          <table:table-cell office:value-type="float" office:value="0.0084268" calcext:value-type="float">
            <text:p>0.0084268</text:p>
          </table:table-cell>
          <table:table-cell office:value-type="float" office:value="0.29098361" calcext:value-type="float">
            <text:p>0.29098361</text:p>
          </table:table-cell>
          <table:table-cell office:value-type="float" office:value="142" calcext:value-type="float">
            <text:p>142</text:p>
          </table:table-cell>
          <table:table-cell office:value-type="float" office:value="346" calcext:value-type="float">
            <text:p>346</text:p>
          </table:table-cell>
          <table:table-cell office:value-type="float" office:value="16709" calcext:value-type="float">
            <text:p>16709</text:p>
          </table:table-cell>
          <table:table-cell office:value-type="float" office:value="1944217" calcext:value-type="float">
            <text:p>1944217</text:p>
          </table:table-cell>
          <table:table-cell table:formula="of:=(2*[.F21]*[.G21])/([.F21]+[.G21])" office:value-type="float" office:value="0.0163792613940711" calcext:value-type="float">
            <text:p>0.0163792614</text:p>
          </table:table-cell>
          <table:table-cell table:formula="of:=[.H21]+[.I21]" office:value-type="float" office:value="488" calcext:value-type="float">
            <text:p>488</text:p>
          </table:table-cell>
          <table:table-cell office:value-type="float" office:value="0.00637243" calcext:value-type="float">
            <text:p>0.00637243</text:p>
          </table:table-cell>
          <table:table-cell office:value-type="float" office:value="0.11065574" calcext:value-type="float">
            <text:p>0.11065574</text:p>
          </table:table-cell>
          <table:table-cell office:value-type="float" office:value="54" calcext:value-type="float">
            <text:p>54</text:p>
          </table:table-cell>
          <table:table-cell office:value-type="float" office:value="434" calcext:value-type="float">
            <text:p>434</text:p>
          </table:table-cell>
          <table:table-cell office:value-type="float" office:value="8420" calcext:value-type="float">
            <text:p>8420</text:p>
          </table:table-cell>
          <table:table-cell office:value-type="float" office:value="1952506" calcext:value-type="float">
            <text:p>1952506</text:p>
          </table:table-cell>
          <table:table-cell table:formula="of:=(2*[.N21]*[.O21])/([.N21]+[.O21])" office:value-type="float" office:value="0.0120508755669374" calcext:value-type="float">
            <text:p>0.012050875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682228" calcext:value-type="float">
            <text:p>1682228</text:p>
          </table:table-cell>
          <table:table-cell table:formula="of:=(2*[.V21]*[.W21])/([.V21]+[.W21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illed</text:p>
          </table:table-cell>
          <table:table-cell office:value-type="float" office:value="0.01341532" calcext:value-type="float">
            <text:p>0.01341532</text:p>
          </table:table-cell>
          <table:table-cell office:value-type="float" office:value="0.19374369" calcext:value-type="float">
            <text:p>0.19374369</text:p>
          </table:table-cell>
          <table:table-cell table:formula="of:=(2*[.B22]*[.C22])/([.B22]+[.C22])" office:value-type="float" office:value="0.0250931262833395" calcext:value-type="float">
            <text:p>0.0250931263</text:p>
          </table:table-cell>
          <table:table-cell/>
          <table:table-cell office:value-type="float" office:value="0.00899855" calcext:value-type="float">
            <text:p>0.00899855</text:p>
          </table:table-cell>
          <table:table-cell office:value-type="float" office:value="0.06256307" calcext:value-type="float">
            <text:p>0.06256307</text:p>
          </table:table-cell>
          <table:table-cell office:value-type="float" office:value="62" calcext:value-type="float">
            <text:p>62</text:p>
          </table:table-cell>
          <table:table-cell office:value-type="float" office:value="929" calcext:value-type="float">
            <text:p>929</text:p>
          </table:table-cell>
          <table:table-cell office:value-type="float" office:value="6828" calcext:value-type="float">
            <text:p>6828</text:p>
          </table:table-cell>
          <table:table-cell office:value-type="float" office:value="1953595" calcext:value-type="float">
            <text:p>1953595</text:p>
          </table:table-cell>
          <table:table-cell table:formula="of:=(2*[.F22]*[.G22])/([.F22]+[.G22])" office:value-type="float" office:value="0.0157340460863938" calcext:value-type="float">
            <text:p>0.0157340461</text:p>
          </table:table-cell>
          <table:table-cell table:formula="of:=[.H22]+[.I22]" office:value-type="float" office:value="991" calcext:value-type="float">
            <text:p>991</text:p>
          </table:table-cell>
          <table:table-cell office:value-type="float" office:value="0.00312826" calcext:value-type="float">
            <text:p>0.00312826</text:p>
          </table:table-cell>
          <table:table-cell office:value-type="float" office:value="0.00302725" calcext:value-type="float">
            <text:p>0.00302725</text:p>
          </table:table-cell>
          <table:table-cell office:value-type="float" office:value="3" calcext:value-type="float">
            <text:p>3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1959467" calcext:value-type="float">
            <text:p>1959467</text:p>
          </table:table-cell>
          <table:table-cell table:formula="of:=(2*[.N22]*[.O22])/([.N22]+[.O22])" office:value-type="float" office:value="0.00307692622869592" calcext:value-type="float">
            <text:p>0.003076926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1681919" calcext:value-type="float">
            <text:p>1681919</text:p>
          </table:table-cell>
          <table:table-cell table:formula="of:=(2*[.V22]*[.W22])/([.V22]+[.W22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nomialAuthority</text:p>
          </table:table-cell>
          <table:table-cell office:value-type="float" office:value="0.26807512" calcext:value-type="float">
            <text:p>0.26807512</text:p>
          </table:table-cell>
          <table:table-cell office:value-type="float" office:value="0.00888315" calcext:value-type="float">
            <text:p>0.00888315</text:p>
          </table:table-cell>
          <table:table-cell table:formula="of:=(2*[.B23]*[.C23])/([.B23]+[.C23])" office:value-type="float" office:value="0.0171964643065398" calcext:value-type="float">
            <text:p>0.0171964643</text:p>
          </table:table-cell>
          <table:table-cell/>
          <table:table-cell office:value-type="float" office:value="0.01177856" calcext:value-type="float">
            <text:p>0.01177856</text:p>
          </table:table-cell>
          <table:table-cell office:value-type="float" office:value="0.00015557" calcext:value-type="float">
            <text:p>0.00015557</text:p>
          </table:table-cell>
          <table:table-cell office:value-type="float" office:value="10" calcext:value-type="float">
            <text:p>10</text:p>
          </table:table-cell>
          <table:table-cell office:value-type="float" office:value="64269" calcext:value-type="float">
            <text:p>64269</text:p>
          </table:table-cell>
          <table:table-cell office:value-type="float" office:value="839" calcext:value-type="float">
            <text:p>839</text:p>
          </table:table-cell>
          <table:table-cell office:value-type="float" office:value="1896296" calcext:value-type="float">
            <text:p>1896296</text:p>
          </table:table-cell>
          <table:table-cell table:formula="of:=(2*[.F23]*[.G23])/([.F23]+[.G23])" office:value-type="float" office:value="0.000307084065482779" calcext:value-type="float">
            <text:p>0.0003070841</text:p>
          </table:table-cell>
          <table:table-cell table:formula="of:=[.H23]+[.I23]" office:value-type="float" office:value="64279" calcext:value-type="float">
            <text:p>64279</text:p>
          </table:table-cell>
          <table:table-cell office:value-type="float" office:value="0.00900901" calcext:value-type="float">
            <text:p>0.00900901</text:p>
          </table:table-cell>
          <table:table-cell office:value-type="float" office:value="0.00006223" calcext:value-type="float">
            <text:p>0.00006223</text:p>
          </table:table-cell>
          <table:table-cell office:value-type="float" office:value="4" calcext:value-type="float">
            <text:p>4</text:p>
          </table:table-cell>
          <table:table-cell office:value-type="float" office:value="64275" calcext:value-type="float">
            <text:p>64275</text:p>
          </table:table-cell>
          <table:table-cell office:value-type="float" office:value="440" calcext:value-type="float">
            <text:p>440</text:p>
          </table:table-cell>
          <table:table-cell office:value-type="float" office:value="1896695" calcext:value-type="float">
            <text:p>1896695</text:p>
          </table:table-cell>
          <table:table-cell table:formula="of:=(2*[.N23]*[.O23])/([.N23]+[.O23])" office:value-type="float" office:value="0.000123606186651439" calcext:value-type="float">
            <text:p>0.0001236062</text:p>
          </table:table-cell>
          <table:table-cell/>
          <table:table-cell office:value-type="float" office:value="0.30792498" calcext:value-type="float">
            <text:p>0.30792498</text:p>
          </table:table-cell>
          <table:table-cell office:value-type="float" office:value="0.00868927" calcext:value-type="float">
            <text:p>0.00868927</text:p>
          </table:table-cell>
          <table:table-cell office:value-type="float" office:value="509" calcext:value-type="float">
            <text:p>509</text:p>
          </table:table-cell>
          <table:table-cell office:value-type="float" office:value="58069" calcext:value-type="float">
            <text:p>58069</text:p>
          </table:table-cell>
          <table:table-cell office:value-type="float" office:value="1144" calcext:value-type="float">
            <text:p>1144</text:p>
          </table:table-cell>
          <table:table-cell office:value-type="float" office:value="1622871" calcext:value-type="float">
            <text:p>1622871</text:p>
          </table:table-cell>
          <table:table-cell table:formula="of:=(2*[.V23]*[.W23])/([.V23]+[.W23])" office:value-type="float" office:value="0.0169015973915552" calcext:value-type="float">
            <text:p>0.016901597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rthPlace</text:p>
          </table:table-cell>
          <table:table-cell office:value-type="float" office:value="0.18045292" calcext:value-type="float">
            <text:p>0.18045292</text:p>
          </table:table-cell>
          <table:table-cell office:value-type="float" office:value="0.963294" calcext:value-type="float">
            <text:p>0.963294</text:p>
          </table:table-cell>
          <table:table-cell table:formula="of:=(2*[.B24]*[.C24])/([.B24]+[.C24])" office:value-type="float" office:value="0.303964473396755" calcext:value-type="float">
            <text:p>0.3039644734</text:p>
          </table:table-cell>
          <table:table-cell/>
          <table:table-cell office:value-type="float" office:value="0.21451337" calcext:value-type="float">
            <text:p>0.21451337</text:p>
          </table:table-cell>
          <table:table-cell office:value-type="float" office:value="0.88841188" calcext:value-type="float">
            <text:p>0.88841188</text:p>
          </table:table-cell>
          <table:table-cell office:value-type="float" office:value="227222" calcext:value-type="float">
            <text:p>227222</text:p>
          </table:table-cell>
          <table:table-cell office:value-type="float" office:value="28540" calcext:value-type="float">
            <text:p>28540</text:p>
          </table:table-cell>
          <table:table-cell office:value-type="float" office:value="832022" calcext:value-type="float">
            <text:p>832022</text:p>
          </table:table-cell>
          <table:table-cell office:value-type="float" office:value="873630" calcext:value-type="float">
            <text:p>873630</text:p>
          </table:table-cell>
          <table:table-cell table:formula="of:=(2*[.F24]*[.G24])/([.F24]+[.G24])" office:value-type="float" office:value="0.345583213960938" calcext:value-type="float">
            <text:p>0.345583214</text:p>
          </table:table-cell>
          <table:table-cell table:formula="of:=[.H24]+[.I24]" office:value-type="float" office:value="255762" calcext:value-type="float">
            <text:p>255762</text:p>
          </table:table-cell>
          <table:table-cell office:value-type="float" office:value="0.25376636" calcext:value-type="float">
            <text:p>0.25376636</text:p>
          </table:table-cell>
          <table:table-cell office:value-type="float" office:value="0.71384725" calcext:value-type="float">
            <text:p>0.71384725</text:p>
          </table:table-cell>
          <table:table-cell office:value-type="float" office:value="182575" calcext:value-type="float">
            <text:p>182575</text:p>
          </table:table-cell>
          <table:table-cell office:value-type="float" office:value="73187" calcext:value-type="float">
            <text:p>73187</text:p>
          </table:table-cell>
          <table:table-cell office:value-type="float" office:value="536886" calcext:value-type="float">
            <text:p>536886</text:p>
          </table:table-cell>
          <table:table-cell office:value-type="float" office:value="1168766" calcext:value-type="float">
            <text:p>1168766</text:p>
          </table:table-cell>
          <table:table-cell table:formula="of:=(2*[.N24]*[.O24])/([.N24]+[.O24])" office:value-type="float" office:value="0.374427181173092" calcext:value-type="float">
            <text:p>0.3744271812</text:p>
          </table:table-cell>
          <table:table-cell/>
          <table:table-cell office:value-type="float" office:value="0.19893628" calcext:value-type="float">
            <text:p>0.19893628</text:p>
          </table:table-cell>
          <table:table-cell office:value-type="float" office:value="0.90054811" calcext:value-type="float">
            <text:p>0.90054811</text:p>
          </table:table-cell>
          <table:table-cell office:value-type="float" office:value="182044" calcext:value-type="float">
            <text:p>182044</text:p>
          </table:table-cell>
          <table:table-cell office:value-type="float" office:value="20104" calcext:value-type="float">
            <text:p>20104</text:p>
          </table:table-cell>
          <table:table-cell office:value-type="float" office:value="733043" calcext:value-type="float">
            <text:p>733043</text:p>
          </table:table-cell>
          <table:table-cell office:value-type="float" office:value="747402" calcext:value-type="float">
            <text:p>747402</text:p>
          </table:table-cell>
          <table:table-cell table:formula="of:=(2*[.V24]*[.W24])/([.V24]+[.W24])" office:value-type="float" office:value="0.32588310046754" calcext:value-type="float">
            <text:p>0.32588310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oard</text:p>
          </table:table-cell>
          <table:table-cell office:value-type="float" office:value="0.00328242" calcext:value-type="float">
            <text:p>0.00328242</text:p>
          </table:table-cell>
          <table:table-cell office:value-type="float" office:value="0.30371901" calcext:value-type="float">
            <text:p>0.30371901</text:p>
          </table:table-cell>
          <table:table-cell table:formula="of:=(2*[.B25]*[.C25])/([.B25]+[.C25])" office:value-type="float" office:value="0.00649464957087789" calcext:value-type="float">
            <text:p>0.0064946496</text:p>
          </table:table-cell>
          <table:table-cell/>
          <table:table-cell office:value-type="float" office:value="0.00447013" calcext:value-type="float">
            <text:p>0.00447013</text:p>
          </table:table-cell>
          <table:table-cell office:value-type="float" office:value="0.16942149" calcext:value-type="float">
            <text:p>0.16942149</text:p>
          </table:table-cell>
          <table:table-cell office:value-type="float" office:value="82" calcext:value-type="float">
            <text:p>82</text:p>
          </table:table-cell>
          <table:table-cell office:value-type="float" office:value="402" calcext:value-type="float">
            <text:p>402</text:p>
          </table:table-cell>
          <table:table-cell office:value-type="float" office:value="18262" calcext:value-type="float">
            <text:p>18262</text:p>
          </table:table-cell>
          <table:table-cell office:value-type="float" office:value="1942668" calcext:value-type="float">
            <text:p>1942668</text:p>
          </table:table-cell>
          <table:table-cell table:formula="of:=(2*[.F25]*[.G25])/([.F25]+[.G25])" office:value-type="float" office:value="0.00871043797387936" calcext:value-type="float">
            <text:p>0.008710438</text:p>
          </table:table-cell>
          <table:table-cell table:formula="of:=[.H25]+[.I25]" office:value-type="float" office:value="484" calcext:value-type="float">
            <text:p>484</text:p>
          </table:table-cell>
          <table:table-cell office:value-type="float" office:value="0.00310559" calcext:value-type="float">
            <text:p>0.00310559</text:p>
          </table:table-cell>
          <table:table-cell office:value-type="float" office:value="0.04132231" calcext:value-type="float">
            <text:p>0.04132231</text:p>
          </table:table-cell>
          <table:table-cell office:value-type="float" office:value="20" calcext:value-type="float">
            <text:p>20</text:p>
          </table:table-cell>
          <table:table-cell office:value-type="float" office:value="464" calcext:value-type="float">
            <text:p>464</text:p>
          </table:table-cell>
          <table:table-cell office:value-type="float" office:value="6420" calcext:value-type="float">
            <text:p>6420</text:p>
          </table:table-cell>
          <table:table-cell office:value-type="float" office:value="1954510" calcext:value-type="float">
            <text:p>1954510</text:p>
          </table:table-cell>
          <table:table-cell table:formula="of:=(2*[.N25]*[.O25])/([.N25]+[.O25])" office:value-type="float" office:value="0.0057770073630714" calcext:value-type="float">
            <text:p>0.0057770074</text:p>
          </table:table-cell>
          <table:table-cell/>
          <table:table-cell office:value-type="float" office:value="0.05248619" calcext:value-type="float">
            <text:p>0.05248619</text:p>
          </table:table-cell>
          <table:table-cell office:value-type="float" office:value="0.05093834" calcext:value-type="float">
            <text:p>0.05093834</text:p>
          </table:table-cell>
          <table:table-cell office:value-type="float" office:value="19" calcext:value-type="float">
            <text:p>19</text:p>
          </table:table-cell>
          <table:table-cell office:value-type="float" office:value="354" calcext:value-type="float">
            <text:p>354</text:p>
          </table:table-cell>
          <table:table-cell office:value-type="float" office:value="343" calcext:value-type="float">
            <text:p>343</text:p>
          </table:table-cell>
          <table:table-cell office:value-type="float" office:value="1681877" calcext:value-type="float">
            <text:p>1681877</text:p>
          </table:table-cell>
          <table:table-cell table:formula="of:=(2*[.V25]*[.W25])/([.V25]+[.W25])" office:value-type="float" office:value="0.0517006824497941" calcext:value-type="float">
            <text:p>0.051700682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dyDiscovered</text:p>
          </table:table-cell>
          <table:table-cell office:value-type="float" office:value="0.00038556" calcext:value-type="float">
            <text:p>0.00038556</text:p>
          </table:table-cell>
          <table:table-cell office:value-type="float" office:value="0.23333333" calcext:value-type="float">
            <text:p>0.23333333</text:p>
          </table:table-cell>
          <table:table-cell table:formula="of:=(2*[.B26]*[.C26])/([.B26]+[.C26])" office:value-type="float" office:value="0.000769847903306404" calcext:value-type="float">
            <text:p>0.0007698479</text:p>
          </table:table-cell>
          <table:table-cell/>
          <table:table-cell office:value-type="float" office:value="0.00037046" calcext:value-type="float">
            <text:p>0.0003704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6190" calcext:value-type="float">
            <text:p>16190</text:p>
          </table:table-cell>
          <table:table-cell office:value-type="float" office:value="1945164" calcext:value-type="float">
            <text:p>1945164</text:p>
          </table:table-cell>
          <table:table-cell table:formula="of:=(2*[.F26]*[.G26])/([.F26]+[.G26])" office:value-type="float" office:value="0.000738185318668461" calcext:value-type="float">
            <text:p>0.0007381853</text:p>
          </table:table-cell>
          <table:table-cell table:formula="of:=[.H26]+[.I26]" office:value-type="float" office:value="60" calcext:value-type="float">
            <text:p>60</text:p>
          </table:table-cell>
          <table:table-cell office:value-type="float" office:value="0.00030681" calcext:value-type="float">
            <text:p>0.00030681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9775" calcext:value-type="float">
            <text:p>9775</text:p>
          </table:table-cell>
          <table:table-cell office:value-type="float" office:value="1951579" calcext:value-type="float">
            <text:p>1951579</text:p>
          </table:table-cell>
          <table:table-cell table:formula="of:=(2*[.N26]*[.O26])/([.N26]+[.O26])" office:value-type="float" office:value="0.000609877668649632" calcext:value-type="float">
            <text:p>0.000609877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82543" calcext:value-type="float">
            <text:p>1682543</text:p>
          </table:table-cell>
          <table:table-cell table:formula="of:=(2*[.V26]*[.W26])/([.V26]+[.W26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orough</text:p>
          </table:table-cell>
          <table:table-cell office:value-type="float" office:value="0.00239004" calcext:value-type="float">
            <text:p>0.00239004</text:p>
          </table:table-cell>
          <table:table-cell office:value-type="float" office:value="0.31300813" calcext:value-type="float">
            <text:p>0.31300813</text:p>
          </table:table-cell>
          <table:table-cell table:formula="of:=(2*[.B27]*[.C27])/([.B27]+[.C27])" office:value-type="float" office:value="0.00474385727111353" calcext:value-type="float">
            <text:p>0.0047438573</text:p>
          </table:table-cell>
          <table:table-cell/>
          <table:table-cell office:value-type="float" office:value="0.0019242" calcext:value-type="float">
            <text:p>0.0019242</text:p>
          </table:table-cell>
          <table:table-cell office:value-type="float" office:value="0.09349593" calcext:value-type="float">
            <text:p>0.09349593</text:p>
          </table:table-cell>
          <table:table-cell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 office:value-type="float" office:value="11930" calcext:value-type="float">
            <text:p>11930</text:p>
          </table:table-cell>
          <table:table-cell office:value-type="float" office:value="1949238" calcext:value-type="float">
            <text:p>1949238</text:p>
          </table:table-cell>
          <table:table-cell table:formula="of:=(2*[.F27]*[.G27])/([.F27]+[.G27])" office:value-type="float" office:value="0.00377079487328303" calcext:value-type="float">
            <text:p>0.0037707949</text:p>
          </table:table-cell>
          <table:table-cell table:formula="of:=[.H27]+[.I27]" office:value-type="float" office:value="246" calcext:value-type="float">
            <text:p>246</text:p>
          </table:table-cell>
          <table:table-cell office:value-type="float" office:value="0.00111276" calcext:value-type="float">
            <text:p>0.00111276</text:p>
          </table:table-cell>
          <table:table-cell office:value-type="float" office:value="0.01219512" calcext:value-type="float">
            <text:p>0.01219512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2693" calcext:value-type="float">
            <text:p>2693</text:p>
          </table:table-cell>
          <table:table-cell office:value-type="float" office:value="1958475" calcext:value-type="float">
            <text:p>1958475</text:p>
          </table:table-cell>
          <table:table-cell table:formula="of:=(2*[.N27]*[.O27])/([.N27]+[.O27])" office:value-type="float" office:value="0.00203942953065402" calcext:value-type="float">
            <text:p>0.0020394295</text:p>
          </table:table-cell>
          <table:table-cell/>
          <table:table-cell office:value-type="float" office:value="0.00056364" calcext:value-type="float">
            <text:p>0.00056364</text:p>
          </table:table-cell>
          <table:table-cell office:value-type="float" office:value="0.17142857" calcext:value-type="float">
            <text:p>0.1714285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1278" calcext:value-type="float">
            <text:p>21278</text:p>
          </table:table-cell>
          <table:table-cell office:value-type="float" office:value="1661245" calcext:value-type="float">
            <text:p>1661245</text:p>
          </table:table-cell>
          <table:table-cell table:formula="of:=(2*[.V27]*[.W27])/([.V27]+[.W27])" office:value-type="float" office:value="0.00112358576234121" calcext:value-type="float">
            <text:p>0.001123585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adcastArea</text:p>
          </table:table-cell>
          <table:table-cell office:value-type="float" office:value="0.06999674" calcext:value-type="float">
            <text:p>0.06999674</text:p>
          </table:table-cell>
          <table:table-cell office:value-type="float" office:value="0.90623223" calcext:value-type="float">
            <text:p>0.90623223</text:p>
          </table:table-cell>
          <table:table-cell table:formula="of:=(2*[.B28]*[.C28])/([.B28]+[.C28])" office:value-type="float" office:value="0.129955786464584" calcext:value-type="float">
            <text:p>0.1299557865</text:p>
          </table:table-cell>
          <table:table-cell/>
          <table:table-cell office:value-type="float" office:value="0.12251808" calcext:value-type="float">
            <text:p>0.12251808</text:p>
          </table:table-cell>
          <table:table-cell office:value-type="float" office:value="0.71447144" calcext:value-type="float">
            <text:p>0.71447144</text:p>
          </table:table-cell>
          <table:table-cell office:value-type="float" office:value="8793" calcext:value-type="float">
            <text:p>8793</text:p>
          </table:table-cell>
          <table:table-cell office:value-type="float" office:value="3514" calcext:value-type="float">
            <text:p>3514</text:p>
          </table:table-cell>
          <table:table-cell office:value-type="float" office:value="62976" calcext:value-type="float">
            <text:p>62976</text:p>
          </table:table-cell>
          <table:table-cell office:value-type="float" office:value="1886131" calcext:value-type="float">
            <text:p>1886131</text:p>
          </table:table-cell>
          <table:table-cell table:formula="of:=(2*[.F28]*[.G28])/([.F28]+[.G28])" office:value-type="float" office:value="0.209167897451417" calcext:value-type="float">
            <text:p>0.2091678975</text:p>
          </table:table-cell>
          <table:table-cell table:formula="of:=[.H28]+[.I28]" office:value-type="float" office:value="12307" calcext:value-type="float">
            <text:p>12307</text:p>
          </table:table-cell>
          <table:table-cell office:value-type="float" office:value="0.18220104" calcext:value-type="float">
            <text:p>0.18220104</text:p>
          </table:table-cell>
          <table:table-cell office:value-type="float" office:value="0.61517835" calcext:value-type="float">
            <text:p>0.61517835</text:p>
          </table:table-cell>
          <table:table-cell office:value-type="float" office:value="7571" calcext:value-type="float">
            <text:p>7571</text:p>
          </table:table-cell>
          <table:table-cell office:value-type="float" office:value="4736" calcext:value-type="float">
            <text:p>4736</text:p>
          </table:table-cell>
          <table:table-cell office:value-type="float" office:value="33982" calcext:value-type="float">
            <text:p>33982</text:p>
          </table:table-cell>
          <table:table-cell office:value-type="float" office:value="1915125" calcext:value-type="float">
            <text:p>1915125</text:p>
          </table:table-cell>
          <table:table-cell table:formula="of:=(2*[.N28]*[.O28])/([.N28]+[.O28])" office:value-type="float" office:value="0.281136273550998" calcext:value-type="float">
            <text:p>0.2811362736</text:p>
          </table:table-cell>
          <table:table-cell/>
          <table:table-cell office:value-type="float" office:value="0.06695429" calcext:value-type="float">
            <text:p>0.06695429</text:p>
          </table:table-cell>
          <table:table-cell office:value-type="float" office:value="0.07433677" calcext:value-type="float">
            <text:p>0.07433677</text:p>
          </table:table-cell>
          <table:table-cell office:value-type="float" office:value="807" calcext:value-type="float">
            <text:p>807</text:p>
          </table:table-cell>
          <table:table-cell office:value-type="float" office:value="10049" calcext:value-type="float">
            <text:p>10049</text:p>
          </table:table-cell>
          <table:table-cell office:value-type="float" office:value="11246" calcext:value-type="float">
            <text:p>11246</text:p>
          </table:table-cell>
          <table:table-cell office:value-type="float" office:value="1660491" calcext:value-type="float">
            <text:p>1660491</text:p>
          </table:table-cell>
          <table:table-cell table:formula="of:=(2*[.V28]*[.W28])/([.V28]+[.W28])" office:value-type="float" office:value="0.0704526621322439" calcext:value-type="float">
            <text:p>0.070452662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adcastNetwork</text:p>
          </table:table-cell>
          <table:table-cell office:value-type="float" office:value="0.05105397" calcext:value-type="float">
            <text:p>0.05105397</text:p>
          </table:table-cell>
          <table:table-cell office:value-type="float" office:value="0.86387937" calcext:value-type="float">
            <text:p>0.86387937</text:p>
          </table:table-cell>
          <table:table-cell table:formula="of:=(2*[.B29]*[.C29])/([.B29]+[.C29])" office:value-type="float" office:value="0.0964102399844756" calcext:value-type="float">
            <text:p>0.09641024</text:p>
          </table:table-cell>
          <table:table-cell/>
          <table:table-cell office:value-type="float" office:value="0.08750174" calcext:value-type="float">
            <text:p>0.08750174</text:p>
          </table:table-cell>
          <table:table-cell office:value-type="float" office:value="0.69061001" calcext:value-type="float">
            <text:p>0.69061001</text:p>
          </table:table-cell>
          <table:table-cell office:value-type="float" office:value="5038" calcext:value-type="float">
            <text:p>5038</text:p>
          </table:table-cell>
          <table:table-cell office:value-type="float" office:value="2257" calcext:value-type="float">
            <text:p>2257</text:p>
          </table:table-cell>
          <table:table-cell office:value-type="float" office:value="52538" calcext:value-type="float">
            <text:p>52538</text:p>
          </table:table-cell>
          <table:table-cell office:value-type="float" office:value="1901581" calcext:value-type="float">
            <text:p>1901581</text:p>
          </table:table-cell>
          <table:table-cell table:formula="of:=(2*[.F29]*[.G29])/([.F29]+[.G29])" office:value-type="float" office:value="0.155323647371775" calcext:value-type="float">
            <text:p>0.1553236474</text:p>
          </table:table-cell>
          <table:table-cell table:formula="of:=[.H29]+[.I29]" office:value-type="float" office:value="7295" calcext:value-type="float">
            <text:p>7295</text:p>
          </table:table-cell>
          <table:table-cell office:value-type="float" office:value="0.08547117" calcext:value-type="float">
            <text:p>0.08547117</text:p>
          </table:table-cell>
          <table:table-cell office:value-type="float" office:value="0.37039068" calcext:value-type="float">
            <text:p>0.37039068</text:p>
          </table:table-cell>
          <table:table-cell office:value-type="float" office:value="2702" calcext:value-type="float">
            <text:p>2702</text:p>
          </table:table-cell>
          <table:table-cell office:value-type="float" office:value="4593" calcext:value-type="float">
            <text:p>4593</text:p>
          </table:table-cell>
          <table:table-cell office:value-type="float" office:value="28911" calcext:value-type="float">
            <text:p>28911</text:p>
          </table:table-cell>
          <table:table-cell office:value-type="float" office:value="1925208" calcext:value-type="float">
            <text:p>1925208</text:p>
          </table:table-cell>
          <table:table-cell table:formula="of:=(2*[.N29]*[.O29])/([.N29]+[.O29])" office:value-type="float" office:value="0.138891748790541" calcext:value-type="float">
            <text:p>0.1388917488</text:p>
          </table:table-cell>
          <table:table-cell/>
          <table:table-cell office:value-type="float" office:value="0.20637899" calcext:value-type="float">
            <text:p>0.20637899</text:p>
          </table:table-cell>
          <table:table-cell office:value-type="float" office:value="0.03514377" calcext:value-type="float">
            <text:p>0.03514377</text:p>
          </table:table-cell>
          <table:table-cell office:value-type="float" office:value="220" calcext:value-type="float">
            <text:p>220</text:p>
          </table:table-cell>
          <table:table-cell office:value-type="float" office:value="6040" calcext:value-type="float">
            <text:p>6040</text:p>
          </table:table-cell>
          <table:table-cell office:value-type="float" office:value="846" calcext:value-type="float">
            <text:p>846</text:p>
          </table:table-cell>
          <table:table-cell office:value-type="float" office:value="1675487" calcext:value-type="float">
            <text:p>1675487</text:p>
          </table:table-cell>
          <table:table-cell table:formula="of:=(2*[.V29]*[.W29])/([.V29]+[.W29])" office:value-type="float" office:value="0.0600600602393936" calcext:value-type="float">
            <text:p>0.060060060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uilder</text:p>
          </table:table-cell>
          <table:table-cell office:value-type="float" office:value="0.09114974" calcext:value-type="float">
            <text:p>0.09114974</text:p>
          </table:table-cell>
          <table:table-cell office:value-type="float" office:value="0.8841454" calcext:value-type="float">
            <text:p>0.8841454</text:p>
          </table:table-cell>
          <table:table-cell table:formula="of:=(2*[.B30]*[.C30])/([.B30]+[.C30])" office:value-type="float" office:value="0.165262021775677" calcext:value-type="float">
            <text:p>0.1652620218</text:p>
          </table:table-cell>
          <table:table-cell/>
          <table:table-cell office:value-type="float" office:value="0.13878832" calcext:value-type="float">
            <text:p>0.13878832</text:p>
          </table:table-cell>
          <table:table-cell office:value-type="float" office:value="0.46053106" calcext:value-type="float">
            <text:p>0.46053106</text:p>
          </table:table-cell>
          <table:table-cell office:value-type="float" office:value="8932" calcext:value-type="float">
            <text:p>8932</text:p>
          </table:table-cell>
          <table:table-cell office:value-type="float" office:value="10463" calcext:value-type="float">
            <text:p>10463</text:p>
          </table:table-cell>
          <table:table-cell office:value-type="float" office:value="55425" calcext:value-type="float">
            <text:p>55425</text:p>
          </table:table-cell>
          <table:table-cell office:value-type="float" office:value="1886594" calcext:value-type="float">
            <text:p>1886594</text:p>
          </table:table-cell>
          <table:table-cell table:formula="of:=(2*[.F30]*[.G30])/([.F30]+[.G30])" office:value-type="float" office:value="0.213296396739979" calcext:value-type="float">
            <text:p>0.2132963967</text:p>
          </table:table-cell>
          <table:table-cell table:formula="of:=[.H30]+[.I30]" office:value-type="float" office:value="19395" calcext:value-type="float">
            <text:p>19395</text:p>
          </table:table-cell>
          <table:table-cell office:value-type="float" office:value="0.14807204" calcext:value-type="float">
            <text:p>0.14807204</text:p>
          </table:table-cell>
          <table:table-cell office:value-type="float" office:value="0.30095385" calcext:value-type="float">
            <text:p>0.30095385</text:p>
          </table:table-cell>
          <table:table-cell office:value-type="float" office:value="5837" calcext:value-type="float">
            <text:p>5837</text:p>
          </table:table-cell>
          <table:table-cell office:value-type="float" office:value="13558" calcext:value-type="float">
            <text:p>13558</text:p>
          </table:table-cell>
          <table:table-cell office:value-type="float" office:value="33583" calcext:value-type="float">
            <text:p>33583</text:p>
          </table:table-cell>
          <table:table-cell office:value-type="float" office:value="1908436" calcext:value-type="float">
            <text:p>1908436</text:p>
          </table:table-cell>
          <table:table-cell table:formula="of:=(2*[.N30]*[.O30])/([.N30]+[.O30])" office:value-type="float" office:value="0.198486775519131" calcext:value-type="float">
            <text:p>0.1984867755</text:p>
          </table:table-cell>
          <table:table-cell/>
          <table:table-cell office:value-type="float" office:value="0.11788079" calcext:value-type="float">
            <text:p>0.11788079</text:p>
          </table:table-cell>
          <table:table-cell office:value-type="float" office:value="0.7331916" calcext:value-type="float">
            <text:p>0.7331916</text:p>
          </table:table-cell>
          <table:table-cell office:value-type="float" office:value="11036" calcext:value-type="float">
            <text:p>11036</text:p>
          </table:table-cell>
          <table:table-cell office:value-type="float" office:value="4016" calcext:value-type="float">
            <text:p>4016</text:p>
          </table:table-cell>
          <table:table-cell office:value-type="float" office:value="82584" calcext:value-type="float">
            <text:p>82584</text:p>
          </table:table-cell>
          <table:table-cell office:value-type="float" office:value="1584957" calcext:value-type="float">
            <text:p>1584957</text:p>
          </table:table-cell>
          <table:table-cell table:formula="of:=(2*[.V30]*[.W30])/([.V30]+[.W30])" office:value-type="float" office:value="0.203106588922157" calcext:value-type="float">
            <text:p>0.203106588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0.28011826" calcext:value-type="float">
            <text:p>0.28011826</text:p>
          </table:table-cell>
          <table:table-cell office:value-type="float" office:value="0.21432611" calcext:value-type="float">
            <text:p>0.21432611</text:p>
          </table:table-cell>
          <table:table-cell table:formula="of:=(2*[.B31]*[.C31])/([.B31]+[.C31])" office:value-type="float" office:value="0.242844941305606" calcext:value-type="float">
            <text:p>0.2428449413</text:p>
          </table:table-cell>
          <table:table-cell/>
          <table:table-cell office:value-type="float" office:value="0.3277623" calcext:value-type="float">
            <text:p>0.3277623</text:p>
          </table:table-cell>
          <table:table-cell office:value-type="float" office:value="0.133082" calcext:value-type="float">
            <text:p>0.133082</text:p>
          </table:table-cell>
          <table:table-cell office:value-type="float" office:value="706" calcext:value-type="float">
            <text:p>706</text:p>
          </table:table-cell>
          <table:table-cell office:value-type="float" office:value="4599" calcext:value-type="float">
            <text:p>4599</text:p>
          </table:table-cell>
          <table:table-cell office:value-type="float" office:value="1448" calcext:value-type="float">
            <text:p>1448</text:p>
          </table:table-cell>
          <table:table-cell office:value-type="float" office:value="1954661" calcext:value-type="float">
            <text:p>1954661</text:p>
          </table:table-cell>
          <table:table-cell table:formula="of:=(2*[.F31]*[.G31])/([.F31]+[.G31])" office:value-type="float" office:value="0.1893015164063" calcext:value-type="float">
            <text:p>0.1893015164</text:p>
          </table:table-cell>
          <table:table-cell table:formula="of:=[.H31]+[.I31]" office:value-type="float" office:value="5305" calcext:value-type="float">
            <text:p>5305</text:p>
          </table:table-cell>
          <table:table-cell office:value-type="float" office:value="0.30869565" calcext:value-type="float">
            <text:p>0.30869565</text:p>
          </table:table-cell>
          <table:table-cell office:value-type="float" office:value="0.0267672" calcext:value-type="float">
            <text:p>0.0267672</text:p>
          </table:table-cell>
          <table:table-cell office:value-type="float" office:value="142" calcext:value-type="float">
            <text:p>142</text:p>
          </table:table-cell>
          <table:table-cell office:value-type="float" office:value="5163" calcext:value-type="float">
            <text:p>5163</text:p>
          </table:table-cell>
          <table:table-cell office:value-type="float" office:value="318" calcext:value-type="float">
            <text:p>318</text:p>
          </table:table-cell>
          <table:table-cell office:value-type="float" office:value="1955791" calcext:value-type="float">
            <text:p>1955791</text:p>
          </table:table-cell>
          <table:table-cell table:formula="of:=(2*[.N31]*[.O31])/([.N31]+[.O31])" office:value-type="float" office:value="0.0492627914100175" calcext:value-type="float">
            <text:p>0.049262791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632" calcext:value-type="float">
            <text:p>3632</text:p>
          </table:table-cell>
          <table:table-cell office:value-type="float" office:value="0" calcext:value-type="float">
            <text:p>0</text:p>
          </table:table-cell>
          <table:table-cell office:value-type="float" office:value="1678961" calcext:value-type="float">
            <text:p>1678961</text:p>
          </table:table-cell>
          <table:table-cell table:formula="of:=(2*[.V31]*[.W31])/([.V31]+[.W31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nonizedBy</text:p>
          </table:table-cell>
          <table:table-cell office:value-type="float" office:value="0.00954579" calcext:value-type="float">
            <text:p>0.00954579</text:p>
          </table:table-cell>
          <table:table-cell office:value-type="float" office:value="0.60956175" calcext:value-type="float">
            <text:p>0.60956175</text:p>
          </table:table-cell>
          <table:table-cell table:formula="of:=(2*[.B32]*[.C32])/([.B32]+[.C32])" office:value-type="float" office:value="0.0187972139946236" calcext:value-type="float">
            <text:p>0.018797214</text:p>
          </table:table-cell>
          <table:table-cell/>
          <table:table-cell office:value-type="float" office:value="0.01085989" calcext:value-type="float">
            <text:p>0.01085989</text:p>
          </table:table-cell>
          <table:table-cell office:value-type="float" office:value="0.36454183" calcext:value-type="float">
            <text:p>0.36454183</text:p>
          </table:table-cell>
          <table:table-cell office:value-type="float" office:value="183" calcext:value-type="float">
            <text:p>183</text:p>
          </table:table-cell>
          <table:table-cell office:value-type="float" office:value="319" calcext:value-type="float">
            <text:p>319</text:p>
          </table:table-cell>
          <table:table-cell office:value-type="float" office:value="16668" calcext:value-type="float">
            <text:p>16668</text:p>
          </table:table-cell>
          <table:table-cell office:value-type="float" office:value="1944244" calcext:value-type="float">
            <text:p>1944244</text:p>
          </table:table-cell>
          <table:table-cell table:formula="of:=(2*[.F32]*[.G32])/([.F32]+[.G32])" office:value-type="float" office:value="0.021091454637974" calcext:value-type="float">
            <text:p>0.0210914546</text:p>
          </table:table-cell>
          <table:table-cell table:formula="of:=[.H32]+[.I32]" office:value-type="float" office:value="502" calcext:value-type="float">
            <text:p>502</text:p>
          </table:table-cell>
          <table:table-cell office:value-type="float" office:value="0.00778853" calcext:value-type="float">
            <text:p>0.00778853</text:p>
          </table:table-cell>
          <table:table-cell office:value-type="float" office:value="0.1314741" calcext:value-type="float">
            <text:p>0.1314741</text:p>
          </table:table-cell>
          <table:table-cell office:value-type="float" office:value="66" calcext:value-type="float">
            <text:p>66</text:p>
          </table:table-cell>
          <table:table-cell office:value-type="float" office:value="436" calcext:value-type="float">
            <text:p>436</text:p>
          </table:table-cell>
          <table:table-cell office:value-type="float" office:value="8408" calcext:value-type="float">
            <text:p>8408</text:p>
          </table:table-cell>
          <table:table-cell office:value-type="float" office:value="1952504" calcext:value-type="float">
            <text:p>1952504</text:p>
          </table:table-cell>
          <table:table-cell table:formula="of:=(2*[.N32]*[.O32])/([.N32]+[.O32])" office:value-type="float" office:value="0.0147058830078536" calcext:value-type="float">
            <text:p>0.014705883</text:p>
          </table:table-cell>
          <table:table-cell/>
          <table:table-cell office:value-type="float" office:value="0.40841584" calcext:value-type="float">
            <text:p>0.40841584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239" calcext:value-type="float">
            <text:p>239</text:p>
          </table:table-cell>
          <table:table-cell office:value-type="float" office:value="1682034" calcext:value-type="float">
            <text:p>1682034</text:p>
          </table:table-cell>
          <table:table-cell table:formula="of:=(2*[.V32]*[.W32])/([.V32]+[.W32])" office:value-type="float" office:value="0.455801103985837" calcext:value-type="float">
            <text:p>0.45580110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pital</text:p>
          </table:table-cell>
          <table:table-cell office:value-type="float" office:value="0.01633531" calcext:value-type="float">
            <text:p>0.01633531</text:p>
          </table:table-cell>
          <table:table-cell office:value-type="float" office:value="0.44910773" calcext:value-type="float">
            <text:p>0.44910773</text:p>
          </table:table-cell>
          <table:table-cell table:formula="of:=(2*[.B33]*[.C33])/([.B33]+[.C33])" office:value-type="float" office:value="0.0315240034224007" calcext:value-type="float">
            <text:p>0.0315240034</text:p>
          </table:table-cell>
          <table:table-cell/>
          <table:table-cell office:value-type="float" office:value="0.01609965" calcext:value-type="float">
            <text:p>0.01609965</text:p>
          </table:table-cell>
          <table:table-cell office:value-type="float" office:value="0.10806345" calcext:value-type="float">
            <text:p>0.10806345</text:p>
          </table:table-cell>
          <table:table-cell office:value-type="float" office:value="327" calcext:value-type="float">
            <text:p>327</text:p>
          </table:table-cell>
          <table:table-cell office:value-type="float" office:value="2699" calcext:value-type="float">
            <text:p>2699</text:p>
          </table:table-cell>
          <table:table-cell office:value-type="float" office:value="19984" calcext:value-type="float">
            <text:p>19984</text:p>
          </table:table-cell>
          <table:table-cell office:value-type="float" office:value="1938404" calcext:value-type="float">
            <text:p>1938404</text:p>
          </table:table-cell>
          <table:table-cell table:formula="of:=(2*[.F33]*[.G33])/([.F33]+[.G33])" office:value-type="float" office:value="0.0280241669673599" calcext:value-type="float">
            <text:p>0.028024167</text:p>
          </table:table-cell>
          <table:table-cell table:formula="of:=[.H33]+[.I33]" office:value-type="float" office:value="3026" calcext:value-type="float">
            <text:p>3026</text:p>
          </table:table-cell>
          <table:table-cell office:value-type="float" office:value="0.02376761" calcext:value-type="float">
            <text:p>0.02376761</text:p>
          </table:table-cell>
          <table:table-cell office:value-type="float" office:value="0.01784534" calcext:value-type="float">
            <text:p>0.01784534</text:p>
          </table:table-cell>
          <table:table-cell office:value-type="float" office:value="54" calcext:value-type="float">
            <text:p>54</text:p>
          </table:table-cell>
          <table:table-cell office:value-type="float" office:value="2972" calcext:value-type="float">
            <text:p>2972</text:p>
          </table:table-cell>
          <table:table-cell office:value-type="float" office:value="2218" calcext:value-type="float">
            <text:p>2218</text:p>
          </table:table-cell>
          <table:table-cell office:value-type="float" office:value="1956170" calcext:value-type="float">
            <text:p>1956170</text:p>
          </table:table-cell>
          <table:table-cell table:formula="of:=(2*[.N33]*[.O33])/([.N33]+[.O33])" office:value-type="float" office:value="0.0203850523184441" calcext:value-type="float">
            <text:p>0.0203850523</text:p>
          </table:table-cell>
          <table:table-cell/>
          <table:table-cell office:value-type="float" office:value="0.06701987" calcext:value-type="float">
            <text:p>0.06701987</text:p>
          </table:table-cell>
          <table:table-cell office:value-type="float" office:value="0.16145501" calcext:value-type="float">
            <text:p>0.16145501</text:p>
          </table:table-cell>
          <table:table-cell office:value-type="float" office:value="253" calcext:value-type="float">
            <text:p>253</text:p>
          </table:table-cell>
          <table:table-cell office:value-type="float" office:value="1314" calcext:value-type="float">
            <text:p>1314</text:p>
          </table:table-cell>
          <table:table-cell office:value-type="float" office:value="3522" calcext:value-type="float">
            <text:p>3522</text:p>
          </table:table-cell>
          <table:table-cell office:value-type="float" office:value="1677504" calcext:value-type="float">
            <text:p>1677504</text:p>
          </table:table-cell>
          <table:table-cell table:formula="of:=(2*[.V33]*[.W33])/([.V33]+[.W33])" office:value-type="float" office:value="0.0947210807686928" calcext:value-type="float">
            <text:p>0.09472108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ancellor</text:p>
          </table:table-cell>
          <table:table-cell office:value-type="float" office:value="0.00108031" calcext:value-type="float">
            <text:p>0.00108031</text:p>
          </table:table-cell>
          <table:table-cell office:value-type="float" office:value="0.22164412" calcext:value-type="float">
            <text:p>0.22164412</text:p>
          </table:table-cell>
          <table:table-cell table:formula="of:=(2*[.B34]*[.C34])/([.B34]+[.C34])" office:value-type="float" office:value="0.0021501400567257" calcext:value-type="float">
            <text:p>0.0021501401</text:p>
          </table:table-cell>
          <table:table-cell/>
          <table:table-cell office:value-type="float" office:value="0.00138128" calcext:value-type="float">
            <text:p>0.00138128</text:p>
          </table:table-cell>
          <table:table-cell office:value-type="float" office:value="0.12174818" calcext:value-type="float">
            <text:p>0.12174818</text:p>
          </table:table-cell>
          <table:table-cell office:value-type="float" office:value="117" calcext:value-type="float">
            <text:p>117</text:p>
          </table:table-cell>
          <table:table-cell office:value-type="float" office:value="844" calcext:value-type="float">
            <text:p>844</text:p>
          </table:table-cell>
          <table:table-cell office:value-type="float" office:value="84587" calcext:value-type="float">
            <text:p>84587</text:p>
          </table:table-cell>
          <table:table-cell office:value-type="float" office:value="1875866" calcext:value-type="float">
            <text:p>1875866</text:p>
          </table:table-cell>
          <table:table-cell table:formula="of:=(2*[.F34]*[.G34])/([.F34]+[.G34])" office:value-type="float" office:value="0.00273156929414618" calcext:value-type="float">
            <text:p>0.0027315693</text:p>
          </table:table-cell>
          <table:table-cell table:formula="of:=[.H34]+[.I34]" office:value-type="float" office:value="961" calcext:value-type="float">
            <text:p>961</text:p>
          </table:table-cell>
          <table:table-cell office:value-type="float" office:value="0.00167866" calcext:value-type="float">
            <text:p>0.00167866</text:p>
          </table:table-cell>
          <table:table-cell office:value-type="float" office:value="0.07596254" calcext:value-type="float">
            <text:p>0.07596254</text:p>
          </table:table-cell>
          <table:table-cell office:value-type="float" office:value="73" calcext:value-type="float">
            <text:p>73</text:p>
          </table:table-cell>
          <table:table-cell office:value-type="float" office:value="888" calcext:value-type="float">
            <text:p>888</text:p>
          </table:table-cell>
          <table:table-cell office:value-type="float" office:value="43414" calcext:value-type="float">
            <text:p>43414</text:p>
          </table:table-cell>
          <table:table-cell office:value-type="float" office:value="1917039" calcext:value-type="float">
            <text:p>1917039</text:p>
          </table:table-cell>
          <table:table-cell table:formula="of:=(2*[.N34]*[.O34])/([.N34]+[.O34])" office:value-type="float" office:value="0.00328473226576611" calcext:value-type="float">
            <text:p>0.00328473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682056" calcext:value-type="float">
            <text:p>1682056</text:p>
          </table:table-cell>
          <table:table-cell table:formula="of:=(2*[.V34]*[.W34])/([.V34]+[.W34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.08591337" calcext:value-type="float">
            <text:p>0.08591337</text:p>
          </table:table-cell>
          <table:table-cell office:value-type="float" office:value="0.62893674" calcext:value-type="float">
            <text:p>0.62893674</text:p>
          </table:table-cell>
          <table:table-cell table:formula="of:=(2*[.B35]*[.C35])/([.B35]+[.C35])" office:value-type="float" office:value="0.15117595729324" calcext:value-type="float">
            <text:p>0.1511759573</text:p>
          </table:table-cell>
          <table:table-cell/>
          <table:table-cell office:value-type="float" office:value="0.10687856" calcext:value-type="float">
            <text:p>0.10687856</text:p>
          </table:table-cell>
          <table:table-cell office:value-type="float" office:value="0.48788694" calcext:value-type="float">
            <text:p>0.48788694</text:p>
          </table:table-cell>
          <table:table-cell office:value-type="float" office:value="3625" calcext:value-type="float">
            <text:p>3625</text:p>
          </table:table-cell>
          <table:table-cell office:value-type="float" office:value="3805" calcext:value-type="float">
            <text:p>3805</text:p>
          </table:table-cell>
          <table:table-cell office:value-type="float" office:value="30292" calcext:value-type="float">
            <text:p>30292</text:p>
          </table:table-cell>
          <table:table-cell office:value-type="float" office:value="1923692" calcext:value-type="float">
            <text:p>1923692</text:p>
          </table:table-cell>
          <table:table-cell table:formula="of:=(2*[.F35]*[.G35])/([.F35]+[.G35])" office:value-type="float" office:value="0.175345253179636" calcext:value-type="float">
            <text:p>0.1753452532</text:p>
          </table:table-cell>
          <table:table-cell table:formula="of:=[.H35]+[.I35]" office:value-type="float" office:value="7430" calcext:value-type="float">
            <text:p>7430</text:p>
          </table:table-cell>
          <table:table-cell office:value-type="float" office:value="0.12618139" calcext:value-type="float">
            <text:p>0.12618139</text:p>
          </table:table-cell>
          <table:table-cell office:value-type="float" office:value="0.27133244" calcext:value-type="float">
            <text:p>0.27133244</text:p>
          </table:table-cell>
          <table:table-cell office:value-type="float" office:value="2016" calcext:value-type="float">
            <text:p>2016</text:p>
          </table:table-cell>
          <table:table-cell office:value-type="float" office:value="5414" calcext:value-type="float">
            <text:p>5414</text:p>
          </table:table-cell>
          <table:table-cell office:value-type="float" office:value="13961" calcext:value-type="float">
            <text:p>13961</text:p>
          </table:table-cell>
          <table:table-cell office:value-type="float" office:value="1940023" calcext:value-type="float">
            <text:p>1940023</text:p>
          </table:table-cell>
          <table:table-cell table:formula="of:=(2*[.N35]*[.O35])/([.N35]+[.O35])" office:value-type="float" office:value="0.172256167446006" calcext:value-type="float">
            <text:p>0.1722561674</text:p>
          </table:table-cell>
          <table:table-cell/>
          <table:table-cell office:value-type="float" office:value="0.05548743" calcext:value-type="float">
            <text:p>0.05548743</text:p>
          </table:table-cell>
          <table:table-cell office:value-type="float" office:value="0.02832108" calcext:value-type="float">
            <text:p>0.02832108</text:p>
          </table:table-cell>
          <table:table-cell office:value-type="float" office:value="181" calcext:value-type="float">
            <text:p>181</text:p>
          </table:table-cell>
          <table:table-cell office:value-type="float" office:value="6210" calcext:value-type="float">
            <text:p>6210</text:p>
          </table:table-cell>
          <table:table-cell office:value-type="float" office:value="3081" calcext:value-type="float">
            <text:p>3081</text:p>
          </table:table-cell>
          <table:table-cell office:value-type="float" office:value="1673121" calcext:value-type="float">
            <text:p>1673121</text:p>
          </table:table-cell>
          <table:table-cell table:formula="of:=(2*[.V35]*[.W35])/([.V35]+[.W35])" office:value-type="float" office:value="0.0375012977566216" calcext:value-type="float">
            <text:p>0.03750129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ild</text:p>
          </table:table-cell>
          <table:table-cell office:value-type="float" office:value="0.01042601" calcext:value-type="float">
            <text:p>0.01042601</text:p>
          </table:table-cell>
          <table:table-cell office:value-type="float" office:value="0.96662488" calcext:value-type="float">
            <text:p>0.96662488</text:p>
          </table:table-cell>
          <table:table-cell table:formula="of:=(2*[.B36]*[.C36])/([.B36]+[.C36])" office:value-type="float" office:value="0.0206295102297666" calcext:value-type="float">
            <text:p>0.0206295102</text:p>
          </table:table-cell>
          <table:table-cell/>
          <table:table-cell office:value-type="float" office:value="0.01390034" calcext:value-type="float">
            <text:p>0.01390034</text:p>
          </table:table-cell>
          <table:table-cell office:value-type="float" office:value="0.9276089" calcext:value-type="float">
            <text:p>0.9276089</text:p>
          </table:table-cell>
          <table:table-cell office:value-type="float" office:value="5920" calcext:value-type="float">
            <text:p>5920</text:p>
          </table:table-cell>
          <table:table-cell office:value-type="float" office:value="462" calcext:value-type="float">
            <text:p>462</text:p>
          </table:table-cell>
          <table:table-cell office:value-type="float" office:value="419969" calcext:value-type="float">
            <text:p>419969</text:p>
          </table:table-cell>
          <table:table-cell office:value-type="float" office:value="1535063" calcext:value-type="float">
            <text:p>1535063</text:p>
          </table:table-cell>
          <table:table-cell table:formula="of:=(2*[.F36]*[.G36])/([.F36]+[.G36])" office:value-type="float" office:value="0.0273902337846966" calcext:value-type="float">
            <text:p>0.0273902338</text:p>
          </table:table-cell>
          <table:table-cell table:formula="of:=[.H36]+[.I36]" office:value-type="float" office:value="6382" calcext:value-type="float">
            <text:p>6382</text:p>
          </table:table-cell>
          <table:table-cell office:value-type="float" office:value="0.01626689" calcext:value-type="float">
            <text:p>0.01626689</text:p>
          </table:table-cell>
          <table:table-cell office:value-type="float" office:value="0.64117831" calcext:value-type="float">
            <text:p>0.64117831</text:p>
          </table:table-cell>
          <table:table-cell office:value-type="float" office:value="4092" calcext:value-type="float">
            <text:p>4092</text:p>
          </table:table-cell>
          <table:table-cell office:value-type="float" office:value="2290" calcext:value-type="float">
            <text:p>2290</text:p>
          </table:table-cell>
          <table:table-cell office:value-type="float" office:value="247462" calcext:value-type="float">
            <text:p>247462</text:p>
          </table:table-cell>
          <table:table-cell office:value-type="float" office:value="1707570" calcext:value-type="float">
            <text:p>1707570</text:p>
          </table:table-cell>
          <table:table-cell table:formula="of:=(2*[.N36]*[.O36])/([.N36]+[.O36])" office:value-type="float" office:value="0.0317288103682433" calcext:value-type="float">
            <text:p>0.0317288104</text:p>
          </table:table-cell>
          <table:table-cell/>
          <table:table-cell office:value-type="float" office:value="0.02256758" calcext:value-type="float">
            <text:p>0.02256758</text:p>
          </table:table-cell>
          <table:table-cell office:value-type="float" office:value="0.13882532" calcext:value-type="float">
            <text:p>0.13882532</text:p>
          </table:table-cell>
          <table:table-cell office:value-type="float" office:value="546" calcext:value-type="float">
            <text:p>546</text:p>
          </table:table-cell>
          <table:table-cell office:value-type="float" office:value="3387" calcext:value-type="float">
            <text:p>3387</text:p>
          </table:table-cell>
          <table:table-cell office:value-type="float" office:value="23648" calcext:value-type="float">
            <text:p>23648</text:p>
          </table:table-cell>
          <table:table-cell office:value-type="float" office:value="1655012" calcext:value-type="float">
            <text:p>1655012</text:p>
          </table:table-cell>
          <table:table-cell table:formula="of:=(2*[.V36]*[.W36])/([.V36]+[.W36])" office:value-type="float" office:value="0.0388239075588282" calcext:value-type="float">
            <text:p>0.03882390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inematography</text:p>
          </table:table-cell>
          <table:table-cell office:value-type="float" office:value="0.22057057" calcext:value-type="float">
            <text:p>0.22057057</text:p>
          </table:table-cell>
          <table:table-cell office:value-type="float" office:value="0.84774117" calcext:value-type="float">
            <text:p>0.84774117</text:p>
          </table:table-cell>
          <table:table-cell table:formula="of:=(2*[.B37]*[.C37])/([.B37]+[.C37])" office:value-type="float" office:value="0.350060279370078" calcext:value-type="float">
            <text:p>0.3500602794</text:p>
          </table:table-cell>
          <table:table-cell/>
          <table:table-cell office:value-type="float" office:value="0.22958524" calcext:value-type="float">
            <text:p>0.22958524</text:p>
          </table:table-cell>
          <table:table-cell office:value-type="float" office:value="0.81921484" calcext:value-type="float">
            <text:p>0.81921484</text:p>
          </table:table-cell>
          <table:table-cell office:value-type="float" office:value="20763" calcext:value-type="float">
            <text:p>20763</text:p>
          </table:table-cell>
          <table:table-cell office:value-type="float" office:value="4582" calcext:value-type="float">
            <text:p>4582</text:p>
          </table:table-cell>
          <table:table-cell office:value-type="float" office:value="69674" calcext:value-type="float">
            <text:p>69674</text:p>
          </table:table-cell>
          <table:table-cell office:value-type="float" office:value="1866395" calcext:value-type="float">
            <text:p>1866395</text:p>
          </table:table-cell>
          <table:table-cell table:formula="of:=(2*[.F37]*[.G37])/([.F37]+[.G37])" office:value-type="float" office:value="0.358656791202689" calcext:value-type="float">
            <text:p>0.3586567912</text:p>
          </table:table-cell>
          <table:table-cell table:formula="of:=[.H37]+[.I37]" office:value-type="float" office:value="25345" calcext:value-type="float">
            <text:p>25345</text:p>
          </table:table-cell>
          <table:table-cell office:value-type="float" office:value="0.25733651" calcext:value-type="float">
            <text:p>0.25733651</text:p>
          </table:table-cell>
          <table:table-cell office:value-type="float" office:value="0.70408365" calcext:value-type="float">
            <text:p>0.70408365</text:p>
          </table:table-cell>
          <table:table-cell office:value-type="float" office:value="17845" calcext:value-type="float">
            <text:p>17845</text:p>
          </table:table-cell>
          <table:table-cell office:value-type="float" office:value="7500" calcext:value-type="float">
            <text:p>7500</text:p>
          </table:table-cell>
          <table:table-cell office:value-type="float" office:value="51500" calcext:value-type="float">
            <text:p>51500</text:p>
          </table:table-cell>
          <table:table-cell office:value-type="float" office:value="1884569" calcext:value-type="float">
            <text:p>1884569</text:p>
          </table:table-cell>
          <table:table-cell table:formula="of:=(2*[.N37]*[.O37])/([.N37]+[.O37])" office:value-type="float" office:value="0.376914145921512" calcext:value-type="float">
            <text:p>0.376914145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1006" calcext:value-type="float">
            <text:p>21006</text:p>
          </table:table-cell>
          <table:table-cell office:value-type="float" office:value="0" calcext:value-type="float">
            <text:p>0</text:p>
          </table:table-cell>
          <table:table-cell office:value-type="float" office:value="1661587" calcext:value-type="float">
            <text:p>1661587</text:p>
          </table:table-cell>
          <table:table-cell table:formula="of:=(2*[.V37]*[.W37])/([.V37]+[.W37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itizenship</text:p>
          </table:table-cell>
          <table:table-cell office:value-type="float" office:value="0.0063004" calcext:value-type="float">
            <text:p>0.0063004</text:p>
          </table:table-cell>
          <table:table-cell office:value-type="float" office:value="0.7287234" calcext:value-type="float">
            <text:p>0.7287234</text:p>
          </table:table-cell>
          <table:table-cell table:formula="of:=(2*[.B38]*[.C38])/([.B38]+[.C38])" office:value-type="float" office:value="0.0124927897827526" calcext:value-type="float">
            <text:p>0.0124927898</text:p>
          </table:table-cell>
          <table:table-cell/>
          <table:table-cell office:value-type="float" office:value="0.00761434" calcext:value-type="float">
            <text:p>0.00761434</text:p>
          </table:table-cell>
          <table:table-cell office:value-type="float" office:value="0.47492401" calcext:value-type="float">
            <text:p>0.47492401</text:p>
          </table:table-cell>
          <table:table-cell office:value-type="float" office:value="1875" calcext:value-type="float">
            <text:p>1875</text:p>
          </table:table-cell>
          <table:table-cell office:value-type="float" office:value="2073" calcext:value-type="float">
            <text:p>2073</text:p>
          </table:table-cell>
          <table:table-cell office:value-type="float" office:value="244371" calcext:value-type="float">
            <text:p>244371</text:p>
          </table:table-cell>
          <table:table-cell office:value-type="float" office:value="1713095" calcext:value-type="float">
            <text:p>1713095</text:p>
          </table:table-cell>
          <table:table-cell table:formula="of:=(2*[.F38]*[.G38])/([.F38]+[.G38])" office:value-type="float" office:value="0.0149883750640893" calcext:value-type="float">
            <text:p>0.0149883751</text:p>
          </table:table-cell>
          <table:table-cell table:formula="of:=[.H38]+[.I38]" office:value-type="float" office:value="3948" calcext:value-type="float">
            <text:p>3948</text:p>
          </table:table-cell>
          <table:table-cell office:value-type="float" office:value="0.00732046" calcext:value-type="float">
            <text:p>0.00732046</text:p>
          </table:table-cell>
          <table:table-cell office:value-type="float" office:value="0.22416413" calcext:value-type="float">
            <text:p>0.22416413</text:p>
          </table:table-cell>
          <table:table-cell office:value-type="float" office:value="885" calcext:value-type="float">
            <text:p>885</text:p>
          </table:table-cell>
          <table:table-cell office:value-type="float" office:value="3063" calcext:value-type="float">
            <text:p>3063</text:p>
          </table:table-cell>
          <table:table-cell office:value-type="float" office:value="120009" calcext:value-type="float">
            <text:p>120009</text:p>
          </table:table-cell>
          <table:table-cell office:value-type="float" office:value="1837457" calcext:value-type="float">
            <text:p>1837457</text:p>
          </table:table-cell>
          <table:table-cell table:formula="of:=(2*[.N38]*[.O38])/([.N38]+[.O38])" office:value-type="float" office:value="0.0141779160945426" calcext:value-type="float">
            <text:p>0.014177916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137" calcext:value-type="float">
            <text:p>3137</text:p>
          </table:table-cell>
          <table:table-cell office:value-type="float" office:value="0" calcext:value-type="float">
            <text:p>0</text:p>
          </table:table-cell>
          <table:table-cell office:value-type="float" office:value="1679456" calcext:value-type="float">
            <text:p>1679456</text:p>
          </table:table-cell>
          <table:table-cell table:formula="of:=(2*[.V38]*[.W38])/([.V38]+[.W38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0.12180631" calcext:value-type="float">
            <text:p>0.12180631</text:p>
          </table:table-cell>
          <table:table-cell office:value-type="float" office:value="0.77054694" calcext:value-type="float">
            <text:p>0.77054694</text:p>
          </table:table-cell>
          <table:table-cell table:formula="of:=(2*[.B39]*[.C39])/([.B39]+[.C39])" office:value-type="float" office:value="0.210359472424606" calcext:value-type="float">
            <text:p>0.2103594724</text:p>
          </table:table-cell>
          <table:table-cell/>
          <table:table-cell office:value-type="float" office:value="0.16787415" calcext:value-type="float">
            <text:p>0.16787415</text:p>
          </table:table-cell>
          <table:table-cell office:value-type="float" office:value="0.56352735" calcext:value-type="float">
            <text:p>0.56352735</text:p>
          </table:table-cell>
          <table:table-cell office:value-type="float" office:value="38534" calcext:value-type="float">
            <text:p>38534</text:p>
          </table:table-cell>
          <table:table-cell office:value-type="float" office:value="29846" calcext:value-type="float">
            <text:p>29846</text:p>
          </table:table-cell>
          <table:table-cell office:value-type="float" office:value="191007" calcext:value-type="float">
            <text:p>191007</text:p>
          </table:table-cell>
          <table:table-cell office:value-type="float" office:value="1702027" calcext:value-type="float">
            <text:p>1702027</text:p>
          </table:table-cell>
          <table:table-cell table:formula="of:=(2*[.F39]*[.G39])/([.F39]+[.G39])" office:value-type="float" office:value="0.258686029172766" calcext:value-type="float">
            <text:p>0.2586860292</text:p>
          </table:table-cell>
          <table:table-cell table:formula="of:=[.H39]+[.I39]" office:value-type="float" office:value="68380" calcext:value-type="float">
            <text:p>68380</text:p>
          </table:table-cell>
          <table:table-cell office:value-type="float" office:value="0.19101068" calcext:value-type="float">
            <text:p>0.19101068</text:p>
          </table:table-cell>
          <table:table-cell office:value-type="float" office:value="0.45418251" calcext:value-type="float">
            <text:p>0.45418251</text:p>
          </table:table-cell>
          <table:table-cell office:value-type="float" office:value="31057" calcext:value-type="float">
            <text:p>31057</text:p>
          </table:table-cell>
          <table:table-cell office:value-type="float" office:value="37323" calcext:value-type="float">
            <text:p>37323</text:p>
          </table:table-cell>
          <table:table-cell office:value-type="float" office:value="131536" calcext:value-type="float">
            <text:p>131536</text:p>
          </table:table-cell>
          <table:table-cell office:value-type="float" office:value="1761498" calcext:value-type="float">
            <text:p>1761498</text:p>
          </table:table-cell>
          <table:table-cell table:formula="of:=(2*[.N39]*[.O39])/([.N39]+[.O39])" office:value-type="float" office:value="0.268923204472158" calcext:value-type="float">
            <text:p>0.2689232045</text:p>
          </table:table-cell>
          <table:table-cell/>
          <table:table-cell office:value-type="float" office:value="0.24406292" calcext:value-type="float">
            <text:p>0.24406292</text:p>
          </table:table-cell>
          <table:table-cell office:value-type="float" office:value="0.28216625" calcext:value-type="float">
            <text:p>0.28216625</text:p>
          </table:table-cell>
          <table:table-cell office:value-type="float" office:value="16803" calcext:value-type="float">
            <text:p>16803</text:p>
          </table:table-cell>
          <table:table-cell office:value-type="float" office:value="42747" calcext:value-type="float">
            <text:p>42747</text:p>
          </table:table-cell>
          <table:table-cell office:value-type="float" office:value="52044" calcext:value-type="float">
            <text:p>52044</text:p>
          </table:table-cell>
          <table:table-cell office:value-type="float" office:value="1570999" calcext:value-type="float">
            <text:p>1570999</text:p>
          </table:table-cell>
          <table:table-cell table:formula="of:=(2*[.V39]*[.W39])/([.V39]+[.W39])" office:value-type="float" office:value="0.261735087397189" calcext:value-type="float">
            <text:p>0.26173508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ach</text:p>
          </table:table-cell>
          <table:table-cell office:value-type="float" office:value="0.02764534" calcext:value-type="float">
            <text:p>0.02764534</text:p>
          </table:table-cell>
          <table:table-cell office:value-type="float" office:value="0.12659565" calcext:value-type="float">
            <text:p>0.12659565</text:p>
          </table:table-cell>
          <table:table-cell table:formula="of:=(2*[.B40]*[.C40])/([.B40]+[.C40])" office:value-type="float" office:value="0.0453806706864498" calcext:value-type="float">
            <text:p>0.0453806707</text:p>
          </table:table-cell>
          <table:table-cell/>
          <table:table-cell office:value-type="float" office:value="0.05139886" calcext:value-type="float">
            <text:p>0.05139886</text:p>
          </table:table-cell>
          <table:table-cell office:value-type="float" office:value="0.09138128" calcext:value-type="float">
            <text:p>0.09138128</text:p>
          </table:table-cell>
          <table:table-cell office:value-type="float" office:value="1038" calcext:value-type="float">
            <text:p>1038</text:p>
          </table:table-cell>
          <table:table-cell office:value-type="float" office:value="10321" calcext:value-type="float">
            <text:p>10321</text:p>
          </table:table-cell>
          <table:table-cell office:value-type="float" office:value="19157" calcext:value-type="float">
            <text:p>19157</text:p>
          </table:table-cell>
          <table:table-cell office:value-type="float" office:value="1930898" calcext:value-type="float">
            <text:p>1930898</text:p>
          </table:table-cell>
          <table:table-cell table:formula="of:=(2*[.F40]*[.G40])/([.F40]+[.G40])" office:value-type="float" office:value="0.0657919738325064" calcext:value-type="float">
            <text:p>0.0657919738</text:p>
          </table:table-cell>
          <table:table-cell table:formula="of:=[.H40]+[.I40]" office:value-type="float" office:value="11359" calcext:value-type="float">
            <text:p>11359</text:p>
          </table:table-cell>
          <table:table-cell office:value-type="float" office:value="0.10481682" calcext:value-type="float">
            <text:p>0.10481682</text:p>
          </table:table-cell>
          <table:table-cell office:value-type="float" office:value="0.0816093" calcext:value-type="float">
            <text:p>0.0816093</text:p>
          </table:table-cell>
          <table:table-cell office:value-type="float" office:value="927" calcext:value-type="float">
            <text:p>927</text:p>
          </table:table-cell>
          <table:table-cell office:value-type="float" office:value="10432" calcext:value-type="float">
            <text:p>10432</text:p>
          </table:table-cell>
          <table:table-cell office:value-type="float" office:value="7917" calcext:value-type="float">
            <text:p>7917</text:p>
          </table:table-cell>
          <table:table-cell office:value-type="float" office:value="1942138" calcext:value-type="float">
            <text:p>1942138</text:p>
          </table:table-cell>
          <table:table-cell table:formula="of:=(2*[.N40]*[.O40])/([.N40]+[.O40])" office:value-type="float" office:value="0.0917685494760713" calcext:value-type="float">
            <text:p>0.0917685495</text:p>
          </table:table-cell>
          <table:table-cell/>
          <table:table-cell office:value-type="float" office:value="0.31340275" calcext:value-type="float">
            <text:p>0.31340275</text:p>
          </table:table-cell>
          <table:table-cell office:value-type="float" office:value="0.08601457" calcext:value-type="float">
            <text:p>0.08601457</text:p>
          </table:table-cell>
          <table:table-cell office:value-type="float" office:value="933" calcext:value-type="float">
            <text:p>933</text:p>
          </table:table-cell>
          <table:table-cell office:value-type="float" office:value="9914" calcext:value-type="float">
            <text:p>9914</text:p>
          </table:table-cell>
          <table:table-cell office:value-type="float" office:value="2044" calcext:value-type="float">
            <text:p>2044</text:p>
          </table:table-cell>
          <table:table-cell office:value-type="float" office:value="1669702" calcext:value-type="float">
            <text:p>1669702</text:p>
          </table:table-cell>
          <table:table-cell table:formula="of:=(2*[.V40]*[.W40])/([.V40]+[.W40])" office:value-type="float" office:value="0.134982643106551" calcext:value-type="float">
            <text:p>0.134982643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llege</text:p>
          </table:table-cell>
          <table:table-cell office:value-type="float" office:value="0.01308014" calcext:value-type="float">
            <text:p>0.01308014</text:p>
          </table:table-cell>
          <table:table-cell office:value-type="float" office:value="0.98313468" calcext:value-type="float">
            <text:p>0.98313468</text:p>
          </table:table-cell>
          <table:table-cell table:formula="of:=(2*[.B41]*[.C41])/([.B41]+[.C41])" office:value-type="float" office:value="0.0258167997405523" calcext:value-type="float">
            <text:p>0.0258167997</text:p>
          </table:table-cell>
          <table:table-cell/>
          <table:table-cell office:value-type="float" office:value="0.01580631" calcext:value-type="float">
            <text:p>0.01580631</text:p>
          </table:table-cell>
          <table:table-cell office:value-type="float" office:value="0.86880727" calcext:value-type="float">
            <text:p>0.86880727</text:p>
          </table:table-cell>
          <table:table-cell office:value-type="float" office:value="10715" calcext:value-type="float">
            <text:p>10715</text:p>
          </table:table-cell>
          <table:table-cell office:value-type="float" office:value="1618" calcext:value-type="float">
            <text:p>1618</text:p>
          </table:table-cell>
          <table:table-cell office:value-type="float" office:value="667179" calcext:value-type="float">
            <text:p>667179</text:p>
          </table:table-cell>
          <table:table-cell office:value-type="float" office:value="1281902" calcext:value-type="float">
            <text:p>1281902</text:p>
          </table:table-cell>
          <table:table-cell table:formula="of:=(2*[.F41]*[.G41])/([.F41]+[.G41])" office:value-type="float" office:value="0.031047764471067" calcext:value-type="float">
            <text:p>0.0310477645</text:p>
          </table:table-cell>
          <table:table-cell table:formula="of:=[.H41]+[.I41]" office:value-type="float" office:value="12333" calcext:value-type="float">
            <text:p>12333</text:p>
          </table:table-cell>
          <table:table-cell office:value-type="float" office:value="0.02059803" calcext:value-type="float">
            <text:p>0.02059803</text:p>
          </table:table-cell>
          <table:table-cell office:value-type="float" office:value="0.666018" calcext:value-type="float">
            <text:p>0.666018</text:p>
          </table:table-cell>
          <table:table-cell office:value-type="float" office:value="8214" calcext:value-type="float">
            <text:p>8214</text:p>
          </table:table-cell>
          <table:table-cell office:value-type="float" office:value="4119" calcext:value-type="float">
            <text:p>4119</text:p>
          </table:table-cell>
          <table:table-cell office:value-type="float" office:value="390562" calcext:value-type="float">
            <text:p>390562</text:p>
          </table:table-cell>
          <table:table-cell office:value-type="float" office:value="1558519" calcext:value-type="float">
            <text:p>1558519</text:p>
          </table:table-cell>
          <table:table-cell table:formula="of:=(2*[.N41]*[.O41])/([.N41]+[.O41])" office:value-type="float" office:value="0.0399602052534078" calcext:value-type="float">
            <text:p>0.0399602053</text:p>
          </table:table-cell>
          <table:table-cell/>
          <table:table-cell office:value-type="float" office:value="0.18202267" calcext:value-type="float">
            <text:p>0.18202267</text:p>
          </table:table-cell>
          <table:table-cell office:value-type="float" office:value="0.35865615" calcext:value-type="float">
            <text:p>0.35865615</text:p>
          </table:table-cell>
          <table:table-cell office:value-type="float" office:value="4046" calcext:value-type="float">
            <text:p>4046</text:p>
          </table:table-cell>
          <table:table-cell office:value-type="float" office:value="7235" calcext:value-type="float">
            <text:p>7235</text:p>
          </table:table-cell>
          <table:table-cell office:value-type="float" office:value="18182" calcext:value-type="float">
            <text:p>18182</text:p>
          </table:table-cell>
          <table:table-cell office:value-type="float" office:value="1653130" calcext:value-type="float">
            <text:p>1653130</text:p>
          </table:table-cell>
          <table:table-cell table:formula="of:=(2*[.V41]*[.W41])/([.V41]+[.W41])" office:value-type="float" office:value="0.241487358557602" calcext:value-type="float">
            <text:p>0.24148735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0.16995917" calcext:value-type="float">
            <text:p>0.16995917</text:p>
          </table:table-cell>
          <table:table-cell office:value-type="float" office:value="0.30190159" calcext:value-type="float">
            <text:p>0.30190159</text:p>
          </table:table-cell>
          <table:table-cell table:formula="of:=(2*[.B42]*[.C42])/([.B42]+[.C42])" office:value-type="float" office:value="0.217483410394542" calcext:value-type="float">
            <text:p>0.2174834104</text:p>
          </table:table-cell>
          <table:table-cell/>
          <table:table-cell office:value-type="float" office:value="0.09406582" calcext:value-type="float">
            <text:p>0.09406582</text:p>
          </table:table-cell>
          <table:table-cell office:value-type="float" office:value="0.03558126" calcext:value-type="float">
            <text:p>0.03558126</text:p>
          </table:table-cell>
          <table:table-cell office:value-type="float" office:value="363" calcext:value-type="float">
            <text:p>363</text:p>
          </table:table-cell>
          <table:table-cell office:value-type="float" office:value="9839" calcext:value-type="float">
            <text:p>9839</text:p>
          </table:table-cell>
          <table:table-cell office:value-type="float" office:value="3496" calcext:value-type="float">
            <text:p>3496</text:p>
          </table:table-cell>
          <table:table-cell office:value-type="float" office:value="1947716" calcext:value-type="float">
            <text:p>1947716</text:p>
          </table:table-cell>
          <table:table-cell table:formula="of:=(2*[.F42]*[.G42])/([.F42]+[.G42])" office:value-type="float" office:value="0.0516321755728428" calcext:value-type="float">
            <text:p>0.0516321756</text:p>
          </table:table-cell>
          <table:table-cell table:formula="of:=[.H42]+[.I42]" office:value-type="float" office:value="10202" calcext:value-type="float">
            <text:p>10202</text:p>
          </table:table-cell>
          <table:table-cell office:value-type="float" office:value="0.11716058" calcext:value-type="float">
            <text:p>0.11716058</text:p>
          </table:table-cell>
          <table:table-cell office:value-type="float" office:value="0.0166634" calcext:value-type="float">
            <text:p>0.0166634</text:p>
          </table:table-cell>
          <table:table-cell office:value-type="float" office:value="170" calcext:value-type="float">
            <text:p>170</text:p>
          </table:table-cell>
          <table:table-cell office:value-type="float" office:value="10032" calcext:value-type="float">
            <text:p>10032</text:p>
          </table:table-cell>
          <table:table-cell office:value-type="float" office:value="1281" calcext:value-type="float">
            <text:p>1281</text:p>
          </table:table-cell>
          <table:table-cell office:value-type="float" office:value="1949931" calcext:value-type="float">
            <text:p>1949931</text:p>
          </table:table-cell>
          <table:table-cell table:formula="of:=(2*[.N42]*[.O42])/([.N42]+[.O42])" office:value-type="float" office:value="0.0291770370119316" calcext:value-type="float">
            <text:p>0.029177037</text:p>
          </table:table-cell>
          <table:table-cell/>
          <table:table-cell office:value-type="float" office:value="0.17679134" calcext:value-type="float">
            <text:p>0.17679134</text:p>
          </table:table-cell>
          <table:table-cell office:value-type="float" office:value="0.2744709" calcext:value-type="float">
            <text:p>0.2744709</text:p>
          </table:table-cell>
          <table:table-cell office:value-type="float" office:value="2075" calcext:value-type="float">
            <text:p>2075</text:p>
          </table:table-cell>
          <table:table-cell office:value-type="float" office:value="5485" calcext:value-type="float">
            <text:p>5485</text:p>
          </table:table-cell>
          <table:table-cell office:value-type="float" office:value="9662" calcext:value-type="float">
            <text:p>9662</text:p>
          </table:table-cell>
          <table:table-cell office:value-type="float" office:value="1665371" calcext:value-type="float">
            <text:p>1665371</text:p>
          </table:table-cell>
          <table:table-cell table:formula="of:=(2*[.V42]*[.W42])/([.V42]+[.W42])" office:value-type="float" office:value="0.215059333136342" calcext:value-type="float">
            <text:p>0.215059333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mmandStructure</text:p>
          </table:table-cell>
          <table:table-cell office:value-type="float" office:value="0.05324932" calcext:value-type="float">
            <text:p>0.05324932</text:p>
          </table:table-cell>
          <table:table-cell office:value-type="float" office:value="0.68542692" calcext:value-type="float">
            <text:p>0.68542692</text:p>
          </table:table-cell>
          <table:table-cell table:formula="of:=(2*[.B43]*[.C43])/([.B43]+[.C43])" office:value-type="float" office:value="0.0988214197865479" calcext:value-type="float">
            <text:p>0.0988214198</text:p>
          </table:table-cell>
          <table:table-cell/>
          <table:table-cell office:value-type="float" office:value="0.05720104" calcext:value-type="float">
            <text:p>0.05720104</text:p>
          </table:table-cell>
          <table:table-cell office:value-type="float" office:value="0.27648192" calcext:value-type="float">
            <text:p>0.27648192</text:p>
          </table:table-cell>
          <table:table-cell office:value-type="float" office:value="1292" calcext:value-type="float">
            <text:p>1292</text:p>
          </table:table-cell>
          <table:table-cell office:value-type="float" office:value="3381" calcext:value-type="float">
            <text:p>3381</text:p>
          </table:table-cell>
          <table:table-cell office:value-type="float" office:value="21295" calcext:value-type="float">
            <text:p>21295</text:p>
          </table:table-cell>
          <table:table-cell office:value-type="float" office:value="1935446" calcext:value-type="float">
            <text:p>1935446</text:p>
          </table:table-cell>
          <table:table-cell table:formula="of:=(2*[.F43]*[.G43])/([.F43]+[.G43])" office:value-type="float" office:value="0.0947908959162721" calcext:value-type="float">
            <text:p>0.0947908959</text:p>
          </table:table-cell>
          <table:table-cell table:formula="of:=[.H43]+[.I43]" office:value-type="float" office:value="4673" calcext:value-type="float">
            <text:p>4673</text:p>
          </table:table-cell>
          <table:table-cell office:value-type="float" office:value="0.07435587" calcext:value-type="float">
            <text:p>0.07435587</text:p>
          </table:table-cell>
          <table:table-cell office:value-type="float" office:value="0.09201798" calcext:value-type="float">
            <text:p>0.09201798</text:p>
          </table:table-cell>
          <table:table-cell office:value-type="float" office:value="430" calcext:value-type="float">
            <text:p>430</text:p>
          </table:table-cell>
          <table:table-cell office:value-type="float" office:value="4243" calcext:value-type="float">
            <text:p>4243</text:p>
          </table:table-cell>
          <table:table-cell office:value-type="float" office:value="5353" calcext:value-type="float">
            <text:p>5353</text:p>
          </table:table-cell>
          <table:table-cell office:value-type="float" office:value="1951388" calcext:value-type="float">
            <text:p>1951388</text:p>
          </table:table-cell>
          <table:table-cell table:formula="of:=(2*[.N43]*[.O43])/([.N43]+[.O43])" office:value-type="float" office:value="0.0822494275217241" calcext:value-type="float">
            <text:p>0.0822494275</text:p>
          </table:table-cell>
          <table:table-cell/>
          <table:table-cell office:value-type="float" office:value="0.27762326" calcext:value-type="float">
            <text:p>0.27762326</text:p>
          </table:table-cell>
          <table:table-cell office:value-type="float" office:value="0.27408887" calcext:value-type="float">
            <text:p>0.27408887</text:p>
          </table:table-cell>
          <table:table-cell office:value-type="float" office:value="1098" calcext:value-type="float">
            <text:p>1098</text:p>
          </table:table-cell>
          <table:table-cell office:value-type="float" office:value="2908" calcext:value-type="float">
            <text:p>2908</text:p>
          </table:table-cell>
          <table:table-cell office:value-type="float" office:value="2857" calcext:value-type="float">
            <text:p>2857</text:p>
          </table:table-cell>
          <table:table-cell office:value-type="float" office:value="1675730" calcext:value-type="float">
            <text:p>1675730</text:p>
          </table:table-cell>
          <table:table-cell table:formula="of:=(2*[.V43]*[.W43])/([.V43]+[.W43])" office:value-type="float" office:value="0.275844743957745" calcext:value-type="float">
            <text:p>0.2758447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0.07215461" calcext:value-type="float">
            <text:p>0.07215461</text:p>
          </table:table-cell>
          <table:table-cell office:value-type="float" office:value="0.18372212" calcext:value-type="float">
            <text:p>0.18372212</text:p>
          </table:table-cell>
          <table:table-cell table:formula="of:=(2*[.B44]*[.C44])/([.B44]+[.C44])" office:value-type="float" office:value="0.103615502019064" calcext:value-type="float">
            <text:p>0.103615502</text:p>
          </table:table-cell>
          <table:table-cell/>
          <table:table-cell office:value-type="float" office:value="0.09850444" calcext:value-type="float">
            <text:p>0.09850444</text:p>
          </table:table-cell>
          <table:table-cell office:value-type="float" office:value="0.14915716" calcext:value-type="float">
            <text:p>0.14915716</text:p>
          </table:table-cell>
          <table:table-cell office:value-type="float" office:value="876" calcext:value-type="float">
            <text:p>876</text:p>
          </table:table-cell>
          <table:table-cell office:value-type="float" office:value="4997" calcext:value-type="float">
            <text:p>4997</text:p>
          </table:table-cell>
          <table:table-cell office:value-type="float" office:value="8017" calcext:value-type="float">
            <text:p>8017</text:p>
          </table:table-cell>
          <table:table-cell office:value-type="float" office:value="1947524" calcext:value-type="float">
            <text:p>1947524</text:p>
          </table:table-cell>
          <table:table-cell table:formula="of:=(2*[.F44]*[.G44])/([.F44]+[.G44])" office:value-type="float" office:value="0.118650953702878" calcext:value-type="float">
            <text:p>0.1186509537</text:p>
          </table:table-cell>
          <table:table-cell table:formula="of:=[.H44]+[.I44]" office:value-type="float" office:value="5873" calcext:value-type="float">
            <text:p>5873</text:p>
          </table:table-cell>
          <table:table-cell office:value-type="float" office:value="0.11347216" calcext:value-type="float">
            <text:p>0.11347216</text:p>
          </table:table-cell>
          <table:table-cell office:value-type="float" office:value="0.09092457" calcext:value-type="float">
            <text:p>0.09092457</text:p>
          </table:table-cell>
          <table:table-cell office:value-type="float" office:value="534" calcext:value-type="float">
            <text:p>534</text:p>
          </table:table-cell>
          <table:table-cell office:value-type="float" office:value="5339" calcext:value-type="float">
            <text:p>5339</text:p>
          </table:table-cell>
          <table:table-cell office:value-type="float" office:value="4172" calcext:value-type="float">
            <text:p>4172</text:p>
          </table:table-cell>
          <table:table-cell office:value-type="float" office:value="1951369" calcext:value-type="float">
            <text:p>1951369</text:p>
          </table:table-cell>
          <table:table-cell table:formula="of:=(2*[.N44]*[.O44])/([.N44]+[.O44])" office:value-type="float" office:value="0.100954720312514" calcext:value-type="float">
            <text:p>0.1009547203</text:p>
          </table:table-cell>
          <table:table-cell/>
          <table:table-cell office:value-type="float" office:value="0.21318493" calcext:value-type="float">
            <text:p>0.21318493</text:p>
          </table:table-cell>
          <table:table-cell office:value-type="float" office:value="0.05534563" calcext:value-type="float">
            <text:p>0.05534563</text:p>
          </table:table-cell>
          <table:table-cell office:value-type="float" office:value="249" calcext:value-type="float">
            <text:p>249</text:p>
          </table:table-cell>
          <table:table-cell office:value-type="float" office:value="4250" calcext:value-type="float">
            <text:p>4250</text:p>
          </table:table-cell>
          <table:table-cell office:value-type="float" office:value="919" calcext:value-type="float">
            <text:p>919</text:p>
          </table:table-cell>
          <table:table-cell office:value-type="float" office:value="1677175" calcext:value-type="float">
            <text:p>1677175</text:p>
          </table:table-cell>
          <table:table-cell table:formula="of:=(2*[.V44]*[.W44])/([.V44]+[.W44])" office:value-type="float" office:value="0.0878771805887263" calcext:value-type="float">
            <text:p>0.08787718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oser</text:p>
          </table:table-cell>
          <table:table-cell office:value-type="float" office:value="0.02189045" calcext:value-type="float">
            <text:p>0.02189045</text:p>
          </table:table-cell>
          <table:table-cell office:value-type="float" office:value="0.42848121" calcext:value-type="float">
            <text:p>0.42848121</text:p>
          </table:table-cell>
          <table:table-cell table:formula="of:=(2*[.B45]*[.C45])/([.B45]+[.C45])" office:value-type="float" office:value="0.0416529161867978" calcext:value-type="float">
            <text:p>0.0416529162</text:p>
          </table:table-cell>
          <table:table-cell/>
          <table:table-cell office:value-type="float" office:value="0.0279314" calcext:value-type="float">
            <text:p>0.0279314</text:p>
          </table:table-cell>
          <table:table-cell office:value-type="float" office:value="0.34764762" calcext:value-type="float">
            <text:p>0.34764762</text:p>
          </table:table-cell>
          <table:table-cell office:value-type="float" office:value="2202" calcext:value-type="float">
            <text:p>2202</text:p>
          </table:table-cell>
          <table:table-cell office:value-type="float" office:value="4132" calcext:value-type="float">
            <text:p>4132</text:p>
          </table:table-cell>
          <table:table-cell office:value-type="float" office:value="76634" calcext:value-type="float">
            <text:p>76634</text:p>
          </table:table-cell>
          <table:table-cell office:value-type="float" office:value="1878446" calcext:value-type="float">
            <text:p>1878446</text:p>
          </table:table-cell>
          <table:table-cell table:formula="of:=(2*[.F45]*[.G45])/([.F45]+[.G45])" office:value-type="float" office:value="0.0517083448019434" calcext:value-type="float">
            <text:p>0.0517083448</text:p>
          </table:table-cell>
          <table:table-cell table:formula="of:=[.H45]+[.I45]" office:value-type="float" office:value="6334" calcext:value-type="float">
            <text:p>6334</text:p>
          </table:table-cell>
          <table:table-cell office:value-type="float" office:value="0.04051255" calcext:value-type="float">
            <text:p>0.04051255</text:p>
          </table:table-cell>
          <table:table-cell office:value-type="float" office:value="0.26555099" calcext:value-type="float">
            <text:p>0.26555099</text:p>
          </table:table-cell>
          <table:table-cell office:value-type="float" office:value="1682" calcext:value-type="float">
            <text:p>1682</text:p>
          </table:table-cell>
          <table:table-cell office:value-type="float" office:value="4652" calcext:value-type="float">
            <text:p>4652</text:p>
          </table:table-cell>
          <table:table-cell office:value-type="float" office:value="39836" calcext:value-type="float">
            <text:p>39836</text:p>
          </table:table-cell>
          <table:table-cell office:value-type="float" office:value="1915244" calcext:value-type="float">
            <text:p>1915244</text:p>
          </table:table-cell>
          <table:table-cell table:formula="of:=(2*[.N45]*[.O45])/([.N45]+[.O45])" office:value-type="float" office:value="0.0703000936336585" calcext:value-type="float">
            <text:p>0.070300093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528" calcext:value-type="float">
            <text:p>4528</text:p>
          </table:table-cell>
          <table:table-cell office:value-type="float" office:value="0" calcext:value-type="float">
            <text:p>0</text:p>
          </table:table-cell>
          <table:table-cell office:value-type="float" office:value="1678065" calcext:value-type="float">
            <text:p>1678065</text:p>
          </table:table-cell>
          <table:table-cell table:formula="of:=(2*[.V45]*[.W45])/([.V45]+[.W4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mputingPlatform</text:p>
          </table:table-cell>
          <table:table-cell office:value-type="float" office:value="0.20672731" calcext:value-type="float">
            <text:p>0.20672731</text:p>
          </table:table-cell>
          <table:table-cell office:value-type="float" office:value="0.90539" calcext:value-type="float">
            <text:p>0.90539</text:p>
          </table:table-cell>
          <table:table-cell table:formula="of:=(2*[.B46]*[.C46])/([.B46]+[.C46])" office:value-type="float" office:value="0.336599093491135" calcext:value-type="float">
            <text:p>0.3365990935</text:p>
          </table:table-cell>
          <table:table-cell/>
          <table:table-cell office:value-type="float" office:value="0.26327459" calcext:value-type="float">
            <text:p>0.26327459</text:p>
          </table:table-cell>
          <table:table-cell office:value-type="float" office:value="0.49628182" calcext:value-type="float">
            <text:p>0.49628182</text:p>
          </table:table-cell>
          <table:table-cell office:value-type="float" office:value="9143" calcext:value-type="float">
            <text:p>9143</text:p>
          </table:table-cell>
          <table:table-cell office:value-type="float" office:value="9280" calcext:value-type="float">
            <text:p>9280</text:p>
          </table:table-cell>
          <table:table-cell office:value-type="float" office:value="25585" calcext:value-type="float">
            <text:p>25585</text:p>
          </table:table-cell>
          <table:table-cell office:value-type="float" office:value="1917406" calcext:value-type="float">
            <text:p>1917406</text:p>
          </table:table-cell>
          <table:table-cell table:formula="of:=(2*[.F46]*[.G46])/([.F46]+[.G46])" office:value-type="float" office:value="0.344038680905751" calcext:value-type="float">
            <text:p>0.3440386809</text:p>
          </table:table-cell>
          <table:table-cell table:formula="of:=[.H46]+[.I46]" office:value-type="float" office:value="18423" calcext:value-type="float">
            <text:p>18423</text:p>
          </table:table-cell>
          <table:table-cell office:value-type="float" office:value="0.31437513" calcext:value-type="float">
            <text:p>0.31437513</text:p>
          </table:table-cell>
          <table:table-cell office:value-type="float" office:value="0.15811757" calcext:value-type="float">
            <text:p>0.15811757</text:p>
          </table:table-cell>
          <table:table-cell office:value-type="float" office:value="2913" calcext:value-type="float">
            <text:p>2913</text:p>
          </table:table-cell>
          <table:table-cell office:value-type="float" office:value="15510" calcext:value-type="float">
            <text:p>15510</text:p>
          </table:table-cell>
          <table:table-cell office:value-type="float" office:value="6353" calcext:value-type="float">
            <text:p>6353</text:p>
          </table:table-cell>
          <table:table-cell office:value-type="float" office:value="1936638" calcext:value-type="float">
            <text:p>1936638</text:p>
          </table:table-cell>
          <table:table-cell table:formula="of:=(2*[.N46]*[.O46])/([.N46]+[.O46])" office:value-type="float" office:value="0.21040846397853" calcext:value-type="float">
            <text:p>0.210408464</text:p>
          </table:table-cell>
          <table:table-cell/>
          <table:table-cell office:value-type="float" office:value="0.38502698" calcext:value-type="float">
            <text:p>0.38502698</text:p>
          </table:table-cell>
          <table:table-cell office:value-type="float" office:value="0.56333941" calcext:value-type="float">
            <text:p>0.56333941</text:p>
          </table:table-cell>
          <table:table-cell office:value-type="float" office:value="8347" calcext:value-type="float">
            <text:p>8347</text:p>
          </table:table-cell>
          <table:table-cell office:value-type="float" office:value="6470" calcext:value-type="float">
            <text:p>6470</text:p>
          </table:table-cell>
          <table:table-cell office:value-type="float" office:value="13332" calcext:value-type="float">
            <text:p>13332</text:p>
          </table:table-cell>
          <table:table-cell office:value-type="float" office:value="1654444" calcext:value-type="float">
            <text:p>1654444</text:p>
          </table:table-cell>
          <table:table-cell table:formula="of:=(2*[.V46]*[.W46])/([.V46]+[.W46])" office:value-type="float" office:value="0.457419988802602" calcext:value-type="float">
            <text:p>0.45741998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untry</text:p>
          </table:table-cell>
          <table:table-cell office:value-type="float" office:value="0.30565689" calcext:value-type="float">
            <text:p>0.30565689</text:p>
          </table:table-cell>
          <table:table-cell office:value-type="float" office:value="0.82813877" calcext:value-type="float">
            <text:p>0.82813877</text:p>
          </table:table-cell>
          <table:table-cell table:formula="of:=(2*[.B47]*[.C47])/([.B47]+[.C47])" office:value-type="float" office:value="0.446511359774697" calcext:value-type="float">
            <text:p>0.4465113598</text:p>
          </table:table-cell>
          <table:table-cell/>
          <table:table-cell office:value-type="float" office:value="0.28897854" calcext:value-type="float">
            <text:p>0.28897854</text:p>
          </table:table-cell>
          <table:table-cell office:value-type="float" office:value="0.58171249" calcext:value-type="float">
            <text:p>0.58171249</text:p>
          </table:table-cell>
          <table:table-cell office:value-type="float" office:value="329945" calcext:value-type="float">
            <text:p>329945</text:p>
          </table:table-cell>
          <table:table-cell office:value-type="float" office:value="237251" calcext:value-type="float">
            <text:p>237251</text:p>
          </table:table-cell>
          <table:table-cell office:value-type="float" office:value="811818" calcext:value-type="float">
            <text:p>811818</text:p>
          </table:table-cell>
          <table:table-cell office:value-type="float" office:value="582400" calcext:value-type="float">
            <text:p>582400</text:p>
          </table:table-cell>
          <table:table-cell table:formula="of:=(2*[.F47]*[.G47])/([.F47]+[.G47])" office:value-type="float" office:value="0.386135656089083" calcext:value-type="float">
            <text:p>0.3861356561</text:p>
          </table:table-cell>
          <table:table-cell table:formula="of:=[.H47]+[.I47]" office:value-type="float" office:value="567196" calcext:value-type="float">
            <text:p>567196</text:p>
          </table:table-cell>
          <table:table-cell office:value-type="float" office:value="0.22373518" calcext:value-type="float">
            <text:p>0.22373518</text:p>
          </table:table-cell>
          <table:table-cell office:value-type="float" office:value="0.27149698" calcext:value-type="float">
            <text:p>0.27149698</text:p>
          </table:table-cell>
          <table:table-cell office:value-type="float" office:value="153992" calcext:value-type="float">
            <text:p>153992</text:p>
          </table:table-cell>
          <table:table-cell office:value-type="float" office:value="413204" calcext:value-type="float">
            <text:p>413204</text:p>
          </table:table-cell>
          <table:table-cell office:value-type="float" office:value="534286" calcext:value-type="float">
            <text:p>534286</text:p>
          </table:table-cell>
          <table:table-cell office:value-type="float" office:value="859932" calcext:value-type="float">
            <text:p>859932</text:p>
          </table:table-cell>
          <table:table-cell table:formula="of:=(2*[.N47]*[.O47])/([.N47]+[.O47])" office:value-type="float" office:value="0.245312928343573" calcext:value-type="float">
            <text:p>0.2453129283</text:p>
          </table:table-cell>
          <table:table-cell/>
          <table:table-cell office:value-type="float" office:value="0.30049024" calcext:value-type="float">
            <text:p>0.30049024</text:p>
          </table:table-cell>
          <table:table-cell office:value-type="float" office:value="0.79957927" calcext:value-type="float">
            <text:p>0.79957927</text:p>
          </table:table-cell>
          <table:table-cell office:value-type="float" office:value="381991" calcext:value-type="float">
            <text:p>381991</text:p>
          </table:table-cell>
          <table:table-cell office:value-type="float" office:value="95749" calcext:value-type="float">
            <text:p>95749</text:p>
          </table:table-cell>
          <table:table-cell office:value-type="float" office:value="889235" calcext:value-type="float">
            <text:p>889235</text:p>
          </table:table-cell>
          <table:table-cell office:value-type="float" office:value="315618" calcext:value-type="float">
            <text:p>315618</text:p>
          </table:table-cell>
          <table:table-cell table:formula="of:=(2*[.V47]*[.W47])/([.V47]+[.W47])" office:value-type="float" office:value="0.436819245615352" calcext:value-type="float">
            <text:p>0.43681924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eator</text:p>
          </table:table-cell>
          <table:table-cell office:value-type="float" office:value="0.03849665" calcext:value-type="float">
            <text:p>0.03849665</text:p>
          </table:table-cell>
          <table:table-cell office:value-type="float" office:value="0.72944385" calcext:value-type="float">
            <text:p>0.72944385</text:p>
          </table:table-cell>
          <table:table-cell table:formula="of:=(2*[.B48]*[.C48])/([.B48]+[.C48])" office:value-type="float" office:value="0.073133646651277" calcext:value-type="float">
            <text:p>0.0731336467</text:p>
          </table:table-cell>
          <table:table-cell/>
          <table:table-cell office:value-type="float" office:value="0.05268091" calcext:value-type="float">
            <text:p>0.05268091</text:p>
          </table:table-cell>
          <table:table-cell office:value-type="float" office:value="0.62074242" calcext:value-type="float">
            <text:p>0.62074242</text:p>
          </table:table-cell>
          <table:table-cell office:value-type="float" office:value="9331" calcext:value-type="float">
            <text:p>9331</text:p>
          </table:table-cell>
          <table:table-cell office:value-type="float" office:value="5701" calcext:value-type="float">
            <text:p>5701</text:p>
          </table:table-cell>
          <table:table-cell office:value-type="float" office:value="167792" calcext:value-type="float">
            <text:p>167792</text:p>
          </table:table-cell>
          <table:table-cell office:value-type="float" office:value="1778590" calcext:value-type="float">
            <text:p>1778590</text:p>
          </table:table-cell>
          <table:table-cell table:formula="of:=(2*[.F48]*[.G48])/([.F48]+[.G48])" office:value-type="float" office:value="0.0971195208256364" calcext:value-type="float">
            <text:p>0.0971195208</text:p>
          </table:table-cell>
          <table:table-cell table:formula="of:=[.H48]+[.I48]" office:value-type="float" office:value="15032" calcext:value-type="float">
            <text:p>15032</text:p>
          </table:table-cell>
          <table:table-cell office:value-type="float" office:value="0.05624561" calcext:value-type="float">
            <text:p>0.05624561</text:p>
          </table:table-cell>
          <table:table-cell office:value-type="float" office:value="0.43108036" calcext:value-type="float">
            <text:p>0.43108036</text:p>
          </table:table-cell>
          <table:table-cell office:value-type="float" office:value="6480" calcext:value-type="float">
            <text:p>6480</text:p>
          </table:table-cell>
          <table:table-cell office:value-type="float" office:value="8552" calcext:value-type="float">
            <text:p>8552</text:p>
          </table:table-cell>
          <table:table-cell office:value-type="float" office:value="108729" calcext:value-type="float">
            <text:p>108729</text:p>
          </table:table-cell>
          <table:table-cell office:value-type="float" office:value="1837653" calcext:value-type="float">
            <text:p>1837653</text:p>
          </table:table-cell>
          <table:table-cell table:formula="of:=(2*[.N48]*[.O48])/([.N48]+[.O48])" office:value-type="float" office:value="0.0995078419778023" calcext:value-type="float">
            <text:p>0.099507842</text:p>
          </table:table-cell>
          <table:table-cell/>
          <table:table-cell office:value-type="float" office:value="0.45926966" calcext:value-type="float">
            <text:p>0.45926966</text:p>
          </table:table-cell>
          <table:table-cell office:value-type="float" office:value="0.02983849" calcext:value-type="float">
            <text:p>0.02983849</text:p>
          </table:table-cell>
          <table:table-cell office:value-type="float" office:value="327" calcext:value-type="float">
            <text:p>327</text:p>
          </table:table-cell>
          <table:table-cell office:value-type="float" office:value="10632" calcext:value-type="float">
            <text:p>10632</text:p>
          </table:table-cell>
          <table:table-cell office:value-type="float" office:value="385" calcext:value-type="float">
            <text:p>385</text:p>
          </table:table-cell>
          <table:table-cell office:value-type="float" office:value="1671249" calcext:value-type="float">
            <text:p>1671249</text:p>
          </table:table-cell>
          <table:table-cell table:formula="of:=(2*[.V48]*[.W48])/([.V48]+[.W48])" office:value-type="float" office:value="0.0560363312580803" calcext:value-type="float">
            <text:p>0.056036331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osses</text:p>
          </table:table-cell>
          <table:table-cell office:value-type="float" office:value="0.06071265" calcext:value-type="float">
            <text:p>0.06071265</text:p>
          </table:table-cell>
          <table:table-cell office:value-type="float" office:value="0.65082956" calcext:value-type="float">
            <text:p>0.65082956</text:p>
          </table:table-cell>
          <table:table-cell table:formula="of:=(2*[.B49]*[.C49])/([.B49]+[.C49])" office:value-type="float" office:value="0.111064633216725" calcext:value-type="float">
            <text:p>0.1110646332</text:p>
          </table:table-cell>
          <table:table-cell/>
          <table:table-cell office:value-type="float" office:value="0.06886296" calcext:value-type="float">
            <text:p>0.06886296</text:p>
          </table:table-cell>
          <table:table-cell office:value-type="float" office:value="0.45399698" calcext:value-type="float">
            <text:p>0.45399698</text:p>
          </table:table-cell>
          <table:table-cell office:value-type="float" office:value="1204" calcext:value-type="float">
            <text:p>1204</text:p>
          </table:table-cell>
          <table:table-cell office:value-type="float" office:value="1448" calcext:value-type="float">
            <text:p>1448</text:p>
          </table:table-cell>
          <table:table-cell office:value-type="float" office:value="16280" calcext:value-type="float">
            <text:p>16280</text:p>
          </table:table-cell>
          <table:table-cell office:value-type="float" office:value="1942482" calcext:value-type="float">
            <text:p>1942482</text:p>
          </table:table-cell>
          <table:table-cell table:formula="of:=(2*[.F49]*[.G49])/([.F49]+[.G49])" office:value-type="float" office:value="0.119586808941074" calcext:value-type="float">
            <text:p>0.1195868089</text:p>
          </table:table-cell>
          <table:table-cell table:formula="of:=[.H49]+[.I49]" office:value-type="float" office:value="2652" calcext:value-type="float">
            <text:p>2652</text:p>
          </table:table-cell>
          <table:table-cell office:value-type="float" office:value="0.06774351" calcext:value-type="float">
            <text:p>0.06774351</text:p>
          </table:table-cell>
          <table:table-cell office:value-type="float" office:value="0.26093514" calcext:value-type="float">
            <text:p>0.26093514</text:p>
          </table:table-cell>
          <table:table-cell office:value-type="float" office:value="692" calcext:value-type="float">
            <text:p>692</text:p>
          </table:table-cell>
          <table:table-cell office:value-type="float" office:value="1960" calcext:value-type="float">
            <text:p>1960</text:p>
          </table:table-cell>
          <table:table-cell office:value-type="float" office:value="9523" calcext:value-type="float">
            <text:p>9523</text:p>
          </table:table-cell>
          <table:table-cell office:value-type="float" office:value="1949239" calcext:value-type="float">
            <text:p>1949239</text:p>
          </table:table-cell>
          <table:table-cell table:formula="of:=(2*[.N49]*[.O49])/([.N49]+[.O49])" office:value-type="float" office:value="0.107561974384046" calcext:value-type="float">
            <text:p>0.1075619744</text:p>
          </table:table-cell>
          <table:table-cell/>
          <table:table-cell office:value-type="float" office:value="0.07544822" calcext:value-type="float">
            <text:p>0.07544822</text:p>
          </table:table-cell>
          <table:table-cell office:value-type="float" office:value="0.60802188" calcext:value-type="float">
            <text:p>0.60802188</text:p>
          </table:table-cell>
          <table:table-cell office:value-type="float" office:value="1334" calcext:value-type="float">
            <text:p>1334</text:p>
          </table:table-cell>
          <table:table-cell office:value-type="float" office:value="860" calcext:value-type="float">
            <text:p>860</text:p>
          </table:table-cell>
          <table:table-cell office:value-type="float" office:value="16347" calcext:value-type="float">
            <text:p>16347</text:p>
          </table:table-cell>
          <table:table-cell office:value-type="float" office:value="1664052" calcext:value-type="float">
            <text:p>1664052</text:p>
          </table:table-cell>
          <table:table-cell table:formula="of:=(2*[.V49]*[.W49])/([.V49]+[.W49])" office:value-type="float" office:value="0.134238991777559" calcext:value-type="float">
            <text:p>0.134238991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urrentPartner</text:p>
          </table:table-cell>
          <table:table-cell office:value-type="float" office:value="0.00066134" calcext:value-type="float">
            <text:p>0.00066134</text:p>
          </table:table-cell>
          <table:table-cell office:value-type="float" office:value="0.40554593" calcext:value-type="float">
            <text:p>0.40554593</text:p>
          </table:table-cell>
          <table:table-cell table:formula="of:=(2*[.B50]*[.C50])/([.B50]+[.C50])" office:value-type="float" office:value="0.0013205265644123" calcext:value-type="float">
            <text:p>0.0013205266</text:p>
          </table:table-cell>
          <table:table-cell/>
          <table:table-cell office:value-type="float" office:value="0.00004034" calcext:value-type="float">
            <text:p>0.00004034</text:p>
          </table:table-cell>
          <table:table-cell office:value-type="float" office:value="0.01213172" calcext:value-type="float">
            <text:p>0.01213172</text:p>
          </table:table-cell>
          <table:table-cell office:value-type="float" office:value="7" calcext:value-type="float">
            <text:p>7</text:p>
          </table:table-cell>
          <table:table-cell office:value-type="float" office:value="570" calcext:value-type="float">
            <text:p>570</text:p>
          </table:table-cell>
          <table:table-cell office:value-type="float" office:value="173528" calcext:value-type="float">
            <text:p>173528</text:p>
          </table:table-cell>
          <table:table-cell office:value-type="float" office:value="1787309" calcext:value-type="float">
            <text:p>1787309</text:p>
          </table:table-cell>
          <table:table-cell table:formula="of:=(2*[.F50]*[.G50])/([.F50]+[.G50])" office:value-type="float" office:value="0.0000804126145944072" calcext:value-type="float">
            <text:p>8.04126145944072E-005</text:p>
          </table:table-cell>
          <table:table-cell table:formula="of:=[.H50]+[.I50]" office:value-type="float" office:value="577" calcext:value-type="float">
            <text:p>577</text:p>
          </table:table-cell>
          <table:table-cell office:value-type="float" office:value="0.00004139" calcext:value-type="float">
            <text:p>0.00004139</text:p>
          </table:table-cell>
          <table:table-cell office:value-type="float" office:value="0.00693241" calcext:value-type="float">
            <text:p>0.00693241</text:p>
          </table:table-cell>
          <table:table-cell office:value-type="float" office:value="4" calcext:value-type="float">
            <text:p>4</text:p>
          </table:table-cell>
          <table:table-cell office:value-type="float" office:value="573" calcext:value-type="float">
            <text:p>573</text:p>
          </table:table-cell>
          <table:table-cell office:value-type="float" office:value="96627" calcext:value-type="float">
            <text:p>96627</text:p>
          </table:table-cell>
          <table:table-cell office:value-type="float" office:value="1864210" calcext:value-type="float">
            <text:p>1864210</text:p>
          </table:table-cell>
          <table:table-cell table:formula="of:=(2*[.N50]*[.O50])/([.N50]+[.O50])" office:value-type="float" office:value="0.0000822886948005392" calcext:value-type="float">
            <text:p>8.22886948005392E-00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682035" calcext:value-type="float">
            <text:p>1682035</text:p>
          </table:table-cell>
          <table:table-cell table:formula="of:=(2*[.V50]*[.W50])/([.V50]+[.W50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athCause</text:p>
          </table:table-cell>
          <table:table-cell office:value-type="float" office:value="0.01267808" calcext:value-type="float">
            <text:p>0.01267808</text:p>
          </table:table-cell>
          <table:table-cell office:value-type="float" office:value="0.03616704" calcext:value-type="float">
            <text:p>0.03616704</text:p>
          </table:table-cell>
          <table:table-cell table:formula="of:=(2*[.B51]*[.C51])/([.B51]+[.C51])" office:value-type="float" office:value="0.0187747978296788" calcext:value-type="float">
            <text:p>0.0187747978</text:p>
          </table:table-cell>
          <table:table-cell/>
          <table:table-cell office:value-type="float" office:value="0.01879699" calcext:value-type="float">
            <text:p>0.01879699</text:p>
          </table:table-cell>
          <table:table-cell office:value-type="float" office:value="0.01677852" calcext:value-type="float">
            <text:p>0.01677852</text:p>
          </table:table-cell>
          <table:table-cell office:value-type="float" office:value="45" calcext:value-type="float">
            <text:p>45</text:p>
          </table:table-cell>
          <table:table-cell office:value-type="float" office:value="2637" calcext:value-type="float">
            <text:p>2637</text:p>
          </table:table-cell>
          <table:table-cell office:value-type="float" office:value="2349" calcext:value-type="float">
            <text:p>2349</text:p>
          </table:table-cell>
          <table:table-cell office:value-type="float" office:value="1956383" calcext:value-type="float">
            <text:p>1956383</text:p>
          </table:table-cell>
          <table:table-cell table:formula="of:=(2*[.F51]*[.G51])/([.F51]+[.G51])" office:value-type="float" office:value="0.0177304934014888" calcext:value-type="float">
            <text:p>0.0177304934</text:p>
          </table:table-cell>
          <table:table-cell table:formula="of:=[.H51]+[.I51]" office:value-type="float" office:value="2682" calcext:value-type="float">
            <text:p>2682</text:p>
          </table:table-cell>
          <table:table-cell office:value-type="float" office:value="0.02072539" calcext:value-type="float">
            <text:p>0.02072539</text:p>
          </table:table-cell>
          <table:table-cell office:value-type="float" office:value="0.00745712" calcext:value-type="float">
            <text:p>0.00745712</text:p>
          </table:table-cell>
          <table:table-cell office:value-type="float" office:value="20" calcext:value-type="float">
            <text:p>20</text:p>
          </table:table-cell>
          <table:table-cell office:value-type="float" office:value="2662" calcext:value-type="float">
            <text:p>2662</text:p>
          </table:table-cell>
          <table:table-cell office:value-type="float" office:value="945" calcext:value-type="float">
            <text:p>945</text:p>
          </table:table-cell>
          <table:table-cell office:value-type="float" office:value="1957787" calcext:value-type="float">
            <text:p>1957787</text:p>
          </table:table-cell>
          <table:table-cell table:formula="of:=(2*[.N51]*[.O51])/([.N51]+[.O51])" office:value-type="float" office:value="0.0109679173556081" calcext:value-type="float">
            <text:p>0.010967917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1681072" calcext:value-type="float">
            <text:p>1681072</text:p>
          </table:table-cell>
          <table:table-cell table:formula="of:=(2*[.V51]*[.W51])/([.V51]+[.W51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athPlace</text:p>
          </table:table-cell>
          <table:table-cell office:value-type="float" office:value="0.06349853" calcext:value-type="float">
            <text:p>0.06349853</text:p>
          </table:table-cell>
          <table:table-cell office:value-type="float" office:value="0.95573238" calcext:value-type="float">
            <text:p>0.95573238</text:p>
          </table:table-cell>
          <table:table-cell table:formula="of:=(2*[.B52]*[.C52])/([.B52]+[.C52])" office:value-type="float" office:value="0.11908508780096" calcext:value-type="float">
            <text:p>0.1190850878</text:p>
          </table:table-cell>
          <table:table-cell/>
          <table:table-cell office:value-type="float" office:value="0.07901387" calcext:value-type="float">
            <text:p>0.07901387</text:p>
          </table:table-cell>
          <table:table-cell office:value-type="float" office:value="0.87175078" calcext:value-type="float">
            <text:p>0.87175078</text:p>
          </table:table-cell>
          <table:table-cell office:value-type="float" office:value="73513" calcext:value-type="float">
            <text:p>73513</text:p>
          </table:table-cell>
          <table:table-cell office:value-type="float" office:value="10815" calcext:value-type="float">
            <text:p>10815</text:p>
          </table:table-cell>
          <table:table-cell office:value-type="float" office:value="856868" calcext:value-type="float">
            <text:p>856868</text:p>
          </table:table-cell>
          <table:table-cell office:value-type="float" office:value="1020218" calcext:value-type="float">
            <text:p>1020218</text:p>
          </table:table-cell>
          <table:table-cell table:formula="of:=(2*[.F52]*[.G52])/([.F52]+[.G52])" office:value-type="float" office:value="0.144894749301667" calcext:value-type="float">
            <text:p>0.1448947493</text:p>
          </table:table-cell>
          <table:table-cell table:formula="of:=[.H52]+[.I52]" office:value-type="float" office:value="84328" calcext:value-type="float">
            <text:p>84328</text:p>
          </table:table-cell>
          <table:table-cell office:value-type="float" office:value="0.09189758" calcext:value-type="float">
            <text:p>0.09189758</text:p>
          </table:table-cell>
          <table:table-cell office:value-type="float" office:value="0.65916422" calcext:value-type="float">
            <text:p>0.65916422</text:p>
          </table:table-cell>
          <table:table-cell office:value-type="float" office:value="55586" calcext:value-type="float">
            <text:p>55586</text:p>
          </table:table-cell>
          <table:table-cell office:value-type="float" office:value="28742" calcext:value-type="float">
            <text:p>28742</text:p>
          </table:table-cell>
          <table:table-cell office:value-type="float" office:value="549283" calcext:value-type="float">
            <text:p>549283</text:p>
          </table:table-cell>
          <table:table-cell office:value-type="float" office:value="1327803" calcext:value-type="float">
            <text:p>1327803</text:p>
          </table:table-cell>
          <table:table-cell table:formula="of:=(2*[.N52]*[.O52])/([.N52]+[.O52])" office:value-type="float" office:value="0.161306557304839" calcext:value-type="float">
            <text:p>0.1613065573</text:p>
          </table:table-cell>
          <table:table-cell/>
          <table:table-cell office:value-type="float" office:value="0.08233218" calcext:value-type="float">
            <text:p>0.08233218</text:p>
          </table:table-cell>
          <table:table-cell office:value-type="float" office:value="0.54122649" calcext:value-type="float">
            <text:p>0.54122649</text:p>
          </table:table-cell>
          <table:table-cell office:value-type="float" office:value="32840" calcext:value-type="float">
            <text:p>32840</text:p>
          </table:table-cell>
          <table:table-cell office:value-type="float" office:value="27837" calcext:value-type="float">
            <text:p>27837</text:p>
          </table:table-cell>
          <table:table-cell office:value-type="float" office:value="366032" calcext:value-type="float">
            <text:p>366032</text:p>
          </table:table-cell>
          <table:table-cell office:value-type="float" office:value="1255884" calcext:value-type="float">
            <text:p>1255884</text:p>
          </table:table-cell>
          <table:table-cell table:formula="of:=(2*[.V52]*[.W52])/([.V52]+[.W52])" office:value-type="float" office:value="0.142922739877703" calcext:value-type="float">
            <text:p>0.142922739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butTeam</text:p>
          </table:table-cell>
          <table:table-cell office:value-type="float" office:value="0.00820199" calcext:value-type="float">
            <text:p>0.00820199</text:p>
          </table:table-cell>
          <table:table-cell office:value-type="float" office:value="0.97235734" calcext:value-type="float">
            <text:p>0.97235734</text:p>
          </table:table-cell>
          <table:table-cell table:formula="of:=(2*[.B53]*[.C53])/([.B53]+[.C53])" office:value-type="float" office:value="0.0162667672115396" calcext:value-type="float">
            <text:p>0.0162667672</text:p>
          </table:table-cell>
          <table:table-cell/>
          <table:table-cell office:value-type="float" office:value="0.0104821" calcext:value-type="float">
            <text:p>0.0104821</text:p>
          </table:table-cell>
          <table:table-cell office:value-type="float" office:value="0.86676949" calcext:value-type="float">
            <text:p>0.86676949</text:p>
          </table:table-cell>
          <table:table-cell office:value-type="float" office:value="7306" calcext:value-type="float">
            <text:p>7306</text:p>
          </table:table-cell>
          <table:table-cell office:value-type="float" office:value="1123" calcext:value-type="float">
            <text:p>1123</text:p>
          </table:table-cell>
          <table:table-cell office:value-type="float" office:value="689692" calcext:value-type="float">
            <text:p>689692</text:p>
          </table:table-cell>
          <table:table-cell office:value-type="float" office:value="1263293" calcext:value-type="float">
            <text:p>1263293</text:p>
          </table:table-cell>
          <table:table-cell table:formula="of:=(2*[.F53]*[.G53])/([.F53]+[.G53])" office:value-type="float" office:value="0.0207137030578172" calcext:value-type="float">
            <text:p>0.0207137031</text:p>
          </table:table-cell>
          <table:table-cell table:formula="of:=[.H53]+[.I53]" office:value-type="float" office:value="8429" calcext:value-type="float">
            <text:p>8429</text:p>
          </table:table-cell>
          <table:table-cell office:value-type="float" office:value="0.01274809" calcext:value-type="float">
            <text:p>0.01274809</text:p>
          </table:table-cell>
          <table:table-cell office:value-type="float" office:value="0.63720489" calcext:value-type="float">
            <text:p>0.63720489</text:p>
          </table:table-cell>
          <table:table-cell office:value-type="float" office:value="5371" calcext:value-type="float">
            <text:p>5371</text:p>
          </table:table-cell>
          <table:table-cell office:value-type="float" office:value="3058" calcext:value-type="float">
            <text:p>3058</text:p>
          </table:table-cell>
          <table:table-cell office:value-type="float" office:value="415947" calcext:value-type="float">
            <text:p>415947</text:p>
          </table:table-cell>
          <table:table-cell office:value-type="float" office:value="1537038" calcext:value-type="float">
            <text:p>1537038</text:p>
          </table:table-cell>
          <table:table-cell table:formula="of:=(2*[.N53]*[.O53])/([.N53]+[.O53])" office:value-type="float" office:value="0.0249961013677023" calcext:value-type="float">
            <text:p>0.024996101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7392" calcext:value-type="float">
            <text:p>7392</text:p>
          </table:table-cell>
          <table:table-cell office:value-type="float" office:value="0" calcext:value-type="float">
            <text:p>0</text:p>
          </table:table-cell>
          <table:table-cell office:value-type="float" office:value="1675201" calcext:value-type="float">
            <text:p>1675201</text:p>
          </table:table-cell>
          <table:table-cell table:formula="of:=(2*[.V53]*[.W53])/([.V53]+[.W53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puty</text:p>
          </table:table-cell>
          <table:table-cell office:value-type="float" office:value="0.00194567" calcext:value-type="float">
            <text:p>0.00194567</text:p>
          </table:table-cell>
          <table:table-cell office:value-type="float" office:value="0.84578885" calcext:value-type="float">
            <text:p>0.84578885</text:p>
          </table:table-cell>
          <table:table-cell table:formula="of:=(2*[.B54]*[.C54])/([.B54]+[.C54])" office:value-type="float" office:value="0.00388240882718684" calcext:value-type="float">
            <text:p>0.0038824088</text:p>
          </table:table-cell>
          <table:table-cell/>
          <table:table-cell office:value-type="float" office:value="0.00334262" calcext:value-type="float">
            <text:p>0.00334262</text:p>
          </table:table-cell>
          <table:table-cell office:value-type="float" office:value="0.6975089" calcext:value-type="float">
            <text:p>0.6975089</text:p>
          </table:table-cell>
          <table:table-cell office:value-type="float" office:value="588" calcext:value-type="float">
            <text:p>588</text:p>
          </table:table-cell>
          <table:table-cell office:value-type="float" office:value="255" calcext:value-type="float">
            <text:p>255</text:p>
          </table:table-cell>
          <table:table-cell office:value-type="float" office:value="175322" calcext:value-type="float">
            <text:p>175322</text:p>
          </table:table-cell>
          <table:table-cell office:value-type="float" office:value="1785249" calcext:value-type="float">
            <text:p>1785249</text:p>
          </table:table-cell>
          <table:table-cell table:formula="of:=(2*[.F54]*[.G54])/([.F54]+[.G54])" office:value-type="float" office:value="0.00665335561894194" calcext:value-type="float">
            <text:p>0.0066533556</text:p>
          </table:table-cell>
          <table:table-cell table:formula="of:=[.H54]+[.I54]" office:value-type="float" office:value="843" calcext:value-type="float">
            <text:p>843</text:p>
          </table:table-cell>
          <table:table-cell office:value-type="float" office:value="0.00464651" calcext:value-type="float">
            <text:p>0.00464651</text:p>
          </table:table-cell>
          <table:table-cell office:value-type="float" office:value="0.485172" calcext:value-type="float">
            <text:p>0.485172</text:p>
          </table:table-cell>
          <table:table-cell office:value-type="float" office:value="409" calcext:value-type="float">
            <text:p>409</text:p>
          </table:table-cell>
          <table:table-cell office:value-type="float" office:value="434" calcext:value-type="float">
            <text:p>434</text:p>
          </table:table-cell>
          <table:table-cell office:value-type="float" office:value="87614" calcext:value-type="float">
            <text:p>87614</text:p>
          </table:table-cell>
          <table:table-cell office:value-type="float" office:value="1872957" calcext:value-type="float">
            <text:p>1872957</text:p>
          </table:table-cell>
          <table:table-cell table:formula="of:=(2*[.N54]*[.O54])/([.N54]+[.O54])" office:value-type="float" office:value="0.00920486467414227" calcext:value-type="float">
            <text:p>0.0092048647</text:p>
          </table:table-cell>
          <table:table-cell/>
          <table:table-cell office:value-type="float" office:value="0.00190506" calcext:value-type="float">
            <text:p>0.00190506</text:p>
          </table:table-cell>
          <table:table-cell office:value-type="float" office:value="0.06366048" calcext:value-type="float">
            <text:p>0.06366048</text:p>
          </table:table-cell>
          <table:table-cell office:value-type="float" office:value="24" calcext:value-type="float">
            <text:p>24</text:p>
          </table:table-cell>
          <table:table-cell office:value-type="float" office:value="353" calcext:value-type="float">
            <text:p>353</text:p>
          </table:table-cell>
          <table:table-cell office:value-type="float" office:value="12574" calcext:value-type="float">
            <text:p>12574</text:p>
          </table:table-cell>
          <table:table-cell office:value-type="float" office:value="1669642" calcext:value-type="float">
            <text:p>1669642</text:p>
          </table:table-cell>
          <table:table-cell table:formula="of:=(2*[.V54]*[.W54])/([.V54]+[.W54])" office:value-type="float" office:value="0.00369941386981027" calcext:value-type="float">
            <text:p>0.003699413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signCompany</text:p>
          </table:table-cell>
          <table:table-cell office:value-type="float" office:value="0.00751843" calcext:value-type="float">
            <text:p>0.00751843</text:p>
          </table:table-cell>
          <table:table-cell office:value-type="float" office:value="0.40974967" calcext:value-type="float">
            <text:p>0.40974967</text:p>
          </table:table-cell>
          <table:table-cell table:formula="of:=(2*[.B55]*[.C55])/([.B55]+[.C55])" office:value-type="float" office:value="0.0147659224916455" calcext:value-type="float">
            <text:p>0.0147659225</text:p>
          </table:table-cell>
          <table:table-cell/>
          <table:table-cell office:value-type="float" office:value="0.00839651" calcext:value-type="float">
            <text:p>0.00839651</text:p>
          </table:table-cell>
          <table:table-cell office:value-type="float" office:value="0.27140975" calcext:value-type="float">
            <text:p>0.27140975</text:p>
          </table:table-cell>
          <table:table-cell office:value-type="float" office:value="206" calcext:value-type="float">
            <text:p>206</text:p>
          </table:table-cell>
          <table:table-cell office:value-type="float" office:value="553" calcext:value-type="float">
            <text:p>553</text:p>
          </table:table-cell>
          <table:table-cell office:value-type="float" office:value="24328" calcext:value-type="float">
            <text:p>24328</text:p>
          </table:table-cell>
          <table:table-cell office:value-type="float" office:value="1936327" calcext:value-type="float">
            <text:p>1936327</text:p>
          </table:table-cell>
          <table:table-cell table:formula="of:=(2*[.F55]*[.G55])/([.F55]+[.G55])" office:value-type="float" office:value="0.0162890900294547" calcext:value-type="float">
            <text:p>0.01628909</text:p>
          </table:table-cell>
          <table:table-cell table:formula="of:=[.H55]+[.I55]" office:value-type="float" office:value="759" calcext:value-type="float">
            <text:p>759</text:p>
          </table:table-cell>
          <table:table-cell office:value-type="float" office:value="0.00802286" calcext:value-type="float">
            <text:p>0.00802286</text:p>
          </table:table-cell>
          <table:table-cell office:value-type="float" office:value="0.19235837" calcext:value-type="float">
            <text:p>0.19235837</text:p>
          </table:table-cell>
          <table:table-cell office:value-type="float" office:value="146" calcext:value-type="float">
            <text:p>146</text:p>
          </table:table-cell>
          <table:table-cell office:value-type="float" office:value="613" calcext:value-type="float">
            <text:p>613</text:p>
          </table:table-cell>
          <table:table-cell office:value-type="float" office:value="18052" calcext:value-type="float">
            <text:p>18052</text:p>
          </table:table-cell>
          <table:table-cell office:value-type="float" office:value="1942603" calcext:value-type="float">
            <text:p>1942603</text:p>
          </table:table-cell>
          <table:table-cell table:formula="of:=(2*[.N55]*[.O55])/([.N55]+[.O55])" office:value-type="float" office:value="0.0154032817578593" calcext:value-type="float">
            <text:p>0.01540328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682113" calcext:value-type="float">
            <text:p>1682113</text:p>
          </table:table-cell>
          <table:table-cell table:formula="of:=(2*[.V55]*[.W55])/([.V55]+[.W5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0.02628069" calcext:value-type="float">
            <text:p>0.02628069</text:p>
          </table:table-cell>
          <table:table-cell office:value-type="float" office:value="0.55216426" calcext:value-type="float">
            <text:p>0.55216426</text:p>
          </table:table-cell>
          <table:table-cell table:formula="of:=(2*[.B56]*[.C56])/([.B56]+[.C56])" office:value-type="float" office:value="0.0501733405958144" calcext:value-type="float">
            <text:p>0.0501733406</text:p>
          </table:table-cell>
          <table:table-cell/>
          <table:table-cell office:value-type="float" office:value="0.04702446" calcext:value-type="float">
            <text:p>0.04702446</text:p>
          </table:table-cell>
          <table:table-cell office:value-type="float" office:value="0.39081576" calcext:value-type="float">
            <text:p>0.39081576</text:p>
          </table:table-cell>
          <table:table-cell office:value-type="float" office:value="2817" calcext:value-type="float">
            <text:p>2817</text:p>
          </table:table-cell>
          <table:table-cell office:value-type="float" office:value="4391" calcext:value-type="float">
            <text:p>4391</text:p>
          </table:table-cell>
          <table:table-cell office:value-type="float" office:value="57088" calcext:value-type="float">
            <text:p>57088</text:p>
          </table:table-cell>
          <table:table-cell office:value-type="float" office:value="1897118" calcext:value-type="float">
            <text:p>1897118</text:p>
          </table:table-cell>
          <table:table-cell table:formula="of:=(2*[.F56]*[.G56])/([.F56]+[.G56])" office:value-type="float" office:value="0.0839479756952872" calcext:value-type="float">
            <text:p>0.0839479757</text:p>
          </table:table-cell>
          <table:table-cell table:formula="of:=[.H56]+[.I56]" office:value-type="float" office:value="7208" calcext:value-type="float">
            <text:p>7208</text:p>
          </table:table-cell>
          <table:table-cell office:value-type="float" office:value="0.04788528" calcext:value-type="float">
            <text:p>0.04788528</text:p>
          </table:table-cell>
          <table:table-cell office:value-type="float" office:value="0.2923141" calcext:value-type="float">
            <text:p>0.2923141</text:p>
          </table:table-cell>
          <table:table-cell office:value-type="float" office:value="2107" calcext:value-type="float">
            <text:p>2107</text:p>
          </table:table-cell>
          <table:table-cell office:value-type="float" office:value="5101" calcext:value-type="float">
            <text:p>5101</text:p>
          </table:table-cell>
          <table:table-cell office:value-type="float" office:value="41894" calcext:value-type="float">
            <text:p>41894</text:p>
          </table:table-cell>
          <table:table-cell office:value-type="float" office:value="1912312" calcext:value-type="float">
            <text:p>1912312</text:p>
          </table:table-cell>
          <table:table-cell table:formula="of:=(2*[.N56]*[.O56])/([.N56]+[.O56])" office:value-type="float" office:value="0.0822902294910003" calcext:value-type="float">
            <text:p>0.08229022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43849" calcext:value-type="float">
            <text:p>0.00743849</text:p>
          </table:table-cell>
          <table:table-cell office:value-type="float" office:value="39" calcext:value-type="float">
            <text:p>39</text:p>
          </table:table-cell>
          <table:table-cell office:value-type="float" office:value="5204" calcext:value-type="float">
            <text:p>5204</text:p>
          </table:table-cell>
          <table:table-cell office:value-type="float" office:value="0" calcext:value-type="float">
            <text:p>0</text:p>
          </table:table-cell>
          <table:table-cell office:value-type="float" office:value="1677350" calcext:value-type="float">
            <text:p>1677350</text:p>
          </table:table-cell>
          <table:table-cell table:formula="of:=(2*[.V56]*[.W56])/([.V56]+[.W56])" office:value-type="float" office:value="0.0147671348153474" calcext:value-type="float">
            <text:p>0.01476713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float" office:value="0.00248118" calcext:value-type="float">
            <text:p>0.00248118</text:p>
          </table:table-cell>
          <table:table-cell office:value-type="float" office:value="0.33898305" calcext:value-type="float">
            <text:p>0.33898305</text:p>
          </table:table-cell>
          <table:table-cell table:formula="of:=(2*[.B57]*[.C57])/([.B57]+[.C57])" office:value-type="float" office:value="0.00492630202583152" calcext:value-type="float">
            <text:p>0.004926302</text:p>
          </table:table-cell>
          <table:table-cell/>
          <table:table-cell office:value-type="float" office:value="0.00426941" calcext:value-type="float">
            <text:p>0.00426941</text:p>
          </table:table-cell>
          <table:table-cell office:value-type="float" office:value="0.27683616" calcext:value-type="float">
            <text:p>0.27683616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11428" calcext:value-type="float">
            <text:p>11428</text:p>
          </table:table-cell>
          <table:table-cell office:value-type="float" office:value="1949809" calcext:value-type="float">
            <text:p>1949809</text:p>
          </table:table-cell>
          <table:table-cell table:formula="of:=(2*[.F57]*[.G57])/([.F57]+[.G57])" office:value-type="float" office:value="0.00840913305179688" calcext:value-type="float">
            <text:p>0.0084091331</text:p>
          </table:table-cell>
          <table:table-cell table:formula="of:=[.H57]+[.I57]" office:value-type="float" office:value="177" calcext:value-type="float">
            <text:p>177</text:p>
          </table:table-cell>
          <table:table-cell office:value-type="float" office:value="0.00554324" calcext:value-type="float">
            <text:p>0.00554324</text:p>
          </table:table-cell>
          <table:table-cell office:value-type="float" office:value="0.16949153" calcext:value-type="float">
            <text:p>0.16949153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5382" calcext:value-type="float">
            <text:p>5382</text:p>
          </table:table-cell>
          <table:table-cell office:value-type="float" office:value="1955855" calcext:value-type="float">
            <text:p>1955855</text:p>
          </table:table-cell>
          <table:table-cell table:formula="of:=(2*[.N57]*[.O57])/([.N57]+[.O57])" office:value-type="float" office:value="0.0107353782195069" calcext:value-type="float">
            <text:p>0.0107353782</text:p>
          </table:table-cell>
          <table:table-cell/>
          <table:table-cell office:value-type="float" office:value="0.07142857" calcext:value-type="float">
            <text:p>0.07142857</text:p>
          </table:table-cell>
          <table:table-cell office:value-type="float" office:value="0.01754386" calcext:value-type="float">
            <text:p>0.01754386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float" office:value="1682453" calcext:value-type="float">
            <text:p>1682453</text:p>
          </table:table-cell>
          <table:table-cell table:formula="of:=(2*[.V57]*[.W57])/([.V57]+[.W57])" office:value-type="float" office:value="0.0281690144257092" calcext:value-type="float">
            <text:p>0.02816901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veloper</text:p>
          </table:table-cell>
          <table:table-cell office:value-type="float" office:value="0.10591074" calcext:value-type="float">
            <text:p>0.10591074</text:p>
          </table:table-cell>
          <table:table-cell office:value-type="float" office:value="0.8360916" calcext:value-type="float">
            <text:p>0.8360916</text:p>
          </table:table-cell>
          <table:table-cell table:formula="of:=(2*[.B58]*[.C58])/([.B58]+[.C58])" office:value-type="float" office:value="0.1880060723921" calcext:value-type="float">
            <text:p>0.1880060724</text:p>
          </table:table-cell>
          <table:table-cell/>
          <table:table-cell office:value-type="float" office:value="0.14793381" calcext:value-type="float">
            <text:p>0.14793381</text:p>
          </table:table-cell>
          <table:table-cell office:value-type="float" office:value="0.63826614" calcext:value-type="float">
            <text:p>0.63826614</text:p>
          </table:table-cell>
          <table:table-cell office:value-type="float" office:value="13267" calcext:value-type="float">
            <text:p>13267</text:p>
          </table:table-cell>
          <table:table-cell office:value-type="float" office:value="7519" calcext:value-type="float">
            <text:p>7519</text:p>
          </table:table-cell>
          <table:table-cell office:value-type="float" office:value="76415" calcext:value-type="float">
            <text:p>76415</text:p>
          </table:table-cell>
          <table:table-cell office:value-type="float" office:value="1864213" calcext:value-type="float">
            <text:p>1864213</text:p>
          </table:table-cell>
          <table:table-cell table:formula="of:=(2*[.F58]*[.G58])/([.F58]+[.G58])" office:value-type="float" office:value="0.240196255123632" calcext:value-type="float">
            <text:p>0.2401962551</text:p>
          </table:table-cell>
          <table:table-cell table:formula="of:=[.H58]+[.I58]" office:value-type="float" office:value="20786" calcext:value-type="float">
            <text:p>20786</text:p>
          </table:table-cell>
          <table:table-cell office:value-type="float" office:value="0.18407887" calcext:value-type="float">
            <text:p>0.18407887</text:p>
          </table:table-cell>
          <table:table-cell office:value-type="float" office:value="0.41951313" calcext:value-type="float">
            <text:p>0.41951313</text:p>
          </table:table-cell>
          <table:table-cell office:value-type="float" office:value="8720" calcext:value-type="float">
            <text:p>8720</text:p>
          </table:table-cell>
          <table:table-cell office:value-type="float" office:value="12066" calcext:value-type="float">
            <text:p>12066</text:p>
          </table:table-cell>
          <table:table-cell office:value-type="float" office:value="38651" calcext:value-type="float">
            <text:p>38651</text:p>
          </table:table-cell>
          <table:table-cell office:value-type="float" office:value="1901977" calcext:value-type="float">
            <text:p>1901977</text:p>
          </table:table-cell>
          <table:table-cell table:formula="of:=(2*[.N58]*[.O58])/([.N58]+[.O58])" office:value-type="float" office:value="0.255879809277005" calcext:value-type="float">
            <text:p>0.255879809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6292" calcext:value-type="float">
            <text:p>16292</text:p>
          </table:table-cell>
          <table:table-cell office:value-type="float" office:value="1" calcext:value-type="float">
            <text:p>1</text:p>
          </table:table-cell>
          <table:table-cell office:value-type="float" office:value="1666300" calcext:value-type="float">
            <text:p>1666300</text:p>
          </table:table-cell>
          <table:table-cell table:formula="of:=(2*[.V58]*[.W58])/([.V58]+[.W58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rector</text:p>
          </table:table-cell>
          <table:table-cell office:value-type="float" office:value="0.23854073" calcext:value-type="float">
            <text:p>0.23854073</text:p>
          </table:table-cell>
          <table:table-cell office:value-type="float" office:value="0.87007948" calcext:value-type="float">
            <text:p>0.87007948</text:p>
          </table:table-cell>
          <table:table-cell table:formula="of:=(2*[.B59]*[.C59])/([.B59]+[.C59])" office:value-type="float" office:value="0.374428307268944" calcext:value-type="float">
            <text:p>0.3744283073</text:p>
          </table:table-cell>
          <table:table-cell/>
          <table:table-cell office:value-type="float" office:value="0.30979153" calcext:value-type="float">
            <text:p>0.30979153</text:p>
          </table:table-cell>
          <table:table-cell office:value-type="float" office:value="0.82771496" calcext:value-type="float">
            <text:p>0.82771496</text:p>
          </table:table-cell>
          <table:table-cell office:value-type="float" office:value="62072" calcext:value-type="float">
            <text:p>62072</text:p>
          </table:table-cell>
          <table:table-cell office:value-type="float" office:value="12920" calcext:value-type="float">
            <text:p>12920</text:p>
          </table:table-cell>
          <table:table-cell office:value-type="float" office:value="138295" calcext:value-type="float">
            <text:p>138295</text:p>
          </table:table-cell>
          <table:table-cell office:value-type="float" office:value="1748127" calcext:value-type="float">
            <text:p>1748127</text:p>
          </table:table-cell>
          <table:table-cell table:formula="of:=(2*[.F59]*[.G59])/([.F59]+[.G59])" office:value-type="float" office:value="0.450844168567845" calcext:value-type="float">
            <text:p>0.4508441686</text:p>
          </table:table-cell>
          <table:table-cell table:formula="of:=[.H59]+[.I59]" office:value-type="float" office:value="74992" calcext:value-type="float">
            <text:p>74992</text:p>
          </table:table-cell>
          <table:table-cell office:value-type="float" office:value="0.33622339" calcext:value-type="float">
            <text:p>0.33622339</text:p>
          </table:table-cell>
          <table:table-cell office:value-type="float" office:value="0.70068807" calcext:value-type="float">
            <text:p>0.70068807</text:p>
          </table:table-cell>
          <table:table-cell office:value-type="float" office:value="52546" calcext:value-type="float">
            <text:p>52546</text:p>
          </table:table-cell>
          <table:table-cell office:value-type="float" office:value="22446" calcext:value-type="float">
            <text:p>22446</text:p>
          </table:table-cell>
          <table:table-cell office:value-type="float" office:value="103737" calcext:value-type="float">
            <text:p>103737</text:p>
          </table:table-cell>
          <table:table-cell office:value-type="float" office:value="1782685" calcext:value-type="float">
            <text:p>1782685</text:p>
          </table:table-cell>
          <table:table-cell table:formula="of:=(2*[.N59]*[.O59])/([.N59]+[.O59])" office:value-type="float" office:value="0.454402766901539" calcext:value-type="float">
            <text:p>0.4544027669</text:p>
          </table:table-cell>
          <table:table-cell/>
          <table:table-cell office:value-type="float" office:value="0.70846075" calcext:value-type="float">
            <text:p>0.70846075</text:p>
          </table:table-cell>
          <table:table-cell office:value-type="float" office:value="0.01060583" calcext:value-type="float">
            <text:p>0.01060583</text:p>
          </table:table-cell>
          <table:table-cell office:value-type="float" office:value="695" calcext:value-type="float">
            <text:p>695</text:p>
          </table:table-cell>
          <table:table-cell office:value-type="float" office:value="64835" calcext:value-type="float">
            <text:p>64835</text:p>
          </table:table-cell>
          <table:table-cell office:value-type="float" office:value="286" calcext:value-type="float">
            <text:p>286</text:p>
          </table:table-cell>
          <table:table-cell office:value-type="float" office:value="1616777" calcext:value-type="float">
            <text:p>1616777</text:p>
          </table:table-cell>
          <table:table-cell table:formula="of:=(2*[.V59]*[.W59])/([.V59]+[.W59])" office:value-type="float" office:value="0.0208987998751729" calcext:value-type="float">
            <text:p>0.02089879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scoverer</text:p>
          </table:table-cell>
          <table:table-cell office:value-type="float" office:value="0.17611224" calcext:value-type="float">
            <text:p>0.17611224</text:p>
          </table:table-cell>
          <table:table-cell office:value-type="float" office:value="0.09097845" calcext:value-type="float">
            <text:p>0.09097845</text:p>
          </table:table-cell>
          <table:table-cell table:formula="of:=(2*[.B60]*[.C60])/([.B60]+[.C60])" office:value-type="float" office:value="0.119977365150601" calcext:value-type="float">
            <text:p>0.1199773652</text:p>
          </table:table-cell>
          <table:table-cell/>
          <table:table-cell office:value-type="float" office:value="0.25375082" calcext:value-type="float">
            <text:p>0.25375082</text:p>
          </table:table-cell>
          <table:table-cell office:value-type="float" office:value="0.07419416" calcext:value-type="float">
            <text:p>0.07419416</text:p>
          </table:table-cell>
          <table:table-cell office:value-type="float" office:value="778" calcext:value-type="float">
            <text:p>778</text:p>
          </table:table-cell>
          <table:table-cell office:value-type="float" office:value="9708" calcext:value-type="float">
            <text:p>9708</text:p>
          </table:table-cell>
          <table:table-cell office:value-type="float" office:value="2288" calcext:value-type="float">
            <text:p>2288</text:p>
          </table:table-cell>
          <table:table-cell office:value-type="float" office:value="1948640" calcext:value-type="float">
            <text:p>1948640</text:p>
          </table:table-cell>
          <table:table-cell table:formula="of:=(2*[.F60]*[.G60])/([.F60]+[.G60])" office:value-type="float" office:value="0.114816997285406" calcext:value-type="float">
            <text:p>0.1148169973</text:p>
          </table:table-cell>
          <table:table-cell table:formula="of:=[.H60]+[.I60]" office:value-type="float" office:value="10486" calcext:value-type="float">
            <text:p>10486</text:p>
          </table:table-cell>
          <table:table-cell office:value-type="float" office:value="0.10336727" calcext:value-type="float">
            <text:p>0.10336727</text:p>
          </table:table-cell>
          <table:table-cell office:value-type="float" office:value="0.01258821" calcext:value-type="float">
            <text:p>0.01258821</text:p>
          </table:table-cell>
          <table:table-cell office:value-type="float" office:value="132" calcext:value-type="float">
            <text:p>132</text:p>
          </table:table-cell>
          <table:table-cell office:value-type="float" office:value="10354" calcext:value-type="float">
            <text:p>10354</text:p>
          </table:table-cell>
          <table:table-cell office:value-type="float" office:value="1145" calcext:value-type="float">
            <text:p>1145</text:p>
          </table:table-cell>
          <table:table-cell office:value-type="float" office:value="1949783" calcext:value-type="float">
            <text:p>1949783</text:p>
          </table:table-cell>
          <table:table-cell table:formula="of:=(2*[.N60]*[.O60])/([.N60]+[.O60])" office:value-type="float" office:value="0.0224432498039196" calcext:value-type="float">
            <text:p>0.0224432498</text:p>
          </table:table-cell>
          <table:table-cell/>
          <table:table-cell office:value-type="float" office:value="0.12715232" calcext:value-type="float">
            <text:p>0.12715232</text:p>
          </table:table-cell>
          <table:table-cell office:value-type="float" office:value="0.01978973" calcext:value-type="float">
            <text:p>0.01978973</text:p>
          </table:table-cell>
          <table:table-cell office:value-type="float" office:value="192" calcext:value-type="float">
            <text:p>192</text:p>
          </table:table-cell>
          <table:table-cell office:value-type="float" office:value="9510" calcext:value-type="float">
            <text:p>9510</text:p>
          </table:table-cell>
          <table:table-cell office:value-type="float" office:value="1318" calcext:value-type="float">
            <text:p>1318</text:p>
          </table:table-cell>
          <table:table-cell office:value-type="float" office:value="1671573" calcext:value-type="float">
            <text:p>1671573</text:p>
          </table:table-cell>
          <table:table-cell table:formula="of:=(2*[.V60]*[.W60])/([.V60]+[.W60])" office:value-type="float" office:value="0.03424901288193" calcext:value-type="float">
            <text:p>0.034249012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istributingCompany</text:p>
          </table:table-cell>
          <table:table-cell office:value-type="float" office:value="0.02195049" calcext:value-type="float">
            <text:p>0.02195049</text:p>
          </table:table-cell>
          <table:table-cell office:value-type="float" office:value="0.24387528" calcext:value-type="float">
            <text:p>0.24387528</text:p>
          </table:table-cell>
          <table:table-cell table:formula="of:=(2*[.B61]*[.C61])/([.B61]+[.C61])" office:value-type="float" office:value="0.0402758686254324" calcext:value-type="float">
            <text:p>0.0402758686</text:p>
          </table:table-cell>
          <table:table-cell/>
          <table:table-cell office:value-type="float" office:value="0.02906586" calcext:value-type="float">
            <text:p>0.02906586</text:p>
          </table:table-cell>
          <table:table-cell office:value-type="float" office:value="0.19265033" calcext:value-type="float">
            <text:p>0.19265033</text:p>
          </table:table-cell>
          <table:table-cell office:value-type="float" office:value="173" calcext:value-type="float">
            <text:p>173</text:p>
          </table:table-cell>
          <table:table-cell office:value-type="float" office:value="725" calcext:value-type="float">
            <text:p>725</text:p>
          </table:table-cell>
          <table:table-cell office:value-type="float" office:value="5779" calcext:value-type="float">
            <text:p>5779</text:p>
          </table:table-cell>
          <table:table-cell office:value-type="float" office:value="1954737" calcext:value-type="float">
            <text:p>1954737</text:p>
          </table:table-cell>
          <table:table-cell table:formula="of:=(2*[.F61]*[.G61])/([.F61]+[.G61])" office:value-type="float" office:value="0.0505109484402903" calcext:value-type="float">
            <text:p>0.0505109484</text:p>
          </table:table-cell>
          <table:table-cell table:formula="of:=[.H61]+[.I61]" office:value-type="float" office:value="898" calcext:value-type="float">
            <text:p>898</text:p>
          </table:table-cell>
          <table:table-cell office:value-type="float" office:value="0.03081511" calcext:value-type="float">
            <text:p>0.03081511</text:p>
          </table:table-cell>
          <table:table-cell office:value-type="float" office:value="0.06904232" calcext:value-type="float">
            <text:p>0.06904232</text:p>
          </table:table-cell>
          <table:table-cell office:value-type="float" office:value="62" calcext:value-type="float">
            <text:p>62</text:p>
          </table:table-cell>
          <table:table-cell office:value-type="float" office:value="836" calcext:value-type="float">
            <text:p>836</text:p>
          </table:table-cell>
          <table:table-cell office:value-type="float" office:value="1950" calcext:value-type="float">
            <text:p>1950</text:p>
          </table:table-cell>
          <table:table-cell office:value-type="float" office:value="1958566" calcext:value-type="float">
            <text:p>1958566</text:p>
          </table:table-cell>
          <table:table-cell table:formula="of:=(2*[.N61]*[.O61])/([.N61]+[.O61])" office:value-type="float" office:value="0.0426116851886775" calcext:value-type="float">
            <text:p>0.042611685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1681938" calcext:value-type="float">
            <text:p>1681938</text:p>
          </table:table-cell>
          <table:table-cell table:formula="of:=(2*[.V61]*[.W61])/([.V61]+[.W61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istributingLabel</text:p>
          </table:table-cell>
          <table:table-cell office:value-type="float" office:value="0.02195049" calcext:value-type="float">
            <text:p>0.02195049</text:p>
          </table:table-cell>
          <table:table-cell office:value-type="float" office:value="0.24387528" calcext:value-type="float">
            <text:p>0.24387528</text:p>
          </table:table-cell>
          <table:table-cell table:formula="of:=(2*[.B62]*[.C62])/([.B62]+[.C62])" office:value-type="float" office:value="0.0402758686254324" calcext:value-type="float">
            <text:p>0.0402758686</text:p>
          </table:table-cell>
          <table:table-cell/>
          <table:table-cell office:value-type="float" office:value="0.02906586" calcext:value-type="float">
            <text:p>0.02906586</text:p>
          </table:table-cell>
          <table:table-cell office:value-type="float" office:value="0.19265033" calcext:value-type="float">
            <text:p>0.19265033</text:p>
          </table:table-cell>
          <table:table-cell office:value-type="float" office:value="173" calcext:value-type="float">
            <text:p>173</text:p>
          </table:table-cell>
          <table:table-cell office:value-type="float" office:value="725" calcext:value-type="float">
            <text:p>725</text:p>
          </table:table-cell>
          <table:table-cell office:value-type="float" office:value="5779" calcext:value-type="float">
            <text:p>5779</text:p>
          </table:table-cell>
          <table:table-cell office:value-type="float" office:value="1954737" calcext:value-type="float">
            <text:p>1954737</text:p>
          </table:table-cell>
          <table:table-cell table:formula="of:=(2*[.F62]*[.G62])/([.F62]+[.G62])" office:value-type="float" office:value="0.0505109484402903" calcext:value-type="float">
            <text:p>0.0505109484</text:p>
          </table:table-cell>
          <table:table-cell table:formula="of:=[.H62]+[.I62]" office:value-type="float" office:value="898" calcext:value-type="float">
            <text:p>898</text:p>
          </table:table-cell>
          <table:table-cell office:value-type="float" office:value="0.03081511" calcext:value-type="float">
            <text:p>0.03081511</text:p>
          </table:table-cell>
          <table:table-cell office:value-type="float" office:value="0.06904232" calcext:value-type="float">
            <text:p>0.06904232</text:p>
          </table:table-cell>
          <table:table-cell office:value-type="float" office:value="62" calcext:value-type="float">
            <text:p>62</text:p>
          </table:table-cell>
          <table:table-cell office:value-type="float" office:value="836" calcext:value-type="float">
            <text:p>836</text:p>
          </table:table-cell>
          <table:table-cell office:value-type="float" office:value="1950" calcext:value-type="float">
            <text:p>1950</text:p>
          </table:table-cell>
          <table:table-cell office:value-type="float" office:value="1958566" calcext:value-type="float">
            <text:p>1958566</text:p>
          </table:table-cell>
          <table:table-cell table:formula="of:=(2*[.N62]*[.O62])/([.N62]+[.O62])" office:value-type="float" office:value="0.0426116851886775" calcext:value-type="float">
            <text:p>0.0426116852</text:p>
          </table:table-cell>
          <table:table-cell/>
          <table:table-cell office:value-type="float" office:value="0.05555556" calcext:value-type="float">
            <text:p>0.05555556</text:p>
          </table:table-cell>
          <table:table-cell office:value-type="float" office:value="0.00610687" calcext:value-type="float">
            <text:p>0.00610687</text:p>
          </table:table-cell>
          <table:table-cell office:value-type="float" office:value="4" calcext:value-type="float">
            <text:p>4</text:p>
          </table:table-cell>
          <table:table-cell office:value-type="float" office:value="651" calcext:value-type="float">
            <text:p>651</text:p>
          </table:table-cell>
          <table:table-cell office:value-type="float" office:value="68" calcext:value-type="float">
            <text:p>68</text:p>
          </table:table-cell>
          <table:table-cell office:value-type="float" office:value="1681870" calcext:value-type="float">
            <text:p>1681870</text:p>
          </table:table-cell>
          <table:table-cell table:formula="of:=(2*[.V62]*[.W62])/([.V62]+[.W62])" office:value-type="float" office:value="0.0110041262628541" calcext:value-type="float">
            <text:p>0.011004126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stributor</text:p>
          </table:table-cell>
          <table:table-cell office:value-type="float" office:value="0.06828504" calcext:value-type="float">
            <text:p>0.06828504</text:p>
          </table:table-cell>
          <table:table-cell office:value-type="float" office:value="0.52234059" calcext:value-type="float">
            <text:p>0.52234059</text:p>
          </table:table-cell>
          <table:table-cell table:formula="of:=(2*[.B63]*[.C63])/([.B63]+[.C63])" office:value-type="float" office:value="0.120780563084516" calcext:value-type="float">
            <text:p>0.1207805631</text:p>
          </table:table-cell>
          <table:table-cell/>
          <table:table-cell office:value-type="float" office:value="0.09027426" calcext:value-type="float">
            <text:p>0.09027426</text:p>
          </table:table-cell>
          <table:table-cell office:value-type="float" office:value="0.38747549" calcext:value-type="float">
            <text:p>0.38747549</text:p>
          </table:table-cell>
          <table:table-cell office:value-type="float" office:value="14621" calcext:value-type="float">
            <text:p>14621</text:p>
          </table:table-cell>
          <table:table-cell office:value-type="float" office:value="23113" calcext:value-type="float">
            <text:p>23113</text:p>
          </table:table-cell>
          <table:table-cell office:value-type="float" office:value="147341" calcext:value-type="float">
            <text:p>147341</text:p>
          </table:table-cell>
          <table:table-cell office:value-type="float" office:value="1776339" calcext:value-type="float">
            <text:p>1776339</text:p>
          </table:table-cell>
          <table:table-cell table:formula="of:=(2*[.F63]*[.G63])/([.F63]+[.G63])" office:value-type="float" office:value="0.146432575330023" calcext:value-type="float">
            <text:p>0.1464325753</text:p>
          </table:table-cell>
          <table:table-cell table:formula="of:=[.H63]+[.I63]" office:value-type="float" office:value="37734" calcext:value-type="float">
            <text:p>37734</text:p>
          </table:table-cell>
          <table:table-cell office:value-type="float" office:value="0.0987479" calcext:value-type="float">
            <text:p>0.0987479</text:p>
          </table:table-cell>
          <table:table-cell office:value-type="float" office:value="0.23951874" calcext:value-type="float">
            <text:p>0.23951874</text:p>
          </table:table-cell>
          <table:table-cell office:value-type="float" office:value="9038" calcext:value-type="float">
            <text:p>9038</text:p>
          </table:table-cell>
          <table:table-cell office:value-type="float" office:value="28696" calcext:value-type="float">
            <text:p>28696</text:p>
          </table:table-cell>
          <table:table-cell office:value-type="float" office:value="82488" calcext:value-type="float">
            <text:p>82488</text:p>
          </table:table-cell>
          <table:table-cell office:value-type="float" office:value="1841192" calcext:value-type="float">
            <text:p>1841192</text:p>
          </table:table-cell>
          <table:table-cell table:formula="of:=(2*[.N63]*[.O63])/([.N63]+[.O63])" office:value-type="float" office:value="0.139842182401705" calcext:value-type="float">
            <text:p>0.1398421824</text:p>
          </table:table-cell>
          <table:table-cell/>
          <table:table-cell office:value-type="float" office:value="0.09048849" calcext:value-type="float">
            <text:p>0.09048849</text:p>
          </table:table-cell>
          <table:table-cell office:value-type="float" office:value="0.15904637" calcext:value-type="float">
            <text:p>0.15904637</text:p>
          </table:table-cell>
          <table:table-cell office:value-type="float" office:value="4870" calcext:value-type="float">
            <text:p>4870</text:p>
          </table:table-cell>
          <table:table-cell office:value-type="float" office:value="25750" calcext:value-type="float">
            <text:p>25750</text:p>
          </table:table-cell>
          <table:table-cell office:value-type="float" office:value="48949" calcext:value-type="float">
            <text:p>48949</text:p>
          </table:table-cell>
          <table:table-cell office:value-type="float" office:value="1603024" calcext:value-type="float">
            <text:p>1603024</text:p>
          </table:table-cell>
          <table:table-cell table:formula="of:=(2*[.V63]*[.W63])/([.V63]+[.W63])" office:value-type="float" office:value="0.115349541633432" calcext:value-type="float">
            <text:p>0.11534954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strict</text:p>
          </table:table-cell>
          <table:table-cell office:value-type="float" office:value="0.06925543" calcext:value-type="float">
            <text:p>0.06925543</text:p>
          </table:table-cell>
          <table:table-cell office:value-type="float" office:value="0.55055582" calcext:value-type="float">
            <text:p>0.55055582</text:p>
          </table:table-cell>
          <table:table-cell table:formula="of:=(2*[.B64]*[.C64])/([.B64]+[.C64])" office:value-type="float" office:value="0.12303416581452" calcext:value-type="float">
            <text:p>0.1230341658</text:p>
          </table:table-cell>
          <table:table-cell/>
          <table:table-cell office:value-type="float" office:value="0.06989017" calcext:value-type="float">
            <text:p>0.06989017</text:p>
          </table:table-cell>
          <table:table-cell office:value-type="float" office:value="0.2667731" calcext:value-type="float">
            <text:p>0.2667731</text:p>
          </table:table-cell>
          <table:table-cell office:value-type="float" office:value="13535" calcext:value-type="float">
            <text:p>13535</text:p>
          </table:table-cell>
          <table:table-cell office:value-type="float" office:value="37201" calcext:value-type="float">
            <text:p>37201</text:p>
          </table:table-cell>
          <table:table-cell office:value-type="float" office:value="180126" calcext:value-type="float">
            <text:p>180126</text:p>
          </table:table-cell>
          <table:table-cell office:value-type="float" office:value="1730552" calcext:value-type="float">
            <text:p>1730552</text:p>
          </table:table-cell>
          <table:table-cell table:formula="of:=(2*[.F64]*[.G64])/([.F64]+[.G64])" office:value-type="float" office:value="0.110762408447034" calcext:value-type="float">
            <text:p>0.1107624084</text:p>
          </table:table-cell>
          <table:table-cell table:formula="of:=[.H64]+[.I64]" office:value-type="float" office:value="50736" calcext:value-type="float">
            <text:p>50736</text:p>
          </table:table-cell>
          <table:table-cell office:value-type="float" office:value="0.06971225" calcext:value-type="float">
            <text:p>0.06971225</text:p>
          </table:table-cell>
          <table:table-cell office:value-type="float" office:value="0.14009776" calcext:value-type="float">
            <text:p>0.14009776</text:p>
          </table:table-cell>
          <table:table-cell office:value-type="float" office:value="7108" calcext:value-type="float">
            <text:p>7108</text:p>
          </table:table-cell>
          <table:table-cell office:value-type="float" office:value="43628" calcext:value-type="float">
            <text:p>43628</text:p>
          </table:table-cell>
          <table:table-cell office:value-type="float" office:value="94854" calcext:value-type="float">
            <text:p>94854</text:p>
          </table:table-cell>
          <table:table-cell office:value-type="float" office:value="1815824" calcext:value-type="float">
            <text:p>1815824</text:p>
          </table:table-cell>
          <table:table-cell table:formula="of:=(2*[.N64]*[.O64])/([.N64]+[.O64])" office:value-type="float" office:value="0.0930987999053048" calcext:value-type="float">
            <text:p>0.0930987999</text:p>
          </table:table-cell>
          <table:table-cell/>
          <table:table-cell office:value-type="float" office:value="0.07259184" calcext:value-type="float">
            <text:p>0.07259184</text:p>
          </table:table-cell>
          <table:table-cell office:value-type="float" office:value="0.02273819" calcext:value-type="float">
            <text:p>0.02273819</text:p>
          </table:table-cell>
          <table:table-cell office:value-type="float" office:value="994" calcext:value-type="float">
            <text:p>994</text:p>
          </table:table-cell>
          <table:table-cell office:value-type="float" office:value="42721" calcext:value-type="float">
            <text:p>42721</text:p>
          </table:table-cell>
          <table:table-cell office:value-type="float" office:value="12699" calcext:value-type="float">
            <text:p>12699</text:p>
          </table:table-cell>
          <table:table-cell office:value-type="float" office:value="1626179" calcext:value-type="float">
            <text:p>1626179</text:p>
          </table:table-cell>
          <table:table-cell table:formula="of:=(2*[.V64]*[.W64])/([.V64]+[.W64])" office:value-type="float" office:value="0.0346293198558649" calcext:value-type="float">
            <text:p>0.03462931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vision</text:p>
          </table:table-cell>
          <table:table-cell office:value-type="float" office:value="0.00640986" calcext:value-type="float">
            <text:p>0.00640986</text:p>
          </table:table-cell>
          <table:table-cell office:value-type="float" office:value="0.0020403" calcext:value-type="float">
            <text:p>0.0020403</text:p>
          </table:table-cell>
          <table:table-cell table:formula="of:=(2*[.B65]*[.C65])/([.B65]+[.C65])" office:value-type="float" office:value="0.00309533484762419" calcext:value-type="float">
            <text:p>0.0030953348</text:p>
          </table:table-cell>
          <table:table-cell/>
          <table:table-cell office:value-type="float" office:value="0.00835655" calcext:value-type="float">
            <text:p>0.00835655</text:p>
          </table:table-cell>
          <table:table-cell office:value-type="float" office:value="0.00047084" calcext:value-type="float">
            <text:p>0.00047084</text:p>
          </table:table-cell>
          <table:table-cell office:value-type="float" office:value="24" calcext:value-type="float">
            <text:p>24</text:p>
          </table:table-cell>
          <table:table-cell office:value-type="float" office:value="50949" calcext:value-type="float">
            <text:p>50949</text:p>
          </table:table-cell>
          <table:table-cell office:value-type="float" office:value="2848" calcext:value-type="float">
            <text:p>2848</text:p>
          </table:table-cell>
          <table:table-cell office:value-type="float" office:value="1907593" calcext:value-type="float">
            <text:p>1907593</text:p>
          </table:table-cell>
          <table:table-cell table:formula="of:=(2*[.F65]*[.G65])/([.F65]+[.G65])" office:value-type="float" office:value="0.000891452173745581" calcext:value-type="float">
            <text:p>0.0008914522</text:p>
          </table:table-cell>
          <table:table-cell table:formula="of:=[.H65]+[.I65]" office:value-type="float" office:value="50973" calcext:value-type="float">
            <text:p>50973</text:p>
          </table:table-cell>
          <table:table-cell office:value-type="float" office:value="0.00739827" calcext:value-type="float">
            <text:p>0.00739827</text:p>
          </table:table-cell>
          <table:table-cell office:value-type="float" office:value="0.00011771" calcext:value-type="float">
            <text:p>0.00011771</text:p>
          </table:table-cell>
          <table:table-cell office:value-type="float" office:value="6" calcext:value-type="float">
            <text:p>6</text:p>
          </table:table-cell>
          <table:table-cell office:value-type="float" office:value="50967" calcext:value-type="float">
            <text:p>50967</text:p>
          </table:table-cell>
          <table:table-cell office:value-type="float" office:value="805" calcext:value-type="float">
            <text:p>805</text:p>
          </table:table-cell>
          <table:table-cell office:value-type="float" office:value="1909636" calcext:value-type="float">
            <text:p>1909636</text:p>
          </table:table-cell>
          <table:table-cell table:formula="of:=(2*[.N65]*[.O65])/([.N65]+[.O65])" office:value-type="float" office:value="0.000231733017304463" calcext:value-type="float">
            <text:p>0.000231733</text:p>
          </table:table-cell>
          <table:table-cell/>
          <table:table-cell office:value-type="float" office:value="0.00558924" calcext:value-type="float">
            <text:p>0.00558924</text:p>
          </table:table-cell>
          <table:table-cell office:value-type="float" office:value="0.00125133" calcext:value-type="float">
            <text:p>0.00125133</text:p>
          </table:table-cell>
          <table:table-cell office:value-type="float" office:value="59" calcext:value-type="float">
            <text:p>59</text:p>
          </table:table-cell>
          <table:table-cell office:value-type="float" office:value="47091" calcext:value-type="float">
            <text:p>47091</text:p>
          </table:table-cell>
          <table:table-cell office:value-type="float" office:value="10497" calcext:value-type="float">
            <text:p>10497</text:p>
          </table:table-cell>
          <table:table-cell office:value-type="float" office:value="1624946" calcext:value-type="float">
            <text:p>1624946</text:p>
          </table:table-cell>
          <table:table-cell table:formula="of:=(2*[.V65]*[.W65])/([.V65]+[.W65])" office:value-type="float" office:value="0.00204485406602081" calcext:value-type="float">
            <text:p>0.002044854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ctoralAdvisor</text:p>
          </table:table-cell>
          <table:table-cell office:value-type="float" office:value="0.00739568" calcext:value-type="float">
            <text:p>0.00739568</text:p>
          </table:table-cell>
          <table:table-cell office:value-type="float" office:value="0.83444444" calcext:value-type="float">
            <text:p>0.83444444</text:p>
          </table:table-cell>
          <table:table-cell table:formula="of:=(2*[.B66]*[.C66])/([.B66]+[.C66])" office:value-type="float" office:value="0.0146614158897991" calcext:value-type="float">
            <text:p>0.0146614159</text:p>
          </table:table-cell>
          <table:table-cell/>
          <table:table-cell office:value-type="float" office:value="0.00988995" calcext:value-type="float">
            <text:p>0.00988995</text:p>
          </table:table-cell>
          <table:table-cell office:value-type="float" office:value="0.67972222" calcext:value-type="float">
            <text:p>0.67972222</text:p>
          </table:table-cell>
          <table:table-cell office:value-type="float" office:value="2447" calcext:value-type="float">
            <text:p>2447</text:p>
          </table:table-cell>
          <table:table-cell office:value-type="float" office:value="1153" calcext:value-type="float">
            <text:p>1153</text:p>
          </table:table-cell>
          <table:table-cell office:value-type="float" office:value="244976" calcext:value-type="float">
            <text:p>244976</text:p>
          </table:table-cell>
          <table:table-cell office:value-type="float" office:value="1712838" calcext:value-type="float">
            <text:p>1712838</text:p>
          </table:table-cell>
          <table:table-cell table:formula="of:=(2*[.F66]*[.G66])/([.F66]+[.G66])" office:value-type="float" office:value="0.019496230090281" calcext:value-type="float">
            <text:p>0.0194962301</text:p>
          </table:table-cell>
          <table:table-cell table:formula="of:=[.H66]+[.I66]" office:value-type="float" office:value="3600" calcext:value-type="float">
            <text:p>3600</text:p>
          </table:table-cell>
          <table:table-cell office:value-type="float" office:value="0.00856504" calcext:value-type="float">
            <text:p>0.00856504</text:p>
          </table:table-cell>
          <table:table-cell office:value-type="float" office:value="0.26277778" calcext:value-type="float">
            <text:p>0.26277778</text:p>
          </table:table-cell>
          <table:table-cell office:value-type="float" office:value="946" calcext:value-type="float">
            <text:p>946</text:p>
          </table:table-cell>
          <table:table-cell office:value-type="float" office:value="2654" calcext:value-type="float">
            <text:p>2654</text:p>
          </table:table-cell>
          <table:table-cell office:value-type="float" office:value="109503" calcext:value-type="float">
            <text:p>109503</text:p>
          </table:table-cell>
          <table:table-cell office:value-type="float" office:value="1848311" calcext:value-type="float">
            <text:p>1848311</text:p>
          </table:table-cell>
          <table:table-cell table:formula="of:=(2*[.N66]*[.O66])/([.N66]+[.O66])" office:value-type="float" office:value="0.0165893624663531" calcext:value-type="float">
            <text:p>0.0165893625</text:p>
          </table:table-cell>
          <table:table-cell/>
          <table:table-cell office:value-type="float" office:value="0.02319687" calcext:value-type="float">
            <text:p>0.02319687</text:p>
          </table:table-cell>
          <table:table-cell office:value-type="float" office:value="0.24764248" calcext:value-type="float">
            <text:p>0.24764248</text:p>
          </table:table-cell>
          <table:table-cell office:value-type="float" office:value="604" calcext:value-type="float">
            <text:p>604</text:p>
          </table:table-cell>
          <table:table-cell office:value-type="float" office:value="1835" calcext:value-type="float">
            <text:p>1835</text:p>
          </table:table-cell>
          <table:table-cell office:value-type="float" office:value="25434" calcext:value-type="float">
            <text:p>25434</text:p>
          </table:table-cell>
          <table:table-cell office:value-type="float" office:value="1654720" calcext:value-type="float">
            <text:p>1654720</text:p>
          </table:table-cell>
          <table:table-cell table:formula="of:=(2*[.V66]*[.W66])/([.V66]+[.W66])" office:value-type="float" office:value="0.0424202052991015" calcext:value-type="float">
            <text:p>0.042420205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ctoralStudent</text:p>
          </table:table-cell>
          <table:table-cell office:value-type="float" office:value="0.00604863" calcext:value-type="float">
            <text:p>0.00604863</text:p>
          </table:table-cell>
          <table:table-cell office:value-type="float" office:value="0.25767918" calcext:value-type="float">
            <text:p>0.25767918</text:p>
          </table:table-cell>
          <table:table-cell table:formula="of:=(2*[.B67]*[.C67])/([.B67]+[.C67])" office:value-type="float" office:value="0.0118198078429681" calcext:value-type="float">
            <text:p>0.0118198078</text:p>
          </table:table-cell>
          <table:table-cell/>
          <table:table-cell office:value-type="float" office:value="0.00820252" calcext:value-type="float">
            <text:p>0.00820252</text:p>
          </table:table-cell>
          <table:table-cell office:value-type="float" office:value="0.14505119" calcext:value-type="float">
            <text:p>0.14505119</text:p>
          </table:table-cell>
          <table:table-cell office:value-type="float" office:value="255" calcext:value-type="float">
            <text:p>255</text:p>
          </table:table-cell>
          <table:table-cell office:value-type="float" office:value="1503" calcext:value-type="float">
            <text:p>1503</text:p>
          </table:table-cell>
          <table:table-cell office:value-type="float" office:value="30833" calcext:value-type="float">
            <text:p>30833</text:p>
          </table:table-cell>
          <table:table-cell office:value-type="float" office:value="1928823" calcext:value-type="float">
            <text:p>1928823</text:p>
          </table:table-cell>
          <table:table-cell table:formula="of:=(2*[.F67]*[.G67])/([.F67]+[.G67])" office:value-type="float" office:value="0.015527001427878" calcext:value-type="float">
            <text:p>0.0155270014</text:p>
          </table:table-cell>
          <table:table-cell table:formula="of:=[.H67]+[.I67]" office:value-type="float" office:value="1758" calcext:value-type="float">
            <text:p>1758</text:p>
          </table:table-cell>
          <table:table-cell office:value-type="float" office:value="0.00863542" calcext:value-type="float">
            <text:p>0.00863542</text:p>
          </table:table-cell>
          <table:table-cell office:value-type="float" office:value="0.05460751" calcext:value-type="float">
            <text:p>0.05460751</text:p>
          </table:table-cell>
          <table:table-cell office:value-type="float" office:value="96" calcext:value-type="float">
            <text:p>96</text:p>
          </table:table-cell>
          <table:table-cell office:value-type="float" office:value="1662" calcext:value-type="float">
            <text:p>1662</text:p>
          </table:table-cell>
          <table:table-cell office:value-type="float" office:value="11021" calcext:value-type="float">
            <text:p>11021</text:p>
          </table:table-cell>
          <table:table-cell office:value-type="float" office:value="1948635" calcext:value-type="float">
            <text:p>1948635</text:p>
          </table:table-cell>
          <table:table-cell table:formula="of:=(2*[.N67]*[.O67])/([.N67]+[.O67])" office:value-type="float" office:value="0.0149126166040757" calcext:value-type="float">
            <text:p>0.0149126166</text:p>
          </table:table-cell>
          <table:table-cell/>
          <table:table-cell office:value-type="float" office:value="0.01181102" calcext:value-type="float">
            <text:p>0.01181102</text:p>
          </table:table-cell>
          <table:table-cell office:value-type="float" office:value="0.00913706" calcext:value-type="float">
            <text:p>0.00913706</text:p>
          </table:table-cell>
          <table:table-cell office:value-type="float" office:value="9" calcext:value-type="float">
            <text:p>9</text:p>
          </table:table-cell>
          <table:table-cell office:value-type="float" office:value="976" calcext:value-type="float">
            <text:p>976</text:p>
          </table:table-cell>
          <table:table-cell office:value-type="float" office:value="753" calcext:value-type="float">
            <text:p>753</text:p>
          </table:table-cell>
          <table:table-cell office:value-type="float" office:value="1680855" calcext:value-type="float">
            <text:p>1680855</text:p>
          </table:table-cell>
          <table:table-cell table:formula="of:=(2*[.V67]*[.W67])/([.V67]+[.W67])" office:value-type="float" office:value="0.0103033784863529" calcext:value-type="float">
            <text:p>0.010303378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raftTeam</text:p>
          </table:table-cell>
          <table:table-cell office:value-type="float" office:value="0.00929459" calcext:value-type="float">
            <text:p>0.00929459</text:p>
          </table:table-cell>
          <table:table-cell office:value-type="float" office:value="0.99161942" calcext:value-type="float">
            <text:p>0.99161942</text:p>
          </table:table-cell>
          <table:table-cell table:formula="of:=(2*[.B68]*[.C68])/([.B68]+[.C68])" office:value-type="float" office:value="0.0184165589708107" calcext:value-type="float">
            <text:p>0.018416559</text:p>
          </table:table-cell>
          <table:table-cell/>
          <table:table-cell office:value-type="float" office:value="0.01120549" calcext:value-type="float">
            <text:p>0.01120549</text:p>
          </table:table-cell>
          <table:table-cell office:value-type="float" office:value="0.8307863" calcext:value-type="float">
            <text:p>0.8307863</text:p>
          </table:table-cell>
          <table:table-cell office:value-type="float" office:value="6741" calcext:value-type="float">
            <text:p>6741</text:p>
          </table:table-cell>
          <table:table-cell office:value-type="float" office:value="1373" calcext:value-type="float">
            <text:p>1373</text:p>
          </table:table-cell>
          <table:table-cell office:value-type="float" office:value="594839" calcext:value-type="float">
            <text:p>594839</text:p>
          </table:table-cell>
          <table:table-cell office:value-type="float" office:value="1358461" calcext:value-type="float">
            <text:p>1358461</text:p>
          </table:table-cell>
          <table:table-cell table:formula="of:=(2*[.F68]*[.G68])/([.F68]+[.G68])" office:value-type="float" office:value="0.0221127276711024" calcext:value-type="float">
            <text:p>0.0221127277</text:p>
          </table:table-cell>
          <table:table-cell table:formula="of:=[.H68]+[.I68]" office:value-type="float" office:value="8114" calcext:value-type="float">
            <text:p>8114</text:p>
          </table:table-cell>
          <table:table-cell office:value-type="float" office:value="0.01339319" calcext:value-type="float">
            <text:p>0.01339319</text:p>
          </table:table-cell>
          <table:table-cell office:value-type="float" office:value="0.59157013" calcext:value-type="float">
            <text:p>0.59157013</text:p>
          </table:table-cell>
          <table:table-cell office:value-type="float" office:value="4800" calcext:value-type="float">
            <text:p>4800</text:p>
          </table:table-cell>
          <table:table-cell office:value-type="float" office:value="3314" calcext:value-type="float">
            <text:p>3314</text:p>
          </table:table-cell>
          <table:table-cell office:value-type="float" office:value="353591" calcext:value-type="float">
            <text:p>353591</text:p>
          </table:table-cell>
          <table:table-cell office:value-type="float" office:value="1599709" calcext:value-type="float">
            <text:p>1599709</text:p>
          </table:table-cell>
          <table:table-cell table:formula="of:=(2*[.N68]*[.O68])/([.N68]+[.O68])" office:value-type="float" office:value="0.0261933604484143" calcext:value-type="float">
            <text:p>0.0261933604</text:p>
          </table:table-cell>
          <table:table-cell/>
          <table:table-cell office:value-type="float" office:value="0.28299776" calcext:value-type="float">
            <text:p>0.28299776</text:p>
          </table:table-cell>
          <table:table-cell office:value-type="float" office:value="0.11333433" calcext:value-type="float">
            <text:p>0.11333433</text:p>
          </table:table-cell>
          <table:table-cell office:value-type="float" office:value="759" calcext:value-type="float">
            <text:p>759</text:p>
          </table:table-cell>
          <table:table-cell office:value-type="float" office:value="5938" calcext:value-type="float">
            <text:p>5938</text:p>
          </table:table-cell>
          <table:table-cell office:value-type="float" office:value="1923" calcext:value-type="float">
            <text:p>1923</text:p>
          </table:table-cell>
          <table:table-cell office:value-type="float" office:value="1673973" calcext:value-type="float">
            <text:p>1673973</text:p>
          </table:table-cell>
          <table:table-cell table:formula="of:=(2*[.V68]*[.W68])/([.V68]+[.W68])" office:value-type="float" office:value="0.161850944348719" calcext:value-type="float">
            <text:p>0.16185094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diting</text:p>
          </table:table-cell>
          <table:table-cell office:value-type="float" office:value="0.15945838" calcext:value-type="float">
            <text:p>0.15945838</text:p>
          </table:table-cell>
          <table:table-cell office:value-type="float" office:value="0.83790053" calcext:value-type="float">
            <text:p>0.83790053</text:p>
          </table:table-cell>
          <table:table-cell table:formula="of:=(2*[.B69]*[.C69])/([.B69]+[.C69])" office:value-type="float" office:value="0.267928144573234" calcext:value-type="float">
            <text:p>0.2679281446</text:p>
          </table:table-cell>
          <table:table-cell/>
          <table:table-cell office:value-type="float" office:value="0.16504307" calcext:value-type="float">
            <text:p>0.16504307</text:p>
          </table:table-cell>
          <table:table-cell office:value-type="float" office:value="0.80515697" calcext:value-type="float">
            <text:p>0.80515697</text:p>
          </table:table-cell>
          <table:table-cell office:value-type="float" office:value="14926" calcext:value-type="float">
            <text:p>14926</text:p>
          </table:table-cell>
          <table:table-cell office:value-type="float" office:value="3612" calcext:value-type="float">
            <text:p>3612</text:p>
          </table:table-cell>
          <table:table-cell office:value-type="float" office:value="75511" calcext:value-type="float">
            <text:p>75511</text:p>
          </table:table-cell>
          <table:table-cell office:value-type="float" office:value="1867365" calcext:value-type="float">
            <text:p>1867365</text:p>
          </table:table-cell>
          <table:table-cell table:formula="of:=(2*[.F69]*[.G69])/([.F69]+[.G69])" office:value-type="float" office:value="0.273934390191734" calcext:value-type="float">
            <text:p>0.2739343902</text:p>
          </table:table-cell>
          <table:table-cell table:formula="of:=[.H69]+[.I69]" office:value-type="float" office:value="18538" calcext:value-type="float">
            <text:p>18538</text:p>
          </table:table-cell>
          <table:table-cell office:value-type="float" office:value="0.18281058" calcext:value-type="float">
            <text:p>0.18281058</text:p>
          </table:table-cell>
          <table:table-cell office:value-type="float" office:value="0.6838386" calcext:value-type="float">
            <text:p>0.6838386</text:p>
          </table:table-cell>
          <table:table-cell office:value-type="float" office:value="12677" calcext:value-type="float">
            <text:p>12677</text:p>
          </table:table-cell>
          <table:table-cell office:value-type="float" office:value="5861" calcext:value-type="float">
            <text:p>5861</text:p>
          </table:table-cell>
          <table:table-cell office:value-type="float" office:value="56668" calcext:value-type="float">
            <text:p>56668</text:p>
          </table:table-cell>
          <table:table-cell office:value-type="float" office:value="1886208" calcext:value-type="float">
            <text:p>1886208</text:p>
          </table:table-cell>
          <table:table-cell table:formula="of:=(2*[.N69]*[.O69])/([.N69]+[.O69])" office:value-type="float" office:value="0.288497200429793" calcext:value-type="float">
            <text:p>0.288497200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137" calcext:value-type="float">
            <text:p>15137</text:p>
          </table:table-cell>
          <table:table-cell office:value-type="float" office:value="0" calcext:value-type="float">
            <text:p>0</text:p>
          </table:table-cell>
          <table:table-cell office:value-type="float" office:value="1667456" calcext:value-type="float">
            <text:p>1667456</text:p>
          </table:table-cell>
          <table:table-cell table:formula="of:=(2*[.V69]*[.W69])/([.V69]+[.W69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ditor</text:p>
          </table:table-cell>
          <table:table-cell office:value-type="float" office:value="0.0310702" calcext:value-type="float">
            <text:p>0.0310702</text:p>
          </table:table-cell>
          <table:table-cell office:value-type="float" office:value="0.13636364" calcext:value-type="float">
            <text:p>0.13636364</text:p>
          </table:table-cell>
          <table:table-cell table:formula="of:=(2*[.B70]*[.C70])/([.B70]+[.C70])" office:value-type="float" office:value="0.0506091906812625" calcext:value-type="float">
            <text:p>0.0506091907</text:p>
          </table:table-cell>
          <table:table-cell/>
          <table:table-cell office:value-type="float" office:value="0.03248544" calcext:value-type="float">
            <text:p>0.03248544</text:p>
          </table:table-cell>
          <table:table-cell office:value-type="float" office:value="0.11471861" calcext:value-type="float">
            <text:p>0.11471861</text:p>
          </table:table-cell>
          <table:table-cell office:value-type="float" office:value="318" calcext:value-type="float">
            <text:p>318</text:p>
          </table:table-cell>
          <table:table-cell office:value-type="float" office:value="2454" calcext:value-type="float">
            <text:p>2454</text:p>
          </table:table-cell>
          <table:table-cell office:value-type="float" office:value="9471" calcext:value-type="float">
            <text:p>9471</text:p>
          </table:table-cell>
          <table:table-cell office:value-type="float" office:value="1949171" calcext:value-type="float">
            <text:p>1949171</text:p>
          </table:table-cell>
          <table:table-cell table:formula="of:=(2*[.F70]*[.G70])/([.F70]+[.G70])" office:value-type="float" office:value="0.0506329074782711" calcext:value-type="float">
            <text:p>0.0506329075</text:p>
          </table:table-cell>
          <table:table-cell table:formula="of:=[.H70]+[.I70]" office:value-type="float" office:value="2772" calcext:value-type="float">
            <text:p>2772</text:p>
          </table:table-cell>
          <table:table-cell office:value-type="float" office:value="0.01458047" calcext:value-type="float">
            <text:p>0.01458047</text:p>
          </table:table-cell>
          <table:table-cell office:value-type="float" office:value="0.03823954" calcext:value-type="float">
            <text:p>0.03823954</text:p>
          </table:table-cell>
          <table:table-cell office:value-type="float" office:value="106" calcext:value-type="float">
            <text:p>106</text:p>
          </table:table-cell>
          <table:table-cell office:value-type="float" office:value="2666" calcext:value-type="float">
            <text:p>2666</text:p>
          </table:table-cell>
          <table:table-cell office:value-type="float" office:value="7164" calcext:value-type="float">
            <text:p>7164</text:p>
          </table:table-cell>
          <table:table-cell office:value-type="float" office:value="1951478" calcext:value-type="float">
            <text:p>1951478</text:p>
          </table:table-cell>
          <table:table-cell table:formula="of:=(2*[.N70]*[.O70])/([.N70]+[.O70])" office:value-type="float" office:value="0.0211113351089407" calcext:value-type="float">
            <text:p>0.0211113351</text:p>
          </table:table-cell>
          <table:table-cell/>
          <table:table-cell office:value-type="float" office:value="0.03072464" calcext:value-type="float">
            <text:p>0.03072464</text:p>
          </table:table-cell>
          <table:table-cell office:value-type="float" office:value="0.02325581" calcext:value-type="float">
            <text:p>0.02325581</text:p>
          </table:table-cell>
          <table:table-cell office:value-type="float" office:value="53" calcext:value-type="float">
            <text:p>53</text:p>
          </table:table-cell>
          <table:table-cell office:value-type="float" office:value="2226" calcext:value-type="float">
            <text:p>2226</text:p>
          </table:table-cell>
          <table:table-cell office:value-type="float" office:value="1672" calcext:value-type="float">
            <text:p>1672</text:p>
          </table:table-cell>
          <table:table-cell office:value-type="float" office:value="1678642" calcext:value-type="float">
            <text:p>1678642</text:p>
          </table:table-cell>
          <table:table-cell table:formula="of:=(2*[.V70]*[.W70])/([.V70]+[.W70])" office:value-type="float" office:value="0.0264735247727057" calcext:value-type="float">
            <text:p>0.02647352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0.01013085" calcext:value-type="float">
            <text:p>0.01013085</text:p>
          </table:table-cell>
          <table:table-cell office:value-type="float" office:value="0.91920868" calcext:value-type="float">
            <text:p>0.91920868</text:p>
          </table:table-cell>
          <table:table-cell table:formula="of:=(2*[.B71]*[.C71])/([.B71]+[.C71])" office:value-type="float" office:value="0.0200408245967499" calcext:value-type="float">
            <text:p>0.0200408246</text:p>
          </table:table-cell>
          <table:table-cell/>
          <table:table-cell office:value-type="float" office:value="0.0133021" calcext:value-type="float">
            <text:p>0.0133021</text:p>
          </table:table-cell>
          <table:table-cell office:value-type="float" office:value="0.84352265" calcext:value-type="float">
            <text:p>0.84352265</text:p>
          </table:table-cell>
          <table:table-cell office:value-type="float" office:value="6609" calcext:value-type="float">
            <text:p>6609</text:p>
          </table:table-cell>
          <table:table-cell office:value-type="float" office:value="1226" calcext:value-type="float">
            <text:p>1226</text:p>
          </table:table-cell>
          <table:table-cell office:value-type="float" office:value="490230" calcext:value-type="float">
            <text:p>490230</text:p>
          </table:table-cell>
          <table:table-cell office:value-type="float" office:value="1463349" calcext:value-type="float">
            <text:p>1463349</text:p>
          </table:table-cell>
          <table:table-cell table:formula="of:=(2*[.F71]*[.G71])/([.F71]+[.G71])" office:value-type="float" office:value="0.0261911730317431" calcext:value-type="float">
            <text:p>0.026191173</text:p>
          </table:table-cell>
          <table:table-cell table:formula="of:=[.H71]+[.I71]" office:value-type="float" office:value="7835" calcext:value-type="float">
            <text:p>7835</text:p>
          </table:table-cell>
          <table:table-cell office:value-type="float" office:value="0.01528258" calcext:value-type="float">
            <text:p>0.01528258</text:p>
          </table:table-cell>
          <table:table-cell office:value-type="float" office:value="0.57906828" calcext:value-type="float">
            <text:p>0.57906828</text:p>
          </table:table-cell>
          <table:table-cell office:value-type="float" office:value="4537" calcext:value-type="float">
            <text:p>4537</text:p>
          </table:table-cell>
          <table:table-cell office:value-type="float" office:value="3298" calcext:value-type="float">
            <text:p>3298</text:p>
          </table:table-cell>
          <table:table-cell office:value-type="float" office:value="292337" calcext:value-type="float">
            <text:p>292337</text:p>
          </table:table-cell>
          <table:table-cell office:value-type="float" office:value="1661242" calcext:value-type="float">
            <text:p>1661242</text:p>
          </table:table-cell>
          <table:table-cell table:formula="of:=(2*[.N71]*[.O71])/([.N71]+[.O71])" office:value-type="float" office:value="0.0297792361722583" calcext:value-type="float">
            <text:p>0.0297792362</text:p>
          </table:table-cell>
          <table:table-cell/>
          <table:table-cell office:value-type="float" office:value="0.03611111" calcext:value-type="float">
            <text:p>0.03611111</text:p>
          </table:table-cell>
          <table:table-cell office:value-type="float" office:value="0.0021039" calcext:value-type="float">
            <text:p>0.0021039</text:p>
          </table:table-cell>
          <table:table-cell office:value-type="float" office:value="13" calcext:value-type="float">
            <text:p>13</text:p>
          </table:table-cell>
          <table:table-cell office:value-type="float" office:value="6166" calcext:value-type="float">
            <text:p>6166</text:p>
          </table:table-cell>
          <table:table-cell office:value-type="float" office:value="347" calcext:value-type="float">
            <text:p>347</text:p>
          </table:table-cell>
          <table:table-cell office:value-type="float" office:value="1676067" calcext:value-type="float">
            <text:p>1676067</text:p>
          </table:table-cell>
          <table:table-cell table:formula="of:=(2*[.V71]*[.W71])/([.V71]+[.W71])" office:value-type="float" office:value="0.00397614258528259" calcext:value-type="float">
            <text:p>0.003976142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mployer</text:p>
          </table:table-cell>
          <table:table-cell office:value-type="float" office:value="0.00380511" calcext:value-type="float">
            <text:p>0.00380511</text:p>
          </table:table-cell>
          <table:table-cell office:value-type="float" office:value="0.91607944" calcext:value-type="float">
            <text:p>0.91607944</text:p>
          </table:table-cell>
          <table:table-cell table:formula="of:=(2*[.B72]*[.C72])/([.B72]+[.C72])" office:value-type="float" office:value="0.00757874026243489" calcext:value-type="float">
            <text:p>0.0075787403</text:p>
          </table:table-cell>
          <table:table-cell/>
          <table:table-cell office:value-type="float" office:value="0.00503638" calcext:value-type="float">
            <text:p>0.00503638</text:p>
          </table:table-cell>
          <table:table-cell office:value-type="float" office:value="0.74663677" calcext:value-type="float">
            <text:p>0.74663677</text:p>
          </table:table-cell>
          <table:table-cell office:value-type="float" office:value="2331" calcext:value-type="float">
            <text:p>2331</text:p>
          </table:table-cell>
          <table:table-cell office:value-type="float" office:value="791" calcext:value-type="float">
            <text:p>791</text:p>
          </table:table-cell>
          <table:table-cell office:value-type="float" office:value="460501" calcext:value-type="float">
            <text:p>460501</text:p>
          </table:table-cell>
          <table:table-cell office:value-type="float" office:value="1497791" calcext:value-type="float">
            <text:p>1497791</text:p>
          </table:table-cell>
          <table:table-cell table:formula="of:=(2*[.F72]*[.G72])/([.F72]+[.G72])" office:value-type="float" office:value="0.0100052702313302" calcext:value-type="float">
            <text:p>0.0100052702</text:p>
          </table:table-cell>
          <table:table-cell table:formula="of:=[.H72]+[.I72]" office:value-type="float" office:value="3122" calcext:value-type="float">
            <text:p>3122</text:p>
          </table:table-cell>
          <table:table-cell office:value-type="float" office:value="0.00576484" calcext:value-type="float">
            <text:p>0.00576484</text:p>
          </table:table-cell>
          <table:table-cell office:value-type="float" office:value="0.46252402" calcext:value-type="float">
            <text:p>0.46252402</text:p>
          </table:table-cell>
          <table:table-cell office:value-type="float" office:value="1444" calcext:value-type="float">
            <text:p>1444</text:p>
          </table:table-cell>
          <table:table-cell office:value-type="float" office:value="1678" calcext:value-type="float">
            <text:p>1678</text:p>
          </table:table-cell>
          <table:table-cell office:value-type="float" office:value="249040" calcext:value-type="float">
            <text:p>249040</text:p>
          </table:table-cell>
          <table:table-cell office:value-type="float" office:value="1709252" calcext:value-type="float">
            <text:p>1709252</text:p>
          </table:table-cell>
          <table:table-cell table:formula="of:=(2*[.N72]*[.O72])/([.N72]+[.O72])" office:value-type="float" office:value="0.0113877446132577" calcext:value-type="float">
            <text:p>0.0113877446</text:p>
          </table:table-cell>
          <table:table-cell/>
          <table:table-cell office:value-type="float" office:value="0.00854603" calcext:value-type="float">
            <text:p>0.00854603</text:p>
          </table:table-cell>
          <table:table-cell office:value-type="float" office:value="0.08714342" calcext:value-type="float">
            <text:p>0.08714342</text:p>
          </table:table-cell>
          <table:table-cell office:value-type="float" office:value="223" calcext:value-type="float">
            <text:p>223</text:p>
          </table:table-cell>
          <table:table-cell office:value-type="float" office:value="2336" calcext:value-type="float">
            <text:p>2336</text:p>
          </table:table-cell>
          <table:table-cell office:value-type="float" office:value="25871" calcext:value-type="float">
            <text:p>25871</text:p>
          </table:table-cell>
          <table:table-cell office:value-type="float" office:value="1654163" calcext:value-type="float">
            <text:p>1654163</text:p>
          </table:table-cell>
          <table:table-cell table:formula="of:=(2*[.V72]*[.W72])/([.V72]+[.W72])" office:value-type="float" office:value="0.0155655671889137" calcext:value-type="float">
            <text:p>0.015565567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xecutiveProducer</text:p>
          </table:table-cell>
          <table:table-cell office:value-type="float" office:value="0.03561555" calcext:value-type="float">
            <text:p>0.03561555</text:p>
          </table:table-cell>
          <table:table-cell office:value-type="float" office:value="0.25578136" calcext:value-type="float">
            <text:p>0.25578136</text:p>
          </table:table-cell>
          <table:table-cell table:formula="of:=(2*[.B73]*[.C73])/([.B73]+[.C73])" office:value-type="float" office:value="0.0625249857052225" calcext:value-type="float">
            <text:p>0.0625249857</text:p>
          </table:table-cell>
          <table:table-cell/>
          <table:table-cell office:value-type="float" office:value="0.05119775" calcext:value-type="float">
            <text:p>0.05119775</text:p>
          </table:table-cell>
          <table:table-cell office:value-type="float" office:value="0.22915207" calcext:value-type="float">
            <text:p>0.22915207</text:p>
          </table:table-cell>
          <table:table-cell office:value-type="float" office:value="981" calcext:value-type="float">
            <text:p>981</text:p>
          </table:table-cell>
          <table:table-cell office:value-type="float" office:value="3300" calcext:value-type="float">
            <text:p>3300</text:p>
          </table:table-cell>
          <table:table-cell office:value-type="float" office:value="18180" calcext:value-type="float">
            <text:p>18180</text:p>
          </table:table-cell>
          <table:table-cell office:value-type="float" office:value="1938953" calcext:value-type="float">
            <text:p>1938953</text:p>
          </table:table-cell>
          <table:table-cell table:formula="of:=(2*[.F73]*[.G73])/([.F73]+[.G73])" office:value-type="float" office:value="0.0836959366825525" calcext:value-type="float">
            <text:p>0.0836959367</text:p>
          </table:table-cell>
          <table:table-cell table:formula="of:=[.H73]+[.I73]" office:value-type="float" office:value="4281" calcext:value-type="float">
            <text:p>4281</text:p>
          </table:table-cell>
          <table:table-cell office:value-type="float" office:value="0.05466238" calcext:value-type="float">
            <text:p>0.05466238</text:p>
          </table:table-cell>
          <table:table-cell office:value-type="float" office:value="0.19060967" calcext:value-type="float">
            <text:p>0.19060967</text:p>
          </table:table-cell>
          <table:table-cell office:value-type="float" office:value="816" calcext:value-type="float">
            <text:p>816</text:p>
          </table:table-cell>
          <table:table-cell office:value-type="float" office:value="3465" calcext:value-type="float">
            <text:p>3465</text:p>
          </table:table-cell>
          <table:table-cell office:value-type="float" office:value="14112" calcext:value-type="float">
            <text:p>14112</text:p>
          </table:table-cell>
          <table:table-cell office:value-type="float" office:value="1943021" calcext:value-type="float">
            <text:p>1943021</text:p>
          </table:table-cell>
          <table:table-cell table:formula="of:=(2*[.N73]*[.O73])/([.N73]+[.O73])" office:value-type="float" office:value="0.0849601755537543" calcext:value-type="float">
            <text:p>0.084960175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258" calcext:value-type="float">
            <text:p>3258</text:p>
          </table:table-cell>
          <table:table-cell office:value-type="float" office:value="0" calcext:value-type="float">
            <text:p>0</text:p>
          </table:table-cell>
          <table:table-cell office:value-type="float" office:value="1679335" calcext:value-type="float">
            <text:p>1679335</text:p>
          </table:table-cell>
          <table:table-cell table:formula="of:=(2*[.V73]*[.W73])/([.V73]+[.W73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0.95239711" calcext:value-type="float">
            <text:p>0.95239711</text:p>
          </table:table-cell>
          <table:table-cell office:value-type="float" office:value="0.04145116" calcext:value-type="float">
            <text:p>0.04145116</text:p>
          </table:table-cell>
          <table:table-cell table:formula="of:=(2*[.B74]*[.C74])/([.B74]+[.C74])" office:value-type="float" office:value="0.0794446520295248" calcext:value-type="float">
            <text:p>0.079444652</text:p>
          </table:table-cell>
          <table:table-cell/>
          <table:table-cell office:value-type="float" office:value="0.97657557" calcext:value-type="float">
            <text:p>0.97657557</text:p>
          </table:table-cell>
          <table:table-cell office:value-type="float" office:value="0.025851" calcext:value-type="float">
            <text:p>0.025851</text:p>
          </table:table-cell>
          <table:table-cell office:value-type="float" office:value="5253" calcext:value-type="float">
            <text:p>5253</text:p>
          </table:table-cell>
          <table:table-cell office:value-type="float" office:value="197950" calcext:value-type="float">
            <text:p>197950</text:p>
          </table:table-cell>
          <table:table-cell office:value-type="float" office:value="126" calcext:value-type="float">
            <text:p>126</text:p>
          </table:table-cell>
          <table:table-cell office:value-type="float" office:value="1758085" calcext:value-type="float">
            <text:p>1758085</text:p>
          </table:table-cell>
          <table:table-cell table:formula="of:=(2*[.F74]*[.G74])/([.F74]+[.G74])" office:value-type="float" office:value="0.0503686869753861" calcext:value-type="float">
            <text:p>0.050368687</text:p>
          </table:table-cell>
          <table:table-cell table:formula="of:=[.H74]+[.I74]" office:value-type="float" office:value="203203" calcext:value-type="float">
            <text:p>203203</text:p>
          </table:table-cell>
          <table:table-cell office:value-type="float" office:value="0.93710692" calcext:value-type="float">
            <text:p>0.93710692</text:p>
          </table:table-cell>
          <table:table-cell office:value-type="float" office:value="0.00146651" calcext:value-type="float">
            <text:p>0.00146651</text:p>
          </table:table-cell>
          <table:table-cell office:value-type="float" office:value="298" calcext:value-type="float">
            <text:p>298</text:p>
          </table:table-cell>
          <table:table-cell office:value-type="float" office:value="202905" calcext:value-type="float">
            <text:p>202905</text:p>
          </table:table-cell>
          <table:table-cell office:value-type="float" office:value="20" calcext:value-type="float">
            <text:p>20</text:p>
          </table:table-cell>
          <table:table-cell office:value-type="float" office:value="1758191" calcext:value-type="float">
            <text:p>1758191</text:p>
          </table:table-cell>
          <table:table-cell table:formula="of:=(2*[.N74]*[.O74])/([.N74]+[.O74])" office:value-type="float" office:value="0.00292843719057591" calcext:value-type="float">
            <text:p>0.0029284372</text:p>
          </table:table-cell>
          <table:table-cell/>
          <table:table-cell office:value-type="float" office:value="0.96560651" calcext:value-type="float">
            <text:p>0.96560651</text:p>
          </table:table-cell>
          <table:table-cell office:value-type="float" office:value="0.04058823" calcext:value-type="float">
            <text:p>0.04058823</text:p>
          </table:table-cell>
          <table:table-cell office:value-type="float" office:value="7833" calcext:value-type="float">
            <text:p>7833</text:p>
          </table:table-cell>
          <table:table-cell office:value-type="float" office:value="185154" calcext:value-type="float">
            <text:p>185154</text:p>
          </table:table-cell>
          <table:table-cell office:value-type="float" office:value="279" calcext:value-type="float">
            <text:p>279</text:p>
          </table:table-cell>
          <table:table-cell office:value-type="float" office:value="1489327" calcext:value-type="float">
            <text:p>1489327</text:p>
          </table:table-cell>
          <table:table-cell table:formula="of:=(2*[.V74]*[.W74])/([.V74]+[.W74])" office:value-type="float" office:value="0.0779019359957642" calcext:value-type="float">
            <text:p>0.07790193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ederalState</text:p>
          </table:table-cell>
          <table:table-cell office:value-type="float" office:value="0.00255651" calcext:value-type="float">
            <text:p>0.00255651</text:p>
          </table:table-cell>
          <table:table-cell office:value-type="float" office:value="0.00436983" calcext:value-type="float">
            <text:p>0.00436983</text:p>
          </table:table-cell>
          <table:table-cell table:formula="of:=(2*[.B75]*[.C75])/([.B75]+[.C75])" office:value-type="float" office:value="0.00322580586378953" calcext:value-type="float">
            <text:p>0.0032258059</text:p>
          </table:table-cell>
          <table:table-cell/>
          <table:table-cell office:value-type="float" office:value="0.00238014" calcext:value-type="float">
            <text:p>0.00238014</text:p>
          </table:table-cell>
          <table:table-cell office:value-type="float" office:value="0.00160994" calcext:value-type="float">
            <text:p>0.00160994</text:p>
          </table:table-cell>
          <table:table-cell office:value-type="float" office:value="7" calcext:value-type="float">
            <text:p>7</text:p>
          </table:table-cell>
          <table:table-cell office:value-type="float" office:value="4341" calcext:value-type="float">
            <text:p>4341</text:p>
          </table:table-cell>
          <table:table-cell office:value-type="float" office:value="2934" calcext:value-type="float">
            <text:p>2934</text:p>
          </table:table-cell>
          <table:table-cell office:value-type="float" office:value="1954132" calcext:value-type="float">
            <text:p>1954132</text:p>
          </table:table-cell>
          <table:table-cell table:formula="of:=(2*[.F75]*[.G75])/([.F75]+[.G75])" office:value-type="float" office:value="0.00192070464331542" calcext:value-type="float">
            <text:p>0.0019207046</text:p>
          </table:table-cell>
          <table:table-cell table:formula="of:=[.H75]+[.I75]" office:value-type="float" office:value="4348" calcext:value-type="float">
            <text:p>4348</text:p>
          </table:table-cell>
          <table:table-cell office:value-type="float" office:value="0.00452489" calcext:value-type="float">
            <text:p>0.00452489</text:p>
          </table:table-cell>
          <table:table-cell office:value-type="float" office:value="0.00022999" calcext:value-type="float">
            <text:p>0.00022999</text:p>
          </table:table-cell>
          <table:table-cell office:value-type="float" office:value="1" calcext:value-type="float">
            <text:p>1</text:p>
          </table:table-cell>
          <table:table-cell office:value-type="float" office:value="4347" calcext:value-type="float">
            <text:p>4347</text:p>
          </table:table-cell>
          <table:table-cell office:value-type="float" office:value="220" calcext:value-type="float">
            <text:p>220</text:p>
          </table:table-cell>
          <table:table-cell office:value-type="float" office:value="1956846" calcext:value-type="float">
            <text:p>1956846</text:p>
          </table:table-cell>
          <table:table-cell table:formula="of:=(2*[.N75]*[.O75])/([.N75]+[.O75])" office:value-type="float" office:value="0.000437731110396056" calcext:value-type="float">
            <text:p>0.000437731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873" calcext:value-type="float">
            <text:p>3873</text:p>
          </table:table-cell>
          <table:table-cell office:value-type="float" office:value="0" calcext:value-type="float">
            <text:p>0</text:p>
          </table:table-cell>
          <table:table-cell office:value-type="float" office:value="1678720" calcext:value-type="float">
            <text:p>1678720</text:p>
          </table:table-cell>
          <table:table-cell table:formula="of:=(2*[.V75]*[.W75])/([.V75]+[.W7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ield</text:p>
          </table:table-cell>
          <table:table-cell office:value-type="float" office:value="0.03920797" calcext:value-type="float">
            <text:p>0.03920797</text:p>
          </table:table-cell>
          <table:table-cell office:value-type="float" office:value="0.01735446" calcext:value-type="float">
            <text:p>0.01735446</text:p>
          </table:table-cell>
          <table:table-cell table:formula="of:=(2*[.B76]*[.C76])/([.B76]+[.C76])" office:value-type="float" office:value="0.0240595443670366" calcext:value-type="float">
            <text:p>0.0240595444</text:p>
          </table:table-cell>
          <table:table-cell/>
          <table:table-cell office:value-type="float" office:value="0.03437816" calcext:value-type="float">
            <text:p>0.03437816</text:p>
          </table:table-cell>
          <table:table-cell office:value-type="float" office:value="0.00592025" calcext:value-type="float">
            <text:p>0.00592025</text:p>
          </table:table-cell>
          <table:table-cell office:value-type="float" office:value="102" calcext:value-type="float">
            <text:p>102</text:p>
          </table:table-cell>
          <table:table-cell office:value-type="float" office:value="17127" calcext:value-type="float">
            <text:p>17127</text:p>
          </table:table-cell>
          <table:table-cell office:value-type="float" office:value="2865" calcext:value-type="float">
            <text:p>2865</text:p>
          </table:table-cell>
          <table:table-cell office:value-type="float" office:value="1941320" calcext:value-type="float">
            <text:p>1941320</text:p>
          </table:table-cell>
          <table:table-cell table:formula="of:=(2*[.F76]*[.G76])/([.F76]+[.G76])" office:value-type="float" office:value="0.0101010090343515" calcext:value-type="float">
            <text:p>0.010101009</text:p>
          </table:table-cell>
          <table:table-cell table:formula="of:=[.H76]+[.I76]" office:value-type="float" office:value="17229" calcext:value-type="float">
            <text:p>17229</text:p>
          </table:table-cell>
          <table:table-cell office:value-type="float" office:value="0.01424979" calcext:value-type="float">
            <text:p>0.01424979</text:p>
          </table:table-cell>
          <table:table-cell office:value-type="float" office:value="0.00098671" calcext:value-type="float">
            <text:p>0.00098671</text:p>
          </table:table-cell>
          <table:table-cell office:value-type="float" office:value="17" calcext:value-type="float">
            <text:p>17</text:p>
          </table:table-cell>
          <table:table-cell office:value-type="float" office:value="17212" calcext:value-type="float">
            <text:p>17212</text:p>
          </table:table-cell>
          <table:table-cell office:value-type="float" office:value="1176" calcext:value-type="float">
            <text:p>1176</text:p>
          </table:table-cell>
          <table:table-cell office:value-type="float" office:value="1943009" calcext:value-type="float">
            <text:p>1943009</text:p>
          </table:table-cell>
          <table:table-cell table:formula="of:=(2*[.N76]*[.O76])/([.N76]+[.O76])" office:value-type="float" office:value="0.00184562206424048" calcext:value-type="float">
            <text:p>0.0018456221</text:p>
          </table:table-cell>
          <table:table-cell/>
          <table:table-cell office:value-type="float" office:value="0.04385196" calcext:value-type="float">
            <text:p>0.04385196</text:p>
          </table:table-cell>
          <table:table-cell office:value-type="float" office:value="0.01951296" calcext:value-type="float">
            <text:p>0.01951296</text:p>
          </table:table-cell>
          <table:table-cell office:value-type="float" office:value="250" calcext:value-type="float">
            <text:p>250</text:p>
          </table:table-cell>
          <table:table-cell office:value-type="float" office:value="12562" calcext:value-type="float">
            <text:p>12562</text:p>
          </table:table-cell>
          <table:table-cell office:value-type="float" office:value="5451" calcext:value-type="float">
            <text:p>5451</text:p>
          </table:table-cell>
          <table:table-cell office:value-type="float" office:value="1664330" calcext:value-type="float">
            <text:p>1664330</text:p>
          </table:table-cell>
          <table:table-cell table:formula="of:=(2*[.V76]*[.W76])/([.V76]+[.W76])" office:value-type="float" office:value="0.0270080524492606" calcext:value-type="float">
            <text:p>0.02700805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mat</text:p>
          </table:table-cell>
          <table:table-cell office:value-type="float" office:value="0.1215067" calcext:value-type="float">
            <text:p>0.1215067</text:p>
          </table:table-cell>
          <table:table-cell office:value-type="float" office:value="0.49530798" calcext:value-type="float">
            <text:p>0.49530798</text:p>
          </table:table-cell>
          <table:table-cell table:formula="of:=(2*[.B77]*[.C77])/([.B77]+[.C77])" office:value-type="float" office:value="0.195142042123466" calcext:value-type="float">
            <text:p>0.1951420421</text:p>
          </table:table-cell>
          <table:table-cell/>
          <table:table-cell office:value-type="float" office:value="0.10481732" calcext:value-type="float">
            <text:p>0.10481732</text:p>
          </table:table-cell>
          <table:table-cell office:value-type="float" office:value="0.14500778" calcext:value-type="float">
            <text:p>0.14500778</text:p>
          </table:table-cell>
          <table:table-cell office:value-type="float" office:value="6521" calcext:value-type="float">
            <text:p>6521</text:p>
          </table:table-cell>
          <table:table-cell office:value-type="float" office:value="38449" calcext:value-type="float">
            <text:p>38449</text:p>
          </table:table-cell>
          <table:table-cell office:value-type="float" office:value="55692" calcext:value-type="float">
            <text:p>55692</text:p>
          </table:table-cell>
          <table:table-cell office:value-type="float" office:value="1860752" calcext:value-type="float">
            <text:p>1860752</text:p>
          </table:table-cell>
          <table:table-cell table:formula="of:=(2*[.F77]*[.G77])/([.F77]+[.G77])" office:value-type="float" office:value="0.121679742177624" calcext:value-type="float">
            <text:p>0.1216797422</text:p>
          </table:table-cell>
          <table:table-cell table:formula="of:=[.H77]+[.I77]" office:value-type="float" office:value="44970" calcext:value-type="float">
            <text:p>44970</text:p>
          </table:table-cell>
          <table:table-cell office:value-type="float" office:value="0.08687047" calcext:value-type="float">
            <text:p>0.08687047</text:p>
          </table:table-cell>
          <table:table-cell office:value-type="float" office:value="0.06344229" calcext:value-type="float">
            <text:p>0.06344229</text:p>
          </table:table-cell>
          <table:table-cell office:value-type="float" office:value="2853" calcext:value-type="float">
            <text:p>2853</text:p>
          </table:table-cell>
          <table:table-cell office:value-type="float" office:value="42117" calcext:value-type="float">
            <text:p>42117</text:p>
          </table:table-cell>
          <table:table-cell office:value-type="float" office:value="29989" calcext:value-type="float">
            <text:p>29989</text:p>
          </table:table-cell>
          <table:table-cell office:value-type="float" office:value="1886455" calcext:value-type="float">
            <text:p>1886455</text:p>
          </table:table-cell>
          <table:table-cell table:formula="of:=(2*[.N77]*[.O77])/([.N77]+[.O77])" office:value-type="float" office:value="0.0733305881706423" calcext:value-type="float">
            <text:p>0.07333058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9650" calcext:value-type="float">
            <text:p>39650</text:p>
          </table:table-cell>
          <table:table-cell office:value-type="float" office:value="0" calcext:value-type="float">
            <text:p>0</text:p>
          </table:table-cell>
          <table:table-cell office:value-type="float" office:value="1642943" calcext:value-type="float">
            <text:p>1642943</text:p>
          </table:table-cell>
          <table:table-cell table:formula="of:=(2*[.V77]*[.W77])/([.V77]+[.W77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ormerBandMember</text:p>
          </table:table-cell>
          <table:table-cell office:value-type="float" office:value="0.01902699" calcext:value-type="float">
            <text:p>0.01902699</text:p>
          </table:table-cell>
          <table:table-cell office:value-type="float" office:value="0.66607045" calcext:value-type="float">
            <text:p>0.66607045</text:p>
          </table:table-cell>
          <table:table-cell table:formula="of:=(2*[.B78]*[.C78])/([.B78]+[.C78])" office:value-type="float" office:value="0.0369971191001546" calcext:value-type="float">
            <text:p>0.0369971191</text:p>
          </table:table-cell>
          <table:table-cell/>
          <table:table-cell office:value-type="float" office:value="0.0354727" calcext:value-type="float">
            <text:p>0.0354727</text:p>
          </table:table-cell>
          <table:table-cell office:value-type="float" office:value="0.52022565" calcext:value-type="float">
            <text:p>0.52022565</text:p>
          </table:table-cell>
          <table:table-cell office:value-type="float" office:value="3781" calcext:value-type="float">
            <text:p>3781</text:p>
          </table:table-cell>
          <table:table-cell office:value-type="float" office:value="3487" calcext:value-type="float">
            <text:p>3487</text:p>
          </table:table-cell>
          <table:table-cell office:value-type="float" office:value="102808" calcext:value-type="float">
            <text:p>102808</text:p>
          </table:table-cell>
          <table:table-cell office:value-type="float" office:value="1851338" calcext:value-type="float">
            <text:p>1851338</text:p>
          </table:table-cell>
          <table:table-cell table:formula="of:=(2*[.F78]*[.G78])/([.F78]+[.G78])" office:value-type="float" office:value="0.0664166392243382" calcext:value-type="float">
            <text:p>0.0664166392</text:p>
          </table:table-cell>
          <table:table-cell table:formula="of:=[.H78]+[.I78]" office:value-type="float" office:value="7268" calcext:value-type="float">
            <text:p>7268</text:p>
          </table:table-cell>
          <table:table-cell office:value-type="float" office:value="0.03992594" calcext:value-type="float">
            <text:p>0.03992594</text:p>
          </table:table-cell>
          <table:table-cell office:value-type="float" office:value="0.30558613" calcext:value-type="float">
            <text:p>0.30558613</text:p>
          </table:table-cell>
          <table:table-cell office:value-type="float" office:value="2221" calcext:value-type="float">
            <text:p>2221</text:p>
          </table:table-cell>
          <table:table-cell office:value-type="float" office:value="5047" calcext:value-type="float">
            <text:p>5047</text:p>
          </table:table-cell>
          <table:table-cell office:value-type="float" office:value="53407" calcext:value-type="float">
            <text:p>53407</text:p>
          </table:table-cell>
          <table:table-cell office:value-type="float" office:value="1900739" calcext:value-type="float">
            <text:p>1900739</text:p>
          </table:table-cell>
          <table:table-cell table:formula="of:=(2*[.N78]*[.O78])/([.N78]+[.O78])" office:value-type="float" office:value="0.0706245283483856" calcext:value-type="float">
            <text:p>0.0706245283</text:p>
          </table:table-cell>
          <table:table-cell/>
          <table:table-cell office:value-type="float" office:value="0.01144282" calcext:value-type="float">
            <text:p>0.01144282</text:p>
          </table:table-cell>
          <table:table-cell office:value-type="float" office:value="0.2975467" calcext:value-type="float">
            <text:p>0.2975467</text:p>
          </table:table-cell>
          <table:table-cell office:value-type="float" office:value="1322" calcext:value-type="float">
            <text:p>1322</text:p>
          </table:table-cell>
          <table:table-cell office:value-type="float" office:value="3121" calcext:value-type="float">
            <text:p>3121</text:p>
          </table:table-cell>
          <table:table-cell office:value-type="float" office:value="114209" calcext:value-type="float">
            <text:p>114209</text:p>
          </table:table-cell>
          <table:table-cell office:value-type="float" office:value="1563941" calcext:value-type="float">
            <text:p>1563941</text:p>
          </table:table-cell>
          <table:table-cell table:formula="of:=(2*[.V78]*[.W78])/([.V78]+[.W78])" office:value-type="float" office:value="0.0220381152713141" calcext:value-type="float">
            <text:p>0.022038115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ormerBroadcastNetwork</text:p>
          </table:table-cell>
          <table:table-cell office:value-type="float" office:value="0.00467756" calcext:value-type="float">
            <text:p>0.00467756</text:p>
          </table:table-cell>
          <table:table-cell office:value-type="float" office:value="0.94021739" calcext:value-type="float">
            <text:p>0.94021739</text:p>
          </table:table-cell>
          <table:table-cell table:formula="of:=(2*[.B79]*[.C79])/([.B79]+[.C79])" office:value-type="float" office:value="0.00930880888879425" calcext:value-type="float">
            <text:p>0.0093088089</text:p>
          </table:table-cell>
          <table:table-cell/>
          <table:table-cell office:value-type="float" office:value="0.01089731" calcext:value-type="float">
            <text:p>0.01089731</text:p>
          </table:table-cell>
          <table:table-cell office:value-type="float" office:value="0.81684783" calcext:value-type="float">
            <text:p>0.81684783</text:p>
          </table:table-cell>
          <table:table-cell office:value-type="float" office:value="1503" calcext:value-type="float">
            <text:p>1503</text:p>
          </table:table-cell>
          <table:table-cell office:value-type="float" office:value="337" calcext:value-type="float">
            <text:p>337</text:p>
          </table:table-cell>
          <table:table-cell office:value-type="float" office:value="136421" calcext:value-type="float">
            <text:p>136421</text:p>
          </table:table-cell>
          <table:table-cell office:value-type="float" office:value="1823153" calcext:value-type="float">
            <text:p>1823153</text:p>
          </table:table-cell>
          <table:table-cell table:formula="of:=(2*[.F79]*[.G79])/([.F79]+[.G79])" office:value-type="float" office:value="0.0215076926367391" calcext:value-type="float">
            <text:p>0.0215076926</text:p>
          </table:table-cell>
          <table:table-cell table:formula="of:=[.H79]+[.I79]" office:value-type="float" office:value="1840" calcext:value-type="float">
            <text:p>1840</text:p>
          </table:table-cell>
          <table:table-cell office:value-type="float" office:value="0.01725672" calcext:value-type="float">
            <text:p>0.01725672</text:p>
          </table:table-cell>
          <table:table-cell office:value-type="float" office:value="0.64293478" calcext:value-type="float">
            <text:p>0.64293478</text:p>
          </table:table-cell>
          <table:table-cell office:value-type="float" office:value="1183" calcext:value-type="float">
            <text:p>1183</text:p>
          </table:table-cell>
          <table:table-cell office:value-type="float" office:value="657" calcext:value-type="float">
            <text:p>657</text:p>
          </table:table-cell>
          <table:table-cell office:value-type="float" office:value="67370" calcext:value-type="float">
            <text:p>67370</text:p>
          </table:table-cell>
          <table:table-cell office:value-type="float" office:value="1892204" calcext:value-type="float">
            <text:p>1892204</text:p>
          </table:table-cell>
          <table:table-cell table:formula="of:=(2*[.N79]*[.O79])/([.N79]+[.O79])" office:value-type="float" office:value="0.0336112945311219" calcext:value-type="float">
            <text:p>0.0336112945</text:p>
          </table:table-cell>
          <table:table-cell/>
          <table:table-cell office:value-type="float" office:value="0.01195897" calcext:value-type="float">
            <text:p>0.01195897</text:p>
          </table:table-cell>
          <table:table-cell office:value-type="float" office:value="0.52882206" calcext:value-type="float">
            <text:p>0.52882206</text:p>
          </table:table-cell>
          <table:table-cell office:value-type="float" office:value="633" calcext:value-type="float">
            <text:p>633</text:p>
          </table:table-cell>
          <table:table-cell office:value-type="float" office:value="564" calcext:value-type="float">
            <text:p>564</text:p>
          </table:table-cell>
          <table:table-cell office:value-type="float" office:value="52298" calcext:value-type="float">
            <text:p>52298</text:p>
          </table:table-cell>
          <table:table-cell office:value-type="float" office:value="1629098" calcext:value-type="float">
            <text:p>1629098</text:p>
          </table:table-cell>
          <table:table-cell table:formula="of:=(2*[.V79]*[.W79])/([.V79]+[.W79])" office:value-type="float" office:value="0.0233890125579227" calcext:value-type="float">
            <text:p>0.023389012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ormerChoreographer</text:p>
          </table:table-cell>
          <table:table-cell office:value-type="float" office:value="0.00588073" calcext:value-type="float">
            <text:p>0.00588073</text:p>
          </table:table-cell>
          <table:table-cell office:value-type="float" office:value="0.159601" calcext:value-type="float">
            <text:p>0.159601</text:p>
          </table:table-cell>
          <table:table-cell table:formula="of:=(2*[.B80]*[.C80])/([.B80]+[.C80])" office:value-type="float" office:value="0.011343492586523" calcext:value-type="float">
            <text:p>0.0113434926</text:p>
          </table:table-cell>
          <table:table-cell/>
          <table:table-cell office:value-type="float" office:value="0.00685323" calcext:value-type="float">
            <text:p>0.00685323</text:p>
          </table:table-cell>
          <table:table-cell office:value-type="float" office:value="0.08977556" calcext:value-type="float">
            <text:p>0.08977556</text:p>
          </table:table-cell>
          <table:table-cell office:value-type="float" office:value="36" calcext:value-type="float">
            <text:p>36</text:p>
          </table:table-cell>
          <table:table-cell office:value-type="float" office:value="365" calcext:value-type="float">
            <text:p>365</text:p>
          </table:table-cell>
          <table:table-cell office:value-type="float" office:value="5217" calcext:value-type="float">
            <text:p>5217</text:p>
          </table:table-cell>
          <table:table-cell office:value-type="float" office:value="1955796" calcext:value-type="float">
            <text:p>1955796</text:p>
          </table:table-cell>
          <table:table-cell table:formula="of:=(2*[.F80]*[.G80])/([.F80]+[.G80])" office:value-type="float" office:value="0.0127343530030501" calcext:value-type="float">
            <text:p>0.012734353</text:p>
          </table:table-cell>
          <table:table-cell table:formula="of:=[.H80]+[.I80]" office:value-type="float" office:value="401" calcext:value-type="float">
            <text:p>401</text:p>
          </table:table-cell>
          <table:table-cell office:value-type="float" office:value="0.01445663" calcext:value-type="float">
            <text:p>0.01445663</text:p>
          </table:table-cell>
          <table:table-cell office:value-type="float" office:value="0.0723192" calcext:value-type="float">
            <text:p>0.0723192</text:p>
          </table:table-cell>
          <table:table-cell office:value-type="float" office:value="29" calcext:value-type="float">
            <text:p>29</text:p>
          </table:table-cell>
          <table:table-cell office:value-type="float" office:value="372" calcext:value-type="float">
            <text:p>372</text:p>
          </table:table-cell>
          <table:table-cell office:value-type="float" office:value="1977" calcext:value-type="float">
            <text:p>1977</text:p>
          </table:table-cell>
          <table:table-cell office:value-type="float" office:value="1959036" calcext:value-type="float">
            <text:p>1959036</text:p>
          </table:table-cell>
          <table:table-cell table:formula="of:=(2*[.N80]*[.O80])/([.N80]+[.O80])" office:value-type="float" office:value="0.0240963852790806" calcext:value-type="float">
            <text:p>0.024096385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682221" calcext:value-type="float">
            <text:p>1682221</text:p>
          </table:table-cell>
          <table:table-cell table:formula="of:=(2*[.V80]*[.W80])/([.V80]+[.W80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ormerCoach</text:p>
          </table:table-cell>
          <table:table-cell office:value-type="float" office:value="0.00157449" calcext:value-type="float">
            <text:p>0.00157449</text:p>
          </table:table-cell>
          <table:table-cell office:value-type="float" office:value="0.360587" calcext:value-type="float">
            <text:p>0.360587</text:p>
          </table:table-cell>
          <table:table-cell table:formula="of:=(2*[.B81]*[.C81])/([.B81]+[.C81])" office:value-type="float" office:value="0.00313528987099098" calcext:value-type="float">
            <text:p>0.0031352899</text:p>
          </table:table-cell>
          <table:table-cell/>
          <table:table-cell office:value-type="float" office:value="0.00253035" calcext:value-type="float">
            <text:p>0.00253035</text:p>
          </table:table-cell>
          <table:table-cell office:value-type="float" office:value="0.2851153" calcext:value-type="float">
            <text:p>0.2851153</text:p>
          </table:table-cell>
          <table:table-cell office:value-type="float" office:value="272" calcext:value-type="float">
            <text:p>272</text:p>
          </table:table-cell>
          <table:table-cell office:value-type="float" office:value="682" calcext:value-type="float">
            <text:p>682</text:p>
          </table:table-cell>
          <table:table-cell office:value-type="float" office:value="107223" calcext:value-type="float">
            <text:p>107223</text:p>
          </table:table-cell>
          <table:table-cell office:value-type="float" office:value="1853237" calcext:value-type="float">
            <text:p>1853237</text:p>
          </table:table-cell>
          <table:table-cell table:formula="of:=(2*[.F81]*[.G81])/([.F81]+[.G81])" office:value-type="float" office:value="0.00501618223223609" calcext:value-type="float">
            <text:p>0.0050161822</text:p>
          </table:table-cell>
          <table:table-cell table:formula="of:=[.H81]+[.I81]" office:value-type="float" office:value="954" calcext:value-type="float">
            <text:p>954</text:p>
          </table:table-cell>
          <table:table-cell office:value-type="float" office:value="0.00362598" calcext:value-type="float">
            <text:p>0.00362598</text:p>
          </table:table-cell>
          <table:table-cell office:value-type="float" office:value="0.14779874" calcext:value-type="float">
            <text:p>0.14779874</text:p>
          </table:table-cell>
          <table:table-cell office:value-type="float" office:value="141" calcext:value-type="float">
            <text:p>141</text:p>
          </table:table-cell>
          <table:table-cell office:value-type="float" office:value="813" calcext:value-type="float">
            <text:p>813</text:p>
          </table:table-cell>
          <table:table-cell office:value-type="float" office:value="38745" calcext:value-type="float">
            <text:p>38745</text:p>
          </table:table-cell>
          <table:table-cell office:value-type="float" office:value="1921715" calcext:value-type="float">
            <text:p>1921715</text:p>
          </table:table-cell>
          <table:table-cell table:formula="of:=(2*[.N81]*[.O81])/([.N81]+[.O81])" office:value-type="float" office:value="0.00707830630646304" calcext:value-type="float">
            <text:p>0.0070783063</text:p>
          </table:table-cell>
          <table:table-cell/>
          <table:table-cell office:value-type="float" office:value="0.00687368" calcext:value-type="float">
            <text:p>0.00687368</text:p>
          </table:table-cell>
          <table:table-cell office:value-type="float" office:value="0.13148789" calcext:value-type="float">
            <text:p>0.13148789</text:p>
          </table:table-cell>
          <table:table-cell office:value-type="float" office:value="114" calcext:value-type="float">
            <text:p>114</text:p>
          </table:table-cell>
          <table:table-cell office:value-type="float" office:value="753" calcext:value-type="float">
            <text:p>753</text:p>
          </table:table-cell>
          <table:table-cell office:value-type="float" office:value="16471" calcext:value-type="float">
            <text:p>16471</text:p>
          </table:table-cell>
          <table:table-cell office:value-type="float" office:value="1665255" calcext:value-type="float">
            <text:p>1665255</text:p>
          </table:table-cell>
          <table:table-cell table:formula="of:=(2*[.V81]*[.W81])/([.V81]+[.W81])" office:value-type="float" office:value="0.0130644033561516" calcext:value-type="float">
            <text:p>0.013064403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ormerHighschool</text:p>
          </table:table-cell>
          <table:table-cell office:value-type="float" office:value="0.00022157" calcext:value-type="float">
            <text:p>0.00022157</text:p>
          </table:table-cell>
          <table:table-cell office:value-type="float" office:value="0.45714286" calcext:value-type="float">
            <text:p>0.45714286</text:p>
          </table:table-cell>
          <table:table-cell table:formula="of:=(2*[.B82]*[.C82])/([.B82]+[.C82])" office:value-type="float" office:value="0.000442925321018952" calcext:value-type="float">
            <text:p>0.0004429253</text:p>
          </table:table-cell>
          <table:table-cell/>
          <table:table-cell office:value-type="float" office:value="0.00022155" calcext:value-type="float">
            <text:p>0.00022155</text:p>
          </table:table-cell>
          <table:table-cell office:value-type="float" office:value="0.22857143" calcext:value-type="float">
            <text:p>0.2285714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6101" calcext:value-type="float">
            <text:p>36101</text:p>
          </table:table-cell>
          <table:table-cell office:value-type="float" office:value="1925278" calcext:value-type="float">
            <text:p>1925278</text:p>
          </table:table-cell>
          <table:table-cell table:formula="of:=(2*[.F82]*[.G82])/([.F82]+[.G82])" office:value-type="float" office:value="0.000442670927372859" calcext:value-type="float">
            <text:p>0.0004426709</text:p>
          </table:table-cell>
          <table:table-cell table:formula="of:=[.H82]+[.I82]" office:value-type="float" office:value="35" calcext:value-type="float">
            <text:p>35</text:p>
          </table:table-cell>
          <table:table-cell office:value-type="float" office:value="0.00021531" calcext:value-type="float">
            <text:p>0.00021531</text:p>
          </table:table-cell>
          <table:table-cell office:value-type="float" office:value="0.11428571" calcext:value-type="float">
            <text:p>0.1142857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8574" calcext:value-type="float">
            <text:p>18574</text:p>
          </table:table-cell>
          <table:table-cell office:value-type="float" office:value="1942805" calcext:value-type="float">
            <text:p>1942805</text:p>
          </table:table-cell>
          <table:table-cell table:formula="of:=(2*[.N82]*[.O82])/([.N82]+[.O82])" office:value-type="float" office:value="0.000429810253569794" calcext:value-type="float">
            <text:p>0.000429810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682559" calcext:value-type="float">
            <text:p>1682559</text:p>
          </table:table-cell>
          <table:table-cell table:formula="of:=(2*[.V82]*[.W82])/([.V82]+[.W82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ormerPartner</text:p>
          </table:table-cell>
          <table:table-cell office:value-type="float" office:value="0.00153989" calcext:value-type="float">
            <text:p>0.00153989</text:p>
          </table:table-cell>
          <table:table-cell office:value-type="float" office:value="0.64645309" calcext:value-type="float">
            <text:p>0.64645309</text:p>
          </table:table-cell>
          <table:table-cell table:formula="of:=(2*[.B83]*[.C83])/([.B83]+[.C83])" office:value-type="float" office:value="0.00307246121326839" calcext:value-type="float">
            <text:p>0.0030724612</text:p>
          </table:table-cell>
          <table:table-cell/>
          <table:table-cell office:value-type="float" office:value="0.00199413" calcext:value-type="float">
            <text:p>0.00199413</text:p>
          </table:table-cell>
          <table:table-cell office:value-type="float" office:value="0.35354691" calcext:value-type="float">
            <text:p>0.35354691</text:p>
          </table:table-cell>
          <table:table-cell office:value-type="float" office:value="309" calcext:value-type="float">
            <text:p>309</text:p>
          </table:table-cell>
          <table:table-cell office:value-type="float" office:value="565" calcext:value-type="float">
            <text:p>565</text:p>
          </table:table-cell>
          <table:table-cell office:value-type="float" office:value="154646" calcext:value-type="float">
            <text:p>154646</text:p>
          </table:table-cell>
          <table:table-cell office:value-type="float" office:value="1805894" calcext:value-type="float">
            <text:p>1805894</text:p>
          </table:table-cell>
          <table:table-cell table:formula="of:=(2*[.F83]*[.G83])/([.F83]+[.G83])" office:value-type="float" office:value="0.00396589096796421" calcext:value-type="float">
            <text:p>0.003965891</text:p>
          </table:table-cell>
          <table:table-cell table:formula="of:=[.H83]+[.I83]" office:value-type="float" office:value="874" calcext:value-type="float">
            <text:p>874</text:p>
          </table:table-cell>
          <table:table-cell office:value-type="float" office:value="0.00650017" calcext:value-type="float">
            <text:p>0.00650017</text:p>
          </table:table-cell>
          <table:table-cell office:value-type="float" office:value="0.10869565" calcext:value-type="float">
            <text:p>0.10869565</text:p>
          </table:table-cell>
          <table:table-cell office:value-type="float" office:value="95" calcext:value-type="float">
            <text:p>95</text:p>
          </table:table-cell>
          <table:table-cell office:value-type="float" office:value="779" calcext:value-type="float">
            <text:p>779</text:p>
          </table:table-cell>
          <table:table-cell office:value-type="float" office:value="14520" calcext:value-type="float">
            <text:p>14520</text:p>
          </table:table-cell>
          <table:table-cell office:value-type="float" office:value="1946020" calcext:value-type="float">
            <text:p>1946020</text:p>
          </table:table-cell>
          <table:table-cell table:formula="of:=(2*[.N83]*[.O83])/([.N83]+[.O83])" office:value-type="float" office:value="0.0122667680695445" calcext:value-type="float">
            <text:p>0.0122667681</text:p>
          </table:table-cell>
          <table:table-cell/>
          <table:table-cell office:value-type="float" office:value="0.0789908" calcext:value-type="float">
            <text:p>0.0789908</text:p>
          </table:table-cell>
          <table:table-cell office:value-type="float" office:value="0.40903541" calcext:value-type="float">
            <text:p>0.40903541</text:p>
          </table:table-cell>
          <table:table-cell office:value-type="float" office:value="335" calcext:value-type="float">
            <text:p>335</text:p>
          </table:table-cell>
          <table:table-cell office:value-type="float" office:value="484" calcext:value-type="float">
            <text:p>484</text:p>
          </table:table-cell>
          <table:table-cell office:value-type="float" office:value="3906" calcext:value-type="float">
            <text:p>3906</text:p>
          </table:table-cell>
          <table:table-cell office:value-type="float" office:value="1677868" calcext:value-type="float">
            <text:p>1677868</text:p>
          </table:table-cell>
          <table:table-cell table:formula="of:=(2*[.V83]*[.W83])/([.V83]+[.W83])" office:value-type="float" office:value="0.132411061546174" calcext:value-type="float">
            <text:p>0.132411061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ormerTeam</text:p>
          </table:table-cell>
          <table:table-cell office:value-type="float" office:value="0.03107577" calcext:value-type="float">
            <text:p>0.03107577</text:p>
          </table:table-cell>
          <table:table-cell office:value-type="float" office:value="0.99494203" calcext:value-type="float">
            <text:p>0.99494203</text:p>
          </table:table-cell>
          <table:table-cell table:formula="of:=(2*[.B84]*[.C84])/([.B84]+[.C84])" office:value-type="float" office:value="0.0602691097320399" calcext:value-type="float">
            <text:p>0.0602691097</text:p>
          </table:table-cell>
          <table:table-cell/>
          <table:table-cell office:value-type="float" office:value="0.03550747" calcext:value-type="float">
            <text:p>0.03550747</text:p>
          </table:table-cell>
          <table:table-cell office:value-type="float" office:value="0.88444479" calcext:value-type="float">
            <text:p>0.88444479</text:p>
          </table:table-cell>
          <table:table-cell office:value-type="float" office:value="34098" calcext:value-type="float">
            <text:p>34098</text:p>
          </table:table-cell>
          <table:table-cell office:value-type="float" office:value="4455" calcext:value-type="float">
            <text:p>4455</text:p>
          </table:table-cell>
          <table:table-cell office:value-type="float" office:value="926207" calcext:value-type="float">
            <text:p>926207</text:p>
          </table:table-cell>
          <table:table-cell office:value-type="float" office:value="996654" calcext:value-type="float">
            <text:p>996654</text:p>
          </table:table-cell>
          <table:table-cell table:formula="of:=(2*[.F84]*[.G84])/([.F84]+[.G84])" office:value-type="float" office:value="0.06827397075492" calcext:value-type="float">
            <text:p>0.0682739708</text:p>
          </table:table-cell>
          <table:table-cell table:formula="of:=[.H84]+[.I84]" office:value-type="float" office:value="38553" calcext:value-type="float">
            <text:p>38553</text:p>
          </table:table-cell>
          <table:table-cell office:value-type="float" office:value="0.03834455" calcext:value-type="float">
            <text:p>0.03834455</text:p>
          </table:table-cell>
          <table:table-cell office:value-type="float" office:value="0.65496848" calcext:value-type="float">
            <text:p>0.65496848</text:p>
          </table:table-cell>
          <table:table-cell office:value-type="float" office:value="25251" calcext:value-type="float">
            <text:p>25251</text:p>
          </table:table-cell>
          <table:table-cell office:value-type="float" office:value="13302" calcext:value-type="float">
            <text:p>13302</text:p>
          </table:table-cell>
          <table:table-cell office:value-type="float" office:value="633278" calcext:value-type="float">
            <text:p>633278</text:p>
          </table:table-cell>
          <table:table-cell office:value-type="float" office:value="1289583" calcext:value-type="float">
            <text:p>1289583</text:p>
          </table:table-cell>
          <table:table-cell table:formula="of:=(2*[.N84]*[.O84])/([.N84]+[.O84])" office:value-type="float" office:value="0.0724477127735043" calcext:value-type="float">
            <text:p>0.0724477128</text:p>
          </table:table-cell>
          <table:table-cell/>
          <table:table-cell office:value-type="float" office:value="0.11643735" calcext:value-type="float">
            <text:p>0.11643735</text:p>
          </table:table-cell>
          <table:table-cell office:value-type="float" office:value="0.25521852" calcext:value-type="float">
            <text:p>0.25521852</text:p>
          </table:table-cell>
          <table:table-cell office:value-type="float" office:value="8742" calcext:value-type="float">
            <text:p>8742</text:p>
          </table:table-cell>
          <table:table-cell office:value-type="float" office:value="25511" calcext:value-type="float">
            <text:p>25511</text:p>
          </table:table-cell>
          <table:table-cell office:value-type="float" office:value="66337" calcext:value-type="float">
            <text:p>66337</text:p>
          </table:table-cell>
          <table:table-cell office:value-type="float" office:value="1582003" calcext:value-type="float">
            <text:p>1582003</text:p>
          </table:table-cell>
          <table:table-cell table:formula="of:=(2*[.V84]*[.W84])/([.V84]+[.W84])" office:value-type="float" office:value="0.159916581647006" calcext:value-type="float">
            <text:p>0.159916581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oundationPlace</text:p>
          </table:table-cell>
          <table:table-cell office:value-type="float" office:value="0.01487927" calcext:value-type="float">
            <text:p>0.01487927</text:p>
          </table:table-cell>
          <table:table-cell office:value-type="float" office:value="0.80345605" calcext:value-type="float">
            <text:p>0.80345605</text:p>
          </table:table-cell>
          <table:table-cell table:formula="of:=(2*[.B85]*[.C85])/([.B85]+[.C85])" office:value-type="float" office:value="0.0292174594176957" calcext:value-type="float">
            <text:p>0.0292174594</text:p>
          </table:table-cell>
          <table:table-cell/>
          <table:table-cell office:value-type="float" office:value="0.02129652" calcext:value-type="float">
            <text:p>0.02129652</text:p>
          </table:table-cell>
          <table:table-cell office:value-type="float" office:value="0.63546206" calcext:value-type="float">
            <text:p>0.63546206</text:p>
          </table:table-cell>
          <table:table-cell office:value-type="float" office:value="4229" calcext:value-type="float">
            <text:p>4229</text:p>
          </table:table-cell>
          <table:table-cell office:value-type="float" office:value="2426" calcext:value-type="float">
            <text:p>2426</text:p>
          </table:table-cell>
          <table:table-cell office:value-type="float" office:value="194348" calcext:value-type="float">
            <text:p>194348</text:p>
          </table:table-cell>
          <table:table-cell office:value-type="float" office:value="1760411" calcext:value-type="float">
            <text:p>1760411</text:p>
          </table:table-cell>
          <table:table-cell table:formula="of:=(2*[.F85]*[.G85])/([.F85]+[.G85])" office:value-type="float" office:value="0.0412118878447883" calcext:value-type="float">
            <text:p>0.0412118878</text:p>
          </table:table-cell>
          <table:table-cell table:formula="of:=[.H85]+[.I85]" office:value-type="float" office:value="6655" calcext:value-type="float">
            <text:p>6655</text:p>
          </table:table-cell>
          <table:table-cell office:value-type="float" office:value="0.02410401" calcext:value-type="float">
            <text:p>0.02410401</text:p>
          </table:table-cell>
          <table:table-cell office:value-type="float" office:value="0.46942149" calcext:value-type="float">
            <text:p>0.46942149</text:p>
          </table:table-cell>
          <table:table-cell office:value-type="float" office:value="3124" calcext:value-type="float">
            <text:p>3124</text:p>
          </table:table-cell>
          <table:table-cell office:value-type="float" office:value="3531" calcext:value-type="float">
            <text:p>3531</text:p>
          </table:table-cell>
          <table:table-cell office:value-type="float" office:value="126481" calcext:value-type="float">
            <text:p>126481</text:p>
          </table:table-cell>
          <table:table-cell office:value-type="float" office:value="1828278" calcext:value-type="float">
            <text:p>1828278</text:p>
          </table:table-cell>
          <table:table-cell table:formula="of:=(2*[.N85]*[.O85])/([.N85]+[.O85])" office:value-type="float" office:value="0.0458535183660212" calcext:value-type="float">
            <text:p>0.045853518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339" calcext:value-type="float">
            <text:p>5339</text:p>
          </table:table-cell>
          <table:table-cell office:value-type="float" office:value="0" calcext:value-type="float">
            <text:p>0</text:p>
          </table:table-cell>
          <table:table-cell office:value-type="float" office:value="1677254" calcext:value-type="float">
            <text:p>1677254</text:p>
          </table:table-cell>
          <table:table-cell table:formula="of:=(2*[.V85]*[.W85])/([.V85]+[.W8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oundedBy</text:p>
          </table:table-cell>
          <table:table-cell office:value-type="float" office:value="0.02723439" calcext:value-type="float">
            <text:p>0.02723439</text:p>
          </table:table-cell>
          <table:table-cell office:value-type="float" office:value="0.62015288" calcext:value-type="float">
            <text:p>0.62015288</text:p>
          </table:table-cell>
          <table:table-cell table:formula="of:=(2*[.B86]*[.C86])/([.B86]+[.C86])" office:value-type="float" office:value="0.0521773787536576" calcext:value-type="float">
            <text:p>0.0521773788</text:p>
          </table:table-cell>
          <table:table-cell/>
          <table:table-cell office:value-type="float" office:value="0.03552557" calcext:value-type="float">
            <text:p>0.03552557</text:p>
          </table:table-cell>
          <table:table-cell office:value-type="float" office:value="0.31396803" calcext:value-type="float">
            <text:p>0.31396803</text:p>
          </table:table-cell>
          <table:table-cell office:value-type="float" office:value="2259" calcext:value-type="float">
            <text:p>2259</text:p>
          </table:table-cell>
          <table:table-cell office:value-type="float" office:value="4936" calcext:value-type="float">
            <text:p>4936</text:p>
          </table:table-cell>
          <table:table-cell office:value-type="float" office:value="61329" calcext:value-type="float">
            <text:p>61329</text:p>
          </table:table-cell>
          <table:table-cell office:value-type="float" office:value="1892890" calcext:value-type="float">
            <text:p>1892890</text:p>
          </table:table-cell>
          <table:table-cell table:formula="of:=(2*[.F86]*[.G86])/([.F86]+[.G86])" office:value-type="float" office:value="0.0638288840054702" calcext:value-type="float">
            <text:p>0.063828884</text:p>
          </table:table-cell>
          <table:table-cell table:formula="of:=[.H86]+[.I86]" office:value-type="float" office:value="7195" calcext:value-type="float">
            <text:p>7195</text:p>
          </table:table-cell>
          <table:table-cell office:value-type="float" office:value="0.04762038" calcext:value-type="float">
            <text:p>0.04762038</text:p>
          </table:table-cell>
          <table:table-cell office:value-type="float" office:value="0.2371091" calcext:value-type="float">
            <text:p>0.2371091</text:p>
          </table:table-cell>
          <table:table-cell office:value-type="float" office:value="1706" calcext:value-type="float">
            <text:p>1706</text:p>
          </table:table-cell>
          <table:table-cell office:value-type="float" office:value="5489" calcext:value-type="float">
            <text:p>5489</text:p>
          </table:table-cell>
          <table:table-cell office:value-type="float" office:value="34119" calcext:value-type="float">
            <text:p>34119</text:p>
          </table:table-cell>
          <table:table-cell office:value-type="float" office:value="1920100" calcext:value-type="float">
            <text:p>1920100</text:p>
          </table:table-cell>
          <table:table-cell table:formula="of:=(2*[.N86]*[.O86])/([.N86]+[.O86])" office:value-type="float" office:value="0.0793119521270365" calcext:value-type="float">
            <text:p>0.0793119521</text:p>
          </table:table-cell>
          <table:table-cell/>
          <table:table-cell office:value-type="float" office:value="0.02065714" calcext:value-type="float">
            <text:p>0.02065714</text:p>
          </table:table-cell>
          <table:table-cell office:value-type="float" office:value="0.05154062" calcext:value-type="float">
            <text:p>0.05154062</text:p>
          </table:table-cell>
          <table:table-cell office:value-type="float" office:value="276" calcext:value-type="float">
            <text:p>276</text:p>
          </table:table-cell>
          <table:table-cell office:value-type="float" office:value="5079" calcext:value-type="float">
            <text:p>5079</text:p>
          </table:table-cell>
          <table:table-cell office:value-type="float" office:value="13085" calcext:value-type="float">
            <text:p>13085</text:p>
          </table:table-cell>
          <table:table-cell office:value-type="float" office:value="1664153" calcext:value-type="float">
            <text:p>1664153</text:p>
          </table:table-cell>
          <table:table-cell table:formula="of:=(2*[.V86]*[.W86])/([.V86]+[.W86])" office:value-type="float" office:value="0.029493485754317" calcext:value-type="float">
            <text:p>0.02949348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arrison</text:p>
          </table:table-cell>
          <table:table-cell office:value-type="float" office:value="0.02270397" calcext:value-type="float">
            <text:p>0.02270397</text:p>
          </table:table-cell>
          <table:table-cell office:value-type="float" office:value="0.61107778" calcext:value-type="float">
            <text:p>0.61107778</text:p>
          </table:table-cell>
          <table:table-cell table:formula="of:=(2*[.B87]*[.C87])/([.B87]+[.C87])" office:value-type="float" office:value="0.0437812909090128" calcext:value-type="float">
            <text:p>0.0437812909</text:p>
          </table:table-cell>
          <table:table-cell/>
          <table:table-cell office:value-type="float" office:value="0.05944141" calcext:value-type="float">
            <text:p>0.05944141</text:p>
          </table:table-cell>
          <table:table-cell office:value-type="float" office:value="0.5374925" calcext:value-type="float">
            <text:p>0.5374925</text:p>
          </table:table-cell>
          <table:table-cell office:value-type="float" office:value="2688" calcext:value-type="float">
            <text:p>2688</text:p>
          </table:table-cell>
          <table:table-cell office:value-type="float" office:value="2313" calcext:value-type="float">
            <text:p>2313</text:p>
          </table:table-cell>
          <table:table-cell office:value-type="float" office:value="42533" calcext:value-type="float">
            <text:p>42533</text:p>
          </table:table-cell>
          <table:table-cell office:value-type="float" office:value="1913880" calcext:value-type="float">
            <text:p>1913880</text:p>
          </table:table-cell>
          <table:table-cell table:formula="of:=(2*[.F87]*[.G87])/([.F87]+[.G87])" office:value-type="float" office:value="0.10704472146481" calcext:value-type="float">
            <text:p>0.1070447215</text:p>
          </table:table-cell>
          <table:table-cell table:formula="of:=[.H87]+[.I87]" office:value-type="float" office:value="5001" calcext:value-type="float">
            <text:p>5001</text:p>
          </table:table-cell>
          <table:table-cell office:value-type="float" office:value="0.06966487" calcext:value-type="float">
            <text:p>0.06966487</text:p>
          </table:table-cell>
          <table:table-cell office:value-type="float" office:value="0.38532294" calcext:value-type="float">
            <text:p>0.38532294</text:p>
          </table:table-cell>
          <table:table-cell office:value-type="float" office:value="1927" calcext:value-type="float">
            <text:p>1927</text:p>
          </table:table-cell>
          <table:table-cell office:value-type="float" office:value="3074" calcext:value-type="float">
            <text:p>3074</text:p>
          </table:table-cell>
          <table:table-cell office:value-type="float" office:value="25734" calcext:value-type="float">
            <text:p>25734</text:p>
          </table:table-cell>
          <table:table-cell office:value-type="float" office:value="1930679" calcext:value-type="float">
            <text:p>1930679</text:p>
          </table:table-cell>
          <table:table-cell table:formula="of:=(2*[.N87]*[.O87])/([.N87]+[.O87])" office:value-type="float" office:value="0.117996447083353" calcext:value-type="float">
            <text:p>0.1179964471</text:p>
          </table:table-cell>
          <table:table-cell/>
          <table:table-cell office:value-type="float" office:value="0.08842485" calcext:value-type="float">
            <text:p>0.08842485</text:p>
          </table:table-cell>
          <table:table-cell office:value-type="float" office:value="0.32674446" calcext:value-type="float">
            <text:p>0.32674446</text:p>
          </table:table-cell>
          <table:table-cell office:value-type="float" office:value="1372" calcext:value-type="float">
            <text:p>1372</text:p>
          </table:table-cell>
          <table:table-cell office:value-type="float" office:value="2827" calcext:value-type="float">
            <text:p>2827</text:p>
          </table:table-cell>
          <table:table-cell office:value-type="float" office:value="14144" calcext:value-type="float">
            <text:p>14144</text:p>
          </table:table-cell>
          <table:table-cell office:value-type="float" office:value="1664250" calcext:value-type="float">
            <text:p>1664250</text:p>
          </table:table-cell>
          <table:table-cell table:formula="of:=(2*[.V87]*[.W87])/([.V87]+[.W87])" office:value-type="float" office:value="0.139183360464823" calcext:value-type="float">
            <text:p>0.13918336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enre</text:p>
          </table:table-cell>
          <table:table-cell office:value-type="float" office:value="0.22698628" calcext:value-type="float">
            <text:p>0.22698628</text:p>
          </table:table-cell>
          <table:table-cell office:value-type="float" office:value="0.08225697" calcext:value-type="float">
            <text:p>0.08225697</text:p>
          </table:table-cell>
          <table:table-cell table:formula="of:=(2*[.B88]*[.C88])/([.B88]+[.C88])" office:value-type="float" office:value="0.120754154694543" calcext:value-type="float">
            <text:p>0.1207541547</text:p>
          </table:table-cell>
          <table:table-cell/>
          <table:table-cell office:value-type="float" office:value="0.3263588" calcext:value-type="float">
            <text:p>0.3263588</text:p>
          </table:table-cell>
          <table:table-cell office:value-type="float" office:value="0.04292163" calcext:value-type="float">
            <text:p>0.04292163</text:p>
          </table:table-cell>
          <table:table-cell office:value-type="float" office:value="10544" calcext:value-type="float">
            <text:p>10544</text:p>
          </table:table-cell>
          <table:table-cell office:value-type="float" office:value="235113" calcext:value-type="float">
            <text:p>235113</text:p>
          </table:table-cell>
          <table:table-cell office:value-type="float" office:value="21764" calcext:value-type="float">
            <text:p>21764</text:p>
          </table:table-cell>
          <table:table-cell office:value-type="float" office:value="1693993" calcext:value-type="float">
            <text:p>1693993</text:p>
          </table:table-cell>
          <table:table-cell table:formula="of:=(2*[.F88]*[.G88])/([.F88]+[.G88])" office:value-type="float" office:value="0.0758656593897705" calcext:value-type="float">
            <text:p>0.0758656594</text:p>
          </table:table-cell>
          <table:table-cell table:formula="of:=[.H88]+[.I88]" office:value-type="float" office:value="245657" calcext:value-type="float">
            <text:p>245657</text:p>
          </table:table-cell>
          <table:table-cell office:value-type="float" office:value="0.43664564" calcext:value-type="float">
            <text:p>0.43664564</text:p>
          </table:table-cell>
          <table:table-cell office:value-type="float" office:value="0.00676146" calcext:value-type="float">
            <text:p>0.00676146</text:p>
          </table:table-cell>
          <table:table-cell office:value-type="float" office:value="1661" calcext:value-type="float">
            <text:p>1661</text:p>
          </table:table-cell>
          <table:table-cell office:value-type="float" office:value="243996" calcext:value-type="float">
            <text:p>243996</text:p>
          </table:table-cell>
          <table:table-cell office:value-type="float" office:value="2143" calcext:value-type="float">
            <text:p>2143</text:p>
          </table:table-cell>
          <table:table-cell office:value-type="float" office:value="1713614" calcext:value-type="float">
            <text:p>1713614</text:p>
          </table:table-cell>
          <table:table-cell table:formula="of:=(2*[.N88]*[.O88])/([.N88]+[.O88])" office:value-type="float" office:value="0.0133167106662676" calcext:value-type="float">
            <text:p>0.0133167107</text:p>
          </table:table-cell>
          <table:table-cell/>
          <table:table-cell office:value-type="float" office:value="0.2244824" calcext:value-type="float">
            <text:p>0.2244824</text:p>
          </table:table-cell>
          <table:table-cell office:value-type="float" office:value="0.07403196" calcext:value-type="float">
            <text:p>0.07403196</text:p>
          </table:table-cell>
          <table:table-cell office:value-type="float" office:value="15494" calcext:value-type="float">
            <text:p>15494</text:p>
          </table:table-cell>
          <table:table-cell office:value-type="float" office:value="193794" calcext:value-type="float">
            <text:p>193794</text:p>
          </table:table-cell>
          <table:table-cell office:value-type="float" office:value="53527" calcext:value-type="float">
            <text:p>53527</text:p>
          </table:table-cell>
          <table:table-cell office:value-type="float" office:value="1419778" calcext:value-type="float">
            <text:p>1419778</text:p>
          </table:table-cell>
          <table:table-cell table:formula="of:=(2*[.V88]*[.W88])/([.V88]+[.W88])" office:value-type="float" office:value="0.111343870073815" calcext:value-type="float">
            <text:p>0.111343870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verningBody</text:p>
          </table:table-cell>
          <table:table-cell office:value-type="float" office:value="0.00431034" calcext:value-type="float">
            <text:p>0.00431034</text:p>
          </table:table-cell>
          <table:table-cell office:value-type="float" office:value="0.00054855" calcext:value-type="float">
            <text:p>0.00054855</text:p>
          </table:table-cell>
          <table:table-cell table:formula="of:=(2*[.B89]*[.C89])/([.B89]+[.C89])" office:value-type="float" office:value="0.000973241628026154" calcext:value-type="float">
            <text:p>0.00097324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 office:value-type="float" office:value="132" calcext:value-type="float">
            <text:p>132</text:p>
          </table:table-cell>
          <table:table-cell office:value-type="float" office:value="1959459" calcext:value-type="float">
            <text:p>1959459</text:p>
          </table:table-cell>
          <table:table-cell table:formula="of:=(2*[.F89]*[.G89])/([.F89]+[.G89])" office:value-type="string" office:string-value="#DIV/0!" calcext:value-type="error">
            <text:p>#DIV/0!</text:p>
          </table:table-cell>
          <table:table-cell table:formula="of:=[.H89]+[.I89]" office:value-type="float" office:value="1823" calcext:value-type="float">
            <text:p>1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 office:value-type="float" office:value="91" calcext:value-type="float">
            <text:p>91</text:p>
          </table:table-cell>
          <table:table-cell office:value-type="float" office:value="1959500" calcext:value-type="float">
            <text:p>1959500</text:p>
          </table:table-cell>
          <table:table-cell table:formula="of:=(2*[.N89]*[.O89])/([.N89]+[.O89])" office:value-type="string" office:string-value="#DIV/0!" calcext:value-type="error">
            <text:p>#DIV/0!</text:p>
          </table:table-cell>
          <table:table-cell/>
          <table:table-cell office:value-type="float" office:value="0.00666667" calcext:value-type="float">
            <text:p>0.00666667</text:p>
          </table:table-cell>
          <table:table-cell office:value-type="float" office:value="0.00065746" calcext:value-type="float">
            <text:p>0.00065746</text:p>
          </table:table-cell>
          <table:table-cell office:value-type="float" office:value="1" calcext:value-type="float">
            <text:p>1</text:p>
          </table:table-cell>
          <table:table-cell office:value-type="float" office:value="1520" calcext:value-type="float">
            <text:p>1520</text:p>
          </table:table-cell>
          <table:table-cell office:value-type="float" office:value="149" calcext:value-type="float">
            <text:p>149</text:p>
          </table:table-cell>
          <table:table-cell office:value-type="float" office:value="1680923" calcext:value-type="float">
            <text:p>1680923</text:p>
          </table:table-cell>
          <table:table-cell table:formula="of:=(2*[.V89]*[.W89])/([.V89]+[.W89])" office:value-type="float" office:value="0.00119688450592767" calcext:value-type="float">
            <text:p>0.001196884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overnor</text:p>
          </table:table-cell>
          <table:table-cell office:value-type="float" office:value="0.00542583" calcext:value-type="float">
            <text:p>0.00542583</text:p>
          </table:table-cell>
          <table:table-cell office:value-type="float" office:value="0.89111556" calcext:value-type="float">
            <text:p>0.89111556</text:p>
          </table:table-cell>
          <table:table-cell table:formula="of:=(2*[.B90]*[.C90])/([.B90]+[.C90])" office:value-type="float" office:value="0.0107859862195873" calcext:value-type="float">
            <text:p>0.0107859862</text:p>
          </table:table-cell>
          <table:table-cell/>
          <table:table-cell office:value-type="float" office:value="0.00754383" calcext:value-type="float">
            <text:p>0.00754383</text:p>
          </table:table-cell>
          <table:table-cell office:value-type="float" office:value="0.6492986" calcext:value-type="float">
            <text:p>0.6492986</text:p>
          </table:table-cell>
          <table:table-cell office:value-type="float" office:value="972" calcext:value-type="float">
            <text:p>972</text:p>
          </table:table-cell>
          <table:table-cell office:value-type="float" office:value="525" calcext:value-type="float">
            <text:p>525</text:p>
          </table:table-cell>
          <table:table-cell office:value-type="float" office:value="127875" calcext:value-type="float">
            <text:p>127875</text:p>
          </table:table-cell>
          <table:table-cell office:value-type="float" office:value="1832042" calcext:value-type="float">
            <text:p>1832042</text:p>
          </table:table-cell>
          <table:table-cell table:formula="of:=(2*[.F90]*[.G90])/([.F90]+[.G90])" office:value-type="float" office:value="0.0149143783468373" calcext:value-type="float">
            <text:p>0.0149143783</text:p>
          </table:table-cell>
          <table:table-cell table:formula="of:=[.H90]+[.I90]" office:value-type="float" office:value="1497" calcext:value-type="float">
            <text:p>1497</text:p>
          </table:table-cell>
          <table:table-cell office:value-type="float" office:value="0.00887477" calcext:value-type="float">
            <text:p>0.00887477</text:p>
          </table:table-cell>
          <table:table-cell office:value-type="float" office:value="0.41416166" calcext:value-type="float">
            <text:p>0.41416166</text:p>
          </table:table-cell>
          <table:table-cell office:value-type="float" office:value="620" calcext:value-type="float">
            <text:p>620</text:p>
          </table:table-cell>
          <table:table-cell office:value-type="float" office:value="877" calcext:value-type="float">
            <text:p>877</text:p>
          </table:table-cell>
          <table:table-cell office:value-type="float" office:value="69241" calcext:value-type="float">
            <text:p>69241</text:p>
          </table:table-cell>
          <table:table-cell office:value-type="float" office:value="1890676" calcext:value-type="float">
            <text:p>1890676</text:p>
          </table:table-cell>
          <table:table-cell table:formula="of:=(2*[.N90]*[.O90])/([.N90]+[.O90])" office:value-type="float" office:value="0.0173771770687371" calcext:value-type="float">
            <text:p>0.0173771771</text:p>
          </table:table-cell>
          <table:table-cell/>
          <table:table-cell office:value-type="float" office:value="0.03665988" calcext:value-type="float">
            <text:p>0.03665988</text:p>
          </table:table-cell>
          <table:table-cell office:value-type="float" office:value="0.01814516" calcext:value-type="float">
            <text:p>0.01814516</text:p>
          </table:table-cell>
          <table:table-cell office:value-type="float" office:value="18" calcext:value-type="float">
            <text:p>18</text:p>
          </table:table-cell>
          <table:table-cell office:value-type="float" office:value="974" calcext:value-type="float">
            <text:p>974</text:p>
          </table:table-cell>
          <table:table-cell office:value-type="float" office:value="473" calcext:value-type="float">
            <text:p>473</text:p>
          </table:table-cell>
          <table:table-cell office:value-type="float" office:value="1681128" calcext:value-type="float">
            <text:p>1681128</text:p>
          </table:table-cell>
          <table:table-cell table:formula="of:=(2*[.V90]*[.W90])/([.V90]+[.W90])" office:value-type="float" office:value="0.0242751173315739" calcext:value-type="float">
            <text:p>0.02427511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round</text:p>
          </table:table-cell>
          <table:table-cell office:value-type="float" office:value="0.0911331" calcext:value-type="float">
            <text:p>0.0911331</text:p>
          </table:table-cell>
          <table:table-cell office:value-type="float" office:value="0.60510568" calcext:value-type="float">
            <text:p>0.60510568</text:p>
          </table:table-cell>
          <table:table-cell table:formula="of:=(2*[.B91]*[.C91])/([.B91]+[.C91])" office:value-type="float" office:value="0.158408747200229" calcext:value-type="float">
            <text:p>0.1584087472</text:p>
          </table:table-cell>
          <table:table-cell/>
          <table:table-cell office:value-type="float" office:value="0.14614221" calcext:value-type="float">
            <text:p>0.14614221</text:p>
          </table:table-cell>
          <table:table-cell office:value-type="float" office:value="0.47377133" calcext:value-type="float">
            <text:p>0.47377133</text:p>
          </table:table-cell>
          <table:table-cell office:value-type="float" office:value="7442" calcext:value-type="float">
            <text:p>7442</text:p>
          </table:table-cell>
          <table:table-cell office:value-type="float" office:value="8266" calcext:value-type="float">
            <text:p>8266</text:p>
          </table:table-cell>
          <table:table-cell office:value-type="float" office:value="43481" calcext:value-type="float">
            <text:p>43481</text:p>
          </table:table-cell>
          <table:table-cell office:value-type="float" office:value="1902225" calcext:value-type="float">
            <text:p>1902225</text:p>
          </table:table-cell>
          <table:table-cell table:formula="of:=(2*[.F91]*[.G91])/([.F91]+[.G91])" office:value-type="float" office:value="0.22337950289274" calcext:value-type="float">
            <text:p>0.2233795029</text:p>
          </table:table-cell>
          <table:table-cell table:formula="of:=[.H91]+[.I91]" office:value-type="float" office:value="15708" calcext:value-type="float">
            <text:p>15708</text:p>
          </table:table-cell>
          <table:table-cell office:value-type="float" office:value="0.16369725" calcext:value-type="float">
            <text:p>0.16369725</text:p>
          </table:table-cell>
          <table:table-cell office:value-type="float" office:value="0.38897377" calcext:value-type="float">
            <text:p>0.38897377</text:p>
          </table:table-cell>
          <table:table-cell office:value-type="float" office:value="6110" calcext:value-type="float">
            <text:p>6110</text:p>
          </table:table-cell>
          <table:table-cell office:value-type="float" office:value="9598" calcext:value-type="float">
            <text:p>9598</text:p>
          </table:table-cell>
          <table:table-cell office:value-type="float" office:value="31215" calcext:value-type="float">
            <text:p>31215</text:p>
          </table:table-cell>
          <table:table-cell office:value-type="float" office:value="1914491" calcext:value-type="float">
            <text:p>1914491</text:p>
          </table:table-cell>
          <table:table-cell table:formula="of:=(2*[.N91]*[.O91])/([.N91]+[.O91])" office:value-type="float" office:value="0.230422563032643" calcext:value-type="float">
            <text:p>0.230422563</text:p>
          </table:table-cell>
          <table:table-cell/>
          <table:table-cell office:value-type="float" office:value="0.39946184" calcext:value-type="float">
            <text:p>0.39946184</text:p>
          </table:table-cell>
          <table:table-cell office:value-type="float" office:value="0.35201552" calcext:value-type="float">
            <text:p>0.35201552</text:p>
          </table:table-cell>
          <table:table-cell office:value-type="float" office:value="4899" calcext:value-type="float">
            <text:p>4899</text:p>
          </table:table-cell>
          <table:table-cell office:value-type="float" office:value="9018" calcext:value-type="float">
            <text:p>9018</text:p>
          </table:table-cell>
          <table:table-cell office:value-type="float" office:value="7365" calcext:value-type="float">
            <text:p>7365</text:p>
          </table:table-cell>
          <table:table-cell office:value-type="float" office:value="1661311" calcext:value-type="float">
            <text:p>1661311</text:p>
          </table:table-cell>
          <table:table-cell table:formula="of:=(2*[.V91]*[.W91])/([.V91]+[.W91])" office:value-type="float" office:value="0.374240861568356" calcext:value-type="float">
            <text:p>0.37424086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eadquarter</text:p>
          </table:table-cell>
          <table:table-cell office:value-type="float" office:value="0.0375378" calcext:value-type="float">
            <text:p>0.0375378</text:p>
          </table:table-cell>
          <table:table-cell office:value-type="float" office:value="0.66053099" calcext:value-type="float">
            <text:p>0.66053099</text:p>
          </table:table-cell>
          <table:table-cell table:formula="of:=(2*[.B92]*[.C92])/([.B92]+[.C92])" office:value-type="float" office:value="0.071038500937485" calcext:value-type="float">
            <text:p>0.0710385009</text:p>
          </table:table-cell>
          <table:table-cell/>
          <table:table-cell office:value-type="float" office:value="0.05096327" calcext:value-type="float">
            <text:p>0.05096327</text:p>
          </table:table-cell>
          <table:table-cell office:value-type="float" office:value="0.46189575" calcext:value-type="float">
            <text:p>0.46189575</text:p>
          </table:table-cell>
          <table:table-cell office:value-type="float" office:value="8055" calcext:value-type="float">
            <text:p>8055</text:p>
          </table:table-cell>
          <table:table-cell office:value-type="float" office:value="9384" calcext:value-type="float">
            <text:p>938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793975" calcext:value-type="float">
            <text:p>1793975</text:p>
          </table:table-cell>
          <table:table-cell table:formula="of:=(2*[.F92]*[.G92])/([.F92]+[.G92])" office:value-type="float" office:value="0.0917980064739916" calcext:value-type="float">
            <text:p>0.0917980065</text:p>
          </table:table-cell>
          <table:table-cell table:formula="of:=[.H92]+[.I92]" office:value-type="float" office:value="17439" calcext:value-type="float">
            <text:p>17439</text:p>
          </table:table-cell>
          <table:table-cell office:value-type="float" office:value="0.0598283" calcext:value-type="float">
            <text:p>0.0598283</text:p>
          </table:table-cell>
          <table:table-cell office:value-type="float" office:value="0.30930673" calcext:value-type="float">
            <text:p>0.30930673</text:p>
          </table:table-cell>
          <table:table-cell office:value-type="float" office:value="5394" calcext:value-type="float">
            <text:p>5394</text:p>
          </table:table-cell>
          <table:table-cell office:value-type="float" office:value="12045" calcext:value-type="float">
            <text:p>12045</text:p>
          </table:table-cell>
          <table:table-cell office:value-type="float" office:value="84764" calcext:value-type="float">
            <text:p>84764</text:p>
          </table:table-cell>
          <table:table-cell office:value-type="float" office:value="1859211" calcext:value-type="float">
            <text:p>1859211</text:p>
          </table:table-cell>
          <table:table-cell table:formula="of:=(2*[.N92]*[.O92])/([.N92]+[.O92])" office:value-type="float" office:value="0.1002630166769" calcext:value-type="float">
            <text:p>0.1002630167</text:p>
          </table:table-cell>
          <table:table-cell/>
          <table:table-cell office:value-type="float" office:value="0.04111268" calcext:value-type="float">
            <text:p>0.04111268</text:p>
          </table:table-cell>
          <table:table-cell office:value-type="float" office:value="0.25903705" calcext:value-type="float">
            <text:p>0.25903705</text:p>
          </table:table-cell>
          <table:table-cell office:value-type="float" office:value="3454" calcext:value-type="float">
            <text:p>3454</text:p>
          </table:table-cell>
          <table:table-cell office:value-type="float" office:value="9880" calcext:value-type="float">
            <text:p>9880</text:p>
          </table:table-cell>
          <table:table-cell office:value-type="float" office:value="80559" calcext:value-type="float">
            <text:p>80559</text:p>
          </table:table-cell>
          <table:table-cell office:value-type="float" office:value="1588700" calcext:value-type="float">
            <text:p>1588700</text:p>
          </table:table-cell>
          <table:table-cell table:formula="of:=(2*[.V92]*[.W92])/([.V92]+[.W92])" office:value-type="float" office:value="0.0709626315159037" calcext:value-type="float">
            <text:p>0.07096263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eadquarter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93]*[.C93])/([.B93]+[.C93])" office:value-type="string" office:string-value="#DIV/0!" calcext:value-type="error">
            <text:p>#DIV/0!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0968" calcext:value-type="float">
            <text:p>20968</text:p>
          </table:table-cell>
          <table:table-cell office:value-type="float" office:value="1940446" calcext:value-type="float">
            <text:p>1940446</text:p>
          </table:table-cell>
          <table:table-cell table:formula="of:=(2*[.F93]*[.G93])/([.F93]+[.G93])" office:value-type="string" office:string-value="#DIV/0!" calcext:value-type="error">
            <text:p>#DIV/0!</text:p>
          </table:table-cell>
          <table:table-cell table:formula="of:=[.H93]+[.I9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3" calcext:value-type="float">
            <text:p>10143</text:p>
          </table:table-cell>
          <table:table-cell office:value-type="float" office:value="1951271" calcext:value-type="float">
            <text:p>1951271</text:p>
          </table:table-cell>
          <table:table-cell table:formula="of:=(2*[.N93]*[.O93])/([.N93]+[.O93])" office:value-type="string" office:string-value="#DIV/0!" calcext:value-type="error">
            <text:p>#DIV/0!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1377" calcext:value-type="float">
            <text:p>11377</text:p>
          </table:table-cell>
          <table:table-cell office:value-type="float" office:value="1671216" calcext:value-type="float">
            <text:p>1671216</text:p>
          </table:table-cell>
          <table:table-cell table:formula="of:=(2*[.V93]*[.W93])/([.V93]+[.W93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ighschool</text:p>
          </table:table-cell>
          <table:table-cell office:value-type="float" office:value="0.00534352" calcext:value-type="float">
            <text:p>0.00534352</text:p>
          </table:table-cell>
          <table:table-cell office:value-type="float" office:value="0.62363239" calcext:value-type="float">
            <text:p>0.62363239</text:p>
          </table:table-cell>
          <table:table-cell table:formula="of:=(2*[.B94]*[.C94])/([.B94]+[.C94])" office:value-type="float" office:value="0.0105962473145046" calcext:value-type="float">
            <text:p>0.0105962473</text:p>
          </table:table-cell>
          <table:table-cell/>
          <table:table-cell office:value-type="float" office:value="0.00720475" calcext:value-type="float">
            <text:p>0.00720475</text:p>
          </table:table-cell>
          <table:table-cell office:value-type="float" office:value="0.47848286" calcext:value-type="float">
            <text:p>0.47848286</text:p>
          </table:table-cell>
          <table:table-cell office:value-type="float" office:value="656" calcext:value-type="float">
            <text:p>656</text:p>
          </table:table-cell>
          <table:table-cell office:value-type="float" office:value="715" calcext:value-type="float">
            <text:p>715</text:p>
          </table:table-cell>
          <table:table-cell office:value-type="float" office:value="90395" calcext:value-type="float">
            <text:p>90395</text:p>
          </table:table-cell>
          <table:table-cell office:value-type="float" office:value="1869648" calcext:value-type="float">
            <text:p>1869648</text:p>
          </table:table-cell>
          <table:table-cell table:formula="of:=(2*[.F94]*[.G94])/([.F94]+[.G94])" office:value-type="float" office:value="0.0141957476971051" calcext:value-type="float">
            <text:p>0.0141957477</text:p>
          </table:table-cell>
          <table:table-cell table:formula="of:=[.H94]+[.I94]" office:value-type="float" office:value="1371" calcext:value-type="float">
            <text:p>1371</text:p>
          </table:table-cell>
          <table:table-cell office:value-type="float" office:value="0.00919834" calcext:value-type="float">
            <text:p>0.00919834</text:p>
          </table:table-cell>
          <table:table-cell office:value-type="float" office:value="0.30488694" calcext:value-type="float">
            <text:p>0.30488694</text:p>
          </table:table-cell>
          <table:table-cell office:value-type="float" office:value="418" calcext:value-type="float">
            <text:p>418</text:p>
          </table:table-cell>
          <table:table-cell office:value-type="float" office:value="953" calcext:value-type="float">
            <text:p>953</text:p>
          </table:table-cell>
          <table:table-cell office:value-type="float" office:value="45025" calcext:value-type="float">
            <text:p>45025</text:p>
          </table:table-cell>
          <table:table-cell office:value-type="float" office:value="1915018" calcext:value-type="float">
            <text:p>1915018</text:p>
          </table:table-cell>
          <table:table-cell table:formula="of:=(2*[.N94]*[.O94])/([.N94]+[.O94])" office:value-type="float" office:value="0.017857912575079" calcext:value-type="float">
            <text:p>0.0178579126</text:p>
          </table:table-cell>
          <table:table-cell/>
          <table:table-cell office:value-type="float" office:value="0.26470588" calcext:value-type="float">
            <text:p>0.26470588</text:p>
          </table:table-cell>
          <table:table-cell office:value-type="float" office:value="0.02898551" calcext:value-type="float">
            <text:p>0.02898551</text:p>
          </table:table-cell>
          <table:table-cell office:value-type="float" office:value="36" calcext:value-type="float">
            <text:p>36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float" office:value="1681251" calcext:value-type="float">
            <text:p>1681251</text:p>
          </table:table-cell>
          <table:table-cell table:formula="of:=(2*[.V94]*[.W94])/([.V94]+[.W94])" office:value-type="float" office:value="0.0522496415832878" calcext:value-type="float">
            <text:p>0.052249641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omeport</text:p>
          </table:table-cell>
          <table:table-cell office:value-type="float" office:value="0.04183172" calcext:value-type="float">
            <text:p>0.04183172</text:p>
          </table:table-cell>
          <table:table-cell office:value-type="float" office:value="0.33145009" calcext:value-type="float">
            <text:p>0.33145009</text:p>
          </table:table-cell>
          <table:table-cell table:formula="of:=(2*[.B95]*[.C95])/([.B95]+[.C95])" office:value-type="float" office:value="0.0742877203625582" calcext:value-type="float">
            <text:p>0.0742877204</text:p>
          </table:table-cell>
          <table:table-cell/>
          <table:table-cell office:value-type="float" office:value="0.03131115" calcext:value-type="float">
            <text:p>0.03131115</text:p>
          </table:table-cell>
          <table:table-cell office:value-type="float" office:value="0.01004394" calcext:value-type="float">
            <text:p>0.01004394</text:p>
          </table:table-cell>
          <table:table-cell office:value-type="float" office:value="16" calcext:value-type="float">
            <text:p>16</text:p>
          </table:table-cell>
          <table:table-cell office:value-type="float" office:value="1577" calcext:value-type="float">
            <text:p>1577</text:p>
          </table:table-cell>
          <table:table-cell office:value-type="float" office:value="495" calcext:value-type="float">
            <text:p>495</text:p>
          </table:table-cell>
          <table:table-cell office:value-type="float" office:value="1959326" calcext:value-type="float">
            <text:p>1959326</text:p>
          </table:table-cell>
          <table:table-cell table:formula="of:=(2*[.F95]*[.G95])/([.F95]+[.G95])" office:value-type="float" office:value="0.0152091223562081" calcext:value-type="float">
            <text:p>0.0152091224</text:p>
          </table:table-cell>
          <table:table-cell table:formula="of:=[.H95]+[.I95]" office:value-type="float" office:value="1593" calcext:value-type="float">
            <text:p>1593</text:p>
          </table:table-cell>
          <table:table-cell office:value-type="float" office:value="0.02696629" calcext:value-type="float">
            <text:p>0.02696629</text:p>
          </table:table-cell>
          <table:table-cell office:value-type="float" office:value="0.00753296" calcext:value-type="float">
            <text:p>0.00753296</text:p>
          </table:table-cell>
          <table:table-cell office:value-type="float" office:value="12" calcext:value-type="float">
            <text:p>12</text:p>
          </table:table-cell>
          <table:table-cell office:value-type="float" office:value="1581" calcext:value-type="float">
            <text:p>1581</text:p>
          </table:table-cell>
          <table:table-cell office:value-type="float" office:value="433" calcext:value-type="float">
            <text:p>433</text:p>
          </table:table-cell>
          <table:table-cell office:value-type="float" office:value="1959388" calcext:value-type="float">
            <text:p>1959388</text:p>
          </table:table-cell>
          <table:table-cell table:formula="of:=(2*[.N95]*[.O95])/([.N95]+[.O95])" office:value-type="float" office:value="0.0117762550732784" calcext:value-type="float">
            <text:p>0.011776255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1681468" calcext:value-type="float">
            <text:p>1681468</text:p>
          </table:table-cell>
          <table:table-cell table:formula="of:=(2*[.V95]*[.W95])/([.V95]+[.W9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ometown</text:p>
          </table:table-cell>
          <table:table-cell office:value-type="float" office:value="0.04569714" calcext:value-type="float">
            <text:p>0.04569714</text:p>
          </table:table-cell>
          <table:table-cell office:value-type="float" office:value="0.88425009" calcext:value-type="float">
            <text:p>0.88425009</text:p>
          </table:table-cell>
          <table:table-cell table:formula="of:=(2*[.B96]*[.C96])/([.B96]+[.C96])" office:value-type="float" office:value="0.0869032109655138" calcext:value-type="float">
            <text:p>0.086903211</text:p>
          </table:table-cell>
          <table:table-cell/>
          <table:table-cell office:value-type="float" office:value="0.05582971" calcext:value-type="float">
            <text:p>0.05582971</text:p>
          </table:table-cell>
          <table:table-cell office:value-type="float" office:value="0.73504749" calcext:value-type="float">
            <text:p>0.73504749</text:p>
          </table:table-cell>
          <table:table-cell office:value-type="float" office:value="33047" calcext:value-type="float">
            <text:p>33047</text:p>
          </table:table-cell>
          <table:table-cell office:value-type="float" office:value="11912" calcext:value-type="float">
            <text:p>11912</text:p>
          </table:table-cell>
          <table:table-cell office:value-type="float" office:value="558878" calcext:value-type="float">
            <text:p>558878</text:p>
          </table:table-cell>
          <table:table-cell office:value-type="float" office:value="1357577" calcext:value-type="float">
            <text:p>1357577</text:p>
          </table:table-cell>
          <table:table-cell table:formula="of:=(2*[.F96]*[.G96])/([.F96]+[.G96])" office:value-type="float" office:value="0.103777143159337" calcext:value-type="float">
            <text:p>0.1037771432</text:p>
          </table:table-cell>
          <table:table-cell table:formula="of:=[.H96]+[.I96]" office:value-type="float" office:value="44959" calcext:value-type="float">
            <text:p>44959</text:p>
          </table:table-cell>
          <table:table-cell office:value-type="float" office:value="0.06232558" calcext:value-type="float">
            <text:p>0.06232558</text:p>
          </table:table-cell>
          <table:table-cell office:value-type="float" office:value="0.56480349" calcext:value-type="float">
            <text:p>0.56480349</text:p>
          </table:table-cell>
          <table:table-cell office:value-type="float" office:value="25393" calcext:value-type="float">
            <text:p>25393</text:p>
          </table:table-cell>
          <table:table-cell office:value-type="float" office:value="19566" calcext:value-type="float">
            <text:p>19566</text:p>
          </table:table-cell>
          <table:table-cell office:value-type="float" office:value="382032" calcext:value-type="float">
            <text:p>382032</text:p>
          </table:table-cell>
          <table:table-cell office:value-type="float" office:value="1534423" calcext:value-type="float">
            <text:p>1534423</text:p>
          </table:table-cell>
          <table:table-cell table:formula="of:=(2*[.N96]*[.O96])/([.N96]+[.O96])" office:value-type="float" office:value="0.11226303095876" calcext:value-type="float">
            <text:p>0.112263031</text:p>
          </table:table-cell>
          <table:table-cell/>
          <table:table-cell office:value-type="float" office:value="0.1376798" calcext:value-type="float">
            <text:p>0.1376798</text:p>
          </table:table-cell>
          <table:table-cell office:value-type="float" office:value="0.45306168" calcext:value-type="float">
            <text:p>0.45306168</text:p>
          </table:table-cell>
          <table:table-cell office:value-type="float" office:value="16100" calcext:value-type="float">
            <text:p>16100</text:p>
          </table:table-cell>
          <table:table-cell office:value-type="float" office:value="19436" calcext:value-type="float">
            <text:p>19436</text:p>
          </table:table-cell>
          <table:table-cell office:value-type="float" office:value="100838" calcext:value-type="float">
            <text:p>100838</text:p>
          </table:table-cell>
          <table:table-cell office:value-type="float" office:value="1546219" calcext:value-type="float">
            <text:p>1546219</text:p>
          </table:table-cell>
          <table:table-cell table:formula="of:=(2*[.V96]*[.W96])/([.V96]+[.W96])" office:value-type="float" office:value="0.211183550171774" calcext:value-type="float">
            <text:p>0.211183550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ubAirport</text:p>
          </table:table-cell>
          <table:table-cell office:value-type="float" office:value="0.0110956" calcext:value-type="float">
            <text:p>0.0110956</text:p>
          </table:table-cell>
          <table:table-cell office:value-type="float" office:value="0.76946108" calcext:value-type="float">
            <text:p>0.76946108</text:p>
          </table:table-cell>
          <table:table-cell table:formula="of:=(2*[.B97]*[.C97])/([.B97]+[.C97])" office:value-type="float" office:value="0.0218757524674518" calcext:value-type="float">
            <text:p>0.0218757525</text:p>
          </table:table-cell>
          <table:table-cell/>
          <table:table-cell office:value-type="float" office:value="0.02083918" calcext:value-type="float">
            <text:p>0.02083918</text:p>
          </table:table-cell>
          <table:table-cell office:value-type="float" office:value="0.59331337" calcext:value-type="float">
            <text:p>0.59331337</text:p>
          </table:table-cell>
          <table:table-cell office:value-type="float" office:value="1189" calcext:value-type="float">
            <text:p>1189</text:p>
          </table:table-cell>
          <table:table-cell office:value-type="float" office:value="815" calcext:value-type="float">
            <text:p>815</text:p>
          </table:table-cell>
          <table:table-cell office:value-type="float" office:value="55867" calcext:value-type="float">
            <text:p>55867</text:p>
          </table:table-cell>
          <table:table-cell office:value-type="float" office:value="1903543" calcext:value-type="float">
            <text:p>1903543</text:p>
          </table:table-cell>
          <table:table-cell table:formula="of:=(2*[.F97]*[.G97])/([.F97]+[.G97])" office:value-type="float" office:value="0.040264146469266" calcext:value-type="float">
            <text:p>0.0402641465</text:p>
          </table:table-cell>
          <table:table-cell table:formula="of:=[.H97]+[.I97]" office:value-type="float" office:value="2004" calcext:value-type="float">
            <text:p>2004</text:p>
          </table:table-cell>
          <table:table-cell office:value-type="float" office:value="0.02341256" calcext:value-type="float">
            <text:p>0.02341256</text:p>
          </table:table-cell>
          <table:table-cell office:value-type="float" office:value="0.32934132" calcext:value-type="float">
            <text:p>0.32934132</text:p>
          </table:table-cell>
          <table:table-cell office:value-type="float" office:value="660" calcext:value-type="float">
            <text:p>660</text:p>
          </table:table-cell>
          <table:table-cell office:value-type="float" office:value="1344" calcext:value-type="float">
            <text:p>1344</text:p>
          </table:table-cell>
          <table:table-cell office:value-type="float" office:value="27530" calcext:value-type="float">
            <text:p>27530</text:p>
          </table:table-cell>
          <table:table-cell office:value-type="float" office:value="1931880" calcext:value-type="float">
            <text:p>1931880</text:p>
          </table:table-cell>
          <table:table-cell table:formula="of:=(2*[.N97]*[.O97])/([.N97]+[.O97])" office:value-type="float" office:value="0.0437172989563103" calcext:value-type="float">
            <text:p>0.043717299</text:p>
          </table:table-cell>
          <table:table-cell/>
          <table:table-cell office:value-type="float" office:value="0.01912155" calcext:value-type="float">
            <text:p>0.01912155</text:p>
          </table:table-cell>
          <table:table-cell office:value-type="float" office:value="0.36194896" calcext:value-type="float">
            <text:p>0.36194896</text:p>
          </table:table-cell>
          <table:table-cell office:value-type="float" office:value="468" calcext:value-type="float">
            <text:p>468</text:p>
          </table:table-cell>
          <table:table-cell office:value-type="float" office:value="825" calcext:value-type="float">
            <text:p>825</text:p>
          </table:table-cell>
          <table:table-cell office:value-type="float" office:value="24007" calcext:value-type="float">
            <text:p>24007</text:p>
          </table:table-cell>
          <table:table-cell office:value-type="float" office:value="1657293" calcext:value-type="float">
            <text:p>1657293</text:p>
          </table:table-cell>
          <table:table-cell table:formula="of:=(2*[.V97]*[.W97])/([.V97]+[.W97])" office:value-type="float" office:value="0.0363241182640347" calcext:value-type="float">
            <text:p>0.036324118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float" office:value="0.05394907" calcext:value-type="float">
            <text:p>0.05394907</text:p>
          </table:table-cell>
          <table:table-cell office:value-type="float" office:value="0.23507287" calcext:value-type="float">
            <text:p>0.23507287</text:p>
          </table:table-cell>
          <table:table-cell table:formula="of:=(2*[.B98]*[.C98])/([.B98]+[.C98])" office:value-type="float" office:value="0.0877577855766306" calcext:value-type="float">
            <text:p>0.0877577856</text:p>
          </table:table-cell>
          <table:table-cell/>
          <table:table-cell office:value-type="float" office:value="0.05652504" calcext:value-type="float">
            <text:p>0.05652504</text:p>
          </table:table-cell>
          <table:table-cell office:value-type="float" office:value="0.14010343" calcext:value-type="float">
            <text:p>0.14010343</text:p>
          </table:table-cell>
          <table:table-cell office:value-type="float" office:value="298" calcext:value-type="float">
            <text:p>298</text:p>
          </table:table-cell>
          <table:table-cell office:value-type="float" office:value="1829" calcext:value-type="float">
            <text:p>1829</text:p>
          </table:table-cell>
          <table:table-cell office:value-type="float" office:value="4974" calcext:value-type="float">
            <text:p>4974</text:p>
          </table:table-cell>
          <table:table-cell office:value-type="float" office:value="1954313" calcext:value-type="float">
            <text:p>1954313</text:p>
          </table:table-cell>
          <table:table-cell table:formula="of:=(2*[.F98]*[.G98])/([.F98]+[.G98])" office:value-type="float" office:value="0.0805514276227364" calcext:value-type="float">
            <text:p>0.0805514276</text:p>
          </table:table-cell>
          <table:table-cell table:formula="of:=[.H98]+[.I98]" office:value-type="float" office:value="2127" calcext:value-type="float">
            <text:p>2127</text:p>
          </table:table-cell>
          <table:table-cell office:value-type="float" office:value="0.03073286" calcext:value-type="float">
            <text:p>0.03073286</text:p>
          </table:table-cell>
          <table:table-cell office:value-type="float" office:value="0.00611189" calcext:value-type="float">
            <text:p>0.00611189</text:p>
          </table:table-cell>
          <table:table-cell office:value-type="float" office:value="13" calcext:value-type="float">
            <text:p>13</text:p>
          </table:table-cell>
          <table:table-cell office:value-type="float" office:value="2114" calcext:value-type="float">
            <text:p>2114</text:p>
          </table:table-cell>
          <table:table-cell office:value-type="float" office:value="410" calcext:value-type="float">
            <text:p>410</text:p>
          </table:table-cell>
          <table:table-cell office:value-type="float" office:value="1958877" calcext:value-type="float">
            <text:p>1958877</text:p>
          </table:table-cell>
          <table:table-cell table:formula="of:=(2*[.N98]*[.O98])/([.N98]+[.O98])" office:value-type="float" office:value="0.010196071880276" calcext:value-type="float">
            <text:p>0.0101960719</text:p>
          </table:table-cell>
          <table:table-cell/>
          <table:table-cell office:value-type="float" office:value="0.21372032" calcext:value-type="float">
            <text:p>0.21372032</text:p>
          </table:table-cell>
          <table:table-cell office:value-type="float" office:value="0.09358752" calcext:value-type="float">
            <text:p>0.09358752</text:p>
          </table:table-cell>
          <table:table-cell office:value-type="float" office:value="162" calcext:value-type="float">
            <text:p>162</text:p>
          </table:table-cell>
          <table:table-cell office:value-type="float" office:value="1569" calcext:value-type="float">
            <text:p>1569</text:p>
          </table:table-cell>
          <table:table-cell office:value-type="float" office:value="596" calcext:value-type="float">
            <text:p>596</text:p>
          </table:table-cell>
          <table:table-cell office:value-type="float" office:value="1680266" calcext:value-type="float">
            <text:p>1680266</text:p>
          </table:table-cell>
          <table:table-cell table:formula="of:=(2*[.V98]*[.W98])/([.V98]+[.W98])" office:value-type="float" office:value="0.130172759161669" calcext:value-type="float">
            <text:p>0.13017275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cumbent</text:p>
          </table:table-cell>
          <table:table-cell office:value-type="float" office:value="0.00091202" calcext:value-type="float">
            <text:p>0.00091202</text:p>
          </table:table-cell>
          <table:table-cell office:value-type="float" office:value="0.29906542" calcext:value-type="float">
            <text:p>0.29906542</text:p>
          </table:table-cell>
          <table:table-cell table:formula="of:=(2*[.B99]*[.C99])/([.B99]+[.C99])" office:value-type="float" office:value="0.00181849437976669" calcext:value-type="float">
            <text:p>0.0018184944</text:p>
          </table:table-cell>
          <table:table-cell/>
          <table:table-cell office:value-type="float" office:value="0.00125573" calcext:value-type="float">
            <text:p>0.00125573</text:p>
          </table:table-cell>
          <table:table-cell office:value-type="float" office:value="0.21495327" calcext:value-type="float">
            <text:p>0.21495327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18293" calcext:value-type="float">
            <text:p>18293</text:p>
          </table:table-cell>
          <table:table-cell office:value-type="float" office:value="1943014" calcext:value-type="float">
            <text:p>1943014</text:p>
          </table:table-cell>
          <table:table-cell table:formula="of:=(2*[.F99]*[.G99])/([.F99]+[.G99])" office:value-type="float" office:value="0.00249687357822385" calcext:value-type="float">
            <text:p>0.0024968736</text:p>
          </table:table-cell>
          <table:table-cell table:formula="of:=[.H99]+[.I99]" office:value-type="float" office:value="107" calcext:value-type="float">
            <text:p>107</text:p>
          </table:table-cell>
          <table:table-cell office:value-type="float" office:value="0.0011335" calcext:value-type="float">
            <text:p>0.0011335</text:p>
          </table:table-cell>
          <table:table-cell office:value-type="float" office:value="0.08411215" calcext:value-type="float">
            <text:p>0.08411215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7931" calcext:value-type="float">
            <text:p>7931</text:p>
          </table:table-cell>
          <table:table-cell office:value-type="float" office:value="1953376" calcext:value-type="float">
            <text:p>1953376</text:p>
          </table:table-cell>
          <table:table-cell table:formula="of:=(2*[.N99]*[.O99])/([.N99]+[.O99])" office:value-type="float" office:value="0.00223685600438263" calcext:value-type="float">
            <text:p>0.00223685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682504" calcext:value-type="float">
            <text:p>1682504</text:p>
          </table:table-cell>
          <table:table-cell table:formula="of:=(2*[.V99]*[.W99])/([.V99]+[.W99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dustry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565116" calcext:value-type="float">
            <text:p>0.00565116</text:p>
          </table:table-cell>
          <table:table-cell table:formula="of:=(2*[.B100]*[.C100])/([.B100]+[.C100])" office:value-type="float" office:value="0.0109047429224912" calcext:value-type="float">
            <text:p>0.0109047429</text:p>
          </table:table-cell>
          <table:table-cell/>
          <table:table-cell office:value-type="float" office:value="0.14606742" calcext:value-type="float">
            <text:p>0.14606742</text:p>
          </table:table-cell>
          <table:table-cell office:value-type="float" office:value="0.00094794" calcext:value-type="float">
            <text:p>0.00094794</text:p>
          </table:table-cell>
          <table:table-cell office:value-type="float" office:value="26" calcext:value-type="float">
            <text:p>26</text:p>
          </table:table-cell>
          <table:table-cell office:value-type="float" office:value="27402" calcext:value-type="float">
            <text:p>27402</text:p>
          </table:table-cell>
          <table:table-cell office:value-type="float" office:value="152" calcext:value-type="float">
            <text:p>152</text:p>
          </table:table-cell>
          <table:table-cell office:value-type="float" office:value="1933834" calcext:value-type="float">
            <text:p>1933834</text:p>
          </table:table-cell>
          <table:table-cell table:formula="of:=(2*[.F100]*[.G100])/([.F100]+[.G100])" office:value-type="float" office:value="0.00188365555972927" calcext:value-type="float">
            <text:p>0.0018836556</text:p>
          </table:table-cell>
          <table:table-cell table:formula="of:=[.H100]+[.I100]" office:value-type="float" office:value="27428" calcext:value-type="float">
            <text:p>27428</text:p>
          </table:table-cell>
          <table:table-cell office:value-type="float" office:value="0.19672131" calcext:value-type="float">
            <text:p>0.19672131</text:p>
          </table:table-cell>
          <table:table-cell office:value-type="float" office:value="0.00043751" calcext:value-type="float">
            <text:p>0.00043751</text:p>
          </table:table-cell>
          <table:table-cell office:value-type="float" office:value="12" calcext:value-type="float">
            <text:p>12</text:p>
          </table:table-cell>
          <table:table-cell office:value-type="float" office:value="27416" calcext:value-type="float">
            <text:p>27416</text:p>
          </table:table-cell>
          <table:table-cell office:value-type="float" office:value="49" calcext:value-type="float">
            <text:p>49</text:p>
          </table:table-cell>
          <table:table-cell office:value-type="float" office:value="1933937" calcext:value-type="float">
            <text:p>1933937</text:p>
          </table:table-cell>
          <table:table-cell table:formula="of:=(2*[.N100]*[.O100])/([.N100]+[.O100])" office:value-type="float" office:value="0.000873078265918816" calcext:value-type="float">
            <text:p>0.0008730783</text:p>
          </table:table-cell>
          <table:table-cell/>
          <table:table-cell office:value-type="float" office:value="0.18823529" calcext:value-type="float">
            <text:p>0.18823529</text:p>
          </table:table-cell>
          <table:table-cell office:value-type="float" office:value="0.00493023" calcext:value-type="float">
            <text:p>0.00493023</text:p>
          </table:table-cell>
          <table:table-cell office:value-type="float" office:value="112" calcext:value-type="float">
            <text:p>112</text:p>
          </table:table-cell>
          <table:table-cell office:value-type="float" office:value="22605" calcext:value-type="float">
            <text:p>22605</text:p>
          </table:table-cell>
          <table:table-cell office:value-type="float" office:value="483" calcext:value-type="float">
            <text:p>483</text:p>
          </table:table-cell>
          <table:table-cell office:value-type="float" office:value="1659393" calcext:value-type="float">
            <text:p>1659393</text:p>
          </table:table-cell>
          <table:table-cell table:formula="of:=(2*[.V100]*[.W100])/([.V100]+[.W100])" office:value-type="float" office:value="0.00960878808823335" calcext:value-type="float">
            <text:p>0.009608788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flow</text:p>
          </table:table-cell>
          <table:table-cell office:value-type="float" office:value="0.04051804" calcext:value-type="float">
            <text:p>0.04051804</text:p>
          </table:table-cell>
          <table:table-cell office:value-type="float" office:value="0.20650636" calcext:value-type="float">
            <text:p>0.20650636</text:p>
          </table:table-cell>
          <table:table-cell table:formula="of:=(2*[.B101]*[.C101])/([.B101]+[.C101])" office:value-type="float" office:value="0.0677441819895881" calcext:value-type="float">
            <text:p>0.067744182</text:p>
          </table:table-cell>
          <table:table-cell/>
          <table:table-cell office:value-type="float" office:value="0.03670385" calcext:value-type="float">
            <text:p>0.03670385</text:p>
          </table:table-cell>
          <table:table-cell office:value-type="float" office:value="0.04809052" calcext:value-type="float">
            <text:p>0.04809052</text:p>
          </table:table-cell>
          <table:table-cell office:value-type="float" office:value="102" calcext:value-type="float">
            <text:p>102</text:p>
          </table:table-cell>
          <table:table-cell office:value-type="float" office:value="2019" calcext:value-type="float">
            <text:p>2019</text:p>
          </table:table-cell>
          <table:table-cell office:value-type="float" office:value="2677" calcext:value-type="float">
            <text:p>2677</text:p>
          </table:table-cell>
          <table:table-cell office:value-type="float" office:value="1956616" calcext:value-type="float">
            <text:p>1956616</text:p>
          </table:table-cell>
          <table:table-cell table:formula="of:=(2*[.F101]*[.G101])/([.F101]+[.G101])" office:value-type="float" office:value="0.0416326516135918" calcext:value-type="float">
            <text:p>0.0416326516</text:p>
          </table:table-cell>
          <table:table-cell table:formula="of:=[.H101]+[.I101]" office:value-type="float" office:value="2121" calcext:value-type="float">
            <text:p>2121</text:p>
          </table:table-cell>
          <table:table-cell office:value-type="float" office:value="0.06160164" calcext:value-type="float">
            <text:p>0.06160164</text:p>
          </table:table-cell>
          <table:table-cell office:value-type="float" office:value="0.01414427" calcext:value-type="float">
            <text:p>0.01414427</text:p>
          </table:table-cell>
          <table:table-cell office:value-type="float" office:value="30" calcext:value-type="float">
            <text:p>30</text:p>
          </table:table-cell>
          <table:table-cell office:value-type="float" office:value="2091" calcext:value-type="float">
            <text:p>2091</text:p>
          </table:table-cell>
          <table:table-cell office:value-type="float" office:value="457" calcext:value-type="float">
            <text:p>457</text:p>
          </table:table-cell>
          <table:table-cell office:value-type="float" office:value="1958836" calcext:value-type="float">
            <text:p>1958836</text:p>
          </table:table-cell>
          <table:table-cell table:formula="of:=(2*[.N101]*[.O101])/([.N101]+[.O101])" office:value-type="float" office:value="0.0230061327034767" calcext:value-type="float">
            <text:p>0.0230061327</text:p>
          </table:table-cell>
          <table:table-cell/>
          <table:table-cell office:value-type="float" office:value="0.02869015" calcext:value-type="float">
            <text:p>0.02869015</text:p>
          </table:table-cell>
          <table:table-cell office:value-type="float" office:value="0.08504399" calcext:value-type="float">
            <text:p>0.08504399</text:p>
          </table:table-cell>
          <table:table-cell office:value-type="float" office:value="145" calcext:value-type="float">
            <text:p>145</text:p>
          </table:table-cell>
          <table:table-cell office:value-type="float" office:value="1560" calcext:value-type="float">
            <text:p>1560</text:p>
          </table:table-cell>
          <table:table-cell office:value-type="float" office:value="4909" calcext:value-type="float">
            <text:p>4909</text:p>
          </table:table-cell>
          <table:table-cell office:value-type="float" office:value="1675979" calcext:value-type="float">
            <text:p>1675979</text:p>
          </table:table-cell>
          <table:table-cell table:formula="of:=(2*[.V101]*[.W101])/([.V101]+[.W101])" office:value-type="float" office:value="0.0429057595142233" calcext:value-type="float">
            <text:p>0.042905759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fluenced</text:p>
          </table:table-cell>
          <table:table-cell office:value-type="float" office:value="0.00419745" calcext:value-type="float">
            <text:p>0.00419745</text:p>
          </table:table-cell>
          <table:table-cell office:value-type="float" office:value="0.92772311" calcext:value-type="float">
            <text:p>0.92772311</text:p>
          </table:table-cell>
          <table:table-cell table:formula="of:=(2*[.B102]*[.C102])/([.B102]+[.C102])" office:value-type="float" office:value="0.00835708865156811" calcext:value-type="float">
            <text:p>0.0083570887</text:p>
          </table:table-cell>
          <table:table-cell/>
          <table:table-cell office:value-type="float" office:value="0.00566705" calcext:value-type="float">
            <text:p>0.00566705</text:p>
          </table:table-cell>
          <table:table-cell office:value-type="float" office:value="0.82321004" calcext:value-type="float">
            <text:p>0.82321004</text:p>
          </table:table-cell>
          <table:table-cell office:value-type="float" office:value="2426" calcext:value-type="float">
            <text:p>2426</text:p>
          </table:table-cell>
          <table:table-cell office:value-type="float" office:value="521" calcext:value-type="float">
            <text:p>521</text:p>
          </table:table-cell>
          <table:table-cell office:value-type="float" office:value="425663" calcext:value-type="float">
            <text:p>425663</text:p>
          </table:table-cell>
          <table:table-cell office:value-type="float" office:value="1532804" calcext:value-type="float">
            <text:p>1532804</text:p>
          </table:table-cell>
          <table:table-cell table:formula="of:=(2*[.F102]*[.G102])/([.F102]+[.G102])" office:value-type="float" office:value="0.0112566085212513" calcext:value-type="float">
            <text:p>0.0112566085</text:p>
          </table:table-cell>
          <table:table-cell table:formula="of:=[.H102]+[.I102]" office:value-type="float" office:value="2947" calcext:value-type="float">
            <text:p>2947</text:p>
          </table:table-cell>
          <table:table-cell office:value-type="float" office:value="0.00825092" calcext:value-type="float">
            <text:p>0.00825092</text:p>
          </table:table-cell>
          <table:table-cell office:value-type="float" office:value="0.54326434" calcext:value-type="float">
            <text:p>0.54326434</text:p>
          </table:table-cell>
          <table:table-cell office:value-type="float" office:value="1601" calcext:value-type="float">
            <text:p>1601</text:p>
          </table:table-cell>
          <table:table-cell office:value-type="float" office:value="1346" calcext:value-type="float">
            <text:p>1346</text:p>
          </table:table-cell>
          <table:table-cell office:value-type="float" office:value="192438" calcext:value-type="float">
            <text:p>192438</text:p>
          </table:table-cell>
          <table:table-cell office:value-type="float" office:value="1766029" calcext:value-type="float">
            <text:p>1766029</text:p>
          </table:table-cell>
          <table:table-cell table:formula="of:=(2*[.N102]*[.O102])/([.N102]+[.O102])" office:value-type="float" office:value="0.0162549649421951" calcext:value-type="float">
            <text:p>0.0162549649</text:p>
          </table:table-cell>
          <table:table-cell/>
          <table:table-cell office:value-type="float" office:value="0.00429096" calcext:value-type="float">
            <text:p>0.00429096</text:p>
          </table:table-cell>
          <table:table-cell office:value-type="float" office:value="0.39569536" calcext:value-type="float">
            <text:p>0.39569536</text:p>
          </table:table-cell>
          <table:table-cell office:value-type="float" office:value="478" calcext:value-type="float">
            <text:p>478</text:p>
          </table:table-cell>
          <table:table-cell office:value-type="float" office:value="730" calcext:value-type="float">
            <text:p>730</text:p>
          </table:table-cell>
          <table:table-cell office:value-type="float" office:value="110919" calcext:value-type="float">
            <text:p>110919</text:p>
          </table:table-cell>
          <table:table-cell office:value-type="float" office:value="1570466" calcext:value-type="float">
            <text:p>1570466</text:p>
          </table:table-cell>
          <table:table-cell table:formula="of:=(2*[.V102]*[.W102])/([.V102]+[.W102])" office:value-type="float" office:value="0.00848985516277457" calcext:value-type="float">
            <text:p>0.008489855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float" office:value="0.00553286" calcext:value-type="float">
            <text:p>0.00553286</text:p>
          </table:table-cell>
          <table:table-cell office:value-type="float" office:value="0.97898681" calcext:value-type="float">
            <text:p>0.97898681</text:p>
          </table:table-cell>
          <table:table-cell table:formula="of:=(2*[.B103]*[.C103])/([.B103]+[.C103])" office:value-type="float" office:value="0.0110035322332902" calcext:value-type="float">
            <text:p>0.0110035322</text:p>
          </table:table-cell>
          <table:table-cell/>
          <table:table-cell office:value-type="float" office:value="0.00753767" calcext:value-type="float">
            <text:p>0.00753767</text:p>
          </table:table-cell>
          <table:table-cell office:value-type="float" office:value="0.89477114" calcext:value-type="float">
            <text:p>0.89477114</text:p>
          </table:table-cell>
          <table:table-cell office:value-type="float" office:value="5493" calcext:value-type="float">
            <text:p>5493</text:p>
          </table:table-cell>
          <table:table-cell office:value-type="float" office:value="646" calcext:value-type="float">
            <text:p>646</text:p>
          </table:table-cell>
          <table:table-cell office:value-type="float" office:value="723247" calcext:value-type="float">
            <text:p>723247</text:p>
          </table:table-cell>
          <table:table-cell office:value-type="float" office:value="1232028" calcext:value-type="float">
            <text:p>1232028</text:p>
          </table:table-cell>
          <table:table-cell table:formula="of:=(2*[.F103]*[.G103])/([.F103]+[.G103])" office:value-type="float" office:value="0.0149494042485162" calcext:value-type="float">
            <text:p>0.0149494042</text:p>
          </table:table-cell>
          <table:table-cell table:formula="of:=[.H103]+[.I103]" office:value-type="float" office:value="6139" calcext:value-type="float">
            <text:p>6139</text:p>
          </table:table-cell>
          <table:table-cell office:value-type="float" office:value="0.00904824" calcext:value-type="float">
            <text:p>0.00904824</text:p>
          </table:table-cell>
          <table:table-cell office:value-type="float" office:value="0.65939078" calcext:value-type="float">
            <text:p>0.65939078</text:p>
          </table:table-cell>
          <table:table-cell office:value-type="float" office:value="4048" calcext:value-type="float">
            <text:p>4048</text:p>
          </table:table-cell>
          <table:table-cell office:value-type="float" office:value="2091" calcext:value-type="float">
            <text:p>2091</text:p>
          </table:table-cell>
          <table:table-cell office:value-type="float" office:value="443332" calcext:value-type="float">
            <text:p>443332</text:p>
          </table:table-cell>
          <table:table-cell office:value-type="float" office:value="1511943" calcext:value-type="float">
            <text:p>1511943</text:p>
          </table:table-cell>
          <table:table-cell table:formula="of:=(2*[.N103]*[.O103])/([.N103]+[.O103])" office:value-type="float" office:value="0.0178515192940927" calcext:value-type="float">
            <text:p>0.0178515193</text:p>
          </table:table-cell>
          <table:table-cell/>
          <table:table-cell office:value-type="float" office:value="0.00649651" calcext:value-type="float">
            <text:p>0.00649651</text:p>
          </table:table-cell>
          <table:table-cell office:value-type="float" office:value="0.85793256" calcext:value-type="float">
            <text:p>0.85793256</text:p>
          </table:table-cell>
          <table:table-cell office:value-type="float" office:value="3104" calcext:value-type="float">
            <text:p>3104</text:p>
          </table:table-cell>
          <table:table-cell office:value-type="float" office:value="514" calcext:value-type="float">
            <text:p>514</text:p>
          </table:table-cell>
          <table:table-cell office:value-type="float" office:value="474691" calcext:value-type="float">
            <text:p>474691</text:p>
          </table:table-cell>
          <table:table-cell office:value-type="float" office:value="1204284" calcext:value-type="float">
            <text:p>1204284</text:p>
          </table:table-cell>
          <table:table-cell table:formula="of:=(2*[.V103]*[.W103])/([.V103]+[.W103])" office:value-type="float" office:value="0.0128953725616044" calcext:value-type="float">
            <text:p>0.012895372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strument</text:p>
          </table:table-cell>
          <table:table-cell office:value-type="float" office:value="0.02331774" calcext:value-type="float">
            <text:p>0.02331774</text:p>
          </table:table-cell>
          <table:table-cell office:value-type="float" office:value="0.85265049" calcext:value-type="float">
            <text:p>0.85265049</text:p>
          </table:table-cell>
          <table:table-cell table:formula="of:=(2*[.B104]*[.C104])/([.B104]+[.C104])" office:value-type="float" office:value="0.0453940719669539" calcext:value-type="float">
            <text:p>0.045394072</text:p>
          </table:table-cell>
          <table:table-cell/>
          <table:table-cell office:value-type="float" office:value="0.03085099" calcext:value-type="float">
            <text:p>0.03085099</text:p>
          </table:table-cell>
          <table:table-cell office:value-type="float" office:value="0.73078924" calcext:value-type="float">
            <text:p>0.73078924</text:p>
          </table:table-cell>
          <table:table-cell office:value-type="float" office:value="15454" calcext:value-type="float">
            <text:p>15454</text:p>
          </table:table-cell>
          <table:table-cell office:value-type="float" office:value="5693" calcext:value-type="float">
            <text:p>5693</text:p>
          </table:table-cell>
          <table:table-cell office:value-type="float" office:value="485470" calcext:value-type="float">
            <text:p>485470</text:p>
          </table:table-cell>
          <table:table-cell office:value-type="float" office:value="1454797" calcext:value-type="float">
            <text:p>1454797</text:p>
          </table:table-cell>
          <table:table-cell table:formula="of:=(2*[.F104]*[.G104])/([.F104]+[.G104])" office:value-type="float" office:value="0.0592026803398964" calcext:value-type="float">
            <text:p>0.0592026803</text:p>
          </table:table-cell>
          <table:table-cell table:formula="of:=[.H104]+[.I104]" office:value-type="float" office:value="21147" calcext:value-type="float">
            <text:p>21147</text:p>
          </table:table-cell>
          <table:table-cell office:value-type="float" office:value="0.0361319" calcext:value-type="float">
            <text:p>0.0361319</text:p>
          </table:table-cell>
          <table:table-cell office:value-type="float" office:value="0.44668274" calcext:value-type="float">
            <text:p>0.44668274</text:p>
          </table:table-cell>
          <table:table-cell office:value-type="float" office:value="9446" calcext:value-type="float">
            <text:p>9446</text:p>
          </table:table-cell>
          <table:table-cell office:value-type="float" office:value="11701" calcext:value-type="float">
            <text:p>11701</text:p>
          </table:table-cell>
          <table:table-cell office:value-type="float" office:value="251985" calcext:value-type="float">
            <text:p>251985</text:p>
          </table:table-cell>
          <table:table-cell office:value-type="float" office:value="1688282" calcext:value-type="float">
            <text:p>1688282</text:p>
          </table:table-cell>
          <table:table-cell table:formula="of:=(2*[.N104]*[.O104])/([.N104]+[.O104])" office:value-type="float" office:value="0.066855868717676" calcext:value-type="float">
            <text:p>0.0668558687</text:p>
          </table:table-cell>
          <table:table-cell/>
          <table:table-cell office:value-type="float" office:value="0.02324891" calcext:value-type="float">
            <text:p>0.02324891</text:p>
          </table:table-cell>
          <table:table-cell office:value-type="float" office:value="0.64791533" calcext:value-type="float">
            <text:p>0.64791533</text:p>
          </table:table-cell>
          <table:table-cell office:value-type="float" office:value="10101" calcext:value-type="float">
            <text:p>10101</text:p>
          </table:table-cell>
          <table:table-cell office:value-type="float" office:value="5489" calcext:value-type="float">
            <text:p>5489</text:p>
          </table:table-cell>
          <table:table-cell office:value-type="float" office:value="424371" calcext:value-type="float">
            <text:p>424371</text:p>
          </table:table-cell>
          <table:table-cell office:value-type="float" office:value="1242632" calcext:value-type="float">
            <text:p>1242632</text:p>
          </table:table-cell>
          <table:table-cell table:formula="of:=(2*[.V104]*[.W104])/([.V104]+[.W104])" office:value-type="float" office:value="0.0448871507063317" calcext:value-type="float">
            <text:p>0.044887150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sPartOf</text:p>
          </table:table-cell>
          <table:table-cell office:value-type="float" office:value="0.24531189" calcext:value-type="float">
            <text:p>0.24531189</text:p>
          </table:table-cell>
          <table:table-cell office:value-type="float" office:value="0.49974612" calcext:value-type="float">
            <text:p>0.49974612</text:p>
          </table:table-cell>
          <table:table-cell table:formula="of:=(2*[.B105]*[.C105])/([.B105]+[.C105])" office:value-type="float" office:value="0.329084886201993" calcext:value-type="float">
            <text:p>0.3290848862</text:p>
          </table:table-cell>
          <table:table-cell/>
          <table:table-cell office:value-type="float" office:value="0.3870138" calcext:value-type="float">
            <text:p>0.3870138</text:p>
          </table:table-cell>
          <table:table-cell office:value-type="float" office:value="0.31895765" calcext:value-type="float">
            <text:p>0.31895765</text:p>
          </table:table-cell>
          <table:table-cell office:value-type="float" office:value="89829" calcext:value-type="float">
            <text:p>89829</text:p>
          </table:table-cell>
          <table:table-cell office:value-type="float" office:value="191804" calcext:value-type="float">
            <text:p>191804</text:p>
          </table:table-cell>
          <table:table-cell office:value-type="float" office:value="142279" calcext:value-type="float">
            <text:p>142279</text:p>
          </table:table-cell>
          <table:table-cell office:value-type="float" office:value="1537502" calcext:value-type="float">
            <text:p>1537502</text:p>
          </table:table-cell>
          <table:table-cell table:formula="of:=(2*[.F105]*[.G105])/([.F105]+[.G105])" office:value-type="float" office:value="0.349705394362817" calcext:value-type="float">
            <text:p>0.3497053944</text:p>
          </table:table-cell>
          <table:table-cell table:formula="of:=[.H105]+[.I105]" office:value-type="float" office:value="281633" calcext:value-type="float">
            <text:p>281633</text:p>
          </table:table-cell>
          <table:table-cell office:value-type="float" office:value="0.18731979" calcext:value-type="float">
            <text:p>0.18731979</text:p>
          </table:table-cell>
          <table:table-cell office:value-type="float" office:value="0.06228318" calcext:value-type="float">
            <text:p>0.06228318</text:p>
          </table:table-cell>
          <table:table-cell office:value-type="float" office:value="17541" calcext:value-type="float">
            <text:p>17541</text:p>
          </table:table-cell>
          <table:table-cell office:value-type="float" office:value="264092" calcext:value-type="float">
            <text:p>264092</text:p>
          </table:table-cell>
          <table:table-cell office:value-type="float" office:value="76101" calcext:value-type="float">
            <text:p>76101</text:p>
          </table:table-cell>
          <table:table-cell office:value-type="float" office:value="1603680" calcext:value-type="float">
            <text:p>1603680</text:p>
          </table:table-cell>
          <table:table-cell table:formula="of:=(2*[.N105]*[.O105])/([.N105]+[.O105])" office:value-type="float" office:value="0.093483440506595" calcext:value-type="float">
            <text:p>0.0934834405</text:p>
          </table:table-cell>
          <table:table-cell/>
          <table:table-cell office:value-type="float" office:value="0.03697472" calcext:value-type="float">
            <text:p>0.03697472</text:p>
          </table:table-cell>
          <table:table-cell office:value-type="float" office:value="0.03573849" calcext:value-type="float">
            <text:p>0.03573849</text:p>
          </table:table-cell>
          <table:table-cell office:value-type="float" office:value="8438" calcext:value-type="float">
            <text:p>8438</text:p>
          </table:table-cell>
          <table:table-cell office:value-type="float" office:value="227666" calcext:value-type="float">
            <text:p>227666</text:p>
          </table:table-cell>
          <table:table-cell office:value-type="float" office:value="219772" calcext:value-type="float">
            <text:p>219772</text:p>
          </table:table-cell>
          <table:table-cell office:value-type="float" office:value="1226717" calcext:value-type="float">
            <text:p>1226717</text:p>
          </table:table-cell>
          <table:table-cell table:formula="of:=(2*[.V105]*[.W105])/([.V105]+[.W105])" office:value-type="float" office:value="0.0363460961487686" calcext:value-type="float">
            <text:p>0.036346096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sPartOfMilitaryConflict</text:p>
          </table:table-cell>
          <table:table-cell office:value-type="float" office:value="0.03797323" calcext:value-type="float">
            <text:p>0.03797323</text:p>
          </table:table-cell>
          <table:table-cell office:value-type="float" office:value="0.89019397" calcext:value-type="float">
            <text:p>0.89019397</text:p>
          </table:table-cell>
          <table:table-cell table:formula="of:=(2*[.B106]*[.C106])/([.B106]+[.C106])" office:value-type="float" office:value="0.072839334049777" calcext:value-type="float">
            <text:p>0.072839334</text:p>
          </table:table-cell>
          <table:table-cell/>
          <table:table-cell office:value-type="float" office:value="0.07530758" calcext:value-type="float">
            <text:p>0.07530758</text:p>
          </table:table-cell>
          <table:table-cell office:value-type="float" office:value="0.49073276" calcext:value-type="float">
            <text:p>0.49073276</text:p>
          </table:table-cell>
          <table:table-cell office:value-type="float" office:value="4554" calcext:value-type="float">
            <text:p>4554</text:p>
          </table:table-cell>
          <table:table-cell office:value-type="float" office:value="4726" calcext:value-type="float">
            <text:p>4726</text:p>
          </table:table-cell>
          <table:table-cell office:value-type="float" office:value="55918" calcext:value-type="float">
            <text:p>55918</text:p>
          </table:table-cell>
          <table:table-cell office:value-type="float" office:value="1896216" calcext:value-type="float">
            <text:p>1896216</text:p>
          </table:table-cell>
          <table:table-cell table:formula="of:=(2*[.F106]*[.G106])/([.F106]+[.G106])" office:value-type="float" office:value="0.13057690051674" calcext:value-type="float">
            <text:p>0.1305769005</text:p>
          </table:table-cell>
          <table:table-cell table:formula="of:=[.H106]+[.I106]" office:value-type="float" office:value="9280" calcext:value-type="float">
            <text:p>9280</text:p>
          </table:table-cell>
          <table:table-cell office:value-type="float" office:value="0.09357972" calcext:value-type="float">
            <text:p>0.09357972</text:p>
          </table:table-cell>
          <table:table-cell office:value-type="float" office:value="0.08512931" calcext:value-type="float">
            <text:p>0.08512931</text:p>
          </table:table-cell>
          <table:table-cell office:value-type="float" office:value="790" calcext:value-type="float">
            <text:p>790</text:p>
          </table:table-cell>
          <table:table-cell office:value-type="float" office:value="8490" calcext:value-type="float">
            <text:p>8490</text:p>
          </table:table-cell>
          <table:table-cell office:value-type="float" office:value="7652" calcext:value-type="float">
            <text:p>7652</text:p>
          </table:table-cell>
          <table:table-cell office:value-type="float" office:value="1944482" calcext:value-type="float">
            <text:p>1944482</text:p>
          </table:table-cell>
          <table:table-cell table:formula="of:=(2*[.N106]*[.O106])/([.N106]+[.O106])" office:value-type="float" office:value="0.0891547225519964" calcext:value-type="float">
            <text:p>0.0891547226</text:p>
          </table:table-cell>
          <table:table-cell/>
          <table:table-cell office:value-type="float" office:value="0.08727555" calcext:value-type="float">
            <text:p>0.08727555</text:p>
          </table:table-cell>
          <table:table-cell office:value-type="float" office:value="0.78035993" calcext:value-type="float">
            <text:p>0.78035993</text:p>
          </table:table-cell>
          <table:table-cell office:value-type="float" office:value="5507" calcext:value-type="float">
            <text:p>5507</text:p>
          </table:table-cell>
          <table:table-cell office:value-type="float" office:value="1550" calcext:value-type="float">
            <text:p>1550</text:p>
          </table:table-cell>
          <table:table-cell office:value-type="float" office:value="57592" calcext:value-type="float">
            <text:p>57592</text:p>
          </table:table-cell>
          <table:table-cell office:value-type="float" office:value="1617944" calcext:value-type="float">
            <text:p>1617944</text:p>
          </table:table-cell>
          <table:table-cell table:formula="of:=(2*[.V106]*[.W106])/([.V106]+[.W106])" office:value-type="float" office:value="0.156992985323079" calcext:value-type="float">
            <text:p>0.156992985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yPerson</text:p>
          </table:table-cell>
          <table:table-cell office:value-type="float" office:value="0.03961239" calcext:value-type="float">
            <text:p>0.03961239</text:p>
          </table:table-cell>
          <table:table-cell office:value-type="float" office:value="0.55075895" calcext:value-type="float">
            <text:p>0.55075895</text:p>
          </table:table-cell>
          <table:table-cell table:formula="of:=(2*[.B107]*[.C107])/([.B107]+[.C107])" office:value-type="float" office:value="0.0739090021659605" calcext:value-type="float">
            <text:p>0.0739090022</text:p>
          </table:table-cell>
          <table:table-cell/>
          <table:table-cell office:value-type="float" office:value="0.04280142" calcext:value-type="float">
            <text:p>0.04280142</text:p>
          </table:table-cell>
          <table:table-cell office:value-type="float" office:value="0.25212366" calcext:value-type="float">
            <text:p>0.25212366</text:p>
          </table:table-cell>
          <table:table-cell office:value-type="float" office:value="3621" calcext:value-type="float">
            <text:p>3621</text:p>
          </table:table-cell>
          <table:table-cell office:value-type="float" office:value="10741" calcext:value-type="float">
            <text:p>10741</text:p>
          </table:table-cell>
          <table:table-cell office:value-type="float" office:value="80979" calcext:value-type="float">
            <text:p>80979</text:p>
          </table:table-cell>
          <table:table-cell office:value-type="float" office:value="1866073" calcext:value-type="float">
            <text:p>1866073</text:p>
          </table:table-cell>
          <table:table-cell table:formula="of:=(2*[.F107]*[.G107])/([.F107]+[.G107])" office:value-type="float" office:value="0.0731796065875252" calcext:value-type="float">
            <text:p>0.0731796066</text:p>
          </table:table-cell>
          <table:table-cell table:formula="of:=[.H107]+[.I107]" office:value-type="float" office:value="14362" calcext:value-type="float">
            <text:p>14362</text:p>
          </table:table-cell>
          <table:table-cell office:value-type="float" office:value="0.05219392" calcext:value-type="float">
            <text:p>0.05219392</text:p>
          </table:table-cell>
          <table:table-cell office:value-type="float" office:value="0.19273082" calcext:value-type="float">
            <text:p>0.19273082</text:p>
          </table:table-cell>
          <table:table-cell office:value-type="float" office:value="2768" calcext:value-type="float">
            <text:p>2768</text:p>
          </table:table-cell>
          <table:table-cell office:value-type="float" office:value="11594" calcext:value-type="float">
            <text:p>11594</text:p>
          </table:table-cell>
          <table:table-cell office:value-type="float" office:value="50265" calcext:value-type="float">
            <text:p>50265</text:p>
          </table:table-cell>
          <table:table-cell office:value-type="float" office:value="1896787" calcext:value-type="float">
            <text:p>1896787</text:p>
          </table:table-cell>
          <table:table-cell table:formula="of:=(2*[.N107]*[.O107])/([.N107]+[.O107])" office:value-type="float" office:value="0.0821425961347506" calcext:value-type="float">
            <text:p>0.0821425961</text:p>
          </table:table-cell>
          <table:table-cell/>
          <table:table-cell office:value-type="float" office:value="0.0471934" calcext:value-type="float">
            <text:p>0.0471934</text:p>
          </table:table-cell>
          <table:table-cell office:value-type="float" office:value="0.17775606" calcext:value-type="float">
            <text:p>0.17775606</text:p>
          </table:table-cell>
          <table:table-cell office:value-type="float" office:value="2001" calcext:value-type="float">
            <text:p>2001</text:p>
          </table:table-cell>
          <table:table-cell office:value-type="float" office:value="9256" calcext:value-type="float">
            <text:p>9256</text:p>
          </table:table-cell>
          <table:table-cell office:value-type="float" office:value="40399" calcext:value-type="float">
            <text:p>40399</text:p>
          </table:table-cell>
          <table:table-cell office:value-type="float" office:value="1630937" calcext:value-type="float">
            <text:p>1630937</text:p>
          </table:table-cell>
          <table:table-cell table:formula="of:=(2*[.V107]*[.W107])/([.V107]+[.W107])" office:value-type="float" office:value="0.0745848675698444" calcext:value-type="float">
            <text:p>0.074584867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nownFor</text:p>
          </table:table-cell>
          <table:table-cell office:value-type="float" office:value="0.01482381" calcext:value-type="float">
            <text:p>0.01482381</text:p>
          </table:table-cell>
          <table:table-cell office:value-type="float" office:value="0.95778595" calcext:value-type="float">
            <text:p>0.95778595</text:p>
          </table:table-cell>
          <table:table-cell table:formula="of:=(2*[.B108]*[.C108])/([.B108]+[.C108])" office:value-type="float" office:value="0.0291957525564405" calcext:value-type="float">
            <text:p>0.0291957526</text:p>
          </table:table-cell>
          <table:table-cell/>
          <table:table-cell office:value-type="float" office:value="0.01831426" calcext:value-type="float">
            <text:p>0.01831426</text:p>
          </table:table-cell>
          <table:table-cell office:value-type="float" office:value="0.83704093" calcext:value-type="float">
            <text:p>0.83704093</text:p>
          </table:table-cell>
          <table:table-cell office:value-type="float" office:value="14336" calcext:value-type="float">
            <text:p>14336</text:p>
          </table:table-cell>
          <table:table-cell office:value-type="float" office:value="2791" calcext:value-type="float">
            <text:p>2791</text:p>
          </table:table-cell>
          <table:table-cell office:value-type="float" office:value="768442" calcext:value-type="float">
            <text:p>768442</text:p>
          </table:table-cell>
          <table:table-cell office:value-type="float" office:value="1175845" calcext:value-type="float">
            <text:p>1175845</text:p>
          </table:table-cell>
          <table:table-cell table:formula="of:=(2*[.F108]*[.G108])/([.F108]+[.G108])" office:value-type="float" office:value="0.0358442560514815" calcext:value-type="float">
            <text:p>0.0358442561</text:p>
          </table:table-cell>
          <table:table-cell table:formula="of:=[.H108]+[.I108]" office:value-type="float" office:value="17127" calcext:value-type="float">
            <text:p>17127</text:p>
          </table:table-cell>
          <table:table-cell office:value-type="float" office:value="0.02112546" calcext:value-type="float">
            <text:p>0.02112546</text:p>
          </table:table-cell>
          <table:table-cell office:value-type="float" office:value="0.5742395" calcext:value-type="float">
            <text:p>0.5742395</text:p>
          </table:table-cell>
          <table:table-cell office:value-type="float" office:value="9835" calcext:value-type="float">
            <text:p>9835</text:p>
          </table:table-cell>
          <table:table-cell office:value-type="float" office:value="7292" calcext:value-type="float">
            <text:p>7292</text:p>
          </table:table-cell>
          <table:table-cell office:value-type="float" office:value="455717" calcext:value-type="float">
            <text:p>455717</text:p>
          </table:table-cell>
          <table:table-cell office:value-type="float" office:value="1488570" calcext:value-type="float">
            <text:p>1488570</text:p>
          </table:table-cell>
          <table:table-cell table:formula="of:=(2*[.N108]*[.O108])/([.N108]+[.O108])" office:value-type="float" office:value="0.0407517217260149" calcext:value-type="float">
            <text:p>0.0407517217</text:p>
          </table:table-cell>
          <table:table-cell/>
          <table:table-cell office:value-type="float" office:value="0.02874657" calcext:value-type="float">
            <text:p>0.02874657</text:p>
          </table:table-cell>
          <table:table-cell office:value-type="float" office:value="0.28496042" calcext:value-type="float">
            <text:p>0.28496042</text:p>
          </table:table-cell>
          <table:table-cell office:value-type="float" office:value="3564" calcext:value-type="float">
            <text:p>3564</text:p>
          </table:table-cell>
          <table:table-cell office:value-type="float" office:value="8943" calcext:value-type="float">
            <text:p>8943</text:p>
          </table:table-cell>
          <table:table-cell office:value-type="float" office:value="120416" calcext:value-type="float">
            <text:p>120416</text:p>
          </table:table-cell>
          <table:table-cell office:value-type="float" office:value="1549670" calcext:value-type="float">
            <text:p>1549670</text:p>
          </table:table-cell>
          <table:table-cell table:formula="of:=(2*[.V108]*[.W108])/([.V108]+[.W108])" office:value-type="float" office:value="0.052224750623245" calcext:value-type="float">
            <text:p>0.05222475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nguage</text:p>
          </table:table-cell>
          <table:table-cell office:value-type="float" office:value="0.91770574" calcext:value-type="float">
            <text:p>0.91770574</text:p>
          </table:table-cell>
          <table:table-cell office:value-type="float" office:value="0.01057092" calcext:value-type="float">
            <text:p>0.01057092</text:p>
          </table:table-cell>
          <table:table-cell table:formula="of:=(2*[.B109]*[.C109])/([.B109]+[.C109])" office:value-type="float" office:value="0.0209010834357955" calcext:value-type="float">
            <text:p>0.02090108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4309" calcext:value-type="float">
            <text:p>0.00004309</text:p>
          </table:table-cell>
          <table:table-cell office:value-type="float" office:value="3" calcext:value-type="float">
            <text:p>3</text:p>
          </table:table-cell>
          <table:table-cell office:value-type="float" office:value="69622" calcext:value-type="float">
            <text:p>69622</text:p>
          </table:table-cell>
          <table:table-cell office:value-type="float" office:value="0" calcext:value-type="float">
            <text:p>0</text:p>
          </table:table-cell>
          <table:table-cell office:value-type="float" office:value="1891789" calcext:value-type="float">
            <text:p>1891789</text:p>
          </table:table-cell>
          <table:table-cell table:formula="of:=(2*[.F109]*[.G109])/([.F109]+[.G109])" office:value-type="float" office:value="0.0000861762866638077" calcext:value-type="float">
            <text:p>8.61762866638077E-005</text:p>
          </table:table-cell>
          <table:table-cell table:formula="of:=[.H109]+[.I109]" office:value-type="float" office:value="69625" calcext:value-type="float">
            <text:p>69625</text:p>
          </table:table-cell>
          <table:table-cell office:value-type="float" office:value="1" calcext:value-type="float">
            <text:p>1</text:p>
          </table:table-cell>
          <table:table-cell office:value-type="float" office:value="0.00001436" calcext:value-type="float">
            <text:p>0.00001436</text:p>
          </table:table-cell>
          <table:table-cell office:value-type="float" office:value="1" calcext:value-type="float">
            <text:p>1</text:p>
          </table:table-cell>
          <table:table-cell office:value-type="float" office:value="69624" calcext:value-type="float">
            <text:p>69624</text:p>
          </table:table-cell>
          <table:table-cell office:value-type="float" office:value="0" calcext:value-type="float">
            <text:p>0</text:p>
          </table:table-cell>
          <table:table-cell office:value-type="float" office:value="1891789" calcext:value-type="float">
            <text:p>1891789</text:p>
          </table:table-cell>
          <table:table-cell table:formula="of:=(2*[.N109]*[.O109])/([.N109]+[.O109])" office:value-type="float" office:value="0.0000287195875867223" calcext:value-type="float">
            <text:p>2.87195875867223E-005</text:p>
          </table:table-cell>
          <table:table-cell/>
          <table:table-cell office:value-type="float" office:value="0.92065491" calcext:value-type="float">
            <text:p>0.92065491</text:p>
          </table:table-cell>
          <table:table-cell office:value-type="float" office:value="0.0118771" calcext:value-type="float">
            <text:p>0.0118771</text:p>
          </table:table-cell>
          <table:table-cell office:value-type="float" office:value="731" calcext:value-type="float">
            <text:p>731</text:p>
          </table:table-cell>
          <table:table-cell office:value-type="float" office:value="60816" calcext:value-type="float">
            <text:p>60816</text:p>
          </table:table-cell>
          <table:table-cell office:value-type="float" office:value="63" calcext:value-type="float">
            <text:p>63</text:p>
          </table:table-cell>
          <table:table-cell office:value-type="float" office:value="1620983" calcext:value-type="float">
            <text:p>1620983</text:p>
          </table:table-cell>
          <table:table-cell table:formula="of:=(2*[.V109]*[.W109])/([.V109]+[.W109])" office:value-type="float" office:value="0.0234516570247514" calcext:value-type="float">
            <text:p>0.02345165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rgestCity</text:p>
          </table:table-cell>
          <table:table-cell office:value-type="float" office:value="0.00525076" calcext:value-type="float">
            <text:p>0.00525076</text:p>
          </table:table-cell>
          <table:table-cell office:value-type="float" office:value="0.16069789" calcext:value-type="float">
            <text:p>0.16069789</text:p>
          </table:table-cell>
          <table:table-cell table:formula="of:=(2*[.B110]*[.C110])/([.B110]+[.C110])" office:value-type="float" office:value="0.0101692427494457" calcext:value-type="float">
            <text:p>0.0101692427</text:p>
          </table:table-cell>
          <table:table-cell/>
          <table:table-cell office:value-type="float" office:value="0.01395868" calcext:value-type="float">
            <text:p>0.01395868</text:p>
          </table:table-cell>
          <table:table-cell office:value-type="float" office:value="0.0573921" calcext:value-type="float">
            <text:p>0.0573921</text:p>
          </table:table-cell>
          <table:table-cell office:value-type="float" office:value="125" calcext:value-type="float">
            <text:p>125</text:p>
          </table:table-cell>
          <table:table-cell office:value-type="float" office:value="2053" calcext:value-type="float">
            <text:p>2053</text:p>
          </table:table-cell>
          <table:table-cell office:value-type="float" office:value="8830" calcext:value-type="float">
            <text:p>8830</text:p>
          </table:table-cell>
          <table:table-cell office:value-type="float" office:value="1950406" calcext:value-type="float">
            <text:p>1950406</text:p>
          </table:table-cell>
          <table:table-cell table:formula="of:=(2*[.F110]*[.G110])/([.F110]+[.G110])" office:value-type="float" office:value="0.0224557589539456" calcext:value-type="float">
            <text:p>0.022455759</text:p>
          </table:table-cell>
          <table:table-cell table:formula="of:=[.H110]+[.I110]" office:value-type="float" office:value="2178" calcext:value-type="float">
            <text:p>2178</text:p>
          </table:table-cell>
          <table:table-cell office:value-type="float" office:value="0.01447451" calcext:value-type="float">
            <text:p>0.01447451</text:p>
          </table:table-cell>
          <table:table-cell office:value-type="float" office:value="0.01056015" calcext:value-type="float">
            <text:p>0.01056015</text:p>
          </table:table-cell>
          <table:table-cell office:value-type="float" office:value="23" calcext:value-type="float">
            <text:p>23</text:p>
          </table:table-cell>
          <table:table-cell office:value-type="float" office:value="2155" calcext:value-type="float">
            <text:p>2155</text:p>
          </table:table-cell>
          <table:table-cell office:value-type="float" office:value="1566" calcext:value-type="float">
            <text:p>1566</text:p>
          </table:table-cell>
          <table:table-cell office:value-type="float" office:value="1957670" calcext:value-type="float">
            <text:p>1957670</text:p>
          </table:table-cell>
          <table:table-cell table:formula="of:=(2*[.N110]*[.O110])/([.N110]+[.O110])" office:value-type="float" office:value="0.012211309981961" calcext:value-type="float">
            <text:p>0.01221131</text:p>
          </table:table-cell>
          <table:table-cell/>
          <table:table-cell office:value-type="float" office:value="0.00194631" calcext:value-type="float">
            <text:p>0.00194631</text:p>
          </table:table-cell>
          <table:table-cell office:value-type="float" office:value="0.17647059" calcext:value-type="float">
            <text:p>0.17647059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12307" calcext:value-type="float">
            <text:p>12307</text:p>
          </table:table-cell>
          <table:table-cell office:value-type="float" office:value="1670150" calcext:value-type="float">
            <text:p>1670150</text:p>
          </table:table-cell>
          <table:table-cell table:formula="of:=(2*[.V110]*[.W110])/([.V110]+[.W110])" office:value-type="float" office:value="0.0038501562802952" calcext:value-type="float">
            <text:p>0.003850156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nchSite</text:p>
          </table:table-cell>
          <table:table-cell office:value-type="float" office:value="0.00844293" calcext:value-type="float">
            <text:p>0.00844293</text:p>
          </table:table-cell>
          <table:table-cell office:value-type="float" office:value="0.59259259" calcext:value-type="float">
            <text:p>0.59259259</text:p>
          </table:table-cell>
          <table:table-cell table:formula="of:=(2*[.B111]*[.C111])/([.B111]+[.C111])" office:value-type="float" office:value="0.0166486591537509" calcext:value-type="float">
            <text:p>0.0166486592</text:p>
          </table:table-cell>
          <table:table-cell/>
          <table:table-cell office:value-type="float" office:value="0.0163142" calcext:value-type="float">
            <text:p>0.0163142</text:p>
          </table:table-cell>
          <table:table-cell office:value-type="float" office:value="0.23076923" calcext:value-type="float">
            <text:p>0.23076923</text:p>
          </table:table-cell>
          <table:table-cell office:value-type="float" office:value="81" calcext:value-type="float">
            <text:p>81</text:p>
          </table:table-cell>
          <table:table-cell office:value-type="float" office:value="270" calcext:value-type="float">
            <text:p>270</text:p>
          </table:table-cell>
          <table:table-cell office:value-type="float" office:value="4884" calcext:value-type="float">
            <text:p>4884</text:p>
          </table:table-cell>
          <table:table-cell office:value-type="float" office:value="1956179" calcext:value-type="float">
            <text:p>1956179</text:p>
          </table:table-cell>
          <table:table-cell table:formula="of:=(2*[.F111]*[.G111])/([.F111]+[.G111])" office:value-type="float" office:value="0.0304740416794926" calcext:value-type="float">
            <text:p>0.0304740417</text:p>
          </table:table-cell>
          <table:table-cell table:formula="of:=[.H111]+[.I111]" office:value-type="float" office:value="351" calcext:value-type="float">
            <text:p>351</text:p>
          </table:table-cell>
          <table:table-cell office:value-type="float" office:value="0.00773616" calcext:value-type="float">
            <text:p>0.00773616</text:p>
          </table:table-cell>
          <table:table-cell office:value-type="float" office:value="0.05413105" calcext:value-type="float">
            <text:p>0.05413105</text:p>
          </table:table-cell>
          <table:table-cell office:value-type="float" office:value="19" calcext:value-type="float">
            <text:p>19</text:p>
          </table:table-cell>
          <table:table-cell office:value-type="float" office:value="332" calcext:value-type="float">
            <text:p>332</text:p>
          </table:table-cell>
          <table:table-cell office:value-type="float" office:value="2437" calcext:value-type="float">
            <text:p>2437</text:p>
          </table:table-cell>
          <table:table-cell office:value-type="float" office:value="1958626" calcext:value-type="float">
            <text:p>1958626</text:p>
          </table:table-cell>
          <table:table-cell table:formula="of:=(2*[.N111]*[.O111])/([.N111]+[.O111])" office:value-type="float" office:value="0.0135375900664666" calcext:value-type="float">
            <text:p>0.013537590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682301" calcext:value-type="float">
            <text:p>1682301</text:p>
          </table:table-cell>
          <table:table-cell table:formula="of:=(2*[.V111]*[.W111])/([.V111]+[.W111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der</text:p>
          </table:table-cell>
          <table:table-cell office:value-type="float" office:value="0.01343883" calcext:value-type="float">
            <text:p>0.01343883</text:p>
          </table:table-cell>
          <table:table-cell office:value-type="float" office:value="0.36085425" calcext:value-type="float">
            <text:p>0.36085425</text:p>
          </table:table-cell>
          <table:table-cell table:formula="of:=(2*[.B112]*[.C112])/([.B112]+[.C112])" office:value-type="float" office:value="0.0259126293252737" calcext:value-type="float">
            <text:p>0.0259126293</text:p>
          </table:table-cell>
          <table:table-cell/>
          <table:table-cell office:value-type="float" office:value="0.01728221" calcext:value-type="float">
            <text:p>0.01728221</text:p>
          </table:table-cell>
          <table:table-cell office:value-type="float" office:value="0.18317922" calcext:value-type="float">
            <text:p>0.18317922</text:p>
          </table:table-cell>
          <table:table-cell office:value-type="float" office:value="832" calcext:value-type="float">
            <text:p>832</text:p>
          </table:table-cell>
          <table:table-cell office:value-type="float" office:value="3710" calcext:value-type="float">
            <text:p>3710</text:p>
          </table:table-cell>
          <table:table-cell office:value-type="float" office:value="47310" calcext:value-type="float">
            <text:p>47310</text:p>
          </table:table-cell>
          <table:table-cell office:value-type="float" office:value="1909562" calcext:value-type="float">
            <text:p>1909562</text:p>
          </table:table-cell>
          <table:table-cell table:formula="of:=(2*[.F112]*[.G112])/([.F112]+[.G112])" office:value-type="float" office:value="0.0315845471887156" calcext:value-type="float">
            <text:p>0.0315845472</text:p>
          </table:table-cell>
          <table:table-cell table:formula="of:=[.H112]+[.I112]" office:value-type="float" office:value="4542" calcext:value-type="float">
            <text:p>4542</text:p>
          </table:table-cell>
          <table:table-cell office:value-type="float" office:value="0.01598926" calcext:value-type="float">
            <text:p>0.01598926</text:p>
          </table:table-cell>
          <table:table-cell office:value-type="float" office:value="0.1442096" calcext:value-type="float">
            <text:p>0.1442096</text:p>
          </table:table-cell>
          <table:table-cell office:value-type="float" office:value="655" calcext:value-type="float">
            <text:p>655</text:p>
          </table:table-cell>
          <table:table-cell office:value-type="float" office:value="3887" calcext:value-type="float">
            <text:p>3887</text:p>
          </table:table-cell>
          <table:table-cell office:value-type="float" office:value="40310" calcext:value-type="float">
            <text:p>40310</text:p>
          </table:table-cell>
          <table:table-cell office:value-type="float" office:value="1916562" calcext:value-type="float">
            <text:p>1916562</text:p>
          </table:table-cell>
          <table:table-cell table:formula="of:=(2*[.N112]*[.O112])/([.N112]+[.O112])" office:value-type="float" office:value="0.0287867814901554" calcext:value-type="float">
            <text:p>0.028786781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  <table:table-cell office:value-type="float" office:value="1679687" calcext:value-type="float">
            <text:p>1679687</text:p>
          </table:table-cell>
          <table:table-cell table:formula="of:=(2*[.V112]*[.W112])/([.V112]+[.W112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eaderNam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113]*[.C113])/([.B113]+[.C113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617" calcext:value-type="float">
            <text:p>10617</text:p>
          </table:table-cell>
          <table:table-cell office:value-type="float" office:value="0" calcext:value-type="float">
            <text:p>0</text:p>
          </table:table-cell>
          <table:table-cell office:value-type="float" office:value="1950797" calcext:value-type="float">
            <text:p>1950797</text:p>
          </table:table-cell>
          <table:table-cell table:formula="of:=(2*[.F113]*[.G113])/([.F113]+[.G113])" office:value-type="string" office:string-value="#DIV/0!" calcext:value-type="error">
            <text:p>#DIV/0!</text:p>
          </table:table-cell>
          <table:table-cell table:formula="of:=[.H113]+[.I113]" office:value-type="float" office:value="10617" calcext:value-type="float">
            <text:p>10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17" calcext:value-type="float">
            <text:p>10617</text:p>
          </table:table-cell>
          <table:table-cell office:value-type="float" office:value="0" calcext:value-type="float">
            <text:p>0</text:p>
          </table:table-cell>
          <table:table-cell office:value-type="float" office:value="1950797" calcext:value-type="float">
            <text:p>1950797</text:p>
          </table:table-cell>
          <table:table-cell table:formula="of:=(2*[.N113]*[.O113])/([.N113]+[.O113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172" calcext:value-type="float">
            <text:p>5172</text:p>
          </table:table-cell>
          <table:table-cell office:value-type="float" office:value="0" calcext:value-type="float">
            <text:p>0</text:p>
          </table:table-cell>
          <table:table-cell office:value-type="float" office:value="1677421" calcext:value-type="float">
            <text:p>1677421</text:p>
          </table:table-cell>
          <table:table-cell table:formula="of:=(2*[.V113]*[.W113])/([.V113]+[.W113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gue</text:p>
          </table:table-cell>
          <table:table-cell office:value-type="float" office:value="0.03517872" calcext:value-type="float">
            <text:p>0.03517872</text:p>
          </table:table-cell>
          <table:table-cell office:value-type="float" office:value="0.89303793" calcext:value-type="float">
            <text:p>0.89303793</text:p>
          </table:table-cell>
          <table:table-cell table:formula="of:=(2*[.B114]*[.C114])/([.B114]+[.C114])" office:value-type="float" office:value="0.0676909454034241" calcext:value-type="float">
            <text:p>0.0676909454</text:p>
          </table:table-cell>
          <table:table-cell/>
          <table:table-cell office:value-type="float" office:value="0.03399923" calcext:value-type="float">
            <text:p>0.03399923</text:p>
          </table:table-cell>
          <table:table-cell office:value-type="float" office:value="0.63250279" calcext:value-type="float">
            <text:p>0.63250279</text:p>
          </table:table-cell>
          <table:table-cell office:value-type="float" office:value="19242" calcext:value-type="float">
            <text:p>19242</text:p>
          </table:table-cell>
          <table:table-cell office:value-type="float" office:value="11180" calcext:value-type="float">
            <text:p>11180</text:p>
          </table:table-cell>
          <table:table-cell office:value-type="float" office:value="546712" calcext:value-type="float">
            <text:p>546712</text:p>
          </table:table-cell>
          <table:table-cell office:value-type="float" office:value="1384280" calcext:value-type="float">
            <text:p>1384280</text:p>
          </table:table-cell>
          <table:table-cell table:formula="of:=(2*[.F114]*[.G114])/([.F114]+[.G114])" office:value-type="float" office:value="0.0645297604134844" calcext:value-type="float">
            <text:p>0.0645297604</text:p>
          </table:table-cell>
          <table:table-cell table:formula="of:=[.H114]+[.I114]" office:value-type="float" office:value="30422" calcext:value-type="float">
            <text:p>30422</text:p>
          </table:table-cell>
          <table:table-cell office:value-type="float" office:value="0.03685019" calcext:value-type="float">
            <text:p>0.03685019</text:p>
          </table:table-cell>
          <table:table-cell office:value-type="float" office:value="0.385379" calcext:value-type="float">
            <text:p>0.385379</text:p>
          </table:table-cell>
          <table:table-cell office:value-type="float" office:value="11724" calcext:value-type="float">
            <text:p>11724</text:p>
          </table:table-cell>
          <table:table-cell office:value-type="float" office:value="18698" calcext:value-type="float">
            <text:p>18698</text:p>
          </table:table-cell>
          <table:table-cell office:value-type="float" office:value="306429" calcext:value-type="float">
            <text:p>306429</text:p>
          </table:table-cell>
          <table:table-cell office:value-type="float" office:value="1624563" calcext:value-type="float">
            <text:p>1624563</text:p>
          </table:table-cell>
          <table:table-cell table:formula="of:=(2*[.N114]*[.O114])/([.N114]+[.O114])" office:value-type="float" office:value="0.0672681553447785" calcext:value-type="float">
            <text:p>0.0672681553</text:p>
          </table:table-cell>
          <table:table-cell/>
          <table:table-cell office:value-type="float" office:value="0.09555128" calcext:value-type="float">
            <text:p>0.09555128</text:p>
          </table:table-cell>
          <table:table-cell office:value-type="float" office:value="0.41668776" calcext:value-type="float">
            <text:p>0.41668776</text:p>
          </table:table-cell>
          <table:table-cell office:value-type="float" office:value="11521" calcext:value-type="float">
            <text:p>11521</text:p>
          </table:table-cell>
          <table:table-cell office:value-type="float" office:value="16128" calcext:value-type="float">
            <text:p>16128</text:p>
          </table:table-cell>
          <table:table-cell office:value-type="float" office:value="109053" calcext:value-type="float">
            <text:p>109053</text:p>
          </table:table-cell>
          <table:table-cell office:value-type="float" office:value="1545891" calcext:value-type="float">
            <text:p>1545891</text:p>
          </table:table-cell>
          <table:table-cell table:formula="of:=(2*[.V114]*[.W114])/([.V114]+[.W114])" office:value-type="float" office:value="0.155454956452881" calcext:value-type="float">
            <text:p>0.155454956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eftTributary</text:p>
          </table:table-cell>
          <table:table-cell office:value-type="float" office:value="0.01301461" calcext:value-type="float">
            <text:p>0.01301461</text:p>
          </table:table-cell>
          <table:table-cell office:value-type="float" office:value="0.07664234" calcext:value-type="float">
            <text:p>0.07664234</text:p>
          </table:table-cell>
          <table:table-cell table:formula="of:=(2*[.B115]*[.C115])/([.B115]+[.C115])" office:value-type="float" office:value="0.0222508163524947" calcext:value-type="float">
            <text:p>0.0222508164</text:p>
          </table:table-cell>
          <table:table-cell/>
          <table:table-cell office:value-type="float" office:value="0.01089385" calcext:value-type="float">
            <text:p>0.01089385</text:p>
          </table:table-cell>
          <table:table-cell office:value-type="float" office:value="0.04066736" calcext:value-type="float">
            <text:p>0.04066736</text:p>
          </table:table-cell>
          <table:table-cell office:value-type="float" office:value="78" calcext:value-type="float">
            <text:p>78</text:p>
          </table:table-cell>
          <table:table-cell office:value-type="float" office:value="1840" calcext:value-type="float">
            <text:p>1840</text:p>
          </table:table-cell>
          <table:table-cell office:value-type="float" office:value="7082" calcext:value-type="float">
            <text:p>7082</text:p>
          </table:table-cell>
          <table:table-cell office:value-type="float" office:value="1952414" calcext:value-type="float">
            <text:p>1952414</text:p>
          </table:table-cell>
          <table:table-cell table:formula="of:=(2*[.F115]*[.G115])/([.F115]+[.G115])" office:value-type="float" office:value="0.0171843957787647" calcext:value-type="float">
            <text:p>0.0171843958</text:p>
          </table:table-cell>
          <table:table-cell table:formula="of:=[.H115]+[.I115]" office:value-type="float" office:value="1918" calcext:value-type="float">
            <text:p>1918</text:p>
          </table:table-cell>
          <table:table-cell office:value-type="float" office:value="0.00563444" calcext:value-type="float">
            <text:p>0.00563444</text:p>
          </table:table-cell>
          <table:table-cell office:value-type="float" office:value="0.01303441" calcext:value-type="float">
            <text:p>0.01303441</text:p>
          </table:table-cell>
          <table:table-cell office:value-type="float" office:value="25" calcext:value-type="float">
            <text:p>25</text:p>
          </table:table-cell>
          <table:table-cell office:value-type="float" office:value="1893" calcext:value-type="float">
            <text:p>1893</text:p>
          </table:table-cell>
          <table:table-cell office:value-type="float" office:value="4412" calcext:value-type="float">
            <text:p>4412</text:p>
          </table:table-cell>
          <table:table-cell office:value-type="float" office:value="1955084" calcext:value-type="float">
            <text:p>1955084</text:p>
          </table:table-cell>
          <table:table-cell table:formula="of:=(2*[.N115]*[.O115])/([.N115]+[.O115])" office:value-type="float" office:value="0.00786782271863559" calcext:value-type="float">
            <text:p>0.0078678227</text:p>
          </table:table-cell>
          <table:table-cell/>
          <table:table-cell office:value-type="float" office:value="0.00667951" calcext:value-type="float">
            <text:p>0.00667951</text:p>
          </table:table-cell>
          <table:table-cell office:value-type="float" office:value="0.03207896" calcext:value-type="float">
            <text:p>0.03207896</text:p>
          </table:table-cell>
          <table:table-cell office:value-type="float" office:value="52" calcext:value-type="float">
            <text:p>52</text:p>
          </table:table-cell>
          <table:table-cell office:value-type="float" office:value="1569" calcext:value-type="float">
            <text:p>1569</text:p>
          </table:table-cell>
          <table:table-cell office:value-type="float" office:value="7733" calcext:value-type="float">
            <text:p>7733</text:p>
          </table:table-cell>
          <table:table-cell office:value-type="float" office:value="1673239" calcext:value-type="float">
            <text:p>1673239</text:p>
          </table:table-cell>
          <table:table-cell table:formula="of:=(2*[.V115]*[.W115])/([.V115]+[.W115])" office:value-type="float" office:value="0.011056769480818" calcext:value-type="float">
            <text:p>0.011056769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eutenant</text:p>
          </table:table-cell>
          <table:table-cell office:value-type="float" office:value="0.00763826" calcext:value-type="float">
            <text:p>0.00763826</text:p>
          </table:table-cell>
          <table:table-cell office:value-type="float" office:value="0.52516011" calcext:value-type="float">
            <text:p>0.52516011</text:p>
          </table:table-cell>
          <table:table-cell table:formula="of:=(2*[.B116]*[.C116])/([.B116]+[.C116])" office:value-type="float" office:value="0.0150575140153248" calcext:value-type="float">
            <text:p>0.015057514</text:p>
          </table:table-cell>
          <table:table-cell/>
          <table:table-cell office:value-type="float" office:value="0.00940482" calcext:value-type="float">
            <text:p>0.00940482</text:p>
          </table:table-cell>
          <table:table-cell office:value-type="float" office:value="0.31198536" calcext:value-type="float">
            <text:p>0.31198536</text:p>
          </table:table-cell>
          <table:table-cell office:value-type="float" office:value="341" calcext:value-type="float">
            <text:p>341</text:p>
          </table:table-cell>
          <table:table-cell office:value-type="float" office:value="752" calcext:value-type="float">
            <text:p>752</text:p>
          </table:table-cell>
          <table:table-cell office:value-type="float" office:value="35917" calcext:value-type="float">
            <text:p>35917</text:p>
          </table:table-cell>
          <table:table-cell office:value-type="float" office:value="1924404" calcext:value-type="float">
            <text:p>1924404</text:p>
          </table:table-cell>
          <table:table-cell table:formula="of:=(2*[.F116]*[.G116])/([.F116]+[.G116])" office:value-type="float" office:value="0.0182592147242035" calcext:value-type="float">
            <text:p>0.0182592147</text:p>
          </table:table-cell>
          <table:table-cell table:formula="of:=[.H116]+[.I116]" office:value-type="float" office:value="1093" calcext:value-type="float">
            <text:p>1093</text:p>
          </table:table-cell>
          <table:table-cell office:value-type="float" office:value="0.01957988" calcext:value-type="float">
            <text:p>0.01957988</text:p>
          </table:table-cell>
          <table:table-cell office:value-type="float" office:value="0.13815188" calcext:value-type="float">
            <text:p>0.13815188</text:p>
          </table:table-cell>
          <table:table-cell office:value-type="float" office:value="151" calcext:value-type="float">
            <text:p>151</text:p>
          </table:table-cell>
          <table:table-cell office:value-type="float" office:value="942" calcext:value-type="float">
            <text:p>942</text:p>
          </table:table-cell>
          <table:table-cell office:value-type="float" office:value="7561" calcext:value-type="float">
            <text:p>7561</text:p>
          </table:table-cell>
          <table:table-cell office:value-type="float" office:value="1952760" calcext:value-type="float">
            <text:p>1952760</text:p>
          </table:table-cell>
          <table:table-cell table:formula="of:=(2*[.N116]*[.O116])/([.N116]+[.O116])" office:value-type="float" office:value="0.0342987009359992" calcext:value-type="float">
            <text:p>0.0342987009</text:p>
          </table:table-cell>
          <table:table-cell/>
          <table:table-cell office:value-type="float" office:value="0.01982379" calcext:value-type="float">
            <text:p>0.01982379</text:p>
          </table:table-cell>
          <table:table-cell office:value-type="float" office:value="0.04651163" calcext:value-type="float">
            <text:p>0.04651163</text:p>
          </table:table-cell>
          <table:table-cell office:value-type="float" office:value="18" calcext:value-type="float">
            <text:p>18</text:p>
          </table:table-cell>
          <table:table-cell office:value-type="float" office:value="369" calcext:value-type="float">
            <text:p>369</text:p>
          </table:table-cell>
          <table:table-cell office:value-type="float" office:value="890" calcext:value-type="float">
            <text:p>890</text:p>
          </table:table-cell>
          <table:table-cell office:value-type="float" office:value="1681316" calcext:value-type="float">
            <text:p>1681316</text:p>
          </table:table-cell>
          <table:table-cell table:formula="of:=(2*[.V116]*[.W116])/([.V116]+[.W116])" office:value-type="float" office:value="0.0277992296024567" calcext:value-type="float">
            <text:p>0.027799229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catedInArea</text:p>
          </table:table-cell>
          <table:table-cell office:value-type="float" office:value="0.05782492" calcext:value-type="float">
            <text:p>0.05782492</text:p>
          </table:table-cell>
          <table:table-cell office:value-type="float" office:value="0.83713207" calcext:value-type="float">
            <text:p>0.83713207</text:p>
          </table:table-cell>
          <table:table-cell table:formula="of:=(2*[.B117]*[.C117])/([.B117]+[.C117])" office:value-type="float" office:value="0.108177477840995" calcext:value-type="float">
            <text:p>0.1081774778</text:p>
          </table:table-cell>
          <table:table-cell/>
          <table:table-cell office:value-type="float" office:value="0.05904546" calcext:value-type="float">
            <text:p>0.05904546</text:p>
          </table:table-cell>
          <table:table-cell office:value-type="float" office:value="0.46372753" calcext:value-type="float">
            <text:p>0.46372753</text:p>
          </table:table-cell>
          <table:table-cell office:value-type="float" office:value="7121" calcext:value-type="float">
            <text:p>7121</text:p>
          </table:table-cell>
          <table:table-cell office:value-type="float" office:value="8235" calcext:value-type="float">
            <text:p>8235</text:p>
          </table:table-cell>
          <table:table-cell office:value-type="float" office:value="113481" calcext:value-type="float">
            <text:p>113481</text:p>
          </table:table-cell>
          <table:table-cell office:value-type="float" office:value="1832577" calcext:value-type="float">
            <text:p>1832577</text:p>
          </table:table-cell>
          <table:table-cell table:formula="of:=(2*[.F117]*[.G117])/([.F117]+[.G117])" office:value-type="float" office:value="0.104752945723205" calcext:value-type="float">
            <text:p>0.1047529457</text:p>
          </table:table-cell>
          <table:table-cell table:formula="of:=[.H117]+[.I117]" office:value-type="float" office:value="15356" calcext:value-type="float">
            <text:p>15356</text:p>
          </table:table-cell>
          <table:table-cell office:value-type="float" office:value="0.02152442" calcext:value-type="float">
            <text:p>0.02152442</text:p>
          </table:table-cell>
          <table:table-cell office:value-type="float" office:value="0.10842667" calcext:value-type="float">
            <text:p>0.10842667</text:p>
          </table:table-cell>
          <table:table-cell office:value-type="float" office:value="1665" calcext:value-type="float">
            <text:p>1665</text:p>
          </table:table-cell>
          <table:table-cell office:value-type="float" office:value="13691" calcext:value-type="float">
            <text:p>13691</text:p>
          </table:table-cell>
          <table:table-cell office:value-type="float" office:value="75689" calcext:value-type="float">
            <text:p>75689</text:p>
          </table:table-cell>
          <table:table-cell office:value-type="float" office:value="1870369" calcext:value-type="float">
            <text:p>1870369</text:p>
          </table:table-cell>
          <table:table-cell table:formula="of:=(2*[.N117]*[.O117])/([.N117]+[.O117])" office:value-type="float" office:value="0.0359184549245628" calcext:value-type="float">
            <text:p>0.0359184549</text:p>
          </table:table-cell>
          <table:table-cell/>
          <table:table-cell office:value-type="float" office:value="0.19286807" calcext:value-type="float">
            <text:p>0.19286807</text:p>
          </table:table-cell>
          <table:table-cell office:value-type="float" office:value="0.35705238" calcext:value-type="float">
            <text:p>0.35705238</text:p>
          </table:table-cell>
          <table:table-cell office:value-type="float" office:value="4792" calcext:value-type="float">
            <text:p>4792</text:p>
          </table:table-cell>
          <table:table-cell office:value-type="float" office:value="8629" calcext:value-type="float">
            <text:p>8629</text:p>
          </table:table-cell>
          <table:table-cell office:value-type="float" office:value="20054" calcext:value-type="float">
            <text:p>20054</text:p>
          </table:table-cell>
          <table:table-cell office:value-type="float" office:value="1649118" calcext:value-type="float">
            <text:p>1649118</text:p>
          </table:table-cell>
          <table:table-cell table:formula="of:=(2*[.V117]*[.W117])/([.V117]+[.W117])" office:value-type="float" office:value="0.250450782179519" calcext:value-type="float">
            <text:p>0.25045078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ocation</text:p>
          </table:table-cell>
          <table:table-cell office:value-type="float" office:value="0.16454462" calcext:value-type="float">
            <text:p>0.16454462</text:p>
          </table:table-cell>
          <table:table-cell office:value-type="float" office:value="0.90917319" calcext:value-type="float">
            <text:p>0.90917319</text:p>
          </table:table-cell>
          <table:table-cell table:formula="of:=(2*[.B118]*[.C118])/([.B118]+[.C118])" office:value-type="float" office:value="0.278657121395309" calcext:value-type="float">
            <text:p>0.2786571214</text:p>
          </table:table-cell>
          <table:table-cell/>
          <table:table-cell office:value-type="float" office:value="0.20699095" calcext:value-type="float">
            <text:p>0.20699095</text:p>
          </table:table-cell>
          <table:table-cell office:value-type="float" office:value="0.67377545" calcext:value-type="float">
            <text:p>0.67377545</text:p>
          </table:table-cell>
          <table:table-cell office:value-type="float" office:value="110925" calcext:value-type="float">
            <text:p>110925</text:p>
          </table:table-cell>
          <table:table-cell office:value-type="float" office:value="53707" calcext:value-type="float">
            <text:p>53707</text:p>
          </table:table-cell>
          <table:table-cell office:value-type="float" office:value="424968" calcext:value-type="float">
            <text:p>424968</text:p>
          </table:table-cell>
          <table:table-cell office:value-type="float" office:value="1371814" calcext:value-type="float">
            <text:p>1371814</text:p>
          </table:table-cell>
          <table:table-cell table:formula="of:=(2*[.F118]*[.G118])/([.F118]+[.G118])" office:value-type="float" office:value="0.316691055612879" calcext:value-type="float">
            <text:p>0.3166910556</text:p>
          </table:table-cell>
          <table:table-cell table:formula="of:=[.H118]+[.I118]" office:value-type="float" office:value="164632" calcext:value-type="float">
            <text:p>164632</text:p>
          </table:table-cell>
          <table:table-cell office:value-type="float" office:value="0.2315033" calcext:value-type="float">
            <text:p>0.2315033</text:p>
          </table:table-cell>
          <table:table-cell office:value-type="float" office:value="0.43867535" calcext:value-type="float">
            <text:p>0.43867535</text:p>
          </table:table-cell>
          <table:table-cell office:value-type="float" office:value="72220" calcext:value-type="float">
            <text:p>72220</text:p>
          </table:table-cell>
          <table:table-cell office:value-type="float" office:value="92412" calcext:value-type="float">
            <text:p>92412</text:p>
          </table:table-cell>
          <table:table-cell office:value-type="float" office:value="239741" calcext:value-type="float">
            <text:p>239741</text:p>
          </table:table-cell>
          <table:table-cell office:value-type="float" office:value="1557041" calcext:value-type="float">
            <text:p>1557041</text:p>
          </table:table-cell>
          <table:table-cell table:formula="of:=(2*[.N118]*[.O118])/([.N118]+[.O118])" office:value-type="float" office:value="0.303067819763148" calcext:value-type="float">
            <text:p>0.3030678198</text:p>
          </table:table-cell>
          <table:table-cell/>
          <table:table-cell office:value-type="float" office:value="0.21742699" calcext:value-type="float">
            <text:p>0.21742699</text:p>
          </table:table-cell>
          <table:table-cell office:value-type="float" office:value="0.7540595" calcext:value-type="float">
            <text:p>0.7540595</text:p>
          </table:table-cell>
          <table:table-cell office:value-type="float" office:value="107829" calcext:value-type="float">
            <text:p>107829</text:p>
          </table:table-cell>
          <table:table-cell office:value-type="float" office:value="35169" calcext:value-type="float">
            <text:p>35169</text:p>
          </table:table-cell>
          <table:table-cell office:value-type="float" office:value="388103" calcext:value-type="float">
            <text:p>388103</text:p>
          </table:table-cell>
          <table:table-cell office:value-type="float" office:value="1151492" calcext:value-type="float">
            <text:p>1151492</text:p>
          </table:table-cell>
          <table:table-cell table:formula="of:=(2*[.V118]*[.W118])/([.V118]+[.W118])" office:value-type="float" office:value="0.337529937994104" calcext:value-type="float">
            <text:p>0.33752993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cationCity</text:p>
          </table:table-cell>
          <table:table-cell office:value-type="float" office:value="0.03320586" calcext:value-type="float">
            <text:p>0.03320586</text:p>
          </table:table-cell>
          <table:table-cell office:value-type="float" office:value="0.70019118" calcext:value-type="float">
            <text:p>0.70019118</text:p>
          </table:table-cell>
          <table:table-cell table:formula="of:=(2*[.B119]*[.C119])/([.B119]+[.C119])" office:value-type="float" office:value="0.0634048108411095" calcext:value-type="float">
            <text:p>0.0634048108</text:p>
          </table:table-cell>
          <table:table-cell/>
          <table:table-cell office:value-type="float" office:value="0.0500982" calcext:value-type="float">
            <text:p>0.0500982</text:p>
          </table:table-cell>
          <table:table-cell office:value-type="float" office:value="0.52772088" calcext:value-type="float">
            <text:p>0.52772088</text:p>
          </table:table-cell>
          <table:table-cell office:value-type="float" office:value="7729" calcext:value-type="float">
            <text:p>7729</text:p>
          </table:table-cell>
          <table:table-cell office:value-type="float" office:value="6917" calcext:value-type="float">
            <text:p>6917</text:p>
          </table:table-cell>
          <table:table-cell office:value-type="float" office:value="146548" calcext:value-type="float">
            <text:p>146548</text:p>
          </table:table-cell>
          <table:table-cell office:value-type="float" office:value="1800220" calcext:value-type="float">
            <text:p>1800220</text:p>
          </table:table-cell>
          <table:table-cell table:formula="of:=(2*[.F119]*[.G119])/([.F119]+[.G119])" office:value-type="float" office:value="0.0915091491628002" calcext:value-type="float">
            <text:p>0.0915091492</text:p>
          </table:table-cell>
          <table:table-cell table:formula="of:=[.H119]+[.I119]" office:value-type="float" office:value="14646" calcext:value-type="float">
            <text:p>14646</text:p>
          </table:table-cell>
          <table:table-cell office:value-type="float" office:value="0.05137356" calcext:value-type="float">
            <text:p>0.05137356</text:p>
          </table:table-cell>
          <table:table-cell office:value-type="float" office:value="0.41574491" calcext:value-type="float">
            <text:p>0.41574491</text:p>
          </table:table-cell>
          <table:table-cell office:value-type="float" office:value="6089" calcext:value-type="float">
            <text:p>6089</text:p>
          </table:table-cell>
          <table:table-cell office:value-type="float" office:value="8557" calcext:value-type="float">
            <text:p>8557</text:p>
          </table:table-cell>
          <table:table-cell office:value-type="float" office:value="112435" calcext:value-type="float">
            <text:p>112435</text:p>
          </table:table-cell>
          <table:table-cell office:value-type="float" office:value="1834333" calcext:value-type="float">
            <text:p>1834333</text:p>
          </table:table-cell>
          <table:table-cell table:formula="of:=(2*[.N119]*[.O119])/([.N119]+[.O119])" office:value-type="float" office:value="0.0914470201898872" calcext:value-type="float">
            <text:p>0.0914470202</text:p>
          </table:table-cell>
          <table:table-cell/>
          <table:table-cell office:value-type="float" office:value="0.09192825" calcext:value-type="float">
            <text:p>0.09192825</text:p>
          </table:table-cell>
          <table:table-cell office:value-type="float" office:value="0.023286" calcext:value-type="float">
            <text:p>0.023286</text:p>
          </table:table-cell>
          <table:table-cell office:value-type="float" office:value="287" calcext:value-type="float">
            <text:p>287</text:p>
          </table:table-cell>
          <table:table-cell office:value-type="float" office:value="12038" calcext:value-type="float">
            <text:p>12038</text:p>
          </table:table-cell>
          <table:table-cell office:value-type="float" office:value="2835" calcext:value-type="float">
            <text:p>2835</text:p>
          </table:table-cell>
          <table:table-cell office:value-type="float" office:value="1667433" calcext:value-type="float">
            <text:p>1667433</text:p>
          </table:table-cell>
          <table:table-cell table:formula="of:=(2*[.V119]*[.W119])/([.V119]+[.W119])" office:value-type="float" office:value="0.037159313704685" calcext:value-type="float">
            <text:p>0.037159313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cationCountry</text:p>
          </table:table-cell>
          <table:table-cell office:value-type="float" office:value="0.02955407" calcext:value-type="float">
            <text:p>0.02955407</text:p>
          </table:table-cell>
          <table:table-cell office:value-type="float" office:value="0.64594518" calcext:value-type="float">
            <text:p>0.64594518</text:p>
          </table:table-cell>
          <table:table-cell table:formula="of:=(2*[.B120]*[.C120])/([.B120]+[.C120])" office:value-type="float" office:value="0.0565220733135754" calcext:value-type="float">
            <text:p>0.0565220733</text:p>
          </table:table-cell>
          <table:table-cell/>
          <table:table-cell office:value-type="float" office:value="0.04511978" calcext:value-type="float">
            <text:p>0.04511978</text:p>
          </table:table-cell>
          <table:table-cell office:value-type="float" office:value="0.45874541" calcext:value-type="float">
            <text:p>0.45874541</text:p>
          </table:table-cell>
          <table:table-cell office:value-type="float" office:value="6494" calcext:value-type="float">
            <text:p>6494</text:p>
          </table:table-cell>
          <table:table-cell office:value-type="float" office:value="7662" calcext:value-type="float">
            <text:p>7662</text:p>
          </table:table-cell>
          <table:table-cell office:value-type="float" office:value="137434" calcext:value-type="float">
            <text:p>137434</text:p>
          </table:table-cell>
          <table:table-cell office:value-type="float" office:value="1809824" calcext:value-type="float">
            <text:p>1809824</text:p>
          </table:table-cell>
          <table:table-cell table:formula="of:=(2*[.F120]*[.G120])/([.F120]+[.G120])" office:value-type="float" office:value="0.0821588487794118" calcext:value-type="float">
            <text:p>0.0821588488</text:p>
          </table:table-cell>
          <table:table-cell table:formula="of:=[.H120]+[.I120]" office:value-type="float" office:value="14156" calcext:value-type="float">
            <text:p>14156</text:p>
          </table:table-cell>
          <table:table-cell office:value-type="float" office:value="0.06339921" calcext:value-type="float">
            <text:p>0.06339921</text:p>
          </table:table-cell>
          <table:table-cell office:value-type="float" office:value="0.32996609" calcext:value-type="float">
            <text:p>0.32996609</text:p>
          </table:table-cell>
          <table:table-cell office:value-type="float" office:value="4671" calcext:value-type="float">
            <text:p>4671</text:p>
          </table:table-cell>
          <table:table-cell office:value-type="float" office:value="9485" calcext:value-type="float">
            <text:p>9485</text:p>
          </table:table-cell>
          <table:table-cell office:value-type="float" office:value="69005" calcext:value-type="float">
            <text:p>69005</text:p>
          </table:table-cell>
          <table:table-cell office:value-type="float" office:value="1878253" calcext:value-type="float">
            <text:p>1878253</text:p>
          </table:table-cell>
          <table:table-cell table:formula="of:=(2*[.N120]*[.O120])/([.N120]+[.O120])" office:value-type="float" office:value="0.106362149547959" calcext:value-type="float">
            <text:p>0.1063621495</text:p>
          </table:table-cell>
          <table:table-cell/>
          <table:table-cell office:value-type="float" office:value="0.08727273" calcext:value-type="float">
            <text:p>0.08727273</text:p>
          </table:table-cell>
          <table:table-cell office:value-type="float" office:value="0.09704572" calcext:value-type="float">
            <text:p>0.09704572</text:p>
          </table:table-cell>
          <table:table-cell office:value-type="float" office:value="1176" calcext:value-type="float">
            <text:p>1176</text:p>
          </table:table-cell>
          <table:table-cell office:value-type="float" office:value="10942" calcext:value-type="float">
            <text:p>10942</text:p>
          </table:table-cell>
          <table:table-cell office:value-type="float" office:value="12299" calcext:value-type="float">
            <text:p>12299</text:p>
          </table:table-cell>
          <table:table-cell office:value-type="float" office:value="1658176" calcext:value-type="float">
            <text:p>1658176</text:p>
          </table:table-cell>
          <table:table-cell table:formula="of:=(2*[.V120]*[.W120])/([.V120]+[.W120])" office:value-type="float" office:value="0.0919001317471539" calcext:value-type="float">
            <text:p>0.091900131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yrics</text:p>
          </table:table-cell>
          <table:table-cell office:value-type="float" office:value="0.02948886" calcext:value-type="float">
            <text:p>0.02948886</text:p>
          </table:table-cell>
          <table:table-cell office:value-type="float" office:value="0.09109312" calcext:value-type="float">
            <text:p>0.09109312</text:p>
          </table:table-cell>
          <table:table-cell table:formula="of:=(2*[.B121]*[.C121])/([.B121]+[.C121])" office:value-type="float" office:value="0.0445544560247427" calcext:value-type="float">
            <text:p>0.044554456</text:p>
          </table:table-cell>
          <table:table-cell/>
          <table:table-cell office:value-type="float" office:value="0.03309693" calcext:value-type="float">
            <text:p>0.03309693</text:p>
          </table:table-cell>
          <table:table-cell office:value-type="float" office:value="0.08502024" calcext:value-type="float">
            <text:p>0.08502024</text:p>
          </table:table-cell>
          <table:table-cell office:value-type="float" office:value="84" calcext:value-type="float">
            <text:p>84</text:p>
          </table:table-cell>
          <table:table-cell office:value-type="float" office:value="904" calcext:value-type="float">
            <text:p>904</text:p>
          </table:table-cell>
          <table:table-cell office:value-type="float" office:value="2454" calcext:value-type="float">
            <text:p>2454</text:p>
          </table:table-cell>
          <table:table-cell office:value-type="float" office:value="1957972" calcext:value-type="float">
            <text:p>1957972</text:p>
          </table:table-cell>
          <table:table-cell table:formula="of:=(2*[.F121]*[.G121])/([.F121]+[.G121])" office:value-type="float" office:value="0.047646060803238" calcext:value-type="float">
            <text:p>0.0476460608</text:p>
          </table:table-cell>
          <table:table-cell table:formula="of:=[.H121]+[.I121]" office:value-type="float" office:value="988" calcext:value-type="float">
            <text:p>988</text:p>
          </table:table-cell>
          <table:table-cell office:value-type="float" office:value="0.02920962" calcext:value-type="float">
            <text:p>0.02920962</text:p>
          </table:table-cell>
          <table:table-cell office:value-type="float" office:value="0.05161943" calcext:value-type="float">
            <text:p>0.05161943</text:p>
          </table:table-cell>
          <table:table-cell office:value-type="float" office:value="51" calcext:value-type="float">
            <text:p>51</text:p>
          </table:table-cell>
          <table:table-cell office:value-type="float" office:value="937" calcext:value-type="float">
            <text:p>937</text:p>
          </table:table-cell>
          <table:table-cell office:value-type="float" office:value="1695" calcext:value-type="float">
            <text:p>1695</text:p>
          </table:table-cell>
          <table:table-cell office:value-type="float" office:value="1958731" calcext:value-type="float">
            <text:p>1958731</text:p>
          </table:table-cell>
          <table:table-cell table:formula="of:=(2*[.N121]*[.O121])/([.N121]+[.O121])" office:value-type="float" office:value="0.0373079712038333" calcext:value-type="float">
            <text:p>0.037307971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float" office:value="1681852" calcext:value-type="float">
            <text:p>1681852</text:p>
          </table:table-cell>
          <table:table-cell table:formula="of:=(2*[.V121]*[.W121])/([.V121]+[.W121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intainedBy</text:p>
          </table:table-cell>
          <table:table-cell office:value-type="float" office:value="0.00254142" calcext:value-type="float">
            <text:p>0.00254142</text:p>
          </table:table-cell>
          <table:table-cell office:value-type="float" office:value="0.14010508" calcext:value-type="float">
            <text:p>0.14010508</text:p>
          </table:table-cell>
          <table:table-cell table:formula="of:=(2*[.B122]*[.C122])/([.B122]+[.C122])" office:value-type="float" office:value="0.00499228305515523" calcext:value-type="float">
            <text:p>0.0049922831</text:p>
          </table:table-cell>
          <table:table-cell/>
          <table:table-cell office:value-type="float" office:value="0.00128123" calcext:value-type="float">
            <text:p>0.00128123</text:p>
          </table:table-cell>
          <table:table-cell office:value-type="float" office:value="0.0385289" calcext:value-type="float">
            <text:p>0.0385289</text:p>
          </table:table-cell>
          <table:table-cell office:value-type="float" office:value="44" calcext:value-type="float">
            <text:p>44</text:p>
          </table:table-cell>
          <table:table-cell office:value-type="float" office:value="1098" calcext:value-type="float">
            <text:p>1098</text:p>
          </table:table-cell>
          <table:table-cell office:value-type="float" office:value="34298" calcext:value-type="float">
            <text:p>34298</text:p>
          </table:table-cell>
          <table:table-cell office:value-type="float" office:value="1925974" calcext:value-type="float">
            <text:p>1925974</text:p>
          </table:table-cell>
          <table:table-cell table:formula="of:=(2*[.F122]*[.G122])/([.F122]+[.G122])" office:value-type="float" office:value="0.00247999102474672" calcext:value-type="float">
            <text:p>0.002479991</text:p>
          </table:table-cell>
          <table:table-cell table:formula="of:=[.H122]+[.I122]" office:value-type="float" office:value="1142" calcext:value-type="float">
            <text:p>1142</text:p>
          </table:table-cell>
          <table:table-cell office:value-type="float" office:value="0.00111971" calcext:value-type="float">
            <text:p>0.00111971</text:p>
          </table:table-cell>
          <table:table-cell office:value-type="float" office:value="0.01926445" calcext:value-type="float">
            <text:p>0.01926445</text:p>
          </table:table-cell>
          <table:table-cell office:value-type="float" office:value="22" calcext:value-type="float">
            <text:p>22</text:p>
          </table:table-cell>
          <table:table-cell office:value-type="float" office:value="1120" calcext:value-type="float">
            <text:p>1120</text:p>
          </table:table-cell>
          <table:table-cell office:value-type="float" office:value="19626" calcext:value-type="float">
            <text:p>19626</text:p>
          </table:table-cell>
          <table:table-cell office:value-type="float" office:value="1940646" calcext:value-type="float">
            <text:p>1940646</text:p>
          </table:table-cell>
          <table:table-cell table:formula="of:=(2*[.N122]*[.O122])/([.N122]+[.O122])" office:value-type="float" office:value="0.00211640777049434" calcext:value-type="float">
            <text:p>0.0021164078</text:p>
          </table:table-cell>
          <table:table-cell/>
          <table:table-cell office:value-type="float" office:value="0.01186047" calcext:value-type="float">
            <text:p>0.01186047</text:p>
          </table:table-cell>
          <table:table-cell office:value-type="float" office:value="0.05561614" calcext:value-type="float">
            <text:p>0.05561614</text:p>
          </table:table-cell>
          <table:table-cell office:value-type="float" office:value="51" calcext:value-type="float">
            <text:p>51</text:p>
          </table:table-cell>
          <table:table-cell office:value-type="float" office:value="866" calcext:value-type="float">
            <text:p>866</text:p>
          </table:table-cell>
          <table:table-cell office:value-type="float" office:value="4249" calcext:value-type="float">
            <text:p>4249</text:p>
          </table:table-cell>
          <table:table-cell office:value-type="float" office:value="1677427" calcext:value-type="float">
            <text:p>1677427</text:p>
          </table:table-cell>
          <table:table-cell table:formula="of:=(2*[.V122]*[.W122])/([.V122]+[.W122])" office:value-type="float" office:value="0.0195514730211195" calcext:value-type="float">
            <text:p>0.01955147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jorShrine</text:p>
          </table:table-cell>
          <table:table-cell office:value-type="float" office:value="0.00153362" calcext:value-type="float">
            <text:p>0.00153362</text:p>
          </table:table-cell>
          <table:table-cell office:value-type="float" office:value="0.66666667" calcext:value-type="float">
            <text:p>0.66666667</text:p>
          </table:table-cell>
          <table:table-cell table:formula="of:=(2*[.B123]*[.C123])/([.B123]+[.C123])" office:value-type="float" office:value="0.00306020022363474" calcext:value-type="float">
            <text:p>0.0030602002</text:p>
          </table:table-cell>
          <table:table-cell/>
          <table:table-cell office:value-type="float" office:value="0.00200651" calcext:value-type="float">
            <text:p>0.00200651</text:p>
          </table:table-cell>
          <table:table-cell office:value-type="float" office:value="0.43589744" calcext:value-type="float">
            <text:p>0.43589744</text:p>
          </table:table-cell>
          <table:table-cell office:value-type="float" office:value="323" calcext:value-type="float">
            <text:p>323</text:p>
          </table:table-cell>
          <table:table-cell office:value-type="float" office:value="418" calcext:value-type="float">
            <text:p>418</text:p>
          </table:table-cell>
          <table:table-cell office:value-type="float" office:value="160653" calcext:value-type="float">
            <text:p>160653</text:p>
          </table:table-cell>
          <table:table-cell office:value-type="float" office:value="1800020" calcext:value-type="float">
            <text:p>1800020</text:p>
          </table:table-cell>
          <table:table-cell table:formula="of:=(2*[.F123]*[.G123])/([.F123]+[.G123])" office:value-type="float" office:value="0.00399463202985221" calcext:value-type="float">
            <text:p>0.003994632</text:p>
          </table:table-cell>
          <table:table-cell table:formula="of:=[.H123]+[.I123]" office:value-type="float" office:value="741" calcext:value-type="float">
            <text:p>741</text:p>
          </table:table-cell>
          <table:table-cell office:value-type="float" office:value="0.00160745" calcext:value-type="float">
            <text:p>0.00160745</text:p>
          </table:table-cell>
          <table:table-cell office:value-type="float" office:value="0.19703104" calcext:value-type="float">
            <text:p>0.19703104</text:p>
          </table:table-cell>
          <table:table-cell office:value-type="float" office:value="146" calcext:value-type="float">
            <text:p>146</text:p>
          </table:table-cell>
          <table:table-cell office:value-type="float" office:value="595" calcext:value-type="float">
            <text:p>595</text:p>
          </table:table-cell>
          <table:table-cell office:value-type="float" office:value="90681" calcext:value-type="float">
            <text:p>90681</text:p>
          </table:table-cell>
          <table:table-cell office:value-type="float" office:value="1869992" calcext:value-type="float">
            <text:p>1869992</text:p>
          </table:table-cell>
          <table:table-cell table:formula="of:=(2*[.N123]*[.O123])/([.N123]+[.O123])" office:value-type="float" office:value="0.00318888393934126" calcext:value-type="float">
            <text:p>0.0031888839</text:p>
          </table:table-cell>
          <table:table-cell/>
          <table:table-cell office:value-type="float" office:value="0.00023631" calcext:value-type="float">
            <text:p>0.00023631</text:p>
          </table:table-cell>
          <table:table-cell office:value-type="float" office:value="0.02222222" calcext:value-type="float">
            <text:p>0.02222222</text:p>
          </table:table-cell>
          <table:table-cell office:value-type="float" office:value="11" calcext:value-type="float">
            <text:p>11</text:p>
          </table:table-cell>
          <table:table-cell office:value-type="float" office:value="484" calcext:value-type="float">
            <text:p>484</text:p>
          </table:table-cell>
          <table:table-cell office:value-type="float" office:value="46539" calcext:value-type="float">
            <text:p>46539</text:p>
          </table:table-cell>
          <table:table-cell office:value-type="float" office:value="1635559" calcext:value-type="float">
            <text:p>1635559</text:p>
          </table:table-cell>
          <table:table-cell table:formula="of:=(2*[.V123]*[.W123])/([.V123]+[.W123])" office:value-type="float" office:value="0.000467647064006415" calcext:value-type="float">
            <text:p>0.000467647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nager</text:p>
          </table:table-cell>
          <table:table-cell office:value-type="float" office:value="0.00748311" calcext:value-type="float">
            <text:p>0.00748311</text:p>
          </table:table-cell>
          <table:table-cell office:value-type="float" office:value="0.02144559" calcext:value-type="float">
            <text:p>0.02144559</text:p>
          </table:table-cell>
          <table:table-cell table:formula="of:=(2*[.B124]*[.C124])/([.B124]+[.C124])" office:value-type="float" office:value="0.011094844150266" calcext:value-type="float">
            <text:p>0.0110948442</text:p>
          </table:table-cell>
          <table:table-cell/>
          <table:table-cell office:value-type="float" office:value="0.00869121" calcext:value-type="float">
            <text:p>0.00869121</text:p>
          </table:table-cell>
          <table:table-cell office:value-type="float" office:value="0.00675139" calcext:value-type="float">
            <text:p>0.00675139</text:p>
          </table:table-cell>
          <table:table-cell office:value-type="float" office:value="68" calcext:value-type="float">
            <text:p>68</text:p>
          </table:table-cell>
          <table:table-cell office:value-type="float" office:value="10004" calcext:value-type="float">
            <text:p>10004</text:p>
          </table:table-cell>
          <table:table-cell office:value-type="float" office:value="7756" calcext:value-type="float">
            <text:p>7756</text:p>
          </table:table-cell>
          <table:table-cell office:value-type="float" office:value="1943586" calcext:value-type="float">
            <text:p>1943586</text:p>
          </table:table-cell>
          <table:table-cell table:formula="of:=(2*[.F124]*[.G124])/([.F124]+[.G124])" office:value-type="float" office:value="0.00759946489346354" calcext:value-type="float">
            <text:p>0.0075994649</text:p>
          </table:table-cell>
          <table:table-cell table:formula="of:=[.H124]+[.I124]" office:value-type="float" office:value="10072" calcext:value-type="float">
            <text:p>10072</text:p>
          </table:table-cell>
          <table:table-cell office:value-type="float" office:value="0.01194409" calcext:value-type="float">
            <text:p>0.01194409</text:p>
          </table:table-cell>
          <table:table-cell office:value-type="float" office:value="0.0046664" calcext:value-type="float">
            <text:p>0.0046664</text:p>
          </table:table-cell>
          <table:table-cell office:value-type="float" office:value="47" calcext:value-type="float">
            <text:p>47</text:p>
          </table:table-cell>
          <table:table-cell office:value-type="float" office:value="10025" calcext:value-type="float">
            <text:p>10025</text:p>
          </table:table-cell>
          <table:table-cell office:value-type="float" office:value="3888" calcext:value-type="float">
            <text:p>3888</text:p>
          </table:table-cell>
          <table:table-cell office:value-type="float" office:value="1947454" calcext:value-type="float">
            <text:p>1947454</text:p>
          </table:table-cell>
          <table:table-cell table:formula="of:=(2*[.N124]*[.O124])/([.N124]+[.O124])" office:value-type="float" office:value="0.00671092804318235" calcext:value-type="float">
            <text:p>0.00671092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975" calcext:value-type="float">
            <text:p>8975</text:p>
          </table:table-cell>
          <table:table-cell office:value-type="float" office:value="0" calcext:value-type="float">
            <text:p>0</text:p>
          </table:table-cell>
          <table:table-cell office:value-type="float" office:value="1673618" calcext:value-type="float">
            <text:p>1673618</text:p>
          </table:table-cell>
          <table:table-cell table:formula="of:=(2*[.V124]*[.W124])/([.V124]+[.W124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agerClub</text:p>
          </table:table-cell>
          <table:table-cell office:value-type="float" office:value="0.01240656" calcext:value-type="float">
            <text:p>0.01240656</text:p>
          </table:table-cell>
          <table:table-cell office:value-type="float" office:value="0.92029848" calcext:value-type="float">
            <text:p>0.92029848</text:p>
          </table:table-cell>
          <table:table-cell table:formula="of:=(2*[.B125]*[.C125])/([.B125]+[.C125])" office:value-type="float" office:value="0.024483063391678" calcext:value-type="float">
            <text:p>0.0244830634</text:p>
          </table:table-cell>
          <table:table-cell/>
          <table:table-cell office:value-type="float" office:value="0.0157172" calcext:value-type="float">
            <text:p>0.0157172</text:p>
          </table:table-cell>
          <table:table-cell office:value-type="float" office:value="0.85504485" calcext:value-type="float">
            <text:p>0.85504485</text:p>
          </table:table-cell>
          <table:table-cell office:value-type="float" office:value="10771" calcext:value-type="float">
            <text:p>10771</text:p>
          </table:table-cell>
          <table:table-cell office:value-type="float" office:value="1826" calcext:value-type="float">
            <text:p>1826</text:p>
          </table:table-cell>
          <table:table-cell office:value-type="float" office:value="674529" calcext:value-type="float">
            <text:p>674529</text:p>
          </table:table-cell>
          <table:table-cell office:value-type="float" office:value="1274288" calcext:value-type="float">
            <text:p>1274288</text:p>
          </table:table-cell>
          <table:table-cell table:formula="of:=(2*[.F125]*[.G125])/([.F125]+[.G125])" office:value-type="float" office:value="0.0308670110655833" calcext:value-type="float">
            <text:p>0.0308670111</text:p>
          </table:table-cell>
          <table:table-cell table:formula="of:=[.H125]+[.I125]" office:value-type="float" office:value="12597" calcext:value-type="float">
            <text:p>12597</text:p>
          </table:table-cell>
          <table:table-cell office:value-type="float" office:value="0.01713483" calcext:value-type="float">
            <text:p>0.01713483</text:p>
          </table:table-cell>
          <table:table-cell office:value-type="float" office:value="0.61078034" calcext:value-type="float">
            <text:p>0.61078034</text:p>
          </table:table-cell>
          <table:table-cell office:value-type="float" office:value="7694" calcext:value-type="float">
            <text:p>7694</text:p>
          </table:table-cell>
          <table:table-cell office:value-type="float" office:value="4903" calcext:value-type="float">
            <text:p>4903</text:p>
          </table:table-cell>
          <table:table-cell office:value-type="float" office:value="441333" calcext:value-type="float">
            <text:p>441333</text:p>
          </table:table-cell>
          <table:table-cell office:value-type="float" office:value="1507484" calcext:value-type="float">
            <text:p>1507484</text:p>
          </table:table-cell>
          <table:table-cell table:formula="of:=(2*[.N125]*[.O125])/([.N125]+[.O125])" office:value-type="float" office:value="0.0333344941904882" calcext:value-type="float">
            <text:p>0.0333344942</text:p>
          </table:table-cell>
          <table:table-cell/>
          <table:table-cell office:value-type="float" office:value="0.0563678" calcext:value-type="float">
            <text:p>0.0563678</text:p>
          </table:table-cell>
          <table:table-cell office:value-type="float" office:value="0.13934855" calcext:value-type="float">
            <text:p>0.13934855</text:p>
          </table:table-cell>
          <table:table-cell office:value-type="float" office:value="1600" calcext:value-type="float">
            <text:p>1600</text:p>
          </table:table-cell>
          <table:table-cell office:value-type="float" office:value="9882" calcext:value-type="float">
            <text:p>9882</text:p>
          </table:table-cell>
          <table:table-cell office:value-type="float" office:value="26785" calcext:value-type="float">
            <text:p>26785</text:p>
          </table:table-cell>
          <table:table-cell office:value-type="float" office:value="1644326" calcext:value-type="float">
            <text:p>1644326</text:p>
          </table:table-cell>
          <table:table-cell table:formula="of:=(2*[.V125]*[.W125])/([.V125]+[.W125])" office:value-type="float" office:value="0.0802668882460765" calcext:value-type="float">
            <text:p>0.08026688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nufacturer</text:p>
          </table:table-cell>
          <table:table-cell office:value-type="float" office:value="0.06481141" calcext:value-type="float">
            <text:p>0.06481141</text:p>
          </table:table-cell>
          <table:table-cell office:value-type="float" office:value="0.78681319" calcext:value-type="float">
            <text:p>0.78681319</text:p>
          </table:table-cell>
          <table:table-cell table:formula="of:=(2*[.B126]*[.C126])/([.B126]+[.C126])" office:value-type="float" office:value="0.119758100577409" calcext:value-type="float">
            <text:p>0.1197581006</text:p>
          </table:table-cell>
          <table:table-cell/>
          <table:table-cell office:value-type="float" office:value="0.07548847" calcext:value-type="float">
            <text:p>0.07548847</text:p>
          </table:table-cell>
          <table:table-cell office:value-type="float" office:value="0.54821429" calcext:value-type="float">
            <text:p>0.54821429</text:p>
          </table:table-cell>
          <table:table-cell office:value-type="float" office:value="7982" calcext:value-type="float">
            <text:p>7982</text:p>
          </table:table-cell>
          <table:table-cell office:value-type="float" office:value="6578" calcext:value-type="float">
            <text:p>6578</text:p>
          </table:table-cell>
          <table:table-cell office:value-type="float" office:value="97756" calcext:value-type="float">
            <text:p>97756</text:p>
          </table:table-cell>
          <table:table-cell office:value-type="float" office:value="1849098" calcext:value-type="float">
            <text:p>1849098</text:p>
          </table:table-cell>
          <table:table-cell table:formula="of:=(2*[.F126]*[.G126])/([.F126]+[.G126])" office:value-type="float" office:value="0.132703783399119" calcext:value-type="float">
            <text:p>0.1327037834</text:p>
          </table:table-cell>
          <table:table-cell table:formula="of:=[.H126]+[.I126]" office:value-type="float" office:value="14560" calcext:value-type="float">
            <text:p>14560</text:p>
          </table:table-cell>
          <table:table-cell office:value-type="float" office:value="0.09208453" calcext:value-type="float">
            <text:p>0.09208453</text:p>
          </table:table-cell>
          <table:table-cell office:value-type="float" office:value="0.3331044" calcext:value-type="float">
            <text:p>0.3331044</text:p>
          </table:table-cell>
          <table:table-cell office:value-type="float" office:value="4850" calcext:value-type="float">
            <text:p>4850</text:p>
          </table:table-cell>
          <table:table-cell office:value-type="float" office:value="9710" calcext:value-type="float">
            <text:p>9710</text:p>
          </table:table-cell>
          <table:table-cell office:value-type="float" office:value="47819" calcext:value-type="float">
            <text:p>47819</text:p>
          </table:table-cell>
          <table:table-cell office:value-type="float" office:value="1899035" calcext:value-type="float">
            <text:p>1899035</text:p>
          </table:table-cell>
          <table:table-cell table:formula="of:=(2*[.N126]*[.O126])/([.N126]+[.O126])" office:value-type="float" office:value="0.144282976111029" calcext:value-type="float">
            <text:p>0.1442829761</text:p>
          </table:table-cell>
          <table:table-cell/>
          <table:table-cell office:value-type="float" office:value="0.2172851" calcext:value-type="float">
            <text:p>0.2172851</text:p>
          </table:table-cell>
          <table:table-cell office:value-type="float" office:value="0.51512088" calcext:value-type="float">
            <text:p>0.51512088</text:p>
          </table:table-cell>
          <table:table-cell office:value-type="float" office:value="5604" calcext:value-type="float">
            <text:p>5604</text:p>
          </table:table-cell>
          <table:table-cell office:value-type="float" office:value="5275" calcext:value-type="float">
            <text:p>5275</text:p>
          </table:table-cell>
          <table:table-cell office:value-type="float" office:value="20187" calcext:value-type="float">
            <text:p>20187</text:p>
          </table:table-cell>
          <table:table-cell office:value-type="float" office:value="1651527" calcext:value-type="float">
            <text:p>1651527</text:p>
          </table:table-cell>
          <table:table-cell table:formula="of:=(2*[.V126]*[.W126])/([.V126]+[.W126])" office:value-type="float" office:value="0.30564494277583" calcext:value-type="float">
            <text:p>0.305644942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rgedIntoParty</text:p>
          </table:table-cell>
          <table:table-cell office:value-type="float" office:value="0.00260296" calcext:value-type="float">
            <text:p>0.00260296</text:p>
          </table:table-cell>
          <table:table-cell office:value-type="float" office:value="0.75185185" calcext:value-type="float">
            <text:p>0.75185185</text:p>
          </table:table-cell>
          <table:table-cell table:formula="of:=(2*[.B127]*[.C127])/([.B127]+[.C127])" office:value-type="float" office:value="0.00518795894873014" calcext:value-type="float">
            <text:p>0.0051879589</text:p>
          </table:table-cell>
          <table:table-cell/>
          <table:table-cell office:value-type="float" office:value="0.00357782" calcext:value-type="float">
            <text:p>0.00357782</text:p>
          </table:table-cell>
          <table:table-cell office:value-type="float" office:value="0.42962963" calcext:value-type="float">
            <text:p>0.42962963</text:p>
          </table:table-cell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office:value-type="float" office:value="32306" calcext:value-type="float">
            <text:p>32306</text:p>
          </table:table-cell>
          <table:table-cell office:value-type="float" office:value="1928838" calcext:value-type="float">
            <text:p>1928838</text:p>
          </table:table-cell>
          <table:table-cell table:formula="of:=(2*[.F127]*[.G127])/([.F127]+[.G127])" office:value-type="float" office:value="0.007096542235396" calcext:value-type="float">
            <text:p>0.0070965422</text:p>
          </table:table-cell>
          <table:table-cell table:formula="of:=[.H127]+[.I127]" office:value-type="float" office:value="270" calcext:value-type="float">
            <text:p>270</text:p>
          </table:table-cell>
          <table:table-cell office:value-type="float" office:value="0.0044238" calcext:value-type="float">
            <text:p>0.0044238</text:p>
          </table:table-cell>
          <table:table-cell office:value-type="float" office:value="0.2962963" calcext:value-type="float">
            <text:p>0.2962963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18004" calcext:value-type="float">
            <text:p>18004</text:p>
          </table:table-cell>
          <table:table-cell office:value-type="float" office:value="1943140" calcext:value-type="float">
            <text:p>1943140</text:p>
          </table:table-cell>
          <table:table-cell table:formula="of:=(2*[.N127]*[.O127])/([.N127]+[.O127])" office:value-type="float" office:value="0.00871744570409494" calcext:value-type="float">
            <text:p>0.008717445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2425" calcext:value-type="float">
            <text:p>1682425</text:p>
          </table:table-cell>
          <table:table-cell table:formula="of:=(2*[.V127]*[.W127])/([.V127]+[.W127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itaryBranch</text:p>
          </table:table-cell>
          <table:table-cell office:value-type="float" office:value="0.03375342" calcext:value-type="float">
            <text:p>0.03375342</text:p>
          </table:table-cell>
          <table:table-cell office:value-type="float" office:value="0.95611078" calcext:value-type="float">
            <text:p>0.95611078</text:p>
          </table:table-cell>
          <table:table-cell table:formula="of:=(2*[.B128]*[.C128])/([.B128]+[.C128])" office:value-type="float" office:value="0.0652049214909835" calcext:value-type="float">
            <text:p>0.0652049215</text:p>
          </table:table-cell>
          <table:table-cell/>
          <table:table-cell office:value-type="float" office:value="0.0406629" calcext:value-type="float">
            <text:p>0.0406629</text:p>
          </table:table-cell>
          <table:table-cell office:value-type="float" office:value="0.78093616" calcext:value-type="float">
            <text:p>0.78093616</text:p>
          </table:table-cell>
          <table:table-cell office:value-type="float" office:value="22473" calcext:value-type="float">
            <text:p>22473</text:p>
          </table:table-cell>
          <table:table-cell office:value-type="float" office:value="6304" calcext:value-type="float">
            <text:p>6304</text:p>
          </table:table-cell>
          <table:table-cell office:value-type="float" office:value="530193" calcext:value-type="float">
            <text:p>530193</text:p>
          </table:table-cell>
          <table:table-cell office:value-type="float" office:value="1402444" calcext:value-type="float">
            <text:p>1402444</text:p>
          </table:table-cell>
          <table:table-cell table:formula="of:=(2*[.F128]*[.G128])/([.F128]+[.G128])" office:value-type="float" office:value="0.0773007918983354" calcext:value-type="float">
            <text:p>0.0773007919</text:p>
          </table:table-cell>
          <table:table-cell table:formula="of:=[.H128]+[.I128]" office:value-type="float" office:value="28777" calcext:value-type="float">
            <text:p>28777</text:p>
          </table:table-cell>
          <table:table-cell office:value-type="float" office:value="0.04923761" calcext:value-type="float">
            <text:p>0.04923761</text:p>
          </table:table-cell>
          <table:table-cell office:value-type="float" office:value="0.5327866" calcext:value-type="float">
            <text:p>0.5327866</text:p>
          </table:table-cell>
          <table:table-cell office:value-type="float" office:value="15332" calcext:value-type="float">
            <text:p>15332</text:p>
          </table:table-cell>
          <table:table-cell office:value-type="float" office:value="13445" calcext:value-type="float">
            <text:p>13445</text:p>
          </table:table-cell>
          <table:table-cell office:value-type="float" office:value="296056" calcext:value-type="float">
            <text:p>296056</text:p>
          </table:table-cell>
          <table:table-cell office:value-type="float" office:value="1636581" calcext:value-type="float">
            <text:p>1636581</text:p>
          </table:table-cell>
          <table:table-cell table:formula="of:=(2*[.N128]*[.O128])/([.N128]+[.O128])" office:value-type="float" office:value="0.0901444935564656" calcext:value-type="float">
            <text:p>0.0901444936</text:p>
          </table:table-cell>
          <table:table-cell/>
          <table:table-cell office:value-type="float" office:value="0.09491282" calcext:value-type="float">
            <text:p>0.09491282</text:p>
          </table:table-cell>
          <table:table-cell office:value-type="float" office:value="0.35116662" calcext:value-type="float">
            <text:p>0.35116662</text:p>
          </table:table-cell>
          <table:table-cell office:value-type="float" office:value="8323" calcext:value-type="float">
            <text:p>8323</text:p>
          </table:table-cell>
          <table:table-cell office:value-type="float" office:value="15378" calcext:value-type="float">
            <text:p>15378</text:p>
          </table:table-cell>
          <table:table-cell office:value-type="float" office:value="79368" calcext:value-type="float">
            <text:p>79368</text:p>
          </table:table-cell>
          <table:table-cell office:value-type="float" office:value="1579524" calcext:value-type="float">
            <text:p>1579524</text:p>
          </table:table-cell>
          <table:table-cell table:formula="of:=(2*[.V128]*[.W128])/([.V128]+[.W128])" office:value-type="float" office:value="0.149436226848152" calcext:value-type="float">
            <text:p>0.149436226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itaryRank</text:p>
          </table:table-cell>
          <table:table-cell office:value-type="float" office:value="0.00630729" calcext:value-type="float">
            <text:p>0.00630729</text:p>
          </table:table-cell>
          <table:table-cell office:value-type="float" office:value="0.33665835" calcext:value-type="float">
            <text:p>0.33665835</text:p>
          </table:table-cell>
          <table:table-cell table:formula="of:=(2*[.B129]*[.C129])/([.B129]+[.C129])" office:value-type="float" office:value="0.0123825922875044" calcext:value-type="float">
            <text:p>0.0123825923</text:p>
          </table:table-cell>
          <table:table-cell/>
          <table:table-cell office:value-type="float" office:value="0.00674563" calcext:value-type="float">
            <text:p>0.00674563</text:p>
          </table:table-cell>
          <table:table-cell office:value-type="float" office:value="0.27182045" calcext:value-type="float">
            <text:p>0.27182045</text:p>
          </table:table-cell>
          <table:table-cell office:value-type="float" office:value="545" calcext:value-type="float">
            <text:p>545</text:p>
          </table:table-cell>
          <table:table-cell office:value-type="float" office:value="1460" calcext:value-type="float">
            <text:p>1460</text:p>
          </table:table-cell>
          <table:table-cell office:value-type="float" office:value="80248" calcext:value-type="float">
            <text:p>80248</text:p>
          </table:table-cell>
          <table:table-cell office:value-type="float" office:value="1879161" calcext:value-type="float">
            <text:p>1879161</text:p>
          </table:table-cell>
          <table:table-cell table:formula="of:=(2*[.F129]*[.G129])/([.F129]+[.G129])" office:value-type="float" office:value="0.0131645617595186" calcext:value-type="float">
            <text:p>0.0131645618</text:p>
          </table:table-cell>
          <table:table-cell table:formula="of:=[.H129]+[.I129]" office:value-type="float" office:value="2005" calcext:value-type="float">
            <text:p>2005</text:p>
          </table:table-cell>
          <table:table-cell office:value-type="float" office:value="0.00747683" calcext:value-type="float">
            <text:p>0.00747683</text:p>
          </table:table-cell>
          <table:table-cell office:value-type="float" office:value="0.17905237" calcext:value-type="float">
            <text:p>0.17905237</text:p>
          </table:table-cell>
          <table:table-cell office:value-type="float" office:value="359" calcext:value-type="float">
            <text:p>359</text:p>
          </table:table-cell>
          <table:table-cell office:value-type="float" office:value="1646" calcext:value-type="float">
            <text:p>1646</text:p>
          </table:table-cell>
          <table:table-cell office:value-type="float" office:value="47656" calcext:value-type="float">
            <text:p>47656</text:p>
          </table:table-cell>
          <table:table-cell office:value-type="float" office:value="1911753" calcext:value-type="float">
            <text:p>1911753</text:p>
          </table:table-cell>
          <table:table-cell table:formula="of:=(2*[.N129]*[.O129])/([.N129]+[.O129])" office:value-type="float" office:value="0.0143542580098676" calcext:value-type="float">
            <text:p>0.01435425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1681447" calcext:value-type="float">
            <text:p>1681447</text:p>
          </table:table-cell>
          <table:table-cell table:formula="of:=(2*[.V129]*[.W129])/([.V129]+[.W129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itaryUnit</text:p>
          </table:table-cell>
          <table:table-cell office:value-type="float" office:value="0.01101591" calcext:value-type="float">
            <text:p>0.01101591</text:p>
          </table:table-cell>
          <table:table-cell office:value-type="float" office:value="0.85436508" calcext:value-type="float">
            <text:p>0.85436508</text:p>
          </table:table-cell>
          <table:table-cell table:formula="of:=(2*[.B130]*[.C130])/([.B130]+[.C130])" office:value-type="float" office:value="0.0217513648605172" calcext:value-type="float">
            <text:p>0.0217513649</text:p>
          </table:table-cell>
          <table:table-cell/>
          <table:table-cell office:value-type="float" office:value="0.01284956" calcext:value-type="float">
            <text:p>0.01284956</text:p>
          </table:table-cell>
          <table:table-cell office:value-type="float" office:value="0.59404762" calcext:value-type="float">
            <text:p>0.59404762</text:p>
          </table:table-cell>
          <table:table-cell office:value-type="float" office:value="4491" calcext:value-type="float">
            <text:p>4491</text:p>
          </table:table-cell>
          <table:table-cell office:value-type="float" office:value="3069" calcext:value-type="float">
            <text:p>3069</text:p>
          </table:table-cell>
          <table:table-cell office:value-type="float" office:value="345015" calcext:value-type="float">
            <text:p>345015</text:p>
          </table:table-cell>
          <table:table-cell office:value-type="float" office:value="1608839" calcext:value-type="float">
            <text:p>1608839</text:p>
          </table:table-cell>
          <table:table-cell table:formula="of:=(2*[.F130]*[.G130])/([.F130]+[.G130])" office:value-type="float" office:value="0.0251550041344638" calcext:value-type="float">
            <text:p>0.0251550041</text:p>
          </table:table-cell>
          <table:table-cell table:formula="of:=[.H130]+[.I130]" office:value-type="float" office:value="7560" calcext:value-type="float">
            <text:p>7560</text:p>
          </table:table-cell>
          <table:table-cell office:value-type="float" office:value="0.01687377" calcext:value-type="float">
            <text:p>0.01687377</text:p>
          </table:table-cell>
          <table:table-cell office:value-type="float" office:value="0.35277778" calcext:value-type="float">
            <text:p>0.35277778</text:p>
          </table:table-cell>
          <table:table-cell office:value-type="float" office:value="2667" calcext:value-type="float">
            <text:p>2667</text:p>
          </table:table-cell>
          <table:table-cell office:value-type="float" office:value="4893" calcext:value-type="float">
            <text:p>4893</text:p>
          </table:table-cell>
          <table:table-cell office:value-type="float" office:value="155389" calcext:value-type="float">
            <text:p>155389</text:p>
          </table:table-cell>
          <table:table-cell office:value-type="float" office:value="1798465" calcext:value-type="float">
            <text:p>1798465</text:p>
          </table:table-cell>
          <table:table-cell table:formula="of:=(2*[.N130]*[.O130])/([.N130]+[.O130])" office:value-type="float" office:value="0.0322070399587428" calcext:value-type="float">
            <text:p>0.03220704</text:p>
          </table:table-cell>
          <table:table-cell/>
          <table:table-cell office:value-type="float" office:value="0.0233463" calcext:value-type="float">
            <text:p>0.0233463</text:p>
          </table:table-cell>
          <table:table-cell office:value-type="float" office:value="0.04788341" calcext:value-type="float">
            <text:p>0.04788341</text:p>
          </table:table-cell>
          <table:table-cell office:value-type="float" office:value="276" calcext:value-type="float">
            <text:p>276</text:p>
          </table:table-cell>
          <table:table-cell office:value-type="float" office:value="5488" calcext:value-type="float">
            <text:p>5488</text:p>
          </table:table-cell>
          <table:table-cell office:value-type="float" office:value="11546" calcext:value-type="float">
            <text:p>11546</text:p>
          </table:table-cell>
          <table:table-cell office:value-type="float" office:value="1665283" calcext:value-type="float">
            <text:p>1665283</text:p>
          </table:table-cell>
          <table:table-cell table:formula="of:=(2*[.V130]*[.W130])/([.V130]+[.W130])" office:value-type="float" office:value="0.0313886004837869" calcext:value-type="float">
            <text:p>0.03138860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arch</text:p>
          </table:table-cell>
          <table:table-cell office:value-type="float" office:value="0.00719303" calcext:value-type="float">
            <text:p>0.00719303</text:p>
          </table:table-cell>
          <table:table-cell office:value-type="float" office:value="0.76666667" calcext:value-type="float">
            <text:p>0.76666667</text:p>
          </table:table-cell>
          <table:table-cell table:formula="of:=(2*[.B131]*[.C131])/([.B131]+[.C131])" office:value-type="float" office:value="0.0142523414962947" calcext:value-type="float">
            <text:p>0.0142523415</text:p>
          </table:table-cell>
          <table:table-cell/>
          <table:table-cell office:value-type="float" office:value="0.01165723" calcext:value-type="float">
            <text:p>0.01165723</text:p>
          </table:table-cell>
          <table:table-cell office:value-type="float" office:value="0.56884735" calcext:value-type="float">
            <text:p>0.56884735</text:p>
          </table:table-cell>
          <table:table-cell office:value-type="float" office:value="1826" calcext:value-type="float">
            <text:p>1826</text:p>
          </table:table-cell>
          <table:table-cell office:value-type="float" office:value="1384" calcext:value-type="float">
            <text:p>1384</text:p>
          </table:table-cell>
          <table:table-cell office:value-type="float" office:value="154815" calcext:value-type="float">
            <text:p>154815</text:p>
          </table:table-cell>
          <table:table-cell office:value-type="float" office:value="1803389" calcext:value-type="float">
            <text:p>1803389</text:p>
          </table:table-cell>
          <table:table-cell table:formula="of:=(2*[.F131]*[.G131])/([.F131]+[.G131])" office:value-type="float" office:value="0.0228462776084919" calcext:value-type="float">
            <text:p>0.0228462776</text:p>
          </table:table-cell>
          <table:table-cell table:formula="of:=[.H131]+[.I131]" office:value-type="float" office:value="3210" calcext:value-type="float">
            <text:p>3210</text:p>
          </table:table-cell>
          <table:table-cell office:value-type="float" office:value="0.01211059" calcext:value-type="float">
            <text:p>0.01211059</text:p>
          </table:table-cell>
          <table:table-cell office:value-type="float" office:value="0.29719626" calcext:value-type="float">
            <text:p>0.29719626</text:p>
          </table:table-cell>
          <table:table-cell office:value-type="float" office:value="954" calcext:value-type="float">
            <text:p>954</text:p>
          </table:table-cell>
          <table:table-cell office:value-type="float" office:value="2256" calcext:value-type="float">
            <text:p>2256</text:p>
          </table:table-cell>
          <table:table-cell office:value-type="float" office:value="77820" calcext:value-type="float">
            <text:p>77820</text:p>
          </table:table-cell>
          <table:table-cell office:value-type="float" office:value="1880384" calcext:value-type="float">
            <text:p>1880384</text:p>
          </table:table-cell>
          <table:table-cell table:formula="of:=(2*[.N131]*[.O131])/([.N131]+[.O131])" office:value-type="float" office:value="0.0232728247330662" calcext:value-type="float">
            <text:p>0.0232728247</text:p>
          </table:table-cell>
          <table:table-cell/>
          <table:table-cell office:value-type="float" office:value="0.00345164" calcext:value-type="float">
            <text:p>0.00345164</text:p>
          </table:table-cell>
          <table:table-cell office:value-type="float" office:value="0.1500615" calcext:value-type="float">
            <text:p>0.1500615</text:p>
          </table:table-cell>
          <table:table-cell office:value-type="float" office:value="244" calcext:value-type="float">
            <text:p>244</text:p>
          </table:table-cell>
          <table:table-cell office:value-type="float" office:value="1382" calcext:value-type="float">
            <text:p>1382</text:p>
          </table:table-cell>
          <table:table-cell office:value-type="float" office:value="70447" calcext:value-type="float">
            <text:p>70447</text:p>
          </table:table-cell>
          <table:table-cell office:value-type="float" office:value="1610520" calcext:value-type="float">
            <text:p>1610520</text:p>
          </table:table-cell>
          <table:table-cell table:formula="of:=(2*[.V131]*[.W131])/([.V131]+[.W131])" office:value-type="float" office:value="0.00674806437885382" calcext:value-type="float">
            <text:p>0.006748064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ountainRange</text:p>
          </table:table-cell>
          <table:table-cell office:value-type="float" office:value="0.09544456" calcext:value-type="float">
            <text:p>0.09544456</text:p>
          </table:table-cell>
          <table:table-cell office:value-type="float" office:value="0.82351444" calcext:value-type="float">
            <text:p>0.82351444</text:p>
          </table:table-cell>
          <table:table-cell table:formula="of:=(2*[.B132]*[.C132])/([.B132]+[.C132])" office:value-type="float" office:value="0.171063068927877" calcext:value-type="float">
            <text:p>0.1710630689</text:p>
          </table:table-cell>
          <table:table-cell/>
          <table:table-cell office:value-type="float" office:value="0.0761769" calcext:value-type="float">
            <text:p>0.0761769</text:p>
          </table:table-cell>
          <table:table-cell office:value-type="float" office:value="0.24481486" calcext:value-type="float">
            <text:p>0.24481486</text:p>
          </table:table-cell>
          <table:table-cell office:value-type="float" office:value="1924" calcext:value-type="float">
            <text:p>1924</text:p>
          </table:table-cell>
          <table:table-cell office:value-type="float" office:value="5935" calcext:value-type="float">
            <text:p>5935</text:p>
          </table:table-cell>
          <table:table-cell office:value-type="float" office:value="23333" calcext:value-type="float">
            <text:p>23333</text:p>
          </table:table-cell>
          <table:table-cell office:value-type="float" office:value="1930222" calcext:value-type="float">
            <text:p>1930222</text:p>
          </table:table-cell>
          <table:table-cell table:formula="of:=(2*[.F132]*[.G132])/([.F132]+[.G132])" office:value-type="float" office:value="0.11619760649765" calcext:value-type="float">
            <text:p>0.1161976065</text:p>
          </table:table-cell>
          <table:table-cell table:formula="of:=[.H132]+[.I132]" office:value-type="float" office:value="7859" calcext:value-type="float">
            <text:p>7859</text:p>
          </table:table-cell>
          <table:table-cell office:value-type="float" office:value="0.03123738" calcext:value-type="float">
            <text:p>0.03123738</text:p>
          </table:table-cell>
          <table:table-cell office:value-type="float" office:value="0.0295203" calcext:value-type="float">
            <text:p>0.0295203</text:p>
          </table:table-cell>
          <table:table-cell office:value-type="float" office:value="232" calcext:value-type="float">
            <text:p>232</text:p>
          </table:table-cell>
          <table:table-cell office:value-type="float" office:value="7627" calcext:value-type="float">
            <text:p>7627</text:p>
          </table:table-cell>
          <table:table-cell office:value-type="float" office:value="7195" calcext:value-type="float">
            <text:p>7195</text:p>
          </table:table-cell>
          <table:table-cell office:value-type="float" office:value="1946360" calcext:value-type="float">
            <text:p>1946360</text:p>
          </table:table-cell>
          <table:table-cell table:formula="of:=(2*[.N132]*[.O132])/([.N132]+[.O132])" office:value-type="float" office:value="0.030354576699242" calcext:value-type="float">
            <text:p>0.0303545767</text:p>
          </table:table-cell>
          <table:table-cell/>
          <table:table-cell office:value-type="float" office:value="0.25729209" calcext:value-type="float">
            <text:p>0.25729209</text:p>
          </table:table-cell>
          <table:table-cell office:value-type="float" office:value="0.46264991" calcext:value-type="float">
            <text:p>0.46264991</text:p>
          </table:table-cell>
          <table:table-cell office:value-type="float" office:value="3202" calcext:value-type="float">
            <text:p>3202</text:p>
          </table:table-cell>
          <table:table-cell office:value-type="float" office:value="3719" calcext:value-type="float">
            <text:p>3719</text:p>
          </table:table-cell>
          <table:table-cell office:value-type="float" office:value="9243" calcext:value-type="float">
            <text:p>9243</text:p>
          </table:table-cell>
          <table:table-cell office:value-type="float" office:value="1666429" calcext:value-type="float">
            <text:p>1666429</text:p>
          </table:table-cell>
          <table:table-cell table:formula="of:=(2*[.V132]*[.W132])/([.V132]+[.W132])" office:value-type="float" office:value="0.330682644663631" calcext:value-type="float">
            <text:p>0.330682644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outhCountry</text:p>
          </table:table-cell>
          <table:table-cell office:value-type="float" office:value="0.01793454" calcext:value-type="float">
            <text:p>0.01793454</text:p>
          </table:table-cell>
          <table:table-cell office:value-type="float" office:value="0.79401408" calcext:value-type="float">
            <text:p>0.79401408</text:p>
          </table:table-cell>
          <table:table-cell table:formula="of:=(2*[.B133]*[.C133])/([.B133]+[.C133])" office:value-type="float" office:value="0.0350767940915355" calcext:value-type="float">
            <text:p>0.0350767941</text:p>
          </table:table-cell>
          <table:table-cell/>
          <table:table-cell office:value-type="float" office:value="0.01740304" calcext:value-type="float">
            <text:p>0.01740304</text:p>
          </table:table-cell>
          <table:table-cell office:value-type="float" office:value="0.45422535" calcext:value-type="float">
            <text:p>0.45422535</text:p>
          </table:table-cell>
          <table:table-cell office:value-type="float" office:value="258" calcext:value-type="float">
            <text:p>258</text:p>
          </table:table-cell>
          <table:table-cell office:value-type="float" office:value="310" calcext:value-type="float">
            <text:p>310</text:p>
          </table:table-cell>
          <table:table-cell office:value-type="float" office:value="14567" calcext:value-type="float">
            <text:p>14567</text:p>
          </table:table-cell>
          <table:table-cell office:value-type="float" office:value="1946279" calcext:value-type="float">
            <text:p>1946279</text:p>
          </table:table-cell>
          <table:table-cell table:formula="of:=(2*[.F133]*[.G133])/([.F133]+[.G133])" office:value-type="float" office:value="0.0335217391602062" calcext:value-type="float">
            <text:p>0.0335217392</text:p>
          </table:table-cell>
          <table:table-cell table:formula="of:=[.H133]+[.I133]" office:value-type="float" office:value="568" calcext:value-type="float">
            <text:p>56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4225352" calcext:value-type="float">
            <text:p>0.04225352</text:p>
          </table:table-cell>
          <table:table-cell office:value-type="float" office:value="24" calcext:value-type="float">
            <text:p>24</text:p>
          </table:table-cell>
          <table:table-cell office:value-type="float" office:value="544" calcext:value-type="float">
            <text:p>544</text:p>
          </table:table-cell>
          <table:table-cell office:value-type="float" office:value="744" calcext:value-type="float">
            <text:p>744</text:p>
          </table:table-cell>
          <table:table-cell office:value-type="float" office:value="1960102" calcext:value-type="float">
            <text:p>1960102</text:p>
          </table:table-cell>
          <table:table-cell table:formula="of:=(2*[.N133]*[.O133])/([.N133]+[.O133])" office:value-type="float" office:value="0.0359281433052458" calcext:value-type="float">
            <text:p>0.035928143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682186" calcext:value-type="float">
            <text:p>1682186</text:p>
          </table:table-cell>
          <table:table-cell table:formula="of:=(2*[.V133]*[.W133])/([.V133]+[.W133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outhMountain</text:p>
          </table:table-cell>
          <table:table-cell office:value-type="float" office:value="0.17815216" calcext:value-type="float">
            <text:p>0.17815216</text:p>
          </table:table-cell>
          <table:table-cell office:value-type="float" office:value="0.79125503" calcext:value-type="float">
            <text:p>0.79125503</text:p>
          </table:table-cell>
          <table:table-cell table:formula="of:=(2*[.B134]*[.C134])/([.B134]+[.C134])" office:value-type="float" office:value="0.290824731154232" calcext:value-type="float">
            <text:p>0.2908247312</text:p>
          </table:table-cell>
          <table:table-cell/>
          <table:table-cell office:value-type="float" office:value="0.08090246" calcext:value-type="float">
            <text:p>0.08090246</text:p>
          </table:table-cell>
          <table:table-cell office:value-type="float" office:value="0.12989389" calcext:value-type="float">
            <text:p>0.12989389</text:p>
          </table:table-cell>
          <table:table-cell office:value-type="float" office:value="710" calcext:value-type="float">
            <text:p>710</text:p>
          </table:table-cell>
          <table:table-cell office:value-type="float" office:value="4756" calcext:value-type="float">
            <text:p>4756</text:p>
          </table:table-cell>
          <table:table-cell office:value-type="float" office:value="8066" calcext:value-type="float">
            <text:p>8066</text:p>
          </table:table-cell>
          <table:table-cell office:value-type="float" office:value="1947882" calcext:value-type="float">
            <text:p>1947882</text:p>
          </table:table-cell>
          <table:table-cell table:formula="of:=(2*[.F134]*[.G134])/([.F134]+[.G134])" office:value-type="float" office:value="0.0997050967909966" calcext:value-type="float">
            <text:p>0.0997050968</text:p>
          </table:table-cell>
          <table:table-cell table:formula="of:=[.H134]+[.I134]" office:value-type="float" office:value="5466" calcext:value-type="float">
            <text:p>5466</text:p>
          </table:table-cell>
          <table:table-cell office:value-type="float" office:value="0.04626506" calcext:value-type="float">
            <text:p>0.04626506</text:p>
          </table:table-cell>
          <table:table-cell office:value-type="float" office:value="0.03512623" calcext:value-type="float">
            <text:p>0.03512623</text:p>
          </table:table-cell>
          <table:table-cell office:value-type="float" office:value="192" calcext:value-type="float">
            <text:p>192</text:p>
          </table:table-cell>
          <table:table-cell office:value-type="float" office:value="5274" calcext:value-type="float">
            <text:p>5274</text:p>
          </table:table-cell>
          <table:table-cell office:value-type="float" office:value="3958" calcext:value-type="float">
            <text:p>3958</text:p>
          </table:table-cell>
          <table:table-cell office:value-type="float" office:value="1951990" calcext:value-type="float">
            <text:p>1951990</text:p>
          </table:table-cell>
          <table:table-cell table:formula="of:=(2*[.N134]*[.O134])/([.N134]+[.O134])" office:value-type="float" office:value="0.0399334409990012" calcext:value-type="float">
            <text:p>0.03993344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741" calcext:value-type="float">
            <text:p>4741</text:p>
          </table:table-cell>
          <table:table-cell office:value-type="float" office:value="0" calcext:value-type="float">
            <text:p>0</text:p>
          </table:table-cell>
          <table:table-cell office:value-type="float" office:value="1677852" calcext:value-type="float">
            <text:p>1677852</text:p>
          </table:table-cell>
          <table:table-cell table:formula="of:=(2*[.V134]*[.W134])/([.V134]+[.W134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outhPlace</text:p>
          </table:table-cell>
          <table:table-cell office:value-type="float" office:value="0.17815216" calcext:value-type="float">
            <text:p>0.17815216</text:p>
          </table:table-cell>
          <table:table-cell office:value-type="float" office:value="0.79125503" calcext:value-type="float">
            <text:p>0.79125503</text:p>
          </table:table-cell>
          <table:table-cell table:formula="of:=(2*[.B135]*[.C135])/([.B135]+[.C135])" office:value-type="float" office:value="0.290824731154232" calcext:value-type="float">
            <text:p>0.2908247312</text:p>
          </table:table-cell>
          <table:table-cell/>
          <table:table-cell office:value-type="float" office:value="0.08090246" calcext:value-type="float">
            <text:p>0.08090246</text:p>
          </table:table-cell>
          <table:table-cell office:value-type="float" office:value="0.12989389" calcext:value-type="float">
            <text:p>0.12989389</text:p>
          </table:table-cell>
          <table:table-cell office:value-type="float" office:value="710" calcext:value-type="float">
            <text:p>710</text:p>
          </table:table-cell>
          <table:table-cell office:value-type="float" office:value="4756" calcext:value-type="float">
            <text:p>4756</text:p>
          </table:table-cell>
          <table:table-cell office:value-type="float" office:value="8066" calcext:value-type="float">
            <text:p>8066</text:p>
          </table:table-cell>
          <table:table-cell office:value-type="float" office:value="1947882" calcext:value-type="float">
            <text:p>1947882</text:p>
          </table:table-cell>
          <table:table-cell table:formula="of:=(2*[.F135]*[.G135])/([.F135]+[.G135])" office:value-type="float" office:value="0.0997050967909966" calcext:value-type="float">
            <text:p>0.0997050968</text:p>
          </table:table-cell>
          <table:table-cell table:formula="of:=[.H135]+[.I135]" office:value-type="float" office:value="5466" calcext:value-type="float">
            <text:p>5466</text:p>
          </table:table-cell>
          <table:table-cell office:value-type="float" office:value="0.04626506" calcext:value-type="float">
            <text:p>0.04626506</text:p>
          </table:table-cell>
          <table:table-cell office:value-type="float" office:value="0.03512623" calcext:value-type="float">
            <text:p>0.03512623</text:p>
          </table:table-cell>
          <table:table-cell office:value-type="float" office:value="192" calcext:value-type="float">
            <text:p>192</text:p>
          </table:table-cell>
          <table:table-cell office:value-type="float" office:value="5274" calcext:value-type="float">
            <text:p>5274</text:p>
          </table:table-cell>
          <table:table-cell office:value-type="float" office:value="3958" calcext:value-type="float">
            <text:p>3958</text:p>
          </table:table-cell>
          <table:table-cell office:value-type="float" office:value="1951990" calcext:value-type="float">
            <text:p>1951990</text:p>
          </table:table-cell>
          <table:table-cell table:formula="of:=(2*[.N135]*[.O135])/([.N135]+[.O135])" office:value-type="float" office:value="0.0399334409990012" calcext:value-type="float">
            <text:p>0.03993344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741" calcext:value-type="float">
            <text:p>4741</text:p>
          </table:table-cell>
          <table:table-cell office:value-type="float" office:value="18" calcext:value-type="float">
            <text:p>18</text:p>
          </table:table-cell>
          <table:table-cell office:value-type="float" office:value="1677834" calcext:value-type="float">
            <text:p>1677834</text:p>
          </table:table-cell>
          <table:table-cell table:formula="of:=(2*[.V135]*[.W135])/([.V135]+[.W13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sicalArtist</text:p>
          </table:table-cell>
          <table:table-cell office:value-type="float" office:value="0.08357903" calcext:value-type="float">
            <text:p>0.08357903</text:p>
          </table:table-cell>
          <table:table-cell office:value-type="float" office:value="0.924664" calcext:value-type="float">
            <text:p>0.924664</text:p>
          </table:table-cell>
          <table:table-cell table:formula="of:=(2*[.B136]*[.C136])/([.B136]+[.C136])" office:value-type="float" office:value="0.153301372578633" calcext:value-type="float">
            <text:p>0.1533013726</text:p>
          </table:table-cell>
          <table:table-cell/>
          <table:table-cell office:value-type="float" office:value="0.12396142" calcext:value-type="float">
            <text:p>0.12396142</text:p>
          </table:table-cell>
          <table:table-cell office:value-type="float" office:value="0.71418735" calcext:value-type="float">
            <text:p>0.71418735</text:p>
          </table:table-cell>
          <table:table-cell office:value-type="float" office:value="28004" calcext:value-type="float">
            <text:p>28004</text:p>
          </table:table-cell>
          <table:table-cell office:value-type="float" office:value="11207" calcext:value-type="float">
            <text:p>11207</text:p>
          </table:table-cell>
          <table:table-cell office:value-type="float" office:value="197905" calcext:value-type="float">
            <text:p>197905</text:p>
          </table:table-cell>
          <table:table-cell office:value-type="float" office:value="1724298" calcext:value-type="float">
            <text:p>1724298</text:p>
          </table:table-cell>
          <table:table-cell table:formula="of:=(2*[.F136]*[.G136])/([.F136]+[.G136])" office:value-type="float" office:value="0.211255283598488" calcext:value-type="float">
            <text:p>0.2112552836</text:p>
          </table:table-cell>
          <table:table-cell table:formula="of:=[.H136]+[.I136]" office:value-type="float" office:value="39211" calcext:value-type="float">
            <text:p>39211</text:p>
          </table:table-cell>
          <table:table-cell office:value-type="float" office:value="0.12124219" calcext:value-type="float">
            <text:p>0.12124219</text:p>
          </table:table-cell>
          <table:table-cell office:value-type="float" office:value="0.4050394" calcext:value-type="float">
            <text:p>0.4050394</text:p>
          </table:table-cell>
          <table:table-cell office:value-type="float" office:value="15882" calcext:value-type="float">
            <text:p>15882</text:p>
          </table:table-cell>
          <table:table-cell office:value-type="float" office:value="23329" calcext:value-type="float">
            <text:p>23329</text:p>
          </table:table-cell>
          <table:table-cell office:value-type="float" office:value="115112" calcext:value-type="float">
            <text:p>115112</text:p>
          </table:table-cell>
          <table:table-cell office:value-type="float" office:value="1807091" calcext:value-type="float">
            <text:p>1807091</text:p>
          </table:table-cell>
          <table:table-cell table:formula="of:=(2*[.N136]*[.O136])/([.N136]+[.O136])" office:value-type="float" office:value="0.186622009302229" calcext:value-type="float">
            <text:p>0.1866220093</text:p>
          </table:table-cell>
          <table:table-cell/>
          <table:table-cell office:value-type="float" office:value="0.14931165" calcext:value-type="float">
            <text:p>0.14931165</text:p>
          </table:table-cell>
          <table:table-cell office:value-type="float" office:value="0.14381992" calcext:value-type="float">
            <text:p>0.14381992</text:p>
          </table:table-cell>
          <table:table-cell office:value-type="float" office:value="5271" calcext:value-type="float">
            <text:p>5271</text:p>
          </table:table-cell>
          <table:table-cell office:value-type="float" office:value="31379" calcext:value-type="float">
            <text:p>31379</text:p>
          </table:table-cell>
          <table:table-cell office:value-type="float" office:value="30031" calcext:value-type="float">
            <text:p>30031</text:p>
          </table:table-cell>
          <table:table-cell office:value-type="float" office:value="1615912" calcext:value-type="float">
            <text:p>1615912</text:p>
          </table:table-cell>
          <table:table-cell table:formula="of:=(2*[.V136]*[.W136])/([.V136]+[.W136])" office:value-type="float" office:value="0.146514342061948" calcext:value-type="float">
            <text:p>0.146514342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sicalBand</text:p>
          </table:table-cell>
          <table:table-cell office:value-type="float" office:value="0.08357903" calcext:value-type="float">
            <text:p>0.08357903</text:p>
          </table:table-cell>
          <table:table-cell office:value-type="float" office:value="0.924664" calcext:value-type="float">
            <text:p>0.924664</text:p>
          </table:table-cell>
          <table:table-cell table:formula="of:=(2*[.B137]*[.C137])/([.B137]+[.C137])" office:value-type="float" office:value="0.153301372578633" calcext:value-type="float">
            <text:p>0.1533013726</text:p>
          </table:table-cell>
          <table:table-cell/>
          <table:table-cell office:value-type="float" office:value="0.12396142" calcext:value-type="float">
            <text:p>0.12396142</text:p>
          </table:table-cell>
          <table:table-cell office:value-type="float" office:value="0.71418735" calcext:value-type="float">
            <text:p>0.71418735</text:p>
          </table:table-cell>
          <table:table-cell office:value-type="float" office:value="28004" calcext:value-type="float">
            <text:p>28004</text:p>
          </table:table-cell>
          <table:table-cell office:value-type="float" office:value="11207" calcext:value-type="float">
            <text:p>11207</text:p>
          </table:table-cell>
          <table:table-cell office:value-type="float" office:value="197905" calcext:value-type="float">
            <text:p>197905</text:p>
          </table:table-cell>
          <table:table-cell office:value-type="float" office:value="1724298" calcext:value-type="float">
            <text:p>1724298</text:p>
          </table:table-cell>
          <table:table-cell table:formula="of:=(2*[.F137]*[.G137])/([.F137]+[.G137])" office:value-type="float" office:value="0.211255283598488" calcext:value-type="float">
            <text:p>0.2112552836</text:p>
          </table:table-cell>
          <table:table-cell table:formula="of:=[.H137]+[.I137]" office:value-type="float" office:value="39211" calcext:value-type="float">
            <text:p>39211</text:p>
          </table:table-cell>
          <table:table-cell office:value-type="float" office:value="0.12124219" calcext:value-type="float">
            <text:p>0.12124219</text:p>
          </table:table-cell>
          <table:table-cell office:value-type="float" office:value="0.4050394" calcext:value-type="float">
            <text:p>0.4050394</text:p>
          </table:table-cell>
          <table:table-cell office:value-type="float" office:value="15882" calcext:value-type="float">
            <text:p>15882</text:p>
          </table:table-cell>
          <table:table-cell office:value-type="float" office:value="23329" calcext:value-type="float">
            <text:p>23329</text:p>
          </table:table-cell>
          <table:table-cell office:value-type="float" office:value="115112" calcext:value-type="float">
            <text:p>115112</text:p>
          </table:table-cell>
          <table:table-cell office:value-type="float" office:value="1807091" calcext:value-type="float">
            <text:p>1807091</text:p>
          </table:table-cell>
          <table:table-cell table:formula="of:=(2*[.N137]*[.O137])/([.N137]+[.O137])" office:value-type="float" office:value="0.186622009302229" calcext:value-type="float">
            <text:p>0.186622009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6650" calcext:value-type="float">
            <text:p>36650</text:p>
          </table:table-cell>
          <table:table-cell office:value-type="float" office:value="0" calcext:value-type="float">
            <text:p>0</text:p>
          </table:table-cell>
          <table:table-cell office:value-type="float" office:value="1645943" calcext:value-type="float">
            <text:p>1645943</text:p>
          </table:table-cell>
          <table:table-cell table:formula="of:=(2*[.V137]*[.W137])/([.V137]+[.W137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sicBy</text:p>
          </table:table-cell>
          <table:table-cell office:value-type="float" office:value="0.06556959" calcext:value-type="float">
            <text:p>0.06556959</text:p>
          </table:table-cell>
          <table:table-cell office:value-type="float" office:value="0.50441609" calcext:value-type="float">
            <text:p>0.50441609</text:p>
          </table:table-cell>
          <table:table-cell table:formula="of:=(2*[.B138]*[.C138])/([.B138]+[.C138])" office:value-type="float" office:value="0.116053288253498" calcext:value-type="float">
            <text:p>0.1160532883</text:p>
          </table:table-cell>
          <table:table-cell/>
          <table:table-cell office:value-type="float" office:value="0.07960516" calcext:value-type="float">
            <text:p>0.07960516</text:p>
          </table:table-cell>
          <table:table-cell office:value-type="float" office:value="0.49067713" calcext:value-type="float">
            <text:p>0.49067713</text:p>
          </table:table-cell>
          <table:table-cell office:value-type="float" office:value="500" calcext:value-type="float">
            <text:p>500</text:p>
          </table:table-cell>
          <table:table-cell office:value-type="float" office:value="519" calcext:value-type="float">
            <text:p>519</text:p>
          </table:table-cell>
          <table:table-cell office:value-type="float" office:value="5781" calcext:value-type="float">
            <text:p>5781</text:p>
          </table:table-cell>
          <table:table-cell office:value-type="float" office:value="1954614" calcext:value-type="float">
            <text:p>1954614</text:p>
          </table:table-cell>
          <table:table-cell table:formula="of:=(2*[.F138]*[.G138])/([.F138]+[.G138])" office:value-type="float" office:value="0.136986303544481" calcext:value-type="float">
            <text:p>0.1369863035</text:p>
          </table:table-cell>
          <table:table-cell table:formula="of:=[.H138]+[.I138]" office:value-type="float" office:value="1019" calcext:value-type="float">
            <text:p>1019</text:p>
          </table:table-cell>
          <table:table-cell office:value-type="float" office:value="0.06367682" calcext:value-type="float">
            <text:p>0.06367682</text:p>
          </table:table-cell>
          <table:table-cell office:value-type="float" office:value="0.18253189" calcext:value-type="float">
            <text:p>0.18253189</text:p>
          </table:table-cell>
          <table:table-cell office:value-type="float" office:value="186" calcext:value-type="float">
            <text:p>186</text:p>
          </table:table-cell>
          <table:table-cell office:value-type="float" office:value="833" calcext:value-type="float">
            <text:p>833</text:p>
          </table:table-cell>
          <table:table-cell office:value-type="float" office:value="2735" calcext:value-type="float">
            <text:p>2735</text:p>
          </table:table-cell>
          <table:table-cell office:value-type="float" office:value="1957660" calcext:value-type="float">
            <text:p>1957660</text:p>
          </table:table-cell>
          <table:table-cell table:formula="of:=(2*[.N138]*[.O138])/([.N138]+[.O138])" office:value-type="float" office:value="0.0944162398136914" calcext:value-type="float">
            <text:p>0.0944162398</text:p>
          </table:table-cell>
          <table:table-cell/>
          <table:table-cell office:value-type="float" office:value="0.03397341" calcext:value-type="float">
            <text:p>0.03397341</text:p>
          </table:table-cell>
          <table:table-cell office:value-type="float" office:value="0.02987013" calcext:value-type="float">
            <text:p>0.02987013</text:p>
          </table:table-cell>
          <table:table-cell office:value-type="float" office:value="23" calcext:value-type="float">
            <text:p>23</text:p>
          </table:table-cell>
          <table:table-cell office:value-type="float" office:value="747" calcext:value-type="float">
            <text:p>747</text:p>
          </table:table-cell>
          <table:table-cell office:value-type="float" office:value="654" calcext:value-type="float">
            <text:p>654</text:p>
          </table:table-cell>
          <table:table-cell office:value-type="float" office:value="1681169" calcext:value-type="float">
            <text:p>1681169</text:p>
          </table:table-cell>
          <table:table-cell table:formula="of:=(2*[.V138]*[.W138])/([.V138]+[.W138])" office:value-type="float" office:value="0.031789909307764" calcext:value-type="float">
            <text:p>0.031789909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sicComposer</text:p>
          </table:table-cell>
          <table:table-cell office:value-type="float" office:value="0.29408018" calcext:value-type="float">
            <text:p>0.29408018</text:p>
          </table:table-cell>
          <table:table-cell office:value-type="float" office:value="0.8064507" calcext:value-type="float">
            <text:p>0.8064507</text:p>
          </table:table-cell>
          <table:table-cell table:formula="of:=(2*[.B139]*[.C139])/([.B139]+[.C139])" office:value-type="float" office:value="0.43099411625256" calcext:value-type="float">
            <text:p>0.4309941163</text:p>
          </table:table-cell>
          <table:table-cell/>
          <table:table-cell office:value-type="float" office:value="0.30626175" calcext:value-type="float">
            <text:p>0.30626175</text:p>
          </table:table-cell>
          <table:table-cell office:value-type="float" office:value="0.77980282" calcext:value-type="float">
            <text:p>0.77980282</text:p>
          </table:table-cell>
          <table:table-cell office:value-type="float" office:value="27683" calcext:value-type="float">
            <text:p>27683</text:p>
          </table:table-cell>
          <table:table-cell office:value-type="float" office:value="7817" calcext:value-type="float">
            <text:p>7817</text:p>
          </table:table-cell>
          <table:table-cell office:value-type="float" office:value="62707" calcext:value-type="float">
            <text:p>62707</text:p>
          </table:table-cell>
          <table:table-cell office:value-type="float" office:value="1863207" calcext:value-type="float">
            <text:p>1863207</text:p>
          </table:table-cell>
          <table:table-cell table:formula="of:=(2*[.F139]*[.G139])/([.F139]+[.G139])" office:value-type="float" office:value="0.439796643597599" calcext:value-type="float">
            <text:p>0.4397966436</text:p>
          </table:table-cell>
          <table:table-cell table:formula="of:=[.H139]+[.I139]" office:value-type="float" office:value="35500" calcext:value-type="float">
            <text:p>35500</text:p>
          </table:table-cell>
          <table:table-cell office:value-type="float" office:value="0.32621471" calcext:value-type="float">
            <text:p>0.32621471</text:p>
          </table:table-cell>
          <table:table-cell office:value-type="float" office:value="0.64112676" calcext:value-type="float">
            <text:p>0.64112676</text:p>
          </table:table-cell>
          <table:table-cell office:value-type="float" office:value="22760" calcext:value-type="float">
            <text:p>22760</text:p>
          </table:table-cell>
          <table:table-cell office:value-type="float" office:value="12740" calcext:value-type="float">
            <text:p>12740</text:p>
          </table:table-cell>
          <table:table-cell office:value-type="float" office:value="47010" calcext:value-type="float">
            <text:p>47010</text:p>
          </table:table-cell>
          <table:table-cell office:value-type="float" office:value="1878904" calcext:value-type="float">
            <text:p>1878904</text:p>
          </table:table-cell>
          <table:table-cell table:formula="of:=(2*[.N139]*[.O139])/([.N139]+[.O139])" office:value-type="float" office:value="0.43241189708664" calcext:value-type="float">
            <text:p>0.4324118971</text:p>
          </table:table-cell>
          <table:table-cell/>
          <table:table-cell office:value-type="float" office:value="0.15517241" calcext:value-type="float">
            <text:p>0.15517241</text:p>
          </table:table-cell>
          <table:table-cell office:value-type="float" office:value="0.00578484" calcext:value-type="float">
            <text:p>0.00578484</text:p>
          </table:table-cell>
          <table:table-cell office:value-type="float" office:value="171" calcext:value-type="float">
            <text:p>171</text:p>
          </table:table-cell>
          <table:table-cell office:value-type="float" office:value="29389" calcext:value-type="float">
            <text:p>29389</text:p>
          </table:table-cell>
          <table:table-cell office:value-type="float" office:value="931" calcext:value-type="float">
            <text:p>931</text:p>
          </table:table-cell>
          <table:table-cell office:value-type="float" office:value="1652102" calcext:value-type="float">
            <text:p>1652102</text:p>
          </table:table-cell>
          <table:table-cell table:formula="of:=(2*[.V139]*[.W139])/([.V139]+[.W139])" office:value-type="float" office:value="0.0111538630818357" calcext:value-type="float">
            <text:p>0.011153863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arrator</text:p>
          </table:table-cell>
          <table:table-cell office:value-type="float" office:value="0.01526185" calcext:value-type="float">
            <text:p>0.01526185</text:p>
          </table:table-cell>
          <table:table-cell office:value-type="float" office:value="0.67635114" calcext:value-type="float">
            <text:p>0.67635114</text:p>
          </table:table-cell>
          <table:table-cell table:formula="of:=(2*[.B140]*[.C140])/([.B140]+[.C140])" office:value-type="float" office:value="0.0298501323580085" calcext:value-type="float">
            <text:p>0.0298501324</text:p>
          </table:table-cell>
          <table:table-cell/>
          <table:table-cell office:value-type="float" office:value="0.01816844" calcext:value-type="float">
            <text:p>0.01816844</text:p>
          </table:table-cell>
          <table:table-cell office:value-type="float" office:value="0.61730709" calcext:value-type="float">
            <text:p>0.61730709</text:p>
          </table:table-cell>
          <table:table-cell office:value-type="float" office:value="1976" calcext:value-type="float">
            <text:p>1976</text:p>
          </table:table-cell>
          <table:table-cell office:value-type="float" office:value="1225" calcext:value-type="float">
            <text:p>1225</text:p>
          </table:table-cell>
          <table:table-cell office:value-type="float" office:value="106784" calcext:value-type="float">
            <text:p>106784</text:p>
          </table:table-cell>
          <table:table-cell office:value-type="float" office:value="1851429" calcext:value-type="float">
            <text:p>1851429</text:p>
          </table:table-cell>
          <table:table-cell table:formula="of:=(2*[.F140]*[.G140])/([.F140]+[.G140])" office:value-type="float" office:value="0.0352979974736072" calcext:value-type="float">
            <text:p>0.0352979975</text:p>
          </table:table-cell>
          <table:table-cell table:formula="of:=[.H140]+[.I140]" office:value-type="float" office:value="3201" calcext:value-type="float">
            <text:p>3201</text:p>
          </table:table-cell>
          <table:table-cell office:value-type="float" office:value="0.01739078" calcext:value-type="float">
            <text:p>0.01739078</text:p>
          </table:table-cell>
          <table:table-cell office:value-type="float" office:value="0.4470478" calcext:value-type="float">
            <text:p>0.4470478</text:p>
          </table:table-cell>
          <table:table-cell office:value-type="float" office:value="1431" calcext:value-type="float">
            <text:p>1431</text:p>
          </table:table-cell>
          <table:table-cell office:value-type="float" office:value="1770" calcext:value-type="float">
            <text:p>1770</text:p>
          </table:table-cell>
          <table:table-cell office:value-type="float" office:value="80854" calcext:value-type="float">
            <text:p>80854</text:p>
          </table:table-cell>
          <table:table-cell office:value-type="float" office:value="1877359" calcext:value-type="float">
            <text:p>1877359</text:p>
          </table:table-cell>
          <table:table-cell table:formula="of:=(2*[.N140]*[.O140])/([.N140]+[.O140])" office:value-type="float" office:value="0.0334791736693537" calcext:value-type="float">
            <text:p>0.0334791737</text:p>
          </table:table-cell>
          <table:table-cell/>
          <table:table-cell office:value-type="float" office:value="0.2289823" calcext:value-type="float">
            <text:p>0.2289823</text:p>
          </table:table-cell>
          <table:table-cell office:value-type="float" office:value="0.16363636" calcext:value-type="float">
            <text:p>0.16363636</text:p>
          </table:table-cell>
          <table:table-cell office:value-type="float" office:value="414" calcext:value-type="float">
            <text:p>414</text:p>
          </table:table-cell>
          <table:table-cell office:value-type="float" office:value="2116" calcext:value-type="float">
            <text:p>2116</text:p>
          </table:table-cell>
          <table:table-cell office:value-type="float" office:value="1394" calcext:value-type="float">
            <text:p>1394</text:p>
          </table:table-cell>
          <table:table-cell office:value-type="float" office:value="1678669" calcext:value-type="float">
            <text:p>1678669</text:p>
          </table:table-cell>
          <table:table-cell table:formula="of:=(2*[.V140]*[.W140])/([.V140]+[.W140])" office:value-type="float" office:value="0.19087136651339" calcext:value-type="float">
            <text:p>0.190871366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ationality</text:p>
          </table:table-cell>
          <table:table-cell office:value-type="float" office:value="0.06169769" calcext:value-type="float">
            <text:p>0.06169769</text:p>
          </table:table-cell>
          <table:table-cell office:value-type="float" office:value="0.89370179" calcext:value-type="float">
            <text:p>0.89370179</text:p>
          </table:table-cell>
          <table:table-cell table:formula="of:=(2*[.B141]*[.C141])/([.B141]+[.C141])" office:value-type="float" office:value="0.115426765758476" calcext:value-type="float">
            <text:p>0.1154267658</text:p>
          </table:table-cell>
          <table:table-cell/>
          <table:table-cell office:value-type="float" office:value="0.06984908" calcext:value-type="float">
            <text:p>0.06984908</text:p>
          </table:table-cell>
          <table:table-cell office:value-type="float" office:value="0.76036128" calcext:value-type="float">
            <text:p>0.76036128</text:p>
          </table:table-cell>
          <table:table-cell office:value-type="float" office:value="56488" calcext:value-type="float">
            <text:p>56488</text:p>
          </table:table-cell>
          <table:table-cell office:value-type="float" office:value="17803" calcext:value-type="float">
            <text:p>17803</text:p>
          </table:table-cell>
          <table:table-cell office:value-type="float" office:value="752227" calcext:value-type="float">
            <text:p>752227</text:p>
          </table:table-cell>
          <table:table-cell office:value-type="float" office:value="1134896" calcext:value-type="float">
            <text:p>1134896</text:p>
          </table:table-cell>
          <table:table-cell table:formula="of:=(2*[.F141]*[.G141])/([.F141]+[.G141])" office:value-type="float" office:value="0.12794476781914" calcext:value-type="float">
            <text:p>0.1279447678</text:p>
          </table:table-cell>
          <table:table-cell table:formula="of:=[.H141]+[.I141]" office:value-type="float" office:value="74291" calcext:value-type="float">
            <text:p>74291</text:p>
          </table:table-cell>
          <table:table-cell office:value-type="float" office:value="0.07249571" calcext:value-type="float">
            <text:p>0.07249571</text:p>
          </table:table-cell>
          <table:table-cell office:value-type="float" office:value="0.48347714" calcext:value-type="float">
            <text:p>0.48347714</text:p>
          </table:table-cell>
          <table:table-cell office:value-type="float" office:value="35918" calcext:value-type="float">
            <text:p>35918</text:p>
          </table:table-cell>
          <table:table-cell office:value-type="float" office:value="38373" calcext:value-type="float">
            <text:p>38373</text:p>
          </table:table-cell>
          <table:table-cell office:value-type="float" office:value="459532" calcext:value-type="float">
            <text:p>459532</text:p>
          </table:table-cell>
          <table:table-cell office:value-type="float" office:value="1427591" calcext:value-type="float">
            <text:p>1427591</text:p>
          </table:table-cell>
          <table:table-cell table:formula="of:=(2*[.N141]*[.O141])/([.N141]+[.O141])" office:value-type="float" office:value="0.126085360222426" calcext:value-type="float">
            <text:p>0.1260853602</text:p>
          </table:table-cell>
          <table:table-cell/>
          <table:table-cell office:value-type="float" office:value="0.07073789" calcext:value-type="float">
            <text:p>0.07073789</text:p>
          </table:table-cell>
          <table:table-cell office:value-type="float" office:value="0.2314588" calcext:value-type="float">
            <text:p>0.2314588</text:p>
          </table:table-cell>
          <table:table-cell office:value-type="float" office:value="13607" calcext:value-type="float">
            <text:p>13607</text:p>
          </table:table-cell>
          <table:table-cell office:value-type="float" office:value="45181" calcext:value-type="float">
            <text:p>45181</text:p>
          </table:table-cell>
          <table:table-cell office:value-type="float" office:value="178751" calcext:value-type="float">
            <text:p>178751</text:p>
          </table:table-cell>
          <table:table-cell office:value-type="float" office:value="1445054" calcext:value-type="float">
            <text:p>1445054</text:p>
          </table:table-cell>
          <table:table-cell table:formula="of:=(2*[.V141]*[.W141])/([.V141]+[.W141])" office:value-type="float" office:value="0.108359275106104" calcext:value-type="float">
            <text:p>0.108359275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earestCity</text:p>
          </table:table-cell>
          <table:table-cell office:value-type="float" office:value="0.02427351" calcext:value-type="float">
            <text:p>0.02427351</text:p>
          </table:table-cell>
          <table:table-cell office:value-type="float" office:value="0.39114427" calcext:value-type="float">
            <text:p>0.39114427</text:p>
          </table:table-cell>
          <table:table-cell table:formula="of:=(2*[.B142]*[.C142])/([.B142]+[.C142])" office:value-type="float" office:value="0.0457103417638393" calcext:value-type="float">
            <text:p>0.0457103418</text:p>
          </table:table-cell>
          <table:table-cell/>
          <table:table-cell office:value-type="float" office:value="0.02480597" calcext:value-type="float">
            <text:p>0.02480597</text:p>
          </table:table-cell>
          <table:table-cell office:value-type="float" office:value="0.21151051" calcext:value-type="float">
            <text:p>0.21151051</text:p>
          </table:table-cell>
          <table:table-cell office:value-type="float" office:value="2183" calcext:value-type="float">
            <text:p>2183</text:p>
          </table:table-cell>
          <table:table-cell office:value-type="float" office:value="8138" calcext:value-type="float">
            <text:p>8138</text:p>
          </table:table-cell>
          <table:table-cell office:value-type="float" office:value="85820" calcext:value-type="float">
            <text:p>85820</text:p>
          </table:table-cell>
          <table:table-cell office:value-type="float" office:value="1865273" calcext:value-type="float">
            <text:p>1865273</text:p>
          </table:table-cell>
          <table:table-cell table:formula="of:=(2*[.F142]*[.G142])/([.F142]+[.G142])" office:value-type="float" office:value="0.0444042105378745" calcext:value-type="float">
            <text:p>0.0444042105</text:p>
          </table:table-cell>
          <table:table-cell table:formula="of:=[.H142]+[.I142]" office:value-type="float" office:value="10321" calcext:value-type="float">
            <text:p>10321</text:p>
          </table:table-cell>
          <table:table-cell office:value-type="float" office:value="0.01861536" calcext:value-type="float">
            <text:p>0.01861536</text:p>
          </table:table-cell>
          <table:table-cell office:value-type="float" office:value="0.11520202" calcext:value-type="float">
            <text:p>0.11520202</text:p>
          </table:table-cell>
          <table:table-cell office:value-type="float" office:value="1189" calcext:value-type="float">
            <text:p>1189</text:p>
          </table:table-cell>
          <table:table-cell office:value-type="float" office:value="9132" calcext:value-type="float">
            <text:p>9132</text:p>
          </table:table-cell>
          <table:table-cell office:value-type="float" office:value="62683" calcext:value-type="float">
            <text:p>62683</text:p>
          </table:table-cell>
          <table:table-cell office:value-type="float" office:value="1888410" calcext:value-type="float">
            <text:p>1888410</text:p>
          </table:table-cell>
          <table:table-cell table:formula="of:=(2*[.N142]*[.O142])/([.N142]+[.O142])" office:value-type="float" office:value="0.0320515477888926" calcext:value-type="float">
            <text:p>0.03205154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949" calcext:value-type="float">
            <text:p>8949</text:p>
          </table:table-cell>
          <table:table-cell office:value-type="float" office:value="0" calcext:value-type="float">
            <text:p>0</text:p>
          </table:table-cell>
          <table:table-cell office:value-type="float" office:value="1673644" calcext:value-type="float">
            <text:p>1673644</text:p>
          </table:table-cell>
          <table:table-cell table:formula="of:=(2*[.V142]*[.W142])/([.V142]+[.W142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0.12793255" calcext:value-type="float">
            <text:p>0.12793255</text:p>
          </table:table-cell>
          <table:table-cell office:value-type="float" office:value="0.77445235" calcext:value-type="float">
            <text:p>0.77445235</text:p>
          </table:table-cell>
          <table:table-cell table:formula="of:=(2*[.B143]*[.C143])/([.B143]+[.C143])" office:value-type="float" office:value="0.219590695697573" calcext:value-type="float">
            <text:p>0.2195906957</text:p>
          </table:table-cell>
          <table:table-cell/>
          <table:table-cell office:value-type="float" office:value="0.17972482" calcext:value-type="float">
            <text:p>0.17972482</text:p>
          </table:table-cell>
          <table:table-cell office:value-type="float" office:value="0.6057468" calcext:value-type="float">
            <text:p>0.6057468</text:p>
          </table:table-cell>
          <table:table-cell office:value-type="float" office:value="10646" calcext:value-type="float">
            <text:p>10646</text:p>
          </table:table-cell>
          <table:table-cell office:value-type="float" office:value="6929" calcext:value-type="float">
            <text:p>6929</text:p>
          </table:table-cell>
          <table:table-cell office:value-type="float" office:value="48589" calcext:value-type="float">
            <text:p>48589</text:p>
          </table:table-cell>
          <table:table-cell office:value-type="float" office:value="1895250" calcext:value-type="float">
            <text:p>1895250</text:p>
          </table:table-cell>
          <table:table-cell table:formula="of:=(2*[.F143]*[.G143])/([.F143]+[.G143])" office:value-type="float" office:value="0.277203483419493" calcext:value-type="float">
            <text:p>0.2772034834</text:p>
          </table:table-cell>
          <table:table-cell table:formula="of:=[.H143]+[.I143]" office:value-type="float" office:value="17575" calcext:value-type="float">
            <text:p>17575</text:p>
          </table:table-cell>
          <table:table-cell office:value-type="float" office:value="0.21784885" calcext:value-type="float">
            <text:p>0.21784885</text:p>
          </table:table-cell>
          <table:table-cell office:value-type="float" office:value="0.36278805" calcext:value-type="float">
            <text:p>0.36278805</text:p>
          </table:table-cell>
          <table:table-cell office:value-type="float" office:value="6376" calcext:value-type="float">
            <text:p>6376</text:p>
          </table:table-cell>
          <table:table-cell office:value-type="float" office:value="11199" calcext:value-type="float">
            <text:p>11199</text:p>
          </table:table-cell>
          <table:table-cell office:value-type="float" office:value="22892" calcext:value-type="float">
            <text:p>22892</text:p>
          </table:table-cell>
          <table:table-cell office:value-type="float" office:value="1920947" calcext:value-type="float">
            <text:p>1920947</text:p>
          </table:table-cell>
          <table:table-cell table:formula="of:=(2*[.N143]*[.O143])/([.N143]+[.O143])" office:value-type="float" office:value="0.272228511437156" calcext:value-type="float">
            <text:p>0.2722285114</text:p>
          </table:table-cell>
          <table:table-cell/>
          <table:table-cell office:value-type="float" office:value="0.20370051" calcext:value-type="float">
            <text:p>0.20370051</text:p>
          </table:table-cell>
          <table:table-cell office:value-type="float" office:value="0.39764151" calcext:value-type="float">
            <text:p>0.39764151</text:p>
          </table:table-cell>
          <table:table-cell office:value-type="float" office:value="5901" calcext:value-type="float">
            <text:p>5901</text:p>
          </table:table-cell>
          <table:table-cell office:value-type="float" office:value="8939" calcext:value-type="float">
            <text:p>8939</text:p>
          </table:table-cell>
          <table:table-cell office:value-type="float" office:value="23068" calcext:value-type="float">
            <text:p>23068</text:p>
          </table:table-cell>
          <table:table-cell office:value-type="float" office:value="1644685" calcext:value-type="float">
            <text:p>1644685</text:p>
          </table:table-cell>
          <table:table-cell table:formula="of:=(2*[.V143]*[.W143])/([.V143]+[.W143])" office:value-type="float" office:value="0.269396701677924" calcext:value-type="float">
            <text:p>0.269396701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otableCommander</text:p>
          </table:table-cell>
          <table:table-cell office:value-type="float" office:value="0.02500523" calcext:value-type="float">
            <text:p>0.02500523</text:p>
          </table:table-cell>
          <table:table-cell office:value-type="float" office:value="0.36942112" calcext:value-type="float">
            <text:p>0.36942112</text:p>
          </table:table-cell>
          <table:table-cell table:formula="of:=(2*[.B144]*[.C144])/([.B144]+[.C144])" office:value-type="float" office:value="0.0468399744208651" calcext:value-type="float">
            <text:p>0.0468399744</text:p>
          </table:table-cell>
          <table:table-cell/>
          <table:table-cell office:value-type="float" office:value="0.03515829" calcext:value-type="float">
            <text:p>0.03515829</text:p>
          </table:table-cell>
          <table:table-cell office:value-type="float" office:value="0.20857269" calcext:value-type="float">
            <text:p>0.20857269</text:p>
          </table:table-cell>
          <table:table-cell office:value-type="float" office:value="472" calcext:value-type="float">
            <text:p>472</text:p>
          </table:table-cell>
          <table:table-cell office:value-type="float" office:value="1791" calcext:value-type="float">
            <text:p>1791</text:p>
          </table:table-cell>
          <table:table-cell office:value-type="float" office:value="12953" calcext:value-type="float">
            <text:p>12953</text:p>
          </table:table-cell>
          <table:table-cell office:value-type="float" office:value="1946198" calcext:value-type="float">
            <text:p>1946198</text:p>
          </table:table-cell>
          <table:table-cell table:formula="of:=(2*[.F144]*[.G144])/([.F144]+[.G144])" office:value-type="float" office:value="0.0601733855999767" calcext:value-type="float">
            <text:p>0.0601733856</text:p>
          </table:table-cell>
          <table:table-cell table:formula="of:=[.H144]+[.I144]" office:value-type="float" office:value="2263" calcext:value-type="float">
            <text:p>2263</text:p>
          </table:table-cell>
          <table:table-cell office:value-type="float" office:value="0.03280981" calcext:value-type="float">
            <text:p>0.03280981</text:p>
          </table:table-cell>
          <table:table-cell office:value-type="float" office:value="0.13477684" calcext:value-type="float">
            <text:p>0.13477684</text:p>
          </table:table-cell>
          <table:table-cell office:value-type="float" office:value="305" calcext:value-type="float">
            <text:p>305</text:p>
          </table:table-cell>
          <table:table-cell office:value-type="float" office:value="1958" calcext:value-type="float">
            <text:p>1958</text:p>
          </table:table-cell>
          <table:table-cell office:value-type="float" office:value="8991" calcext:value-type="float">
            <text:p>8991</text:p>
          </table:table-cell>
          <table:table-cell office:value-type="float" office:value="1950160" calcext:value-type="float">
            <text:p>1950160</text:p>
          </table:table-cell>
          <table:table-cell table:formula="of:=(2*[.N144]*[.O144])/([.N144]+[.O144])" office:value-type="float" office:value="0.0527727299614904" calcext:value-type="float">
            <text:p>0.05277273</text:p>
          </table:table-cell>
          <table:table-cell/>
          <table:table-cell office:value-type="float" office:value="0.06992561" calcext:value-type="float">
            <text:p>0.06992561</text:p>
          </table:table-cell>
          <table:table-cell office:value-type="float" office:value="0.19262295" calcext:value-type="float">
            <text:p>0.19262295</text:p>
          </table:table-cell>
          <table:table-cell office:value-type="float" office:value="329" calcext:value-type="float">
            <text:p>329</text:p>
          </table:table-cell>
          <table:table-cell office:value-type="float" office:value="1379" calcext:value-type="float">
            <text:p>1379</text:p>
          </table:table-cell>
          <table:table-cell office:value-type="float" office:value="4376" calcext:value-type="float">
            <text:p>4376</text:p>
          </table:table-cell>
          <table:table-cell office:value-type="float" office:value="1676509" calcext:value-type="float">
            <text:p>1676509</text:p>
          </table:table-cell>
          <table:table-cell table:formula="of:=(2*[.V144]*[.W144])/([.V144]+[.W144])" office:value-type="float" office:value="0.102604084202553" calcext:value-type="float">
            <text:p>0.102604084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otableWork</text:p>
          </table:table-cell>
          <table:table-cell office:value-type="float" office:value="0.00409993" calcext:value-type="float">
            <text:p>0.00409993</text:p>
          </table:table-cell>
          <table:table-cell office:value-type="float" office:value="0.94386423" calcext:value-type="float">
            <text:p>0.94386423</text:p>
          </table:table-cell>
          <table:table-cell table:formula="of:=(2*[.B145]*[.C145])/([.B145]+[.C145])" office:value-type="float" office:value="0.00816439573518033" calcext:value-type="float">
            <text:p>0.0081643957</text:p>
          </table:table-cell>
          <table:table-cell/>
          <table:table-cell office:value-type="float" office:value="0.00645337" calcext:value-type="float">
            <text:p>0.00645337</text:p>
          </table:table-cell>
          <table:table-cell office:value-type="float" office:value="0.81418625" calcext:value-type="float">
            <text:p>0.81418625</text:p>
          </table:table-cell>
          <table:table-cell office:value-type="float" office:value="1871" calcext:value-type="float">
            <text:p>1871</text:p>
          </table:table-cell>
          <table:table-cell office:value-type="float" office:value="427" calcext:value-type="float">
            <text:p>427</text:p>
          </table:table-cell>
          <table:table-cell office:value-type="float" office:value="288055" calcext:value-type="float">
            <text:p>288055</text:p>
          </table:table-cell>
          <table:table-cell office:value-type="float" office:value="1671061" calcext:value-type="float">
            <text:p>1671061</text:p>
          </table:table-cell>
          <table:table-cell table:formula="of:=(2*[.F145]*[.G145])/([.F145]+[.G145])" office:value-type="float" office:value="0.0128052435980668" calcext:value-type="float">
            <text:p>0.0128052436</text:p>
          </table:table-cell>
          <table:table-cell table:formula="of:=[.H145]+[.I145]" office:value-type="float" office:value="2298" calcext:value-type="float">
            <text:p>2298</text:p>
          </table:table-cell>
          <table:table-cell office:value-type="float" office:value="0.00736719" calcext:value-type="float">
            <text:p>0.00736719</text:p>
          </table:table-cell>
          <table:table-cell office:value-type="float" office:value="0.44516971" calcext:value-type="float">
            <text:p>0.44516971</text:p>
          </table:table-cell>
          <table:table-cell office:value-type="float" office:value="1023" calcext:value-type="float">
            <text:p>1023</text:p>
          </table:table-cell>
          <table:table-cell office:value-type="float" office:value="1275" calcext:value-type="float">
            <text:p>1275</text:p>
          </table:table-cell>
          <table:table-cell office:value-type="float" office:value="137836" calcext:value-type="float">
            <text:p>137836</text:p>
          </table:table-cell>
          <table:table-cell office:value-type="float" office:value="1821280" calcext:value-type="float">
            <text:p>1821280</text:p>
          </table:table-cell>
          <table:table-cell table:formula="of:=(2*[.N145]*[.O145])/([.N145]+[.O145])" office:value-type="float" office:value="0.0144945078989797" calcext:value-type="float">
            <text:p>0.0144945079</text:p>
          </table:table-cell>
          <table:table-cell/>
          <table:table-cell office:value-type="float" office:value="0.00520016" calcext:value-type="float">
            <text:p>0.00520016</text:p>
          </table:table-cell>
          <table:table-cell office:value-type="float" office:value="0.81846154" calcext:value-type="float">
            <text:p>0.81846154</text:p>
          </table:table-cell>
          <table:table-cell office:value-type="float" office:value="1064" calcext:value-type="float">
            <text:p>1064</text:p>
          </table:table-cell>
          <table:table-cell office:value-type="float" office:value="236" calcext:value-type="float">
            <text:p>236</text:p>
          </table:table-cell>
          <table:table-cell office:value-type="float" office:value="203545" calcext:value-type="float">
            <text:p>203545</text:p>
          </table:table-cell>
          <table:table-cell office:value-type="float" office:value="1477748" calcext:value-type="float">
            <text:p>1477748</text:p>
          </table:table-cell>
          <table:table-cell table:formula="of:=(2*[.V145]*[.W145])/([.V145]+[.W145])" office:value-type="float" office:value="0.0103346579350391" calcext:value-type="float">
            <text:p>0.010334657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ccupation</text:p>
          </table:table-cell>
          <table:table-cell office:value-type="float" office:value="0.10963523" calcext:value-type="float">
            <text:p>0.10963523</text:p>
          </table:table-cell>
          <table:table-cell office:value-type="float" office:value="0.82504004" calcext:value-type="float">
            <text:p>0.82504004</text:p>
          </table:table-cell>
          <table:table-cell table:formula="of:=(2*[.B146]*[.C146])/([.B146]+[.C146])" office:value-type="float" office:value="0.193550546265355" calcext:value-type="float">
            <text:p>0.1935505463</text:p>
          </table:table-cell>
          <table:table-cell/>
          <table:table-cell office:value-type="float" office:value="0.12456703" calcext:value-type="float">
            <text:p>0.12456703</text:p>
          </table:table-cell>
          <table:table-cell office:value-type="float" office:value="0.67505345" calcext:value-type="float">
            <text:p>0.67505345</text:p>
          </table:table-cell>
          <table:table-cell office:value-type="float" office:value="83039" calcext:value-type="float">
            <text:p>83039</text:p>
          </table:table-cell>
          <table:table-cell office:value-type="float" office:value="39972" calcext:value-type="float">
            <text:p>39972</text:p>
          </table:table-cell>
          <table:table-cell office:value-type="float" office:value="583582" calcext:value-type="float">
            <text:p>583582</text:p>
          </table:table-cell>
          <table:table-cell office:value-type="float" office:value="1254821" calcext:value-type="float">
            <text:p>1254821</text:p>
          </table:table-cell>
          <table:table-cell table:formula="of:=(2*[.F146]*[.G146])/([.F146]+[.G146])" office:value-type="float" office:value="0.210323285761149" calcext:value-type="float">
            <text:p>0.2103232858</text:p>
          </table:table-cell>
          <table:table-cell table:formula="of:=[.H146]+[.I146]" office:value-type="float" office:value="123011" calcext:value-type="float">
            <text:p>123011</text:p>
          </table:table-cell>
          <table:table-cell office:value-type="float" office:value="0.1291348" calcext:value-type="float">
            <text:p>0.1291348</text:p>
          </table:table-cell>
          <table:table-cell office:value-type="float" office:value="0.43361163" calcext:value-type="float">
            <text:p>0.43361163</text:p>
          </table:table-cell>
          <table:table-cell office:value-type="float" office:value="53339" calcext:value-type="float">
            <text:p>53339</text:p>
          </table:table-cell>
          <table:table-cell office:value-type="float" office:value="69672" calcext:value-type="float">
            <text:p>69672</text:p>
          </table:table-cell>
          <table:table-cell office:value-type="float" office:value="359710" calcext:value-type="float">
            <text:p>359710</text:p>
          </table:table-cell>
          <table:table-cell office:value-type="float" office:value="1478693" calcext:value-type="float">
            <text:p>1478693</text:p>
          </table:table-cell>
          <table:table-cell table:formula="of:=(2*[.N146]*[.O146])/([.N146]+[.O146])" office:value-type="float" office:value="0.19900384305494" calcext:value-type="float">
            <text:p>0.1990038431</text:p>
          </table:table-cell>
          <table:table-cell/>
          <table:table-cell office:value-type="float" office:value="0.12306165" calcext:value-type="float">
            <text:p>0.12306165</text:p>
          </table:table-cell>
          <table:table-cell office:value-type="float" office:value="0.62162218" calcext:value-type="float">
            <text:p>0.62162218</text:p>
          </table:table-cell>
          <table:table-cell office:value-type="float" office:value="60615" calcext:value-type="float">
            <text:p>60615</text:p>
          </table:table-cell>
          <table:table-cell office:value-type="float" office:value="36896" calcext:value-type="float">
            <text:p>36896</text:p>
          </table:table-cell>
          <table:table-cell office:value-type="float" office:value="431943" calcext:value-type="float">
            <text:p>431943</text:p>
          </table:table-cell>
          <table:table-cell office:value-type="float" office:value="1153139" calcext:value-type="float">
            <text:p>1153139</text:p>
          </table:table-cell>
          <table:table-cell table:formula="of:=(2*[.V146]*[.W146])/([.V146]+[.W146])" office:value-type="float" office:value="0.20545054979211" calcext:value-type="float">
            <text:p>0.205450549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peratedBy</text:p>
          </table:table-cell>
          <table:table-cell office:value-type="float" office:value="0.05124983" calcext:value-type="float">
            <text:p>0.05124983</text:p>
          </table:table-cell>
          <table:table-cell office:value-type="float" office:value="0.7216434" calcext:value-type="float">
            <text:p>0.7216434</text:p>
          </table:table-cell>
          <table:table-cell table:formula="of:=(2*[.B147]*[.C147])/([.B147]+[.C147])" office:value-type="float" office:value="0.0957030030412403" calcext:value-type="float">
            <text:p>0.095703003</text:p>
          </table:table-cell>
          <table:table-cell/>
          <table:table-cell office:value-type="float" office:value="0.06590959" calcext:value-type="float">
            <text:p>0.06590959</text:p>
          </table:table-cell>
          <table:table-cell office:value-type="float" office:value="0.3839198" calcext:value-type="float">
            <text:p>0.3839198</text:p>
          </table:table-cell>
          <table:table-cell office:value-type="float" office:value="3906" calcext:value-type="float">
            <text:p>3906</text:p>
          </table:table-cell>
          <table:table-cell office:value-type="float" office:value="6268" calcext:value-type="float">
            <text:p>6268</text:p>
          </table:table-cell>
          <table:table-cell office:value-type="float" office:value="55357" calcext:value-type="float">
            <text:p>55357</text:p>
          </table:table-cell>
          <table:table-cell office:value-type="float" office:value="1895883" calcext:value-type="float">
            <text:p>1895883</text:p>
          </table:table-cell>
          <table:table-cell table:formula="of:=(2*[.F147]*[.G147])/([.F147]+[.G147])" office:value-type="float" office:value="0.112504861502633" calcext:value-type="float">
            <text:p>0.1125048615</text:p>
          </table:table-cell>
          <table:table-cell table:formula="of:=[.H147]+[.I147]" office:value-type="float" office:value="10174" calcext:value-type="float">
            <text:p>10174</text:p>
          </table:table-cell>
          <table:table-cell office:value-type="float" office:value="0.07633975" calcext:value-type="float">
            <text:p>0.07633975</text:p>
          </table:table-cell>
          <table:table-cell office:value-type="float" office:value="0.25132691" calcext:value-type="float">
            <text:p>0.25132691</text:p>
          </table:table-cell>
          <table:table-cell office:value-type="float" office:value="2557" calcext:value-type="float">
            <text:p>2557</text:p>
          </table:table-cell>
          <table:table-cell office:value-type="float" office:value="7617" calcext:value-type="float">
            <text:p>7617</text:p>
          </table:table-cell>
          <table:table-cell office:value-type="float" office:value="30938" calcext:value-type="float">
            <text:p>30938</text:p>
          </table:table-cell>
          <table:table-cell office:value-type="float" office:value="1920302" calcext:value-type="float">
            <text:p>1920302</text:p>
          </table:table-cell>
          <table:table-cell table:formula="of:=(2*[.N147]*[.O147])/([.N147]+[.O147])" office:value-type="float" office:value="0.117108243345066" calcext:value-type="float">
            <text:p>0.1171082433</text:p>
          </table:table-cell>
          <table:table-cell/>
          <table:table-cell office:value-type="float" office:value="0.18083851" calcext:value-type="float">
            <text:p>0.18083851</text:p>
          </table:table-cell>
          <table:table-cell office:value-type="float" office:value="0.27579175" calcext:value-type="float">
            <text:p>0.27579175</text:p>
          </table:table-cell>
          <table:table-cell office:value-type="float" office:value="2299" calcext:value-type="float">
            <text:p>2299</text:p>
          </table:table-cell>
          <table:table-cell office:value-type="float" office:value="6037" calcext:value-type="float">
            <text:p>6037</text:p>
          </table:table-cell>
          <table:table-cell office:value-type="float" office:value="10414" calcext:value-type="float">
            <text:p>10414</text:p>
          </table:table-cell>
          <table:table-cell office:value-type="float" office:value="1663843" calcext:value-type="float">
            <text:p>1663843</text:p>
          </table:table-cell>
          <table:table-cell table:formula="of:=(2*[.V147]*[.W147])/([.V147]+[.W147])" office:value-type="float" office:value="0.2184426811324" calcext:value-type="float">
            <text:p>0.218442681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peratingSystem</text:p>
          </table:table-cell>
          <table:table-cell office:value-type="float" office:value="0.01390162" calcext:value-type="float">
            <text:p>0.01390162</text:p>
          </table:table-cell>
          <table:table-cell office:value-type="float" office:value="0.39508231" calcext:value-type="float">
            <text:p>0.39508231</text:p>
          </table:table-cell>
          <table:table-cell table:formula="of:=(2*[.B148]*[.C148])/([.B148]+[.C148])" office:value-type="float" office:value="0.0268581904542909" calcext:value-type="float">
            <text:p>0.0268581905</text:p>
          </table:table-cell>
          <table:table-cell/>
          <table:table-cell office:value-type="float" office:value="0.02588493" calcext:value-type="float">
            <text:p>0.02588493</text:p>
          </table:table-cell>
          <table:table-cell office:value-type="float" office:value="0.2115024" calcext:value-type="float">
            <text:p>0.2115024</text:p>
          </table:table-cell>
          <table:table-cell office:value-type="float" office:value="1015" calcext:value-type="float">
            <text:p>1015</text:p>
          </table:table-cell>
          <table:table-cell office:value-type="float" office:value="3784" calcext:value-type="float">
            <text:p>3784</text:p>
          </table:table-cell>
          <table:table-cell office:value-type="float" office:value="38197" calcext:value-type="float">
            <text:p>38197</text:p>
          </table:table-cell>
          <table:table-cell office:value-type="float" office:value="1918418" calcext:value-type="float">
            <text:p>1918418</text:p>
          </table:table-cell>
          <table:table-cell table:formula="of:=(2*[.F148]*[.G148])/([.F148]+[.G148])" office:value-type="float" office:value="0.0461248274609433" calcext:value-type="float">
            <text:p>0.0461248275</text:p>
          </table:table-cell>
          <table:table-cell table:formula="of:=[.H148]+[.I148]" office:value-type="float" office:value="4799" calcext:value-type="float">
            <text:p>4799</text:p>
          </table:table-cell>
          <table:table-cell office:value-type="float" office:value="0.02116152" calcext:value-type="float">
            <text:p>0.02116152</text:p>
          </table:table-cell>
          <table:table-cell office:value-type="float" office:value="0.06522192" calcext:value-type="float">
            <text:p>0.06522192</text:p>
          </table:table-cell>
          <table:table-cell office:value-type="float" office:value="313" calcext:value-type="float">
            <text:p>313</text:p>
          </table:table-cell>
          <table:table-cell office:value-type="float" office:value="4486" calcext:value-type="float">
            <text:p>4486</text:p>
          </table:table-cell>
          <table:table-cell office:value-type="float" office:value="14478" calcext:value-type="float">
            <text:p>14478</text:p>
          </table:table-cell>
          <table:table-cell office:value-type="float" office:value="1942137" calcext:value-type="float">
            <text:p>1942137</text:p>
          </table:table-cell>
          <table:table-cell table:formula="of:=(2*[.N148]*[.O148])/([.N148]+[.O148])" office:value-type="float" office:value="0.0319550822360952" calcext:value-type="float">
            <text:p>0.0319550822</text:p>
          </table:table-cell>
          <table:table-cell/>
          <table:table-cell office:value-type="float" office:value="0.02336034" calcext:value-type="float">
            <text:p>0.02336034</text:p>
          </table:table-cell>
          <table:table-cell office:value-type="float" office:value="0.10974974" calcext:value-type="float">
            <text:p>0.10974974</text:p>
          </table:table-cell>
          <table:table-cell office:value-type="float" office:value="421" calcext:value-type="float">
            <text:p>421</text:p>
          </table:table-cell>
          <table:table-cell office:value-type="float" office:value="3415" calcext:value-type="float">
            <text:p>3415</text:p>
          </table:table-cell>
          <table:table-cell office:value-type="float" office:value="17601" calcext:value-type="float">
            <text:p>17601</text:p>
          </table:table-cell>
          <table:table-cell office:value-type="float" office:value="1661156" calcext:value-type="float">
            <text:p>1661156</text:p>
          </table:table-cell>
          <table:table-cell table:formula="of:=(2*[.V148]*[.W148])/([.V148]+[.W148])" office:value-type="float" office:value="0.038521368799592" calcext:value-type="float">
            <text:p>0.03852136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2232943" calcext:value-type="float">
            <text:p>0.02232943</text:p>
          </table:table-cell>
          <table:table-cell office:value-type="float" office:value="0.73525132" calcext:value-type="float">
            <text:p>0.73525132</text:p>
          </table:table-cell>
          <table:table-cell table:formula="of:=(2*[.B149]*[.C149])/([.B149]+[.C149])" office:value-type="float" office:value="0.0433425555819564" calcext:value-type="float">
            <text:p>0.0433425556</text:p>
          </table:table-cell>
          <table:table-cell/>
          <table:table-cell office:value-type="float" office:value="0.03012161" calcext:value-type="float">
            <text:p>0.03012161</text:p>
          </table:table-cell>
          <table:table-cell office:value-type="float" office:value="0.44833762" calcext:value-type="float">
            <text:p>0.44833762</text:p>
          </table:table-cell>
          <table:table-cell office:value-type="float" office:value="4005" calcext:value-type="float">
            <text:p>4005</text:p>
          </table:table-cell>
          <table:table-cell office:value-type="float" office:value="4928" calcext:value-type="float">
            <text:p>4928</text:p>
          </table:table-cell>
          <table:table-cell office:value-type="float" office:value="128956" calcext:value-type="float">
            <text:p>128956</text:p>
          </table:table-cell>
          <table:table-cell office:value-type="float" office:value="1823525" calcext:value-type="float">
            <text:p>1823525</text:p>
          </table:table-cell>
          <table:table-cell table:formula="of:=(2*[.F149]*[.G149])/([.F149]+[.G149])" office:value-type="float" office:value="0.0564505817474488" calcext:value-type="float">
            <text:p>0.0564505817</text:p>
          </table:table-cell>
          <table:table-cell table:formula="of:=[.H149]+[.I149]" office:value-type="float" office:value="8933" calcext:value-type="float">
            <text:p>8933</text:p>
          </table:table-cell>
          <table:table-cell office:value-type="float" office:value="0.02970162" calcext:value-type="float">
            <text:p>0.02970162</text:p>
          </table:table-cell>
          <table:table-cell office:value-type="float" office:value="0.21997089" calcext:value-type="float">
            <text:p>0.21997089</text:p>
          </table:table-cell>
          <table:table-cell office:value-type="float" office:value="1965" calcext:value-type="float">
            <text:p>1965</text:p>
          </table:table-cell>
          <table:table-cell office:value-type="float" office:value="6968" calcext:value-type="float">
            <text:p>6968</text:p>
          </table:table-cell>
          <table:table-cell office:value-type="float" office:value="64193" calcext:value-type="float">
            <text:p>64193</text:p>
          </table:table-cell>
          <table:table-cell office:value-type="float" office:value="1888288" calcext:value-type="float">
            <text:p>1888288</text:p>
          </table:table-cell>
          <table:table-cell table:formula="of:=(2*[.N149]*[.O149])/([.N149]+[.O149])" office:value-type="float" office:value="0.0523364929991035" calcext:value-type="float">
            <text:p>0.052336493</text:p>
          </table:table-cell>
          <table:table-cell/>
          <table:table-cell office:value-type="float" office:value="0.09950813" calcext:value-type="float">
            <text:p>0.09950813</text:p>
          </table:table-cell>
          <table:table-cell office:value-type="float" office:value="0.03701619" calcext:value-type="float">
            <text:p>0.03701619</text:p>
          </table:table-cell>
          <table:table-cell office:value-type="float" office:value="263" calcext:value-type="float">
            <text:p>263</text:p>
          </table:table-cell>
          <table:table-cell office:value-type="float" office:value="6842" calcext:value-type="float">
            <text:p>6842</text:p>
          </table:table-cell>
          <table:table-cell office:value-type="float" office:value="2380" calcext:value-type="float">
            <text:p>2380</text:p>
          </table:table-cell>
          <table:table-cell office:value-type="float" office:value="1673108" calcext:value-type="float">
            <text:p>1673108</text:p>
          </table:table-cell>
          <table:table-cell table:formula="of:=(2*[.V149]*[.W149])/([.V149]+[.W149])" office:value-type="float" office:value="0.0539597904113304" calcext:value-type="float">
            <text:p>0.053959790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pponent</text:p>
          </table:table-cell>
          <table:table-cell office:value-type="float" office:value="0.00009862" calcext:value-type="float">
            <text:p>0.00009862</text:p>
          </table:table-cell>
          <table:table-cell office:value-type="float" office:value="0.07432432" calcext:value-type="float">
            <text:p>0.07432432</text:p>
          </table:table-cell>
          <table:table-cell table:formula="of:=(2*[.B150]*[.C150])/([.B150]+[.C150])" office:value-type="float" office:value="0.000196978631545596" calcext:value-type="float">
            <text:p>0.0001969786</text:p>
          </table:table-cell>
          <table:table-cell/>
          <table:table-cell office:value-type="float" office:value="0.00007557" calcext:value-type="float">
            <text:p>0.00007557</text:p>
          </table:table-cell>
          <table:table-cell office:value-type="float" office:value="0.04054054" calcext:value-type="float">
            <text:p>0.04054054</text:p>
          </table:table-cell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  <table:table-cell office:value-type="float" office:value="79394" calcext:value-type="float">
            <text:p>79394</text:p>
          </table:table-cell>
          <table:table-cell office:value-type="float" office:value="1881872" calcext:value-type="float">
            <text:p>1881872</text:p>
          </table:table-cell>
          <table:table-cell table:formula="of:=(2*[.F150]*[.G150])/([.F150]+[.G150])" office:value-type="float" office:value="0.000150858790159865" calcext:value-type="float">
            <text:p>0.0001508588</text:p>
          </table:table-cell>
          <table:table-cell table:formula="of:=[.H150]+[.I150]" office:value-type="float" office:value="148" calcext:value-type="float">
            <text:p>148</text:p>
          </table:table-cell>
          <table:table-cell office:value-type="float" office:value="0.00008422" calcext:value-type="float">
            <text:p>0.00008422</text:p>
          </table:table-cell>
          <table:table-cell office:value-type="float" office:value="0.02702703" calcext:value-type="float">
            <text:p>0.02702703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7492" calcext:value-type="float">
            <text:p>47492</text:p>
          </table:table-cell>
          <table:table-cell office:value-type="float" office:value="1913774" calcext:value-type="float">
            <text:p>1913774</text:p>
          </table:table-cell>
          <table:table-cell table:formula="of:=(2*[.N150]*[.O150])/([.N150]+[.O150])" office:value-type="float" office:value="0.000167916747962562" calcext:value-type="float">
            <text:p>0.00016791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682476" calcext:value-type="float">
            <text:p>1682476</text:p>
          </table:table-cell>
          <table:table-cell table:formula="of:=(2*[.V150]*[.W150])/([.V150]+[.W150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rd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151]*[.C151])/([.B151]+[.C151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5129" calcext:value-type="float">
            <text:p>185129</text:p>
          </table:table-cell>
          <table:table-cell office:value-type="float" office:value="0" calcext:value-type="float">
            <text:p>0</text:p>
          </table:table-cell>
          <table:table-cell office:value-type="float" office:value="1776285" calcext:value-type="float">
            <text:p>1776285</text:p>
          </table:table-cell>
          <table:table-cell table:formula="of:=(2*[.F151]*[.G151])/([.F151]+[.G151])" office:value-type="string" office:string-value="#DIV/0!" calcext:value-type="error">
            <text:p>#DIV/0!</text:p>
          </table:table-cell>
          <table:table-cell table:formula="of:=[.H151]+[.I151]" office:value-type="float" office:value="185129" calcext:value-type="float">
            <text:p>185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129" calcext:value-type="float">
            <text:p>185129</text:p>
          </table:table-cell>
          <table:table-cell office:value-type="float" office:value="0" calcext:value-type="float">
            <text:p>0</text:p>
          </table:table-cell>
          <table:table-cell office:value-type="float" office:value="1776285" calcext:value-type="float">
            <text:p>1776285</text:p>
          </table:table-cell>
          <table:table-cell table:formula="of:=(2*[.N151]*[.O151])/([.N151]+[.O151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73872" calcext:value-type="float">
            <text:p>173872</text:p>
          </table:table-cell>
          <table:table-cell office:value-type="float" office:value="0" calcext:value-type="float">
            <text:p>0</text:p>
          </table:table-cell>
          <table:table-cell office:value-type="float" office:value="1508721" calcext:value-type="float">
            <text:p>1508721</text:p>
          </table:table-cell>
          <table:table-cell table:formula="of:=(2*[.V151]*[.W151])/([.V151]+[.W151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rigin</text:p>
          </table:table-cell>
          <table:table-cell office:value-type="float" office:value="0.06311691" calcext:value-type="float">
            <text:p>0.06311691</text:p>
          </table:table-cell>
          <table:table-cell office:value-type="float" office:value="0.48351323" calcext:value-type="float">
            <text:p>0.48351323</text:p>
          </table:table-cell>
          <table:table-cell table:formula="of:=(2*[.B152]*[.C152])/([.B152]+[.C152])" office:value-type="float" office:value="0.111658171727301" calcext:value-type="float">
            <text:p>0.1116581717</text:p>
          </table:table-cell>
          <table:table-cell/>
          <table:table-cell office:value-type="float" office:value="0.10953252" calcext:value-type="float">
            <text:p>0.10953252</text:p>
          </table:table-cell>
          <table:table-cell office:value-type="float" office:value="0.24872494" calcext:value-type="float">
            <text:p>0.24872494</text:p>
          </table:table-cell>
          <table:table-cell office:value-type="float" office:value="4194" calcext:value-type="float">
            <text:p>4194</text:p>
          </table:table-cell>
          <table:table-cell office:value-type="float" office:value="12668" calcext:value-type="float">
            <text:p>12668</text:p>
          </table:table-cell>
          <table:table-cell office:value-type="float" office:value="34096" calcext:value-type="float">
            <text:p>34096</text:p>
          </table:table-cell>
          <table:table-cell office:value-type="float" office:value="1910456" calcext:value-type="float">
            <text:p>1910456</text:p>
          </table:table-cell>
          <table:table-cell table:formula="of:=(2*[.F152]*[.G152])/([.F152]+[.G152])" office:value-type="float" office:value="0.152088776965308" calcext:value-type="float">
            <text:p>0.152088777</text:p>
          </table:table-cell>
          <table:table-cell table:formula="of:=[.H152]+[.I152]" office:value-type="float" office:value="16862" calcext:value-type="float">
            <text:p>16862</text:p>
          </table:table-cell>
          <table:table-cell office:value-type="float" office:value="0.04866025" calcext:value-type="float">
            <text:p>0.04866025</text:p>
          </table:table-cell>
          <table:table-cell office:value-type="float" office:value="0.03629463" calcext:value-type="float">
            <text:p>0.03629463</text:p>
          </table:table-cell>
          <table:table-cell office:value-type="float" office:value="612" calcext:value-type="float">
            <text:p>612</text:p>
          </table:table-cell>
          <table:table-cell office:value-type="float" office:value="16250" calcext:value-type="float">
            <text:p>16250</text:p>
          </table:table-cell>
          <table:table-cell office:value-type="float" office:value="11965" calcext:value-type="float">
            <text:p>11965</text:p>
          </table:table-cell>
          <table:table-cell office:value-type="float" office:value="1932587" calcext:value-type="float">
            <text:p>1932587</text:p>
          </table:table-cell>
          <table:table-cell table:formula="of:=(2*[.N152]*[.O152])/([.N152]+[.O152])" office:value-type="float" office:value="0.0415775001849805" calcext:value-type="float">
            <text:p>0.0415775002</text:p>
          </table:table-cell>
          <table:table-cell/>
          <table:table-cell office:value-type="float" office:value="0.18922925" calcext:value-type="float">
            <text:p>0.18922925</text:p>
          </table:table-cell>
          <table:table-cell office:value-type="float" office:value="0.02702131" calcext:value-type="float">
            <text:p>0.02702131</text:p>
          </table:table-cell>
          <table:table-cell office:value-type="float" office:value="383" calcext:value-type="float">
            <text:p>383</text:p>
          </table:table-cell>
          <table:table-cell office:value-type="float" office:value="13791" calcext:value-type="float">
            <text:p>13791</text:p>
          </table:table-cell>
          <table:table-cell office:value-type="float" office:value="1641" calcext:value-type="float">
            <text:p>1641</text:p>
          </table:table-cell>
          <table:table-cell office:value-type="float" office:value="1666778" calcext:value-type="float">
            <text:p>1666778</text:p>
          </table:table-cell>
          <table:table-cell table:formula="of:=(2*[.V152]*[.W152])/([.V152]+[.W152])" office:value-type="float" office:value="0.0472897940732963" calcext:value-type="float">
            <text:p>0.047289794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therParty</text:p>
          </table:table-cell>
          <table:table-cell office:value-type="float" office:value="0.00299964" calcext:value-type="float">
            <text:p>0.00299964</text:p>
          </table:table-cell>
          <table:table-cell office:value-type="float" office:value="0.9246134" calcext:value-type="float">
            <text:p>0.9246134</text:p>
          </table:table-cell>
          <table:table-cell table:formula="of:=(2*[.B153]*[.C153])/([.B153]+[.C153])" office:value-type="float" office:value="0.00597988001370917" calcext:value-type="float">
            <text:p>0.00597988</text:p>
          </table:table-cell>
          <table:table-cell/>
          <table:table-cell office:value-type="float" office:value="0.00350225" calcext:value-type="float">
            <text:p>0.00350225</text:p>
          </table:table-cell>
          <table:table-cell office:value-type="float" office:value="0.65335052" calcext:value-type="float">
            <text:p>0.65335052</text:p>
          </table:table-cell>
          <table:table-cell office:value-type="float" office:value="1014" calcext:value-type="float">
            <text:p>1014</text:p>
          </table:table-cell>
          <table:table-cell office:value-type="float" office:value="538" calcext:value-type="float">
            <text:p>538</text:p>
          </table:table-cell>
          <table:table-cell office:value-type="float" office:value="288514" calcext:value-type="float">
            <text:p>288514</text:p>
          </table:table-cell>
          <table:table-cell office:value-type="float" office:value="1671348" calcext:value-type="float">
            <text:p>1671348</text:p>
          </table:table-cell>
          <table:table-cell table:formula="of:=(2*[.F153]*[.G153])/([.F153]+[.G153])" office:value-type="float" office:value="0.00696715295474814" calcext:value-type="float">
            <text:p>0.006967153</text:p>
          </table:table-cell>
          <table:table-cell table:formula="of:=[.H153]+[.I153]" office:value-type="float" office:value="1552" calcext:value-type="float">
            <text:p>1552</text:p>
          </table:table-cell>
          <table:table-cell office:value-type="float" office:value="0.00378683" calcext:value-type="float">
            <text:p>0.00378683</text:p>
          </table:table-cell>
          <table:table-cell office:value-type="float" office:value="0.3878866" calcext:value-type="float">
            <text:p>0.3878866</text:p>
          </table:table-cell>
          <table:table-cell office:value-type="float" office:value="602" calcext:value-type="float">
            <text:p>602</text:p>
          </table:table-cell>
          <table:table-cell office:value-type="float" office:value="950" calcext:value-type="float">
            <text:p>950</text:p>
          </table:table-cell>
          <table:table-cell office:value-type="float" office:value="158370" calcext:value-type="float">
            <text:p>158370</text:p>
          </table:table-cell>
          <table:table-cell office:value-type="float" office:value="1801492" calcext:value-type="float">
            <text:p>1801492</text:p>
          </table:table-cell>
          <table:table-cell table:formula="of:=(2*[.N153]*[.O153])/([.N153]+[.O153])" office:value-type="float" office:value="0.0075004353166259" calcext:value-type="float">
            <text:p>0.007500435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1681551" calcext:value-type="float">
            <text:p>1681551</text:p>
          </table:table-cell>
          <table:table-cell table:formula="of:=(2*[.V153]*[.W153])/([.V153]+[.W153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utflow</text:p>
          </table:table-cell>
          <table:table-cell office:value-type="float" office:value="0.02070824" calcext:value-type="float">
            <text:p>0.02070824</text:p>
          </table:table-cell>
          <table:table-cell office:value-type="float" office:value="0.15898367" calcext:value-type="float">
            <text:p>0.15898367</text:p>
          </table:table-cell>
          <table:table-cell table:formula="of:=(2*[.B154]*[.C154])/([.B154]+[.C154])" office:value-type="float" office:value="0.0366435193931747" calcext:value-type="float">
            <text:p>0.0366435194</text:p>
          </table:table-cell>
          <table:table-cell/>
          <table:table-cell office:value-type="float" office:value="0.01170644" calcext:value-type="float">
            <text:p>0.01170644</text:p>
          </table:table-cell>
          <table:table-cell office:value-type="float" office:value="0.04718693" calcext:value-type="float">
            <text:p>0.04718693</text:p>
          </table:table-cell>
          <table:table-cell office:value-type="float" office:value="130" calcext:value-type="float">
            <text:p>130</text:p>
          </table:table-cell>
          <table:table-cell office:value-type="float" office:value="2625" calcext:value-type="float">
            <text:p>2625</text:p>
          </table:table-cell>
          <table:table-cell office:value-type="float" office:value="10975" calcext:value-type="float">
            <text:p>10975</text:p>
          </table:table-cell>
          <table:table-cell office:value-type="float" office:value="1947684" calcext:value-type="float">
            <text:p>1947684</text:p>
          </table:table-cell>
          <table:table-cell table:formula="of:=(2*[.F154]*[.G154])/([.F154]+[.G154])" office:value-type="float" office:value="0.0187590204068539" calcext:value-type="float">
            <text:p>0.0187590204</text:p>
          </table:table-cell>
          <table:table-cell table:formula="of:=[.H154]+[.I154]" office:value-type="float" office:value="2755" calcext:value-type="float">
            <text:p>2755</text:p>
          </table:table-cell>
          <table:table-cell office:value-type="float" office:value="0.03625378" calcext:value-type="float">
            <text:p>0.03625378</text:p>
          </table:table-cell>
          <table:table-cell office:value-type="float" office:value="0.00871143" calcext:value-type="float">
            <text:p>0.00871143</text:p>
          </table:table-cell>
          <table:table-cell office:value-type="float" office:value="24" calcext:value-type="float">
            <text:p>24</text:p>
          </table:table-cell>
          <table:table-cell office:value-type="float" office:value="2731" calcext:value-type="float">
            <text:p>2731</text:p>
          </table:table-cell>
          <table:table-cell office:value-type="float" office:value="638" calcext:value-type="float">
            <text:p>638</text:p>
          </table:table-cell>
          <table:table-cell office:value-type="float" office:value="1958021" calcext:value-type="float">
            <text:p>1958021</text:p>
          </table:table-cell>
          <table:table-cell table:formula="of:=(2*[.N154]*[.O154])/([.N154]+[.O154])" office:value-type="float" office:value="0.0140474053920976" calcext:value-type="float">
            <text:p>0.0140474054</text:p>
          </table:table-cell>
          <table:table-cell/>
          <table:table-cell office:value-type="float" office:value="0.02429937" calcext:value-type="float">
            <text:p>0.02429937</text:p>
          </table:table-cell>
          <table:table-cell office:value-type="float" office:value="0.13245033" calcext:value-type="float">
            <text:p>0.13245033</text:p>
          </table:table-cell>
          <table:table-cell office:value-type="float" office:value="300" calcext:value-type="float">
            <text:p>300</text:p>
          </table:table-cell>
          <table:table-cell office:value-type="float" office:value="1965" calcext:value-type="float">
            <text:p>1965</text:p>
          </table:table-cell>
          <table:table-cell office:value-type="float" office:value="12046" calcext:value-type="float">
            <text:p>12046</text:p>
          </table:table-cell>
          <table:table-cell office:value-type="float" office:value="1668282" calcext:value-type="float">
            <text:p>1668282</text:p>
          </table:table-cell>
          <table:table-cell table:formula="of:=(2*[.V154]*[.W154])/([.V154]+[.W154])" office:value-type="float" office:value="0.0410649535570671" calcext:value-type="float">
            <text:p>0.04106495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wner</text:p>
          </table:table-cell>
          <table:table-cell office:value-type="float" office:value="0.05478874" calcext:value-type="float">
            <text:p>0.05478874</text:p>
          </table:table-cell>
          <table:table-cell office:value-type="float" office:value="0.79491018" calcext:value-type="float">
            <text:p>0.79491018</text:p>
          </table:table-cell>
          <table:table-cell table:formula="of:=(2*[.B155]*[.C155])/([.B155]+[.C155])" office:value-type="float" office:value="0.102511904276336" calcext:value-type="float">
            <text:p>0.1025119043</text:p>
          </table:table-cell>
          <table:table-cell/>
          <table:table-cell office:value-type="float" office:value="0.06787005" calcext:value-type="float">
            <text:p>0.06787005</text:p>
          </table:table-cell>
          <table:table-cell office:value-type="float" office:value="0.54716882" calcext:value-type="float">
            <text:p>0.54716882</text:p>
          </table:table-cell>
          <table:table-cell office:value-type="float" office:value="20834" calcext:value-type="float">
            <text:p>20834</text:p>
          </table:table-cell>
          <table:table-cell office:value-type="float" office:value="17242" calcext:value-type="float">
            <text:p>17242</text:p>
          </table:table-cell>
          <table:table-cell office:value-type="float" office:value="286135" calcext:value-type="float">
            <text:p>286135</text:p>
          </table:table-cell>
          <table:table-cell office:value-type="float" office:value="1637203" calcext:value-type="float">
            <text:p>1637203</text:p>
          </table:table-cell>
          <table:table-cell table:formula="of:=(2*[.F155]*[.G155])/([.F155]+[.G155])" office:value-type="float" office:value="0.120761067253655" calcext:value-type="float">
            <text:p>0.1207610673</text:p>
          </table:table-cell>
          <table:table-cell table:formula="of:=[.H155]+[.I155]" office:value-type="float" office:value="38076" calcext:value-type="float">
            <text:p>38076</text:p>
          </table:table-cell>
          <table:table-cell office:value-type="float" office:value="0.07420377" calcext:value-type="float">
            <text:p>0.07420377</text:p>
          </table:table-cell>
          <table:table-cell office:value-type="float" office:value="0.32222397" calcext:value-type="float">
            <text:p>0.32222397</text:p>
          </table:table-cell>
          <table:table-cell office:value-type="float" office:value="12269" calcext:value-type="float">
            <text:p>12269</text:p>
          </table:table-cell>
          <table:table-cell office:value-type="float" office:value="25807" calcext:value-type="float">
            <text:p>25807</text:p>
          </table:table-cell>
          <table:table-cell office:value-type="float" office:value="153073" calcext:value-type="float">
            <text:p>153073</text:p>
          </table:table-cell>
          <table:table-cell office:value-type="float" office:value="1770265" calcext:value-type="float">
            <text:p>1770265</text:p>
          </table:table-cell>
          <table:table-cell table:formula="of:=(2*[.N155]*[.O155])/([.N155]+[.O155])" office:value-type="float" office:value="0.120628457324237" calcext:value-type="float">
            <text:p>0.1206284573</text:p>
          </table:table-cell>
          <table:table-cell/>
          <table:table-cell office:value-type="float" office:value="0.05871243" calcext:value-type="float">
            <text:p>0.05871243</text:p>
          </table:table-cell>
          <table:table-cell office:value-type="float" office:value="0.49040498" calcext:value-type="float">
            <text:p>0.49040498</text:p>
          </table:table-cell>
          <table:table-cell office:value-type="float" office:value="15512" calcext:value-type="float">
            <text:p>15512</text:p>
          </table:table-cell>
          <table:table-cell office:value-type="float" office:value="16119" calcext:value-type="float">
            <text:p>16119</text:p>
          </table:table-cell>
          <table:table-cell office:value-type="float" office:value="248691" calcext:value-type="float">
            <text:p>248691</text:p>
          </table:table-cell>
          <table:table-cell office:value-type="float" office:value="1402271" calcext:value-type="float">
            <text:p>1402271</text:p>
          </table:table-cell>
          <table:table-cell table:formula="of:=(2*[.V155]*[.W155])/([.V155]+[.W155])" office:value-type="float" office:value="0.104869623638054" calcext:value-type="float">
            <text:p>0.104869623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wningCompany</text:p>
          </table:table-cell>
          <table:table-cell office:value-type="float" office:value="0.0165856" calcext:value-type="float">
            <text:p>0.0165856</text:p>
          </table:table-cell>
          <table:table-cell office:value-type="float" office:value="0.7499693" calcext:value-type="float">
            <text:p>0.7499693</text:p>
          </table:table-cell>
          <table:table-cell table:formula="of:=(2*[.B156]*[.C156])/([.B156]+[.C156])" office:value-type="float" office:value="0.032453489820703" calcext:value-type="float">
            <text:p>0.0324534898</text:p>
          </table:table-cell>
          <table:table-cell/>
          <table:table-cell office:value-type="float" office:value="0.02506104" calcext:value-type="float">
            <text:p>0.02506104</text:p>
          </table:table-cell>
          <table:table-cell office:value-type="float" office:value="0.61893651" calcext:value-type="float">
            <text:p>0.61893651</text:p>
          </table:table-cell>
          <table:table-cell office:value-type="float" office:value="5040" calcext:value-type="float">
            <text:p>5040</text:p>
          </table:table-cell>
          <table:table-cell office:value-type="float" office:value="3103" calcext:value-type="float">
            <text:p>3103</text:p>
          </table:table-cell>
          <table:table-cell office:value-type="float" office:value="196069" calcext:value-type="float">
            <text:p>196069</text:p>
          </table:table-cell>
          <table:table-cell office:value-type="float" office:value="1757202" calcext:value-type="float">
            <text:p>1757202</text:p>
          </table:table-cell>
          <table:table-cell table:formula="of:=(2*[.F156]*[.G156])/([.F156]+[.G156])" office:value-type="float" office:value="0.0481715889589033" calcext:value-type="float">
            <text:p>0.048171589</text:p>
          </table:table-cell>
          <table:table-cell table:formula="of:=[.H156]+[.I156]" office:value-type="float" office:value="8143" calcext:value-type="float">
            <text:p>8143</text:p>
          </table:table-cell>
          <table:table-cell office:value-type="float" office:value="0.03498914" calcext:value-type="float">
            <text:p>0.03498914</text:p>
          </table:table-cell>
          <table:table-cell office:value-type="float" office:value="0.48250031" calcext:value-type="float">
            <text:p>0.48250031</text:p>
          </table:table-cell>
          <table:table-cell office:value-type="float" office:value="3929" calcext:value-type="float">
            <text:p>3929</text:p>
          </table:table-cell>
          <table:table-cell office:value-type="float" office:value="4214" calcext:value-type="float">
            <text:p>4214</text:p>
          </table:table-cell>
          <table:table-cell office:value-type="float" office:value="108363" calcext:value-type="float">
            <text:p>108363</text:p>
          </table:table-cell>
          <table:table-cell office:value-type="float" office:value="1844908" calcext:value-type="float">
            <text:p>1844908</text:p>
          </table:table-cell>
          <table:table-cell table:formula="of:=(2*[.N156]*[.O156])/([.N156]+[.O156])" office:value-type="float" office:value="0.0652468215405489" calcext:value-type="float">
            <text:p>0.0652468215</text:p>
          </table:table-cell>
          <table:table-cell/>
          <table:table-cell office:value-type="float" office:value="0.02348905" calcext:value-type="float">
            <text:p>0.02348905</text:p>
          </table:table-cell>
          <table:table-cell office:value-type="float" office:value="0.01455199" calcext:value-type="float">
            <text:p>0.01455199</text:p>
          </table:table-cell>
          <table:table-cell office:value-type="float" office:value="89" calcext:value-type="float">
            <text:p>89</text:p>
          </table:table-cell>
          <table:table-cell office:value-type="float" office:value="6027" calcext:value-type="float">
            <text:p>6027</text:p>
          </table:table-cell>
          <table:table-cell office:value-type="float" office:value="3700" calcext:value-type="float">
            <text:p>3700</text:p>
          </table:table-cell>
          <table:table-cell office:value-type="float" office:value="1672777" calcext:value-type="float">
            <text:p>1672777</text:p>
          </table:table-cell>
          <table:table-cell table:formula="of:=(2*[.V156]*[.W156])/([.V156]+[.W156])" office:value-type="float" office:value="0.0179707190292116" calcext:value-type="float">
            <text:p>0.01797071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wningOrganisation</text:p>
          </table:table-cell>
          <table:table-cell office:value-type="float" office:value="0.02596785" calcext:value-type="float">
            <text:p>0.02596785</text:p>
          </table:table-cell>
          <table:table-cell office:value-type="float" office:value="0.29934211" calcext:value-type="float">
            <text:p>0.29934211</text:p>
          </table:table-cell>
          <table:table-cell table:formula="of:=(2*[.B157]*[.C157])/([.B157]+[.C157])" office:value-type="float" office:value="0.0477899355504732" calcext:value-type="float">
            <text:p>0.0477899356</text:p>
          </table:table-cell>
          <table:table-cell/>
          <table:table-cell office:value-type="float" office:value="0.02334683" calcext:value-type="float">
            <text:p>0.02334683</text:p>
          </table:table-cell>
          <table:table-cell office:value-type="float" office:value="0.12646199" calcext:value-type="float">
            <text:p>0.12646199</text:p>
          </table:table-cell>
          <table:table-cell office:value-type="float" office:value="692" calcext:value-type="float">
            <text:p>692</text:p>
          </table:table-cell>
          <table:table-cell office:value-type="float" office:value="4780" calcext:value-type="float">
            <text:p>4780</text:p>
          </table:table-cell>
          <table:table-cell office:value-type="float" office:value="28948" calcext:value-type="float">
            <text:p>28948</text:p>
          </table:table-cell>
          <table:table-cell office:value-type="float" office:value="1926994" calcext:value-type="float">
            <text:p>1926994</text:p>
          </table:table-cell>
          <table:table-cell table:formula="of:=(2*[.F157]*[.G157])/([.F157]+[.G157])" office:value-type="float" office:value="0.0394167256906729" calcext:value-type="float">
            <text:p>0.0394167257</text:p>
          </table:table-cell>
          <table:table-cell table:formula="of:=[.H157]+[.I157]" office:value-type="float" office:value="5472" calcext:value-type="float">
            <text:p>5472</text:p>
          </table:table-cell>
          <table:table-cell office:value-type="float" office:value="0.0213914" calcext:value-type="float">
            <text:p>0.0213914</text:p>
          </table:table-cell>
          <table:table-cell office:value-type="float" office:value="0.06085526" calcext:value-type="float">
            <text:p>0.06085526</text:p>
          </table:table-cell>
          <table:table-cell office:value-type="float" office:value="333" calcext:value-type="float">
            <text:p>333</text:p>
          </table:table-cell>
          <table:table-cell office:value-type="float" office:value="5139" calcext:value-type="float">
            <text:p>5139</text:p>
          </table:table-cell>
          <table:table-cell office:value-type="float" office:value="15234" calcext:value-type="float">
            <text:p>15234</text:p>
          </table:table-cell>
          <table:table-cell office:value-type="float" office:value="1940708" calcext:value-type="float">
            <text:p>1940708</text:p>
          </table:table-cell>
          <table:table-cell table:formula="of:=(2*[.N157]*[.O157])/([.N157]+[.O157])" office:value-type="float" office:value="0.0316554911473366" calcext:value-type="float">
            <text:p>0.031655491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616" calcext:value-type="float">
            <text:p>4616</text:p>
          </table:table-cell>
          <table:table-cell office:value-type="float" office:value="0" calcext:value-type="float">
            <text:p>0</text:p>
          </table:table-cell>
          <table:table-cell office:value-type="float" office:value="1677977" calcext:value-type="float">
            <text:p>1677977</text:p>
          </table:table-cell>
          <table:table-cell table:formula="of:=(2*[.V157]*[.W157])/([.V157]+[.W157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arent</text:p>
          </table:table-cell>
          <table:table-cell office:value-type="float" office:value="0.02577894" calcext:value-type="float">
            <text:p>0.02577894</text:p>
          </table:table-cell>
          <table:table-cell office:value-type="float" office:value="0.98496397" calcext:value-type="float">
            <text:p>0.98496397</text:p>
          </table:table-cell>
          <table:table-cell table:formula="of:=(2*[.B158]*[.C158])/([.B158]+[.C158])" office:value-type="float" office:value="0.0502428992250696" calcext:value-type="float">
            <text:p>0.0502428992</text:p>
          </table:table-cell>
          <table:table-cell/>
          <table:table-cell office:value-type="float" office:value="0.04029748" calcext:value-type="float">
            <text:p>0.04029748</text:p>
          </table:table-cell>
          <table:table-cell office:value-type="float" office:value="0.9607816" calcext:value-type="float">
            <text:p>0.9607816</text:p>
          </table:table-cell>
          <table:table-cell office:value-type="float" office:value="13866" calcext:value-type="float">
            <text:p>13866</text:p>
          </table:table-cell>
          <table:table-cell office:value-type="float" office:value="566" calcext:value-type="float">
            <text:p>566</text:p>
          </table:table-cell>
          <table:table-cell office:value-type="float" office:value="330225" calcext:value-type="float">
            <text:p>330225</text:p>
          </table:table-cell>
          <table:table-cell office:value-type="float" office:value="1616757" calcext:value-type="float">
            <text:p>1616757</text:p>
          </table:table-cell>
          <table:table-cell table:formula="of:=(2*[.F158]*[.G158])/([.F158]+[.G158])" office:value-type="float" office:value="0.0773506870413634" calcext:value-type="float">
            <text:p>0.077350687</text:p>
          </table:table-cell>
          <table:table-cell table:formula="of:=[.H158]+[.I158]" office:value-type="float" office:value="14432" calcext:value-type="float">
            <text:p>14432</text:p>
          </table:table-cell>
          <table:table-cell office:value-type="float" office:value="0.05444973" calcext:value-type="float">
            <text:p>0.05444973</text:p>
          </table:table-cell>
          <table:table-cell office:value-type="float" office:value="0.66359479" calcext:value-type="float">
            <text:p>0.66359479</text:p>
          </table:table-cell>
          <table:table-cell office:value-type="float" office:value="9577" calcext:value-type="float">
            <text:p>9577</text:p>
          </table:table-cell>
          <table:table-cell office:value-type="float" office:value="4855" calcext:value-type="float">
            <text:p>4855</text:p>
          </table:table-cell>
          <table:table-cell office:value-type="float" office:value="166310" calcext:value-type="float">
            <text:p>166310</text:p>
          </table:table-cell>
          <table:table-cell office:value-type="float" office:value="1780672" calcext:value-type="float">
            <text:p>1780672</text:p>
          </table:table-cell>
          <table:table-cell table:formula="of:=(2*[.N158]*[.O158])/([.N158]+[.O158])" office:value-type="float" office:value="0.100641551153142" calcext:value-type="float">
            <text:p>0.1006415512</text:p>
          </table:table-cell>
          <table:table-cell/>
          <table:table-cell office:value-type="float" office:value="0.05900472" calcext:value-type="float">
            <text:p>0.05900472</text:p>
          </table:table-cell>
          <table:table-cell office:value-type="float" office:value="0.2612649" calcext:value-type="float">
            <text:p>0.2612649</text:p>
          </table:table-cell>
          <table:table-cell office:value-type="float" office:value="2586" calcext:value-type="float">
            <text:p>2586</text:p>
          </table:table-cell>
          <table:table-cell office:value-type="float" office:value="7312" calcext:value-type="float">
            <text:p>7312</text:p>
          </table:table-cell>
          <table:table-cell office:value-type="float" office:value="41241" calcext:value-type="float">
            <text:p>41241</text:p>
          </table:table-cell>
          <table:table-cell office:value-type="float" office:value="1631454" calcext:value-type="float">
            <text:p>1631454</text:p>
          </table:table-cell>
          <table:table-cell table:formula="of:=(2*[.V158]*[.W158])/([.V158]+[.W158])" office:value-type="float" office:value="0.0962680273597477" calcext:value-type="float">
            <text:p>0.096268027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rentCompany</text:p>
          </table:table-cell>
          <table:table-cell office:value-type="float" office:value="0.01457697" calcext:value-type="float">
            <text:p>0.01457697</text:p>
          </table:table-cell>
          <table:table-cell office:value-type="float" office:value="0.92058586" calcext:value-type="float">
            <text:p>0.92058586</text:p>
          </table:table-cell>
          <table:table-cell table:formula="of:=(2*[.B159]*[.C159])/([.B159]+[.C159])" office:value-type="float" office:value="0.0286994992383181" calcext:value-type="float">
            <text:p>0.0286994992</text:p>
          </table:table-cell>
          <table:table-cell/>
          <table:table-cell office:value-type="float" office:value="0.02055673" calcext:value-type="float">
            <text:p>0.02055673</text:p>
          </table:table-cell>
          <table:table-cell office:value-type="float" office:value="0.77143241" calcext:value-type="float">
            <text:p>0.77143241</text:p>
          </table:table-cell>
          <table:table-cell office:value-type="float" office:value="5741" calcext:value-type="float">
            <text:p>5741</text:p>
          </table:table-cell>
          <table:table-cell office:value-type="float" office:value="1701" calcext:value-type="float">
            <text:p>1701</text:p>
          </table:table-cell>
          <table:table-cell office:value-type="float" office:value="273535" calcext:value-type="float">
            <text:p>273535</text:p>
          </table:table-cell>
          <table:table-cell office:value-type="float" office:value="1680437" calcext:value-type="float">
            <text:p>1680437</text:p>
          </table:table-cell>
          <table:table-cell table:formula="of:=(2*[.F159]*[.G159])/([.F159]+[.G159])" office:value-type="float" office:value="0.0400463263059877" calcext:value-type="float">
            <text:p>0.0400463263</text:p>
          </table:table-cell>
          <table:table-cell table:formula="of:=[.H159]+[.I159]" office:value-type="float" office:value="7442" calcext:value-type="float">
            <text:p>7442</text:p>
          </table:table-cell>
          <table:table-cell office:value-type="float" office:value="0.02739898" calcext:value-type="float">
            <text:p>0.02739898</text:p>
          </table:table-cell>
          <table:table-cell office:value-type="float" office:value="0.52754636" calcext:value-type="float">
            <text:p>0.52754636</text:p>
          </table:table-cell>
          <table:table-cell office:value-type="float" office:value="3926" calcext:value-type="float">
            <text:p>3926</text:p>
          </table:table-cell>
          <table:table-cell office:value-type="float" office:value="3516" calcext:value-type="float">
            <text:p>3516</text:p>
          </table:table-cell>
          <table:table-cell office:value-type="float" office:value="139364" calcext:value-type="float">
            <text:p>139364</text:p>
          </table:table-cell>
          <table:table-cell office:value-type="float" office:value="1814608" calcext:value-type="float">
            <text:p>1814608</text:p>
          </table:table-cell>
          <table:table-cell table:formula="of:=(2*[.N159]*[.O159])/([.N159]+[.O159])" office:value-type="float" office:value="0.0520924535260096" calcext:value-type="float">
            <text:p>0.0520924535</text:p>
          </table:table-cell>
          <table:table-cell/>
          <table:table-cell office:value-type="float" office:value="0.05059851" calcext:value-type="float">
            <text:p>0.05059851</text:p>
          </table:table-cell>
          <table:table-cell office:value-type="float" office:value="0.63873266" calcext:value-type="float">
            <text:p>0.63873266</text:p>
          </table:table-cell>
          <table:table-cell office:value-type="float" office:value="3407" calcext:value-type="float">
            <text:p>3407</text:p>
          </table:table-cell>
          <table:table-cell office:value-type="float" office:value="1927" calcext:value-type="float">
            <text:p>1927</text:p>
          </table:table-cell>
          <table:table-cell office:value-type="float" office:value="63927" calcext:value-type="float">
            <text:p>63927</text:p>
          </table:table-cell>
          <table:table-cell office:value-type="float" office:value="1613332" calcext:value-type="float">
            <text:p>1613332</text:p>
          </table:table-cell>
          <table:table-cell table:formula="of:=(2*[.V159]*[.W159])/([.V159]+[.W159])" office:value-type="float" office:value="0.0937689235330432" calcext:value-type="float">
            <text:p>0.093768923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rentMountainPeak</text:p>
          </table:table-cell>
          <table:table-cell office:value-type="float" office:value="0.03849964" calcext:value-type="float">
            <text:p>0.03849964</text:p>
          </table:table-cell>
          <table:table-cell office:value-type="float" office:value="0.26953306" calcext:value-type="float">
            <text:p>0.26953306</text:p>
          </table:table-cell>
          <table:table-cell table:formula="of:=(2*[.B160]*[.C160])/([.B160]+[.C160])" office:value-type="float" office:value="0.0673754817465704" calcext:value-type="float">
            <text:p>0.0673754817</text:p>
          </table:table-cell>
          <table:table-cell/>
          <table:table-cell office:value-type="float" office:value="0.06152277" calcext:value-type="float">
            <text:p>0.06152277</text:p>
          </table:table-cell>
          <table:table-cell office:value-type="float" office:value="0.08368007" calcext:value-type="float">
            <text:p>0.08368007</text:p>
          </table:table-cell>
          <table:table-cell office:value-type="float" office:value="181" calcext:value-type="float">
            <text:p>181</text:p>
          </table:table-cell>
          <table:table-cell office:value-type="float" office:value="1982" calcext:value-type="float">
            <text:p>1982</text:p>
          </table:table-cell>
          <table:table-cell office:value-type="float" office:value="2761" calcext:value-type="float">
            <text:p>2761</text:p>
          </table:table-cell>
          <table:table-cell office:value-type="float" office:value="1956490" calcext:value-type="float">
            <text:p>1956490</text:p>
          </table:table-cell>
          <table:table-cell table:formula="of:=(2*[.F160]*[.G160])/([.F160]+[.G160])" office:value-type="float" office:value="0.0709108678617292" calcext:value-type="float">
            <text:p>0.0709108679</text:p>
          </table:table-cell>
          <table:table-cell table:formula="of:=[.H160]+[.I160]" office:value-type="float" office:value="2163" calcext:value-type="float">
            <text:p>2163</text:p>
          </table:table-cell>
          <table:table-cell office:value-type="float" office:value="0.01851852" calcext:value-type="float">
            <text:p>0.01851852</text:p>
          </table:table-cell>
          <table:table-cell office:value-type="float" office:value="0.01063338" calcext:value-type="float">
            <text:p>0.01063338</text:p>
          </table:table-cell>
          <table:table-cell office:value-type="float" office:value="23" calcext:value-type="float">
            <text:p>23</text:p>
          </table:table-cell>
          <table:table-cell office:value-type="float" office:value="2140" calcext:value-type="float">
            <text:p>2140</text:p>
          </table:table-cell>
          <table:table-cell office:value-type="float" office:value="1219" calcext:value-type="float">
            <text:p>1219</text:p>
          </table:table-cell>
          <table:table-cell office:value-type="float" office:value="1958032" calcext:value-type="float">
            <text:p>1958032</text:p>
          </table:table-cell>
          <table:table-cell table:formula="of:=(2*[.N160]*[.O160])/([.N160]+[.O160])" office:value-type="float" office:value="0.0135095455320305" calcext:value-type="float">
            <text:p>0.0135095455</text:p>
          </table:table-cell>
          <table:table-cell/>
          <table:table-cell office:value-type="float" office:value="0.24776939" calcext:value-type="float">
            <text:p>0.24776939</text:p>
          </table:table-cell>
          <table:table-cell office:value-type="float" office:value="0.18675634" calcext:value-type="float">
            <text:p>0.18675634</text:p>
          </table:table-cell>
          <table:table-cell office:value-type="float" office:value="361" calcext:value-type="float">
            <text:p>361</text:p>
          </table:table-cell>
          <table:table-cell office:value-type="float" office:value="1572" calcext:value-type="float">
            <text:p>1572</text:p>
          </table:table-cell>
          <table:table-cell office:value-type="float" office:value="1096" calcext:value-type="float">
            <text:p>1096</text:p>
          </table:table-cell>
          <table:table-cell office:value-type="float" office:value="1679564" calcext:value-type="float">
            <text:p>1679564</text:p>
          </table:table-cell>
          <table:table-cell table:formula="of:=(2*[.V160]*[.W160])/([.V160]+[.W160])" office:value-type="float" office:value="0.212979353100368" calcext:value-type="float">
            <text:p>0.212979353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rentOrganisation</text:p>
          </table:table-cell>
          <table:table-cell office:value-type="float" office:value="0.03370787" calcext:value-type="float">
            <text:p>0.03370787</text:p>
          </table:table-cell>
          <table:table-cell office:value-type="float" office:value="0.00364078" calcext:value-type="float">
            <text:p>0.00364078</text:p>
          </table:table-cell>
          <table:table-cell table:formula="of:=(2*[.B161]*[.C161])/([.B161]+[.C161])" office:value-type="float" office:value="0.00657174698087347" calcext:value-type="float">
            <text:p>0.00657174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 office:value-type="float" office:value="45" calcext:value-type="float">
            <text:p>45</text:p>
          </table:table-cell>
          <table:table-cell office:value-type="float" office:value="1959721" calcext:value-type="float">
            <text:p>1959721</text:p>
          </table:table-cell>
          <table:table-cell table:formula="of:=(2*[.F161]*[.G161])/([.F161]+[.G161])" office:value-type="string" office:string-value="#DIV/0!" calcext:value-type="error">
            <text:p>#DIV/0!</text:p>
          </table:table-cell>
          <table:table-cell table:formula="of:=[.H161]+[.I161]" office:value-type="float" office:value="1648" calcext:value-type="float">
            <text:p>1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 office:value-type="float" office:value="13" calcext:value-type="float">
            <text:p>13</text:p>
          </table:table-cell>
          <table:table-cell office:value-type="float" office:value="1959753" calcext:value-type="float">
            <text:p>1959753</text:p>
          </table:table-cell>
          <table:table-cell table:formula="of:=(2*[.N161]*[.O161])/([.N161]+[.O161])" office:value-type="string" office:string-value="#DIV/0!" calcext:value-type="error">
            <text:p>#DIV/0!</text:p>
          </table:table-cell>
          <table:table-cell/>
          <table:table-cell office:value-type="float" office:value="0.02727273" calcext:value-type="float">
            <text:p>0.02727273</text:p>
          </table:table-cell>
          <table:table-cell office:value-type="float" office:value="0.00229533" calcext:value-type="float">
            <text:p>0.00229533</text:p>
          </table:table-cell>
          <table:table-cell office:value-type="float" office:value="3" calcext:value-type="float">
            <text:p>3</text:p>
          </table:table-cell>
          <table:table-cell office:value-type="float" office:value="1304" calcext:value-type="float">
            <text:p>1304</text:p>
          </table:table-cell>
          <table:table-cell office:value-type="float" office:value="107" calcext:value-type="float">
            <text:p>107</text:p>
          </table:table-cell>
          <table:table-cell office:value-type="float" office:value="1681179" calcext:value-type="float">
            <text:p>1681179</text:p>
          </table:table-cell>
          <table:table-cell table:formula="of:=(2*[.V161]*[.W161])/([.V161]+[.W161])" office:value-type="float" office:value="0.00423429304126818" calcext:value-type="float">
            <text:p>0.00423429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ar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162]*[.C162])/([.B162]+[.C162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float" office:value="1959499" calcext:value-type="float">
            <text:p>1959499</text:p>
          </table:table-cell>
          <table:table-cell table:formula="of:=(2*[.F162]*[.G162])/([.F162]+[.G162])" office:value-type="string" office:string-value="#DIV/0!" calcext:value-type="error">
            <text:p>#DIV/0!</text:p>
          </table:table-cell>
          <table:table-cell table:formula="of:=[.H162]+[.I162]" office:value-type="float" office:value="1915" calcext:value-type="float">
            <text:p>1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float" office:value="1959499" calcext:value-type="float">
            <text:p>1959499</text:p>
          </table:table-cell>
          <table:table-cell table:formula="of:=(2*[.N162]*[.O162])/([.N162]+[.O162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681394" calcext:value-type="float">
            <text:p>1681394</text:p>
          </table:table-cell>
          <table:table-cell table:formula="of:=(2*[.V162]*[.W162])/([.V162]+[.W162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artner</text:p>
          </table:table-cell>
          <table:table-cell office:value-type="float" office:value="0.00157808" calcext:value-type="float">
            <text:p>0.00157808</text:p>
          </table:table-cell>
          <table:table-cell office:value-type="float" office:value="0.83333333" calcext:value-type="float">
            <text:p>0.83333333</text:p>
          </table:table-cell>
          <table:table-cell table:formula="of:=(2*[.B163]*[.C163])/([.B163]+[.C163])" office:value-type="float" office:value="0.00315019448927258" calcext:value-type="float">
            <text:p>0.0031501945</text:p>
          </table:table-cell>
          <table:table-cell/>
          <table:table-cell office:value-type="float" office:value="0.00223046" calcext:value-type="float">
            <text:p>0.00223046</text:p>
          </table:table-cell>
          <table:table-cell office:value-type="float" office:value="0.6235012" calcext:value-type="float">
            <text:p>0.6235012</text:p>
          </table:table-cell>
          <table:table-cell office:value-type="float" office:value="520" calcext:value-type="float">
            <text:p>520</text:p>
          </table:table-cell>
          <table:table-cell office:value-type="float" office:value="314" calcext:value-type="float">
            <text:p>314</text:p>
          </table:table-cell>
          <table:table-cell office:value-type="float" office:value="232616" calcext:value-type="float">
            <text:p>232616</text:p>
          </table:table-cell>
          <table:table-cell office:value-type="float" office:value="1727964" calcext:value-type="float">
            <text:p>1727964</text:p>
          </table:table-cell>
          <table:table-cell table:formula="of:=(2*[.F163]*[.G163])/([.F163]+[.G163])" office:value-type="float" office:value="0.00444501876907427" calcext:value-type="float">
            <text:p>0.0044450188</text:p>
          </table:table-cell>
          <table:table-cell table:formula="of:=[.H163]+[.I163]" office:value-type="float" office:value="834" calcext:value-type="float">
            <text:p>834</text:p>
          </table:table-cell>
          <table:table-cell office:value-type="float" office:value="0.00209069" calcext:value-type="float">
            <text:p>0.00209069</text:p>
          </table:table-cell>
          <table:table-cell office:value-type="float" office:value="0.30815348" calcext:value-type="float">
            <text:p>0.30815348</text:p>
          </table:table-cell>
          <table:table-cell office:value-type="float" office:value="257" calcext:value-type="float">
            <text:p>257</text:p>
          </table:table-cell>
          <table:table-cell office:value-type="float" office:value="577" calcext:value-type="float">
            <text:p>577</text:p>
          </table:table-cell>
          <table:table-cell office:value-type="float" office:value="122669" calcext:value-type="float">
            <text:p>122669</text:p>
          </table:table-cell>
          <table:table-cell office:value-type="float" office:value="1837911" calcext:value-type="float">
            <text:p>1837911</text:p>
          </table:table-cell>
          <table:table-cell table:formula="of:=(2*[.N163]*[.O163])/([.N163]+[.O163])" office:value-type="float" office:value="0.00415320229289853" calcext:value-type="float">
            <text:p>0.0041532023</text:p>
          </table:table-cell>
          <table:table-cell/>
          <table:table-cell office:value-type="float" office:value="0.00472868" calcext:value-type="float">
            <text:p>0.00472868</text:p>
          </table:table-cell>
          <table:table-cell office:value-type="float" office:value="0.13646532" calcext:value-type="float">
            <text:p>0.13646532</text:p>
          </table:table-cell>
          <table:table-cell office:value-type="float" office:value="61" calcext:value-type="float">
            <text:p>61</text:p>
          </table:table-cell>
          <table:table-cell office:value-type="float" office:value="386" calcext:value-type="float">
            <text:p>386</text:p>
          </table:table-cell>
          <table:table-cell office:value-type="float" office:value="12839" calcext:value-type="float">
            <text:p>12839</text:p>
          </table:table-cell>
          <table:table-cell office:value-type="float" office:value="1669307" calcext:value-type="float">
            <text:p>1669307</text:p>
          </table:table-cell>
          <table:table-cell table:formula="of:=(2*[.V163]*[.W163])/([.V163]+[.W163])" office:value-type="float" office:value="0.00914062678835644" calcext:value-type="float">
            <text:p>0.00914062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0.04980016" calcext:value-type="float">
            <text:p>0.04980016</text:p>
          </table:table-cell>
          <table:table-cell office:value-type="float" office:value="0.97092535" calcext:value-type="float">
            <text:p>0.97092535</text:p>
          </table:table-cell>
          <table:table-cell table:formula="of:=(2*[.B164]*[.C164])/([.B164]+[.C164])" office:value-type="float" office:value="0.0947409216373087" calcext:value-type="float">
            <text:p>0.0947409216</text:p>
          </table:table-cell>
          <table:table-cell/>
          <table:table-cell office:value-type="float" office:value="0.05935966" calcext:value-type="float">
            <text:p>0.05935966</text:p>
          </table:table-cell>
          <table:table-cell office:value-type="float" office:value="0.77384751" calcext:value-type="float">
            <text:p>0.77384751</text:p>
          </table:table-cell>
          <table:table-cell office:value-type="float" office:value="36863" calcext:value-type="float">
            <text:p>36863</text:p>
          </table:table-cell>
          <table:table-cell office:value-type="float" office:value="10773" calcext:value-type="float">
            <text:p>10773</text:p>
          </table:table-cell>
          <table:table-cell office:value-type="float" office:value="584148" calcext:value-type="float">
            <text:p>584148</text:p>
          </table:table-cell>
          <table:table-cell office:value-type="float" office:value="1329630" calcext:value-type="float">
            <text:p>1329630</text:p>
          </table:table-cell>
          <table:table-cell table:formula="of:=(2*[.F164]*[.G164])/([.F164]+[.G164])" office:value-type="float" office:value="0.110261473351091" calcext:value-type="float">
            <text:p>0.1102614734</text:p>
          </table:table-cell>
          <table:table-cell table:formula="of:=[.H164]+[.I164]" office:value-type="float" office:value="47636" calcext:value-type="float">
            <text:p>47636</text:p>
          </table:table-cell>
          <table:table-cell office:value-type="float" office:value="0.0615529" calcext:value-type="float">
            <text:p>0.0615529</text:p>
          </table:table-cell>
          <table:table-cell office:value-type="float" office:value="0.46275926" calcext:value-type="float">
            <text:p>0.46275926</text:p>
          </table:table-cell>
          <table:table-cell office:value-type="float" office:value="22044" calcext:value-type="float">
            <text:p>22044</text:p>
          </table:table-cell>
          <table:table-cell office:value-type="float" office:value="25592" calcext:value-type="float">
            <text:p>25592</text:p>
          </table:table-cell>
          <table:table-cell office:value-type="float" office:value="336087" calcext:value-type="float">
            <text:p>336087</text:p>
          </table:table-cell>
          <table:table-cell office:value-type="float" office:value="1577691" calcext:value-type="float">
            <text:p>1577691</text:p>
          </table:table-cell>
          <table:table-cell table:formula="of:=(2*[.N164]*[.O164])/([.N164]+[.O164])" office:value-type="float" office:value="0.108653495485796" calcext:value-type="float">
            <text:p>0.1086534955</text:p>
          </table:table-cell>
          <table:table-cell/>
          <table:table-cell office:value-type="float" office:value="0.0455071" calcext:value-type="float">
            <text:p>0.0455071</text:p>
          </table:table-cell>
          <table:table-cell office:value-type="float" office:value="0.49631277" calcext:value-type="float">
            <text:p>0.49631277</text:p>
          </table:table-cell>
          <table:table-cell office:value-type="float" office:value="17633" calcext:value-type="float">
            <text:p>17633</text:p>
          </table:table-cell>
          <table:table-cell office:value-type="float" office:value="17895" calcext:value-type="float">
            <text:p>17895</text:p>
          </table:table-cell>
          <table:table-cell office:value-type="float" office:value="369845" calcext:value-type="float">
            <text:p>369845</text:p>
          </table:table-cell>
          <table:table-cell office:value-type="float" office:value="1277220" calcext:value-type="float">
            <text:p>1277220</text:p>
          </table:table-cell>
          <table:table-cell table:formula="of:=(2*[.V164]*[.W164])/([.V164]+[.W164])" office:value-type="float" office:value="0.0833699762825863" calcext:value-type="float">
            <text:p>0.083369976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</text:p>
          </table:table-cell>
          <table:table-cell office:value-type="float" office:value="0.06686575" calcext:value-type="float">
            <text:p>0.06686575</text:p>
          </table:table-cell>
          <table:table-cell office:value-type="float" office:value="0.76297757" calcext:value-type="float">
            <text:p>0.76297757</text:p>
          </table:table-cell>
          <table:table-cell table:formula="of:=(2*[.B165]*[.C165])/([.B165]+[.C165])" office:value-type="float" office:value="0.122955903172728" calcext:value-type="float">
            <text:p>0.1229559032</text:p>
          </table:table-cell>
          <table:table-cell/>
          <table:table-cell office:value-type="float" office:value="0.07989448" calcext:value-type="float">
            <text:p>0.07989448</text:p>
          </table:table-cell>
          <table:table-cell office:value-type="float" office:value="0.32695015" calcext:value-type="float">
            <text:p>0.32695015</text:p>
          </table:table-cell>
          <table:table-cell office:value-type="float" office:value="3483" calcext:value-type="float">
            <text:p>3483</text:p>
          </table:table-cell>
          <table:table-cell office:value-type="float" office:value="7170" calcext:value-type="float">
            <text:p>7170</text:p>
          </table:table-cell>
          <table:table-cell office:value-type="float" office:value="40112" calcext:value-type="float">
            <text:p>40112</text:p>
          </table:table-cell>
          <table:table-cell office:value-type="float" office:value="1910649" calcext:value-type="float">
            <text:p>1910649</text:p>
          </table:table-cell>
          <table:table-cell table:formula="of:=(2*[.F165]*[.G165])/([.F165]+[.G165])" office:value-type="float" office:value="0.128410259317774" calcext:value-type="float">
            <text:p>0.1284102593</text:p>
          </table:table-cell>
          <table:table-cell table:formula="of:=[.H165]+[.I165]" office:value-type="float" office:value="10653" calcext:value-type="float">
            <text:p>10653</text:p>
          </table:table-cell>
          <table:table-cell office:value-type="float" office:value="0.08276793" calcext:value-type="float">
            <text:p>0.08276793</text:p>
          </table:table-cell>
          <table:table-cell office:value-type="float" office:value="0.21299165" calcext:value-type="float">
            <text:p>0.21299165</text:p>
          </table:table-cell>
          <table:table-cell office:value-type="float" office:value="2269" calcext:value-type="float">
            <text:p>2269</text:p>
          </table:table-cell>
          <table:table-cell office:value-type="float" office:value="8384" calcext:value-type="float">
            <text:p>8384</text:p>
          </table:table-cell>
          <table:table-cell office:value-type="float" office:value="25145" calcext:value-type="float">
            <text:p>25145</text:p>
          </table:table-cell>
          <table:table-cell office:value-type="float" office:value="1925616" calcext:value-type="float">
            <text:p>1925616</text:p>
          </table:table-cell>
          <table:table-cell table:formula="of:=(2*[.N165]*[.O165])/([.N165]+[.O165])" office:value-type="float" office:value="0.119210867000721" calcext:value-type="float">
            <text:p>0.119210867</text:p>
          </table:table-cell>
          <table:table-cell/>
          <table:table-cell office:value-type="float" office:value="0.11330148" calcext:value-type="float">
            <text:p>0.11330148</text:p>
          </table:table-cell>
          <table:table-cell office:value-type="float" office:value="0.56205014" calcext:value-type="float">
            <text:p>0.56205014</text:p>
          </table:table-cell>
          <table:table-cell office:value-type="float" office:value="4529" calcext:value-type="float">
            <text:p>4529</text:p>
          </table:table-cell>
          <table:table-cell office:value-type="float" office:value="3529" calcext:value-type="float">
            <text:p>3529</text:p>
          </table:table-cell>
          <table:table-cell office:value-type="float" office:value="35444" calcext:value-type="float">
            <text:p>35444</text:p>
          </table:table-cell>
          <table:table-cell office:value-type="float" office:value="1639091" calcext:value-type="float">
            <text:p>1639091</text:p>
          </table:table-cell>
          <table:table-cell table:formula="of:=(2*[.V165]*[.W165])/([.V165]+[.W165])" office:value-type="float" office:value="0.188586540138031" calcext:value-type="float">
            <text:p>0.188586540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laceOfBurial</text:p>
          </table:table-cell>
          <table:table-cell office:value-type="float" office:value="0.00169766" calcext:value-type="float">
            <text:p>0.00169766</text:p>
          </table:table-cell>
          <table:table-cell office:value-type="float" office:value="0.69714286" calcext:value-type="float">
            <text:p>0.69714286</text:p>
          </table:table-cell>
          <table:table-cell table:formula="of:=(2*[.B166]*[.C166])/([.B166]+[.C166])" office:value-type="float" office:value="0.00338707191079189" calcext:value-type="float">
            <text:p>0.0033870719</text:p>
          </table:table-cell>
          <table:table-cell/>
          <table:table-cell office:value-type="float" office:value="0.00179157" calcext:value-type="float">
            <text:p>0.00179157</text:p>
          </table:table-cell>
          <table:table-cell office:value-type="float" office:value="0.40571429" calcext:value-type="float">
            <text:p>0.40571429</text:p>
          </table:table-cell>
          <table:table-cell office:value-type="float" office:value="142" calcext:value-type="float">
            <text:p>142</text:p>
          </table:table-cell>
          <table:table-cell office:value-type="float" office:value="208" calcext:value-type="float">
            <text:p>208</text:p>
          </table:table-cell>
          <table:table-cell office:value-type="float" office:value="79118" calcext:value-type="float">
            <text:p>79118</text:p>
          </table:table-cell>
          <table:table-cell office:value-type="float" office:value="1881946" calcext:value-type="float">
            <text:p>1881946</text:p>
          </table:table-cell>
          <table:table-cell table:formula="of:=(2*[.F166]*[.G166])/([.F166]+[.G166])" office:value-type="float" office:value="0.00356738698449784" calcext:value-type="float">
            <text:p>0.003567387</text:p>
          </table:table-cell>
          <table:table-cell table:formula="of:=[.H166]+[.I166]" office:value-type="float" office:value="350" calcext:value-type="float">
            <text:p>350</text:p>
          </table:table-cell>
          <table:table-cell office:value-type="float" office:value="0.00149204" calcext:value-type="float">
            <text:p>0.00149204</text:p>
          </table:table-cell>
          <table:table-cell office:value-type="float" office:value="0.18" calcext:value-type="float">
            <text:p>0.18</text:p>
          </table:table-cell>
          <table:table-cell office:value-type="float" office:value="63" calcext:value-type="float">
            <text:p>63</text:p>
          </table:table-cell>
          <table:table-cell office:value-type="float" office:value="287" calcext:value-type="float">
            <text:p>287</text:p>
          </table:table-cell>
          <table:table-cell office:value-type="float" office:value="42161" calcext:value-type="float">
            <text:p>42161</text:p>
          </table:table-cell>
          <table:table-cell office:value-type="float" office:value="1918903" calcext:value-type="float">
            <text:p>1918903</text:p>
          </table:table-cell>
          <table:table-cell table:formula="of:=(2*[.N166]*[.O166])/([.N166]+[.O166])" office:value-type="float" office:value="0.00295954797797193" calcext:value-type="float">
            <text:p>0.00295954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682406" calcext:value-type="float">
            <text:p>1682406</text:p>
          </table:table-cell>
          <table:table-cell table:formula="of:=(2*[.V166]*[.W166])/([.V166]+[.W166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ortrayer</text:p>
          </table:table-cell>
          <table:table-cell office:value-type="float" office:value="0.00763409" calcext:value-type="float">
            <text:p>0.00763409</text:p>
          </table:table-cell>
          <table:table-cell office:value-type="float" office:value="0.9369406" calcext:value-type="float">
            <text:p>0.9369406</text:p>
          </table:table-cell>
          <table:table-cell table:formula="of:=(2*[.B167]*[.C167])/([.B167]+[.C167])" office:value-type="float" office:value="0.015144781965424" calcext:value-type="float">
            <text:p>0.015144782</text:p>
          </table:table-cell>
          <table:table-cell/>
          <table:table-cell office:value-type="float" office:value="0.01198654" calcext:value-type="float">
            <text:p>0.01198654</text:p>
          </table:table-cell>
          <table:table-cell office:value-type="float" office:value="0.86248983" calcext:value-type="float">
            <text:p>0.86248983</text:p>
          </table:table-cell>
          <table:table-cell office:value-type="float" office:value="2120" calcext:value-type="float">
            <text:p>2120</text:p>
          </table:table-cell>
          <table:table-cell office:value-type="float" office:value="338" calcext:value-type="float">
            <text:p>338</text:p>
          </table:table-cell>
          <table:table-cell office:value-type="float" office:value="174745" calcext:value-type="float">
            <text:p>174745</text:p>
          </table:table-cell>
          <table:table-cell office:value-type="float" office:value="1784211" calcext:value-type="float">
            <text:p>1784211</text:p>
          </table:table-cell>
          <table:table-cell table:formula="of:=(2*[.F167]*[.G167])/([.F167]+[.G167])" office:value-type="float" office:value="0.0236444784594653" calcext:value-type="float">
            <text:p>0.0236444785</text:p>
          </table:table-cell>
          <table:table-cell table:formula="of:=[.H167]+[.I167]" office:value-type="float" office:value="2458" calcext:value-type="float">
            <text:p>2458</text:p>
          </table:table-cell>
          <table:table-cell office:value-type="float" office:value="0.01633053" calcext:value-type="float">
            <text:p>0.01633053</text:p>
          </table:table-cell>
          <table:table-cell office:value-type="float" office:value="0.63710334" calcext:value-type="float">
            <text:p>0.63710334</text:p>
          </table:table-cell>
          <table:table-cell office:value-type="float" office:value="1566" calcext:value-type="float">
            <text:p>1566</text:p>
          </table:table-cell>
          <table:table-cell office:value-type="float" office:value="892" calcext:value-type="float">
            <text:p>892</text:p>
          </table:table-cell>
          <table:table-cell office:value-type="float" office:value="94328" calcext:value-type="float">
            <text:p>94328</text:p>
          </table:table-cell>
          <table:table-cell office:value-type="float" office:value="1864628" calcext:value-type="float">
            <text:p>1864628</text:p>
          </table:table-cell>
          <table:table-cell table:formula="of:=(2*[.N167]*[.O167])/([.N167]+[.O167])" office:value-type="float" office:value="0.0318447992509791" calcext:value-type="float">
            <text:p>0.0318447993</text:p>
          </table:table-cell>
          <table:table-cell/>
          <table:table-cell office:value-type="float" office:value="0.0470483" calcext:value-type="float">
            <text:p>0.0470483</text:p>
          </table:table-cell>
          <table:table-cell office:value-type="float" office:value="0.14514349" calcext:value-type="float">
            <text:p>0.14514349</text:p>
          </table:table-cell>
          <table:table-cell office:value-type="float" office:value="263" calcext:value-type="float">
            <text:p>263</text:p>
          </table:table-cell>
          <table:table-cell office:value-type="float" office:value="1549" calcext:value-type="float">
            <text:p>1549</text:p>
          </table:table-cell>
          <table:table-cell office:value-type="float" office:value="5327" calcext:value-type="float">
            <text:p>5327</text:p>
          </table:table-cell>
          <table:table-cell office:value-type="float" office:value="1675454" calcext:value-type="float">
            <text:p>1675454</text:p>
          </table:table-cell>
          <table:table-cell table:formula="of:=(2*[.V167]*[.W167])/([.V167]+[.W167])" office:value-type="float" office:value="0.0710618748133518" calcext:value-type="float">
            <text:p>0.07106187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redecessor</text:p>
          </table:table-cell>
          <table:table-cell office:value-type="float" office:value="0.01404374" calcext:value-type="float">
            <text:p>0.01404374</text:p>
          </table:table-cell>
          <table:table-cell office:value-type="float" office:value="0.68334389" calcext:value-type="float">
            <text:p>0.68334389</text:p>
          </table:table-cell>
          <table:table-cell table:formula="of:=(2*[.B168]*[.C168])/([.B168]+[.C168])" office:value-type="float" office:value="0.027521864480873" calcext:value-type="float">
            <text:p>0.0275218645</text:p>
          </table:table-cell>
          <table:table-cell/>
          <table:table-cell office:value-type="float" office:value="0.01763171" calcext:value-type="float">
            <text:p>0.01763171</text:p>
          </table:table-cell>
          <table:table-cell office:value-type="float" office:value="0.51513616" calcext:value-type="float">
            <text:p>0.51513616</text:p>
          </table:table-cell>
          <table:table-cell office:value-type="float" office:value="8134" calcext:value-type="float">
            <text:p>8134</text:p>
          </table:table-cell>
          <table:table-cell office:value-type="float" office:value="7656" calcext:value-type="float">
            <text:p>7656</text:p>
          </table:table-cell>
          <table:table-cell office:value-type="float" office:value="453194" calcext:value-type="float">
            <text:p>453194</text:p>
          </table:table-cell>
          <table:table-cell office:value-type="float" office:value="1492430" calcext:value-type="float">
            <text:p>1492430</text:p>
          </table:table-cell>
          <table:table-cell table:formula="of:=(2*[.F168]*[.G168])/([.F168]+[.G168])" office:value-type="float" office:value="0.0340963931763888" calcext:value-type="float">
            <text:p>0.0340963932</text:p>
          </table:table-cell>
          <table:table-cell table:formula="of:=[.H168]+[.I168]" office:value-type="float" office:value="15790" calcext:value-type="float">
            <text:p>15790</text:p>
          </table:table-cell>
          <table:table-cell office:value-type="float" office:value="0.02133004" calcext:value-type="float">
            <text:p>0.02133004</text:p>
          </table:table-cell>
          <table:table-cell office:value-type="float" office:value="0.31247625" calcext:value-type="float">
            <text:p>0.31247625</text:p>
          </table:table-cell>
          <table:table-cell office:value-type="float" office:value="4934" calcext:value-type="float">
            <text:p>4934</text:p>
          </table:table-cell>
          <table:table-cell office:value-type="float" office:value="10856" calcext:value-type="float">
            <text:p>10856</text:p>
          </table:table-cell>
          <table:table-cell office:value-type="float" office:value="226383" calcext:value-type="float">
            <text:p>226383</text:p>
          </table:table-cell>
          <table:table-cell office:value-type="float" office:value="1719241" calcext:value-type="float">
            <text:p>1719241</text:p>
          </table:table-cell>
          <table:table-cell table:formula="of:=(2*[.N168]*[.O168])/([.N168]+[.O168])" office:value-type="float" office:value="0.0399341241385835" calcext:value-type="float">
            <text:p>0.0399341241</text:p>
          </table:table-cell>
          <table:table-cell/>
          <table:table-cell office:value-type="float" office:value="0.01875241" calcext:value-type="float">
            <text:p>0.01875241</text:p>
          </table:table-cell>
          <table:table-cell office:value-type="float" office:value="0.25748906" calcext:value-type="float">
            <text:p>0.25748906</text:p>
          </table:table-cell>
          <table:table-cell office:value-type="float" office:value="3060" calcext:value-type="float">
            <text:p>3060</text:p>
          </table:table-cell>
          <table:table-cell office:value-type="float" office:value="8824" calcext:value-type="float">
            <text:p>8824</text:p>
          </table:table-cell>
          <table:table-cell office:value-type="float" office:value="160119" calcext:value-type="float">
            <text:p>160119</text:p>
          </table:table-cell>
          <table:table-cell office:value-type="float" office:value="1510590" calcext:value-type="float">
            <text:p>1510590</text:p>
          </table:table-cell>
          <table:table-cell table:formula="of:=(2*[.V168]*[.W168])/([.V168]+[.W168])" office:value-type="float" office:value="0.0349588381761406" calcext:value-type="float">
            <text:p>0.03495883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resenter</text:p>
          </table:table-cell>
          <table:table-cell office:value-type="float" office:value="0.1264508" calcext:value-type="float">
            <text:p>0.1264508</text:p>
          </table:table-cell>
          <table:table-cell office:value-type="float" office:value="0.62836625" calcext:value-type="float">
            <text:p>0.62836625</text:p>
          </table:table-cell>
          <table:table-cell table:formula="of:=(2*[.B169]*[.C169])/([.B169]+[.C169])" office:value-type="float" office:value="0.210534234767219" calcext:value-type="float">
            <text:p>0.2105342348</text:p>
          </table:table-cell>
          <table:table-cell/>
          <table:table-cell office:value-type="float" office:value="0.16303417" calcext:value-type="float">
            <text:p>0.16303417</text:p>
          </table:table-cell>
          <table:table-cell office:value-type="float" office:value="0.5556553" calcext:value-type="float">
            <text:p>0.5556553</text:p>
          </table:table-cell>
          <table:table-cell office:value-type="float" office:value="2476" calcext:value-type="float">
            <text:p>2476</text:p>
          </table:table-cell>
          <table:table-cell office:value-type="float" office:value="1980" calcext:value-type="float">
            <text:p>1980</text:p>
          </table:table-cell>
          <table:table-cell office:value-type="float" office:value="12711" calcext:value-type="float">
            <text:p>12711</text:p>
          </table:table-cell>
          <table:table-cell office:value-type="float" office:value="1944247" calcext:value-type="float">
            <text:p>1944247</text:p>
          </table:table-cell>
          <table:table-cell table:formula="of:=(2*[.F169]*[.G169])/([.F169]+[.G169])" office:value-type="float" office:value="0.252099980375672" calcext:value-type="float">
            <text:p>0.2520999804</text:p>
          </table:table-cell>
          <table:table-cell table:formula="of:=[.H169]+[.I169]" office:value-type="float" office:value="4456" calcext:value-type="float">
            <text:p>4456</text:p>
          </table:table-cell>
          <table:table-cell office:value-type="float" office:value="0.14053794" calcext:value-type="float">
            <text:p>0.14053794</text:p>
          </table:table-cell>
          <table:table-cell office:value-type="float" office:value="0.32832136" calcext:value-type="float">
            <text:p>0.32832136</text:p>
          </table:table-cell>
          <table:table-cell office:value-type="float" office:value="1463" calcext:value-type="float">
            <text:p>1463</text:p>
          </table:table-cell>
          <table:table-cell office:value-type="float" office:value="2993" calcext:value-type="float">
            <text:p>2993</text:p>
          </table:table-cell>
          <table:table-cell office:value-type="float" office:value="8947" calcext:value-type="float">
            <text:p>8947</text:p>
          </table:table-cell>
          <table:table-cell office:value-type="float" office:value="1948011" calcext:value-type="float">
            <text:p>1948011</text:p>
          </table:table-cell>
          <table:table-cell table:formula="of:=(2*[.N169]*[.O169])/([.N169]+[.O169])" office:value-type="float" office:value="0.196824964727791" calcext:value-type="float">
            <text:p>0.196824964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767" calcext:value-type="float">
            <text:p>3767</text:p>
          </table:table-cell>
          <table:table-cell office:value-type="float" office:value="0" calcext:value-type="float">
            <text:p>0</text:p>
          </table:table-cell>
          <table:table-cell office:value-type="float" office:value="1678826" calcext:value-type="float">
            <text:p>1678826</text:p>
          </table:table-cell>
          <table:table-cell table:formula="of:=(2*[.V169]*[.W169])/([.V169]+[.W169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resident</text:p>
          </table:table-cell>
          <table:table-cell office:value-type="float" office:value="0.00699752" calcext:value-type="float">
            <text:p>0.00699752</text:p>
          </table:table-cell>
          <table:table-cell office:value-type="float" office:value="0.92863837" calcext:value-type="float">
            <text:p>0.92863837</text:p>
          </table:table-cell>
          <table:table-cell table:formula="of:=(2*[.B170]*[.C170])/([.B170]+[.C170])" office:value-type="float" office:value="0.0138903726039034" calcext:value-type="float">
            <text:p>0.0138903726</text:p>
          </table:table-cell>
          <table:table-cell/>
          <table:table-cell office:value-type="float" office:value="0.0093962" calcext:value-type="float">
            <text:p>0.0093962</text:p>
          </table:table-cell>
          <table:table-cell office:value-type="float" office:value="0.80211541" calcext:value-type="float">
            <text:p>0.80211541</text:p>
          </table:table-cell>
          <table:table-cell office:value-type="float" office:value="5991" calcext:value-type="float">
            <text:p>5991</text:p>
          </table:table-cell>
          <table:table-cell office:value-type="float" office:value="1478" calcext:value-type="float">
            <text:p>1478</text:p>
          </table:table-cell>
          <table:table-cell office:value-type="float" office:value="631607" calcext:value-type="float">
            <text:p>631607</text:p>
          </table:table-cell>
          <table:table-cell office:value-type="float" office:value="1322338" calcext:value-type="float">
            <text:p>1322338</text:p>
          </table:table-cell>
          <table:table-cell table:formula="of:=(2*[.F170]*[.G170])/([.F170]+[.G170])" office:value-type="float" office:value="0.0185748095839122" calcext:value-type="float">
            <text:p>0.0185748096</text:p>
          </table:table-cell>
          <table:table-cell table:formula="of:=[.H170]+[.I170]" office:value-type="float" office:value="7469" calcext:value-type="float">
            <text:p>7469</text:p>
          </table:table-cell>
          <table:table-cell office:value-type="float" office:value="0.0121848" calcext:value-type="float">
            <text:p>0.0121848</text:p>
          </table:table-cell>
          <table:table-cell office:value-type="float" office:value="0.59177935" calcext:value-type="float">
            <text:p>0.59177935</text:p>
          </table:table-cell>
          <table:table-cell office:value-type="float" office:value="4420" calcext:value-type="float">
            <text:p>4420</text:p>
          </table:table-cell>
          <table:table-cell office:value-type="float" office:value="3049" calcext:value-type="float">
            <text:p>3049</text:p>
          </table:table-cell>
          <table:table-cell office:value-type="float" office:value="358327" calcext:value-type="float">
            <text:p>358327</text:p>
          </table:table-cell>
          <table:table-cell office:value-type="float" office:value="1595618" calcext:value-type="float">
            <text:p>1595618</text:p>
          </table:table-cell>
          <table:table-cell table:formula="of:=(2*[.N170]*[.O170])/([.N170]+[.O170])" office:value-type="float" office:value="0.0238779504508008" calcext:value-type="float">
            <text:p>0.0238779505</text:p>
          </table:table-cell>
          <table:table-cell/>
          <table:table-cell office:value-type="float" office:value="0.00732163" calcext:value-type="float">
            <text:p>0.00732163</text:p>
          </table:table-cell>
          <table:table-cell office:value-type="float" office:value="0.61653322" calcext:value-type="float">
            <text:p>0.61653322</text:p>
          </table:table-cell>
          <table:table-cell office:value-type="float" office:value="2849" calcext:value-type="float">
            <text:p>2849</text:p>
          </table:table-cell>
          <table:table-cell office:value-type="float" office:value="1772" calcext:value-type="float">
            <text:p>1772</text:p>
          </table:table-cell>
          <table:table-cell office:value-type="float" office:value="386272" calcext:value-type="float">
            <text:p>386272</text:p>
          </table:table-cell>
          <table:table-cell office:value-type="float" office:value="1291700" calcext:value-type="float">
            <text:p>1291700</text:p>
          </table:table-cell>
          <table:table-cell table:formula="of:=(2*[.V170]*[.W170])/([.V170]+[.W170])" office:value-type="float" office:value="0.0144714050697806" calcext:value-type="float">
            <text:p>0.014471405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eviousWork</text:p>
          </table:table-cell>
          <table:table-cell office:value-type="float" office:value="0.39739926" calcext:value-type="float">
            <text:p>0.39739926</text:p>
          </table:table-cell>
          <table:table-cell office:value-type="float" office:value="0.59616355" calcext:value-type="float">
            <text:p>0.59616355</text:p>
          </table:table-cell>
          <table:table-cell table:formula="of:=(2*[.B171]*[.C171])/([.B171]+[.C171])" office:value-type="float" office:value="0.476899801853439" calcext:value-type="float">
            <text:p>0.4768998019</text:p>
          </table:table-cell>
          <table:table-cell/>
          <table:table-cell office:value-type="float" office:value="0.45268668" calcext:value-type="float">
            <text:p>0.45268668</text:p>
          </table:table-cell>
          <table:table-cell office:value-type="float" office:value="0.448831" calcext:value-type="float">
            <text:p>0.448831</text:p>
          </table:table-cell>
          <table:table-cell office:value-type="float" office:value="55173" calcext:value-type="float">
            <text:p>55173</text:p>
          </table:table-cell>
          <table:table-cell office:value-type="float" office:value="67753" calcext:value-type="float">
            <text:p>67753</text:p>
          </table:table-cell>
          <table:table-cell office:value-type="float" office:value="66706" calcext:value-type="float">
            <text:p>66706</text:p>
          </table:table-cell>
          <table:table-cell office:value-type="float" office:value="1771782" calcext:value-type="float">
            <text:p>1771782</text:p>
          </table:table-cell>
          <table:table-cell table:formula="of:=(2*[.F171]*[.G171])/([.F171]+[.G171])" office:value-type="float" office:value="0.450750594865938" calcext:value-type="float">
            <text:p>0.4507505949</text:p>
          </table:table-cell>
          <table:table-cell table:formula="of:=[.H171]+[.I171]" office:value-type="float" office:value="122926" calcext:value-type="float">
            <text:p>122926</text:p>
          </table:table-cell>
          <table:table-cell office:value-type="float" office:value="0.5059492" calcext:value-type="float">
            <text:p>0.5059492</text:p>
          </table:table-cell>
          <table:table-cell office:value-type="float" office:value="0.37013325" calcext:value-type="float">
            <text:p>0.37013325</text:p>
          </table:table-cell>
          <table:table-cell office:value-type="float" office:value="45499" calcext:value-type="float">
            <text:p>45499</text:p>
          </table:table-cell>
          <table:table-cell office:value-type="float" office:value="77427" calcext:value-type="float">
            <text:p>77427</text:p>
          </table:table-cell>
          <table:table-cell office:value-type="float" office:value="44429" calcext:value-type="float">
            <text:p>44429</text:p>
          </table:table-cell>
          <table:table-cell office:value-type="float" office:value="1794059" calcext:value-type="float">
            <text:p>1794059</text:p>
          </table:table-cell>
          <table:table-cell table:formula="of:=(2*[.N171]*[.O171])/([.N171]+[.O171])" office:value-type="float" office:value="0.427513692874227" calcext:value-type="float">
            <text:p>0.4275136929</text:p>
          </table:table-cell>
          <table:table-cell/>
          <table:table-cell office:value-type="float" office:value="0.19066072" calcext:value-type="float">
            <text:p>0.19066072</text:p>
          </table:table-cell>
          <table:table-cell office:value-type="float" office:value="0.12628105" calcext:value-type="float">
            <text:p>0.12628105</text:p>
          </table:table-cell>
          <table:table-cell office:value-type="float" office:value="13776" calcext:value-type="float">
            <text:p>13776</text:p>
          </table:table-cell>
          <table:table-cell office:value-type="float" office:value="95314" calcext:value-type="float">
            <text:p>95314</text:p>
          </table:table-cell>
          <table:table-cell office:value-type="float" office:value="58478" calcext:value-type="float">
            <text:p>58478</text:p>
          </table:table-cell>
          <table:table-cell office:value-type="float" office:value="1515025" calcext:value-type="float">
            <text:p>1515025</text:p>
          </table:table-cell>
          <table:table-cell table:formula="of:=(2*[.V171]*[.W171])/([.V171]+[.W171])" office:value-type="float" office:value="0.151932236103534" calcext:value-type="float">
            <text:p>0.151932236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imeMinister</text:p>
          </table:table-cell>
          <table:table-cell office:value-type="float" office:value="0.00430868" calcext:value-type="float">
            <text:p>0.00430868</text:p>
          </table:table-cell>
          <table:table-cell office:value-type="float" office:value="0.96007984" calcext:value-type="float">
            <text:p>0.96007984</text:p>
          </table:table-cell>
          <table:table-cell table:formula="of:=(2*[.B172]*[.C172])/([.B172]+[.C172])" office:value-type="float" office:value="0.00857885949329053" calcext:value-type="float">
            <text:p>0.0085788595</text:p>
          </table:table-cell>
          <table:table-cell/>
          <table:table-cell office:value-type="float" office:value="0.00625422" calcext:value-type="float">
            <text:p>0.00625422</text:p>
          </table:table-cell>
          <table:table-cell office:value-type="float" office:value="0.88534043" calcext:value-type="float">
            <text:p>0.88534043</text:p>
          </table:table-cell>
          <table:table-cell office:value-type="float" office:value="3992" calcext:value-type="float">
            <text:p>3992</text:p>
          </table:table-cell>
          <table:table-cell office:value-type="float" office:value="517" calcext:value-type="float">
            <text:p>517</text:p>
          </table:table-cell>
          <table:table-cell office:value-type="float" office:value="634297" calcext:value-type="float">
            <text:p>634297</text:p>
          </table:table-cell>
          <table:table-cell office:value-type="float" office:value="1322608" calcext:value-type="float">
            <text:p>1322608</text:p>
          </table:table-cell>
          <table:table-cell table:formula="of:=(2*[.F172]*[.G172])/([.F172]+[.G172])" office:value-type="float" office:value="0.0124206977332459" calcext:value-type="float">
            <text:p>0.0124206977</text:p>
          </table:table-cell>
          <table:table-cell table:formula="of:=[.H172]+[.I172]" office:value-type="float" office:value="4509" calcext:value-type="float">
            <text:p>4509</text:p>
          </table:table-cell>
          <table:table-cell office:value-type="float" office:value="0.00811004" calcext:value-type="float">
            <text:p>0.00811004</text:p>
          </table:table-cell>
          <table:table-cell office:value-type="float" office:value="0.63051674" calcext:value-type="float">
            <text:p>0.63051674</text:p>
          </table:table-cell>
          <table:table-cell office:value-type="float" office:value="2843" calcext:value-type="float">
            <text:p>2843</text:p>
          </table:table-cell>
          <table:table-cell office:value-type="float" office:value="1666" calcext:value-type="float">
            <text:p>1666</text:p>
          </table:table-cell>
          <table:table-cell office:value-type="float" office:value="347710" calcext:value-type="float">
            <text:p>347710</text:p>
          </table:table-cell>
          <table:table-cell office:value-type="float" office:value="1609195" calcext:value-type="float">
            <text:p>1609195</text:p>
          </table:table-cell>
          <table:table-cell table:formula="of:=(2*[.N172]*[.O172])/([.N172]+[.O172])" office:value-type="float" office:value="0.0160140981938452" calcext:value-type="float">
            <text:p>0.0160140982</text:p>
          </table:table-cell>
          <table:table-cell/>
          <table:table-cell office:value-type="float" office:value="0.00405988" calcext:value-type="float">
            <text:p>0.00405988</text:p>
          </table:table-cell>
          <table:table-cell office:value-type="float" office:value="0.50478088" calcext:value-type="float">
            <text:p>0.50478088</text:p>
          </table:table-cell>
          <table:table-cell office:value-type="float" office:value="1267" calcext:value-type="float">
            <text:p>1267</text:p>
          </table:table-cell>
          <table:table-cell office:value-type="float" office:value="1243" calcext:value-type="float">
            <text:p>1243</text:p>
          </table:table-cell>
          <table:table-cell office:value-type="float" office:value="310811" calcext:value-type="float">
            <text:p>310811</text:p>
          </table:table-cell>
          <table:table-cell office:value-type="float" office:value="1369272" calcext:value-type="float">
            <text:p>1369272</text:p>
          </table:table-cell>
          <table:table-cell table:formula="of:=(2*[.V172]*[.W172])/([.V172]+[.W172])" office:value-type="float" office:value="0.00805497499490567" calcext:value-type="float">
            <text:p>0.00805497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roducer</text:p>
          </table:table-cell>
          <table:table-cell office:value-type="float" office:value="0.23074967" calcext:value-type="float">
            <text:p>0.23074967</text:p>
          </table:table-cell>
          <table:table-cell office:value-type="float" office:value="0.95581949" calcext:value-type="float">
            <text:p>0.95581949</text:p>
          </table:table-cell>
          <table:table-cell table:formula="of:=(2*[.B173]*[.C173])/([.B173]+[.C173])" office:value-type="float" office:value="0.37175251023222" calcext:value-type="float">
            <text:p>0.3717525102</text:p>
          </table:table-cell>
          <table:table-cell/>
          <table:table-cell office:value-type="float" office:value="0.30285602" calcext:value-type="float">
            <text:p>0.30285602</text:p>
          </table:table-cell>
          <table:table-cell office:value-type="float" office:value="0.85452795" calcext:value-type="float">
            <text:p>0.85452795</text:p>
          </table:table-cell>
          <table:table-cell office:value-type="float" office:value="112743" calcext:value-type="float">
            <text:p>112743</text:p>
          </table:table-cell>
          <table:table-cell office:value-type="float" office:value="19193" calcext:value-type="float">
            <text:p>19193</text:p>
          </table:table-cell>
          <table:table-cell office:value-type="float" office:value="259523" calcext:value-type="float">
            <text:p>259523</text:p>
          </table:table-cell>
          <table:table-cell office:value-type="float" office:value="1569955" calcext:value-type="float">
            <text:p>1569955</text:p>
          </table:table-cell>
          <table:table-cell table:formula="of:=(2*[.F173]*[.G173])/([.F173]+[.G173])" office:value-type="float" office:value="0.447213613846335" calcext:value-type="float">
            <text:p>0.4472136138</text:p>
          </table:table-cell>
          <table:table-cell table:formula="of:=[.H173]+[.I173]" office:value-type="float" office:value="131936" calcext:value-type="float">
            <text:p>131936</text:p>
          </table:table-cell>
          <table:table-cell office:value-type="float" office:value="0.33610863" calcext:value-type="float">
            <text:p>0.33610863</text:p>
          </table:table-cell>
          <table:table-cell office:value-type="float" office:value="0.69976352" calcext:value-type="float">
            <text:p>0.69976352</text:p>
          </table:table-cell>
          <table:table-cell office:value-type="float" office:value="92324" calcext:value-type="float">
            <text:p>92324</text:p>
          </table:table-cell>
          <table:table-cell office:value-type="float" office:value="39612" calcext:value-type="float">
            <text:p>39612</text:p>
          </table:table-cell>
          <table:table-cell office:value-type="float" office:value="182361" calcext:value-type="float">
            <text:p>182361</text:p>
          </table:table-cell>
          <table:table-cell office:value-type="float" office:value="1647117" calcext:value-type="float">
            <text:p>1647117</text:p>
          </table:table-cell>
          <table:table-cell table:formula="of:=(2*[.N173]*[.O173])/([.N173]+[.O173])" office:value-type="float" office:value="0.454103449023468" calcext:value-type="float">
            <text:p>0.454103449</text:p>
          </table:table-cell>
          <table:table-cell/>
          <table:table-cell office:value-type="float" office:value="0.25685338" calcext:value-type="float">
            <text:p>0.25685338</text:p>
          </table:table-cell>
          <table:table-cell office:value-type="float" office:value="0.84348553" calcext:value-type="float">
            <text:p>0.84348553</text:p>
          </table:table-cell>
          <table:table-cell office:value-type="float" office:value="95879" calcext:value-type="float">
            <text:p>95879</text:p>
          </table:table-cell>
          <table:table-cell office:value-type="float" office:value="17791" calcext:value-type="float">
            <text:p>17791</text:p>
          </table:table-cell>
          <table:table-cell office:value-type="float" office:value="277404" calcext:value-type="float">
            <text:p>277404</text:p>
          </table:table-cell>
          <table:table-cell office:value-type="float" office:value="1291519" calcext:value-type="float">
            <text:p>1291519</text:p>
          </table:table-cell>
          <table:table-cell table:formula="of:=(2*[.V173]*[.W173])/([.V173]+[.W173])" office:value-type="float" office:value="0.393791598920357" calcext:value-type="float">
            <text:p>0.393791598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roduct</text:p>
          </table:table-cell>
          <table:table-cell office:value-type="float" office:value="0.02166375" calcext:value-type="float">
            <text:p>0.02166375</text:p>
          </table:table-cell>
          <table:table-cell office:value-type="float" office:value="0.6791192" calcext:value-type="float">
            <text:p>0.6791192</text:p>
          </table:table-cell>
          <table:table-cell table:formula="of:=(2*[.B174]*[.C174])/([.B174]+[.C174])" office:value-type="float" office:value="0.0419880893763183" calcext:value-type="float">
            <text:p>0.0419880894</text:p>
          </table:table-cell>
          <table:table-cell/>
          <table:table-cell office:value-type="float" office:value="0.03611777" calcext:value-type="float">
            <text:p>0.03611777</text:p>
          </table:table-cell>
          <table:table-cell office:value-type="float" office:value="0.47101126" calcext:value-type="float">
            <text:p>0.47101126</text:p>
          </table:table-cell>
          <table:table-cell office:value-type="float" office:value="7401" calcext:value-type="float">
            <text:p>7401</text:p>
          </table:table-cell>
          <table:table-cell office:value-type="float" office:value="8312" calcext:value-type="float">
            <text:p>8312</text:p>
          </table:table-cell>
          <table:table-cell office:value-type="float" office:value="197512" calcext:value-type="float">
            <text:p>197512</text:p>
          </table:table-cell>
          <table:table-cell office:value-type="float" office:value="1748189" calcext:value-type="float">
            <text:p>1748189</text:p>
          </table:table-cell>
          <table:table-cell table:formula="of:=(2*[.F174]*[.G174])/([.F174]+[.G174])" office:value-type="float" office:value="0.067090919074738" calcext:value-type="float">
            <text:p>0.0670909191</text:p>
          </table:table-cell>
          <table:table-cell table:formula="of:=[.H174]+[.I174]" office:value-type="float" office:value="15713" calcext:value-type="float">
            <text:p>15713</text:p>
          </table:table-cell>
          <table:table-cell office:value-type="float" office:value="0.05165654" calcext:value-type="float">
            <text:p>0.05165654</text:p>
          </table:table-cell>
          <table:table-cell office:value-type="float" office:value="0.31693502" calcext:value-type="float">
            <text:p>0.31693502</text:p>
          </table:table-cell>
          <table:table-cell office:value-type="float" office:value="4980" calcext:value-type="float">
            <text:p>4980</text:p>
          </table:table-cell>
          <table:table-cell office:value-type="float" office:value="10733" calcext:value-type="float">
            <text:p>10733</text:p>
          </table:table-cell>
          <table:table-cell office:value-type="float" office:value="91426" calcext:value-type="float">
            <text:p>91426</text:p>
          </table:table-cell>
          <table:table-cell office:value-type="float" office:value="1854275" calcext:value-type="float">
            <text:p>1854275</text:p>
          </table:table-cell>
          <table:table-cell table:formula="of:=(2*[.N174]*[.O174])/([.N174]+[.O174])" office:value-type="float" office:value="0.0888341910923343" calcext:value-type="float">
            <text:p>0.0888341911</text:p>
          </table:table-cell>
          <table:table-cell/>
          <table:table-cell office:value-type="float" office:value="0.01876927" calcext:value-type="float">
            <text:p>0.01876927</text:p>
          </table:table-cell>
          <table:table-cell office:value-type="float" office:value="0.4744049" calcext:value-type="float">
            <text:p>0.4744049</text:p>
          </table:table-cell>
          <table:table-cell office:value-type="float" office:value="5959" calcext:value-type="float">
            <text:p>5959</text:p>
          </table:table-cell>
          <table:table-cell office:value-type="float" office:value="6602" calcext:value-type="float">
            <text:p>6602</text:p>
          </table:table-cell>
          <table:table-cell office:value-type="float" office:value="311528" calcext:value-type="float">
            <text:p>311528</text:p>
          </table:table-cell>
          <table:table-cell office:value-type="float" office:value="1358504" calcext:value-type="float">
            <text:p>1358504</text:p>
          </table:table-cell>
          <table:table-cell table:formula="of:=(2*[.V174]*[.W174])/([.V174]+[.W174])" office:value-type="float" office:value="0.0361098946338694" calcext:value-type="float">
            <text:p>0.036109894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rofession</text:p>
          </table:table-cell>
          <table:table-cell office:value-type="float" office:value="0.02757982" calcext:value-type="float">
            <text:p>0.02757982</text:p>
          </table:table-cell>
          <table:table-cell office:value-type="float" office:value="0.8434025" calcext:value-type="float">
            <text:p>0.8434025</text:p>
          </table:table-cell>
          <table:table-cell table:formula="of:=(2*[.B175]*[.C175])/([.B175]+[.C175])" office:value-type="float" office:value="0.0534129995601977" calcext:value-type="float">
            <text:p>0.0534129996</text:p>
          </table:table-cell>
          <table:table-cell/>
          <table:table-cell office:value-type="float" office:value="0.04223901" calcext:value-type="float">
            <text:p>0.04223901</text:p>
          </table:table-cell>
          <table:table-cell office:value-type="float" office:value="0.44170584" calcext:value-type="float">
            <text:p>0.44170584</text:p>
          </table:table-cell>
          <table:table-cell office:value-type="float" office:value="3853" calcext:value-type="float">
            <text:p>3853</text:p>
          </table:table-cell>
          <table:table-cell office:value-type="float" office:value="4870" calcext:value-type="float">
            <text:p>4870</text:p>
          </table:table-cell>
          <table:table-cell office:value-type="float" office:value="87366" calcext:value-type="float">
            <text:p>87366</text:p>
          </table:table-cell>
          <table:table-cell office:value-type="float" office:value="1865325" calcext:value-type="float">
            <text:p>1865325</text:p>
          </table:table-cell>
          <table:table-cell table:formula="of:=(2*[.F175]*[.G175])/([.F175]+[.G175])" office:value-type="float" office:value="0.0771047254364558" calcext:value-type="float">
            <text:p>0.0771047254</text:p>
          </table:table-cell>
          <table:table-cell table:formula="of:=[.H175]+[.I175]" office:value-type="float" office:value="8723" calcext:value-type="float">
            <text:p>8723</text:p>
          </table:table-cell>
          <table:table-cell office:value-type="float" office:value="0.04780455" calcext:value-type="float">
            <text:p>0.04780455</text:p>
          </table:table-cell>
          <table:table-cell office:value-type="float" office:value="0.18147426" calcext:value-type="float">
            <text:p>0.18147426</text:p>
          </table:table-cell>
          <table:table-cell office:value-type="float" office:value="1583" calcext:value-type="float">
            <text:p>1583</text:p>
          </table:table-cell>
          <table:table-cell office:value-type="float" office:value="7140" calcext:value-type="float">
            <text:p>7140</text:p>
          </table:table-cell>
          <table:table-cell office:value-type="float" office:value="31531" calcext:value-type="float">
            <text:p>31531</text:p>
          </table:table-cell>
          <table:table-cell office:value-type="float" office:value="1921160" calcext:value-type="float">
            <text:p>1921160</text:p>
          </table:table-cell>
          <table:table-cell table:formula="of:=(2*[.N175]*[.O175])/([.N175]+[.O175])" office:value-type="float" office:value="0.0756746367959865" calcext:value-type="float">
            <text:p>0.07567463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427" calcext:value-type="float">
            <text:p>6427</text:p>
          </table:table-cell>
          <table:table-cell office:value-type="float" office:value="0" calcext:value-type="float">
            <text:p>0</text:p>
          </table:table-cell>
          <table:table-cell office:value-type="float" office:value="1676166" calcext:value-type="float">
            <text:p>1676166</text:p>
          </table:table-cell>
          <table:table-cell table:formula="of:=(2*[.V175]*[.W175])/([.V175]+[.W17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ospectTea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176]*[.C176])/([.B176]+[.C176])" office:value-type="string" office:string-value="#DIV/0!" calcext:value-type="error">
            <text:p>#DIV/0!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57523" calcext:value-type="float">
            <text:p>157523</text:p>
          </table:table-cell>
          <table:table-cell office:value-type="float" office:value="1803891" calcext:value-type="float">
            <text:p>1803891</text:p>
          </table:table-cell>
          <table:table-cell table:formula="of:=(2*[.F176]*[.G176])/([.F176]+[.G176])" office:value-type="string" office:string-value="#DIV/0!" calcext:value-type="error">
            <text:p>#DIV/0!</text:p>
          </table:table-cell>
          <table:table-cell table:formula="of:=[.H176]+[.I17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959" calcext:value-type="float">
            <text:p>83959</text:p>
          </table:table-cell>
          <table:table-cell office:value-type="float" office:value="1877455" calcext:value-type="float">
            <text:p>1877455</text:p>
          </table:table-cell>
          <table:table-cell table:formula="of:=(2*[.N176]*[.O176])/([.N176]+[.O176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1682022" calcext:value-type="float">
            <text:p>1682022</text:p>
          </table:table-cell>
          <table:table-cell table:formula="of:=(2*[.V176]*[.W176])/([.V176]+[.W176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rovince</text:p>
          </table:table-cell>
          <table:table-cell office:value-type="float" office:value="0.01567975" calcext:value-type="float">
            <text:p>0.01567975</text:p>
          </table:table-cell>
          <table:table-cell office:value-type="float" office:value="0.29202947" calcext:value-type="float">
            <text:p>0.29202947</text:p>
          </table:table-cell>
          <table:table-cell table:formula="of:=(2*[.B177]*[.C177])/([.B177]+[.C177])" office:value-type="float" office:value="0.0297615331918394" calcext:value-type="float">
            <text:p>0.0297615332</text:p>
          </table:table-cell>
          <table:table-cell/>
          <table:table-cell office:value-type="float" office:value="0.01947707" calcext:value-type="float">
            <text:p>0.01947707</text:p>
          </table:table-cell>
          <table:table-cell office:value-type="float" office:value="0.20342551" calcext:value-type="float">
            <text:p>0.20342551</text:p>
          </table:table-cell>
          <table:table-cell office:value-type="float" office:value="2126" calcext:value-type="float">
            <text:p>2126</text:p>
          </table:table-cell>
          <table:table-cell office:value-type="float" office:value="8325" calcext:value-type="float">
            <text:p>8325</text:p>
          </table:table-cell>
          <table:table-cell office:value-type="float" office:value="107028" calcext:value-type="float">
            <text:p>107028</text:p>
          </table:table-cell>
          <table:table-cell office:value-type="float" office:value="1843935" calcext:value-type="float">
            <text:p>1843935</text:p>
          </table:table-cell>
          <table:table-cell table:formula="of:=(2*[.F177]*[.G177])/([.F177]+[.G177])" office:value-type="float" office:value="0.0355503547608619" calcext:value-type="float">
            <text:p>0.0355503548</text:p>
          </table:table-cell>
          <table:table-cell table:formula="of:=[.H177]+[.I177]" office:value-type="float" office:value="10451" calcext:value-type="float">
            <text:p>10451</text:p>
          </table:table-cell>
          <table:table-cell office:value-type="float" office:value="0.01686939" calcext:value-type="float">
            <text:p>0.01686939</text:p>
          </table:table-cell>
          <table:table-cell office:value-type="float" office:value="0.11147259" calcext:value-type="float">
            <text:p>0.11147259</text:p>
          </table:table-cell>
          <table:table-cell office:value-type="float" office:value="1165" calcext:value-type="float">
            <text:p>1165</text:p>
          </table:table-cell>
          <table:table-cell office:value-type="float" office:value="9286" calcext:value-type="float">
            <text:p>9286</text:p>
          </table:table-cell>
          <table:table-cell office:value-type="float" office:value="67895" calcext:value-type="float">
            <text:p>67895</text:p>
          </table:table-cell>
          <table:table-cell office:value-type="float" office:value="1883068" calcext:value-type="float">
            <text:p>1883068</text:p>
          </table:table-cell>
          <table:table-cell table:formula="of:=(2*[.N177]*[.O177])/([.N177]+[.O177])" office:value-type="float" office:value="0.0293041231718585" calcext:value-type="float">
            <text:p>0.029304123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0042404" calcext:value-type="float">
            <text:p>0.00042404</text:p>
          </table:table-cell>
          <table:table-cell office:value-type="float" office:value="4" calcext:value-type="float">
            <text:p>4</text:p>
          </table:table-cell>
          <table:table-cell office:value-type="float" office:value="9429" calcext:value-type="float">
            <text:p>9429</text:p>
          </table:table-cell>
          <table:table-cell office:value-type="float" office:value="6" calcext:value-type="float">
            <text:p>6</text:p>
          </table:table-cell>
          <table:table-cell office:value-type="float" office:value="1673154" calcext:value-type="float">
            <text:p>1673154</text:p>
          </table:table-cell>
          <table:table-cell table:formula="of:=(2*[.V177]*[.W177])/([.V177]+[.W177])" office:value-type="float" office:value="0.000847181902465197" calcext:value-type="float">
            <text:p>0.00084718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ublisher</text:p>
          </table:table-cell>
          <table:table-cell office:value-type="float" office:value="0.09735187" calcext:value-type="float">
            <text:p>0.09735187</text:p>
          </table:table-cell>
          <table:table-cell office:value-type="float" office:value="0.66329446" calcext:value-type="float">
            <text:p>0.66329446</text:p>
          </table:table-cell>
          <table:table-cell table:formula="of:=(2*[.B178]*[.C178])/([.B178]+[.C178])" office:value-type="float" office:value="0.169784441191323" calcext:value-type="float">
            <text:p>0.1697844412</text:p>
          </table:table-cell>
          <table:table-cell/>
          <table:table-cell office:value-type="float" office:value="0.12383018" calcext:value-type="float">
            <text:p>0.12383018</text:p>
          </table:table-cell>
          <table:table-cell office:value-type="float" office:value="0.49651844" calcext:value-type="float">
            <text:p>0.49651844</text:p>
          </table:table-cell>
          <table:table-cell office:value-type="float" office:value="23460" calcext:value-type="float">
            <text:p>23460</text:p>
          </table:table-cell>
          <table:table-cell office:value-type="float" office:value="23789" calcext:value-type="float">
            <text:p>23789</text:p>
          </table:table-cell>
          <table:table-cell office:value-type="float" office:value="165993" calcext:value-type="float">
            <text:p>165993</text:p>
          </table:table-cell>
          <table:table-cell office:value-type="float" office:value="1748172" calcext:value-type="float">
            <text:p>1748172</text:p>
          </table:table-cell>
          <table:table-cell table:formula="of:=(2*[.F178]*[.G178])/([.F178]+[.G178])" office:value-type="float" office:value="0.198223920602964" calcext:value-type="float">
            <text:p>0.1982239206</text:p>
          </table:table-cell>
          <table:table-cell table:formula="of:=[.H178]+[.I178]" office:value-type="float" office:value="47249" calcext:value-type="float">
            <text:p>47249</text:p>
          </table:table-cell>
          <table:table-cell office:value-type="float" office:value="0.14347951" calcext:value-type="float">
            <text:p>0.14347951</text:p>
          </table:table-cell>
          <table:table-cell office:value-type="float" office:value="0.29484222" calcext:value-type="float">
            <text:p>0.29484222</text:p>
          </table:table-cell>
          <table:table-cell office:value-type="float" office:value="13931" calcext:value-type="float">
            <text:p>13931</text:p>
          </table:table-cell>
          <table:table-cell office:value-type="float" office:value="33318" calcext:value-type="float">
            <text:p>33318</text:p>
          </table:table-cell>
          <table:table-cell office:value-type="float" office:value="83163" calcext:value-type="float">
            <text:p>83163</text:p>
          </table:table-cell>
          <table:table-cell office:value-type="float" office:value="1831002" calcext:value-type="float">
            <text:p>1831002</text:p>
          </table:table-cell>
          <table:table-cell table:formula="of:=(2*[.N178]*[.O178])/([.N178]+[.O178])" office:value-type="float" office:value="0.193026329098091" calcext:value-type="float">
            <text:p>0.1930263291</text:p>
          </table:table-cell>
          <table:table-cell/>
          <table:table-cell office:value-type="float" office:value="0.12933227" calcext:value-type="float">
            <text:p>0.12933227</text:p>
          </table:table-cell>
          <table:table-cell office:value-type="float" office:value="0.40389657" calcext:value-type="float">
            <text:p>0.40389657</text:p>
          </table:table-cell>
          <table:table-cell office:value-type="float" office:value="15714" calcext:value-type="float">
            <text:p>15714</text:p>
          </table:table-cell>
          <table:table-cell office:value-type="float" office:value="23192" calcext:value-type="float">
            <text:p>23192</text:p>
          </table:table-cell>
          <table:table-cell office:value-type="float" office:value="105787" calcext:value-type="float">
            <text:p>105787</text:p>
          </table:table-cell>
          <table:table-cell office:value-type="float" office:value="1537900" calcext:value-type="float">
            <text:p>1537900</text:p>
          </table:table-cell>
          <table:table-cell table:formula="of:=(2*[.V178]*[.W178])/([.V178]+[.W178])" office:value-type="float" office:value="0.195926612834047" calcext:value-type="float">
            <text:p>0.195926612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cordedIn</text:p>
          </table:table-cell>
          <table:table-cell office:value-type="float" office:value="0.15247467" calcext:value-type="float">
            <text:p>0.15247467</text:p>
          </table:table-cell>
          <table:table-cell office:value-type="float" office:value="0.20914585" calcext:value-type="float">
            <text:p>0.20914585</text:p>
          </table:table-cell>
          <table:table-cell table:formula="of:=(2*[.B179]*[.C179])/([.B179]+[.C179])" office:value-type="float" office:value="0.176369662101141" calcext:value-type="float">
            <text:p>0.1763696621</text:p>
          </table:table-cell>
          <table:table-cell/>
          <table:table-cell office:value-type="float" office:value="0.18056602" calcext:value-type="float">
            <text:p>0.18056602</text:p>
          </table:table-cell>
          <table:table-cell office:value-type="float" office:value="0.10616438" calcext:value-type="float">
            <text:p>0.10616438</text:p>
          </table:table-cell>
          <table:table-cell office:value-type="float" office:value="2635" calcext:value-type="float">
            <text:p>2635</text:p>
          </table:table-cell>
          <table:table-cell office:value-type="float" office:value="22185" calcext:value-type="float">
            <text:p>22185</text:p>
          </table:table-cell>
          <table:table-cell office:value-type="float" office:value="11958" calcext:value-type="float">
            <text:p>11958</text:p>
          </table:table-cell>
          <table:table-cell office:value-type="float" office:value="1924636" calcext:value-type="float">
            <text:p>1924636</text:p>
          </table:table-cell>
          <table:table-cell table:formula="of:=(2*[.F179]*[.G179])/([.F179]+[.G179])" office:value-type="float" office:value="0.133712222787452" calcext:value-type="float">
            <text:p>0.1337122228</text:p>
          </table:table-cell>
          <table:table-cell table:formula="of:=[.H179]+[.I179]" office:value-type="float" office:value="24820" calcext:value-type="float">
            <text:p>24820</text:p>
          </table:table-cell>
          <table:table-cell office:value-type="float" office:value="0.18710126" calcext:value-type="float">
            <text:p>0.18710126</text:p>
          </table:table-cell>
          <table:table-cell office:value-type="float" office:value="0.06498791" calcext:value-type="float">
            <text:p>0.06498791</text:p>
          </table:table-cell>
          <table:table-cell office:value-type="float" office:value="1613" calcext:value-type="float">
            <text:p>1613</text:p>
          </table:table-cell>
          <table:table-cell office:value-type="float" office:value="23207" calcext:value-type="float">
            <text:p>23207</text:p>
          </table:table-cell>
          <table:table-cell office:value-type="float" office:value="7008" calcext:value-type="float">
            <text:p>7008</text:p>
          </table:table-cell>
          <table:table-cell office:value-type="float" office:value="1929586" calcext:value-type="float">
            <text:p>1929586</text:p>
          </table:table-cell>
          <table:table-cell table:formula="of:=(2*[.N179]*[.O179])/([.N179]+[.O179])" office:value-type="float" office:value="0.0964684031905583" calcext:value-type="float">
            <text:p>0.0964684032</text:p>
          </table:table-cell>
          <table:table-cell/>
          <table:table-cell office:value-type="float" office:value="0.19912226" calcext:value-type="float">
            <text:p>0.19912226</text:p>
          </table:table-cell>
          <table:table-cell office:value-type="float" office:value="0.17079292" calcext:value-type="float">
            <text:p>0.17079292</text:p>
          </table:table-cell>
          <table:table-cell office:value-type="float" office:value="3539" calcext:value-type="float">
            <text:p>3539</text:p>
          </table:table-cell>
          <table:table-cell office:value-type="float" office:value="17182" calcext:value-type="float">
            <text:p>17182</text:p>
          </table:table-cell>
          <table:table-cell office:value-type="float" office:value="14234" calcext:value-type="float">
            <text:p>14234</text:p>
          </table:table-cell>
          <table:table-cell office:value-type="float" office:value="1647638" calcext:value-type="float">
            <text:p>1647638</text:p>
          </table:table-cell>
          <table:table-cell table:formula="of:=(2*[.V179]*[.W179])/([.V179]+[.W179])" office:value-type="float" office:value="0.183872812261444" calcext:value-type="float">
            <text:p>0.183872812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cordLabel</text:p>
          </table:table-cell>
          <table:table-cell office:value-type="float" office:value="0.15880317" calcext:value-type="float">
            <text:p>0.15880317</text:p>
          </table:table-cell>
          <table:table-cell office:value-type="float" office:value="0.94129366" calcext:value-type="float">
            <text:p>0.94129366</text:p>
          </table:table-cell>
          <table:table-cell table:formula="of:=(2*[.B180]*[.C180])/([.B180]+[.C180])" office:value-type="float" office:value="0.271758654388454" calcext:value-type="float">
            <text:p>0.2717586544</text:p>
          </table:table-cell>
          <table:table-cell/>
          <table:table-cell office:value-type="float" office:value="0.18828784" calcext:value-type="float">
            <text:p>0.18828784</text:p>
          </table:table-cell>
          <table:table-cell office:value-type="float" office:value="0.77200313" calcext:value-type="float">
            <text:p>0.77200313</text:p>
          </table:table-cell>
          <table:table-cell office:value-type="float" office:value="123231" calcext:value-type="float">
            <text:p>123231</text:p>
          </table:table-cell>
          <table:table-cell office:value-type="float" office:value="36394" calcext:value-type="float">
            <text:p>36394</text:p>
          </table:table-cell>
          <table:table-cell office:value-type="float" office:value="531251" calcext:value-type="float">
            <text:p>531251</text:p>
          </table:table-cell>
          <table:table-cell office:value-type="float" office:value="1270538" calcext:value-type="float">
            <text:p>1270538</text:p>
          </table:table-cell>
          <table:table-cell table:formula="of:=(2*[.F180]*[.G180])/([.F180]+[.G180])" office:value-type="float" office:value="0.30273907880429" calcext:value-type="float">
            <text:p>0.3027390788</text:p>
          </table:table-cell>
          <table:table-cell table:formula="of:=[.H180]+[.I180]" office:value-type="float" office:value="159625" calcext:value-type="float">
            <text:p>159625</text:p>
          </table:table-cell>
          <table:table-cell office:value-type="float" office:value="0.22263406" calcext:value-type="float">
            <text:p>0.22263406</text:p>
          </table:table-cell>
          <table:table-cell office:value-type="float" office:value="0.57797964" calcext:value-type="float">
            <text:p>0.57797964</text:p>
          </table:table-cell>
          <table:table-cell office:value-type="float" office:value="92260" calcext:value-type="float">
            <text:p>92260</text:p>
          </table:table-cell>
          <table:table-cell office:value-type="float" office:value="67365" calcext:value-type="float">
            <text:p>67365</text:p>
          </table:table-cell>
          <table:table-cell office:value-type="float" office:value="322142" calcext:value-type="float">
            <text:p>322142</text:p>
          </table:table-cell>
          <table:table-cell office:value-type="float" office:value="1479647" calcext:value-type="float">
            <text:p>1479647</text:p>
          </table:table-cell>
          <table:table-cell table:formula="of:=(2*[.N180]*[.O180])/([.N180]+[.O180])" office:value-type="float" office:value="0.321448293604115" calcext:value-type="float">
            <text:p>0.3214482936</text:p>
          </table:table-cell>
          <table:table-cell/>
          <table:table-cell office:value-type="float" office:value="0.31180575" calcext:value-type="float">
            <text:p>0.31180575</text:p>
          </table:table-cell>
          <table:table-cell office:value-type="float" office:value="0.87812041" calcext:value-type="float">
            <text:p>0.87812041</text:p>
          </table:table-cell>
          <table:table-cell office:value-type="float" office:value="120198" calcext:value-type="float">
            <text:p>120198</text:p>
          </table:table-cell>
          <table:table-cell office:value-type="float" office:value="16683" calcext:value-type="float">
            <text:p>16683</text:p>
          </table:table-cell>
          <table:table-cell office:value-type="float" office:value="265292" calcext:value-type="float">
            <text:p>265292</text:p>
          </table:table-cell>
          <table:table-cell office:value-type="float" office:value="1280420" calcext:value-type="float">
            <text:p>1280420</text:p>
          </table:table-cell>
          <table:table-cell table:formula="of:=(2*[.V180]*[.W180])/([.V180]+[.W180])" office:value-type="float" office:value="0.460201653235958" calcext:value-type="float">
            <text:p>0.460201653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0.04066447" calcext:value-type="float">
            <text:p>0.04066447</text:p>
          </table:table-cell>
          <table:table-cell office:value-type="float" office:value="0.340504" calcext:value-type="float">
            <text:p>0.340504</text:p>
          </table:table-cell>
          <table:table-cell table:formula="of:=(2*[.B181]*[.C181])/([.B181]+[.C181])" office:value-type="float" office:value="0.0726524662067668" calcext:value-type="float">
            <text:p>0.0726524662</text:p>
          </table:table-cell>
          <table:table-cell/>
          <table:table-cell office:value-type="float" office:value="0.05220235" calcext:value-type="float">
            <text:p>0.05220235</text:p>
          </table:table-cell>
          <table:table-cell office:value-type="float" office:value="0.22031785" calcext:value-type="float">
            <text:p>0.22031785</text:p>
          </table:table-cell>
          <table:table-cell office:value-type="float" office:value="12546" calcext:value-type="float">
            <text:p>12546</text:p>
          </table:table-cell>
          <table:table-cell office:value-type="float" office:value="44399" calcext:value-type="float">
            <text:p>44399</text:p>
          </table:table-cell>
          <table:table-cell office:value-type="float" office:value="227788" calcext:value-type="float">
            <text:p>227788</text:p>
          </table:table-cell>
          <table:table-cell office:value-type="float" office:value="1676681" calcext:value-type="float">
            <text:p>1676681</text:p>
          </table:table-cell>
          <table:table-cell table:formula="of:=(2*[.F181]*[.G181])/([.F181]+[.G181])" office:value-type="float" office:value="0.0844055561161888" calcext:value-type="float">
            <text:p>0.0844055561</text:p>
          </table:table-cell>
          <table:table-cell table:formula="of:=[.H181]+[.I181]" office:value-type="float" office:value="56945" calcext:value-type="float">
            <text:p>56945</text:p>
          </table:table-cell>
          <table:table-cell office:value-type="float" office:value="0.05648873" calcext:value-type="float">
            <text:p>0.05648873</text:p>
          </table:table-cell>
          <table:table-cell office:value-type="float" office:value="0.11014136" calcext:value-type="float">
            <text:p>0.11014136</text:p>
          </table:table-cell>
          <table:table-cell office:value-type="float" office:value="6272" calcext:value-type="float">
            <text:p>6272</text:p>
          </table:table-cell>
          <table:table-cell office:value-type="float" office:value="50673" calcext:value-type="float">
            <text:p>50673</text:p>
          </table:table-cell>
          <table:table-cell office:value-type="float" office:value="104759" calcext:value-type="float">
            <text:p>104759</text:p>
          </table:table-cell>
          <table:table-cell office:value-type="float" office:value="1799710" calcext:value-type="float">
            <text:p>1799710</text:p>
          </table:table-cell>
          <table:table-cell table:formula="of:=(2*[.N181]*[.O181])/([.N181]+[.O181])" office:value-type="float" office:value="0.0746773352504677" calcext:value-type="float">
            <text:p>0.0746773353</text:p>
          </table:table-cell>
          <table:table-cell/>
          <table:table-cell office:value-type="float" office:value="0.03840474" calcext:value-type="float">
            <text:p>0.03840474</text:p>
          </table:table-cell>
          <table:table-cell office:value-type="float" office:value="0.07234283" calcext:value-type="float">
            <text:p>0.07234283</text:p>
          </table:table-cell>
          <table:table-cell office:value-type="float" office:value="3329" calcext:value-type="float">
            <text:p>3329</text:p>
          </table:table-cell>
          <table:table-cell office:value-type="float" office:value="42688" calcext:value-type="float">
            <text:p>42688</text:p>
          </table:table-cell>
          <table:table-cell office:value-type="float" office:value="83353" calcext:value-type="float">
            <text:p>83353</text:p>
          </table:table-cell>
          <table:table-cell office:value-type="float" office:value="1553223" calcext:value-type="float">
            <text:p>1553223</text:p>
          </table:table-cell>
          <table:table-cell table:formula="of:=(2*[.V181]*[.W181])/([.V181]+[.W181])" office:value-type="float" office:value="0.050173698204199" calcext:value-type="float">
            <text:p>0.050173698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onServed</text:p>
          </table:table-cell>
          <table:table-cell office:value-type="float" office:value="0.02207535" calcext:value-type="float">
            <text:p>0.02207535</text:p>
          </table:table-cell>
          <table:table-cell office:value-type="float" office:value="0.61667465" calcext:value-type="float">
            <text:p>0.61667465</text:p>
          </table:table-cell>
          <table:table-cell table:formula="of:=(2*[.B182]*[.C182])/([.B182]+[.C182])" office:value-type="float" office:value="0.0426248414399296" calcext:value-type="float">
            <text:p>0.0426248414</text:p>
          </table:table-cell>
          <table:table-cell/>
          <table:table-cell office:value-type="float" office:value="0.02728325" calcext:value-type="float">
            <text:p>0.02728325</text:p>
          </table:table-cell>
          <table:table-cell office:value-type="float" office:value="0.41415109" calcext:value-type="float">
            <text:p>0.41415109</text:p>
          </table:table-cell>
          <table:table-cell office:value-type="float" office:value="2593" calcext:value-type="float">
            <text:p>2593</text:p>
          </table:table-cell>
          <table:table-cell office:value-type="float" office:value="3668" calcext:value-type="float">
            <text:p>3668</text:p>
          </table:table-cell>
          <table:table-cell office:value-type="float" office:value="92447" calcext:value-type="float">
            <text:p>92447</text:p>
          </table:table-cell>
          <table:table-cell office:value-type="float" office:value="1862706" calcext:value-type="float">
            <text:p>1862706</text:p>
          </table:table-cell>
          <table:table-cell table:formula="of:=(2*[.F182]*[.G182])/([.F182]+[.G182])" office:value-type="float" office:value="0.051193967946592" calcext:value-type="float">
            <text:p>0.0511939679</text:p>
          </table:table-cell>
          <table:table-cell table:formula="of:=[.H182]+[.I182]" office:value-type="float" office:value="6261" calcext:value-type="float">
            <text:p>6261</text:p>
          </table:table-cell>
          <table:table-cell office:value-type="float" office:value="0.03793644" calcext:value-type="float">
            <text:p>0.03793644</text:p>
          </table:table-cell>
          <table:table-cell office:value-type="float" office:value="0.20859288" calcext:value-type="float">
            <text:p>0.20859288</text:p>
          </table:table-cell>
          <table:table-cell office:value-type="float" office:value="1306" calcext:value-type="float">
            <text:p>1306</text:p>
          </table:table-cell>
          <table:table-cell office:value-type="float" office:value="4955" calcext:value-type="float">
            <text:p>4955</text:p>
          </table:table-cell>
          <table:table-cell office:value-type="float" office:value="33120" calcext:value-type="float">
            <text:p>33120</text:p>
          </table:table-cell>
          <table:table-cell office:value-type="float" office:value="1922033" calcext:value-type="float">
            <text:p>1922033</text:p>
          </table:table-cell>
          <table:table-cell table:formula="of:=(2*[.N182]*[.O182])/([.N182]+[.O182])" office:value-type="float" office:value="0.0641974048080545" calcext:value-type="float">
            <text:p>0.0641974048</text:p>
          </table:table-cell>
          <table:table-cell/>
          <table:table-cell office:value-type="float" office:value="0.0424766" calcext:value-type="float">
            <text:p>0.0424766</text:p>
          </table:table-cell>
          <table:table-cell office:value-type="float" office:value="0.03266285" calcext:value-type="float">
            <text:p>0.03266285</text:p>
          </table:table-cell>
          <table:table-cell office:value-type="float" office:value="177" calcext:value-type="float">
            <text:p>177</text:p>
          </table:table-cell>
          <table:table-cell office:value-type="float" office:value="5242" calcext:value-type="float">
            <text:p>5242</text:p>
          </table:table-cell>
          <table:table-cell office:value-type="float" office:value="3990" calcext:value-type="float">
            <text:p>3990</text:p>
          </table:table-cell>
          <table:table-cell office:value-type="float" office:value="1673184" calcext:value-type="float">
            <text:p>1673184</text:p>
          </table:table-cell>
          <table:table-cell table:formula="of:=(2*[.V182]*[.W182])/([.V182]+[.W182])" office:value-type="float" office:value="0.0369288520027762" calcext:value-type="float">
            <text:p>0.03692885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latedMeanOfTransportation</text:p>
          </table:table-cell>
          <table:table-cell office:value-type="float" office:value="0.00401731" calcext:value-type="float">
            <text:p>0.00401731</text:p>
          </table:table-cell>
          <table:table-cell office:value-type="float" office:value="0.89087657" calcext:value-type="float">
            <text:p>0.89087657</text:p>
          </table:table-cell>
          <table:table-cell table:formula="of:=(2*[.B183]*[.C183])/([.B183]+[.C183])" office:value-type="float" office:value="0.00799855141131751" calcext:value-type="float">
            <text:p>0.0079985514</text:p>
          </table:table-cell>
          <table:table-cell/>
          <table:table-cell office:value-type="float" office:value="0.00653631" calcext:value-type="float">
            <text:p>0.00653631</text:p>
          </table:table-cell>
          <table:table-cell office:value-type="float" office:value="0.42039356" calcext:value-type="float">
            <text:p>0.42039356</text:p>
          </table:table-cell>
          <table:table-cell office:value-type="float" office:value="705" calcext:value-type="float">
            <text:p>705</text:p>
          </table:table-cell>
          <table:table-cell office:value-type="float" office:value="972" calcext:value-type="float">
            <text:p>972</text:p>
          </table:table-cell>
          <table:table-cell office:value-type="float" office:value="107154" calcext:value-type="float">
            <text:p>107154</text:p>
          </table:table-cell>
          <table:table-cell office:value-type="float" office:value="1852583" calcext:value-type="float">
            <text:p>1852583</text:p>
          </table:table-cell>
          <table:table-cell table:formula="of:=(2*[.F183]*[.G183])/([.F183]+[.G183])" office:value-type="float" office:value="0.0128724777686021" calcext:value-type="float">
            <text:p>0.0128724778</text:p>
          </table:table-cell>
          <table:table-cell table:formula="of:=[.H183]+[.I183]" office:value-type="float" office:value="1677" calcext:value-type="float">
            <text:p>1677</text:p>
          </table:table-cell>
          <table:table-cell office:value-type="float" office:value="0.00763519" calcext:value-type="float">
            <text:p>0.00763519</text:p>
          </table:table-cell>
          <table:table-cell office:value-type="float" office:value="0.23911747" calcext:value-type="float">
            <text:p>0.23911747</text:p>
          </table:table-cell>
          <table:table-cell office:value-type="float" office:value="401" calcext:value-type="float">
            <text:p>401</text:p>
          </table:table-cell>
          <table:table-cell office:value-type="float" office:value="1276" calcext:value-type="float">
            <text:p>1276</text:p>
          </table:table-cell>
          <table:table-cell office:value-type="float" office:value="52119" calcext:value-type="float">
            <text:p>52119</text:p>
          </table:table-cell>
          <table:table-cell office:value-type="float" office:value="1907618" calcext:value-type="float">
            <text:p>1907618</text:p>
          </table:table-cell>
          <table:table-cell table:formula="of:=(2*[.N183]*[.O183])/([.N183]+[.O183])" office:value-type="float" office:value="0.0147978734313891" calcext:value-type="float">
            <text:p>0.0147978734</text:p>
          </table:table-cell>
          <table:table-cell/>
          <table:table-cell office:value-type="float" office:value="0.00761239" calcext:value-type="float">
            <text:p>0.00761239</text:p>
          </table:table-cell>
          <table:table-cell office:value-type="float" office:value="0.53501401" calcext:value-type="float">
            <text:p>0.53501401</text:p>
          </table:table-cell>
          <table:table-cell office:value-type="float" office:value="573" calcext:value-type="float">
            <text:p>573</text:p>
          </table:table-cell>
          <table:table-cell office:value-type="float" office:value="498" calcext:value-type="float">
            <text:p>498</text:p>
          </table:table-cell>
          <table:table-cell office:value-type="float" office:value="74699" calcext:value-type="float">
            <text:p>74699</text:p>
          </table:table-cell>
          <table:table-cell office:value-type="float" office:value="1606823" calcext:value-type="float">
            <text:p>1606823</text:p>
          </table:table-cell>
          <table:table-cell table:formula="of:=(2*[.V183]*[.W183])/([.V183]+[.W183])" office:value-type="float" office:value="0.0150111948094818" calcext:value-type="float">
            <text:p>0.01501119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lation</text:p>
          </table:table-cell>
          <table:table-cell office:value-type="float" office:value="0.00444599" calcext:value-type="float">
            <text:p>0.00444599</text:p>
          </table:table-cell>
          <table:table-cell office:value-type="float" office:value="0.95988064" calcext:value-type="float">
            <text:p>0.95988064</text:p>
          </table:table-cell>
          <table:table-cell table:formula="of:=(2*[.B184]*[.C184])/([.B184]+[.C184])" office:value-type="float" office:value="0.00885098387593756" calcext:value-type="float">
            <text:p>0.0088509839</text:p>
          </table:table-cell>
          <table:table-cell/>
          <table:table-cell office:value-type="float" office:value="0.00610079" calcext:value-type="float">
            <text:p>0.00610079</text:p>
          </table:table-cell>
          <table:table-cell office:value-type="float" office:value="0.8551061" calcext:value-type="float">
            <text:p>0.8551061</text:p>
          </table:table-cell>
          <table:table-cell office:value-type="float" office:value="2579" calcext:value-type="float">
            <text:p>2579</text:p>
          </table:table-cell>
          <table:table-cell office:value-type="float" office:value="437" calcext:value-type="float">
            <text:p>437</text:p>
          </table:table-cell>
          <table:table-cell office:value-type="float" office:value="420153" calcext:value-type="float">
            <text:p>420153</text:p>
          </table:table-cell>
          <table:table-cell office:value-type="float" office:value="1538245" calcext:value-type="float">
            <text:p>1538245</text:p>
          </table:table-cell>
          <table:table-cell table:formula="of:=(2*[.F184]*[.G184])/([.F184]+[.G184])" office:value-type="float" office:value="0.0121151440017369" calcext:value-type="float">
            <text:p>0.012115144</text:p>
          </table:table-cell>
          <table:table-cell table:formula="of:=[.H184]+[.I184]" office:value-type="float" office:value="3016" calcext:value-type="float">
            <text:p>3016</text:p>
          </table:table-cell>
          <table:table-cell office:value-type="float" office:value="0.01001021" calcext:value-type="float">
            <text:p>0.01001021</text:p>
          </table:table-cell>
          <table:table-cell office:value-type="float" office:value="0.49734748" calcext:value-type="float">
            <text:p>0.49734748</text:p>
          </table:table-cell>
          <table:table-cell office:value-type="float" office:value="1500" calcext:value-type="float">
            <text:p>1500</text:p>
          </table:table-cell>
          <table:table-cell office:value-type="float" office:value="1516" calcext:value-type="float">
            <text:p>1516</text:p>
          </table:table-cell>
          <table:table-cell office:value-type="float" office:value="148347" calcext:value-type="float">
            <text:p>148347</text:p>
          </table:table-cell>
          <table:table-cell office:value-type="float" office:value="1810051" calcext:value-type="float">
            <text:p>1810051</text:p>
          </table:table-cell>
          <table:table-cell table:formula="of:=(2*[.N184]*[.O184])/([.N184]+[.O184])" office:value-type="float" office:value="0.01962541542544" calcext:value-type="float">
            <text:p>0.0196254154</text:p>
          </table:table-cell>
          <table:table-cell/>
          <table:table-cell office:value-type="float" office:value="0.00427626" calcext:value-type="float">
            <text:p>0.00427626</text:p>
          </table:table-cell>
          <table:table-cell office:value-type="float" office:value="0.29384328" calcext:value-type="float">
            <text:p>0.29384328</text:p>
          </table:table-cell>
          <table:table-cell office:value-type="float" office:value="630" calcext:value-type="float">
            <text:p>630</text:p>
          </table:table-cell>
          <table:table-cell office:value-type="float" office:value="1514" calcext:value-type="float">
            <text:p>1514</text:p>
          </table:table-cell>
          <table:table-cell office:value-type="float" office:value="146695" calcext:value-type="float">
            <text:p>146695</text:p>
          </table:table-cell>
          <table:table-cell office:value-type="float" office:value="1533754" calcext:value-type="float">
            <text:p>1533754</text:p>
          </table:table-cell>
          <table:table-cell table:formula="of:=(2*[.V184]*[.W184])/([.V184]+[.W184])" office:value-type="float" office:value="0.00842984169727889" calcext:value-type="float">
            <text:p>0.008429841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0.00826386" calcext:value-type="float">
            <text:p>0.00826386</text:p>
          </table:table-cell>
          <table:table-cell office:value-type="float" office:value="0.89367311" calcext:value-type="float">
            <text:p>0.89367311</text:p>
          </table:table-cell>
          <table:table-cell table:formula="of:=(2*[.B185]*[.C185])/([.B185]+[.C185])" office:value-type="float" office:value="0.0163762872849188" calcext:value-type="float">
            <text:p>0.0163762873</text:p>
          </table:table-cell>
          <table:table-cell/>
          <table:table-cell office:value-type="float" office:value="0.01106297" calcext:value-type="float">
            <text:p>0.01106297</text:p>
          </table:table-cell>
          <table:table-cell office:value-type="float" office:value="0.79349736" calcext:value-type="float">
            <text:p>0.79349736</text:p>
          </table:table-cell>
          <table:table-cell office:value-type="float" office:value="2709" calcext:value-type="float">
            <text:p>2709</text:p>
          </table:table-cell>
          <table:table-cell office:value-type="float" office:value="705" calcext:value-type="float">
            <text:p>705</text:p>
          </table:table-cell>
          <table:table-cell office:value-type="float" office:value="242162" calcext:value-type="float">
            <text:p>242162</text:p>
          </table:table-cell>
          <table:table-cell office:value-type="float" office:value="1715838" calcext:value-type="float">
            <text:p>1715838</text:p>
          </table:table-cell>
          <table:table-cell table:formula="of:=(2*[.F185]*[.G185])/([.F185]+[.G185])" office:value-type="float" office:value="0.0218217010246061" calcext:value-type="float">
            <text:p>0.021821701</text:p>
          </table:table-cell>
          <table:table-cell table:formula="of:=[.H185]+[.I185]" office:value-type="float" office:value="3414" calcext:value-type="float">
            <text:p>3414</text:p>
          </table:table-cell>
          <table:table-cell office:value-type="float" office:value="0.01304113" calcext:value-type="float">
            <text:p>0.01304113</text:p>
          </table:table-cell>
          <table:table-cell office:value-type="float" office:value="0.38224956" calcext:value-type="float">
            <text:p>0.38224956</text:p>
          </table:table-cell>
          <table:table-cell office:value-type="float" office:value="1305" calcext:value-type="float">
            <text:p>1305</text:p>
          </table:table-cell>
          <table:table-cell office:value-type="float" office:value="2109" calcext:value-type="float">
            <text:p>2109</text:p>
          </table:table-cell>
          <table:table-cell office:value-type="float" office:value="98763" calcext:value-type="float">
            <text:p>98763</text:p>
          </table:table-cell>
          <table:table-cell office:value-type="float" office:value="1859237" calcext:value-type="float">
            <text:p>1859237</text:p>
          </table:table-cell>
          <table:table-cell table:formula="of:=(2*[.N185]*[.O185])/([.N185]+[.O185])" office:value-type="float" office:value="0.0252217739021519" calcext:value-type="float">
            <text:p>0.0252217739</text:p>
          </table:table-cell>
          <table:table-cell/>
          <table:table-cell office:value-type="float" office:value="0.00850136" calcext:value-type="float">
            <text:p>0.00850136</text:p>
          </table:table-cell>
          <table:table-cell office:value-type="float" office:value="0.19796954" calcext:value-type="float">
            <text:p>0.19796954</text:p>
          </table:table-cell>
          <table:table-cell office:value-type="float" office:value="468" calcext:value-type="float">
            <text:p>468</text:p>
          </table:table-cell>
          <table:table-cell office:value-type="float" office:value="1896" calcext:value-type="float">
            <text:p>1896</text:p>
          </table:table-cell>
          <table:table-cell office:value-type="float" office:value="54582" calcext:value-type="float">
            <text:p>54582</text:p>
          </table:table-cell>
          <table:table-cell office:value-type="float" office:value="1625647" calcext:value-type="float">
            <text:p>1625647</text:p>
          </table:table-cell>
          <table:table-cell table:formula="of:=(2*[.V185]*[.W185])/([.V185]+[.W185])" office:value-type="float" office:value="0.0163026395349117" calcext:value-type="float">
            <text:p>0.016302639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0.04010916" calcext:value-type="float">
            <text:p>0.04010916</text:p>
          </table:table-cell>
          <table:table-cell office:value-type="float" office:value="0.87401388" calcext:value-type="float">
            <text:p>0.87401388</text:p>
          </table:table-cell>
          <table:table-cell table:formula="of:=(2*[.B186]*[.C186])/([.B186]+[.C186])" office:value-type="float" office:value="0.0766985646814914" calcext:value-type="float">
            <text:p>0.0766985647</text:p>
          </table:table-cell>
          <table:table-cell/>
          <table:table-cell office:value-type="float" office:value="0.04959317" calcext:value-type="float">
            <text:p>0.04959317</text:p>
          </table:table-cell>
          <table:table-cell office:value-type="float" office:value="0.60261645" calcext:value-type="float">
            <text:p>0.60261645</text:p>
          </table:table-cell>
          <table:table-cell office:value-type="float" office:value="15201" calcext:value-type="float">
            <text:p>15201</text:p>
          </table:table-cell>
          <table:table-cell office:value-type="float" office:value="10024" calcext:value-type="float">
            <text:p>10024</text:p>
          </table:table-cell>
          <table:table-cell office:value-type="float" office:value="291313" calcext:value-type="float">
            <text:p>291313</text:p>
          </table:table-cell>
          <table:table-cell office:value-type="float" office:value="1644876" calcext:value-type="float">
            <text:p>1644876</text:p>
          </table:table-cell>
          <table:table-cell table:formula="of:=(2*[.F186]*[.G186])/([.F186]+[.G186])" office:value-type="float" office:value="0.091644339896877" calcext:value-type="float">
            <text:p>0.0916443399</text:p>
          </table:table-cell>
          <table:table-cell table:formula="of:=[.H186]+[.I186]" office:value-type="float" office:value="25225" calcext:value-type="float">
            <text:p>25225</text:p>
          </table:table-cell>
          <table:table-cell office:value-type="float" office:value="0.0534558" calcext:value-type="float">
            <text:p>0.0534558</text:p>
          </table:table-cell>
          <table:table-cell office:value-type="float" office:value="0.30338949" calcext:value-type="float">
            <text:p>0.30338949</text:p>
          </table:table-cell>
          <table:table-cell office:value-type="float" office:value="7653" calcext:value-type="float">
            <text:p>7653</text:p>
          </table:table-cell>
          <table:table-cell office:value-type="float" office:value="17572" calcext:value-type="float">
            <text:p>17572</text:p>
          </table:table-cell>
          <table:table-cell office:value-type="float" office:value="135512" calcext:value-type="float">
            <text:p>135512</text:p>
          </table:table-cell>
          <table:table-cell office:value-type="float" office:value="1800677" calcext:value-type="float">
            <text:p>1800677</text:p>
          </table:table-cell>
          <table:table-cell table:formula="of:=(2*[.N186]*[.O186])/([.N186]+[.O186])" office:value-type="float" office:value="0.0908961298020327" calcext:value-type="float">
            <text:p>0.0908961298</text:p>
          </table:table-cell>
          <table:table-cell/>
          <table:table-cell office:value-type="float" office:value="0.11863031" calcext:value-type="float">
            <text:p>0.11863031</text:p>
          </table:table-cell>
          <table:table-cell office:value-type="float" office:value="0.07770396" calcext:value-type="float">
            <text:p>0.07770396</text:p>
          </table:table-cell>
          <table:table-cell office:value-type="float" office:value="1462" calcext:value-type="float">
            <text:p>1462</text:p>
          </table:table-cell>
          <table:table-cell office:value-type="float" office:value="17353" calcext:value-type="float">
            <text:p>17353</text:p>
          </table:table-cell>
          <table:table-cell office:value-type="float" office:value="10862" calcext:value-type="float">
            <text:p>10862</text:p>
          </table:table-cell>
          <table:table-cell office:value-type="float" office:value="1652916" calcext:value-type="float">
            <text:p>1652916</text:p>
          </table:table-cell>
          <table:table-cell table:formula="of:=(2*[.V186]*[.W186])/([.V186]+[.W186])" office:value-type="float" office:value="0.0939015370370909" calcext:value-type="float">
            <text:p>0.09390153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sidence</text:p>
          </table:table-cell>
          <table:table-cell office:value-type="float" office:value="0.02743854" calcext:value-type="float">
            <text:p>0.02743854</text:p>
          </table:table-cell>
          <table:table-cell office:value-type="float" office:value="0.90087063" calcext:value-type="float">
            <text:p>0.90087063</text:p>
          </table:table-cell>
          <table:table-cell table:formula="of:=(2*[.B187]*[.C187])/([.B187]+[.C187])" office:value-type="float" office:value="0.0532550482423441" calcext:value-type="float">
            <text:p>0.0532550482</text:p>
          </table:table-cell>
          <table:table-cell/>
          <table:table-cell office:value-type="float" office:value="0.03146325" calcext:value-type="float">
            <text:p>0.03146325</text:p>
          </table:table-cell>
          <table:table-cell office:value-type="float" office:value="0.70857267" calcext:value-type="float">
            <text:p>0.70857267</text:p>
          </table:table-cell>
          <table:table-cell office:value-type="float" office:value="19614" calcext:value-type="float">
            <text:p>19614</text:p>
          </table:table-cell>
          <table:table-cell office:value-type="float" office:value="8067" calcext:value-type="float">
            <text:p>8067</text:p>
          </table:table-cell>
          <table:table-cell office:value-type="float" office:value="603780" calcext:value-type="float">
            <text:p>603780</text:p>
          </table:table-cell>
          <table:table-cell office:value-type="float" office:value="1329953" calcext:value-type="float">
            <text:p>1329953</text:p>
          </table:table-cell>
          <table:table-cell table:formula="of:=(2*[.F187]*[.G187])/([.F187]+[.G187])" office:value-type="float" office:value="0.0602511268895637" calcext:value-type="float">
            <text:p>0.0602511269</text:p>
          </table:table-cell>
          <table:table-cell table:formula="of:=[.H187]+[.I187]" office:value-type="float" office:value="27681" calcext:value-type="float">
            <text:p>27681</text:p>
          </table:table-cell>
          <table:table-cell office:value-type="float" office:value="0.03322604" calcext:value-type="float">
            <text:p>0.03322604</text:p>
          </table:table-cell>
          <table:table-cell office:value-type="float" office:value="0.45605289" calcext:value-type="float">
            <text:p>0.45605289</text:p>
          </table:table-cell>
          <table:table-cell office:value-type="float" office:value="12624" calcext:value-type="float">
            <text:p>12624</text:p>
          </table:table-cell>
          <table:table-cell office:value-type="float" office:value="15057" calcext:value-type="float">
            <text:p>15057</text:p>
          </table:table-cell>
          <table:table-cell office:value-type="float" office:value="367319" calcext:value-type="float">
            <text:p>367319</text:p>
          </table:table-cell>
          <table:table-cell office:value-type="float" office:value="1566414" calcext:value-type="float">
            <text:p>1566414</text:p>
          </table:table-cell>
          <table:table-cell table:formula="of:=(2*[.N187]*[.O187])/([.N187]+[.O187])" office:value-type="float" office:value="0.0619394404138989" calcext:value-type="float">
            <text:p>0.0619394404</text:p>
          </table:table-cell>
          <table:table-cell/>
          <table:table-cell office:value-type="float" office:value="0.04331046" calcext:value-type="float">
            <text:p>0.04331046</text:p>
          </table:table-cell>
          <table:table-cell office:value-type="float" office:value="0.00440356" calcext:value-type="float">
            <text:p>0.00440356</text:p>
          </table:table-cell>
          <table:table-cell office:value-type="float" office:value="101" calcext:value-type="float">
            <text:p>101</text:p>
          </table:table-cell>
          <table:table-cell office:value-type="float" office:value="22835" calcext:value-type="float">
            <text:p>22835</text:p>
          </table:table-cell>
          <table:table-cell office:value-type="float" office:value="2231" calcext:value-type="float">
            <text:p>2231</text:p>
          </table:table-cell>
          <table:table-cell office:value-type="float" office:value="1657426" calcext:value-type="float">
            <text:p>1657426</text:p>
          </table:table-cell>
          <table:table-cell table:formula="of:=(2*[.V187]*[.W187])/([.V187]+[.W187])" office:value-type="float" office:value="0.00799430478662666" calcext:value-type="float">
            <text:p>0.007994304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stingPlace</text:p>
          </table:table-cell>
          <table:table-cell office:value-type="float" office:value="0.0180216" calcext:value-type="float">
            <text:p>0.0180216</text:p>
          </table:table-cell>
          <table:table-cell office:value-type="float" office:value="0.8907563" calcext:value-type="float">
            <text:p>0.8907563</text:p>
          </table:table-cell>
          <table:table-cell table:formula="of:=(2*[.B188]*[.C188])/([.B188]+[.C188])" office:value-type="float" office:value="0.0353284421552945" calcext:value-type="float">
            <text:p>0.0353284422</text:p>
          </table:table-cell>
          <table:table-cell/>
          <table:table-cell office:value-type="float" office:value="0.02742498" calcext:value-type="float">
            <text:p>0.02742498</text:p>
          </table:table-cell>
          <table:table-cell office:value-type="float" office:value="0.75498064" calcext:value-type="float">
            <text:p>0.75498064</text:p>
          </table:table-cell>
          <table:table-cell office:value-type="float" office:value="7996" calcext:value-type="float">
            <text:p>7996</text:p>
          </table:table-cell>
          <table:table-cell office:value-type="float" office:value="2595" calcext:value-type="float">
            <text:p>2595</text:p>
          </table:table-cell>
          <table:table-cell office:value-type="float" office:value="283563" calcext:value-type="float">
            <text:p>283563</text:p>
          </table:table-cell>
          <table:table-cell office:value-type="float" office:value="1667260" calcext:value-type="float">
            <text:p>1667260</text:p>
          </table:table-cell>
          <table:table-cell table:formula="of:=(2*[.F188]*[.G188])/([.F188]+[.G188])" office:value-type="float" office:value="0.0529273523172985" calcext:value-type="float">
            <text:p>0.0529273523</text:p>
          </table:table-cell>
          <table:table-cell table:formula="of:=[.H188]+[.I188]" office:value-type="float" office:value="10591" calcext:value-type="float">
            <text:p>10591</text:p>
          </table:table-cell>
          <table:table-cell office:value-type="float" office:value="0.03301613" calcext:value-type="float">
            <text:p>0.03301613</text:p>
          </table:table-cell>
          <table:table-cell office:value-type="float" office:value="0.46747238" calcext:value-type="float">
            <text:p>0.46747238</text:p>
          </table:table-cell>
          <table:table-cell office:value-type="float" office:value="4951" calcext:value-type="float">
            <text:p>4951</text:p>
          </table:table-cell>
          <table:table-cell office:value-type="float" office:value="5640" calcext:value-type="float">
            <text:p>5640</text:p>
          </table:table-cell>
          <table:table-cell office:value-type="float" office:value="145006" calcext:value-type="float">
            <text:p>145006</text:p>
          </table:table-cell>
          <table:table-cell office:value-type="float" office:value="1805817" calcext:value-type="float">
            <text:p>1805817</text:p>
          </table:table-cell>
          <table:table-cell table:formula="of:=(2*[.N188]*[.O188])/([.N188]+[.O188])" office:value-type="float" office:value="0.0616762565417911" calcext:value-type="float">
            <text:p>0.0616762565</text:p>
          </table:table-cell>
          <table:table-cell/>
          <table:table-cell office:value-type="float" office:value="0.0160369" calcext:value-type="float">
            <text:p>0.0160369</text:p>
          </table:table-cell>
          <table:table-cell office:value-type="float" office:value="0.16162925" calcext:value-type="float">
            <text:p>0.16162925</text:p>
          </table:table-cell>
          <table:table-cell office:value-type="float" office:value="1123" calcext:value-type="float">
            <text:p>1123</text:p>
          </table:table-cell>
          <table:table-cell office:value-type="float" office:value="5825" calcext:value-type="float">
            <text:p>5825</text:p>
          </table:table-cell>
          <table:table-cell office:value-type="float" office:value="68903" calcext:value-type="float">
            <text:p>68903</text:p>
          </table:table-cell>
          <table:table-cell office:value-type="float" office:value="1606742" calcext:value-type="float">
            <text:p>1606742</text:p>
          </table:table-cell>
          <table:table-cell table:formula="of:=(2*[.V188]*[.W188])/([.V188]+[.W188])" office:value-type="float" office:value="0.0291786828197155" calcext:value-type="float">
            <text:p>0.029178682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ightTributary</text:p>
          </table:table-cell>
          <table:table-cell office:value-type="float" office:value="0.01413581" calcext:value-type="float">
            <text:p>0.01413581</text:p>
          </table:table-cell>
          <table:table-cell office:value-type="float" office:value="0.14115092" calcext:value-type="float">
            <text:p>0.14115092</text:p>
          </table:table-cell>
          <table:table-cell table:formula="of:=(2*[.B189]*[.C189])/([.B189]+[.C189])" office:value-type="float" office:value="0.0256980436956229" calcext:value-type="float">
            <text:p>0.0256980437</text:p>
          </table:table-cell>
          <table:table-cell/>
          <table:table-cell office:value-type="float" office:value="0.01508443" calcext:value-type="float">
            <text:p>0.01508443</text:p>
          </table:table-cell>
          <table:table-cell office:value-type="float" office:value="0.10912052" calcext:value-type="float">
            <text:p>0.10912052</text:p>
          </table:table-cell>
          <table:table-cell office:value-type="float" office:value="201" calcext:value-type="float">
            <text:p>201</text:p>
          </table:table-cell>
          <table:table-cell office:value-type="float" office:value="1641" calcext:value-type="float">
            <text:p>1641</text:p>
          </table:table-cell>
          <table:table-cell office:value-type="float" office:value="13124" calcext:value-type="float">
            <text:p>13124</text:p>
          </table:table-cell>
          <table:table-cell office:value-type="float" office:value="1946448" calcext:value-type="float">
            <text:p>1946448</text:p>
          </table:table-cell>
          <table:table-cell table:formula="of:=(2*[.F189]*[.G189])/([.F189]+[.G189])" office:value-type="float" office:value="0.0265049153919163" calcext:value-type="float">
            <text:p>0.0265049154</text:p>
          </table:table-cell>
          <table:table-cell table:formula="of:=[.H189]+[.I189]" office:value-type="float" office:value="1842" calcext:value-type="float">
            <text:p>1842</text:p>
          </table:table-cell>
          <table:table-cell office:value-type="float" office:value="0.01131251" calcext:value-type="float">
            <text:p>0.01131251</text:p>
          </table:table-cell>
          <table:table-cell office:value-type="float" office:value="0.04777416" calcext:value-type="float">
            <text:p>0.04777416</text:p>
          </table:table-cell>
          <table:table-cell office:value-type="float" office:value="88" calcext:value-type="float">
            <text:p>88</text:p>
          </table:table-cell>
          <table:table-cell office:value-type="float" office:value="1754" calcext:value-type="float">
            <text:p>1754</text:p>
          </table:table-cell>
          <table:table-cell office:value-type="float" office:value="7691" calcext:value-type="float">
            <text:p>7691</text:p>
          </table:table-cell>
          <table:table-cell office:value-type="float" office:value="1951881" calcext:value-type="float">
            <text:p>1951881</text:p>
          </table:table-cell>
          <table:table-cell table:formula="of:=(2*[.N189]*[.O189])/([.N189]+[.O189])" office:value-type="float" office:value="0.0182933193812276" calcext:value-type="float">
            <text:p>0.018293319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1681041" calcext:value-type="float">
            <text:p>1681041</text:p>
          </table:table-cell>
          <table:table-cell table:formula="of:=(2*[.V189]*[.W189])/([.V189]+[.W189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ival</text:p>
          </table:table-cell>
          <table:table-cell office:value-type="float" office:value="0.01094495" calcext:value-type="float">
            <text:p>0.01094495</text:p>
          </table:table-cell>
          <table:table-cell office:value-type="float" office:value="0.59444444" calcext:value-type="float">
            <text:p>0.59444444</text:p>
          </table:table-cell>
          <table:table-cell table:formula="of:=(2*[.B190]*[.C190])/([.B190]+[.C190])" office:value-type="float" office:value="0.0214941483317968" calcext:value-type="float">
            <text:p>0.0214941483</text:p>
          </table:table-cell>
          <table:table-cell/>
          <table:table-cell office:value-type="float" office:value="0.01115094" calcext:value-type="float">
            <text:p>0.01115094</text:p>
          </table:table-cell>
          <table:table-cell office:value-type="float" office:value="0.21777778" calcext:value-type="float">
            <text:p>0.21777778</text:p>
          </table:table-cell>
          <table:table-cell office:value-type="float" office:value="196" calcext:value-type="float">
            <text:p>196</text:p>
          </table:table-cell>
          <table:table-cell office:value-type="float" office:value="704" calcext:value-type="float">
            <text:p>704</text:p>
          </table:table-cell>
          <table:table-cell office:value-type="float" office:value="17381" calcext:value-type="float">
            <text:p>17381</text:p>
          </table:table-cell>
          <table:table-cell office:value-type="float" office:value="1943133" calcext:value-type="float">
            <text:p>1943133</text:p>
          </table:table-cell>
          <table:table-cell table:formula="of:=(2*[.F190]*[.G190])/([.F190]+[.G190])" office:value-type="float" office:value="0.0212155727609292" calcext:value-type="float">
            <text:p>0.0212155728</text:p>
          </table:table-cell>
          <table:table-cell table:formula="of:=[.H190]+[.I190]" office:value-type="float" office:value="900" calcext:value-type="float">
            <text:p>900</text:p>
          </table:table-cell>
          <table:table-cell office:value-type="float" office:value="0.01428571" calcext:value-type="float">
            <text:p>0.01428571</text:p>
          </table:table-cell>
          <table:table-cell office:value-type="float" office:value="0.04111111" calcext:value-type="float">
            <text:p>0.04111111</text:p>
          </table:table-cell>
          <table:table-cell office:value-type="float" office:value="37" calcext:value-type="float">
            <text:p>37</text:p>
          </table:table-cell>
          <table:table-cell office:value-type="float" office:value="863" calcext:value-type="float">
            <text:p>863</text:p>
          </table:table-cell>
          <table:table-cell office:value-type="float" office:value="2553" calcext:value-type="float">
            <text:p>2553</text:p>
          </table:table-cell>
          <table:table-cell office:value-type="float" office:value="1957961" calcext:value-type="float">
            <text:p>1957961</text:p>
          </table:table-cell>
          <table:table-cell table:formula="of:=(2*[.N190]*[.O190])/([.N190]+[.O190])" office:value-type="float" office:value="0.0212034335269822" calcext:value-type="float">
            <text:p>0.021203433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1681820" calcext:value-type="float">
            <text:p>1681820</text:p>
          </table:table-cell>
          <table:table-cell table:formula="of:=(2*[.V190]*[.W190])/([.V190]+[.W190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iverMouth</text:p>
          </table:table-cell>
          <table:table-cell office:value-type="float" office:value="0.1709545" calcext:value-type="float">
            <text:p>0.1709545</text:p>
          </table:table-cell>
          <table:table-cell office:value-type="float" office:value="0.94915581" calcext:value-type="float">
            <text:p>0.94915581</text:p>
          </table:table-cell>
          <table:table-cell table:formula="of:=(2*[.B191]*[.C191])/([.B191]+[.C191])" office:value-type="float" office:value="0.289725851948716" calcext:value-type="float">
            <text:p>0.2897258519</text:p>
          </table:table-cell>
          <table:table-cell/>
          <table:table-cell office:value-type="float" office:value="0.09200834" calcext:value-type="float">
            <text:p>0.09200834</text:p>
          </table:table-cell>
          <table:table-cell office:value-type="float" office:value="0.29748989" calcext:value-type="float">
            <text:p>0.29748989</text:p>
          </table:table-cell>
          <table:table-cell office:value-type="float" office:value="4634" calcext:value-type="float">
            <text:p>4634</text:p>
          </table:table-cell>
          <table:table-cell office:value-type="float" office:value="10943" calcext:value-type="float">
            <text:p>10943</text:p>
          </table:table-cell>
          <table:table-cell office:value-type="float" office:value="45731" calcext:value-type="float">
            <text:p>45731</text:p>
          </table:table-cell>
          <table:table-cell office:value-type="float" office:value="1900106" calcext:value-type="float">
            <text:p>1900106</text:p>
          </table:table-cell>
          <table:table-cell table:formula="of:=(2*[.F191]*[.G191])/([.F191]+[.G191])" office:value-type="float" office:value="0.140547755226937" calcext:value-type="float">
            <text:p>0.1405477552</text:p>
          </table:table-cell>
          <table:table-cell table:formula="of:=[.H191]+[.I191]" office:value-type="float" office:value="15577" calcext:value-type="float">
            <text:p>15577</text:p>
          </table:table-cell>
          <table:table-cell office:value-type="float" office:value="0.06815158" calcext:value-type="float">
            <text:p>0.06815158</text:p>
          </table:table-cell>
          <table:table-cell office:value-type="float" office:value="0.08878475" calcext:value-type="float">
            <text:p>0.08878475</text:p>
          </table:table-cell>
          <table:table-cell office:value-type="float" office:value="1383" calcext:value-type="float">
            <text:p>1383</text:p>
          </table:table-cell>
          <table:table-cell office:value-type="float" office:value="14194" calcext:value-type="float">
            <text:p>14194</text:p>
          </table:table-cell>
          <table:table-cell office:value-type="float" office:value="18910" calcext:value-type="float">
            <text:p>18910</text:p>
          </table:table-cell>
          <table:table-cell office:value-type="float" office:value="1926927" calcext:value-type="float">
            <text:p>1926927</text:p>
          </table:table-cell>
          <table:table-cell table:formula="of:=(2*[.N191]*[.O191])/([.N191]+[.O191])" office:value-type="float" office:value="0.0771117942213253" calcext:value-type="float">
            <text:p>0.0771117942</text:p>
          </table:table-cell>
          <table:table-cell/>
          <table:table-cell office:value-type="float" office:value="0.09328635" calcext:value-type="float">
            <text:p>0.09328635</text:p>
          </table:table-cell>
          <table:table-cell office:value-type="float" office:value="0.25055148" calcext:value-type="float">
            <text:p>0.25055148</text:p>
          </table:table-cell>
          <table:table-cell office:value-type="float" office:value="3521" calcext:value-type="float">
            <text:p>3521</text:p>
          </table:table-cell>
          <table:table-cell office:value-type="float" office:value="10532" calcext:value-type="float">
            <text:p>10532</text:p>
          </table:table-cell>
          <table:table-cell office:value-type="float" office:value="34223" calcext:value-type="float">
            <text:p>34223</text:p>
          </table:table-cell>
          <table:table-cell office:value-type="float" office:value="1634317" calcext:value-type="float">
            <text:p>1634317</text:p>
          </table:table-cell>
          <table:table-cell table:formula="of:=(2*[.V191]*[.W191])/([.V191]+[.W191])" office:value-type="float" office:value="0.135953819021589" calcext:value-type="float">
            <text:p>0.13595381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uteEnd</text:p>
          </table:table-cell>
          <table:table-cell office:value-type="float" office:value="0.05920855" calcext:value-type="float">
            <text:p>0.05920855</text:p>
          </table:table-cell>
          <table:table-cell office:value-type="float" office:value="0.91315264" calcext:value-type="float">
            <text:p>0.91315264</text:p>
          </table:table-cell>
          <table:table-cell table:formula="of:=(2*[.B192]*[.C192])/([.B192]+[.C192])" office:value-type="float" office:value="0.111206502890293" calcext:value-type="float">
            <text:p>0.1112065029</text:p>
          </table:table-cell>
          <table:table-cell/>
          <table:table-cell office:value-type="float" office:value="0.11375833" calcext:value-type="float">
            <text:p>0.11375833</text:p>
          </table:table-cell>
          <table:table-cell office:value-type="float" office:value="0.64276057" calcext:value-type="float">
            <text:p>0.64276057</text:p>
          </table:table-cell>
          <table:table-cell office:value-type="float" office:value="9984" calcext:value-type="float">
            <text:p>9984</text:p>
          </table:table-cell>
          <table:table-cell office:value-type="float" office:value="5549" calcext:value-type="float">
            <text:p>5549</text:p>
          </table:table-cell>
          <table:table-cell office:value-type="float" office:value="77781" calcext:value-type="float">
            <text:p>77781</text:p>
          </table:table-cell>
          <table:table-cell office:value-type="float" office:value="1868100" calcext:value-type="float">
            <text:p>1868100</text:p>
          </table:table-cell>
          <table:table-cell table:formula="of:=(2*[.F192]*[.G192])/([.F192]+[.G192])" office:value-type="float" office:value="0.193304804501376" calcext:value-type="float">
            <text:p>0.1933048045</text:p>
          </table:table-cell>
          <table:table-cell table:formula="of:=[.H192]+[.I192]" office:value-type="float" office:value="15533" calcext:value-type="float">
            <text:p>15533</text:p>
          </table:table-cell>
          <table:table-cell office:value-type="float" office:value="0.13655981" calcext:value-type="float">
            <text:p>0.13655981</text:p>
          </table:table-cell>
          <table:table-cell office:value-type="float" office:value="0.32389107" calcext:value-type="float">
            <text:p>0.32389107</text:p>
          </table:table-cell>
          <table:table-cell office:value-type="float" office:value="5031" calcext:value-type="float">
            <text:p>5031</text:p>
          </table:table-cell>
          <table:table-cell office:value-type="float" office:value="10502" calcext:value-type="float">
            <text:p>10502</text:p>
          </table:table-cell>
          <table:table-cell office:value-type="float" office:value="31810" calcext:value-type="float">
            <text:p>31810</text:p>
          </table:table-cell>
          <table:table-cell office:value-type="float" office:value="1914071" calcext:value-type="float">
            <text:p>1914071</text:p>
          </table:table-cell>
          <table:table-cell table:formula="of:=(2*[.N192]*[.O192])/([.N192]+[.O192])" office:value-type="float" office:value="0.192118225422424" calcext:value-type="float">
            <text:p>0.1921182254</text:p>
          </table:table-cell>
          <table:table-cell/>
          <table:table-cell office:value-type="float" office:value="0.12032106" calcext:value-type="float">
            <text:p>0.12032106</text:p>
          </table:table-cell>
          <table:table-cell office:value-type="float" office:value="0.36125775" calcext:value-type="float">
            <text:p>0.36125775</text:p>
          </table:table-cell>
          <table:table-cell office:value-type="float" office:value="4722" calcext:value-type="float">
            <text:p>4722</text:p>
          </table:table-cell>
          <table:table-cell office:value-type="float" office:value="8349" calcext:value-type="float">
            <text:p>8349</text:p>
          </table:table-cell>
          <table:table-cell office:value-type="float" office:value="34523" calcext:value-type="float">
            <text:p>34523</text:p>
          </table:table-cell>
          <table:table-cell office:value-type="float" office:value="1634999" calcext:value-type="float">
            <text:p>1634999</text:p>
          </table:table-cell>
          <table:table-cell table:formula="of:=(2*[.V192]*[.W192])/([.V192]+[.W192])" office:value-type="float" office:value="0.18051838872734" calcext:value-type="float">
            <text:p>0.180518388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uteJunction</text:p>
          </table:table-cell>
          <table:table-cell office:value-type="float" office:value="0.02343478" calcext:value-type="float">
            <text:p>0.02343478</text:p>
          </table:table-cell>
          <table:table-cell office:value-type="float" office:value="0.94975623" calcext:value-type="float">
            <text:p>0.94975623</text:p>
          </table:table-cell>
          <table:table-cell table:formula="of:=(2*[.B193]*[.C193])/([.B193]+[.C193])" office:value-type="float" office:value="0.0457409245974835" calcext:value-type="float">
            <text:p>0.0457409246</text:p>
          </table:table-cell>
          <table:table-cell/>
          <table:table-cell office:value-type="float" office:value="0.04480095" calcext:value-type="float">
            <text:p>0.04480095</text:p>
          </table:table-cell>
          <table:table-cell office:value-type="float" office:value="0.75866739" calcext:value-type="float">
            <text:p>0.75866739</text:p>
          </table:table-cell>
          <table:table-cell office:value-type="float" office:value="5602" calcext:value-type="float">
            <text:p>5602</text:p>
          </table:table-cell>
          <table:table-cell office:value-type="float" office:value="1782" calcext:value-type="float">
            <text:p>1782</text:p>
          </table:table-cell>
          <table:table-cell office:value-type="float" office:value="119440" calcext:value-type="float">
            <text:p>119440</text:p>
          </table:table-cell>
          <table:table-cell office:value-type="float" office:value="1834590" calcext:value-type="float">
            <text:p>1834590</text:p>
          </table:table-cell>
          <table:table-cell table:formula="of:=(2*[.F193]*[.G193])/([.F193]+[.G193])" office:value-type="float" office:value="0.0846057476415823" calcext:value-type="float">
            <text:p>0.0846057476</text:p>
          </table:table-cell>
          <table:table-cell table:formula="of:=[.H193]+[.I193]" office:value-type="float" office:value="7384" calcext:value-type="float">
            <text:p>7384</text:p>
          </table:table-cell>
          <table:table-cell office:value-type="float" office:value="0.07379679" calcext:value-type="float">
            <text:p>0.07379679</text:p>
          </table:table-cell>
          <table:table-cell office:value-type="float" office:value="0.47657096" calcext:value-type="float">
            <text:p>0.47657096</text:p>
          </table:table-cell>
          <table:table-cell office:value-type="float" office:value="3519" calcext:value-type="float">
            <text:p>3519</text:p>
          </table:table-cell>
          <table:table-cell office:value-type="float" office:value="3865" calcext:value-type="float">
            <text:p>3865</text:p>
          </table:table-cell>
          <table:table-cell office:value-type="float" office:value="44166" calcext:value-type="float">
            <text:p>44166</text:p>
          </table:table-cell>
          <table:table-cell office:value-type="float" office:value="1909864" calcext:value-type="float">
            <text:p>1909864</text:p>
          </table:table-cell>
          <table:table-cell table:formula="of:=(2*[.N193]*[.O193])/([.N193]+[.O193])" office:value-type="float" office:value="0.127803298994966" calcext:value-type="float">
            <text:p>0.127803299</text:p>
          </table:table-cell>
          <table:table-cell/>
          <table:table-cell office:value-type="float" office:value="0.03010685" calcext:value-type="float">
            <text:p>0.03010685</text:p>
          </table:table-cell>
          <table:table-cell office:value-type="float" office:value="0.6588887" calcext:value-type="float">
            <text:p>0.6588887</text:p>
          </table:table-cell>
          <table:table-cell office:value-type="float" office:value="3925" calcext:value-type="float">
            <text:p>3925</text:p>
          </table:table-cell>
          <table:table-cell office:value-type="float" office:value="2032" calcext:value-type="float">
            <text:p>2032</text:p>
          </table:table-cell>
          <table:table-cell office:value-type="float" office:value="126444" calcext:value-type="float">
            <text:p>126444</text:p>
          </table:table-cell>
          <table:table-cell office:value-type="float" office:value="1550192" calcext:value-type="float">
            <text:p>1550192</text:p>
          </table:table-cell>
          <table:table-cell table:formula="of:=(2*[.V193]*[.W193])/([.V193]+[.W193])" office:value-type="float" office:value="0.0575825584289913" calcext:value-type="float">
            <text:p>0.057582558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uteStart</text:p>
          </table:table-cell>
          <table:table-cell office:value-type="float" office:value="0.04878155" calcext:value-type="float">
            <text:p>0.04878155</text:p>
          </table:table-cell>
          <table:table-cell office:value-type="float" office:value="0.92302336" calcext:value-type="float">
            <text:p>0.92302336</text:p>
          </table:table-cell>
          <table:table-cell table:formula="of:=(2*[.B194]*[.C194])/([.B194]+[.C194])" office:value-type="float" office:value="0.0926657392315665" calcext:value-type="float">
            <text:p>0.0926657392</text:p>
          </table:table-cell>
          <table:table-cell/>
          <table:table-cell office:value-type="float" office:value="0.07963937" calcext:value-type="float">
            <text:p>0.07963937</text:p>
          </table:table-cell>
          <table:table-cell office:value-type="float" office:value="0.67829335" calcext:value-type="float">
            <text:p>0.67829335</text:p>
          </table:table-cell>
          <table:table-cell office:value-type="float" office:value="10715" calcext:value-type="float">
            <text:p>10715</text:p>
          </table:table-cell>
          <table:table-cell office:value-type="float" office:value="5082" calcext:value-type="float">
            <text:p>5082</text:p>
          </table:table-cell>
          <table:table-cell office:value-type="float" office:value="123829" calcext:value-type="float">
            <text:p>123829</text:p>
          </table:table-cell>
          <table:table-cell office:value-type="float" office:value="1821788" calcext:value-type="float">
            <text:p>1821788</text:p>
          </table:table-cell>
          <table:table-cell table:formula="of:=(2*[.F194]*[.G194])/([.F194]+[.G194])" office:value-type="float" office:value="0.142542612671978" calcext:value-type="float">
            <text:p>0.1425426127</text:p>
          </table:table-cell>
          <table:table-cell table:formula="of:=[.H194]+[.I194]" office:value-type="float" office:value="15797" calcext:value-type="float">
            <text:p>15797</text:p>
          </table:table-cell>
          <table:table-cell office:value-type="float" office:value="0.11366465" calcext:value-type="float">
            <text:p>0.11366465</text:p>
          </table:table-cell>
          <table:table-cell office:value-type="float" office:value="0.33531683" calcext:value-type="float">
            <text:p>0.33531683</text:p>
          </table:table-cell>
          <table:table-cell office:value-type="float" office:value="5297" calcext:value-type="float">
            <text:p>5297</text:p>
          </table:table-cell>
          <table:table-cell office:value-type="float" office:value="10500" calcext:value-type="float">
            <text:p>10500</text:p>
          </table:table-cell>
          <table:table-cell office:value-type="float" office:value="41305" calcext:value-type="float">
            <text:p>41305</text:p>
          </table:table-cell>
          <table:table-cell office:value-type="float" office:value="1904312" calcext:value-type="float">
            <text:p>1904312</text:p>
          </table:table-cell>
          <table:table-cell table:formula="of:=(2*[.N194]*[.O194])/([.N194]+[.O194])" office:value-type="float" office:value="0.169778361998626" calcext:value-type="float">
            <text:p>0.169778362</text:p>
          </table:table-cell>
          <table:table-cell/>
          <table:table-cell office:value-type="float" office:value="0.08114623" calcext:value-type="float">
            <text:p>0.08114623</text:p>
          </table:table-cell>
          <table:table-cell office:value-type="float" office:value="0.83383527" calcext:value-type="float">
            <text:p>0.83383527</text:p>
          </table:table-cell>
          <table:table-cell office:value-type="float" office:value="11075" calcext:value-type="float">
            <text:p>11075</text:p>
          </table:table-cell>
          <table:table-cell office:value-type="float" office:value="2207" calcext:value-type="float">
            <text:p>2207</text:p>
          </table:table-cell>
          <table:table-cell office:value-type="float" office:value="125407" calcext:value-type="float">
            <text:p>125407</text:p>
          </table:table-cell>
          <table:table-cell office:value-type="float" office:value="1543904" calcext:value-type="float">
            <text:p>1543904</text:p>
          </table:table-cell>
          <table:table-cell table:formula="of:=(2*[.V194]*[.W194])/([.V194]+[.W194])" office:value-type="float" office:value="0.147899358842845" calcext:value-type="float">
            <text:p>0.14789935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ool</text:p>
          </table:table-cell>
          <table:table-cell office:value-type="float" office:value="0.00291936" calcext:value-type="float">
            <text:p>0.00291936</text:p>
          </table:table-cell>
          <table:table-cell office:value-type="float" office:value="0.23756019" calcext:value-type="float">
            <text:p>0.23756019</text:p>
          </table:table-cell>
          <table:table-cell table:formula="of:=(2*[.B195]*[.C195])/([.B195]+[.C195])" office:value-type="float" office:value="0.00576783943814266" calcext:value-type="float">
            <text:p>0.0057678394</text:p>
          </table:table-cell>
          <table:table-cell/>
          <table:table-cell office:value-type="float" office:value="0.00398924" calcext:value-type="float">
            <text:p>0.00398924</text:p>
          </table:table-cell>
          <table:table-cell office:value-type="float" office:value="0.20224719" calcext:value-type="float">
            <text:p>0.20224719</text:p>
          </table:table-cell>
          <table:table-cell office:value-type="float" office:value="378" calcext:value-type="float">
            <text:p>378</text:p>
          </table:table-cell>
          <table:table-cell office:value-type="float" office:value="1491" calcext:value-type="float">
            <text:p>1491</text:p>
          </table:table-cell>
          <table:table-cell office:value-type="float" office:value="94377" calcext:value-type="float">
            <text:p>94377</text:p>
          </table:table-cell>
          <table:table-cell office:value-type="float" office:value="1865168" calcext:value-type="float">
            <text:p>1865168</text:p>
          </table:table-cell>
          <table:table-cell table:formula="of:=(2*[.F195]*[.G195])/([.F195]+[.G195])" office:value-type="float" office:value="0.00782415192345601" calcext:value-type="float">
            <text:p>0.0078241519</text:p>
          </table:table-cell>
          <table:table-cell table:formula="of:=[.H195]+[.I195]" office:value-type="float" office:value="1869" calcext:value-type="float">
            <text:p>1869</text:p>
          </table:table-cell>
          <table:table-cell office:value-type="float" office:value="0.00406713" calcext:value-type="float">
            <text:p>0.00406713</text:p>
          </table:table-cell>
          <table:table-cell office:value-type="float" office:value="0.12306046" calcext:value-type="float">
            <text:p>0.12306046</text:p>
          </table:table-cell>
          <table:table-cell office:value-type="float" office:value="230" calcext:value-type="float">
            <text:p>230</text:p>
          </table:table-cell>
          <table:table-cell office:value-type="float" office:value="1639" calcext:value-type="float">
            <text:p>1639</text:p>
          </table:table-cell>
          <table:table-cell office:value-type="float" office:value="56321" calcext:value-type="float">
            <text:p>56321</text:p>
          </table:table-cell>
          <table:table-cell office:value-type="float" office:value="1903224" calcext:value-type="float">
            <text:p>1903224</text:p>
          </table:table-cell>
          <table:table-cell table:formula="of:=(2*[.N195]*[.O195])/([.N195]+[.O195])" office:value-type="float" office:value="0.00787402465003545" calcext:value-type="float">
            <text:p>0.007874024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  <table:table-cell office:value-type="float" office:value="1680876" calcext:value-type="float">
            <text:p>1680876</text:p>
          </table:table-cell>
          <table:table-cell table:formula="of:=(2*[.V195]*[.W195])/([.V195]+[.W19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ries</text:p>
          </table:table-cell>
          <table:table-cell office:value-type="float" office:value="0.05195345" calcext:value-type="float">
            <text:p>0.05195345</text:p>
          </table:table-cell>
          <table:table-cell office:value-type="float" office:value="0.63364532" calcext:value-type="float">
            <text:p>0.63364532</text:p>
          </table:table-cell>
          <table:table-cell table:formula="of:=(2*[.B196]*[.C196])/([.B196]+[.C196])" office:value-type="float" office:value="0.0960330207428873" calcext:value-type="float">
            <text:p>0.0960330207</text:p>
          </table:table-cell>
          <table:table-cell/>
          <table:table-cell office:value-type="float" office:value="0.06639267" calcext:value-type="float">
            <text:p>0.06639267</text:p>
          </table:table-cell>
          <table:table-cell office:value-type="float" office:value="0.36206897" calcext:value-type="float">
            <text:p>0.36206897</text:p>
          </table:table-cell>
          <table:table-cell office:value-type="float" office:value="7350" calcext:value-type="float">
            <text:p>7350</text:p>
          </table:table-cell>
          <table:table-cell office:value-type="float" office:value="12950" calcext:value-type="float">
            <text:p>12950</text:p>
          </table:table-cell>
          <table:table-cell office:value-type="float" office:value="103355" calcext:value-type="float">
            <text:p>103355</text:p>
          </table:table-cell>
          <table:table-cell office:value-type="float" office:value="1837759" calcext:value-type="float">
            <text:p>1837759</text:p>
          </table:table-cell>
          <table:table-cell table:formula="of:=(2*[.F196]*[.G196])/([.F196]+[.G196])" office:value-type="float" office:value="0.11220946473738" calcext:value-type="float">
            <text:p>0.1122094647</text:p>
          </table:table-cell>
          <table:table-cell table:formula="of:=[.H196]+[.I196]" office:value-type="float" office:value="20300" calcext:value-type="float">
            <text:p>20300</text:p>
          </table:table-cell>
          <table:table-cell office:value-type="float" office:value="0.07878046" calcext:value-type="float">
            <text:p>0.07878046</text:p>
          </table:table-cell>
          <table:table-cell office:value-type="float" office:value="0.06975369" calcext:value-type="float">
            <text:p>0.06975369</text:p>
          </table:table-cell>
          <table:table-cell office:value-type="float" office:value="1416" calcext:value-type="float">
            <text:p>1416</text:p>
          </table:table-cell>
          <table:table-cell office:value-type="float" office:value="18884" calcext:value-type="float">
            <text:p>18884</text:p>
          </table:table-cell>
          <table:table-cell office:value-type="float" office:value="16558" calcext:value-type="float">
            <text:p>16558</text:p>
          </table:table-cell>
          <table:table-cell office:value-type="float" office:value="1924556" calcext:value-type="float">
            <text:p>1924556</text:p>
          </table:table-cell>
          <table:table-cell table:formula="of:=(2*[.N196]*[.O196])/([.N196]+[.O196])" office:value-type="float" office:value="0.0739927859673671" calcext:value-type="float">
            <text:p>0.073992786</text:p>
          </table:table-cell>
          <table:table-cell/>
          <table:table-cell office:value-type="float" office:value="0.08120604" calcext:value-type="float">
            <text:p>0.08120604</text:p>
          </table:table-cell>
          <table:table-cell office:value-type="float" office:value="0.55966297" calcext:value-type="float">
            <text:p>0.55966297</text:p>
          </table:table-cell>
          <table:table-cell office:value-type="float" office:value="9432" calcext:value-type="float">
            <text:p>9432</text:p>
          </table:table-cell>
          <table:table-cell office:value-type="float" office:value="7421" calcext:value-type="float">
            <text:p>7421</text:p>
          </table:table-cell>
          <table:table-cell office:value-type="float" office:value="106717" calcext:value-type="float">
            <text:p>106717</text:p>
          </table:table-cell>
          <table:table-cell office:value-type="float" office:value="1559023" calcext:value-type="float">
            <text:p>1559023</text:p>
          </table:table-cell>
          <table:table-cell table:formula="of:=(2*[.V196]*[.W196])/([.V196]+[.W196])" office:value-type="float" office:value="0.14183245817531" calcext:value-type="float">
            <text:p>0.14183245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rvic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197]*[.C197])/([.B197]+[.C197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float" office:value="1959535" calcext:value-type="float">
            <text:p>1959535</text:p>
          </table:table-cell>
          <table:table-cell table:formula="of:=(2*[.F197]*[.G197])/([.F197]+[.G197])" office:value-type="string" office:string-value="#DIV/0!" calcext:value-type="error">
            <text:p>#DIV/0!</text:p>
          </table:table-cell>
          <table:table-cell table:formula="of:=[.H197]+[.I197]" office:value-type="float" office:value="1879" calcext:value-type="float">
            <text:p>1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float" office:value="1959535" calcext:value-type="float">
            <text:p>1959535</text:p>
          </table:table-cell>
          <table:table-cell table:formula="of:=(2*[.N197]*[.O197])/([.N197]+[.O197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office:value-type="float" office:value="1681018" calcext:value-type="float">
            <text:p>1681018</text:p>
          </table:table-cell>
          <table:table-cell table:formula="of:=(2*[.V197]*[.W197])/([.V197]+[.W197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ervingRailwayLine</text:p>
          </table:table-cell>
          <table:table-cell office:value-type="float" office:value="0.03183831" calcext:value-type="float">
            <text:p>0.03183831</text:p>
          </table:table-cell>
          <table:table-cell office:value-type="float" office:value="0.82507123" calcext:value-type="float">
            <text:p>0.82507123</text:p>
          </table:table-cell>
          <table:table-cell table:formula="of:=(2*[.B198]*[.C198])/([.B198]+[.C198])" office:value-type="float" office:value="0.0613107273676083" calcext:value-type="float">
            <text:p>0.0613107274</text:p>
          </table:table-cell>
          <table:table-cell/>
          <table:table-cell office:value-type="float" office:value="0.03840826" calcext:value-type="float">
            <text:p>0.03840826</text:p>
          </table:table-cell>
          <table:table-cell office:value-type="float" office:value="0.49287749" calcext:value-type="float">
            <text:p>0.49287749</text:p>
          </table:table-cell>
          <table:table-cell office:value-type="float" office:value="4325" calcext:value-type="float">
            <text:p>4325</text:p>
          </table:table-cell>
          <table:table-cell office:value-type="float" office:value="4450" calcext:value-type="float">
            <text:p>4450</text:p>
          </table:table-cell>
          <table:table-cell office:value-type="float" office:value="108281" calcext:value-type="float">
            <text:p>108281</text:p>
          </table:table-cell>
          <table:table-cell office:value-type="float" office:value="1844358" calcext:value-type="float">
            <text:p>1844358</text:p>
          </table:table-cell>
          <table:table-cell table:formula="of:=(2*[.F198]*[.G198])/([.F198]+[.G198])" office:value-type="float" office:value="0.0712632205327073" calcext:value-type="float">
            <text:p>0.0712632205</text:p>
          </table:table-cell>
          <table:table-cell table:formula="of:=[.H198]+[.I198]" office:value-type="float" office:value="8775" calcext:value-type="float">
            <text:p>8775</text:p>
          </table:table-cell>
          <table:table-cell office:value-type="float" office:value="0.04298198" calcext:value-type="float">
            <text:p>0.04298198</text:p>
          </table:table-cell>
          <table:table-cell office:value-type="float" office:value="0.37891738" calcext:value-type="float">
            <text:p>0.37891738</text:p>
          </table:table-cell>
          <table:table-cell office:value-type="float" office:value="3325" calcext:value-type="float">
            <text:p>3325</text:p>
          </table:table-cell>
          <table:table-cell office:value-type="float" office:value="5450" calcext:value-type="float">
            <text:p>5450</text:p>
          </table:table-cell>
          <table:table-cell office:value-type="float" office:value="74033" calcext:value-type="float">
            <text:p>74033</text:p>
          </table:table-cell>
          <table:table-cell office:value-type="float" office:value="1878606" calcext:value-type="float">
            <text:p>1878606</text:p>
          </table:table-cell>
          <table:table-cell table:formula="of:=(2*[.N198]*[.O198])/([.N198]+[.O198])" office:value-type="float" office:value="0.0772061813452971" calcext:value-type="float">
            <text:p>0.0772061813</text:p>
          </table:table-cell>
          <table:table-cell/>
          <table:table-cell office:value-type="float" office:value="0.12150578" calcext:value-type="float">
            <text:p>0.12150578</text:p>
          </table:table-cell>
          <table:table-cell office:value-type="float" office:value="0.03852517" calcext:value-type="float">
            <text:p>0.03852517</text:p>
          </table:table-cell>
          <table:table-cell office:value-type="float" office:value="326" calcext:value-type="float">
            <text:p>326</text:p>
          </table:table-cell>
          <table:table-cell office:value-type="float" office:value="8136" calcext:value-type="float">
            <text:p>8136</text:p>
          </table:table-cell>
          <table:table-cell office:value-type="float" office:value="2357" calcext:value-type="float">
            <text:p>2357</text:p>
          </table:table-cell>
          <table:table-cell office:value-type="float" office:value="1671774" calcext:value-type="float">
            <text:p>1671774</text:p>
          </table:table-cell>
          <table:table-cell table:formula="of:=(2*[.V198]*[.W198])/([.V198]+[.W198])" office:value-type="float" office:value="0.0585015689837822" calcext:value-type="float">
            <text:p>0.05850156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gnificantBuilding</text:p>
          </table:table-cell>
          <table:table-cell office:value-type="float" office:value="0.00231545" calcext:value-type="float">
            <text:p>0.00231545</text:p>
          </table:table-cell>
          <table:table-cell office:value-type="float" office:value="0.87418087" calcext:value-type="float">
            <text:p>0.87418087</text:p>
          </table:table-cell>
          <table:table-cell table:formula="of:=(2*[.B199]*[.C199])/([.B199]+[.C199])" office:value-type="float" office:value="0.00461866650037162" calcext:value-type="float">
            <text:p>0.0046186665</text:p>
          </table:table-cell>
          <table:table-cell/>
          <table:table-cell office:value-type="float" office:value="0.00372841" calcext:value-type="float">
            <text:p>0.00372841</text:p>
          </table:table-cell>
          <table:table-cell office:value-type="float" office:value="0.71428571" calcext:value-type="float">
            <text:p>0.71428571</text:p>
          </table:table-cell>
          <table:table-cell office:value-type="float" office:value="545" calcext:value-type="float">
            <text:p>545</text:p>
          </table:table-cell>
          <table:table-cell office:value-type="float" office:value="218" calcext:value-type="float">
            <text:p>218</text:p>
          </table:table-cell>
          <table:table-cell office:value-type="float" office:value="145630" calcext:value-type="float">
            <text:p>145630</text:p>
          </table:table-cell>
          <table:table-cell office:value-type="float" office:value="1815021" calcext:value-type="float">
            <text:p>1815021</text:p>
          </table:table-cell>
          <table:table-cell table:formula="of:=(2*[.F199]*[.G199])/([.F199]+[.G199])" office:value-type="float" office:value="0.00741809919844223" calcext:value-type="float">
            <text:p>0.0074180992</text:p>
          </table:table-cell>
          <table:table-cell table:formula="of:=[.H199]+[.I199]" office:value-type="float" office:value="763" calcext:value-type="float">
            <text:p>763</text:p>
          </table:table-cell>
          <table:table-cell office:value-type="float" office:value="0.00503657" calcext:value-type="float">
            <text:p>0.00503657</text:p>
          </table:table-cell>
          <table:table-cell office:value-type="float" office:value="0.48099607" calcext:value-type="float">
            <text:p>0.48099607</text:p>
          </table:table-cell>
          <table:table-cell office:value-type="float" office:value="367" calcext:value-type="float">
            <text:p>367</text:p>
          </table:table-cell>
          <table:table-cell office:value-type="float" office:value="396" calcext:value-type="float">
            <text:p>396</text:p>
          </table:table-cell>
          <table:table-cell office:value-type="float" office:value="72500" calcext:value-type="float">
            <text:p>72500</text:p>
          </table:table-cell>
          <table:table-cell office:value-type="float" office:value="1888151" calcext:value-type="float">
            <text:p>1888151</text:p>
          </table:table-cell>
          <table:table-cell table:formula="of:=(2*[.N199]*[.O199])/([.N199]+[.O199])" office:value-type="float" office:value="0.00996875591021994" calcext:value-type="float">
            <text:p>0.0099687559</text:p>
          </table:table-cell>
          <table:table-cell/>
          <table:table-cell office:value-type="float" office:value="0.00580259" calcext:value-type="float">
            <text:p>0.00580259</text:p>
          </table:table-cell>
          <table:table-cell office:value-type="float" office:value="0.77853492" calcext:value-type="float">
            <text:p>0.77853492</text:p>
          </table:table-cell>
          <table:table-cell office:value-type="float" office:value="457" calcext:value-type="float">
            <text:p>457</text:p>
          </table:table-cell>
          <table:table-cell office:value-type="float" office:value="130" calcext:value-type="float">
            <text:p>130</text:p>
          </table:table-cell>
          <table:table-cell office:value-type="float" office:value="78301" calcext:value-type="float">
            <text:p>78301</text:p>
          </table:table-cell>
          <table:table-cell office:value-type="float" office:value="1603705" calcext:value-type="float">
            <text:p>1603705</text:p>
          </table:table-cell>
          <table:table-cell table:formula="of:=(2*[.V199]*[.W199])/([.V199]+[.W199])" office:value-type="float" office:value="0.0115193239742998" calcext:value-type="float">
            <text:p>0.01151932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sterStation</text:p>
          </table:table-cell>
          <table:table-cell office:value-type="float" office:value="0.03880193" calcext:value-type="float">
            <text:p>0.03880193</text:p>
          </table:table-cell>
          <table:table-cell office:value-type="float" office:value="0.88029062" calcext:value-type="float">
            <text:p>0.88029062</text:p>
          </table:table-cell>
          <table:table-cell table:formula="of:=(2*[.B200]*[.C200])/([.B200]+[.C200])" office:value-type="float" office:value="0.0743276071966781" calcext:value-type="float">
            <text:p>0.0743276072</text:p>
          </table:table-cell>
          <table:table-cell/>
          <table:table-cell office:value-type="float" office:value="0.07526825" calcext:value-type="float">
            <text:p>0.07526825</text:p>
          </table:table-cell>
          <table:table-cell office:value-type="float" office:value="0.48944758" calcext:value-type="float">
            <text:p>0.48944758</text:p>
          </table:table-cell>
          <table:table-cell office:value-type="float" office:value="4244" calcext:value-type="float">
            <text:p>4244</text:p>
          </table:table-cell>
          <table:table-cell office:value-type="float" office:value="4427" calcext:value-type="float">
            <text:p>4427</text:p>
          </table:table-cell>
          <table:table-cell office:value-type="float" office:value="52141" calcext:value-type="float">
            <text:p>52141</text:p>
          </table:table-cell>
          <table:table-cell office:value-type="float" office:value="1900602" calcext:value-type="float">
            <text:p>1900602</text:p>
          </table:table-cell>
          <table:table-cell table:formula="of:=(2*[.F200]*[.G200])/([.F200]+[.G200])" office:value-type="float" office:value="0.130472215780935" calcext:value-type="float">
            <text:p>0.1304722158</text:p>
          </table:table-cell>
          <table:table-cell table:formula="of:=[.H200]+[.I200]" office:value-type="float" office:value="8671" calcext:value-type="float">
            <text:p>8671</text:p>
          </table:table-cell>
          <table:table-cell office:value-type="float" office:value="0.10980052" calcext:value-type="float">
            <text:p>0.10980052</text:p>
          </table:table-cell>
          <table:table-cell office:value-type="float" office:value="0.21900588" calcext:value-type="float">
            <text:p>0.21900588</text:p>
          </table:table-cell>
          <table:table-cell office:value-type="float" office:value="1899" calcext:value-type="float">
            <text:p>1899</text:p>
          </table:table-cell>
          <table:table-cell office:value-type="float" office:value="6772" calcext:value-type="float">
            <text:p>6772</text:p>
          </table:table-cell>
          <table:table-cell office:value-type="float" office:value="15396" calcext:value-type="float">
            <text:p>15396</text:p>
          </table:table-cell>
          <table:table-cell office:value-type="float" office:value="1937347" calcext:value-type="float">
            <text:p>1937347</text:p>
          </table:table-cell>
          <table:table-cell table:formula="of:=(2*[.N200]*[.O200])/([.N200]+[.O200])" office:value-type="float" office:value="0.146268196160766" calcext:value-type="float">
            <text:p>0.1462681962</text:p>
          </table:table-cell>
          <table:table-cell/>
          <table:table-cell office:value-type="float" office:value="0.06017541" calcext:value-type="float">
            <text:p>0.06017541</text:p>
          </table:table-cell>
          <table:table-cell office:value-type="float" office:value="0.46029573" calcext:value-type="float">
            <text:p>0.46029573</text:p>
          </table:table-cell>
          <table:table-cell office:value-type="float" office:value="3362" calcext:value-type="float">
            <text:p>3362</text:p>
          </table:table-cell>
          <table:table-cell office:value-type="float" office:value="3942" calcext:value-type="float">
            <text:p>3942</text:p>
          </table:table-cell>
          <table:table-cell office:value-type="float" office:value="52508" calcext:value-type="float">
            <text:p>52508</text:p>
          </table:table-cell>
          <table:table-cell office:value-type="float" office:value="1622781" calcext:value-type="float">
            <text:p>1622781</text:p>
          </table:table-cell>
          <table:table-cell table:formula="of:=(2*[.V200]*[.W200])/([.V200]+[.W200])" office:value-type="float" office:value="0.106436196535313" calcext:value-type="float">
            <text:p>0.106436196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0.09846798" calcext:value-type="float">
            <text:p>0.09846798</text:p>
          </table:table-cell>
          <table:table-cell office:value-type="float" office:value="0.47058824" calcext:value-type="float">
            <text:p>0.47058824</text:p>
          </table:table-cell>
          <table:table-cell table:formula="of:=(2*[.B201]*[.C201])/([.B201]+[.C201])" office:value-type="float" office:value="0.162858683469114" calcext:value-type="float">
            <text:p>0.1628586835</text:p>
          </table:table-cell>
          <table:table-cell/>
          <table:table-cell office:value-type="float" office:value="0.08968401" calcext:value-type="float">
            <text:p>0.08968401</text:p>
          </table:table-cell>
          <table:table-cell office:value-type="float" office:value="0.12077597" calcext:value-type="float">
            <text:p>0.12077597</text:p>
          </table:table-cell>
          <table:table-cell office:value-type="float" office:value="193" calcext:value-type="float">
            <text:p>193</text:p>
          </table:table-cell>
          <table:table-cell office:value-type="float" office:value="1405" calcext:value-type="float">
            <text:p>1405</text:p>
          </table:table-cell>
          <table:table-cell office:value-type="float" office:value="1959" calcext:value-type="float">
            <text:p>1959</text:p>
          </table:table-cell>
          <table:table-cell office:value-type="float" office:value="1957857" calcext:value-type="float">
            <text:p>1957857</text:p>
          </table:table-cell>
          <table:table-cell table:formula="of:=(2*[.F201]*[.G201])/([.F201]+[.G201])" office:value-type="float" office:value="0.102933330139437" calcext:value-type="float">
            <text:p>0.1029333301</text:p>
          </table:table-cell>
          <table:table-cell table:formula="of:=[.H201]+[.I201]" office:value-type="float" office:value="1598" calcext:value-type="float">
            <text:p>1598</text:p>
          </table:table-cell>
          <table:table-cell office:value-type="float" office:value="0.0738255" calcext:value-type="float">
            <text:p>0.0738255</text:p>
          </table:table-cell>
          <table:table-cell office:value-type="float" office:value="0.04818523" calcext:value-type="float">
            <text:p>0.04818523</text:p>
          </table:table-cell>
          <table:table-cell office:value-type="float" office:value="77" calcext:value-type="float">
            <text:p>77</text:p>
          </table:table-cell>
          <table:table-cell office:value-type="float" office:value="1521" calcext:value-type="float">
            <text:p>1521</text:p>
          </table:table-cell>
          <table:table-cell office:value-type="float" office:value="966" calcext:value-type="float">
            <text:p>966</text:p>
          </table:table-cell>
          <table:table-cell office:value-type="float" office:value="1958850" calcext:value-type="float">
            <text:p>1958850</text:p>
          </table:table-cell>
          <table:table-cell table:formula="of:=(2*[.N201]*[.O201])/([.N201]+[.O201])" office:value-type="float" office:value="0.0583112435662831" calcext:value-type="float">
            <text:p>0.0583112436</text:p>
          </table:table-cell>
          <table:table-cell/>
          <table:table-cell office:value-type="float" office:value="0.11771177" calcext:value-type="float">
            <text:p>0.11771177</text:p>
          </table:table-cell>
          <table:table-cell office:value-type="float" office:value="0.19107143" calcext:value-type="float">
            <text:p>0.19107143</text:p>
          </table:table-cell>
          <table:table-cell office:value-type="float" office:value="214" calcext:value-type="float">
            <text:p>214</text:p>
          </table:table-cell>
          <table:table-cell office:value-type="float" office:value="906" calcext:value-type="float">
            <text:p>906</text:p>
          </table:table-cell>
          <table:table-cell office:value-type="float" office:value="1604" calcext:value-type="float">
            <text:p>1604</text:p>
          </table:table-cell>
          <table:table-cell office:value-type="float" office:value="1679869" calcext:value-type="float">
            <text:p>1679869</text:p>
          </table:table-cell>
          <table:table-cell table:formula="of:=(2*[.V201]*[.W201])/([.V201]+[.W201])" office:value-type="float" office:value="0.145677331031812" calcext:value-type="float">
            <text:p>0.14567733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urceCountry</text:p>
          </table:table-cell>
          <table:table-cell office:value-type="float" office:value="0.32044895" calcext:value-type="float">
            <text:p>0.32044895</text:p>
          </table:table-cell>
          <table:table-cell office:value-type="float" office:value="0.91609472" calcext:value-type="float">
            <text:p>0.91609472</text:p>
          </table:table-cell>
          <table:table-cell table:formula="of:=(2*[.B202]*[.C202])/([.B202]+[.C202])" office:value-type="float" office:value="0.47480990481241" calcext:value-type="float">
            <text:p>0.4748099048</text:p>
          </table:table-cell>
          <table:table-cell/>
          <table:table-cell office:value-type="float" office:value="0.40042646" calcext:value-type="float">
            <text:p>0.40042646</text:p>
          </table:table-cell>
          <table:table-cell office:value-type="float" office:value="0.61221688" calcext:value-type="float">
            <text:p>0.61221688</text:p>
          </table:table-cell>
          <table:table-cell office:value-type="float" office:value="7136" calcext:value-type="float">
            <text:p>7136</text:p>
          </table:table-cell>
          <table:table-cell office:value-type="float" office:value="4520" calcext:value-type="float">
            <text:p>4520</text:p>
          </table:table-cell>
          <table:table-cell office:value-type="float" office:value="10685" calcext:value-type="float">
            <text:p>10685</text:p>
          </table:table-cell>
          <table:table-cell office:value-type="float" office:value="1939073" calcext:value-type="float">
            <text:p>1939073</text:p>
          </table:table-cell>
          <table:table-cell table:formula="of:=(2*[.F202]*[.G202])/([.F202]+[.G202])" office:value-type="float" office:value="0.484174098277573" calcext:value-type="float">
            <text:p>0.4841740983</text:p>
          </table:table-cell>
          <table:table-cell table:formula="of:=[.H202]+[.I202]" office:value-type="float" office:value="11656" calcext:value-type="float">
            <text:p>11656</text:p>
          </table:table-cell>
          <table:table-cell office:value-type="float" office:value="0.14187741" calcext:value-type="float">
            <text:p>0.14187741</text:p>
          </table:table-cell>
          <table:table-cell office:value-type="float" office:value="0.02839739" calcext:value-type="float">
            <text:p>0.02839739</text:p>
          </table:table-cell>
          <table:table-cell office:value-type="float" office:value="331" calcext:value-type="float">
            <text:p>331</text:p>
          </table:table-cell>
          <table:table-cell office:value-type="float" office:value="11325" calcext:value-type="float">
            <text:p>11325</text:p>
          </table:table-cell>
          <table:table-cell office:value-type="float" office:value="2002" calcext:value-type="float">
            <text:p>2002</text:p>
          </table:table-cell>
          <table:table-cell office:value-type="float" office:value="1947756" calcext:value-type="float">
            <text:p>1947756</text:p>
          </table:table-cell>
          <table:table-cell table:formula="of:=(2*[.N202]*[.O202])/([.N202]+[.O202])" office:value-type="float" office:value="0.0473228938628605" calcext:value-type="float">
            <text:p>0.0473228939</text:p>
          </table:table-cell>
          <table:table-cell/>
          <table:table-cell office:value-type="float" office:value="0.1774635" calcext:value-type="float">
            <text:p>0.1774635</text:p>
          </table:table-cell>
          <table:table-cell office:value-type="float" office:value="0.03581293" calcext:value-type="float">
            <text:p>0.03581293</text:p>
          </table:table-cell>
          <table:table-cell office:value-type="float" office:value="389" calcext:value-type="float">
            <text:p>389</text:p>
          </table:table-cell>
          <table:table-cell office:value-type="float" office:value="10473" calcext:value-type="float">
            <text:p>10473</text:p>
          </table:table-cell>
          <table:table-cell office:value-type="float" office:value="1803" calcext:value-type="float">
            <text:p>1803</text:p>
          </table:table-cell>
          <table:table-cell office:value-type="float" office:value="1669928" calcext:value-type="float">
            <text:p>1669928</text:p>
          </table:table-cell>
          <table:table-cell table:formula="of:=(2*[.V202]*[.W202])/([.V202]+[.W202])" office:value-type="float" office:value="0.0595985960854183" calcext:value-type="float">
            <text:p>0.059598596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urceMountain</text:p>
          </table:table-cell>
          <table:table-cell office:value-type="float" office:value="0.1913815" calcext:value-type="float">
            <text:p>0.1913815</text:p>
          </table:table-cell>
          <table:table-cell office:value-type="float" office:value="0.13984719" calcext:value-type="float">
            <text:p>0.13984719</text:p>
          </table:table-cell>
          <table:table-cell table:formula="of:=(2*[.B203]*[.C203])/([.B203]+[.C203])" office:value-type="float" office:value="0.161605354856097" calcext:value-type="float">
            <text:p>0.1616053549</text:p>
          </table:table-cell>
          <table:table-cell/>
          <table:table-cell office:value-type="float" office:value="0.16207185" calcext:value-type="float">
            <text:p>0.16207185</text:p>
          </table:table-cell>
          <table:table-cell office:value-type="float" office:value="0.04491781" calcext:value-type="float">
            <text:p>0.04491781</text:p>
          </table:table-cell>
          <table:table-cell office:value-type="float" office:value="194" calcext:value-type="float">
            <text:p>194</text:p>
          </table:table-cell>
          <table:table-cell office:value-type="float" office:value="4125" calcext:value-type="float">
            <text:p>4125</text:p>
          </table:table-cell>
          <table:table-cell office:value-type="float" office:value="1003" calcext:value-type="float">
            <text:p>1003</text:p>
          </table:table-cell>
          <table:table-cell office:value-type="float" office:value="1956092" calcext:value-type="float">
            <text:p>1956092</text:p>
          </table:table-cell>
          <table:table-cell table:formula="of:=(2*[.F203]*[.G203])/([.F203]+[.G203])" office:value-type="float" office:value="0.0703408331087505" calcext:value-type="float">
            <text:p>0.0703408331</text:p>
          </table:table-cell>
          <table:table-cell table:formula="of:=[.H203]+[.I203]" office:value-type="float" office:value="4319" calcext:value-type="float">
            <text:p>4319</text:p>
          </table:table-cell>
          <table:table-cell office:value-type="float" office:value="0.15352697" calcext:value-type="float">
            <text:p>0.15352697</text:p>
          </table:table-cell>
          <table:table-cell office:value-type="float" office:value="0.02570039" calcext:value-type="float">
            <text:p>0.02570039</text:p>
          </table:table-cell>
          <table:table-cell office:value-type="float" office:value="111" calcext:value-type="float">
            <text:p>111</text:p>
          </table:table-cell>
          <table:table-cell office:value-type="float" office:value="4208" calcext:value-type="float">
            <text:p>4208</text:p>
          </table:table-cell>
          <table:table-cell office:value-type="float" office:value="612" calcext:value-type="float">
            <text:p>612</text:p>
          </table:table-cell>
          <table:table-cell office:value-type="float" office:value="1956483" calcext:value-type="float">
            <text:p>1956483</text:p>
          </table:table-cell>
          <table:table-cell table:formula="of:=(2*[.N203]*[.O203])/([.N203]+[.O203])" office:value-type="float" office:value="0.0440301414306197" calcext:value-type="float">
            <text:p>0.044030141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672" calcext:value-type="float">
            <text:p>3672</text:p>
          </table:table-cell>
          <table:table-cell office:value-type="float" office:value="0" calcext:value-type="float">
            <text:p>0</text:p>
          </table:table-cell>
          <table:table-cell office:value-type="float" office:value="1678921" calcext:value-type="float">
            <text:p>1678921</text:p>
          </table:table-cell>
          <table:table-cell table:formula="of:=(2*[.V203]*[.W203])/([.V203]+[.W203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urcePlace</text:p>
          </table:table-cell>
          <table:table-cell office:value-type="float" office:value="0.1913815" calcext:value-type="float">
            <text:p>0.1913815</text:p>
          </table:table-cell>
          <table:table-cell office:value-type="float" office:value="0.13984719" calcext:value-type="float">
            <text:p>0.13984719</text:p>
          </table:table-cell>
          <table:table-cell table:formula="of:=(2*[.B204]*[.C204])/([.B204]+[.C204])" office:value-type="float" office:value="0.161605354856097" calcext:value-type="float">
            <text:p>0.1616053549</text:p>
          </table:table-cell>
          <table:table-cell/>
          <table:table-cell office:value-type="float" office:value="0.16207185" calcext:value-type="float">
            <text:p>0.16207185</text:p>
          </table:table-cell>
          <table:table-cell office:value-type="float" office:value="0.04491781" calcext:value-type="float">
            <text:p>0.04491781</text:p>
          </table:table-cell>
          <table:table-cell office:value-type="float" office:value="194" calcext:value-type="float">
            <text:p>194</text:p>
          </table:table-cell>
          <table:table-cell office:value-type="float" office:value="4125" calcext:value-type="float">
            <text:p>4125</text:p>
          </table:table-cell>
          <table:table-cell office:value-type="float" office:value="1003" calcext:value-type="float">
            <text:p>1003</text:p>
          </table:table-cell>
          <table:table-cell office:value-type="float" office:value="1956092" calcext:value-type="float">
            <text:p>1956092</text:p>
          </table:table-cell>
          <table:table-cell table:formula="of:=(2*[.F204]*[.G204])/([.F204]+[.G204])" office:value-type="float" office:value="0.0703408331087505" calcext:value-type="float">
            <text:p>0.0703408331</text:p>
          </table:table-cell>
          <table:table-cell table:formula="of:=[.H204]+[.I204]" office:value-type="float" office:value="4319" calcext:value-type="float">
            <text:p>4319</text:p>
          </table:table-cell>
          <table:table-cell office:value-type="float" office:value="0.15352697" calcext:value-type="float">
            <text:p>0.15352697</text:p>
          </table:table-cell>
          <table:table-cell office:value-type="float" office:value="0.02570039" calcext:value-type="float">
            <text:p>0.02570039</text:p>
          </table:table-cell>
          <table:table-cell office:value-type="float" office:value="111" calcext:value-type="float">
            <text:p>111</text:p>
          </table:table-cell>
          <table:table-cell office:value-type="float" office:value="4208" calcext:value-type="float">
            <text:p>4208</text:p>
          </table:table-cell>
          <table:table-cell office:value-type="float" office:value="612" calcext:value-type="float">
            <text:p>612</text:p>
          </table:table-cell>
          <table:table-cell office:value-type="float" office:value="1956483" calcext:value-type="float">
            <text:p>1956483</text:p>
          </table:table-cell>
          <table:table-cell table:formula="of:=(2*[.N204]*[.O204])/([.N204]+[.O204])" office:value-type="float" office:value="0.0440301414306197" calcext:value-type="float">
            <text:p>0.044030141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672" calcext:value-type="float">
            <text:p>3672</text:p>
          </table:table-cell>
          <table:table-cell office:value-type="float" office:value="0" calcext:value-type="float">
            <text:p>0</text:p>
          </table:table-cell>
          <table:table-cell office:value-type="float" office:value="1678921" calcext:value-type="float">
            <text:p>1678921</text:p>
          </table:table-cell>
          <table:table-cell table:formula="of:=(2*[.V204]*[.W204])/([.V204]+[.W204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urceRegi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205]*[.C205])/([.B205]+[.C205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1960560" calcext:value-type="float">
            <text:p>1960560</text:p>
          </table:table-cell>
          <table:table-cell table:formula="of:=(2*[.F205]*[.G205])/([.F205]+[.G205])" office:value-type="string" office:string-value="#DIV/0!" calcext:value-type="error">
            <text:p>#DIV/0!</text:p>
          </table:table-cell>
          <table:table-cell table:formula="of:=[.H205]+[.I205]" office:value-type="float" office:value="854" calcext:value-type="float">
            <text:p>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1960560" calcext:value-type="float">
            <text:p>1960560</text:p>
          </table:table-cell>
          <table:table-cell table:formula="of:=(2*[.N205]*[.O205])/([.N205]+[.O205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1682032" calcext:value-type="float">
            <text:p>1682032</text:p>
          </table:table-cell>
          <table:table-cell table:formula="of:=(2*[.V205]*[.W205])/([.V205]+[.W20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plitFromParty</text:p>
          </table:table-cell>
          <table:table-cell office:value-type="float" office:value="0.03602058" calcext:value-type="float">
            <text:p>0.03602058</text:p>
          </table:table-cell>
          <table:table-cell office:value-type="float" office:value="0.13815789" calcext:value-type="float">
            <text:p>0.13815789</text:p>
          </table:table-cell>
          <table:table-cell table:formula="of:=(2*[.B206]*[.C206])/([.B206]+[.C206])" office:value-type="float" office:value="0.0571428527231431" calcext:value-type="float">
            <text:p>0.057142852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13" calcext:value-type="float">
            <text:p>13</text:p>
          </table:table-cell>
          <table:table-cell office:value-type="float" office:value="1961097" calcext:value-type="float">
            <text:p>1961097</text:p>
          </table:table-cell>
          <table:table-cell table:formula="of:=(2*[.F206]*[.G206])/([.F206]+[.G206])" office:value-type="string" office:string-value="#DIV/0!" calcext:value-type="error">
            <text:p>#DIV/0!</text:p>
          </table:table-cell>
          <table:table-cell table:formula="of:=[.H206]+[.I206]"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office:value-type="float" office:value="1961104" calcext:value-type="float">
            <text:p>1961104</text:p>
          </table:table-cell>
          <table:table-cell table:formula="of:=(2*[.N206]*[.O206])/([.N206]+[.O206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682386" calcext:value-type="float">
            <text:p>1682386</text:p>
          </table:table-cell>
          <table:table-cell table:formula="of:=(2*[.V206]*[.W206])/([.V206]+[.W206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pouse</text:p>
          </table:table-cell>
          <table:table-cell office:value-type="float" office:value="0.01812003" calcext:value-type="float">
            <text:p>0.01812003</text:p>
          </table:table-cell>
          <table:table-cell office:value-type="float" office:value="0.99137477" calcext:value-type="float">
            <text:p>0.99137477</text:p>
          </table:table-cell>
          <table:table-cell table:formula="of:=(2*[.B207]*[.C207])/([.B207]+[.C207])" office:value-type="float" office:value="0.0355895653422744" calcext:value-type="float">
            <text:p>0.0355895653</text:p>
          </table:table-cell>
          <table:table-cell/>
          <table:table-cell office:value-type="float" office:value="0.02353741" calcext:value-type="float">
            <text:p>0.02353741</text:p>
          </table:table-cell>
          <table:table-cell office:value-type="float" office:value="0.96080311" calcext:value-type="float">
            <text:p>0.96080311</text:p>
          </table:table-cell>
          <table:table-cell office:value-type="float" office:value="20051" calcext:value-type="float">
            <text:p>20051</text:p>
          </table:table-cell>
          <table:table-cell office:value-type="float" office:value="818" calcext:value-type="float">
            <text:p>818</text:p>
          </table:table-cell>
          <table:table-cell office:value-type="float" office:value="831827" calcext:value-type="float">
            <text:p>831827</text:p>
          </table:table-cell>
          <table:table-cell office:value-type="float" office:value="1108718" calcext:value-type="float">
            <text:p>1108718</text:p>
          </table:table-cell>
          <table:table-cell table:formula="of:=(2*[.F207]*[.G207])/([.F207]+[.G207])" office:value-type="float" office:value="0.0459491736240729" calcext:value-type="float">
            <text:p>0.0459491736</text:p>
          </table:table-cell>
          <table:table-cell table:formula="of:=[.H207]+[.I207]" office:value-type="float" office:value="20869" calcext:value-type="float">
            <text:p>20869</text:p>
          </table:table-cell>
          <table:table-cell office:value-type="float" office:value="0.03019742" calcext:value-type="float">
            <text:p>0.03019742</text:p>
          </table:table-cell>
          <table:table-cell office:value-type="float" office:value="0.8079448" calcext:value-type="float">
            <text:p>0.8079448</text:p>
          </table:table-cell>
          <table:table-cell office:value-type="float" office:value="16861" calcext:value-type="float">
            <text:p>16861</text:p>
          </table:table-cell>
          <table:table-cell office:value-type="float" office:value="4008" calcext:value-type="float">
            <text:p>4008</text:p>
          </table:table-cell>
          <table:table-cell office:value-type="float" office:value="541498" calcext:value-type="float">
            <text:p>541498</text:p>
          </table:table-cell>
          <table:table-cell office:value-type="float" office:value="1399047" calcext:value-type="float">
            <text:p>1399047</text:p>
          </table:table-cell>
          <table:table-cell table:formula="of:=(2*[.N207]*[.O207])/([.N207]+[.O207])" office:value-type="float" office:value="0.0582188747451859" calcext:value-type="float">
            <text:p>0.0582188747</text:p>
          </table:table-cell>
          <table:table-cell/>
          <table:table-cell office:value-type="float" office:value="0.01651625" calcext:value-type="float">
            <text:p>0.01651625</text:p>
          </table:table-cell>
          <table:table-cell office:value-type="float" office:value="0.90120729" calcext:value-type="float">
            <text:p>0.90120729</text:p>
          </table:table-cell>
          <table:table-cell office:value-type="float" office:value="11421" calcext:value-type="float">
            <text:p>11421</text:p>
          </table:table-cell>
          <table:table-cell office:value-type="float" office:value="1252" calcext:value-type="float">
            <text:p>1252</text:p>
          </table:table-cell>
          <table:table-cell office:value-type="float" office:value="680080" calcext:value-type="float">
            <text:p>680080</text:p>
          </table:table-cell>
          <table:table-cell office:value-type="float" office:value="989840" calcext:value-type="float">
            <text:p>989840</text:p>
          </table:table-cell>
          <table:table-cell table:formula="of:=(2*[.V207]*[.W207])/([.V207]+[.W207])" office:value-type="float" office:value="0.0324380148371535" calcext:value-type="float">
            <text:p>0.03243801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arring</text:p>
          </table:table-cell>
          <table:table-cell office:value-type="float" office:value="0.10344738" calcext:value-type="float">
            <text:p>0.10344738</text:p>
          </table:table-cell>
          <table:table-cell office:value-type="float" office:value="0.92901597" calcext:value-type="float">
            <text:p>0.92901597</text:p>
          </table:table-cell>
          <table:table-cell table:formula="of:=(2*[.B208]*[.C208])/([.B208]+[.C208])" office:value-type="float" office:value="0.18616499670358" calcext:value-type="float">
            <text:p>0.1861649967</text:p>
          </table:table-cell>
          <table:table-cell/>
          <table:table-cell office:value-type="float" office:value="0.15187941" calcext:value-type="float">
            <text:p>0.15187941</text:p>
          </table:table-cell>
          <table:table-cell office:value-type="float" office:value="0.89067831" calcext:value-type="float">
            <text:p>0.89067831</text:p>
          </table:table-cell>
          <table:table-cell office:value-type="float" office:value="65260" calcext:value-type="float">
            <text:p>65260</text:p>
          </table:table-cell>
          <table:table-cell office:value-type="float" office:value="8010" calcext:value-type="float">
            <text:p>8010</text:p>
          </table:table-cell>
          <table:table-cell office:value-type="float" office:value="364423" calcext:value-type="float">
            <text:p>364423</text:p>
          </table:table-cell>
          <table:table-cell office:value-type="float" office:value="1523721" calcext:value-type="float">
            <text:p>1523721</text:p>
          </table:table-cell>
          <table:table-cell table:formula="of:=(2*[.F208]*[.G208])/([.F208]+[.G208])" office:value-type="float" office:value="0.259507351252643" calcext:value-type="float">
            <text:p>0.2595073513</text:p>
          </table:table-cell>
          <table:table-cell table:formula="of:=[.H208]+[.I208]" office:value-type="float" office:value="73270" calcext:value-type="float">
            <text:p>73270</text:p>
          </table:table-cell>
          <table:table-cell office:value-type="float" office:value="0.19662161" calcext:value-type="float">
            <text:p>0.19662161</text:p>
          </table:table-cell>
          <table:table-cell office:value-type="float" office:value="0.77874983" calcext:value-type="float">
            <text:p>0.77874983</text:p>
          </table:table-cell>
          <table:table-cell office:value-type="float" office:value="57059" calcext:value-type="float">
            <text:p>57059</text:p>
          </table:table-cell>
          <table:table-cell office:value-type="float" office:value="16211" calcext:value-type="float">
            <text:p>16211</text:p>
          </table:table-cell>
          <table:table-cell office:value-type="float" office:value="233138" calcext:value-type="float">
            <text:p>233138</text:p>
          </table:table-cell>
          <table:table-cell office:value-type="float" office:value="1655006" calcext:value-type="float">
            <text:p>1655006</text:p>
          </table:table-cell>
          <table:table-cell table:formula="of:=(2*[.N208]*[.O208])/([.N208]+[.O208])" office:value-type="float" office:value="0.313970737879769" calcext:value-type="float">
            <text:p>0.3139707379</text:p>
          </table:table-cell>
          <table:table-cell/>
          <table:table-cell office:value-type="float" office:value="0.08499132" calcext:value-type="float">
            <text:p>0.08499132</text:p>
          </table:table-cell>
          <table:table-cell office:value-type="float" office:value="0.37128255" calcext:value-type="float">
            <text:p>0.37128255</text:p>
          </table:table-cell>
          <table:table-cell office:value-type="float" office:value="23683" calcext:value-type="float">
            <text:p>23683</text:p>
          </table:table-cell>
          <table:table-cell office:value-type="float" office:value="40104" calcext:value-type="float">
            <text:p>40104</text:p>
          </table:table-cell>
          <table:table-cell office:value-type="float" office:value="254969" calcext:value-type="float">
            <text:p>254969</text:p>
          </table:table-cell>
          <table:table-cell office:value-type="float" office:value="1363837" calcext:value-type="float">
            <text:p>1363837</text:p>
          </table:table-cell>
          <table:table-cell table:formula="of:=(2*[.V208]*[.W208])/([.V208]+[.W208])" office:value-type="float" office:value="0.138319531721008" calcext:value-type="float">
            <text:p>0.138319531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0.05103954" calcext:value-type="float">
            <text:p>0.05103954</text:p>
          </table:table-cell>
          <table:table-cell office:value-type="float" office:value="0.85210525" calcext:value-type="float">
            <text:p>0.85210525</text:p>
          </table:table-cell>
          <table:table-cell table:formula="of:=(2*[.B209]*[.C209])/([.B209]+[.C209])" office:value-type="float" office:value="0.0963102715602999" calcext:value-type="float">
            <text:p>0.0963102716</text:p>
          </table:table-cell>
          <table:table-cell/>
          <table:table-cell office:value-type="float" office:value="0.06384639" calcext:value-type="float">
            <text:p>0.06384639</text:p>
          </table:table-cell>
          <table:table-cell office:value-type="float" office:value="0.59757195" calcext:value-type="float">
            <text:p>0.59757195</text:p>
          </table:table-cell>
          <table:table-cell office:value-type="float" office:value="23233" calcext:value-type="float">
            <text:p>23233</text:p>
          </table:table-cell>
          <table:table-cell office:value-type="float" office:value="15646" calcext:value-type="float">
            <text:p>15646</text:p>
          </table:table-cell>
          <table:table-cell office:value-type="float" office:value="340656" calcext:value-type="float">
            <text:p>340656</text:p>
          </table:table-cell>
          <table:table-cell office:value-type="float" office:value="1581879" calcext:value-type="float">
            <text:p>1581879</text:p>
          </table:table-cell>
          <table:table-cell table:formula="of:=(2*[.F209]*[.G209])/([.F209]+[.G209])" office:value-type="float" office:value="0.115366658181146" calcext:value-type="float">
            <text:p>0.1153666582</text:p>
          </table:table-cell>
          <table:table-cell table:formula="of:=[.H209]+[.I209]" office:value-type="float" office:value="38879" calcext:value-type="float">
            <text:p>38879</text:p>
          </table:table-cell>
          <table:table-cell office:value-type="float" office:value="0.09127442" calcext:value-type="float">
            <text:p>0.09127442</text:p>
          </table:table-cell>
          <table:table-cell office:value-type="float" office:value="0.37446951" calcext:value-type="float">
            <text:p>0.37446951</text:p>
          </table:table-cell>
          <table:table-cell office:value-type="float" office:value="14559" calcext:value-type="float">
            <text:p>14559</text:p>
          </table:table-cell>
          <table:table-cell office:value-type="float" office:value="24320" calcext:value-type="float">
            <text:p>24320</text:p>
          </table:table-cell>
          <table:table-cell office:value-type="float" office:value="144949" calcext:value-type="float">
            <text:p>144949</text:p>
          </table:table-cell>
          <table:table-cell office:value-type="float" office:value="1777586" calcext:value-type="float">
            <text:p>1777586</text:p>
          </table:table-cell>
          <table:table-cell table:formula="of:=(2*[.N209]*[.O209])/([.N209]+[.O209])" office:value-type="float" office:value="0.146773731792636" calcext:value-type="float">
            <text:p>0.1467737318</text:p>
          </table:table-cell>
          <table:table-cell/>
          <table:table-cell office:value-type="float" office:value="0.1582825" calcext:value-type="float">
            <text:p>0.1582825</text:p>
          </table:table-cell>
          <table:table-cell office:value-type="float" office:value="0.06973822" calcext:value-type="float">
            <text:p>0.06973822</text:p>
          </table:table-cell>
          <table:table-cell office:value-type="float" office:value="1998" calcext:value-type="float">
            <text:p>1998</text:p>
          </table:table-cell>
          <table:table-cell office:value-type="float" office:value="26652" calcext:value-type="float">
            <text:p>26652</text:p>
          </table:table-cell>
          <table:table-cell office:value-type="float" office:value="10625" calcext:value-type="float">
            <text:p>10625</text:p>
          </table:table-cell>
          <table:table-cell office:value-type="float" office:value="1643318" calcext:value-type="float">
            <text:p>1643318</text:p>
          </table:table-cell>
          <table:table-cell table:formula="of:=(2*[.V209]*[.W209])/([.V209]+[.W209])" office:value-type="float" office:value="0.0968187435523403" calcext:value-type="float">
            <text:p>0.096818743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ateOfOrigin</text:p>
          </table:table-cell>
          <table:table-cell office:value-type="float" office:value="0.02141913" calcext:value-type="float">
            <text:p>0.02141913</text:p>
          </table:table-cell>
          <table:table-cell office:value-type="float" office:value="0.63730717" calcext:value-type="float">
            <text:p>0.63730717</text:p>
          </table:table-cell>
          <table:table-cell table:formula="of:=(2*[.B210]*[.C210])/([.B210]+[.C210])" office:value-type="float" office:value="0.0414453320724012" calcext:value-type="float">
            <text:p>0.0414453321</text:p>
          </table:table-cell>
          <table:table-cell/>
          <table:table-cell office:value-type="float" office:value="0.02325337" calcext:value-type="float">
            <text:p>0.02325337</text:p>
          </table:table-cell>
          <table:table-cell office:value-type="float" office:value="0.43831674" calcext:value-type="float">
            <text:p>0.43831674</text:p>
          </table:table-cell>
          <table:table-cell office:value-type="float" office:value="9291" calcext:value-type="float">
            <text:p>9291</text:p>
          </table:table-cell>
          <table:table-cell office:value-type="float" office:value="11906" calcext:value-type="float">
            <text:p>11906</text:p>
          </table:table-cell>
          <table:table-cell office:value-type="float" office:value="390264" calcext:value-type="float">
            <text:p>390264</text:p>
          </table:table-cell>
          <table:table-cell office:value-type="float" office:value="1549953" calcext:value-type="float">
            <text:p>1549953</text:p>
          </table:table-cell>
          <table:table-cell table:formula="of:=(2*[.F210]*[.G210])/([.F210]+[.G210])" office:value-type="float" office:value="0.0441637840561808" calcext:value-type="float">
            <text:p>0.0441637841</text:p>
          </table:table-cell>
          <table:table-cell table:formula="of:=[.H210]+[.I210]" office:value-type="float" office:value="21197" calcext:value-type="float">
            <text:p>21197</text:p>
          </table:table-cell>
          <table:table-cell office:value-type="float" office:value="0.02247928" calcext:value-type="float">
            <text:p>0.02247928</text:p>
          </table:table-cell>
          <table:table-cell office:value-type="float" office:value="0.22946643" calcext:value-type="float">
            <text:p>0.22946643</text:p>
          </table:table-cell>
          <table:table-cell office:value-type="float" office:value="4864" calcext:value-type="float">
            <text:p>4864</text:p>
          </table:table-cell>
          <table:table-cell office:value-type="float" office:value="16333" calcext:value-type="float">
            <text:p>16333</text:p>
          </table:table-cell>
          <table:table-cell office:value-type="float" office:value="211513" calcext:value-type="float">
            <text:p>211513</text:p>
          </table:table-cell>
          <table:table-cell office:value-type="float" office:value="1728704" calcext:value-type="float">
            <text:p>1728704</text:p>
          </table:table-cell>
          <table:table-cell table:formula="of:=(2*[.N210]*[.O210])/([.N210]+[.O210])" office:value-type="float" office:value="0.0409472352640607" calcext:value-type="float">
            <text:p>0.040947235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7973" calcext:value-type="float">
            <text:p>17973</text:p>
          </table:table-cell>
          <table:table-cell office:value-type="float" office:value="0" calcext:value-type="float">
            <text:p>0</text:p>
          </table:table-cell>
          <table:table-cell office:value-type="float" office:value="1664620" calcext:value-type="float">
            <text:p>1664620</text:p>
          </table:table-cell>
          <table:table-cell table:formula="of:=(2*[.V210]*[.W210])/([.V210]+[.W210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ubsequentWor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211]*[.C211])/([.B211]+[.C211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4413" calcext:value-type="float">
            <text:p>124413</text:p>
          </table:table-cell>
          <table:table-cell office:value-type="float" office:value="2" calcext:value-type="float">
            <text:p>2</text:p>
          </table:table-cell>
          <table:table-cell office:value-type="float" office:value="1836999" calcext:value-type="float">
            <text:p>1836999</text:p>
          </table:table-cell>
          <table:table-cell table:formula="of:=(2*[.F211]*[.G211])/([.F211]+[.G211])" office:value-type="string" office:string-value="#DIV/0!" calcext:value-type="error">
            <text:p>#DIV/0!</text:p>
          </table:table-cell>
          <table:table-cell table:formula="of:=[.H211]+[.I211]" office:value-type="float" office:value="124413" calcext:value-type="float">
            <text:p>124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413" calcext:value-type="float">
            <text:p>124413</text:p>
          </table:table-cell>
          <table:table-cell office:value-type="float" office:value="1" calcext:value-type="float">
            <text:p>1</text:p>
          </table:table-cell>
          <table:table-cell office:value-type="float" office:value="1837000" calcext:value-type="float">
            <text:p>1837000</text:p>
          </table:table-cell>
          <table:table-cell table:formula="of:=(2*[.N211]*[.O211])/([.N211]+[.O211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8674" calcext:value-type="float">
            <text:p>108674</text:p>
          </table:table-cell>
          <table:table-cell office:value-type="float" office:value="2" calcext:value-type="float">
            <text:p>2</text:p>
          </table:table-cell>
          <table:table-cell office:value-type="float" office:value="1573917" calcext:value-type="float">
            <text:p>1573917</text:p>
          </table:table-cell>
          <table:table-cell table:formula="of:=(2*[.V211]*[.W211])/([.V211]+[.W211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bsidiary</text:p>
          </table:table-cell>
          <table:table-cell office:value-type="float" office:value="0.00394176" calcext:value-type="float">
            <text:p>0.00394176</text:p>
          </table:table-cell>
          <table:table-cell office:value-type="float" office:value="0.84073507" calcext:value-type="float">
            <text:p>0.84073507</text:p>
          </table:table-cell>
          <table:table-cell table:formula="of:=(2*[.B212]*[.C212])/([.B212]+[.C212])" office:value-type="float" office:value="0.00784673084858549" calcext:value-type="float">
            <text:p>0.0078467308</text:p>
          </table:table-cell>
          <table:table-cell/>
          <table:table-cell office:value-type="float" office:value="0.00672384" calcext:value-type="float">
            <text:p>0.00672384</text:p>
          </table:table-cell>
          <table:table-cell office:value-type="float" office:value="0.69754977" calcext:value-type="float">
            <text:p>0.69754977</text:p>
          </table:table-cell>
          <table:table-cell office:value-type="float" office:value="911" calcext:value-type="float">
            <text:p>911</text:p>
          </table:table-cell>
          <table:table-cell office:value-type="float" office:value="395" calcext:value-type="float">
            <text:p>395</text:p>
          </table:table-cell>
          <table:table-cell office:value-type="float" office:value="134577" calcext:value-type="float">
            <text:p>134577</text:p>
          </table:table-cell>
          <table:table-cell office:value-type="float" office:value="1825531" calcext:value-type="float">
            <text:p>1825531</text:p>
          </table:table-cell>
          <table:table-cell table:formula="of:=(2*[.F212]*[.G212])/([.F212]+[.G212])" office:value-type="float" office:value="0.0133192923287777" calcext:value-type="float">
            <text:p>0.0133192923</text:p>
          </table:table-cell>
          <table:table-cell table:formula="of:=[.H212]+[.I212]" office:value-type="float" office:value="1306" calcext:value-type="float">
            <text:p>1306</text:p>
          </table:table-cell>
          <table:table-cell office:value-type="float" office:value="0.00937761" calcext:value-type="float">
            <text:p>0.00937761</text:p>
          </table:table-cell>
          <table:table-cell office:value-type="float" office:value="0.57580398" calcext:value-type="float">
            <text:p>0.57580398</text:p>
          </table:table-cell>
          <table:table-cell office:value-type="float" office:value="752" calcext:value-type="float">
            <text:p>752</text:p>
          </table:table-cell>
          <table:table-cell office:value-type="float" office:value="554" calcext:value-type="float">
            <text:p>554</text:p>
          </table:table-cell>
          <table:table-cell office:value-type="float" office:value="79439" calcext:value-type="float">
            <text:p>79439</text:p>
          </table:table-cell>
          <table:table-cell office:value-type="float" office:value="1880669" calcext:value-type="float">
            <text:p>1880669</text:p>
          </table:table-cell>
          <table:table-cell table:formula="of:=(2*[.N212]*[.O212])/([.N212]+[.O212])" office:value-type="float" office:value="0.0184546651950818" calcext:value-type="float">
            <text:p>0.0184546652</text:p>
          </table:table-cell>
          <table:table-cell/>
          <table:table-cell office:value-type="float" office:value="0.00489688" calcext:value-type="float">
            <text:p>0.00489688</text:p>
          </table:table-cell>
          <table:table-cell office:value-type="float" office:value="0.61519903" calcext:value-type="float">
            <text:p>0.61519903</text:p>
          </table:table-cell>
          <table:table-cell office:value-type="float" office:value="510" calcext:value-type="float">
            <text:p>510</text:p>
          </table:table-cell>
          <table:table-cell office:value-type="float" office:value="319" calcext:value-type="float">
            <text:p>319</text:p>
          </table:table-cell>
          <table:table-cell office:value-type="float" office:value="103638" calcext:value-type="float">
            <text:p>103638</text:p>
          </table:table-cell>
          <table:table-cell office:value-type="float" office:value="1578126" calcext:value-type="float">
            <text:p>1578126</text:p>
          </table:table-cell>
          <table:table-cell table:formula="of:=(2*[.V212]*[.W212])/([.V212]+[.W212])" office:value-type="float" office:value="0.00971641895211468" calcext:value-type="float">
            <text:p>0.0097164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ccessor</text:p>
          </table:table-cell>
          <table:table-cell office:value-type="float" office:value="0.0412724" calcext:value-type="float">
            <text:p>0.0412724</text:p>
          </table:table-cell>
          <table:table-cell office:value-type="float" office:value="0.92725815" calcext:value-type="float">
            <text:p>0.92725815</text:p>
          </table:table-cell>
          <table:table-cell table:formula="of:=(2*[.B213]*[.C213])/([.B213]+[.C213])" office:value-type="float" office:value="0.0790272836929305" calcext:value-type="float">
            <text:p>0.0790272837</text:p>
          </table:table-cell>
          <table:table-cell/>
          <table:table-cell office:value-type="float" office:value="0.04921875" calcext:value-type="float">
            <text:p>0.04921875</text:p>
          </table:table-cell>
          <table:table-cell office:value-type="float" office:value="0.82231579" calcext:value-type="float">
            <text:p>0.82231579</text:p>
          </table:table-cell>
          <table:table-cell office:value-type="float" office:value="41013" calcext:value-type="float">
            <text:p>41013</text:p>
          </table:table-cell>
          <table:table-cell office:value-type="float" office:value="8862" calcext:value-type="float">
            <text:p>8862</text:p>
          </table:table-cell>
          <table:table-cell office:value-type="float" office:value="792267" calcext:value-type="float">
            <text:p>792267</text:p>
          </table:table-cell>
          <table:table-cell office:value-type="float" office:value="1119272" calcext:value-type="float">
            <text:p>1119272</text:p>
          </table:table-cell>
          <table:table-cell table:formula="of:=(2*[.F213]*[.G213])/([.F213]+[.G213])" office:value-type="float" office:value="0.0928783735617925" calcext:value-type="float">
            <text:p>0.0928783736</text:p>
          </table:table-cell>
          <table:table-cell table:formula="of:=[.H213]+[.I213]" office:value-type="float" office:value="49875" calcext:value-type="float">
            <text:p>49875</text:p>
          </table:table-cell>
          <table:table-cell office:value-type="float" office:value="0.05731842" calcext:value-type="float">
            <text:p>0.05731842</text:p>
          </table:table-cell>
          <table:table-cell office:value-type="float" office:value="0.64916291" calcext:value-type="float">
            <text:p>0.64916291</text:p>
          </table:table-cell>
          <table:table-cell office:value-type="float" office:value="32377" calcext:value-type="float">
            <text:p>32377</text:p>
          </table:table-cell>
          <table:table-cell office:value-type="float" office:value="17498" calcext:value-type="float">
            <text:p>17498</text:p>
          </table:table-cell>
          <table:table-cell office:value-type="float" office:value="532485" calcext:value-type="float">
            <text:p>532485</text:p>
          </table:table-cell>
          <table:table-cell office:value-type="float" office:value="1379054" calcext:value-type="float">
            <text:p>1379054</text:p>
          </table:table-cell>
          <table:table-cell table:formula="of:=(2*[.N213]*[.O213])/([.N213]+[.O213])" office:value-type="float" office:value="0.105336095219394" calcext:value-type="float">
            <text:p>0.1053360952</text:p>
          </table:table-cell>
          <table:table-cell/>
          <table:table-cell office:value-type="float" office:value="0.03553299" calcext:value-type="float">
            <text:p>0.03553299</text:p>
          </table:table-cell>
          <table:table-cell office:value-type="float" office:value="0.86331902" calcext:value-type="float">
            <text:p>0.86331902</text:p>
          </table:table-cell>
          <table:table-cell office:value-type="float" office:value="29554" calcext:value-type="float">
            <text:p>29554</text:p>
          </table:table-cell>
          <table:table-cell office:value-type="float" office:value="4679" calcext:value-type="float">
            <text:p>4679</text:p>
          </table:table-cell>
          <table:table-cell office:value-type="float" office:value="802180" calcext:value-type="float">
            <text:p>802180</text:p>
          </table:table-cell>
          <table:table-cell office:value-type="float" office:value="846180" calcext:value-type="float">
            <text:p>846180</text:p>
          </table:table-cell>
          <table:table-cell table:formula="of:=(2*[.V213]*[.W213])/([.V213]+[.W213])" office:value-type="float" office:value="0.0682566334906895" calcext:value-type="float">
            <text:p>0.068256633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getAirport</text:p>
          </table:table-cell>
          <table:table-cell office:value-type="float" office:value="0.00331161" calcext:value-type="float">
            <text:p>0.00331161</text:p>
          </table:table-cell>
          <table:table-cell office:value-type="float" office:value="0.46666667" calcext:value-type="float">
            <text:p>0.46666667</text:p>
          </table:table-cell>
          <table:table-cell table:formula="of:=(2*[.B214]*[.C214])/([.B214]+[.C214])" office:value-type="float" office:value="0.00657655077608565" calcext:value-type="float">
            <text:p>0.0065765508</text:p>
          </table:table-cell>
          <table:table-cell/>
          <table:table-cell office:value-type="float" office:value="0.00629406" calcext:value-type="float">
            <text:p>0.00629406</text:p>
          </table:table-cell>
          <table:table-cell office:value-type="float" office:value="0.37634409" calcext:value-type="float">
            <text:p>0.37634409</text:p>
          </table:table-cell>
          <table:table-cell office:value-type="float" office:value="175" calcext:value-type="float">
            <text:p>175</text:p>
          </table:table-cell>
          <table:table-cell office:value-type="float" office:value="290" calcext:value-type="float">
            <text:p>290</text:p>
          </table:table-cell>
          <table:table-cell office:value-type="float" office:value="27629" calcext:value-type="float">
            <text:p>27629</text:p>
          </table:table-cell>
          <table:table-cell office:value-type="float" office:value="1933320" calcext:value-type="float">
            <text:p>1933320</text:p>
          </table:table-cell>
          <table:table-cell table:formula="of:=(2*[.F214]*[.G214])/([.F214]+[.G214])" office:value-type="float" office:value="0.0123810565313751" calcext:value-type="float">
            <text:p>0.0123810565</text:p>
          </table:table-cell>
          <table:table-cell table:formula="of:=[.H214]+[.I214]" office:value-type="float" office:value="465" calcext:value-type="float">
            <text:p>465</text:p>
          </table:table-cell>
          <table:table-cell office:value-type="float" office:value="0.00734908" calcext:value-type="float">
            <text:p>0.00734908</text:p>
          </table:table-cell>
          <table:table-cell office:value-type="float" office:value="0.15053763" calcext:value-type="float">
            <text:p>0.15053763</text:p>
          </table:table-cell>
          <table:table-cell office:value-type="float" office:value="70" calcext:value-type="float">
            <text:p>70</text:p>
          </table:table-cell>
          <table:table-cell office:value-type="float" office:value="395" calcext:value-type="float">
            <text:p>395</text:p>
          </table:table-cell>
          <table:table-cell office:value-type="float" office:value="9455" calcext:value-type="float">
            <text:p>9455</text:p>
          </table:table-cell>
          <table:table-cell office:value-type="float" office:value="1951494" calcext:value-type="float">
            <text:p>1951494</text:p>
          </table:table-cell>
          <table:table-cell table:formula="of:=(2*[.N214]*[.O214])/([.N214]+[.O214])" office:value-type="float" office:value="0.0140140115134504" calcext:value-type="float">
            <text:p>0.014014011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682342" calcext:value-type="float">
            <text:p>1682342</text:p>
          </table:table-cell>
          <table:table-cell table:formula="of:=(2*[.V214]*[.W214])/([.V214]+[.W214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am</text:p>
          </table:table-cell>
          <table:table-cell office:value-type="float" office:value="0.11316978" calcext:value-type="float">
            <text:p>0.11316978</text:p>
          </table:table-cell>
          <table:table-cell office:value-type="float" office:value="0.99263012" calcext:value-type="float">
            <text:p>0.99263012</text:p>
          </table:table-cell>
          <table:table-cell table:formula="of:=(2*[.B215]*[.C215])/([.B215]+[.C215])" office:value-type="float" office:value="0.203175515392565" calcext:value-type="float">
            <text:p>0.2031755154</text:p>
          </table:table-cell>
          <table:table-cell/>
          <table:table-cell office:value-type="float" office:value="0.1252038" calcext:value-type="float">
            <text:p>0.1252038</text:p>
          </table:table-cell>
          <table:table-cell office:value-type="float" office:value="0.86257814" calcext:value-type="float">
            <text:p>0.86257814</text:p>
          </table:table-cell>
          <table:table-cell office:value-type="float" office:value="131086" calcext:value-type="float">
            <text:p>131086</text:p>
          </table:table-cell>
          <table:table-cell office:value-type="float" office:value="20884" calcext:value-type="float">
            <text:p>20884</text:p>
          </table:table-cell>
          <table:table-cell office:value-type="float" office:value="915895" calcext:value-type="float">
            <text:p>915895</text:p>
          </table:table-cell>
          <table:table-cell office:value-type="float" office:value="893549" calcext:value-type="float">
            <text:p>893549</text:p>
          </table:table-cell>
          <table:table-cell table:formula="of:=(2*[.F215]*[.G215])/([.F215]+[.G215])" office:value-type="float" office:value="0.218667818374837" calcext:value-type="float">
            <text:p>0.2186678184</text:p>
          </table:table-cell>
          <table:table-cell table:formula="of:=[.H215]+[.I215]" office:value-type="float" office:value="151970" calcext:value-type="float">
            <text:p>151970</text:p>
          </table:table-cell>
          <table:table-cell office:value-type="float" office:value="0.13229145" calcext:value-type="float">
            <text:p>0.13229145</text:p>
          </table:table-cell>
          <table:table-cell office:value-type="float" office:value="0.60352043" calcext:value-type="float">
            <text:p>0.60352043</text:p>
          </table:table-cell>
          <table:table-cell office:value-type="float" office:value="91717" calcext:value-type="float">
            <text:p>91717</text:p>
          </table:table-cell>
          <table:table-cell office:value-type="float" office:value="60253" calcext:value-type="float">
            <text:p>60253</text:p>
          </table:table-cell>
          <table:table-cell office:value-type="float" office:value="601578" calcext:value-type="float">
            <text:p>601578</text:p>
          </table:table-cell>
          <table:table-cell office:value-type="float" office:value="1207866" calcext:value-type="float">
            <text:p>1207866</text:p>
          </table:table-cell>
          <table:table-cell table:formula="of:=(2*[.N215]*[.O215])/([.N215]+[.O215])" office:value-type="float" office:value="0.217013600784275" calcext:value-type="float">
            <text:p>0.2170136008</text:p>
          </table:table-cell>
          <table:table-cell/>
          <table:table-cell office:value-type="float" office:value="0.20937173" calcext:value-type="float">
            <text:p>0.20937173</text:p>
          </table:table-cell>
          <table:table-cell office:value-type="float" office:value="0.95355407" calcext:value-type="float">
            <text:p>0.95355407</text:p>
          </table:table-cell>
          <table:table-cell office:value-type="float" office:value="137369" calcext:value-type="float">
            <text:p>137369</text:p>
          </table:table-cell>
          <table:table-cell office:value-type="float" office:value="6691" calcext:value-type="float">
            <text:p>6691</text:p>
          </table:table-cell>
          <table:table-cell office:value-type="float" office:value="518732" calcext:value-type="float">
            <text:p>518732</text:p>
          </table:table-cell>
          <table:table-cell office:value-type="float" office:value="1019801" calcext:value-type="float">
            <text:p>1019801</text:p>
          </table:table-cell>
          <table:table-cell table:formula="of:=(2*[.V215]*[.W215])/([.V215]+[.W215])" office:value-type="float" office:value="0.343353402744081" calcext:value-type="float">
            <text:p>0.343353402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nant</text:p>
          </table:table-cell>
          <table:table-cell office:value-type="float" office:value="0.02761859" calcext:value-type="float">
            <text:p>0.02761859</text:p>
          </table:table-cell>
          <table:table-cell office:value-type="float" office:value="0.82375754" calcext:value-type="float">
            <text:p>0.82375754</text:p>
          </table:table-cell>
          <table:table-cell table:formula="of:=(2*[.B216]*[.C216])/([.B216]+[.C216])" office:value-type="float" office:value="0.0534452892323129" calcext:value-type="float">
            <text:p>0.0534452892</text:p>
          </table:table-cell>
          <table:table-cell/>
          <table:table-cell office:value-type="float" office:value="0.04741565" calcext:value-type="float">
            <text:p>0.04741565</text:p>
          </table:table-cell>
          <table:table-cell office:value-type="float" office:value="0.59954036" calcext:value-type="float">
            <text:p>0.59954036</text:p>
          </table:table-cell>
          <table:table-cell office:value-type="float" office:value="4174" calcext:value-type="float">
            <text:p>4174</text:p>
          </table:table-cell>
          <table:table-cell office:value-type="float" office:value="2788" calcext:value-type="float">
            <text:p>2788</text:p>
          </table:table-cell>
          <table:table-cell office:value-type="float" office:value="83856" calcext:value-type="float">
            <text:p>83856</text:p>
          </table:table-cell>
          <table:table-cell office:value-type="float" office:value="1870596" calcext:value-type="float">
            <text:p>1870596</text:p>
          </table:table-cell>
          <table:table-cell table:formula="of:=(2*[.F216]*[.G216])/([.F216]+[.G216])" office:value-type="float" office:value="0.0878810782533236" calcext:value-type="float">
            <text:p>0.0878810783</text:p>
          </table:table-cell>
          <table:table-cell table:formula="of:=[.H216]+[.I216]" office:value-type="float" office:value="6962" calcext:value-type="float">
            <text:p>6962</text:p>
          </table:table-cell>
          <table:table-cell office:value-type="float" office:value="0.02740604" calcext:value-type="float">
            <text:p>0.02740604</text:p>
          </table:table-cell>
          <table:table-cell office:value-type="float" office:value="0.15972422" calcext:value-type="float">
            <text:p>0.15972422</text:p>
          </table:table-cell>
          <table:table-cell office:value-type="float" office:value="1112" calcext:value-type="float">
            <text:p>1112</text:p>
          </table:table-cell>
          <table:table-cell office:value-type="float" office:value="5850" calcext:value-type="float">
            <text:p>5850</text:p>
          </table:table-cell>
          <table:table-cell office:value-type="float" office:value="39463" calcext:value-type="float">
            <text:p>39463</text:p>
          </table:table-cell>
          <table:table-cell office:value-type="float" office:value="1914989" calcext:value-type="float">
            <text:p>1914989</text:p>
          </table:table-cell>
          <table:table-cell table:formula="of:=(2*[.N216]*[.O216])/([.N216]+[.O216])" office:value-type="float" office:value="0.0467846126253317" calcext:value-type="float">
            <text:p>0.0467846126</text:p>
          </table:table-cell>
          <table:table-cell/>
          <table:table-cell office:value-type="float" office:value="0.62431744" calcext:value-type="float">
            <text:p>0.62431744</text:p>
          </table:table-cell>
          <table:table-cell office:value-type="float" office:value="0.30204297" calcext:value-type="float">
            <text:p>0.30204297</text:p>
          </table:table-cell>
          <table:table-cell office:value-type="float" office:value="1715" calcext:value-type="float">
            <text:p>1715</text:p>
          </table:table-cell>
          <table:table-cell office:value-type="float" office:value="3963" calcext:value-type="float">
            <text:p>3963</text:p>
          </table:table-cell>
          <table:table-cell office:value-type="float" office:value="1032" calcext:value-type="float">
            <text:p>1032</text:p>
          </table:table-cell>
          <table:table-cell office:value-type="float" office:value="1675883" calcext:value-type="float">
            <text:p>1675883</text:p>
          </table:table-cell>
          <table:table-cell table:formula="of:=(2*[.V216]*[.W216])/([.V216]+[.W216])" office:value-type="float" office:value="0.407121659701318" calcext:value-type="float">
            <text:p>0.407121659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ainer</text:p>
          </table:table-cell>
          <table:table-cell office:value-type="float" office:value="0.00694326" calcext:value-type="float">
            <text:p>0.00694326</text:p>
          </table:table-cell>
          <table:table-cell office:value-type="float" office:value="0.92855365" calcext:value-type="float">
            <text:p>0.92855365</text:p>
          </table:table-cell>
          <table:table-cell table:formula="of:=(2*[.B217]*[.C217])/([.B217]+[.C217])" office:value-type="float" office:value="0.013783454219852" calcext:value-type="float">
            <text:p>0.0137834542</text:p>
          </table:table-cell>
          <table:table-cell/>
          <table:table-cell office:value-type="float" office:value="0.00922214" calcext:value-type="float">
            <text:p>0.00922214</text:p>
          </table:table-cell>
          <table:table-cell office:value-type="float" office:value="0.74782176" calcext:value-type="float">
            <text:p>0.74782176</text:p>
          </table:table-cell>
          <table:table-cell office:value-type="float" office:value="3004" calcext:value-type="float">
            <text:p>3004</text:p>
          </table:table-cell>
          <table:table-cell office:value-type="float" office:value="1013" calcext:value-type="float">
            <text:p>1013</text:p>
          </table:table-cell>
          <table:table-cell office:value-type="float" office:value="322734" calcext:value-type="float">
            <text:p>322734</text:p>
          </table:table-cell>
          <table:table-cell office:value-type="float" office:value="1634663" calcext:value-type="float">
            <text:p>1634663</text:p>
          </table:table-cell>
          <table:table-cell table:formula="of:=(2*[.F217]*[.G217])/([.F217]+[.G217])" office:value-type="float" office:value="0.0182195958933594" calcext:value-type="float">
            <text:p>0.0182195959</text:p>
          </table:table-cell>
          <table:table-cell table:formula="of:=[.H217]+[.I217]" office:value-type="float" office:value="4017" calcext:value-type="float">
            <text:p>4017</text:p>
          </table:table-cell>
          <table:table-cell office:value-type="float" office:value="0.01366069" calcext:value-type="float">
            <text:p>0.01366069</text:p>
          </table:table-cell>
          <table:table-cell office:value-type="float" office:value="0.54393826" calcext:value-type="float">
            <text:p>0.54393826</text:p>
          </table:table-cell>
          <table:table-cell office:value-type="float" office:value="2185" calcext:value-type="float">
            <text:p>2185</text:p>
          </table:table-cell>
          <table:table-cell office:value-type="float" office:value="1832" calcext:value-type="float">
            <text:p>1832</text:p>
          </table:table-cell>
          <table:table-cell office:value-type="float" office:value="157763" calcext:value-type="float">
            <text:p>157763</text:p>
          </table:table-cell>
          <table:table-cell office:value-type="float" office:value="1799634" calcext:value-type="float">
            <text:p>1799634</text:p>
          </table:table-cell>
          <table:table-cell table:formula="of:=(2*[.N217]*[.O217])/([.N217]+[.O217])" office:value-type="float" office:value="0.0266520299186338" calcext:value-type="float">
            <text:p>0.0266520299</text:p>
          </table:table-cell>
          <table:table-cell/>
          <table:table-cell office:value-type="float" office:value="0.01666531" calcext:value-type="float">
            <text:p>0.01666531</text:p>
          </table:table-cell>
          <table:table-cell office:value-type="float" office:value="0.58764368" calcext:value-type="float">
            <text:p>0.58764368</text:p>
          </table:table-cell>
          <table:table-cell office:value-type="float" office:value="2045" calcext:value-type="float">
            <text:p>2045</text:p>
          </table:table-cell>
          <table:table-cell office:value-type="float" office:value="1435" calcext:value-type="float">
            <text:p>1435</text:p>
          </table:table-cell>
          <table:table-cell office:value-type="float" office:value="120665" calcext:value-type="float">
            <text:p>120665</text:p>
          </table:table-cell>
          <table:table-cell office:value-type="float" office:value="1558448" calcext:value-type="float">
            <text:p>1558448</text:p>
          </table:table-cell>
          <table:table-cell table:formula="of:=(2*[.V217]*[.W217])/([.V217]+[.W217])" office:value-type="float" office:value="0.032411445994675" calcext:value-type="float">
            <text:p>0.03241144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0.00476741" calcext:value-type="float">
            <text:p>0.00476741</text:p>
          </table:table-cell>
          <table:table-cell office:value-type="float" office:value="0.85482734" calcext:value-type="float">
            <text:p>0.85482734</text:p>
          </table:table-cell>
          <table:table-cell table:formula="of:=(2*[.B218]*[.C218])/([.B218]+[.C218])" office:value-type="float" office:value="0.00948193880660485" calcext:value-type="float">
            <text:p>0.0094819388</text:p>
          </table:table-cell>
          <table:table-cell/>
          <table:table-cell office:value-type="float" office:value="0.00540881" calcext:value-type="float">
            <text:p>0.00540881</text:p>
          </table:table-cell>
          <table:table-cell office:value-type="float" office:value="0.70789288" calcext:value-type="float">
            <text:p>0.70789288</text:p>
          </table:table-cell>
          <table:table-cell office:value-type="float" office:value="2009" calcext:value-type="float">
            <text:p>2009</text:p>
          </table:table-cell>
          <table:table-cell office:value-type="float" office:value="829" calcext:value-type="float">
            <text:p>829</text:p>
          </table:table-cell>
          <table:table-cell office:value-type="float" office:value="369422" calcext:value-type="float">
            <text:p>369422</text:p>
          </table:table-cell>
          <table:table-cell office:value-type="float" office:value="1589154" calcext:value-type="float">
            <text:p>1589154</text:p>
          </table:table-cell>
          <table:table-cell table:formula="of:=(2*[.F218]*[.G218])/([.F218]+[.G218])" office:value-type="float" office:value="0.0107355923642149" calcext:value-type="float">
            <text:p>0.0107355924</text:p>
          </table:table-cell>
          <table:table-cell table:formula="of:=[.H218]+[.I218]" office:value-type="float" office:value="2838" calcext:value-type="float">
            <text:p>2838</text:p>
          </table:table-cell>
          <table:table-cell office:value-type="float" office:value="0.00530878" calcext:value-type="float">
            <text:p>0.00530878</text:p>
          </table:table-cell>
          <table:table-cell office:value-type="float" office:value="0.41825229" calcext:value-type="float">
            <text:p>0.41825229</text:p>
          </table:table-cell>
          <table:table-cell office:value-type="float" office:value="1187" calcext:value-type="float">
            <text:p>1187</text:p>
          </table:table-cell>
          <table:table-cell office:value-type="float" office:value="1651" calcext:value-type="float">
            <text:p>1651</text:p>
          </table:table-cell>
          <table:table-cell office:value-type="float" office:value="222405" calcext:value-type="float">
            <text:p>222405</text:p>
          </table:table-cell>
          <table:table-cell office:value-type="float" office:value="1736171" calcext:value-type="float">
            <text:p>1736171</text:p>
          </table:table-cell>
          <table:table-cell table:formula="of:=(2*[.N218]*[.O218])/([.N218]+[.O218])" office:value-type="float" office:value="0.0104844828733018" calcext:value-type="float">
            <text:p>0.0104844829</text:p>
          </table:table-cell>
          <table:table-cell/>
          <table:table-cell office:value-type="float" office:value="0.02831739" calcext:value-type="float">
            <text:p>0.02831739</text:p>
          </table:table-cell>
          <table:table-cell office:value-type="float" office:value="0.12537441" calcext:value-type="float">
            <text:p>0.12537441</text:p>
          </table:table-cell>
          <table:table-cell office:value-type="float" office:value="293" calcext:value-type="float">
            <text:p>293</text:p>
          </table:table-cell>
          <table:table-cell office:value-type="float" office:value="2044" calcext:value-type="float">
            <text:p>2044</text:p>
          </table:table-cell>
          <table:table-cell office:value-type="float" office:value="10054" calcext:value-type="float">
            <text:p>10054</text:p>
          </table:table-cell>
          <table:table-cell office:value-type="float" office:value="1670202" calcext:value-type="float">
            <text:p>1670202</text:p>
          </table:table-cell>
          <table:table-cell table:formula="of:=(2*[.V218]*[.W218])/([.V218]+[.W218])" office:value-type="float" office:value="0.0461999412329077" calcext:value-type="float">
            <text:p>0.04619994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0.18246798" calcext:value-type="float">
            <text:p>0.18246798</text:p>
          </table:table-cell>
          <table:table-cell office:value-type="float" office:value="0.24486566" calcext:value-type="float">
            <text:p>0.24486566</text:p>
          </table:table-cell>
          <table:table-cell table:formula="of:=(2*[.B219]*[.C219])/([.B219]+[.C219])" office:value-type="float" office:value="0.209111280598302" calcext:value-type="float">
            <text:p>0.2091112806</text:p>
          </table:table-cell>
          <table:table-cell/>
          <table:table-cell office:value-type="float" office:value="0.20624261" calcext:value-type="float">
            <text:p>0.20624261</text:p>
          </table:table-cell>
          <table:table-cell office:value-type="float" office:value="0.14421683" calcext:value-type="float">
            <text:p>0.14421683</text:p>
          </table:table-cell>
          <table:table-cell office:value-type="float" office:value="44654" calcext:value-type="float">
            <text:p>44654</text:p>
          </table:table-cell>
          <table:table-cell office:value-type="float" office:value="264977" calcext:value-type="float">
            <text:p>264977</text:p>
          </table:table-cell>
          <table:table-cell office:value-type="float" office:value="171858" calcext:value-type="float">
            <text:p>171858</text:p>
          </table:table-cell>
          <table:table-cell office:value-type="float" office:value="1479925" calcext:value-type="float">
            <text:p>1479925</text:p>
          </table:table-cell>
          <table:table-cell table:formula="of:=(2*[.F219]*[.G219])/([.F219]+[.G219])" office:value-type="float" office:value="0.169740928794078" calcext:value-type="float">
            <text:p>0.1697409288</text:p>
          </table:table-cell>
          <table:table-cell table:formula="of:=[.H219]+[.I219]" office:value-type="float" office:value="309631" calcext:value-type="float">
            <text:p>309631</text:p>
          </table:table-cell>
          <table:table-cell office:value-type="float" office:value="0.24907632" calcext:value-type="float">
            <text:p>0.24907632</text:p>
          </table:table-cell>
          <table:table-cell office:value-type="float" office:value="0.06988964" calcext:value-type="float">
            <text:p>0.06988964</text:p>
          </table:table-cell>
          <table:table-cell office:value-type="float" office:value="21640" calcext:value-type="float">
            <text:p>21640</text:p>
          </table:table-cell>
          <table:table-cell office:value-type="float" office:value="287991" calcext:value-type="float">
            <text:p>287991</text:p>
          </table:table-cell>
          <table:table-cell office:value-type="float" office:value="65241" calcext:value-type="float">
            <text:p>65241</text:p>
          </table:table-cell>
          <table:table-cell office:value-type="float" office:value="1586542" calcext:value-type="float">
            <text:p>1586542</text:p>
          </table:table-cell>
          <table:table-cell table:formula="of:=(2*[.N219]*[.O219])/([.N219]+[.O219])" office:value-type="float" office:value="0.109151800006024" calcext:value-type="float">
            <text:p>0.1091518</text:p>
          </table:table-cell>
          <table:table-cell/>
          <table:table-cell office:value-type="float" office:value="0.15667036" calcext:value-type="float">
            <text:p>0.15667036</text:p>
          </table:table-cell>
          <table:table-cell office:value-type="float" office:value="0.10570102" calcext:value-type="float">
            <text:p>0.10570102</text:p>
          </table:table-cell>
          <table:table-cell office:value-type="float" office:value="25868" calcext:value-type="float">
            <text:p>25868</text:p>
          </table:table-cell>
          <table:table-cell office:value-type="float" office:value="218860" calcext:value-type="float">
            <text:p>218860</text:p>
          </table:table-cell>
          <table:table-cell office:value-type="float" office:value="139243" calcext:value-type="float">
            <text:p>139243</text:p>
          </table:table-cell>
          <table:table-cell office:value-type="float" office:value="1298622" calcext:value-type="float">
            <text:p>1298622</text:p>
          </table:table-cell>
          <table:table-cell table:formula="of:=(2*[.V219]*[.W219])/([.V219]+[.W219])" office:value-type="float" office:value="0.126234933518795" calcext:value-type="float">
            <text:p>0.126234933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niversity</text:p>
          </table:table-cell>
          <table:table-cell office:value-type="float" office:value="0.00166727" calcext:value-type="float">
            <text:p>0.00166727</text:p>
          </table:table-cell>
          <table:table-cell office:value-type="float" office:value="0.26099426" calcext:value-type="float">
            <text:p>0.26099426</text:p>
          </table:table-cell>
          <table:table-cell table:formula="of:=(2*[.B220]*[.C220])/([.B220]+[.C220])" office:value-type="float" office:value="0.00331337367805784" calcext:value-type="float">
            <text:p>0.0033133737</text:p>
          </table:table-cell>
          <table:table-cell/>
          <table:table-cell office:value-type="float" office:value="0.00207242" calcext:value-type="float">
            <text:p>0.00207242</text:p>
          </table:table-cell>
          <table:table-cell office:value-type="float" office:value="0.22657744" calcext:value-type="float">
            <text:p>0.22657744</text:p>
          </table:table-cell>
          <table:table-cell office:value-type="float" office:value="237" calcext:value-type="float">
            <text:p>237</text:p>
          </table:table-cell>
          <table:table-cell office:value-type="float" office:value="809" calcext:value-type="float">
            <text:p>809</text:p>
          </table:table-cell>
          <table:table-cell office:value-type="float" office:value="114122" calcext:value-type="float">
            <text:p>114122</text:p>
          </table:table-cell>
          <table:table-cell office:value-type="float" office:value="1846246" calcext:value-type="float">
            <text:p>1846246</text:p>
          </table:table-cell>
          <table:table-cell table:formula="of:=(2*[.F220]*[.G220])/([.F220]+[.G220])" office:value-type="float" office:value="0.00410727230014311" calcext:value-type="float">
            <text:p>0.0041072723</text:p>
          </table:table-cell>
          <table:table-cell table:formula="of:=[.H220]+[.I220]" office:value-type="float" office:value="1046" calcext:value-type="float">
            <text:p>1046</text:p>
          </table:table-cell>
          <table:table-cell office:value-type="float" office:value="0.00216485" calcext:value-type="float">
            <text:p>0.00216485</text:p>
          </table:table-cell>
          <table:table-cell office:value-type="float" office:value="0.14053537" calcext:value-type="float">
            <text:p>0.14053537</text:p>
          </table:table-cell>
          <table:table-cell office:value-type="float" office:value="147" calcext:value-type="float">
            <text:p>147</text:p>
          </table:table-cell>
          <table:table-cell office:value-type="float" office:value="899" calcext:value-type="float">
            <text:p>899</text:p>
          </table:table-cell>
          <table:table-cell office:value-type="float" office:value="67756" calcext:value-type="float">
            <text:p>67756</text:p>
          </table:table-cell>
          <table:table-cell office:value-type="float" office:value="1892612" calcext:value-type="float">
            <text:p>1892612</text:p>
          </table:table-cell>
          <table:table-cell table:formula="of:=(2*[.N220]*[.O220])/([.N220]+[.O220])" office:value-type="float" office:value="0.00426401579120901" calcext:value-type="float">
            <text:p>0.004264015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office:value-type="float" office:value="1681635" calcext:value-type="float">
            <text:p>1681635</text:p>
          </table:table-cell>
          <table:table-cell table:formula="of:=(2*[.V220]*[.W220])/([.V220]+[.W220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edInWar</text:p>
          </table:table-cell>
          <table:table-cell office:value-type="float" office:value="0.00942741" calcext:value-type="float">
            <text:p>0.00942741</text:p>
          </table:table-cell>
          <table:table-cell office:value-type="float" office:value="0.49673203" calcext:value-type="float">
            <text:p>0.49673203</text:p>
          </table:table-cell>
          <table:table-cell table:formula="of:=(2*[.B221]*[.C221])/([.B221]+[.C221])" office:value-type="float" office:value="0.0185036418838392" calcext:value-type="float">
            <text:p>0.0185036419</text:p>
          </table:table-cell>
          <table:table-cell/>
          <table:table-cell office:value-type="float" office:value="0.01332795" calcext:value-type="float">
            <text:p>0.01332795</text:p>
          </table:table-cell>
          <table:table-cell office:value-type="float" office:value="0.15098039" calcext:value-type="float">
            <text:p>0.15098039</text:p>
          </table:table-cell>
          <table:table-cell office:value-type="float" office:value="231" calcext:value-type="float">
            <text:p>231</text:p>
          </table:table-cell>
          <table:table-cell office:value-type="float" office:value="1299" calcext:value-type="float">
            <text:p>1299</text:p>
          </table:table-cell>
          <table:table-cell office:value-type="float" office:value="17101" calcext:value-type="float">
            <text:p>17101</text:p>
          </table:table-cell>
          <table:table-cell office:value-type="float" office:value="1942783" calcext:value-type="float">
            <text:p>1942783</text:p>
          </table:table-cell>
          <table:table-cell table:formula="of:=(2*[.F221]*[.G221])/([.F221]+[.G221])" office:value-type="float" office:value="0.024493693855108" calcext:value-type="float">
            <text:p>0.0244936939</text:p>
          </table:table-cell>
          <table:table-cell table:formula="of:=[.H221]+[.I221]" office:value-type="float" office:value="1530" calcext:value-type="float">
            <text:p>1530</text:p>
          </table:table-cell>
          <table:table-cell office:value-type="float" office:value="0.02200489" calcext:value-type="float">
            <text:p>0.02200489</text:p>
          </table:table-cell>
          <table:table-cell office:value-type="float" office:value="0.05882353" calcext:value-type="float">
            <text:p>0.05882353</text:p>
          </table:table-cell>
          <table:table-cell office:value-type="float" office:value="90" calcext:value-type="float">
            <text:p>90</text:p>
          </table:table-cell>
          <table:table-cell office:value-type="float" office:value="1440" calcext:value-type="float">
            <text:p>1440</text:p>
          </table:table-cell>
          <table:table-cell office:value-type="float" office:value="4000" calcext:value-type="float">
            <text:p>4000</text:p>
          </table:table-cell>
          <table:table-cell office:value-type="float" office:value="1955884" calcext:value-type="float">
            <text:p>1955884</text:p>
          </table:table-cell>
          <table:table-cell table:formula="of:=(2*[.N221]*[.O221])/([.N221]+[.O221])" office:value-type="float" office:value="0.0320284698639835" calcext:value-type="float">
            <text:p>0.0320284699</text:p>
          </table:table-cell>
          <table:table-cell/>
          <table:table-cell office:value-type="float" office:value="0.01083058" calcext:value-type="float">
            <text:p>0.01083058</text:p>
          </table:table-cell>
          <table:table-cell office:value-type="float" office:value="0.28451493" calcext:value-type="float">
            <text:p>0.28451493</text:p>
          </table:table-cell>
          <table:table-cell office:value-type="float" office:value="305" calcext:value-type="float">
            <text:p>305</text:p>
          </table:table-cell>
          <table:table-cell office:value-type="float" office:value="767" calcext:value-type="float">
            <text:p>767</text:p>
          </table:table-cell>
          <table:table-cell office:value-type="float" office:value="27856" calcext:value-type="float">
            <text:p>27856</text:p>
          </table:table-cell>
          <table:table-cell office:value-type="float" office:value="1653665" calcext:value-type="float">
            <text:p>1653665</text:p>
          </table:table-cell>
          <table:table-cell table:formula="of:=(2*[.V221]*[.W221])/([.V221]+[.W221])" office:value-type="float" office:value="0.0208668261830654" calcext:value-type="float">
            <text:p>0.020866826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00015539" calcext:value-type="float">
            <text:p>0.00015539</text:p>
          </table:table-cell>
          <table:table-cell office:value-type="float" office:value="0.61111111" calcext:value-type="float">
            <text:p>0.61111111</text:p>
          </table:table-cell>
          <table:table-cell table:formula="of:=(2*[.B222]*[.C222])/([.B222]+[.C222])" office:value-type="float" office:value="0.000310700996645162" calcext:value-type="float">
            <text:p>0.000310701</text:p>
          </table:table-cell>
          <table:table-cell/>
          <table:table-cell office:value-type="float" office:value="0.00006173" calcext:value-type="float">
            <text:p>0.00006173</text:p>
          </table:table-cell>
          <table:table-cell office:value-type="float" office:value="0.05555556" calcext:value-type="float">
            <text:p>0.0555555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396" calcext:value-type="float">
            <text:p>32396</text:p>
          </table:table-cell>
          <table:table-cell office:value-type="float" office:value="1928982" calcext:value-type="float">
            <text:p>1928982</text:p>
          </table:table-cell>
          <table:table-cell table:formula="of:=(2*[.F222]*[.G222])/([.F222]+[.G222])" office:value-type="float" office:value="0.000123322970925049" calcext:value-type="float">
            <text:p>0.000123323</text:p>
          </table:table-cell>
          <table:table-cell table:formula="of:=[.H222]+[.I222]" office:value-type="float" office:value="36" calcext:value-type="float">
            <text:p>36</text:p>
          </table:table-cell>
          <table:table-cell office:value-type="float" office:value="0.00007347" calcext:value-type="float">
            <text:p>0.00007347</text:p>
          </table:table-cell>
          <table:table-cell office:value-type="float" office:value="0.02777778" calcext:value-type="float">
            <text:p>0.027777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610" calcext:value-type="float">
            <text:p>13610</text:p>
          </table:table-cell>
          <table:table-cell office:value-type="float" office:value="1947768" calcext:value-type="float">
            <text:p>1947768</text:p>
          </table:table-cell>
          <table:table-cell table:formula="of:=(2*[.N222]*[.O222])/([.N222]+[.O222])" office:value-type="float" office:value="0.000146552380708227" calcext:value-type="float">
            <text:p>0.0001465524</text:p>
          </table:table-cell>
          <table:table-cell/>
          <table:table-cell office:value-type="float" office:value="0.00007376" calcext:value-type="float">
            <text:p>0.00007376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668" calcext:value-type="float">
            <text:p>40668</text:p>
          </table:table-cell>
          <table:table-cell office:value-type="float" office:value="1641905" calcext:value-type="float">
            <text:p>1641905</text:p>
          </table:table-cell>
          <table:table-cell table:formula="of:=(2*[.V222]*[.W222])/([.V222]+[.W222])" office:value-type="float" office:value="0.000147447495151717" calcext:value-type="float">
            <text:p>0.000147447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eneratedIn</text:p>
          </table:table-cell>
          <table:table-cell office:value-type="float" office:value="0.07523664" calcext:value-type="float">
            <text:p>0.07523664</text:p>
          </table:table-cell>
          <table:table-cell office:value-type="float" office:value="0.60208968" calcext:value-type="float">
            <text:p>0.60208968</text:p>
          </table:table-cell>
          <table:table-cell table:formula="of:=(2*[.B223]*[.C223])/([.B223]+[.C223])" office:value-type="float" office:value="0.133758878591563" calcext:value-type="float">
            <text:p>0.1337588786</text:p>
          </table:table-cell>
          <table:table-cell/>
          <table:table-cell office:value-type="float" office:value="0.05686216" calcext:value-type="float">
            <text:p>0.05686216</text:p>
          </table:table-cell>
          <table:table-cell office:value-type="float" office:value="0.08315194" calcext:value-type="float">
            <text:p>0.08315194</text:p>
          </table:table-cell>
          <table:table-cell office:value-type="float" office:value="191" calcext:value-type="float">
            <text:p>191</text:p>
          </table:table-cell>
          <table:table-cell office:value-type="float" office:value="2106" calcext:value-type="float">
            <text:p>2106</text:p>
          </table:table-cell>
          <table:table-cell office:value-type="float" office:value="3168" calcext:value-type="float">
            <text:p>3168</text:p>
          </table:table-cell>
          <table:table-cell office:value-type="float" office:value="1955949" calcext:value-type="float">
            <text:p>1955949</text:p>
          </table:table-cell>
          <table:table-cell table:formula="of:=(2*[.F223]*[.G223])/([.F223]+[.G223])" office:value-type="float" office:value="0.0675388966766976" calcext:value-type="float">
            <text:p>0.0675388967</text:p>
          </table:table-cell>
          <table:table-cell table:formula="of:=[.H223]+[.I223]" office:value-type="float" office:value="2297" calcext:value-type="float">
            <text:p>2297</text:p>
          </table:table-cell>
          <table:table-cell office:value-type="float" office:value="0.03049908" calcext:value-type="float">
            <text:p>0.03049908</text:p>
          </table:table-cell>
          <table:table-cell office:value-type="float" office:value="0.01436657" calcext:value-type="float">
            <text:p>0.01436657</text:p>
          </table:table-cell>
          <table:table-cell office:value-type="float" office:value="33" calcext:value-type="float">
            <text:p>33</text:p>
          </table:table-cell>
          <table:table-cell office:value-type="float" office:value="2264" calcext:value-type="float">
            <text:p>2264</text:p>
          </table:table-cell>
          <table:table-cell office:value-type="float" office:value="1049" calcext:value-type="float">
            <text:p>1049</text:p>
          </table:table-cell>
          <table:table-cell office:value-type="float" office:value="1958068" calcext:value-type="float">
            <text:p>1958068</text:p>
          </table:table-cell>
          <table:table-cell table:formula="of:=(2*[.N223]*[.O223])/([.N223]+[.O223])" office:value-type="float" office:value="0.0195324114441939" calcext:value-type="float">
            <text:p>0.0195324114</text:p>
          </table:table-cell>
          <table:table-cell/>
          <table:table-cell office:value-type="float" office:value="0.31585889" calcext:value-type="float">
            <text:p>0.31585889</text:p>
          </table:table-cell>
          <table:table-cell office:value-type="float" office:value="0.57091776" calcext:value-type="float">
            <text:p>0.57091776</text:p>
          </table:table-cell>
          <table:table-cell office:value-type="float" office:value="958" calcext:value-type="float">
            <text:p>958</text:p>
          </table:table-cell>
          <table:table-cell office:value-type="float" office:value="720" calcext:value-type="float">
            <text:p>720</text:p>
          </table:table-cell>
          <table:table-cell office:value-type="float" office:value="2075" calcext:value-type="float">
            <text:p>2075</text:p>
          </table:table-cell>
          <table:table-cell office:value-type="float" office:value="1678840" calcext:value-type="float">
            <text:p>1678840</text:p>
          </table:table-cell>
          <table:table-cell table:formula="of:=(2*[.V223]*[.W223])/([.V223]+[.W223])" office:value-type="float" office:value="0.406707709218294" calcext:value-type="float">
            <text:p>0.406707709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icePresident</text:p>
          </table:table-cell>
          <table:table-cell office:value-type="float" office:value="0.00160106" calcext:value-type="float">
            <text:p>0.00160106</text:p>
          </table:table-cell>
          <table:table-cell office:value-type="float" office:value="0.69557196" calcext:value-type="float">
            <text:p>0.69557196</text:p>
          </table:table-cell>
          <table:table-cell table:formula="of:=(2*[.B224]*[.C224])/([.B224]+[.C224])" office:value-type="float" office:value="0.00319476632150108" calcext:value-type="float">
            <text:p>0.0031947663</text:p>
          </table:table-cell>
          <table:table-cell/>
          <table:table-cell office:value-type="float" office:value="0.00258177" calcext:value-type="float">
            <text:p>0.00258177</text:p>
          </table:table-cell>
          <table:table-cell office:value-type="float" office:value="0.55166052" calcext:value-type="float">
            <text:p>0.55166052</text:p>
          </table:table-cell>
          <table:table-cell office:value-type="float" office:value="299" calcext:value-type="float">
            <text:p>299</text:p>
          </table:table-cell>
          <table:table-cell office:value-type="float" office:value="243" calcext:value-type="float">
            <text:p>243</text:p>
          </table:table-cell>
          <table:table-cell office:value-type="float" office:value="115513" calcext:value-type="float">
            <text:p>115513</text:p>
          </table:table-cell>
          <table:table-cell office:value-type="float" office:value="1845359" calcext:value-type="float">
            <text:p>1845359</text:p>
          </table:table-cell>
          <table:table-cell table:formula="of:=(2*[.F224]*[.G224])/([.F224]+[.G224])" office:value-type="float" office:value="0.00513948721134362" calcext:value-type="float">
            <text:p>0.0051394872</text:p>
          </table:table-cell>
          <table:table-cell table:formula="of:=[.H224]+[.I224]" office:value-type="float" office:value="542" calcext:value-type="float">
            <text:p>542</text:p>
          </table:table-cell>
          <table:table-cell office:value-type="float" office:value="0.00357399" calcext:value-type="float">
            <text:p>0.00357399</text:p>
          </table:table-cell>
          <table:table-cell office:value-type="float" office:value="0.35793358" calcext:value-type="float">
            <text:p>0.35793358</text:p>
          </table:table-cell>
          <table:table-cell office:value-type="float" office:value="194" calcext:value-type="float">
            <text:p>194</text:p>
          </table:table-cell>
          <table:table-cell office:value-type="float" office:value="348" calcext:value-type="float">
            <text:p>348</text:p>
          </table:table-cell>
          <table:table-cell office:value-type="float" office:value="54087" calcext:value-type="float">
            <text:p>54087</text:p>
          </table:table-cell>
          <table:table-cell office:value-type="float" office:value="1906785" calcext:value-type="float">
            <text:p>1906785</text:p>
          </table:table-cell>
          <table:table-cell table:formula="of:=(2*[.N224]*[.O224])/([.N224]+[.O224])" office:value-type="float" office:value="0.0070773125751375" calcext:value-type="float">
            <text:p>0.0070773126</text:p>
          </table:table-cell>
          <table:table-cell/>
          <table:table-cell office:value-type="float" office:value="0.00110401" calcext:value-type="float">
            <text:p>0.00110401</text:p>
          </table:table-cell>
          <table:table-cell office:value-type="float" office:value="0.15348837" calcext:value-type="float">
            <text:p>0.15348837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office:value-type="float" office:value="29858" calcext:value-type="float">
            <text:p>29858</text:p>
          </table:table-cell>
          <table:table-cell office:value-type="float" office:value="1652520" calcext:value-type="float">
            <text:p>1652520</text:p>
          </table:table-cell>
          <table:table-cell table:formula="of:=(2*[.V224]*[.W224])/([.V224]+[.W224])" office:value-type="float" office:value="0.00219225158916242" calcext:value-type="float">
            <text:p>0.00219225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oice</text:p>
          </table:table-cell>
          <table:table-cell office:value-type="float" office:value="0.01360417" calcext:value-type="float">
            <text:p>0.01360417</text:p>
          </table:table-cell>
          <table:table-cell office:value-type="float" office:value="0.54477612" calcext:value-type="float">
            <text:p>0.54477612</text:p>
          </table:table-cell>
          <table:table-cell table:formula="of:=(2*[.B225]*[.C225])/([.B225]+[.C225])" office:value-type="float" office:value="0.0265454461095695" calcext:value-type="float">
            <text:p>0.0265454461</text:p>
          </table:table-cell>
          <table:table-cell/>
          <table:table-cell office:value-type="float" office:value="0.0207328" calcext:value-type="float">
            <text:p>0.0207328</text:p>
          </table:table-cell>
          <table:table-cell office:value-type="float" office:value="0.49081515" calcext:value-type="float">
            <text:p>0.49081515</text:p>
          </table:table-cell>
          <table:table-cell office:value-type="float" office:value="855" calcext:value-type="float">
            <text:p>855</text:p>
          </table:table-cell>
          <table:table-cell office:value-type="float" office:value="887" calcext:value-type="float">
            <text:p>887</text:p>
          </table:table-cell>
          <table:table-cell office:value-type="float" office:value="40384" calcext:value-type="float">
            <text:p>40384</text:p>
          </table:table-cell>
          <table:table-cell office:value-type="float" office:value="1919288" calcext:value-type="float">
            <text:p>1919288</text:p>
          </table:table-cell>
          <table:table-cell table:formula="of:=(2*[.F225]*[.G225])/([.F225]+[.G225])" office:value-type="float" office:value="0.0397850185575761" calcext:value-type="float">
            <text:p>0.0397850186</text:p>
          </table:table-cell>
          <table:table-cell table:formula="of:=[.H225]+[.I225]" office:value-type="float" office:value="1742" calcext:value-type="float">
            <text:p>1742</text:p>
          </table:table-cell>
          <table:table-cell office:value-type="float" office:value="0.02813512" calcext:value-type="float">
            <text:p>0.02813512</text:p>
          </table:table-cell>
          <table:table-cell office:value-type="float" office:value="0.34902411" calcext:value-type="float">
            <text:p>0.34902411</text:p>
          </table:table-cell>
          <table:table-cell office:value-type="float" office:value="608" calcext:value-type="float">
            <text:p>608</text:p>
          </table:table-cell>
          <table:table-cell office:value-type="float" office:value="1134" calcext:value-type="float">
            <text:p>1134</text:p>
          </table:table-cell>
          <table:table-cell office:value-type="float" office:value="21002" calcext:value-type="float">
            <text:p>21002</text:p>
          </table:table-cell>
          <table:table-cell office:value-type="float" office:value="1938670" calcext:value-type="float">
            <text:p>1938670</text:p>
          </table:table-cell>
          <table:table-cell table:formula="of:=(2*[.N225]*[.O225])/([.N225]+[.O225])" office:value-type="float" office:value="0.0520726231079812" calcext:value-type="float">
            <text:p>0.052072623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float" office:value="1681475" calcext:value-type="float">
            <text:p>1681475</text:p>
          </table:table-cell>
          <table:table-cell table:formula="of:=(2*[.V225]*[.W225])/([.V225]+[.W225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haDraftTeam</text:p>
          </table:table-cell>
          <table:table-cell office:value-type="float" office:value="0.0009028" calcext:value-type="float">
            <text:p>0.0009028</text:p>
          </table:table-cell>
          <table:table-cell office:value-type="float" office:value="0.90638298" calcext:value-type="float">
            <text:p>0.90638298</text:p>
          </table:table-cell>
          <table:table-cell table:formula="of:=(2*[.B226]*[.C226])/([.B226]+[.C226])" office:value-type="float" office:value="0.00180380332720303" calcext:value-type="float">
            <text:p>0.0018038033</text:p>
          </table:table-cell>
          <table:table-cell/>
          <table:table-cell office:value-type="float" office:value="0.00101325" calcext:value-type="float">
            <text:p>0.00101325</text:p>
          </table:table-cell>
          <table:table-cell office:value-type="float" office:value="0.59148936" calcext:value-type="float">
            <text:p>0.59148936</text:p>
          </table:table-cell>
          <table:table-cell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  <table:table-cell office:value-type="float" office:value="137044" calcext:value-type="float">
            <text:p>137044</text:p>
          </table:table-cell>
          <table:table-cell office:value-type="float" office:value="1824135" calcext:value-type="float">
            <text:p>1824135</text:p>
          </table:table-cell>
          <table:table-cell table:formula="of:=(2*[.F226]*[.G226])/([.F226]+[.G226])" office:value-type="float" office:value="0.00202303444374701" calcext:value-type="float">
            <text:p>0.0020230344</text:p>
          </table:table-cell>
          <table:table-cell table:formula="of:=[.H226]+[.I226]" office:value-type="float" office:value="235" calcext:value-type="float">
            <text:p>235</text:p>
          </table:table-cell>
          <table:table-cell office:value-type="float" office:value="0.00047802" calcext:value-type="float">
            <text:p>0.00047802</text:p>
          </table:table-cell>
          <table:table-cell office:value-type="float" office:value="0.14042553" calcext:value-type="float">
            <text:p>0.14042553</text:p>
          </table:table-cell>
          <table:table-cell office:value-type="float" office:value="33" calcext:value-type="float">
            <text:p>33</text:p>
          </table:table-cell>
          <table:table-cell office:value-type="float" office:value="202" calcext:value-type="float">
            <text:p>202</text:p>
          </table:table-cell>
          <table:table-cell office:value-type="float" office:value="69002" calcext:value-type="float">
            <text:p>69002</text:p>
          </table:table-cell>
          <table:table-cell office:value-type="float" office:value="1892177" calcext:value-type="float">
            <text:p>1892177</text:p>
          </table:table-cell>
          <table:table-cell table:formula="of:=(2*[.N226]*[.O226])/([.N226]+[.O226])" office:value-type="float" office:value="0.000952796602365235" calcext:value-type="float">
            <text:p>0.000952796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682394" calcext:value-type="float">
            <text:p>1682394</text:p>
          </table:table-cell>
          <table:table-cell table:formula="of:=(2*[.V226]*[.W226])/([.V226]+[.W226])" office:value-type="string" office:string-value="#DIV/0!" calcext:value-type="error">
            <text:p>#DIV/0!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riter</text:p>
          </table:table-cell>
          <table:table-cell office:value-type="float" office:value="0.17725143" calcext:value-type="float">
            <text:p>0.17725143</text:p>
          </table:table-cell>
          <table:table-cell office:value-type="float" office:value="0.91187014" calcext:value-type="float">
            <text:p>0.91187014</text:p>
          </table:table-cell>
          <table:table-cell table:formula="of:=(2*[.B227]*[.C227])/([.B227]+[.C227])" office:value-type="float" office:value="0.296808530363236" calcext:value-type="float">
            <text:p>0.2968085304</text:p>
          </table:table-cell>
          <table:table-cell/>
          <table:table-cell office:value-type="float" office:value="0.26117589" calcext:value-type="float">
            <text:p>0.26117589</text:p>
          </table:table-cell>
          <table:table-cell office:value-type="float" office:value="0.82740747" calcext:value-type="float">
            <text:p>0.82740747</text:p>
          </table:table-cell>
          <table:table-cell office:value-type="float" office:value="70395" calcext:value-type="float">
            <text:p>70395</text:p>
          </table:table-cell>
          <table:table-cell office:value-type="float" office:value="14684" calcext:value-type="float">
            <text:p>14684</text:p>
          </table:table-cell>
          <table:table-cell office:value-type="float" office:value="199136" calcext:value-type="float">
            <text:p>199136</text:p>
          </table:table-cell>
          <table:table-cell office:value-type="float" office:value="1677199" calcext:value-type="float">
            <text:p>1677199</text:p>
          </table:table-cell>
          <table:table-cell table:formula="of:=(2*[.F227]*[.G227])/([.F227]+[.G227])" office:value-type="float" office:value="0.39702771567241" calcext:value-type="float">
            <text:p>0.3970277157</text:p>
          </table:table-cell>
          <table:table-cell table:formula="of:=[.H227]+[.I227]" office:value-type="float" office:value="85079" calcext:value-type="float">
            <text:p>85079</text:p>
          </table:table-cell>
          <table:table-cell office:value-type="float" office:value="0.29508536" calcext:value-type="float">
            <text:p>0.29508536</text:p>
          </table:table-cell>
          <table:table-cell office:value-type="float" office:value="0.65441531" calcext:value-type="float">
            <text:p>0.65441531</text:p>
          </table:table-cell>
          <table:table-cell office:value-type="float" office:value="55677" calcext:value-type="float">
            <text:p>55677</text:p>
          </table:table-cell>
          <table:table-cell office:value-type="float" office:value="29402" calcext:value-type="float">
            <text:p>29402</text:p>
          </table:table-cell>
          <table:table-cell office:value-type="float" office:value="133004" calcext:value-type="float">
            <text:p>133004</text:p>
          </table:table-cell>
          <table:table-cell office:value-type="float" office:value="1743331" calcext:value-type="float">
            <text:p>1743331</text:p>
          </table:table-cell>
          <table:table-cell table:formula="of:=(2*[.N227]*[.O227])/([.N227]+[.O227])" office:value-type="float" office:value="0.406757748450797" calcext:value-type="float">
            <text:p>0.4067577485</text:p>
          </table:table-cell>
          <table:table-cell/>
          <table:table-cell office:value-type="float" office:value="0.29329874" calcext:value-type="float">
            <text:p>0.29329874</text:p>
          </table:table-cell>
          <table:table-cell office:value-type="float" office:value="0.19734843" calcext:value-type="float">
            <text:p>0.19734843</text:p>
          </table:table-cell>
          <table:table-cell office:value-type="float" office:value="14811" calcext:value-type="float">
            <text:p>14811</text:p>
          </table:table-cell>
          <table:table-cell office:value-type="float" office:value="60239" calcext:value-type="float">
            <text:p>60239</text:p>
          </table:table-cell>
          <table:table-cell office:value-type="float" office:value="35687" calcext:value-type="float">
            <text:p>35687</text:p>
          </table:table-cell>
          <table:table-cell office:value-type="float" office:value="1571856" calcext:value-type="float">
            <text:p>1571856</text:p>
          </table:table-cell>
          <table:table-cell table:formula="of:=(2*[.V227]*[.W227])/([.V227]+[.W227])" office:value-type="float" office:value="0.235941627300034" calcext:value-type="float">
            <text:p>0.2359416273</text:p>
          </table:table-cell>
          <table:table-cell table:number-columns-repeated="996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1">
        <table:table-column table:style-name="co2" table:default-cell-style-name="Default"/>
        <table:table-row table:style-name="ro3">
          <table:table-cell/>
        </table:table-row>
      </table:table>
      <table:table table:name="工作表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工作表1.U3:工作表1.AA2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swiss" style:font-pitch="variable"/>
    <style:font-face style:name="文泉驛微米黑" svg:font-family="文泉驛微米黑" style:font-family-generic="swiss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12pt" fo:language="en" fo:country="US" style:font-family-asian="'AR PL UMing TW'" style:font-family-generic-asian="system" style:font-pitch-asian="variable" style:font-size-asian="24pt" style:language-asian="zh" style:country-asian="TW" style:font-name-complex="DejaVu Serif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00/00/00</text:date>, <text:time style:data-style-name="N2" text:time-value="0000-00-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4-05-12T20:58:45</meta:creation-date>
    <dc:date>2014-05-15T13:47:19.548078199</dc:date>
    <meta:editing-duration>PT2H9M51S</meta:editing-duration>
    <meta:editing-cycles>6</meta:editing-cycles>
    <meta:generator>LibreOffice/4.1.3.2$Linux_X86_64 LibreOffice_project/410m0$Build-2</meta:generator>
    <meta:document-statistic meta:table-count="3" meta:cell-count="58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187cm" svg:height="21.345cm" xlink:href=".." xlink:type="simple" chart:class="chart:scatter" chart:style-name="ch1">
        <chart:legend svg:x="28.957cm" svg:y="0.311cm" style:legend-expansion="custom" chartooo:width="4.964cm" chartooo:height="2.548cm" style:legend-expansion-aspect-ratio="1.94819466248038" chart:style-name="ch2"/>
        <chart:plot-area chart:style-name="ch3" table:cell-range-address="工作表1.A3:工作表1.C227 工作表1.B1:工作表1.B1 工作表1.F1:工作表1.F1 工作表1.G3:工作表1.G227 工作表1.N1:工作表1.N1 工作表1.O3:工作表1.O227 工作表1.V1:工作表1.V1 工作表1.W3:工作表1.W227" chart:data-source-has-labels="both" svg:x="0.678cm" svg:y="1.838cm" svg:width="34.306cm" svg:height="18.069cm">
          <chartooo:coordinate-region svg:x="1.458cm" svg:y="2.065cm" svg:width="33.26cm" svg:height="17.142cm"/>
          <chart:axis chart:dimension="x" chart:name="primary-x" chart:style-name="ch4" chartooo:axis-type="auto">
            <chart:title svg:x="17.02cm" svg:y="20.334cm" chart:style-name="ch5">
              <text:p>Precision</text:p>
            </chart:title>
            <chart:categories table:cell-range-address="工作表1.A3:工作表1.A227"/>
          </chart:axis>
          <chart:axis chart:dimension="y" chart:name="primary-y" chart:style-name="ch4">
            <chart:title svg:x="0.001cm" svg:y="11.432cm" chart:style-name="ch6">
              <text:p>Recall</text:p>
            </chart:title>
            <chart:grid chart:style-name="ch7" chart:class="major"/>
          </chart:axis>
          <chart:series chart:style-name="ch8" chart:values-cell-range-address="工作表1.C3:工作表1.C227" chart:label-cell-address="工作表1.B1:工作表1.B1" chart:class="chart:scatter">
            <chart:domain table:cell-range-address="工作表1.B3:工作表1.B227"/>
            <chart:data-point chart:repeated="225"/>
          </chart:series>
          <chart:series chart:style-name="ch9" chart:values-cell-range-address="工作表1.G3:工作表1.G227" chart:label-cell-address="工作表1.F1:工作表1.F1" chart:class="chart:scatter">
            <chart:domain table:cell-range-address="工作表1.F3:工作表1.F227"/>
            <chart:data-point chart:repeated="225"/>
          </chart:series>
          <chart:series chart:style-name="ch10" chart:values-cell-range-address="工作表1.O3:工作表1.O227" chart:label-cell-address="工作表1.N1:工作表1.N1" chart:class="chart:scatter">
            <chart:domain table:cell-range-address="工作表1.N3:工作表1.N227"/>
            <chart:data-point chart:repeated="225"/>
          </chart:series>
          <chart:series chart:style-name="ch11" chart:values-cell-range-address="工作表1.W3:工作表1.W227" chart:label-cell-address="工作表1.V1:工作表1.V1" chart:class="chart:scatter">
            <chart:domain table:cell-range-address="工作表1.V3:工作表1.V227"/>
            <chart:data-point chart:repeated="2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Pattern Match</text:p>
                <draw:g>
                  <svg:desc>工作表1.B1:工作表1.B1</svg:desc>
                </draw:g>
              </table:table-cell>
              <table:table-cell office:value-type="string">
                <text:p>欄 F</text:p>
              </table:table-cell>
              <table:table-cell office:value-type="string">
                <text:p>With Suffix NN</text:p>
                <draw:g>
                  <svg:desc>工作表1.F1:工作表1.F1</svg:desc>
                </draw:g>
              </table:table-cell>
              <table:table-cell office:value-type="string">
                <text:p>欄 N</text:p>
              </table:table-cell>
              <table:table-cell office:value-type="string">
                <text:p>With Prefix and Suffix NN</text:p>
                <draw:g>
                  <svg:desc>工作表1.N1:工作表1.N1</svg:desc>
                </draw:g>
              </table:table-cell>
              <table:table-cell office:value-type="string">
                <text:p>欄 V</text:p>
              </table:table-cell>
              <table:table-cell office:value-type="string">
                <text:p>Prob</text:p>
                <draw:g>
                  <svg:desc>工作表1.V1:工作表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ademicAdvisor</text:p>
                <draw:g>
                  <svg:desc>工作表1.A3:工作表1.A227</svg:desc>
                </draw:g>
              </table:table-cell>
              <table:table-cell office:value-type="float" office:value="0.00130574">
                <text:p>0.00130574</text:p>
                <draw:g>
                  <svg:desc>工作表1.B3:工作表1.B227</svg:desc>
                </draw:g>
              </table:table-cell>
              <table:table-cell office:value-type="float" office:value="0.768">
                <text:p>0.768</text:p>
                <draw:g>
                  <svg:desc>工作表1.C3:工作表1.C227</svg:desc>
                </draw:g>
              </table:table-cell>
              <table:table-cell office:value-type="float" office:value="0.00162709">
                <text:p>0.00162709</text:p>
                <draw:g>
                  <svg:desc>工作表1.F3:工作表1.F227</svg:desc>
                </draw:g>
              </table:table-cell>
              <table:table-cell office:value-type="float" office:value="0.586">
                <text:p>0.586</text:p>
                <draw:g>
                  <svg:desc>工作表1.G3:工作表1.G227</svg:desc>
                </draw:g>
              </table:table-cell>
              <table:table-cell office:value-type="float" office:value="0.00144552">
                <text:p>0.00144552</text:p>
                <draw:g>
                  <svg:desc>工作表1.N3:工作表1.N227</svg:desc>
                </draw:g>
              </table:table-cell>
              <table:table-cell office:value-type="float" office:value="0.234">
                <text:p>0.234</text:p>
                <draw:g>
                  <svg:desc>工作表1.O3:工作表1.O227</svg:desc>
                </draw:g>
              </table:table-cell>
              <table:table-cell office:value-type="float" office:value="0.00076472">
                <text:p>0.00076472</text:p>
                <draw:g>
                  <svg:desc>工作表1.V3:工作表1.V227</svg:desc>
                </draw:g>
              </table:table-cell>
              <table:table-cell office:value-type="float" office:value="0.00943396">
                <text:p>0.00943396</text:p>
                <draw:g>
                  <svg:desc>工作表1.W3:工作表1.W227</svg:desc>
                </draw:g>
              </table:table-cell>
            </table:table-row>
            <table:table-row>
              <table:table-cell office:value-type="string">
                <text:p>affiliation</text:p>
              </table:table-cell>
              <table:table-cell office:value-type="float" office:value="0.03851829">
                <text:p>0.03851829</text:p>
              </table:table-cell>
              <table:table-cell office:value-type="float" office:value="0.64769391">
                <text:p>0.64769391</text:p>
              </table:table-cell>
              <table:table-cell office:value-type="float" office:value="0.04592161">
                <text:p>0.04592161</text:p>
              </table:table-cell>
              <table:table-cell office:value-type="float" office:value="0.32124254">
                <text:p>0.32124254</text:p>
              </table:table-cell>
              <table:table-cell office:value-type="float" office:value="0.05698476">
                <text:p>0.05698476</text:p>
              </table:table-cell>
              <table:table-cell office:value-type="float" office:value="0.14726773">
                <text:p>0.14726773</text:p>
              </table:table-cell>
              <table:table-cell office:value-type="float" office:value="0.61658031">
                <text:p>0.61658031</text:p>
              </table:table-cell>
              <table:table-cell office:value-type="float" office:value="0.0147918">
                <text:p>0.0147918</text:p>
              </table:table-cell>
            </table:table-row>
            <table:table-row>
              <table:table-cell office:value-type="string">
                <text:p>album</text:p>
              </table:table-cell>
              <table:table-cell office:value-type="float" office:value="0.10172226">
                <text:p>0.10172226</text:p>
              </table:table-cell>
              <table:table-cell office:value-type="float" office:value="0.90885018">
                <text:p>0.90885018</text:p>
              </table:table-cell>
              <table:table-cell office:value-type="float" office:value="0.16492393">
                <text:p>0.16492393</text:p>
              </table:table-cell>
              <table:table-cell office:value-type="float" office:value="0.64040249">
                <text:p>0.64040249</text:p>
              </table:table-cell>
              <table:table-cell office:value-type="float" office:value="0.05388966">
                <text:p>0.05388966</text:p>
              </table:table-cell>
              <table:table-cell office:value-type="float" office:value="0.02971637">
                <text:p>0.02971637</text:p>
              </table:table-cell>
              <table:table-cell office:value-type="float" office:value="0.11923611">
                <text:p>0.11923611</text:p>
              </table:table-cell>
              <table:table-cell office:value-type="float" office:value="0.90265874">
                <text:p>0.90265874</text:p>
              </table:table-cell>
            </table:table-row>
            <table:table-row>
              <table:table-cell office:value-type="string">
                <text:p>almaMater</text:p>
              </table:table-cell>
              <table:table-cell office:value-type="float" office:value="0.04094162">
                <text:p>0.04094162</text:p>
              </table:table-cell>
              <table:table-cell office:value-type="float" office:value="0.97767814">
                <text:p>0.97767814</text:p>
              </table:table-cell>
              <table:table-cell office:value-type="float" office:value="0.05118105">
                <text:p>0.05118105</text:p>
              </table:table-cell>
              <table:table-cell office:value-type="float" office:value="0.91314943">
                <text:p>0.91314943</text:p>
              </table:table-cell>
              <table:table-cell office:value-type="float" office:value="0.06318184">
                <text:p>0.06318184</text:p>
              </table:table-cell>
              <table:table-cell office:value-type="float" office:value="0.68617799">
                <text:p>0.68617799</text:p>
              </table:table-cell>
              <table:table-cell office:value-type="float" office:value="0.06120417">
                <text:p>0.06120417</text:p>
              </table:table-cell>
              <table:table-cell office:value-type="float" office:value="0.8025314">
                <text:p>0.8025314</text:p>
              </table:table-cell>
            </table:table-row>
            <table:table-row>
              <table:table-cell office:value-type="string">
                <text:p>anthem</text:p>
              </table:table-cell>
              <table:table-cell office:value-type="float" office:value="0.02052632">
                <text:p>0.02052632</text:p>
              </table:table-cell>
              <table:table-cell office:value-type="float" office:value="0.0740038">
                <text:p>0.0740038</text:p>
              </table:table-cell>
              <table:table-cell office:value-type="float" office:value="0.02425876">
                <text:p>0.02425876</text:p>
              </table:table-cell>
              <table:table-cell office:value-type="float" office:value="0.0170778">
                <text:p>0.0170778</text:p>
              </table:table-cell>
              <table:table-cell office:value-type="float" office:value="0.01408451">
                <text:p>0.01408451</text:p>
              </table:table-cell>
              <table:table-cell office:value-type="float" office:value="0.00189753">
                <text:p>0.00189753</text:p>
              </table:table-cell>
              <table:table-cell office:value-type="float" office:value="0.01091902">
                <text:p>0.01091902</text:p>
              </table:table-cell>
              <table:table-cell office:value-type="float" office:value="0.06349206">
                <text:p>0.06349206</text:p>
              </table:table-cell>
            </table:table-row>
            <table:table-row>
              <table:table-cell office:value-type="string">
                <text:p>appointer</text:p>
              </table:table-cell>
              <table:table-cell office:value-type="float" office:value="0.01017939">
                <text:p>0.01017939</text:p>
              </table:table-cell>
              <table:table-cell office:value-type="float" office:value="0.71725572">
                <text:p>0.71725572</text:p>
              </table:table-cell>
              <table:table-cell office:value-type="float" office:value="0.01117144">
                <text:p>0.01117144</text:p>
              </table:table-cell>
              <table:table-cell office:value-type="float" office:value="0.42065142">
                <text:p>0.42065142</text:p>
              </table:table-cell>
              <table:table-cell office:value-type="float" office:value="0.01413572">
                <text:p>0.01413572</text:p>
              </table:table-cell>
              <table:table-cell office:value-type="float" office:value="0.23977824">
                <text:p>0.23977824</text:p>
              </table:table-cell>
              <table:table-cell office:value-type="float" office:value="0.41666667">
                <text:p>0.41666667</text:p>
              </table:table-cell>
              <table:table-cell office:value-type="float" office:value="0.00426985">
                <text:p>0.00426985</text:p>
              </table:table-cell>
            </table:table-row>
            <table:table-row>
              <table:table-cell office:value-type="string">
                <text:p>architect</text:p>
              </table:table-cell>
              <table:table-cell office:value-type="float" office:value="0.04837779">
                <text:p>0.04837779</text:p>
              </table:table-cell>
              <table:table-cell office:value-type="float" office:value="0.75701519">
                <text:p>0.75701519</text:p>
              </table:table-cell>
              <table:table-cell office:value-type="float" office:value="0.06892495">
                <text:p>0.06892495</text:p>
              </table:table-cell>
              <table:table-cell office:value-type="float" office:value="0.45022341">
                <text:p>0.45022341</text:p>
              </table:table-cell>
              <table:table-cell office:value-type="float" office:value="0.08156917">
                <text:p>0.08156917</text:p>
              </table:table-cell>
              <table:table-cell office:value-type="float" office:value="0.26478999">
                <text:p>0.26478999</text:p>
              </table:table-cell>
              <table:table-cell office:value-type="float" office:value="0.0897488">
                <text:p>0.0897488</text:p>
              </table:table-cell>
              <table:table-cell office:value-type="float" office:value="0.16071058">
                <text:p>0.16071058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0.23481853">
                <text:p>0.23481853</text:p>
              </table:table-cell>
              <table:table-cell office:value-type="float" office:value="0.9668199">
                <text:p>0.9668199</text:p>
              </table:table-cell>
              <table:table-cell office:value-type="float" office:value="0.32360785">
                <text:p>0.32360785</text:p>
              </table:table-cell>
              <table:table-cell office:value-type="float" office:value="0.82030827">
                <text:p>0.82030827</text:p>
              </table:table-cell>
              <table:table-cell office:value-type="float" office:value="0.38479096">
                <text:p>0.38479096</text:p>
              </table:table-cell>
              <table:table-cell office:value-type="float" office:value="0.68534343">
                <text:p>0.68534343</text:p>
              </table:table-cell>
              <table:table-cell office:value-type="float" office:value="0.22534945">
                <text:p>0.22534945</text:p>
              </table:table-cell>
              <table:table-cell office:value-type="float" office:value="0.31348121">
                <text:p>0.31348121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00758672">
                <text:p>0.00758672</text:p>
              </table:table-cell>
              <table:table-cell office:value-type="float" office:value="0.76672104">
                <text:p>0.76672104</text:p>
              </table:table-cell>
              <table:table-cell office:value-type="float" office:value="0.01602953">
                <text:p>0.01602953</text:p>
              </table:table-cell>
              <table:table-cell office:value-type="float" office:value="0.54540511">
                <text:p>0.54540511</text:p>
              </table:table-cell>
              <table:table-cell office:value-type="float" office:value="0.01880976">
                <text:p>0.01880976</text:p>
              </table:table-cell>
              <table:table-cell office:value-type="float" office:value="0.32517673">
                <text:p>0.32517673</text:p>
              </table:table-cell>
              <table:table-cell office:value-type="float" office:value="0.01759647">
                <text:p>0.01759647</text:p>
              </table:table-cell>
              <table:table-cell office:value-type="float" office:value="0.36571952">
                <text:p>0.36571952</text:p>
              </table:table-cell>
            </table:table-row>
            <table:table-row>
              <table:table-cell office:value-type="string">
                <text:p>associate</text:p>
              </table:table-cell>
              <table:table-cell office:value-type="float" office:value="0.03292181">
                <text:p>0.03292181</text:p>
              </table:table-cell>
              <table:table-cell office:value-type="float" office:value="0.01320132">
                <text:p>0.01320132</text:p>
              </table:table-cell>
              <table:table-cell office:value-type="float" office:value="0.07272727">
                <text:p>0.07272727</text:p>
              </table:table-cell>
              <table:table-cell office:value-type="float" office:value="0.01320132">
                <text:p>0.01320132</text:p>
              </table:table-cell>
              <table:table-cell office:value-type="float" office:value="0.27777778">
                <text:p>0.27777778</text:p>
              </table:table-cell>
              <table:table-cell office:value-type="float" office:value="0.00825083">
                <text:p>0.00825083</text:p>
              </table:table-cell>
              <table:table-cell office:value-type="float" office:value="0.04347826">
                <text:p>0.04347826</text:p>
              </table:table-cell>
              <table:table-cell office:value-type="float" office:value="0.01680672">
                <text:p>0.01680672</text:p>
              </table:table-cell>
            </table:table-row>
            <table:table-row>
              <table:table-cell office:value-type="string">
                <text:p>associatedBand</text:p>
              </table:table-cell>
              <table:table-cell office:value-type="float" office:value="0.02103879">
                <text:p>0.02103879</text:p>
              </table:table-cell>
              <table:table-cell office:value-type="float" office:value="0.99816701">
                <text:p>0.99816701</text:p>
              </table:table-cell>
              <table:table-cell office:value-type="float" office:value="0.02534975">
                <text:p>0.02534975</text:p>
              </table:table-cell>
              <table:table-cell office:value-type="float" office:value="0.97532247">
                <text:p>0.97532247</text:p>
              </table:table-cell>
              <table:table-cell office:value-type="float" office:value="0.03088376">
                <text:p>0.03088376</text:p>
              </table:table-cell>
              <table:table-cell office:value-type="float" office:value="0.86266124">
                <text:p>0.8626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sociatedMusicalArtist</text:p>
              </table:table-cell>
              <table:table-cell office:value-type="float" office:value="0.02103879">
                <text:p>0.02103879</text:p>
              </table:table-cell>
              <table:table-cell office:value-type="float" office:value="0.99816701">
                <text:p>0.99816701</text:p>
              </table:table-cell>
              <table:table-cell office:value-type="float" office:value="0.02534975">
                <text:p>0.02534975</text:p>
              </table:table-cell>
              <table:table-cell office:value-type="float" office:value="0.97532247">
                <text:p>0.97532247</text:p>
              </table:table-cell>
              <table:table-cell office:value-type="float" office:value="0.03088376">
                <text:p>0.03088376</text:p>
              </table:table-cell>
              <table:table-cell office:value-type="float" office:value="0.86266124">
                <text:p>0.86266124</text:p>
              </table:table-cell>
              <table:table-cell office:value-type="float" office:value="0.02562188">
                <text:p>0.02562188</text:p>
              </table:table-cell>
              <table:table-cell office:value-type="float" office:value="0.98642576">
                <text:p>0.98642576</text:p>
              </table:table-cell>
            </table:table-row>
            <table:table-row>
              <table:table-cell office:value-type="string">
                <text:p>author</text:p>
              </table:table-cell>
              <table:table-cell office:value-type="float" office:value="0.1309938">
                <text:p>0.1309938</text:p>
              </table:table-cell>
              <table:table-cell office:value-type="float" office:value="0.61689019">
                <text:p>0.61689019</text:p>
              </table:table-cell>
              <table:table-cell office:value-type="float" office:value="0.14070048">
                <text:p>0.14070048</text:p>
              </table:table-cell>
              <table:table-cell office:value-type="float" office:value="0.45789404">
                <text:p>0.45789404</text:p>
              </table:table-cell>
              <table:table-cell office:value-type="float" office:value="0.12565742">
                <text:p>0.12565742</text:p>
              </table:table-cell>
              <table:table-cell office:value-type="float" office:value="0.27029611">
                <text:p>0.27029611</text:p>
              </table:table-cell>
              <table:table-cell office:value-type="float" office:value="0.39275523">
                <text:p>0.39275523</text:p>
              </table:table-cell>
              <table:table-cell office:value-type="float" office:value="0.21654251">
                <text:p>0.21654251</text:p>
              </table:table-cell>
            </table:table-row>
            <table:table-row>
              <table:table-cell office:value-type="string">
                <text:p>automobilePlatform</text:p>
              </table:table-cell>
              <table:table-cell office:value-type="float" office:value="0.0032577">
                <text:p>0.0032577</text:p>
              </table:table-cell>
              <table:table-cell office:value-type="float" office:value="0.38785835">
                <text:p>0.38785835</text:p>
              </table:table-cell>
              <table:table-cell office:value-type="float" office:value="0.00180199">
                <text:p>0.00180199</text:p>
              </table:table-cell>
              <table:table-cell office:value-type="float" office:value="0.05733558">
                <text:p>0.05733558</text:p>
              </table:table-cell>
              <table:table-cell office:value-type="float" office:value="0.00137285">
                <text:p>0.00137285</text:p>
              </table:table-cell>
              <table:table-cell office:value-type="float" office:value="0.02866779">
                <text:p>0.02866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ward</text:p>
              </table:table-cell>
              <table:table-cell office:value-type="float" office:value="0.03203994">
                <text:p>0.03203994</text:p>
              </table:table-cell>
              <table:table-cell office:value-type="float" office:value="0.91950156">
                <text:p>0.91950156</text:p>
              </table:table-cell>
              <table:table-cell office:value-type="float" office:value="0.03843313">
                <text:p>0.03843313</text:p>
              </table:table-cell>
              <table:table-cell office:value-type="float" office:value="0.77690433">
                <text:p>0.77690433</text:p>
              </table:table-cell>
              <table:table-cell office:value-type="float" office:value="0.04007292">
                <text:p>0.04007292</text:p>
              </table:table-cell>
              <table:table-cell office:value-type="float" office:value="0.49576053">
                <text:p>0.49576053</text:p>
              </table:table-cell>
              <table:table-cell office:value-type="float" office:value="0.0236576">
                <text:p>0.0236576</text:p>
              </table:table-cell>
              <table:table-cell office:value-type="float" office:value="0.22905226">
                <text:p>0.22905226</text:p>
              </table:table-cell>
            </table:table-row>
            <table:table-row>
              <table:table-cell office:value-type="string">
                <text:p>bandMember</text:p>
              </table:table-cell>
              <table:table-cell office:value-type="float" office:value="0.02125237">
                <text:p>0.02125237</text:p>
              </table:table-cell>
              <table:table-cell office:value-type="float" office:value="0.62229039">
                <text:p>0.62229039</text:p>
              </table:table-cell>
              <table:table-cell office:value-type="float" office:value="0.03568776">
                <text:p>0.03568776</text:p>
              </table:table-cell>
              <table:table-cell office:value-type="float" office:value="0.43721881">
                <text:p>0.43721881</text:p>
              </table:table-cell>
              <table:table-cell office:value-type="float" office:value="0.03685289">
                <text:p>0.03685289</text:p>
              </table:table-cell>
              <table:table-cell office:value-type="float" office:value="0.3107362">
                <text:p>0.3107362</text:p>
              </table:table-cell>
              <table:table-cell office:value-type="float" office:value="0.023012">
                <text:p>0.023012</text:p>
              </table:table-cell>
              <table:table-cell office:value-type="float" office:value="0.33113843">
                <text:p>0.33113843</text:p>
              </table:table-cell>
            </table:table-row>
            <table:table-row>
              <table:table-cell office:value-type="string">
                <text:p>basedOn</text:p>
              </table:table-cell>
              <table:table-cell office:value-type="float" office:value="0.01103229">
                <text:p>0.01103229</text:p>
              </table:table-cell>
              <table:table-cell office:value-type="float" office:value="0.22795031">
                <text:p>0.22795031</text:p>
              </table:table-cell>
              <table:table-cell office:value-type="float" office:value="0.00797842">
                <text:p>0.00797842</text:p>
              </table:table-cell>
              <table:table-cell office:value-type="float" office:value="0.04409938">
                <text:p>0.04409938</text:p>
              </table:table-cell>
              <table:table-cell office:value-type="float" office:value="0.00624241">
                <text:p>0.00624241</text:p>
              </table:table-cell>
              <table:table-cell office:value-type="float" office:value="0.02236025">
                <text:p>0.02236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ttle</text:p>
              </table:table-cell>
              <table:table-cell office:value-type="float" office:value="0.02910528">
                <text:p>0.02910528</text:p>
              </table:table-cell>
              <table:table-cell office:value-type="float" office:value="0.9509309">
                <text:p>0.9509309</text:p>
              </table:table-cell>
              <table:table-cell office:value-type="float" office:value="0.03905803">
                <text:p>0.03905803</text:p>
              </table:table-cell>
              <table:table-cell office:value-type="float" office:value="0.80158313">
                <text:p>0.80158313</text:p>
              </table:table-cell>
              <table:table-cell office:value-type="float" office:value="0.03918379">
                <text:p>0.03918379</text:p>
              </table:table-cell>
              <table:table-cell office:value-type="float" office:value="0.38714107">
                <text:p>0.38714107</text:p>
              </table:table-cell>
              <table:table-cell office:value-type="float" office:value="0.04468386">
                <text:p>0.04468386</text:p>
              </table:table-cell>
              <table:table-cell office:value-type="float" office:value="0.78989644">
                <text:p>0.78989644</text:p>
              </table:table-cell>
            </table:table-row>
            <table:table-row>
              <table:table-cell office:value-type="string">
                <text:p>beatifiedBy</text:p>
              </table:table-cell>
              <table:table-cell office:value-type="float" office:value="0.01110868">
                <text:p>0.01110868</text:p>
              </table:table-cell>
              <table:table-cell office:value-type="float" office:value="0.7295082">
                <text:p>0.7295082</text:p>
              </table:table-cell>
              <table:table-cell office:value-type="float" office:value="0.0084268">
                <text:p>0.0084268</text:p>
              </table:table-cell>
              <table:table-cell office:value-type="float" office:value="0.29098361">
                <text:p>0.29098361</text:p>
              </table:table-cell>
              <table:table-cell office:value-type="float" office:value="0.00637243">
                <text:p>0.00637243</text:p>
              </table:table-cell>
              <table:table-cell office:value-type="float" office:value="0.11065574">
                <text:p>0.11065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lled</text:p>
              </table:table-cell>
              <table:table-cell office:value-type="float" office:value="0.01341532">
                <text:p>0.01341532</text:p>
              </table:table-cell>
              <table:table-cell office:value-type="float" office:value="0.19374369">
                <text:p>0.19374369</text:p>
              </table:table-cell>
              <table:table-cell office:value-type="float" office:value="0.00899855">
                <text:p>0.00899855</text:p>
              </table:table-cell>
              <table:table-cell office:value-type="float" office:value="0.06256307">
                <text:p>0.06256307</text:p>
              </table:table-cell>
              <table:table-cell office:value-type="float" office:value="0.00312826">
                <text:p>0.00312826</text:p>
              </table:table-cell>
              <table:table-cell office:value-type="float" office:value="0.00302725">
                <text:p>0.00302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nomialAuthority</text:p>
              </table:table-cell>
              <table:table-cell office:value-type="float" office:value="0.26807512">
                <text:p>0.26807512</text:p>
              </table:table-cell>
              <table:table-cell office:value-type="float" office:value="0.00888315">
                <text:p>0.00888315</text:p>
              </table:table-cell>
              <table:table-cell office:value-type="float" office:value="0.01177856">
                <text:p>0.01177856</text:p>
              </table:table-cell>
              <table:table-cell office:value-type="float" office:value="0.00015557">
                <text:p>0.00015557</text:p>
              </table:table-cell>
              <table:table-cell office:value-type="float" office:value="0.00900901">
                <text:p>0.00900901</text:p>
              </table:table-cell>
              <table:table-cell office:value-type="float" office:value="0.00006223">
                <text:p>0.00006223</text:p>
              </table:table-cell>
              <table:table-cell office:value-type="float" office:value="0.30792498">
                <text:p>0.30792498</text:p>
              </table:table-cell>
              <table:table-cell office:value-type="float" office:value="0.00868927">
                <text:p>0.00868927</text:p>
              </table:table-cell>
            </table:table-row>
            <table:table-row>
              <table:table-cell office:value-type="string">
                <text:p>birthPlace</text:p>
              </table:table-cell>
              <table:table-cell office:value-type="float" office:value="0.18045292">
                <text:p>0.18045292</text:p>
              </table:table-cell>
              <table:table-cell office:value-type="float" office:value="0.963294">
                <text:p>0.963294</text:p>
              </table:table-cell>
              <table:table-cell office:value-type="float" office:value="0.21451337">
                <text:p>0.21451337</text:p>
              </table:table-cell>
              <table:table-cell office:value-type="float" office:value="0.88841188">
                <text:p>0.88841188</text:p>
              </table:table-cell>
              <table:table-cell office:value-type="float" office:value="0.25376636">
                <text:p>0.25376636</text:p>
              </table:table-cell>
              <table:table-cell office:value-type="float" office:value="0.71384725">
                <text:p>0.71384725</text:p>
              </table:table-cell>
              <table:table-cell office:value-type="float" office:value="0.19893628">
                <text:p>0.19893628</text:p>
              </table:table-cell>
              <table:table-cell office:value-type="float" office:value="0.90054811">
                <text:p>0.90054811</text:p>
              </table:table-cell>
            </table:table-row>
            <table:table-row>
              <table:table-cell office:value-type="string">
                <text:p>board</text:p>
              </table:table-cell>
              <table:table-cell office:value-type="float" office:value="0.00328242">
                <text:p>0.00328242</text:p>
              </table:table-cell>
              <table:table-cell office:value-type="float" office:value="0.30371901">
                <text:p>0.30371901</text:p>
              </table:table-cell>
              <table:table-cell office:value-type="float" office:value="0.00447013">
                <text:p>0.00447013</text:p>
              </table:table-cell>
              <table:table-cell office:value-type="float" office:value="0.16942149">
                <text:p>0.16942149</text:p>
              </table:table-cell>
              <table:table-cell office:value-type="float" office:value="0.00310559">
                <text:p>0.00310559</text:p>
              </table:table-cell>
              <table:table-cell office:value-type="float" office:value="0.04132231">
                <text:p>0.04132231</text:p>
              </table:table-cell>
              <table:table-cell office:value-type="float" office:value="0.05248619">
                <text:p>0.05248619</text:p>
              </table:table-cell>
              <table:table-cell office:value-type="float" office:value="0.05093834">
                <text:p>0.05093834</text:p>
              </table:table-cell>
            </table:table-row>
            <table:table-row>
              <table:table-cell office:value-type="string">
                <text:p>bodyDiscovered</text:p>
              </table:table-cell>
              <table:table-cell office:value-type="float" office:value="0.00038556">
                <text:p>0.00038556</text:p>
              </table:table-cell>
              <table:table-cell office:value-type="float" office:value="0.23333333">
                <text:p>0.23333333</text:p>
              </table:table-cell>
              <table:table-cell office:value-type="float" office:value="0.00037046">
                <text:p>0.00037046</text:p>
              </table:table-cell>
              <table:table-cell office:value-type="float" office:value="0.1">
                <text:p>0.1</text:p>
              </table:table-cell>
              <table:table-cell office:value-type="float" office:value="0.00030681">
                <text:p>0.0003068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orough</text:p>
              </table:table-cell>
              <table:table-cell office:value-type="float" office:value="0.00239004">
                <text:p>0.00239004</text:p>
              </table:table-cell>
              <table:table-cell office:value-type="float" office:value="0.31300813">
                <text:p>0.31300813</text:p>
              </table:table-cell>
              <table:table-cell office:value-type="float" office:value="0.0019242">
                <text:p>0.0019242</text:p>
              </table:table-cell>
              <table:table-cell office:value-type="float" office:value="0.09349593">
                <text:p>0.09349593</text:p>
              </table:table-cell>
              <table:table-cell office:value-type="float" office:value="0.00111276">
                <text:p>0.00111276</text:p>
              </table:table-cell>
              <table:table-cell office:value-type="float" office:value="0.01219512">
                <text:p>0.01219512</text:p>
              </table:table-cell>
              <table:table-cell office:value-type="float" office:value="0.00056364">
                <text:p>0.00056364</text:p>
              </table:table-cell>
              <table:table-cell office:value-type="float" office:value="0.17142857">
                <text:p>0.17142857</text:p>
              </table:table-cell>
            </table:table-row>
            <table:table-row>
              <table:table-cell office:value-type="string">
                <text:p>broadcastArea</text:p>
              </table:table-cell>
              <table:table-cell office:value-type="float" office:value="0.06999674">
                <text:p>0.06999674</text:p>
              </table:table-cell>
              <table:table-cell office:value-type="float" office:value="0.90623223">
                <text:p>0.90623223</text:p>
              </table:table-cell>
              <table:table-cell office:value-type="float" office:value="0.12251808">
                <text:p>0.12251808</text:p>
              </table:table-cell>
              <table:table-cell office:value-type="float" office:value="0.71447144">
                <text:p>0.71447144</text:p>
              </table:table-cell>
              <table:table-cell office:value-type="float" office:value="0.18220104">
                <text:p>0.18220104</text:p>
              </table:table-cell>
              <table:table-cell office:value-type="float" office:value="0.61517835">
                <text:p>0.61517835</text:p>
              </table:table-cell>
              <table:table-cell office:value-type="float" office:value="0.06695429">
                <text:p>0.06695429</text:p>
              </table:table-cell>
              <table:table-cell office:value-type="float" office:value="0.07433677">
                <text:p>0.07433677</text:p>
              </table:table-cell>
            </table:table-row>
            <table:table-row>
              <table:table-cell office:value-type="string">
                <text:p>broadcastNetwork</text:p>
              </table:table-cell>
              <table:table-cell office:value-type="float" office:value="0.05105397">
                <text:p>0.05105397</text:p>
              </table:table-cell>
              <table:table-cell office:value-type="float" office:value="0.86387937">
                <text:p>0.86387937</text:p>
              </table:table-cell>
              <table:table-cell office:value-type="float" office:value="0.08750174">
                <text:p>0.08750174</text:p>
              </table:table-cell>
              <table:table-cell office:value-type="float" office:value="0.69061001">
                <text:p>0.69061001</text:p>
              </table:table-cell>
              <table:table-cell office:value-type="float" office:value="0.08547117">
                <text:p>0.08547117</text:p>
              </table:table-cell>
              <table:table-cell office:value-type="float" office:value="0.37039068">
                <text:p>0.37039068</text:p>
              </table:table-cell>
              <table:table-cell office:value-type="float" office:value="0.20637899">
                <text:p>0.20637899</text:p>
              </table:table-cell>
              <table:table-cell office:value-type="float" office:value="0.03514377">
                <text:p>0.03514377</text:p>
              </table:table-cell>
            </table:table-row>
            <table:table-row>
              <table:table-cell office:value-type="string">
                <text:p>builder</text:p>
              </table:table-cell>
              <table:table-cell office:value-type="float" office:value="0.09114974">
                <text:p>0.09114974</text:p>
              </table:table-cell>
              <table:table-cell office:value-type="float" office:value="0.8841454">
                <text:p>0.8841454</text:p>
              </table:table-cell>
              <table:table-cell office:value-type="float" office:value="0.13878832">
                <text:p>0.13878832</text:p>
              </table:table-cell>
              <table:table-cell office:value-type="float" office:value="0.46053106">
                <text:p>0.46053106</text:p>
              </table:table-cell>
              <table:table-cell office:value-type="float" office:value="0.14807204">
                <text:p>0.14807204</text:p>
              </table:table-cell>
              <table:table-cell office:value-type="float" office:value="0.30095385">
                <text:p>0.30095385</text:p>
              </table:table-cell>
              <table:table-cell office:value-type="float" office:value="0.11788079">
                <text:p>0.11788079</text:p>
              </table:table-cell>
              <table:table-cell office:value-type="float" office:value="0.7331916">
                <text:p>0.7331916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0.28011826">
                <text:p>0.28011826</text:p>
              </table:table-cell>
              <table:table-cell office:value-type="float" office:value="0.21432611">
                <text:p>0.21432611</text:p>
              </table:table-cell>
              <table:table-cell office:value-type="float" office:value="0.3277623">
                <text:p>0.3277623</text:p>
              </table:table-cell>
              <table:table-cell office:value-type="float" office:value="0.133082">
                <text:p>0.133082</text:p>
              </table:table-cell>
              <table:table-cell office:value-type="float" office:value="0.30869565">
                <text:p>0.30869565</text:p>
              </table:table-cell>
              <table:table-cell office:value-type="float" office:value="0.0267672">
                <text:p>0.0267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nonizedBy</text:p>
              </table:table-cell>
              <table:table-cell office:value-type="float" office:value="0.00954579">
                <text:p>0.00954579</text:p>
              </table:table-cell>
              <table:table-cell office:value-type="float" office:value="0.60956175">
                <text:p>0.60956175</text:p>
              </table:table-cell>
              <table:table-cell office:value-type="float" office:value="0.01085989">
                <text:p>0.01085989</text:p>
              </table:table-cell>
              <table:table-cell office:value-type="float" office:value="0.36454183">
                <text:p>0.36454183</text:p>
              </table:table-cell>
              <table:table-cell office:value-type="float" office:value="0.00778853">
                <text:p>0.00778853</text:p>
              </table:table-cell>
              <table:table-cell office:value-type="float" office:value="0.1314741">
                <text:p>0.1314741</text:p>
              </table:table-cell>
              <table:table-cell office:value-type="float" office:value="0.40841584">
                <text:p>0.40841584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capital</text:p>
              </table:table-cell>
              <table:table-cell office:value-type="float" office:value="0.01633531">
                <text:p>0.01633531</text:p>
              </table:table-cell>
              <table:table-cell office:value-type="float" office:value="0.44910773">
                <text:p>0.44910773</text:p>
              </table:table-cell>
              <table:table-cell office:value-type="float" office:value="0.01609965">
                <text:p>0.01609965</text:p>
              </table:table-cell>
              <table:table-cell office:value-type="float" office:value="0.10806345">
                <text:p>0.10806345</text:p>
              </table:table-cell>
              <table:table-cell office:value-type="float" office:value="0.02376761">
                <text:p>0.02376761</text:p>
              </table:table-cell>
              <table:table-cell office:value-type="float" office:value="0.01784534">
                <text:p>0.01784534</text:p>
              </table:table-cell>
              <table:table-cell office:value-type="float" office:value="0.06701987">
                <text:p>0.06701987</text:p>
              </table:table-cell>
              <table:table-cell office:value-type="float" office:value="0.16145501">
                <text:p>0.16145501</text:p>
              </table:table-cell>
            </table:table-row>
            <table:table-row>
              <table:table-cell office:value-type="string">
                <text:p>chancellor</text:p>
              </table:table-cell>
              <table:table-cell office:value-type="float" office:value="0.00108031">
                <text:p>0.00108031</text:p>
              </table:table-cell>
              <table:table-cell office:value-type="float" office:value="0.22164412">
                <text:p>0.22164412</text:p>
              </table:table-cell>
              <table:table-cell office:value-type="float" office:value="0.00138128">
                <text:p>0.00138128</text:p>
              </table:table-cell>
              <table:table-cell office:value-type="float" office:value="0.12174818">
                <text:p>0.12174818</text:p>
              </table:table-cell>
              <table:table-cell office:value-type="float" office:value="0.00167866">
                <text:p>0.00167866</text:p>
              </table:table-cell>
              <table:table-cell office:value-type="float" office:value="0.07596254">
                <text:p>0.07596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nnel</text:p>
              </table:table-cell>
              <table:table-cell office:value-type="float" office:value="0.08591337">
                <text:p>0.08591337</text:p>
              </table:table-cell>
              <table:table-cell office:value-type="float" office:value="0.62893674">
                <text:p>0.62893674</text:p>
              </table:table-cell>
              <table:table-cell office:value-type="float" office:value="0.10687856">
                <text:p>0.10687856</text:p>
              </table:table-cell>
              <table:table-cell office:value-type="float" office:value="0.48788694">
                <text:p>0.48788694</text:p>
              </table:table-cell>
              <table:table-cell office:value-type="float" office:value="0.12618139">
                <text:p>0.12618139</text:p>
              </table:table-cell>
              <table:table-cell office:value-type="float" office:value="0.27133244">
                <text:p>0.27133244</text:p>
              </table:table-cell>
              <table:table-cell office:value-type="float" office:value="0.05548743">
                <text:p>0.05548743</text:p>
              </table:table-cell>
              <table:table-cell office:value-type="float" office:value="0.02832108">
                <text:p>0.02832108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0.01042601">
                <text:p>0.01042601</text:p>
              </table:table-cell>
              <table:table-cell office:value-type="float" office:value="0.96662488">
                <text:p>0.96662488</text:p>
              </table:table-cell>
              <table:table-cell office:value-type="float" office:value="0.01390034">
                <text:p>0.01390034</text:p>
              </table:table-cell>
              <table:table-cell office:value-type="float" office:value="0.9276089">
                <text:p>0.9276089</text:p>
              </table:table-cell>
              <table:table-cell office:value-type="float" office:value="0.01626689">
                <text:p>0.01626689</text:p>
              </table:table-cell>
              <table:table-cell office:value-type="float" office:value="0.64117831">
                <text:p>0.64117831</text:p>
              </table:table-cell>
              <table:table-cell office:value-type="float" office:value="0.02256758">
                <text:p>0.02256758</text:p>
              </table:table-cell>
              <table:table-cell office:value-type="float" office:value="0.13882532">
                <text:p>0.13882532</text:p>
              </table:table-cell>
            </table:table-row>
            <table:table-row>
              <table:table-cell office:value-type="string">
                <text:p>cinematography</text:p>
              </table:table-cell>
              <table:table-cell office:value-type="float" office:value="0.22057057">
                <text:p>0.22057057</text:p>
              </table:table-cell>
              <table:table-cell office:value-type="float" office:value="0.84774117">
                <text:p>0.84774117</text:p>
              </table:table-cell>
              <table:table-cell office:value-type="float" office:value="0.22958524">
                <text:p>0.22958524</text:p>
              </table:table-cell>
              <table:table-cell office:value-type="float" office:value="0.81921484">
                <text:p>0.81921484</text:p>
              </table:table-cell>
              <table:table-cell office:value-type="float" office:value="0.25733651">
                <text:p>0.25733651</text:p>
              </table:table-cell>
              <table:table-cell office:value-type="float" office:value="0.70408365">
                <text:p>0.70408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itizenship</text:p>
              </table:table-cell>
              <table:table-cell office:value-type="float" office:value="0.0063004">
                <text:p>0.0063004</text:p>
              </table:table-cell>
              <table:table-cell office:value-type="float" office:value="0.7287234">
                <text:p>0.7287234</text:p>
              </table:table-cell>
              <table:table-cell office:value-type="float" office:value="0.00761434">
                <text:p>0.00761434</text:p>
              </table:table-cell>
              <table:table-cell office:value-type="float" office:value="0.47492401">
                <text:p>0.47492401</text:p>
              </table:table-cell>
              <table:table-cell office:value-type="float" office:value="0.00732046">
                <text:p>0.00732046</text:p>
              </table:table-cell>
              <table:table-cell office:value-type="float" office:value="0.22416413">
                <text:p>0.22416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0.12180631">
                <text:p>0.12180631</text:p>
              </table:table-cell>
              <table:table-cell office:value-type="float" office:value="0.77054694">
                <text:p>0.77054694</text:p>
              </table:table-cell>
              <table:table-cell office:value-type="float" office:value="0.16787415">
                <text:p>0.16787415</text:p>
              </table:table-cell>
              <table:table-cell office:value-type="float" office:value="0.56352735">
                <text:p>0.56352735</text:p>
              </table:table-cell>
              <table:table-cell office:value-type="float" office:value="0.19101068">
                <text:p>0.19101068</text:p>
              </table:table-cell>
              <table:table-cell office:value-type="float" office:value="0.45418251">
                <text:p>0.45418251</text:p>
              </table:table-cell>
              <table:table-cell office:value-type="float" office:value="0.24406292">
                <text:p>0.24406292</text:p>
              </table:table-cell>
              <table:table-cell office:value-type="float" office:value="0.28216625">
                <text:p>0.28216625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0.02764534">
                <text:p>0.02764534</text:p>
              </table:table-cell>
              <table:table-cell office:value-type="float" office:value="0.12659565">
                <text:p>0.12659565</text:p>
              </table:table-cell>
              <table:table-cell office:value-type="float" office:value="0.05139886">
                <text:p>0.05139886</text:p>
              </table:table-cell>
              <table:table-cell office:value-type="float" office:value="0.09138128">
                <text:p>0.09138128</text:p>
              </table:table-cell>
              <table:table-cell office:value-type="float" office:value="0.10481682">
                <text:p>0.10481682</text:p>
              </table:table-cell>
              <table:table-cell office:value-type="float" office:value="0.0816093">
                <text:p>0.0816093</text:p>
              </table:table-cell>
              <table:table-cell office:value-type="float" office:value="0.31340275">
                <text:p>0.31340275</text:p>
              </table:table-cell>
              <table:table-cell office:value-type="float" office:value="0.08601457">
                <text:p>0.08601457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0.01308014">
                <text:p>0.01308014</text:p>
              </table:table-cell>
              <table:table-cell office:value-type="float" office:value="0.98313468">
                <text:p>0.98313468</text:p>
              </table:table-cell>
              <table:table-cell office:value-type="float" office:value="0.01580631">
                <text:p>0.01580631</text:p>
              </table:table-cell>
              <table:table-cell office:value-type="float" office:value="0.86880727">
                <text:p>0.86880727</text:p>
              </table:table-cell>
              <table:table-cell office:value-type="float" office:value="0.02059803">
                <text:p>0.02059803</text:p>
              </table:table-cell>
              <table:table-cell office:value-type="float" office:value="0.666018">
                <text:p>0.666018</text:p>
              </table:table-cell>
              <table:table-cell office:value-type="float" office:value="0.18202267">
                <text:p>0.18202267</text:p>
              </table:table-cell>
              <table:table-cell office:value-type="float" office:value="0.35865615">
                <text:p>0.35865615</text:p>
              </table:table-cell>
            </table:table-row>
            <table:table-row>
              <table:table-cell office:value-type="string">
                <text:p>commander</text:p>
              </table:table-cell>
              <table:table-cell office:value-type="float" office:value="0.16995917">
                <text:p>0.16995917</text:p>
              </table:table-cell>
              <table:table-cell office:value-type="float" office:value="0.30190159">
                <text:p>0.30190159</text:p>
              </table:table-cell>
              <table:table-cell office:value-type="float" office:value="0.09406582">
                <text:p>0.09406582</text:p>
              </table:table-cell>
              <table:table-cell office:value-type="float" office:value="0.03558126">
                <text:p>0.03558126</text:p>
              </table:table-cell>
              <table:table-cell office:value-type="float" office:value="0.11716058">
                <text:p>0.11716058</text:p>
              </table:table-cell>
              <table:table-cell office:value-type="float" office:value="0.0166634">
                <text:p>0.0166634</text:p>
              </table:table-cell>
              <table:table-cell office:value-type="float" office:value="0.17679134">
                <text:p>0.17679134</text:p>
              </table:table-cell>
              <table:table-cell office:value-type="float" office:value="0.2744709">
                <text:p>0.2744709</text:p>
              </table:table-cell>
            </table:table-row>
            <table:table-row>
              <table:table-cell office:value-type="string">
                <text:p>commandStructure</text:p>
              </table:table-cell>
              <table:table-cell office:value-type="float" office:value="0.05324932">
                <text:p>0.05324932</text:p>
              </table:table-cell>
              <table:table-cell office:value-type="float" office:value="0.68542692">
                <text:p>0.68542692</text:p>
              </table:table-cell>
              <table:table-cell office:value-type="float" office:value="0.05720104">
                <text:p>0.05720104</text:p>
              </table:table-cell>
              <table:table-cell office:value-type="float" office:value="0.27648192">
                <text:p>0.27648192</text:p>
              </table:table-cell>
              <table:table-cell office:value-type="float" office:value="0.07435587">
                <text:p>0.07435587</text:p>
              </table:table-cell>
              <table:table-cell office:value-type="float" office:value="0.09201798">
                <text:p>0.09201798</text:p>
              </table:table-cell>
              <table:table-cell office:value-type="float" office:value="0.27762326">
                <text:p>0.27762326</text:p>
              </table:table-cell>
              <table:table-cell office:value-type="float" office:value="0.27408887">
                <text:p>0.27408887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0.07215461">
                <text:p>0.07215461</text:p>
              </table:table-cell>
              <table:table-cell office:value-type="float" office:value="0.18372212">
                <text:p>0.18372212</text:p>
              </table:table-cell>
              <table:table-cell office:value-type="float" office:value="0.09850444">
                <text:p>0.09850444</text:p>
              </table:table-cell>
              <table:table-cell office:value-type="float" office:value="0.14915716">
                <text:p>0.14915716</text:p>
              </table:table-cell>
              <table:table-cell office:value-type="float" office:value="0.11347216">
                <text:p>0.11347216</text:p>
              </table:table-cell>
              <table:table-cell office:value-type="float" office:value="0.09092457">
                <text:p>0.09092457</text:p>
              </table:table-cell>
              <table:table-cell office:value-type="float" office:value="0.21318493">
                <text:p>0.21318493</text:p>
              </table:table-cell>
              <table:table-cell office:value-type="float" office:value="0.05534563">
                <text:p>0.05534563</text:p>
              </table:table-cell>
            </table:table-row>
            <table:table-row>
              <table:table-cell office:value-type="string">
                <text:p>composer</text:p>
              </table:table-cell>
              <table:table-cell office:value-type="float" office:value="0.02189045">
                <text:p>0.02189045</text:p>
              </table:table-cell>
              <table:table-cell office:value-type="float" office:value="0.42848121">
                <text:p>0.42848121</text:p>
              </table:table-cell>
              <table:table-cell office:value-type="float" office:value="0.0279314">
                <text:p>0.0279314</text:p>
              </table:table-cell>
              <table:table-cell office:value-type="float" office:value="0.34764762">
                <text:p>0.34764762</text:p>
              </table:table-cell>
              <table:table-cell office:value-type="float" office:value="0.04051255">
                <text:p>0.04051255</text:p>
              </table:table-cell>
              <table:table-cell office:value-type="float" office:value="0.26555099">
                <text:p>0.26555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putingPlatform</text:p>
              </table:table-cell>
              <table:table-cell office:value-type="float" office:value="0.20672731">
                <text:p>0.20672731</text:p>
              </table:table-cell>
              <table:table-cell office:value-type="float" office:value="0.90539">
                <text:p>0.90539</text:p>
              </table:table-cell>
              <table:table-cell office:value-type="float" office:value="0.26327459">
                <text:p>0.26327459</text:p>
              </table:table-cell>
              <table:table-cell office:value-type="float" office:value="0.49628182">
                <text:p>0.49628182</text:p>
              </table:table-cell>
              <table:table-cell office:value-type="float" office:value="0.31437513">
                <text:p>0.31437513</text:p>
              </table:table-cell>
              <table:table-cell office:value-type="float" office:value="0.15811757">
                <text:p>0.15811757</text:p>
              </table:table-cell>
              <table:table-cell office:value-type="float" office:value="0.38502698">
                <text:p>0.38502698</text:p>
              </table:table-cell>
              <table:table-cell office:value-type="float" office:value="0.56333941">
                <text:p>0.56333941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0.30565689">
                <text:p>0.30565689</text:p>
              </table:table-cell>
              <table:table-cell office:value-type="float" office:value="0.82813877">
                <text:p>0.82813877</text:p>
              </table:table-cell>
              <table:table-cell office:value-type="float" office:value="0.28897854">
                <text:p>0.28897854</text:p>
              </table:table-cell>
              <table:table-cell office:value-type="float" office:value="0.58171249">
                <text:p>0.58171249</text:p>
              </table:table-cell>
              <table:table-cell office:value-type="float" office:value="0.22373518">
                <text:p>0.22373518</text:p>
              </table:table-cell>
              <table:table-cell office:value-type="float" office:value="0.27149698">
                <text:p>0.27149698</text:p>
              </table:table-cell>
              <table:table-cell office:value-type="float" office:value="0.30049024">
                <text:p>0.30049024</text:p>
              </table:table-cell>
              <table:table-cell office:value-type="float" office:value="0.79957927">
                <text:p>0.79957927</text:p>
              </table:table-cell>
            </table:table-row>
            <table:table-row>
              <table:table-cell office:value-type="string">
                <text:p>creator</text:p>
              </table:table-cell>
              <table:table-cell office:value-type="float" office:value="0.03849665">
                <text:p>0.03849665</text:p>
              </table:table-cell>
              <table:table-cell office:value-type="float" office:value="0.72944385">
                <text:p>0.72944385</text:p>
              </table:table-cell>
              <table:table-cell office:value-type="float" office:value="0.05268091">
                <text:p>0.05268091</text:p>
              </table:table-cell>
              <table:table-cell office:value-type="float" office:value="0.62074242">
                <text:p>0.62074242</text:p>
              </table:table-cell>
              <table:table-cell office:value-type="float" office:value="0.05624561">
                <text:p>0.05624561</text:p>
              </table:table-cell>
              <table:table-cell office:value-type="float" office:value="0.43108036">
                <text:p>0.43108036</text:p>
              </table:table-cell>
              <table:table-cell office:value-type="float" office:value="0.45926966">
                <text:p>0.45926966</text:p>
              </table:table-cell>
              <table:table-cell office:value-type="float" office:value="0.02983849">
                <text:p>0.02983849</text:p>
              </table:table-cell>
            </table:table-row>
            <table:table-row>
              <table:table-cell office:value-type="string">
                <text:p>crosses</text:p>
              </table:table-cell>
              <table:table-cell office:value-type="float" office:value="0.06071265">
                <text:p>0.06071265</text:p>
              </table:table-cell>
              <table:table-cell office:value-type="float" office:value="0.65082956">
                <text:p>0.65082956</text:p>
              </table:table-cell>
              <table:table-cell office:value-type="float" office:value="0.06886296">
                <text:p>0.06886296</text:p>
              </table:table-cell>
              <table:table-cell office:value-type="float" office:value="0.45399698">
                <text:p>0.45399698</text:p>
              </table:table-cell>
              <table:table-cell office:value-type="float" office:value="0.06774351">
                <text:p>0.06774351</text:p>
              </table:table-cell>
              <table:table-cell office:value-type="float" office:value="0.26093514">
                <text:p>0.26093514</text:p>
              </table:table-cell>
              <table:table-cell office:value-type="float" office:value="0.07544822">
                <text:p>0.07544822</text:p>
              </table:table-cell>
              <table:table-cell office:value-type="float" office:value="0.60802188">
                <text:p>0.60802188</text:p>
              </table:table-cell>
            </table:table-row>
            <table:table-row>
              <table:table-cell office:value-type="string">
                <text:p>currentPartner</text:p>
              </table:table-cell>
              <table:table-cell office:value-type="float" office:value="0.00066134">
                <text:p>0.00066134</text:p>
              </table:table-cell>
              <table:table-cell office:value-type="float" office:value="0.40554593">
                <text:p>0.40554593</text:p>
              </table:table-cell>
              <table:table-cell office:value-type="float" office:value="0.00004034">
                <text:p>0.00004034</text:p>
              </table:table-cell>
              <table:table-cell office:value-type="float" office:value="0.01213172">
                <text:p>0.01213172</text:p>
              </table:table-cell>
              <table:table-cell office:value-type="float" office:value="0.00004139">
                <text:p>0.00004139</text:p>
              </table:table-cell>
              <table:table-cell office:value-type="float" office:value="0.00693241">
                <text:p>0.00693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athCause</text:p>
              </table:table-cell>
              <table:table-cell office:value-type="float" office:value="0.01267808">
                <text:p>0.01267808</text:p>
              </table:table-cell>
              <table:table-cell office:value-type="float" office:value="0.03616704">
                <text:p>0.03616704</text:p>
              </table:table-cell>
              <table:table-cell office:value-type="float" office:value="0.01879699">
                <text:p>0.01879699</text:p>
              </table:table-cell>
              <table:table-cell office:value-type="float" office:value="0.01677852">
                <text:p>0.01677852</text:p>
              </table:table-cell>
              <table:table-cell office:value-type="float" office:value="0.02072539">
                <text:p>0.02072539</text:p>
              </table:table-cell>
              <table:table-cell office:value-type="float" office:value="0.00745712">
                <text:p>0.00745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athPlace</text:p>
              </table:table-cell>
              <table:table-cell office:value-type="float" office:value="0.06349853">
                <text:p>0.06349853</text:p>
              </table:table-cell>
              <table:table-cell office:value-type="float" office:value="0.95573238">
                <text:p>0.95573238</text:p>
              </table:table-cell>
              <table:table-cell office:value-type="float" office:value="0.07901387">
                <text:p>0.07901387</text:p>
              </table:table-cell>
              <table:table-cell office:value-type="float" office:value="0.87175078">
                <text:p>0.87175078</text:p>
              </table:table-cell>
              <table:table-cell office:value-type="float" office:value="0.09189758">
                <text:p>0.09189758</text:p>
              </table:table-cell>
              <table:table-cell office:value-type="float" office:value="0.65916422">
                <text:p>0.65916422</text:p>
              </table:table-cell>
              <table:table-cell office:value-type="float" office:value="0.08233218">
                <text:p>0.08233218</text:p>
              </table:table-cell>
              <table:table-cell office:value-type="float" office:value="0.54122649">
                <text:p>0.54122649</text:p>
              </table:table-cell>
            </table:table-row>
            <table:table-row>
              <table:table-cell office:value-type="string">
                <text:p>debutTeam</text:p>
              </table:table-cell>
              <table:table-cell office:value-type="float" office:value="0.00820199">
                <text:p>0.00820199</text:p>
              </table:table-cell>
              <table:table-cell office:value-type="float" office:value="0.97235734">
                <text:p>0.97235734</text:p>
              </table:table-cell>
              <table:table-cell office:value-type="float" office:value="0.0104821">
                <text:p>0.0104821</text:p>
              </table:table-cell>
              <table:table-cell office:value-type="float" office:value="0.86676949">
                <text:p>0.86676949</text:p>
              </table:table-cell>
              <table:table-cell office:value-type="float" office:value="0.01274809">
                <text:p>0.01274809</text:p>
              </table:table-cell>
              <table:table-cell office:value-type="float" office:value="0.63720489">
                <text:p>0.63720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puty</text:p>
              </table:table-cell>
              <table:table-cell office:value-type="float" office:value="0.00194567">
                <text:p>0.00194567</text:p>
              </table:table-cell>
              <table:table-cell office:value-type="float" office:value="0.84578885">
                <text:p>0.84578885</text:p>
              </table:table-cell>
              <table:table-cell office:value-type="float" office:value="0.00334262">
                <text:p>0.00334262</text:p>
              </table:table-cell>
              <table:table-cell office:value-type="float" office:value="0.6975089">
                <text:p>0.6975089</text:p>
              </table:table-cell>
              <table:table-cell office:value-type="float" office:value="0.00464651">
                <text:p>0.00464651</text:p>
              </table:table-cell>
              <table:table-cell office:value-type="float" office:value="0.485172">
                <text:p>0.485172</text:p>
              </table:table-cell>
              <table:table-cell office:value-type="float" office:value="0.00190506">
                <text:p>0.00190506</text:p>
              </table:table-cell>
              <table:table-cell office:value-type="float" office:value="0.06366048">
                <text:p>0.06366048</text:p>
              </table:table-cell>
            </table:table-row>
            <table:table-row>
              <table:table-cell office:value-type="string">
                <text:p>designCompany</text:p>
              </table:table-cell>
              <table:table-cell office:value-type="float" office:value="0.00751843">
                <text:p>0.00751843</text:p>
              </table:table-cell>
              <table:table-cell office:value-type="float" office:value="0.40974967">
                <text:p>0.40974967</text:p>
              </table:table-cell>
              <table:table-cell office:value-type="float" office:value="0.00839651">
                <text:p>0.00839651</text:p>
              </table:table-cell>
              <table:table-cell office:value-type="float" office:value="0.27140975">
                <text:p>0.27140975</text:p>
              </table:table-cell>
              <table:table-cell office:value-type="float" office:value="0.00802286">
                <text:p>0.00802286</text:p>
              </table:table-cell>
              <table:table-cell office:value-type="float" office:value="0.19235837">
                <text:p>0.19235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0.02628069">
                <text:p>0.02628069</text:p>
              </table:table-cell>
              <table:table-cell office:value-type="float" office:value="0.55216426">
                <text:p>0.55216426</text:p>
              </table:table-cell>
              <table:table-cell office:value-type="float" office:value="0.04702446">
                <text:p>0.04702446</text:p>
              </table:table-cell>
              <table:table-cell office:value-type="float" office:value="0.39081576">
                <text:p>0.39081576</text:p>
              </table:table-cell>
              <table:table-cell office:value-type="float" office:value="0.04788528">
                <text:p>0.04788528</text:p>
              </table:table-cell>
              <table:table-cell office:value-type="float" office:value="0.2923141">
                <text:p>0.2923141</text:p>
              </table:table-cell>
              <table:table-cell office:value-type="float" office:value="1">
                <text:p>1</text:p>
              </table:table-cell>
              <table:table-cell office:value-type="float" office:value="0.00743849">
                <text:p>0.00743849</text:p>
              </table:table-cell>
            </table:table-row>
            <table:table-row>
              <table:table-cell office:value-type="string">
                <text:p>destination</text:p>
              </table:table-cell>
              <table:table-cell office:value-type="float" office:value="0.00248118">
                <text:p>0.00248118</text:p>
              </table:table-cell>
              <table:table-cell office:value-type="float" office:value="0.33898305">
                <text:p>0.33898305</text:p>
              </table:table-cell>
              <table:table-cell office:value-type="float" office:value="0.00426941">
                <text:p>0.00426941</text:p>
              </table:table-cell>
              <table:table-cell office:value-type="float" office:value="0.27683616">
                <text:p>0.27683616</text:p>
              </table:table-cell>
              <table:table-cell office:value-type="float" office:value="0.00554324">
                <text:p>0.00554324</text:p>
              </table:table-cell>
              <table:table-cell office:value-type="float" office:value="0.16949153">
                <text:p>0.16949153</text:p>
              </table:table-cell>
              <table:table-cell office:value-type="float" office:value="0.07142857">
                <text:p>0.07142857</text:p>
              </table:table-cell>
              <table:table-cell office:value-type="float" office:value="0.01754386">
                <text:p>0.01754386</text:p>
              </table:table-cell>
            </table:table-row>
            <table:table-row>
              <table:table-cell office:value-type="string">
                <text:p>developer</text:p>
              </table:table-cell>
              <table:table-cell office:value-type="float" office:value="0.10591074">
                <text:p>0.10591074</text:p>
              </table:table-cell>
              <table:table-cell office:value-type="float" office:value="0.8360916">
                <text:p>0.8360916</text:p>
              </table:table-cell>
              <table:table-cell office:value-type="float" office:value="0.14793381">
                <text:p>0.14793381</text:p>
              </table:table-cell>
              <table:table-cell office:value-type="float" office:value="0.63826614">
                <text:p>0.63826614</text:p>
              </table:table-cell>
              <table:table-cell office:value-type="float" office:value="0.18407887">
                <text:p>0.18407887</text:p>
              </table:table-cell>
              <table:table-cell office:value-type="float" office:value="0.41951313">
                <text:p>0.41951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0.23854073">
                <text:p>0.23854073</text:p>
              </table:table-cell>
              <table:table-cell office:value-type="float" office:value="0.87007948">
                <text:p>0.87007948</text:p>
              </table:table-cell>
              <table:table-cell office:value-type="float" office:value="0.30979153">
                <text:p>0.30979153</text:p>
              </table:table-cell>
              <table:table-cell office:value-type="float" office:value="0.82771496">
                <text:p>0.82771496</text:p>
              </table:table-cell>
              <table:table-cell office:value-type="float" office:value="0.33622339">
                <text:p>0.33622339</text:p>
              </table:table-cell>
              <table:table-cell office:value-type="float" office:value="0.70068807">
                <text:p>0.70068807</text:p>
              </table:table-cell>
              <table:table-cell office:value-type="float" office:value="0.70846075">
                <text:p>0.70846075</text:p>
              </table:table-cell>
              <table:table-cell office:value-type="float" office:value="0.01060583">
                <text:p>0.01060583</text:p>
              </table:table-cell>
            </table:table-row>
            <table:table-row>
              <table:table-cell office:value-type="string">
                <text:p>discoverer</text:p>
              </table:table-cell>
              <table:table-cell office:value-type="float" office:value="0.17611224">
                <text:p>0.17611224</text:p>
              </table:table-cell>
              <table:table-cell office:value-type="float" office:value="0.09097845">
                <text:p>0.09097845</text:p>
              </table:table-cell>
              <table:table-cell office:value-type="float" office:value="0.25375082">
                <text:p>0.25375082</text:p>
              </table:table-cell>
              <table:table-cell office:value-type="float" office:value="0.07419416">
                <text:p>0.07419416</text:p>
              </table:table-cell>
              <table:table-cell office:value-type="float" office:value="0.10336727">
                <text:p>0.10336727</text:p>
              </table:table-cell>
              <table:table-cell office:value-type="float" office:value="0.01258821">
                <text:p>0.01258821</text:p>
              </table:table-cell>
              <table:table-cell office:value-type="float" office:value="0.12715232">
                <text:p>0.12715232</text:p>
              </table:table-cell>
              <table:table-cell office:value-type="float" office:value="0.01978973">
                <text:p>0.01978973</text:p>
              </table:table-cell>
            </table:table-row>
            <table:table-row>
              <table:table-cell office:value-type="string">
                <text:p>distributingCompany</text:p>
              </table:table-cell>
              <table:table-cell office:value-type="float" office:value="0.02195049">
                <text:p>0.02195049</text:p>
              </table:table-cell>
              <table:table-cell office:value-type="float" office:value="0.24387528">
                <text:p>0.24387528</text:p>
              </table:table-cell>
              <table:table-cell office:value-type="float" office:value="0.02906586">
                <text:p>0.02906586</text:p>
              </table:table-cell>
              <table:table-cell office:value-type="float" office:value="0.19265033">
                <text:p>0.19265033</text:p>
              </table:table-cell>
              <table:table-cell office:value-type="float" office:value="0.03081511">
                <text:p>0.03081511</text:p>
              </table:table-cell>
              <table:table-cell office:value-type="float" office:value="0.06904232">
                <text:p>0.06904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butingLabel</text:p>
              </table:table-cell>
              <table:table-cell office:value-type="float" office:value="0.02195049">
                <text:p>0.02195049</text:p>
              </table:table-cell>
              <table:table-cell office:value-type="float" office:value="0.24387528">
                <text:p>0.24387528</text:p>
              </table:table-cell>
              <table:table-cell office:value-type="float" office:value="0.02906586">
                <text:p>0.02906586</text:p>
              </table:table-cell>
              <table:table-cell office:value-type="float" office:value="0.19265033">
                <text:p>0.19265033</text:p>
              </table:table-cell>
              <table:table-cell office:value-type="float" office:value="0.03081511">
                <text:p>0.03081511</text:p>
              </table:table-cell>
              <table:table-cell office:value-type="float" office:value="0.06904232">
                <text:p>0.06904232</text:p>
              </table:table-cell>
              <table:table-cell office:value-type="float" office:value="0.05555556">
                <text:p>0.05555556</text:p>
              </table:table-cell>
              <table:table-cell office:value-type="float" office:value="0.00610687">
                <text:p>0.00610687</text:p>
              </table:table-cell>
            </table:table-row>
            <table:table-row>
              <table:table-cell office:value-type="string">
                <text:p>distributor</text:p>
              </table:table-cell>
              <table:table-cell office:value-type="float" office:value="0.06828504">
                <text:p>0.06828504</text:p>
              </table:table-cell>
              <table:table-cell office:value-type="float" office:value="0.52234059">
                <text:p>0.52234059</text:p>
              </table:table-cell>
              <table:table-cell office:value-type="float" office:value="0.09027426">
                <text:p>0.09027426</text:p>
              </table:table-cell>
              <table:table-cell office:value-type="float" office:value="0.38747549">
                <text:p>0.38747549</text:p>
              </table:table-cell>
              <table:table-cell office:value-type="float" office:value="0.0987479">
                <text:p>0.0987479</text:p>
              </table:table-cell>
              <table:table-cell office:value-type="float" office:value="0.23951874">
                <text:p>0.23951874</text:p>
              </table:table-cell>
              <table:table-cell office:value-type="float" office:value="0.09048849">
                <text:p>0.09048849</text:p>
              </table:table-cell>
              <table:table-cell office:value-type="float" office:value="0.15904637">
                <text:p>0.15904637</text:p>
              </table:table-cell>
            </table:table-row>
            <table:table-row>
              <table:table-cell office:value-type="string">
                <text:p>district</text:p>
              </table:table-cell>
              <table:table-cell office:value-type="float" office:value="0.06925543">
                <text:p>0.06925543</text:p>
              </table:table-cell>
              <table:table-cell office:value-type="float" office:value="0.55055582">
                <text:p>0.55055582</text:p>
              </table:table-cell>
              <table:table-cell office:value-type="float" office:value="0.06989017">
                <text:p>0.06989017</text:p>
              </table:table-cell>
              <table:table-cell office:value-type="float" office:value="0.2667731">
                <text:p>0.2667731</text:p>
              </table:table-cell>
              <table:table-cell office:value-type="float" office:value="0.06971225">
                <text:p>0.06971225</text:p>
              </table:table-cell>
              <table:table-cell office:value-type="float" office:value="0.14009776">
                <text:p>0.14009776</text:p>
              </table:table-cell>
              <table:table-cell office:value-type="float" office:value="0.07259184">
                <text:p>0.07259184</text:p>
              </table:table-cell>
              <table:table-cell office:value-type="float" office:value="0.02273819">
                <text:p>0.02273819</text:p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0.00640986">
                <text:p>0.00640986</text:p>
              </table:table-cell>
              <table:table-cell office:value-type="float" office:value="0.0020403">
                <text:p>0.0020403</text:p>
              </table:table-cell>
              <table:table-cell office:value-type="float" office:value="0.00835655">
                <text:p>0.00835655</text:p>
              </table:table-cell>
              <table:table-cell office:value-type="float" office:value="0.00047084">
                <text:p>0.00047084</text:p>
              </table:table-cell>
              <table:table-cell office:value-type="float" office:value="0.00739827">
                <text:p>0.00739827</text:p>
              </table:table-cell>
              <table:table-cell office:value-type="float" office:value="0.00011771">
                <text:p>0.00011771</text:p>
              </table:table-cell>
              <table:table-cell office:value-type="float" office:value="0.00558924">
                <text:p>0.00558924</text:p>
              </table:table-cell>
              <table:table-cell office:value-type="float" office:value="0.00125133">
                <text:p>0.00125133</text:p>
              </table:table-cell>
            </table:table-row>
            <table:table-row>
              <table:table-cell office:value-type="string">
                <text:p>doctoralAdvisor</text:p>
              </table:table-cell>
              <table:table-cell office:value-type="float" office:value="0.00739568">
                <text:p>0.00739568</text:p>
              </table:table-cell>
              <table:table-cell office:value-type="float" office:value="0.83444444">
                <text:p>0.83444444</text:p>
              </table:table-cell>
              <table:table-cell office:value-type="float" office:value="0.00988995">
                <text:p>0.00988995</text:p>
              </table:table-cell>
              <table:table-cell office:value-type="float" office:value="0.67972222">
                <text:p>0.67972222</text:p>
              </table:table-cell>
              <table:table-cell office:value-type="float" office:value="0.00856504">
                <text:p>0.00856504</text:p>
              </table:table-cell>
              <table:table-cell office:value-type="float" office:value="0.26277778">
                <text:p>0.26277778</text:p>
              </table:table-cell>
              <table:table-cell office:value-type="float" office:value="0.02319687">
                <text:p>0.02319687</text:p>
              </table:table-cell>
              <table:table-cell office:value-type="float" office:value="0.24764248">
                <text:p>0.24764248</text:p>
              </table:table-cell>
            </table:table-row>
            <table:table-row>
              <table:table-cell office:value-type="string">
                <text:p>doctoralStudent</text:p>
              </table:table-cell>
              <table:table-cell office:value-type="float" office:value="0.00604863">
                <text:p>0.00604863</text:p>
              </table:table-cell>
              <table:table-cell office:value-type="float" office:value="0.25767918">
                <text:p>0.25767918</text:p>
              </table:table-cell>
              <table:table-cell office:value-type="float" office:value="0.00820252">
                <text:p>0.00820252</text:p>
              </table:table-cell>
              <table:table-cell office:value-type="float" office:value="0.14505119">
                <text:p>0.14505119</text:p>
              </table:table-cell>
              <table:table-cell office:value-type="float" office:value="0.00863542">
                <text:p>0.00863542</text:p>
              </table:table-cell>
              <table:table-cell office:value-type="float" office:value="0.05460751">
                <text:p>0.05460751</text:p>
              </table:table-cell>
              <table:table-cell office:value-type="float" office:value="0.01181102">
                <text:p>0.01181102</text:p>
              </table:table-cell>
              <table:table-cell office:value-type="float" office:value="0.00913706">
                <text:p>0.00913706</text:p>
              </table:table-cell>
            </table:table-row>
            <table:table-row>
              <table:table-cell office:value-type="string">
                <text:p>draftTeam</text:p>
              </table:table-cell>
              <table:table-cell office:value-type="float" office:value="0.00929459">
                <text:p>0.00929459</text:p>
              </table:table-cell>
              <table:table-cell office:value-type="float" office:value="0.99161942">
                <text:p>0.99161942</text:p>
              </table:table-cell>
              <table:table-cell office:value-type="float" office:value="0.01120549">
                <text:p>0.01120549</text:p>
              </table:table-cell>
              <table:table-cell office:value-type="float" office:value="0.8307863">
                <text:p>0.8307863</text:p>
              </table:table-cell>
              <table:table-cell office:value-type="float" office:value="0.01339319">
                <text:p>0.01339319</text:p>
              </table:table-cell>
              <table:table-cell office:value-type="float" office:value="0.59157013">
                <text:p>0.59157013</text:p>
              </table:table-cell>
              <table:table-cell office:value-type="float" office:value="0.28299776">
                <text:p>0.28299776</text:p>
              </table:table-cell>
              <table:table-cell office:value-type="float" office:value="0.11333433">
                <text:p>0.11333433</text:p>
              </table:table-cell>
            </table:table-row>
            <table:table-row>
              <table:table-cell office:value-type="string">
                <text:p>editing</text:p>
              </table:table-cell>
              <table:table-cell office:value-type="float" office:value="0.15945838">
                <text:p>0.15945838</text:p>
              </table:table-cell>
              <table:table-cell office:value-type="float" office:value="0.83790053">
                <text:p>0.83790053</text:p>
              </table:table-cell>
              <table:table-cell office:value-type="float" office:value="0.16504307">
                <text:p>0.16504307</text:p>
              </table:table-cell>
              <table:table-cell office:value-type="float" office:value="0.80515697">
                <text:p>0.80515697</text:p>
              </table:table-cell>
              <table:table-cell office:value-type="float" office:value="0.18281058">
                <text:p>0.18281058</text:p>
              </table:table-cell>
              <table:table-cell office:value-type="float" office:value="0.6838386">
                <text:p>0.6838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0.0310702">
                <text:p>0.0310702</text:p>
              </table:table-cell>
              <table:table-cell office:value-type="float" office:value="0.13636364">
                <text:p>0.13636364</text:p>
              </table:table-cell>
              <table:table-cell office:value-type="float" office:value="0.03248544">
                <text:p>0.03248544</text:p>
              </table:table-cell>
              <table:table-cell office:value-type="float" office:value="0.11471861">
                <text:p>0.11471861</text:p>
              </table:table-cell>
              <table:table-cell office:value-type="float" office:value="0.01458047">
                <text:p>0.01458047</text:p>
              </table:table-cell>
              <table:table-cell office:value-type="float" office:value="0.03823954">
                <text:p>0.03823954</text:p>
              </table:table-cell>
              <table:table-cell office:value-type="float" office:value="0.03072464">
                <text:p>0.03072464</text:p>
              </table:table-cell>
              <table:table-cell office:value-type="float" office:value="0.02325581">
                <text:p>0.02325581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0.01013085">
                <text:p>0.01013085</text:p>
              </table:table-cell>
              <table:table-cell office:value-type="float" office:value="0.91920868">
                <text:p>0.91920868</text:p>
              </table:table-cell>
              <table:table-cell office:value-type="float" office:value="0.0133021">
                <text:p>0.0133021</text:p>
              </table:table-cell>
              <table:table-cell office:value-type="float" office:value="0.84352265">
                <text:p>0.84352265</text:p>
              </table:table-cell>
              <table:table-cell office:value-type="float" office:value="0.01528258">
                <text:p>0.01528258</text:p>
              </table:table-cell>
              <table:table-cell office:value-type="float" office:value="0.57906828">
                <text:p>0.57906828</text:p>
              </table:table-cell>
              <table:table-cell office:value-type="float" office:value="0.03611111">
                <text:p>0.03611111</text:p>
              </table:table-cell>
              <table:table-cell office:value-type="float" office:value="0.0021039">
                <text:p>0.0021039</text:p>
              </table:table-cell>
            </table:table-row>
            <table:table-row>
              <table:table-cell office:value-type="string">
                <text:p>employer</text:p>
              </table:table-cell>
              <table:table-cell office:value-type="float" office:value="0.00380511">
                <text:p>0.00380511</text:p>
              </table:table-cell>
              <table:table-cell office:value-type="float" office:value="0.91607944">
                <text:p>0.91607944</text:p>
              </table:table-cell>
              <table:table-cell office:value-type="float" office:value="0.00503638">
                <text:p>0.00503638</text:p>
              </table:table-cell>
              <table:table-cell office:value-type="float" office:value="0.74663677">
                <text:p>0.74663677</text:p>
              </table:table-cell>
              <table:table-cell office:value-type="float" office:value="0.00576484">
                <text:p>0.00576484</text:p>
              </table:table-cell>
              <table:table-cell office:value-type="float" office:value="0.46252402">
                <text:p>0.46252402</text:p>
              </table:table-cell>
              <table:table-cell office:value-type="float" office:value="0.00854603">
                <text:p>0.00854603</text:p>
              </table:table-cell>
              <table:table-cell office:value-type="float" office:value="0.08714342">
                <text:p>0.08714342</text:p>
              </table:table-cell>
            </table:table-row>
            <table:table-row>
              <table:table-cell office:value-type="string">
                <text:p>executiveProducer</text:p>
              </table:table-cell>
              <table:table-cell office:value-type="float" office:value="0.03561555">
                <text:p>0.03561555</text:p>
              </table:table-cell>
              <table:table-cell office:value-type="float" office:value="0.25578136">
                <text:p>0.25578136</text:p>
              </table:table-cell>
              <table:table-cell office:value-type="float" office:value="0.05119775">
                <text:p>0.05119775</text:p>
              </table:table-cell>
              <table:table-cell office:value-type="float" office:value="0.22915207">
                <text:p>0.22915207</text:p>
              </table:table-cell>
              <table:table-cell office:value-type="float" office:value="0.05466238">
                <text:p>0.05466238</text:p>
              </table:table-cell>
              <table:table-cell office:value-type="float" office:value="0.19060967">
                <text:p>0.19060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0.95239711">
                <text:p>0.95239711</text:p>
              </table:table-cell>
              <table:table-cell office:value-type="float" office:value="0.04145116">
                <text:p>0.04145116</text:p>
              </table:table-cell>
              <table:table-cell office:value-type="float" office:value="0.97657557">
                <text:p>0.97657557</text:p>
              </table:table-cell>
              <table:table-cell office:value-type="float" office:value="0.025851">
                <text:p>0.025851</text:p>
              </table:table-cell>
              <table:table-cell office:value-type="float" office:value="0.93710692">
                <text:p>0.93710692</text:p>
              </table:table-cell>
              <table:table-cell office:value-type="float" office:value="0.00146651">
                <text:p>0.00146651</text:p>
              </table:table-cell>
              <table:table-cell office:value-type="float" office:value="0.96560651">
                <text:p>0.96560651</text:p>
              </table:table-cell>
              <table:table-cell office:value-type="float" office:value="0.04058823">
                <text:p>0.04058823</text:p>
              </table:table-cell>
            </table:table-row>
            <table:table-row>
              <table:table-cell office:value-type="string">
                <text:p>federalState</text:p>
              </table:table-cell>
              <table:table-cell office:value-type="float" office:value="0.00255651">
                <text:p>0.00255651</text:p>
              </table:table-cell>
              <table:table-cell office:value-type="float" office:value="0.00436983">
                <text:p>0.00436983</text:p>
              </table:table-cell>
              <table:table-cell office:value-type="float" office:value="0.00238014">
                <text:p>0.00238014</text:p>
              </table:table-cell>
              <table:table-cell office:value-type="float" office:value="0.00160994">
                <text:p>0.00160994</text:p>
              </table:table-cell>
              <table:table-cell office:value-type="float" office:value="0.00452489">
                <text:p>0.00452489</text:p>
              </table:table-cell>
              <table:table-cell office:value-type="float" office:value="0.00022999">
                <text:p>0.00022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eld</text:p>
              </table:table-cell>
              <table:table-cell office:value-type="float" office:value="0.03920797">
                <text:p>0.03920797</text:p>
              </table:table-cell>
              <table:table-cell office:value-type="float" office:value="0.01735446">
                <text:p>0.01735446</text:p>
              </table:table-cell>
              <table:table-cell office:value-type="float" office:value="0.03437816">
                <text:p>0.03437816</text:p>
              </table:table-cell>
              <table:table-cell office:value-type="float" office:value="0.00592025">
                <text:p>0.00592025</text:p>
              </table:table-cell>
              <table:table-cell office:value-type="float" office:value="0.01424979">
                <text:p>0.01424979</text:p>
              </table:table-cell>
              <table:table-cell office:value-type="float" office:value="0.00098671">
                <text:p>0.00098671</text:p>
              </table:table-cell>
              <table:table-cell office:value-type="float" office:value="0.04385196">
                <text:p>0.04385196</text:p>
              </table:table-cell>
              <table:table-cell office:value-type="float" office:value="0.01951296">
                <text:p>0.01951296</text:p>
              </table:table-cell>
            </table:table-row>
            <table:table-row>
              <table:table-cell office:value-type="string">
                <text:p>format</text:p>
              </table:table-cell>
              <table:table-cell office:value-type="float" office:value="0.1215067">
                <text:p>0.1215067</text:p>
              </table:table-cell>
              <table:table-cell office:value-type="float" office:value="0.49530798">
                <text:p>0.49530798</text:p>
              </table:table-cell>
              <table:table-cell office:value-type="float" office:value="0.10481732">
                <text:p>0.10481732</text:p>
              </table:table-cell>
              <table:table-cell office:value-type="float" office:value="0.14500778">
                <text:p>0.14500778</text:p>
              </table:table-cell>
              <table:table-cell office:value-type="float" office:value="0.08687047">
                <text:p>0.08687047</text:p>
              </table:table-cell>
              <table:table-cell office:value-type="float" office:value="0.06344229">
                <text:p>0.06344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rmerBandMember</text:p>
              </table:table-cell>
              <table:table-cell office:value-type="float" office:value="0.01902699">
                <text:p>0.01902699</text:p>
              </table:table-cell>
              <table:table-cell office:value-type="float" office:value="0.66607045">
                <text:p>0.66607045</text:p>
              </table:table-cell>
              <table:table-cell office:value-type="float" office:value="0.0354727">
                <text:p>0.0354727</text:p>
              </table:table-cell>
              <table:table-cell office:value-type="float" office:value="0.52022565">
                <text:p>0.52022565</text:p>
              </table:table-cell>
              <table:table-cell office:value-type="float" office:value="0.03992594">
                <text:p>0.03992594</text:p>
              </table:table-cell>
              <table:table-cell office:value-type="float" office:value="0.30558613">
                <text:p>0.30558613</text:p>
              </table:table-cell>
              <table:table-cell office:value-type="float" office:value="0.01144282">
                <text:p>0.01144282</text:p>
              </table:table-cell>
              <table:table-cell office:value-type="float" office:value="0.2975467">
                <text:p>0.2975467</text:p>
              </table:table-cell>
            </table:table-row>
            <table:table-row>
              <table:table-cell office:value-type="string">
                <text:p>formerBroadcastNetwork</text:p>
              </table:table-cell>
              <table:table-cell office:value-type="float" office:value="0.00467756">
                <text:p>0.00467756</text:p>
              </table:table-cell>
              <table:table-cell office:value-type="float" office:value="0.94021739">
                <text:p>0.94021739</text:p>
              </table:table-cell>
              <table:table-cell office:value-type="float" office:value="0.01089731">
                <text:p>0.01089731</text:p>
              </table:table-cell>
              <table:table-cell office:value-type="float" office:value="0.81684783">
                <text:p>0.81684783</text:p>
              </table:table-cell>
              <table:table-cell office:value-type="float" office:value="0.01725672">
                <text:p>0.01725672</text:p>
              </table:table-cell>
              <table:table-cell office:value-type="float" office:value="0.64293478">
                <text:p>0.64293478</text:p>
              </table:table-cell>
              <table:table-cell office:value-type="float" office:value="0.01195897">
                <text:p>0.01195897</text:p>
              </table:table-cell>
              <table:table-cell office:value-type="float" office:value="0.52882206">
                <text:p>0.52882206</text:p>
              </table:table-cell>
            </table:table-row>
            <table:table-row>
              <table:table-cell office:value-type="string">
                <text:p>formerChoreographer</text:p>
              </table:table-cell>
              <table:table-cell office:value-type="float" office:value="0.00588073">
                <text:p>0.00588073</text:p>
              </table:table-cell>
              <table:table-cell office:value-type="float" office:value="0.159601">
                <text:p>0.159601</text:p>
              </table:table-cell>
              <table:table-cell office:value-type="float" office:value="0.00685323">
                <text:p>0.00685323</text:p>
              </table:table-cell>
              <table:table-cell office:value-type="float" office:value="0.08977556">
                <text:p>0.08977556</text:p>
              </table:table-cell>
              <table:table-cell office:value-type="float" office:value="0.01445663">
                <text:p>0.01445663</text:p>
              </table:table-cell>
              <table:table-cell office:value-type="float" office:value="0.0723192">
                <text:p>0.0723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rmerCoach</text:p>
              </table:table-cell>
              <table:table-cell office:value-type="float" office:value="0.00157449">
                <text:p>0.00157449</text:p>
              </table:table-cell>
              <table:table-cell office:value-type="float" office:value="0.360587">
                <text:p>0.360587</text:p>
              </table:table-cell>
              <table:table-cell office:value-type="float" office:value="0.00253035">
                <text:p>0.00253035</text:p>
              </table:table-cell>
              <table:table-cell office:value-type="float" office:value="0.2851153">
                <text:p>0.2851153</text:p>
              </table:table-cell>
              <table:table-cell office:value-type="float" office:value="0.00362598">
                <text:p>0.00362598</text:p>
              </table:table-cell>
              <table:table-cell office:value-type="float" office:value="0.14779874">
                <text:p>0.14779874</text:p>
              </table:table-cell>
              <table:table-cell office:value-type="float" office:value="0.00687368">
                <text:p>0.00687368</text:p>
              </table:table-cell>
              <table:table-cell office:value-type="float" office:value="0.13148789">
                <text:p>0.13148789</text:p>
              </table:table-cell>
            </table:table-row>
            <table:table-row>
              <table:table-cell office:value-type="string">
                <text:p>formerHighschool</text:p>
              </table:table-cell>
              <table:table-cell office:value-type="float" office:value="0.00022157">
                <text:p>0.00022157</text:p>
              </table:table-cell>
              <table:table-cell office:value-type="float" office:value="0.45714286">
                <text:p>0.45714286</text:p>
              </table:table-cell>
              <table:table-cell office:value-type="float" office:value="0.00022155">
                <text:p>0.00022155</text:p>
              </table:table-cell>
              <table:table-cell office:value-type="float" office:value="0.22857143">
                <text:p>0.22857143</text:p>
              </table:table-cell>
              <table:table-cell office:value-type="float" office:value="0.00021531">
                <text:p>0.00021531</text:p>
              </table:table-cell>
              <table:table-cell office:value-type="float" office:value="0.11428571">
                <text:p>0.11428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rmerPartner</text:p>
              </table:table-cell>
              <table:table-cell office:value-type="float" office:value="0.00153989">
                <text:p>0.00153989</text:p>
              </table:table-cell>
              <table:table-cell office:value-type="float" office:value="0.64645309">
                <text:p>0.64645309</text:p>
              </table:table-cell>
              <table:table-cell office:value-type="float" office:value="0.00199413">
                <text:p>0.00199413</text:p>
              </table:table-cell>
              <table:table-cell office:value-type="float" office:value="0.35354691">
                <text:p>0.35354691</text:p>
              </table:table-cell>
              <table:table-cell office:value-type="float" office:value="0.00650017">
                <text:p>0.00650017</text:p>
              </table:table-cell>
              <table:table-cell office:value-type="float" office:value="0.10869565">
                <text:p>0.10869565</text:p>
              </table:table-cell>
              <table:table-cell office:value-type="float" office:value="0.0789908">
                <text:p>0.0789908</text:p>
              </table:table-cell>
              <table:table-cell office:value-type="float" office:value="0.40903541">
                <text:p>0.40903541</text:p>
              </table:table-cell>
            </table:table-row>
            <table:table-row>
              <table:table-cell office:value-type="string">
                <text:p>formerTeam</text:p>
              </table:table-cell>
              <table:table-cell office:value-type="float" office:value="0.03107577">
                <text:p>0.03107577</text:p>
              </table:table-cell>
              <table:table-cell office:value-type="float" office:value="0.99494203">
                <text:p>0.99494203</text:p>
              </table:table-cell>
              <table:table-cell office:value-type="float" office:value="0.03550747">
                <text:p>0.03550747</text:p>
              </table:table-cell>
              <table:table-cell office:value-type="float" office:value="0.88444479">
                <text:p>0.88444479</text:p>
              </table:table-cell>
              <table:table-cell office:value-type="float" office:value="0.03834455">
                <text:p>0.03834455</text:p>
              </table:table-cell>
              <table:table-cell office:value-type="float" office:value="0.65496848">
                <text:p>0.65496848</text:p>
              </table:table-cell>
              <table:table-cell office:value-type="float" office:value="0.11643735">
                <text:p>0.11643735</text:p>
              </table:table-cell>
              <table:table-cell office:value-type="float" office:value="0.25521852">
                <text:p>0.25521852</text:p>
              </table:table-cell>
            </table:table-row>
            <table:table-row>
              <table:table-cell office:value-type="string">
                <text:p>foundationPlace</text:p>
              </table:table-cell>
              <table:table-cell office:value-type="float" office:value="0.01487927">
                <text:p>0.01487927</text:p>
              </table:table-cell>
              <table:table-cell office:value-type="float" office:value="0.80345605">
                <text:p>0.80345605</text:p>
              </table:table-cell>
              <table:table-cell office:value-type="float" office:value="0.02129652">
                <text:p>0.02129652</text:p>
              </table:table-cell>
              <table:table-cell office:value-type="float" office:value="0.63546206">
                <text:p>0.63546206</text:p>
              </table:table-cell>
              <table:table-cell office:value-type="float" office:value="0.02410401">
                <text:p>0.02410401</text:p>
              </table:table-cell>
              <table:table-cell office:value-type="float" office:value="0.46942149">
                <text:p>0.46942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undedBy</text:p>
              </table:table-cell>
              <table:table-cell office:value-type="float" office:value="0.02723439">
                <text:p>0.02723439</text:p>
              </table:table-cell>
              <table:table-cell office:value-type="float" office:value="0.62015288">
                <text:p>0.62015288</text:p>
              </table:table-cell>
              <table:table-cell office:value-type="float" office:value="0.03552557">
                <text:p>0.03552557</text:p>
              </table:table-cell>
              <table:table-cell office:value-type="float" office:value="0.31396803">
                <text:p>0.31396803</text:p>
              </table:table-cell>
              <table:table-cell office:value-type="float" office:value="0.04762038">
                <text:p>0.04762038</text:p>
              </table:table-cell>
              <table:table-cell office:value-type="float" office:value="0.2371091">
                <text:p>0.2371091</text:p>
              </table:table-cell>
              <table:table-cell office:value-type="float" office:value="0.02065714">
                <text:p>0.02065714</text:p>
              </table:table-cell>
              <table:table-cell office:value-type="float" office:value="0.05154062">
                <text:p>0.05154062</text:p>
              </table:table-cell>
            </table:table-row>
            <table:table-row>
              <table:table-cell office:value-type="string">
                <text:p>garrison</text:p>
              </table:table-cell>
              <table:table-cell office:value-type="float" office:value="0.02270397">
                <text:p>0.02270397</text:p>
              </table:table-cell>
              <table:table-cell office:value-type="float" office:value="0.61107778">
                <text:p>0.61107778</text:p>
              </table:table-cell>
              <table:table-cell office:value-type="float" office:value="0.05944141">
                <text:p>0.05944141</text:p>
              </table:table-cell>
              <table:table-cell office:value-type="float" office:value="0.5374925">
                <text:p>0.5374925</text:p>
              </table:table-cell>
              <table:table-cell office:value-type="float" office:value="0.06966487">
                <text:p>0.06966487</text:p>
              </table:table-cell>
              <table:table-cell office:value-type="float" office:value="0.38532294">
                <text:p>0.38532294</text:p>
              </table:table-cell>
              <table:table-cell office:value-type="float" office:value="0.08842485">
                <text:p>0.08842485</text:p>
              </table:table-cell>
              <table:table-cell office:value-type="float" office:value="0.32674446">
                <text:p>0.32674446</text:p>
              </table:table-cell>
            </table:table-row>
            <table:table-row>
              <table:table-cell office:value-type="string">
                <text:p>genre</text:p>
              </table:table-cell>
              <table:table-cell office:value-type="float" office:value="0.22698628">
                <text:p>0.22698628</text:p>
              </table:table-cell>
              <table:table-cell office:value-type="float" office:value="0.08225697">
                <text:p>0.08225697</text:p>
              </table:table-cell>
              <table:table-cell office:value-type="float" office:value="0.3263588">
                <text:p>0.3263588</text:p>
              </table:table-cell>
              <table:table-cell office:value-type="float" office:value="0.04292163">
                <text:p>0.04292163</text:p>
              </table:table-cell>
              <table:table-cell office:value-type="float" office:value="0.43664564">
                <text:p>0.43664564</text:p>
              </table:table-cell>
              <table:table-cell office:value-type="float" office:value="0.00676146">
                <text:p>0.00676146</text:p>
              </table:table-cell>
              <table:table-cell office:value-type="float" office:value="0.2244824">
                <text:p>0.2244824</text:p>
              </table:table-cell>
              <table:table-cell office:value-type="float" office:value="0.07403196">
                <text:p>0.07403196</text:p>
              </table:table-cell>
            </table:table-row>
            <table:table-row>
              <table:table-cell office:value-type="string">
                <text:p>governingBody</text:p>
              </table:table-cell>
              <table:table-cell office:value-type="float" office:value="0.00431034">
                <text:p>0.00431034</text:p>
              </table:table-cell>
              <table:table-cell office:value-type="float" office:value="0.00054855">
                <text:p>0.00054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66667">
                <text:p>0.00666667</text:p>
              </table:table-cell>
              <table:table-cell office:value-type="float" office:value="0.00065746">
                <text:p>0.00065746</text:p>
              </table:table-cell>
            </table:table-row>
            <table:table-row>
              <table:table-cell office:value-type="string">
                <text:p>governor</text:p>
              </table:table-cell>
              <table:table-cell office:value-type="float" office:value="0.00542583">
                <text:p>0.00542583</text:p>
              </table:table-cell>
              <table:table-cell office:value-type="float" office:value="0.89111556">
                <text:p>0.89111556</text:p>
              </table:table-cell>
              <table:table-cell office:value-type="float" office:value="0.00754383">
                <text:p>0.00754383</text:p>
              </table:table-cell>
              <table:table-cell office:value-type="float" office:value="0.6492986">
                <text:p>0.6492986</text:p>
              </table:table-cell>
              <table:table-cell office:value-type="float" office:value="0.00887477">
                <text:p>0.00887477</text:p>
              </table:table-cell>
              <table:table-cell office:value-type="float" office:value="0.41416166">
                <text:p>0.41416166</text:p>
              </table:table-cell>
              <table:table-cell office:value-type="float" office:value="0.03665988">
                <text:p>0.03665988</text:p>
              </table:table-cell>
              <table:table-cell office:value-type="float" office:value="0.01814516">
                <text:p>0.01814516</text:p>
              </table:table-cell>
            </table:table-row>
            <table:table-row>
              <table:table-cell office:value-type="string">
                <text:p>ground</text:p>
              </table:table-cell>
              <table:table-cell office:value-type="float" office:value="0.0911331">
                <text:p>0.0911331</text:p>
              </table:table-cell>
              <table:table-cell office:value-type="float" office:value="0.60510568">
                <text:p>0.60510568</text:p>
              </table:table-cell>
              <table:table-cell office:value-type="float" office:value="0.14614221">
                <text:p>0.14614221</text:p>
              </table:table-cell>
              <table:table-cell office:value-type="float" office:value="0.47377133">
                <text:p>0.47377133</text:p>
              </table:table-cell>
              <table:table-cell office:value-type="float" office:value="0.16369725">
                <text:p>0.16369725</text:p>
              </table:table-cell>
              <table:table-cell office:value-type="float" office:value="0.38897377">
                <text:p>0.38897377</text:p>
              </table:table-cell>
              <table:table-cell office:value-type="float" office:value="0.39946184">
                <text:p>0.39946184</text:p>
              </table:table-cell>
              <table:table-cell office:value-type="float" office:value="0.35201552">
                <text:p>0.35201552</text:p>
              </table:table-cell>
            </table:table-row>
            <table:table-row>
              <table:table-cell office:value-type="string">
                <text:p>headquarter</text:p>
              </table:table-cell>
              <table:table-cell office:value-type="float" office:value="0.0375378">
                <text:p>0.0375378</text:p>
              </table:table-cell>
              <table:table-cell office:value-type="float" office:value="0.66053099">
                <text:p>0.66053099</text:p>
              </table:table-cell>
              <table:table-cell office:value-type="float" office:value="0.05096327">
                <text:p>0.05096327</text:p>
              </table:table-cell>
              <table:table-cell office:value-type="float" office:value="0.46189575">
                <text:p>0.46189575</text:p>
              </table:table-cell>
              <table:table-cell office:value-type="float" office:value="0.0598283">
                <text:p>0.0598283</text:p>
              </table:table-cell>
              <table:table-cell office:value-type="float" office:value="0.30930673">
                <text:p>0.30930673</text:p>
              </table:table-cell>
              <table:table-cell office:value-type="float" office:value="0.04111268">
                <text:p>0.04111268</text:p>
              </table:table-cell>
              <table:table-cell office:value-type="float" office:value="0.25903705">
                <text:p>0.25903705</text:p>
              </table:table-cell>
            </table:table-row>
            <table:table-row>
              <table:table-cell office:value-type="string">
                <text:p>headquart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ghschool</text:p>
              </table:table-cell>
              <table:table-cell office:value-type="float" office:value="0.00534352">
                <text:p>0.00534352</text:p>
              </table:table-cell>
              <table:table-cell office:value-type="float" office:value="0.62363239">
                <text:p>0.62363239</text:p>
              </table:table-cell>
              <table:table-cell office:value-type="float" office:value="0.00720475">
                <text:p>0.00720475</text:p>
              </table:table-cell>
              <table:table-cell office:value-type="float" office:value="0.47848286">
                <text:p>0.47848286</text:p>
              </table:table-cell>
              <table:table-cell office:value-type="float" office:value="0.00919834">
                <text:p>0.00919834</text:p>
              </table:table-cell>
              <table:table-cell office:value-type="float" office:value="0.30488694">
                <text:p>0.30488694</text:p>
              </table:table-cell>
              <table:table-cell office:value-type="float" office:value="0.26470588">
                <text:p>0.26470588</text:p>
              </table:table-cell>
              <table:table-cell office:value-type="float" office:value="0.02898551">
                <text:p>0.02898551</text:p>
              </table:table-cell>
            </table:table-row>
            <table:table-row>
              <table:table-cell office:value-type="string">
                <text:p>homeport</text:p>
              </table:table-cell>
              <table:table-cell office:value-type="float" office:value="0.04183172">
                <text:p>0.04183172</text:p>
              </table:table-cell>
              <table:table-cell office:value-type="float" office:value="0.33145009">
                <text:p>0.33145009</text:p>
              </table:table-cell>
              <table:table-cell office:value-type="float" office:value="0.03131115">
                <text:p>0.03131115</text:p>
              </table:table-cell>
              <table:table-cell office:value-type="float" office:value="0.01004394">
                <text:p>0.01004394</text:p>
              </table:table-cell>
              <table:table-cell office:value-type="float" office:value="0.02696629">
                <text:p>0.02696629</text:p>
              </table:table-cell>
              <table:table-cell office:value-type="float" office:value="0.00753296">
                <text:p>0.00753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metown</text:p>
              </table:table-cell>
              <table:table-cell office:value-type="float" office:value="0.04569714">
                <text:p>0.04569714</text:p>
              </table:table-cell>
              <table:table-cell office:value-type="float" office:value="0.88425009">
                <text:p>0.88425009</text:p>
              </table:table-cell>
              <table:table-cell office:value-type="float" office:value="0.05582971">
                <text:p>0.05582971</text:p>
              </table:table-cell>
              <table:table-cell office:value-type="float" office:value="0.73504749">
                <text:p>0.73504749</text:p>
              </table:table-cell>
              <table:table-cell office:value-type="float" office:value="0.06232558">
                <text:p>0.06232558</text:p>
              </table:table-cell>
              <table:table-cell office:value-type="float" office:value="0.56480349">
                <text:p>0.56480349</text:p>
              </table:table-cell>
              <table:table-cell office:value-type="float" office:value="0.1376798">
                <text:p>0.1376798</text:p>
              </table:table-cell>
              <table:table-cell office:value-type="float" office:value="0.45306168">
                <text:p>0.45306168</text:p>
              </table:table-cell>
            </table:table-row>
            <table:table-row>
              <table:table-cell office:value-type="string">
                <text:p>hubAirport</text:p>
              </table:table-cell>
              <table:table-cell office:value-type="float" office:value="0.0110956">
                <text:p>0.0110956</text:p>
              </table:table-cell>
              <table:table-cell office:value-type="float" office:value="0.76946108">
                <text:p>0.76946108</text:p>
              </table:table-cell>
              <table:table-cell office:value-type="float" office:value="0.02083918">
                <text:p>0.02083918</text:p>
              </table:table-cell>
              <table:table-cell office:value-type="float" office:value="0.59331337">
                <text:p>0.59331337</text:p>
              </table:table-cell>
              <table:table-cell office:value-type="float" office:value="0.02341256">
                <text:p>0.02341256</text:p>
              </table:table-cell>
              <table:table-cell office:value-type="float" office:value="0.32934132">
                <text:p>0.32934132</text:p>
              </table:table-cell>
              <table:table-cell office:value-type="float" office:value="0.01912155">
                <text:p>0.01912155</text:p>
              </table:table-cell>
              <table:table-cell office:value-type="float" office:value="0.36194896">
                <text:p>0.36194896</text:p>
              </table:table-cell>
            </table:table-row>
            <table:table-row>
              <table:table-cell office:value-type="string">
                <text:p>illustrator</text:p>
              </table:table-cell>
              <table:table-cell office:value-type="float" office:value="0.05394907">
                <text:p>0.05394907</text:p>
              </table:table-cell>
              <table:table-cell office:value-type="float" office:value="0.23507287">
                <text:p>0.23507287</text:p>
              </table:table-cell>
              <table:table-cell office:value-type="float" office:value="0.05652504">
                <text:p>0.05652504</text:p>
              </table:table-cell>
              <table:table-cell office:value-type="float" office:value="0.14010343">
                <text:p>0.14010343</text:p>
              </table:table-cell>
              <table:table-cell office:value-type="float" office:value="0.03073286">
                <text:p>0.03073286</text:p>
              </table:table-cell>
              <table:table-cell office:value-type="float" office:value="0.00611189">
                <text:p>0.00611189</text:p>
              </table:table-cell>
              <table:table-cell office:value-type="float" office:value="0.21372032">
                <text:p>0.21372032</text:p>
              </table:table-cell>
              <table:table-cell office:value-type="float" office:value="0.09358752">
                <text:p>0.09358752</text:p>
              </table:table-cell>
            </table:table-row>
            <table:table-row>
              <table:table-cell office:value-type="string">
                <text:p>incumbent</text:p>
              </table:table-cell>
              <table:table-cell office:value-type="float" office:value="0.00091202">
                <text:p>0.00091202</text:p>
              </table:table-cell>
              <table:table-cell office:value-type="float" office:value="0.29906542">
                <text:p>0.29906542</text:p>
              </table:table-cell>
              <table:table-cell office:value-type="float" office:value="0.00125573">
                <text:p>0.00125573</text:p>
              </table:table-cell>
              <table:table-cell office:value-type="float" office:value="0.21495327">
                <text:p>0.21495327</text:p>
              </table:table-cell>
              <table:table-cell office:value-type="float" office:value="0.0011335">
                <text:p>0.0011335</text:p>
              </table:table-cell>
              <table:table-cell office:value-type="float" office:value="0.08411215">
                <text:p>0.08411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0.155">
                <text:p>0.155</text:p>
              </table:table-cell>
              <table:table-cell office:value-type="float" office:value="0.00565116">
                <text:p>0.00565116</text:p>
              </table:table-cell>
              <table:table-cell office:value-type="float" office:value="0.14606742">
                <text:p>0.14606742</text:p>
              </table:table-cell>
              <table:table-cell office:value-type="float" office:value="0.00094794">
                <text:p>0.00094794</text:p>
              </table:table-cell>
              <table:table-cell office:value-type="float" office:value="0.19672131">
                <text:p>0.19672131</text:p>
              </table:table-cell>
              <table:table-cell office:value-type="float" office:value="0.00043751">
                <text:p>0.00043751</text:p>
              </table:table-cell>
              <table:table-cell office:value-type="float" office:value="0.18823529">
                <text:p>0.18823529</text:p>
              </table:table-cell>
              <table:table-cell office:value-type="float" office:value="0.00493023">
                <text:p>0.00493023</text:p>
              </table:table-cell>
            </table:table-row>
            <table:table-row>
              <table:table-cell office:value-type="string">
                <text:p>inflow</text:p>
              </table:table-cell>
              <table:table-cell office:value-type="float" office:value="0.04051804">
                <text:p>0.04051804</text:p>
              </table:table-cell>
              <table:table-cell office:value-type="float" office:value="0.20650636">
                <text:p>0.20650636</text:p>
              </table:table-cell>
              <table:table-cell office:value-type="float" office:value="0.03670385">
                <text:p>0.03670385</text:p>
              </table:table-cell>
              <table:table-cell office:value-type="float" office:value="0.04809052">
                <text:p>0.04809052</text:p>
              </table:table-cell>
              <table:table-cell office:value-type="float" office:value="0.06160164">
                <text:p>0.06160164</text:p>
              </table:table-cell>
              <table:table-cell office:value-type="float" office:value="0.01414427">
                <text:p>0.01414427</text:p>
              </table:table-cell>
              <table:table-cell office:value-type="float" office:value="0.02869015">
                <text:p>0.02869015</text:p>
              </table:table-cell>
              <table:table-cell office:value-type="float" office:value="0.08504399">
                <text:p>0.08504399</text:p>
              </table:table-cell>
            </table:table-row>
            <table:table-row>
              <table:table-cell office:value-type="string">
                <text:p>influenced</text:p>
              </table:table-cell>
              <table:table-cell office:value-type="float" office:value="0.00419745">
                <text:p>0.00419745</text:p>
              </table:table-cell>
              <table:table-cell office:value-type="float" office:value="0.92772311">
                <text:p>0.92772311</text:p>
              </table:table-cell>
              <table:table-cell office:value-type="float" office:value="0.00566705">
                <text:p>0.00566705</text:p>
              </table:table-cell>
              <table:table-cell office:value-type="float" office:value="0.82321004">
                <text:p>0.82321004</text:p>
              </table:table-cell>
              <table:table-cell office:value-type="float" office:value="0.00825092">
                <text:p>0.00825092</text:p>
              </table:table-cell>
              <table:table-cell office:value-type="float" office:value="0.54326434">
                <text:p>0.54326434</text:p>
              </table:table-cell>
              <table:table-cell office:value-type="float" office:value="0.00429096">
                <text:p>0.00429096</text:p>
              </table:table-cell>
              <table:table-cell office:value-type="float" office:value="0.39569536">
                <text:p>0.39569536</text:p>
              </table:table-cell>
            </table:table-row>
            <table:table-row>
              <table:table-cell office:value-type="string">
                <text:p>influencedBy</text:p>
              </table:table-cell>
              <table:table-cell office:value-type="float" office:value="0.00553286">
                <text:p>0.00553286</text:p>
              </table:table-cell>
              <table:table-cell office:value-type="float" office:value="0.97898681">
                <text:p>0.97898681</text:p>
              </table:table-cell>
              <table:table-cell office:value-type="float" office:value="0.00753767">
                <text:p>0.00753767</text:p>
              </table:table-cell>
              <table:table-cell office:value-type="float" office:value="0.89477114">
                <text:p>0.89477114</text:p>
              </table:table-cell>
              <table:table-cell office:value-type="float" office:value="0.00904824">
                <text:p>0.00904824</text:p>
              </table:table-cell>
              <table:table-cell office:value-type="float" office:value="0.65939078">
                <text:p>0.65939078</text:p>
              </table:table-cell>
              <table:table-cell office:value-type="float" office:value="0.00649651">
                <text:p>0.00649651</text:p>
              </table:table-cell>
              <table:table-cell office:value-type="float" office:value="0.85793256">
                <text:p>0.85793256</text:p>
              </table:table-cell>
            </table:table-row>
            <table:table-row>
              <table:table-cell office:value-type="string">
                <text:p>instrument</text:p>
              </table:table-cell>
              <table:table-cell office:value-type="float" office:value="0.02331774">
                <text:p>0.02331774</text:p>
              </table:table-cell>
              <table:table-cell office:value-type="float" office:value="0.85265049">
                <text:p>0.85265049</text:p>
              </table:table-cell>
              <table:table-cell office:value-type="float" office:value="0.03085099">
                <text:p>0.03085099</text:p>
              </table:table-cell>
              <table:table-cell office:value-type="float" office:value="0.73078924">
                <text:p>0.73078924</text:p>
              </table:table-cell>
              <table:table-cell office:value-type="float" office:value="0.0361319">
                <text:p>0.0361319</text:p>
              </table:table-cell>
              <table:table-cell office:value-type="float" office:value="0.44668274">
                <text:p>0.44668274</text:p>
              </table:table-cell>
              <table:table-cell office:value-type="float" office:value="0.02324891">
                <text:p>0.02324891</text:p>
              </table:table-cell>
              <table:table-cell office:value-type="float" office:value="0.64791533">
                <text:p>0.64791533</text:p>
              </table:table-cell>
            </table:table-row>
            <table:table-row>
              <table:table-cell office:value-type="string">
                <text:p>isPartOf</text:p>
              </table:table-cell>
              <table:table-cell office:value-type="float" office:value="0.24531189">
                <text:p>0.24531189</text:p>
              </table:table-cell>
              <table:table-cell office:value-type="float" office:value="0.49974612">
                <text:p>0.49974612</text:p>
              </table:table-cell>
              <table:table-cell office:value-type="float" office:value="0.3870138">
                <text:p>0.3870138</text:p>
              </table:table-cell>
              <table:table-cell office:value-type="float" office:value="0.31895765">
                <text:p>0.31895765</text:p>
              </table:table-cell>
              <table:table-cell office:value-type="float" office:value="0.18731979">
                <text:p>0.18731979</text:p>
              </table:table-cell>
              <table:table-cell office:value-type="float" office:value="0.06228318">
                <text:p>0.06228318</text:p>
              </table:table-cell>
              <table:table-cell office:value-type="float" office:value="0.03697472">
                <text:p>0.03697472</text:p>
              </table:table-cell>
              <table:table-cell office:value-type="float" office:value="0.03573849">
                <text:p>0.03573849</text:p>
              </table:table-cell>
            </table:table-row>
            <table:table-row>
              <table:table-cell office:value-type="string">
                <text:p>isPartOfMilitaryConflict</text:p>
              </table:table-cell>
              <table:table-cell office:value-type="float" office:value="0.03797323">
                <text:p>0.03797323</text:p>
              </table:table-cell>
              <table:table-cell office:value-type="float" office:value="0.89019397">
                <text:p>0.89019397</text:p>
              </table:table-cell>
              <table:table-cell office:value-type="float" office:value="0.07530758">
                <text:p>0.07530758</text:p>
              </table:table-cell>
              <table:table-cell office:value-type="float" office:value="0.49073276">
                <text:p>0.49073276</text:p>
              </table:table-cell>
              <table:table-cell office:value-type="float" office:value="0.09357972">
                <text:p>0.09357972</text:p>
              </table:table-cell>
              <table:table-cell office:value-type="float" office:value="0.08512931">
                <text:p>0.08512931</text:p>
              </table:table-cell>
              <table:table-cell office:value-type="float" office:value="0.08727555">
                <text:p>0.08727555</text:p>
              </table:table-cell>
              <table:table-cell office:value-type="float" office:value="0.78035993">
                <text:p>0.78035993</text:p>
              </table:table-cell>
            </table:table-row>
            <table:table-row>
              <table:table-cell office:value-type="string">
                <text:p>keyPerson</text:p>
              </table:table-cell>
              <table:table-cell office:value-type="float" office:value="0.03961239">
                <text:p>0.03961239</text:p>
              </table:table-cell>
              <table:table-cell office:value-type="float" office:value="0.55075895">
                <text:p>0.55075895</text:p>
              </table:table-cell>
              <table:table-cell office:value-type="float" office:value="0.04280142">
                <text:p>0.04280142</text:p>
              </table:table-cell>
              <table:table-cell office:value-type="float" office:value="0.25212366">
                <text:p>0.25212366</text:p>
              </table:table-cell>
              <table:table-cell office:value-type="float" office:value="0.05219392">
                <text:p>0.05219392</text:p>
              </table:table-cell>
              <table:table-cell office:value-type="float" office:value="0.19273082">
                <text:p>0.19273082</text:p>
              </table:table-cell>
              <table:table-cell office:value-type="float" office:value="0.0471934">
                <text:p>0.0471934</text:p>
              </table:table-cell>
              <table:table-cell office:value-type="float" office:value="0.17775606">
                <text:p>0.17775606</text:p>
              </table:table-cell>
            </table:table-row>
            <table:table-row>
              <table:table-cell office:value-type="string">
                <text:p>knownFor</text:p>
              </table:table-cell>
              <table:table-cell office:value-type="float" office:value="0.01482381">
                <text:p>0.01482381</text:p>
              </table:table-cell>
              <table:table-cell office:value-type="float" office:value="0.95778595">
                <text:p>0.95778595</text:p>
              </table:table-cell>
              <table:table-cell office:value-type="float" office:value="0.01831426">
                <text:p>0.01831426</text:p>
              </table:table-cell>
              <table:table-cell office:value-type="float" office:value="0.83704093">
                <text:p>0.83704093</text:p>
              </table:table-cell>
              <table:table-cell office:value-type="float" office:value="0.02112546">
                <text:p>0.02112546</text:p>
              </table:table-cell>
              <table:table-cell office:value-type="float" office:value="0.5742395">
                <text:p>0.5742395</text:p>
              </table:table-cell>
              <table:table-cell office:value-type="float" office:value="0.02874657">
                <text:p>0.02874657</text:p>
              </table:table-cell>
              <table:table-cell office:value-type="float" office:value="0.28496042">
                <text:p>0.28496042</text:p>
              </table:table-cell>
            </table:table-row>
            <table:table-row>
              <table:table-cell office:value-type="string">
                <text:p>language</text:p>
              </table:table-cell>
              <table:table-cell office:value-type="float" office:value="0.91770574">
                <text:p>0.91770574</text:p>
              </table:table-cell>
              <table:table-cell office:value-type="float" office:value="0.01057092">
                <text:p>0.01057092</text:p>
              </table:table-cell>
              <table:table-cell office:value-type="float" office:value="1">
                <text:p>1</text:p>
              </table:table-cell>
              <table:table-cell office:value-type="float" office:value="0.00004309">
                <text:p>0.00004309</text:p>
              </table:table-cell>
              <table:table-cell office:value-type="float" office:value="1">
                <text:p>1</text:p>
              </table:table-cell>
              <table:table-cell office:value-type="float" office:value="0.00001436">
                <text:p>0.00001436</text:p>
              </table:table-cell>
              <table:table-cell office:value-type="float" office:value="0.92065491">
                <text:p>0.92065491</text:p>
              </table:table-cell>
              <table:table-cell office:value-type="float" office:value="0.0118771">
                <text:p>0.0118771</text:p>
              </table:table-cell>
            </table:table-row>
            <table:table-row>
              <table:table-cell office:value-type="string">
                <text:p>largestCity</text:p>
              </table:table-cell>
              <table:table-cell office:value-type="float" office:value="0.00525076">
                <text:p>0.00525076</text:p>
              </table:table-cell>
              <table:table-cell office:value-type="float" office:value="0.16069789">
                <text:p>0.16069789</text:p>
              </table:table-cell>
              <table:table-cell office:value-type="float" office:value="0.01395868">
                <text:p>0.01395868</text:p>
              </table:table-cell>
              <table:table-cell office:value-type="float" office:value="0.0573921">
                <text:p>0.0573921</text:p>
              </table:table-cell>
              <table:table-cell office:value-type="float" office:value="0.01447451">
                <text:p>0.01447451</text:p>
              </table:table-cell>
              <table:table-cell office:value-type="float" office:value="0.01056015">
                <text:p>0.01056015</text:p>
              </table:table-cell>
              <table:table-cell office:value-type="float" office:value="0.00194631">
                <text:p>0.00194631</text:p>
              </table:table-cell>
              <table:table-cell office:value-type="float" office:value="0.17647059">
                <text:p>0.17647059</text:p>
              </table:table-cell>
            </table:table-row>
            <table:table-row>
              <table:table-cell office:value-type="string">
                <text:p>launchSite</text:p>
              </table:table-cell>
              <table:table-cell office:value-type="float" office:value="0.00844293">
                <text:p>0.00844293</text:p>
              </table:table-cell>
              <table:table-cell office:value-type="float" office:value="0.59259259">
                <text:p>0.59259259</text:p>
              </table:table-cell>
              <table:table-cell office:value-type="float" office:value="0.0163142">
                <text:p>0.0163142</text:p>
              </table:table-cell>
              <table:table-cell office:value-type="float" office:value="0.23076923">
                <text:p>0.23076923</text:p>
              </table:table-cell>
              <table:table-cell office:value-type="float" office:value="0.00773616">
                <text:p>0.00773616</text:p>
              </table:table-cell>
              <table:table-cell office:value-type="float" office:value="0.05413105">
                <text:p>0.05413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der</text:p>
              </table:table-cell>
              <table:table-cell office:value-type="float" office:value="0.01343883">
                <text:p>0.01343883</text:p>
              </table:table-cell>
              <table:table-cell office:value-type="float" office:value="0.36085425">
                <text:p>0.36085425</text:p>
              </table:table-cell>
              <table:table-cell office:value-type="float" office:value="0.01728221">
                <text:p>0.01728221</text:p>
              </table:table-cell>
              <table:table-cell office:value-type="float" office:value="0.18317922">
                <text:p>0.18317922</text:p>
              </table:table-cell>
              <table:table-cell office:value-type="float" office:value="0.01598926">
                <text:p>0.01598926</text:p>
              </table:table-cell>
              <table:table-cell office:value-type="float" office:value="0.1442096">
                <text:p>0.1442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derNam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gue</text:p>
              </table:table-cell>
              <table:table-cell office:value-type="float" office:value="0.03517872">
                <text:p>0.03517872</text:p>
              </table:table-cell>
              <table:table-cell office:value-type="float" office:value="0.89303793">
                <text:p>0.89303793</text:p>
              </table:table-cell>
              <table:table-cell office:value-type="float" office:value="0.03399923">
                <text:p>0.03399923</text:p>
              </table:table-cell>
              <table:table-cell office:value-type="float" office:value="0.63250279">
                <text:p>0.63250279</text:p>
              </table:table-cell>
              <table:table-cell office:value-type="float" office:value="0.03685019">
                <text:p>0.03685019</text:p>
              </table:table-cell>
              <table:table-cell office:value-type="float" office:value="0.385379">
                <text:p>0.385379</text:p>
              </table:table-cell>
              <table:table-cell office:value-type="float" office:value="0.09555128">
                <text:p>0.09555128</text:p>
              </table:table-cell>
              <table:table-cell office:value-type="float" office:value="0.41668776">
                <text:p>0.41668776</text:p>
              </table:table-cell>
            </table:table-row>
            <table:table-row>
              <table:table-cell office:value-type="string">
                <text:p>leftTributary</text:p>
              </table:table-cell>
              <table:table-cell office:value-type="float" office:value="0.01301461">
                <text:p>0.01301461</text:p>
              </table:table-cell>
              <table:table-cell office:value-type="float" office:value="0.07664234">
                <text:p>0.07664234</text:p>
              </table:table-cell>
              <table:table-cell office:value-type="float" office:value="0.01089385">
                <text:p>0.01089385</text:p>
              </table:table-cell>
              <table:table-cell office:value-type="float" office:value="0.04066736">
                <text:p>0.04066736</text:p>
              </table:table-cell>
              <table:table-cell office:value-type="float" office:value="0.00563444">
                <text:p>0.00563444</text:p>
              </table:table-cell>
              <table:table-cell office:value-type="float" office:value="0.01303441">
                <text:p>0.01303441</text:p>
              </table:table-cell>
              <table:table-cell office:value-type="float" office:value="0.00667951">
                <text:p>0.00667951</text:p>
              </table:table-cell>
              <table:table-cell office:value-type="float" office:value="0.03207896">
                <text:p>0.03207896</text:p>
              </table:table-cell>
            </table:table-row>
            <table:table-row>
              <table:table-cell office:value-type="string">
                <text:p>lieutenant</text:p>
              </table:table-cell>
              <table:table-cell office:value-type="float" office:value="0.00763826">
                <text:p>0.00763826</text:p>
              </table:table-cell>
              <table:table-cell office:value-type="float" office:value="0.52516011">
                <text:p>0.52516011</text:p>
              </table:table-cell>
              <table:table-cell office:value-type="float" office:value="0.00940482">
                <text:p>0.00940482</text:p>
              </table:table-cell>
              <table:table-cell office:value-type="float" office:value="0.31198536">
                <text:p>0.31198536</text:p>
              </table:table-cell>
              <table:table-cell office:value-type="float" office:value="0.01957988">
                <text:p>0.01957988</text:p>
              </table:table-cell>
              <table:table-cell office:value-type="float" office:value="0.13815188">
                <text:p>0.13815188</text:p>
              </table:table-cell>
              <table:table-cell office:value-type="float" office:value="0.01982379">
                <text:p>0.01982379</text:p>
              </table:table-cell>
              <table:table-cell office:value-type="float" office:value="0.04651163">
                <text:p>0.04651163</text:p>
              </table:table-cell>
            </table:table-row>
            <table:table-row>
              <table:table-cell office:value-type="string">
                <text:p>locatedInArea</text:p>
              </table:table-cell>
              <table:table-cell office:value-type="float" office:value="0.05782492">
                <text:p>0.05782492</text:p>
              </table:table-cell>
              <table:table-cell office:value-type="float" office:value="0.83713207">
                <text:p>0.83713207</text:p>
              </table:table-cell>
              <table:table-cell office:value-type="float" office:value="0.05904546">
                <text:p>0.05904546</text:p>
              </table:table-cell>
              <table:table-cell office:value-type="float" office:value="0.46372753">
                <text:p>0.46372753</text:p>
              </table:table-cell>
              <table:table-cell office:value-type="float" office:value="0.02152442">
                <text:p>0.02152442</text:p>
              </table:table-cell>
              <table:table-cell office:value-type="float" office:value="0.10842667">
                <text:p>0.10842667</text:p>
              </table:table-cell>
              <table:table-cell office:value-type="float" office:value="0.19286807">
                <text:p>0.19286807</text:p>
              </table:table-cell>
              <table:table-cell office:value-type="float" office:value="0.35705238">
                <text:p>0.35705238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0.16454462">
                <text:p>0.16454462</text:p>
              </table:table-cell>
              <table:table-cell office:value-type="float" office:value="0.90917319">
                <text:p>0.90917319</text:p>
              </table:table-cell>
              <table:table-cell office:value-type="float" office:value="0.20699095">
                <text:p>0.20699095</text:p>
              </table:table-cell>
              <table:table-cell office:value-type="float" office:value="0.67377545">
                <text:p>0.67377545</text:p>
              </table:table-cell>
              <table:table-cell office:value-type="float" office:value="0.2315033">
                <text:p>0.2315033</text:p>
              </table:table-cell>
              <table:table-cell office:value-type="float" office:value="0.43867535">
                <text:p>0.43867535</text:p>
              </table:table-cell>
              <table:table-cell office:value-type="float" office:value="0.21742699">
                <text:p>0.21742699</text:p>
              </table:table-cell>
              <table:table-cell office:value-type="float" office:value="0.7540595">
                <text:p>0.7540595</text:p>
              </table:table-cell>
            </table:table-row>
            <table:table-row>
              <table:table-cell office:value-type="string">
                <text:p>locationCity</text:p>
              </table:table-cell>
              <table:table-cell office:value-type="float" office:value="0.03320586">
                <text:p>0.03320586</text:p>
              </table:table-cell>
              <table:table-cell office:value-type="float" office:value="0.70019118">
                <text:p>0.70019118</text:p>
              </table:table-cell>
              <table:table-cell office:value-type="float" office:value="0.0500982">
                <text:p>0.0500982</text:p>
              </table:table-cell>
              <table:table-cell office:value-type="float" office:value="0.52772088">
                <text:p>0.52772088</text:p>
              </table:table-cell>
              <table:table-cell office:value-type="float" office:value="0.05137356">
                <text:p>0.05137356</text:p>
              </table:table-cell>
              <table:table-cell office:value-type="float" office:value="0.41574491">
                <text:p>0.41574491</text:p>
              </table:table-cell>
              <table:table-cell office:value-type="float" office:value="0.09192825">
                <text:p>0.09192825</text:p>
              </table:table-cell>
              <table:table-cell office:value-type="float" office:value="0.023286">
                <text:p>0.023286</text:p>
              </table:table-cell>
            </table:table-row>
            <table:table-row>
              <table:table-cell office:value-type="string">
                <text:p>locationCountry</text:p>
              </table:table-cell>
              <table:table-cell office:value-type="float" office:value="0.02955407">
                <text:p>0.02955407</text:p>
              </table:table-cell>
              <table:table-cell office:value-type="float" office:value="0.64594518">
                <text:p>0.64594518</text:p>
              </table:table-cell>
              <table:table-cell office:value-type="float" office:value="0.04511978">
                <text:p>0.04511978</text:p>
              </table:table-cell>
              <table:table-cell office:value-type="float" office:value="0.45874541">
                <text:p>0.45874541</text:p>
              </table:table-cell>
              <table:table-cell office:value-type="float" office:value="0.06339921">
                <text:p>0.06339921</text:p>
              </table:table-cell>
              <table:table-cell office:value-type="float" office:value="0.32996609">
                <text:p>0.32996609</text:p>
              </table:table-cell>
              <table:table-cell office:value-type="float" office:value="0.08727273">
                <text:p>0.08727273</text:p>
              </table:table-cell>
              <table:table-cell office:value-type="float" office:value="0.09704572">
                <text:p>0.09704572</text:p>
              </table:table-cell>
            </table:table-row>
            <table:table-row>
              <table:table-cell office:value-type="string">
                <text:p>lyrics</text:p>
              </table:table-cell>
              <table:table-cell office:value-type="float" office:value="0.02948886">
                <text:p>0.02948886</text:p>
              </table:table-cell>
              <table:table-cell office:value-type="float" office:value="0.09109312">
                <text:p>0.09109312</text:p>
              </table:table-cell>
              <table:table-cell office:value-type="float" office:value="0.03309693">
                <text:p>0.03309693</text:p>
              </table:table-cell>
              <table:table-cell office:value-type="float" office:value="0.08502024">
                <text:p>0.08502024</text:p>
              </table:table-cell>
              <table:table-cell office:value-type="float" office:value="0.02920962">
                <text:p>0.02920962</text:p>
              </table:table-cell>
              <table:table-cell office:value-type="float" office:value="0.05161943">
                <text:p>0.05161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intainedBy</text:p>
              </table:table-cell>
              <table:table-cell office:value-type="float" office:value="0.00254142">
                <text:p>0.00254142</text:p>
              </table:table-cell>
              <table:table-cell office:value-type="float" office:value="0.14010508">
                <text:p>0.14010508</text:p>
              </table:table-cell>
              <table:table-cell office:value-type="float" office:value="0.00128123">
                <text:p>0.00128123</text:p>
              </table:table-cell>
              <table:table-cell office:value-type="float" office:value="0.0385289">
                <text:p>0.0385289</text:p>
              </table:table-cell>
              <table:table-cell office:value-type="float" office:value="0.00111971">
                <text:p>0.00111971</text:p>
              </table:table-cell>
              <table:table-cell office:value-type="float" office:value="0.01926445">
                <text:p>0.01926445</text:p>
              </table:table-cell>
              <table:table-cell office:value-type="float" office:value="0.01186047">
                <text:p>0.01186047</text:p>
              </table:table-cell>
              <table:table-cell office:value-type="float" office:value="0.05561614">
                <text:p>0.05561614</text:p>
              </table:table-cell>
            </table:table-row>
            <table:table-row>
              <table:table-cell office:value-type="string">
                <text:p>majorShrine</text:p>
              </table:table-cell>
              <table:table-cell office:value-type="float" office:value="0.00153362">
                <text:p>0.00153362</text:p>
              </table:table-cell>
              <table:table-cell office:value-type="float" office:value="0.66666667">
                <text:p>0.66666667</text:p>
              </table:table-cell>
              <table:table-cell office:value-type="float" office:value="0.00200651">
                <text:p>0.00200651</text:p>
              </table:table-cell>
              <table:table-cell office:value-type="float" office:value="0.43589744">
                <text:p>0.43589744</text:p>
              </table:table-cell>
              <table:table-cell office:value-type="float" office:value="0.00160745">
                <text:p>0.00160745</text:p>
              </table:table-cell>
              <table:table-cell office:value-type="float" office:value="0.19703104">
                <text:p>0.19703104</text:p>
              </table:table-cell>
              <table:table-cell office:value-type="float" office:value="0.00023631">
                <text:p>0.00023631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manager</text:p>
              </table:table-cell>
              <table:table-cell office:value-type="float" office:value="0.00748311">
                <text:p>0.00748311</text:p>
              </table:table-cell>
              <table:table-cell office:value-type="float" office:value="0.02144559">
                <text:p>0.02144559</text:p>
              </table:table-cell>
              <table:table-cell office:value-type="float" office:value="0.00869121">
                <text:p>0.00869121</text:p>
              </table:table-cell>
              <table:table-cell office:value-type="float" office:value="0.00675139">
                <text:p>0.00675139</text:p>
              </table:table-cell>
              <table:table-cell office:value-type="float" office:value="0.01194409">
                <text:p>0.01194409</text:p>
              </table:table-cell>
              <table:table-cell office:value-type="float" office:value="0.0046664">
                <text:p>0.0046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agerClub</text:p>
              </table:table-cell>
              <table:table-cell office:value-type="float" office:value="0.01240656">
                <text:p>0.01240656</text:p>
              </table:table-cell>
              <table:table-cell office:value-type="float" office:value="0.92029848">
                <text:p>0.92029848</text:p>
              </table:table-cell>
              <table:table-cell office:value-type="float" office:value="0.0157172">
                <text:p>0.0157172</text:p>
              </table:table-cell>
              <table:table-cell office:value-type="float" office:value="0.85504485">
                <text:p>0.85504485</text:p>
              </table:table-cell>
              <table:table-cell office:value-type="float" office:value="0.01713483">
                <text:p>0.01713483</text:p>
              </table:table-cell>
              <table:table-cell office:value-type="float" office:value="0.61078034">
                <text:p>0.61078034</text:p>
              </table:table-cell>
              <table:table-cell office:value-type="float" office:value="0.0563678">
                <text:p>0.0563678</text:p>
              </table:table-cell>
              <table:table-cell office:value-type="float" office:value="0.13934855">
                <text:p>0.13934855</text:p>
              </table:table-cell>
            </table:table-row>
            <table:table-row>
              <table:table-cell office:value-type="string">
                <text:p>manufacturer</text:p>
              </table:table-cell>
              <table:table-cell office:value-type="float" office:value="0.06481141">
                <text:p>0.06481141</text:p>
              </table:table-cell>
              <table:table-cell office:value-type="float" office:value="0.78681319">
                <text:p>0.78681319</text:p>
              </table:table-cell>
              <table:table-cell office:value-type="float" office:value="0.07548847">
                <text:p>0.07548847</text:p>
              </table:table-cell>
              <table:table-cell office:value-type="float" office:value="0.54821429">
                <text:p>0.54821429</text:p>
              </table:table-cell>
              <table:table-cell office:value-type="float" office:value="0.09208453">
                <text:p>0.09208453</text:p>
              </table:table-cell>
              <table:table-cell office:value-type="float" office:value="0.3331044">
                <text:p>0.3331044</text:p>
              </table:table-cell>
              <table:table-cell office:value-type="float" office:value="0.2172851">
                <text:p>0.2172851</text:p>
              </table:table-cell>
              <table:table-cell office:value-type="float" office:value="0.51512088">
                <text:p>0.51512088</text:p>
              </table:table-cell>
            </table:table-row>
            <table:table-row>
              <table:table-cell office:value-type="string">
                <text:p>mergedIntoParty</text:p>
              </table:table-cell>
              <table:table-cell office:value-type="float" office:value="0.00260296">
                <text:p>0.00260296</text:p>
              </table:table-cell>
              <table:table-cell office:value-type="float" office:value="0.75185185">
                <text:p>0.75185185</text:p>
              </table:table-cell>
              <table:table-cell office:value-type="float" office:value="0.00357782">
                <text:p>0.00357782</text:p>
              </table:table-cell>
              <table:table-cell office:value-type="float" office:value="0.42962963">
                <text:p>0.42962963</text:p>
              </table:table-cell>
              <table:table-cell office:value-type="float" office:value="0.0044238">
                <text:p>0.0044238</text:p>
              </table:table-cell>
              <table:table-cell office:value-type="float" office:value="0.2962963">
                <text:p>0.2962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litaryBranch</text:p>
              </table:table-cell>
              <table:table-cell office:value-type="float" office:value="0.03375342">
                <text:p>0.03375342</text:p>
              </table:table-cell>
              <table:table-cell office:value-type="float" office:value="0.95611078">
                <text:p>0.95611078</text:p>
              </table:table-cell>
              <table:table-cell office:value-type="float" office:value="0.0406629">
                <text:p>0.0406629</text:p>
              </table:table-cell>
              <table:table-cell office:value-type="float" office:value="0.78093616">
                <text:p>0.78093616</text:p>
              </table:table-cell>
              <table:table-cell office:value-type="float" office:value="0.04923761">
                <text:p>0.04923761</text:p>
              </table:table-cell>
              <table:table-cell office:value-type="float" office:value="0.5327866">
                <text:p>0.5327866</text:p>
              </table:table-cell>
              <table:table-cell office:value-type="float" office:value="0.09491282">
                <text:p>0.09491282</text:p>
              </table:table-cell>
              <table:table-cell office:value-type="float" office:value="0.35116662">
                <text:p>0.35116662</text:p>
              </table:table-cell>
            </table:table-row>
            <table:table-row>
              <table:table-cell office:value-type="string">
                <text:p>militaryRank</text:p>
              </table:table-cell>
              <table:table-cell office:value-type="float" office:value="0.00630729">
                <text:p>0.00630729</text:p>
              </table:table-cell>
              <table:table-cell office:value-type="float" office:value="0.33665835">
                <text:p>0.33665835</text:p>
              </table:table-cell>
              <table:table-cell office:value-type="float" office:value="0.00674563">
                <text:p>0.00674563</text:p>
              </table:table-cell>
              <table:table-cell office:value-type="float" office:value="0.27182045">
                <text:p>0.27182045</text:p>
              </table:table-cell>
              <table:table-cell office:value-type="float" office:value="0.00747683">
                <text:p>0.00747683</text:p>
              </table:table-cell>
              <table:table-cell office:value-type="float" office:value="0.17905237">
                <text:p>0.17905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litaryUnit</text:p>
              </table:table-cell>
              <table:table-cell office:value-type="float" office:value="0.01101591">
                <text:p>0.01101591</text:p>
              </table:table-cell>
              <table:table-cell office:value-type="float" office:value="0.85436508">
                <text:p>0.85436508</text:p>
              </table:table-cell>
              <table:table-cell office:value-type="float" office:value="0.01284956">
                <text:p>0.01284956</text:p>
              </table:table-cell>
              <table:table-cell office:value-type="float" office:value="0.59404762">
                <text:p>0.59404762</text:p>
              </table:table-cell>
              <table:table-cell office:value-type="float" office:value="0.01687377">
                <text:p>0.01687377</text:p>
              </table:table-cell>
              <table:table-cell office:value-type="float" office:value="0.35277778">
                <text:p>0.35277778</text:p>
              </table:table-cell>
              <table:table-cell office:value-type="float" office:value="0.0233463">
                <text:p>0.0233463</text:p>
              </table:table-cell>
              <table:table-cell office:value-type="float" office:value="0.04788341">
                <text:p>0.04788341</text:p>
              </table:table-cell>
            </table:table-row>
            <table:table-row>
              <table:table-cell office:value-type="string">
                <text:p>monarch</text:p>
              </table:table-cell>
              <table:table-cell office:value-type="float" office:value="0.00719303">
                <text:p>0.00719303</text:p>
              </table:table-cell>
              <table:table-cell office:value-type="float" office:value="0.76666667">
                <text:p>0.76666667</text:p>
              </table:table-cell>
              <table:table-cell office:value-type="float" office:value="0.01165723">
                <text:p>0.01165723</text:p>
              </table:table-cell>
              <table:table-cell office:value-type="float" office:value="0.56884735">
                <text:p>0.56884735</text:p>
              </table:table-cell>
              <table:table-cell office:value-type="float" office:value="0.01211059">
                <text:p>0.01211059</text:p>
              </table:table-cell>
              <table:table-cell office:value-type="float" office:value="0.29719626">
                <text:p>0.29719626</text:p>
              </table:table-cell>
              <table:table-cell office:value-type="float" office:value="0.00345164">
                <text:p>0.00345164</text:p>
              </table:table-cell>
              <table:table-cell office:value-type="float" office:value="0.1500615">
                <text:p>0.1500615</text:p>
              </table:table-cell>
            </table:table-row>
            <table:table-row>
              <table:table-cell office:value-type="string">
                <text:p>mountainRange</text:p>
              </table:table-cell>
              <table:table-cell office:value-type="float" office:value="0.09544456">
                <text:p>0.09544456</text:p>
              </table:table-cell>
              <table:table-cell office:value-type="float" office:value="0.82351444">
                <text:p>0.82351444</text:p>
              </table:table-cell>
              <table:table-cell office:value-type="float" office:value="0.0761769">
                <text:p>0.0761769</text:p>
              </table:table-cell>
              <table:table-cell office:value-type="float" office:value="0.24481486">
                <text:p>0.24481486</text:p>
              </table:table-cell>
              <table:table-cell office:value-type="float" office:value="0.03123738">
                <text:p>0.03123738</text:p>
              </table:table-cell>
              <table:table-cell office:value-type="float" office:value="0.0295203">
                <text:p>0.0295203</text:p>
              </table:table-cell>
              <table:table-cell office:value-type="float" office:value="0.25729209">
                <text:p>0.25729209</text:p>
              </table:table-cell>
              <table:table-cell office:value-type="float" office:value="0.46264991">
                <text:p>0.46264991</text:p>
              </table:table-cell>
            </table:table-row>
            <table:table-row>
              <table:table-cell office:value-type="string">
                <text:p>mouthCountry</text:p>
              </table:table-cell>
              <table:table-cell office:value-type="float" office:value="0.01793454">
                <text:p>0.01793454</text:p>
              </table:table-cell>
              <table:table-cell office:value-type="float" office:value="0.79401408">
                <text:p>0.79401408</text:p>
              </table:table-cell>
              <table:table-cell office:value-type="float" office:value="0.01740304">
                <text:p>0.01740304</text:p>
              </table:table-cell>
              <table:table-cell office:value-type="float" office:value="0.45422535">
                <text:p>0.45422535</text:p>
              </table:table-cell>
              <table:table-cell office:value-type="float" office:value="0.03125">
                <text:p>0.03125</text:p>
              </table:table-cell>
              <table:table-cell office:value-type="float" office:value="0.04225352">
                <text:p>0.04225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uthMountain</text:p>
              </table:table-cell>
              <table:table-cell office:value-type="float" office:value="0.17815216">
                <text:p>0.17815216</text:p>
              </table:table-cell>
              <table:table-cell office:value-type="float" office:value="0.79125503">
                <text:p>0.79125503</text:p>
              </table:table-cell>
              <table:table-cell office:value-type="float" office:value="0.08090246">
                <text:p>0.08090246</text:p>
              </table:table-cell>
              <table:table-cell office:value-type="float" office:value="0.12989389">
                <text:p>0.12989389</text:p>
              </table:table-cell>
              <table:table-cell office:value-type="float" office:value="0.04626506">
                <text:p>0.04626506</text:p>
              </table:table-cell>
              <table:table-cell office:value-type="float" office:value="0.03512623">
                <text:p>0.03512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uthPlace</text:p>
              </table:table-cell>
              <table:table-cell office:value-type="float" office:value="0.17815216">
                <text:p>0.17815216</text:p>
              </table:table-cell>
              <table:table-cell office:value-type="float" office:value="0.79125503">
                <text:p>0.79125503</text:p>
              </table:table-cell>
              <table:table-cell office:value-type="float" office:value="0.08090246">
                <text:p>0.08090246</text:p>
              </table:table-cell>
              <table:table-cell office:value-type="float" office:value="0.12989389">
                <text:p>0.12989389</text:p>
              </table:table-cell>
              <table:table-cell office:value-type="float" office:value="0.04626506">
                <text:p>0.04626506</text:p>
              </table:table-cell>
              <table:table-cell office:value-type="float" office:value="0.03512623">
                <text:p>0.03512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sicalArtist</text:p>
              </table:table-cell>
              <table:table-cell office:value-type="float" office:value="0.08357903">
                <text:p>0.08357903</text:p>
              </table:table-cell>
              <table:table-cell office:value-type="float" office:value="0.924664">
                <text:p>0.924664</text:p>
              </table:table-cell>
              <table:table-cell office:value-type="float" office:value="0.12396142">
                <text:p>0.12396142</text:p>
              </table:table-cell>
              <table:table-cell office:value-type="float" office:value="0.71418735">
                <text:p>0.71418735</text:p>
              </table:table-cell>
              <table:table-cell office:value-type="float" office:value="0.12124219">
                <text:p>0.12124219</text:p>
              </table:table-cell>
              <table:table-cell office:value-type="float" office:value="0.4050394">
                <text:p>0.4050394</text:p>
              </table:table-cell>
              <table:table-cell office:value-type="float" office:value="0.14931165">
                <text:p>0.14931165</text:p>
              </table:table-cell>
              <table:table-cell office:value-type="float" office:value="0.14381992">
                <text:p>0.14381992</text:p>
              </table:table-cell>
            </table:table-row>
            <table:table-row>
              <table:table-cell office:value-type="string">
                <text:p>musicalBand</text:p>
              </table:table-cell>
              <table:table-cell office:value-type="float" office:value="0.08357903">
                <text:p>0.08357903</text:p>
              </table:table-cell>
              <table:table-cell office:value-type="float" office:value="0.924664">
                <text:p>0.924664</text:p>
              </table:table-cell>
              <table:table-cell office:value-type="float" office:value="0.12396142">
                <text:p>0.12396142</text:p>
              </table:table-cell>
              <table:table-cell office:value-type="float" office:value="0.71418735">
                <text:p>0.71418735</text:p>
              </table:table-cell>
              <table:table-cell office:value-type="float" office:value="0.12124219">
                <text:p>0.12124219</text:p>
              </table:table-cell>
              <table:table-cell office:value-type="float" office:value="0.4050394">
                <text:p>0.4050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sicBy</text:p>
              </table:table-cell>
              <table:table-cell office:value-type="float" office:value="0.06556959">
                <text:p>0.06556959</text:p>
              </table:table-cell>
              <table:table-cell office:value-type="float" office:value="0.50441609">
                <text:p>0.50441609</text:p>
              </table:table-cell>
              <table:table-cell office:value-type="float" office:value="0.07960516">
                <text:p>0.07960516</text:p>
              </table:table-cell>
              <table:table-cell office:value-type="float" office:value="0.49067713">
                <text:p>0.49067713</text:p>
              </table:table-cell>
              <table:table-cell office:value-type="float" office:value="0.06367682">
                <text:p>0.06367682</text:p>
              </table:table-cell>
              <table:table-cell office:value-type="float" office:value="0.18253189">
                <text:p>0.18253189</text:p>
              </table:table-cell>
              <table:table-cell office:value-type="float" office:value="0.03397341">
                <text:p>0.03397341</text:p>
              </table:table-cell>
              <table:table-cell office:value-type="float" office:value="0.02987013">
                <text:p>0.02987013</text:p>
              </table:table-cell>
            </table:table-row>
            <table:table-row>
              <table:table-cell office:value-type="string">
                <text:p>musicComposer</text:p>
              </table:table-cell>
              <table:table-cell office:value-type="float" office:value="0.29408018">
                <text:p>0.29408018</text:p>
              </table:table-cell>
              <table:table-cell office:value-type="float" office:value="0.8064507">
                <text:p>0.8064507</text:p>
              </table:table-cell>
              <table:table-cell office:value-type="float" office:value="0.30626175">
                <text:p>0.30626175</text:p>
              </table:table-cell>
              <table:table-cell office:value-type="float" office:value="0.77980282">
                <text:p>0.77980282</text:p>
              </table:table-cell>
              <table:table-cell office:value-type="float" office:value="0.32621471">
                <text:p>0.32621471</text:p>
              </table:table-cell>
              <table:table-cell office:value-type="float" office:value="0.64112676">
                <text:p>0.64112676</text:p>
              </table:table-cell>
              <table:table-cell office:value-type="float" office:value="0.15517241">
                <text:p>0.15517241</text:p>
              </table:table-cell>
              <table:table-cell office:value-type="float" office:value="0.00578484">
                <text:p>0.00578484</text:p>
              </table:table-cell>
            </table:table-row>
            <table:table-row>
              <table:table-cell office:value-type="string">
                <text:p>narrator</text:p>
              </table:table-cell>
              <table:table-cell office:value-type="float" office:value="0.01526185">
                <text:p>0.01526185</text:p>
              </table:table-cell>
              <table:table-cell office:value-type="float" office:value="0.67635114">
                <text:p>0.67635114</text:p>
              </table:table-cell>
              <table:table-cell office:value-type="float" office:value="0.01816844">
                <text:p>0.01816844</text:p>
              </table:table-cell>
              <table:table-cell office:value-type="float" office:value="0.61730709">
                <text:p>0.61730709</text:p>
              </table:table-cell>
              <table:table-cell office:value-type="float" office:value="0.01739078">
                <text:p>0.01739078</text:p>
              </table:table-cell>
              <table:table-cell office:value-type="float" office:value="0.4470478">
                <text:p>0.4470478</text:p>
              </table:table-cell>
              <table:table-cell office:value-type="float" office:value="0.2289823">
                <text:p>0.2289823</text:p>
              </table:table-cell>
              <table:table-cell office:value-type="float" office:value="0.16363636">
                <text:p>0.16363636</text:p>
              </table:table-cell>
            </table:table-row>
            <table:table-row>
              <table:table-cell office:value-type="string">
                <text:p>nationality</text:p>
              </table:table-cell>
              <table:table-cell office:value-type="float" office:value="0.06169769">
                <text:p>0.06169769</text:p>
              </table:table-cell>
              <table:table-cell office:value-type="float" office:value="0.89370179">
                <text:p>0.89370179</text:p>
              </table:table-cell>
              <table:table-cell office:value-type="float" office:value="0.06984908">
                <text:p>0.06984908</text:p>
              </table:table-cell>
              <table:table-cell office:value-type="float" office:value="0.76036128">
                <text:p>0.76036128</text:p>
              </table:table-cell>
              <table:table-cell office:value-type="float" office:value="0.07249571">
                <text:p>0.07249571</text:p>
              </table:table-cell>
              <table:table-cell office:value-type="float" office:value="0.48347714">
                <text:p>0.48347714</text:p>
              </table:table-cell>
              <table:table-cell office:value-type="float" office:value="0.07073789">
                <text:p>0.07073789</text:p>
              </table:table-cell>
              <table:table-cell office:value-type="float" office:value="0.2314588">
                <text:p>0.2314588</text:p>
              </table:table-cell>
            </table:table-row>
            <table:table-row>
              <table:table-cell office:value-type="string">
                <text:p>nearestCity</text:p>
              </table:table-cell>
              <table:table-cell office:value-type="float" office:value="0.02427351">
                <text:p>0.02427351</text:p>
              </table:table-cell>
              <table:table-cell office:value-type="float" office:value="0.39114427">
                <text:p>0.39114427</text:p>
              </table:table-cell>
              <table:table-cell office:value-type="float" office:value="0.02480597">
                <text:p>0.02480597</text:p>
              </table:table-cell>
              <table:table-cell office:value-type="float" office:value="0.21151051">
                <text:p>0.21151051</text:p>
              </table:table-cell>
              <table:table-cell office:value-type="float" office:value="0.01861536">
                <text:p>0.01861536</text:p>
              </table:table-cell>
              <table:table-cell office:value-type="float" office:value="0.11520202">
                <text:p>0.11520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0.12793255">
                <text:p>0.12793255</text:p>
              </table:table-cell>
              <table:table-cell office:value-type="float" office:value="0.77445235">
                <text:p>0.77445235</text:p>
              </table:table-cell>
              <table:table-cell office:value-type="float" office:value="0.17972482">
                <text:p>0.17972482</text:p>
              </table:table-cell>
              <table:table-cell office:value-type="float" office:value="0.6057468">
                <text:p>0.6057468</text:p>
              </table:table-cell>
              <table:table-cell office:value-type="float" office:value="0.21784885">
                <text:p>0.21784885</text:p>
              </table:table-cell>
              <table:table-cell office:value-type="float" office:value="0.36278805">
                <text:p>0.36278805</text:p>
              </table:table-cell>
              <table:table-cell office:value-type="float" office:value="0.20370051">
                <text:p>0.20370051</text:p>
              </table:table-cell>
              <table:table-cell office:value-type="float" office:value="0.39764151">
                <text:p>0.39764151</text:p>
              </table:table-cell>
            </table:table-row>
            <table:table-row>
              <table:table-cell office:value-type="string">
                <text:p>notableCommander</text:p>
              </table:table-cell>
              <table:table-cell office:value-type="float" office:value="0.02500523">
                <text:p>0.02500523</text:p>
              </table:table-cell>
              <table:table-cell office:value-type="float" office:value="0.36942112">
                <text:p>0.36942112</text:p>
              </table:table-cell>
              <table:table-cell office:value-type="float" office:value="0.03515829">
                <text:p>0.03515829</text:p>
              </table:table-cell>
              <table:table-cell office:value-type="float" office:value="0.20857269">
                <text:p>0.20857269</text:p>
              </table:table-cell>
              <table:table-cell office:value-type="float" office:value="0.03280981">
                <text:p>0.03280981</text:p>
              </table:table-cell>
              <table:table-cell office:value-type="float" office:value="0.13477684">
                <text:p>0.13477684</text:p>
              </table:table-cell>
              <table:table-cell office:value-type="float" office:value="0.06992561">
                <text:p>0.06992561</text:p>
              </table:table-cell>
              <table:table-cell office:value-type="float" office:value="0.19262295">
                <text:p>0.19262295</text:p>
              </table:table-cell>
            </table:table-row>
            <table:table-row>
              <table:table-cell office:value-type="string">
                <text:p>notableWork</text:p>
              </table:table-cell>
              <table:table-cell office:value-type="float" office:value="0.00409993">
                <text:p>0.00409993</text:p>
              </table:table-cell>
              <table:table-cell office:value-type="float" office:value="0.94386423">
                <text:p>0.94386423</text:p>
              </table:table-cell>
              <table:table-cell office:value-type="float" office:value="0.00645337">
                <text:p>0.00645337</text:p>
              </table:table-cell>
              <table:table-cell office:value-type="float" office:value="0.81418625">
                <text:p>0.81418625</text:p>
              </table:table-cell>
              <table:table-cell office:value-type="float" office:value="0.00736719">
                <text:p>0.00736719</text:p>
              </table:table-cell>
              <table:table-cell office:value-type="float" office:value="0.44516971">
                <text:p>0.44516971</text:p>
              </table:table-cell>
              <table:table-cell office:value-type="float" office:value="0.00520016">
                <text:p>0.00520016</text:p>
              </table:table-cell>
              <table:table-cell office:value-type="float" office:value="0.81846154">
                <text:p>0.81846154</text:p>
              </table:table-cell>
            </table:table-row>
            <table:table-row>
              <table:table-cell office:value-type="string">
                <text:p>occupation</text:p>
              </table:table-cell>
              <table:table-cell office:value-type="float" office:value="0.10963523">
                <text:p>0.10963523</text:p>
              </table:table-cell>
              <table:table-cell office:value-type="float" office:value="0.82504004">
                <text:p>0.82504004</text:p>
              </table:table-cell>
              <table:table-cell office:value-type="float" office:value="0.12456703">
                <text:p>0.12456703</text:p>
              </table:table-cell>
              <table:table-cell office:value-type="float" office:value="0.67505345">
                <text:p>0.67505345</text:p>
              </table:table-cell>
              <table:table-cell office:value-type="float" office:value="0.1291348">
                <text:p>0.1291348</text:p>
              </table:table-cell>
              <table:table-cell office:value-type="float" office:value="0.43361163">
                <text:p>0.43361163</text:p>
              </table:table-cell>
              <table:table-cell office:value-type="float" office:value="0.12306165">
                <text:p>0.12306165</text:p>
              </table:table-cell>
              <table:table-cell office:value-type="float" office:value="0.62162218">
                <text:p>0.62162218</text:p>
              </table:table-cell>
            </table:table-row>
            <table:table-row>
              <table:table-cell office:value-type="string">
                <text:p>operatedBy</text:p>
              </table:table-cell>
              <table:table-cell office:value-type="float" office:value="0.05124983">
                <text:p>0.05124983</text:p>
              </table:table-cell>
              <table:table-cell office:value-type="float" office:value="0.7216434">
                <text:p>0.7216434</text:p>
              </table:table-cell>
              <table:table-cell office:value-type="float" office:value="0.06590959">
                <text:p>0.06590959</text:p>
              </table:table-cell>
              <table:table-cell office:value-type="float" office:value="0.3839198">
                <text:p>0.3839198</text:p>
              </table:table-cell>
              <table:table-cell office:value-type="float" office:value="0.07633975">
                <text:p>0.07633975</text:p>
              </table:table-cell>
              <table:table-cell office:value-type="float" office:value="0.25132691">
                <text:p>0.25132691</text:p>
              </table:table-cell>
              <table:table-cell office:value-type="float" office:value="0.18083851">
                <text:p>0.18083851</text:p>
              </table:table-cell>
              <table:table-cell office:value-type="float" office:value="0.27579175">
                <text:p>0.27579175</text:p>
              </table:table-cell>
            </table:table-row>
            <table:table-row>
              <table:table-cell office:value-type="string">
                <text:p>operatingSystem</text:p>
              </table:table-cell>
              <table:table-cell office:value-type="float" office:value="0.01390162">
                <text:p>0.01390162</text:p>
              </table:table-cell>
              <table:table-cell office:value-type="float" office:value="0.39508231">
                <text:p>0.39508231</text:p>
              </table:table-cell>
              <table:table-cell office:value-type="float" office:value="0.02588493">
                <text:p>0.02588493</text:p>
              </table:table-cell>
              <table:table-cell office:value-type="float" office:value="0.2115024">
                <text:p>0.2115024</text:p>
              </table:table-cell>
              <table:table-cell office:value-type="float" office:value="0.02116152">
                <text:p>0.02116152</text:p>
              </table:table-cell>
              <table:table-cell office:value-type="float" office:value="0.06522192">
                <text:p>0.06522192</text:p>
              </table:table-cell>
              <table:table-cell office:value-type="float" office:value="0.02336034">
                <text:p>0.02336034</text:p>
              </table:table-cell>
              <table:table-cell office:value-type="float" office:value="0.10974974">
                <text:p>0.10974974</text:p>
              </table:table-cell>
            </table:table-row>
            <table:table-row>
              <table:table-cell office:value-type="string">
                <text:p>operator</text:p>
              </table:table-cell>
              <table:table-cell office:value-type="float" office:value="0.02232943">
                <text:p>0.02232943</text:p>
              </table:table-cell>
              <table:table-cell office:value-type="float" office:value="0.73525132">
                <text:p>0.73525132</text:p>
              </table:table-cell>
              <table:table-cell office:value-type="float" office:value="0.03012161">
                <text:p>0.03012161</text:p>
              </table:table-cell>
              <table:table-cell office:value-type="float" office:value="0.44833762">
                <text:p>0.44833762</text:p>
              </table:table-cell>
              <table:table-cell office:value-type="float" office:value="0.02970162">
                <text:p>0.02970162</text:p>
              </table:table-cell>
              <table:table-cell office:value-type="float" office:value="0.21997089">
                <text:p>0.21997089</text:p>
              </table:table-cell>
              <table:table-cell office:value-type="float" office:value="0.09950813">
                <text:p>0.09950813</text:p>
              </table:table-cell>
              <table:table-cell office:value-type="float" office:value="0.03701619">
                <text:p>0.03701619</text:p>
              </table:table-cell>
            </table:table-row>
            <table:table-row>
              <table:table-cell office:value-type="string">
                <text:p>opponent</text:p>
              </table:table-cell>
              <table:table-cell office:value-type="float" office:value="0.00009862">
                <text:p>0.00009862</text:p>
              </table:table-cell>
              <table:table-cell office:value-type="float" office:value="0.07432432">
                <text:p>0.07432432</text:p>
              </table:table-cell>
              <table:table-cell office:value-type="float" office:value="0.00007557">
                <text:p>0.00007557</text:p>
              </table:table-cell>
              <table:table-cell office:value-type="float" office:value="0.04054054">
                <text:p>0.04054054</text:p>
              </table:table-cell>
              <table:table-cell office:value-type="float" office:value="0.00008422">
                <text:p>0.00008422</text:p>
              </table:table-cell>
              <table:table-cell office:value-type="float" office:value="0.02702703">
                <text:p>0.02702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igin</text:p>
              </table:table-cell>
              <table:table-cell office:value-type="float" office:value="0.06311691">
                <text:p>0.06311691</text:p>
              </table:table-cell>
              <table:table-cell office:value-type="float" office:value="0.48351323">
                <text:p>0.48351323</text:p>
              </table:table-cell>
              <table:table-cell office:value-type="float" office:value="0.10953252">
                <text:p>0.10953252</text:p>
              </table:table-cell>
              <table:table-cell office:value-type="float" office:value="0.24872494">
                <text:p>0.24872494</text:p>
              </table:table-cell>
              <table:table-cell office:value-type="float" office:value="0.04866025">
                <text:p>0.04866025</text:p>
              </table:table-cell>
              <table:table-cell office:value-type="float" office:value="0.03629463">
                <text:p>0.03629463</text:p>
              </table:table-cell>
              <table:table-cell office:value-type="float" office:value="0.18922925">
                <text:p>0.18922925</text:p>
              </table:table-cell>
              <table:table-cell office:value-type="float" office:value="0.02702131">
                <text:p>0.02702131</text:p>
              </table:table-cell>
            </table:table-row>
            <table:table-row>
              <table:table-cell office:value-type="string">
                <text:p>otherParty</text:p>
              </table:table-cell>
              <table:table-cell office:value-type="float" office:value="0.00299964">
                <text:p>0.00299964</text:p>
              </table:table-cell>
              <table:table-cell office:value-type="float" office:value="0.9246134">
                <text:p>0.9246134</text:p>
              </table:table-cell>
              <table:table-cell office:value-type="float" office:value="0.00350225">
                <text:p>0.00350225</text:p>
              </table:table-cell>
              <table:table-cell office:value-type="float" office:value="0.65335052">
                <text:p>0.65335052</text:p>
              </table:table-cell>
              <table:table-cell office:value-type="float" office:value="0.00378683">
                <text:p>0.00378683</text:p>
              </table:table-cell>
              <table:table-cell office:value-type="float" office:value="0.3878866">
                <text:p>0.3878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utflow</text:p>
              </table:table-cell>
              <table:table-cell office:value-type="float" office:value="0.02070824">
                <text:p>0.02070824</text:p>
              </table:table-cell>
              <table:table-cell office:value-type="float" office:value="0.15898367">
                <text:p>0.15898367</text:p>
              </table:table-cell>
              <table:table-cell office:value-type="float" office:value="0.01170644">
                <text:p>0.01170644</text:p>
              </table:table-cell>
              <table:table-cell office:value-type="float" office:value="0.04718693">
                <text:p>0.04718693</text:p>
              </table:table-cell>
              <table:table-cell office:value-type="float" office:value="0.03625378">
                <text:p>0.03625378</text:p>
              </table:table-cell>
              <table:table-cell office:value-type="float" office:value="0.00871143">
                <text:p>0.00871143</text:p>
              </table:table-cell>
              <table:table-cell office:value-type="float" office:value="0.02429937">
                <text:p>0.02429937</text:p>
              </table:table-cell>
              <table:table-cell office:value-type="float" office:value="0.13245033">
                <text:p>0.13245033</text:p>
              </table:table-cell>
            </table:table-row>
            <table:table-row>
              <table:table-cell office:value-type="string">
                <text:p>owner</text:p>
              </table:table-cell>
              <table:table-cell office:value-type="float" office:value="0.05478874">
                <text:p>0.05478874</text:p>
              </table:table-cell>
              <table:table-cell office:value-type="float" office:value="0.79491018">
                <text:p>0.79491018</text:p>
              </table:table-cell>
              <table:table-cell office:value-type="float" office:value="0.06787005">
                <text:p>0.06787005</text:p>
              </table:table-cell>
              <table:table-cell office:value-type="float" office:value="0.54716882">
                <text:p>0.54716882</text:p>
              </table:table-cell>
              <table:table-cell office:value-type="float" office:value="0.07420377">
                <text:p>0.07420377</text:p>
              </table:table-cell>
              <table:table-cell office:value-type="float" office:value="0.32222397">
                <text:p>0.32222397</text:p>
              </table:table-cell>
              <table:table-cell office:value-type="float" office:value="0.05871243">
                <text:p>0.05871243</text:p>
              </table:table-cell>
              <table:table-cell office:value-type="float" office:value="0.49040498">
                <text:p>0.49040498</text:p>
              </table:table-cell>
            </table:table-row>
            <table:table-row>
              <table:table-cell office:value-type="string">
                <text:p>owningCompany</text:p>
              </table:table-cell>
              <table:table-cell office:value-type="float" office:value="0.0165856">
                <text:p>0.0165856</text:p>
              </table:table-cell>
              <table:table-cell office:value-type="float" office:value="0.7499693">
                <text:p>0.7499693</text:p>
              </table:table-cell>
              <table:table-cell office:value-type="float" office:value="0.02506104">
                <text:p>0.02506104</text:p>
              </table:table-cell>
              <table:table-cell office:value-type="float" office:value="0.61893651">
                <text:p>0.61893651</text:p>
              </table:table-cell>
              <table:table-cell office:value-type="float" office:value="0.03498914">
                <text:p>0.03498914</text:p>
              </table:table-cell>
              <table:table-cell office:value-type="float" office:value="0.48250031">
                <text:p>0.48250031</text:p>
              </table:table-cell>
              <table:table-cell office:value-type="float" office:value="0.02348905">
                <text:p>0.02348905</text:p>
              </table:table-cell>
              <table:table-cell office:value-type="float" office:value="0.01455199">
                <text:p>0.01455199</text:p>
              </table:table-cell>
            </table:table-row>
            <table:table-row>
              <table:table-cell office:value-type="string">
                <text:p>owningOrganisation</text:p>
              </table:table-cell>
              <table:table-cell office:value-type="float" office:value="0.02596785">
                <text:p>0.02596785</text:p>
              </table:table-cell>
              <table:table-cell office:value-type="float" office:value="0.29934211">
                <text:p>0.29934211</text:p>
              </table:table-cell>
              <table:table-cell office:value-type="float" office:value="0.02334683">
                <text:p>0.02334683</text:p>
              </table:table-cell>
              <table:table-cell office:value-type="float" office:value="0.12646199">
                <text:p>0.12646199</text:p>
              </table:table-cell>
              <table:table-cell office:value-type="float" office:value="0.0213914">
                <text:p>0.0213914</text:p>
              </table:table-cell>
              <table:table-cell office:value-type="float" office:value="0.06085526">
                <text:p>0.06085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0.02577894">
                <text:p>0.02577894</text:p>
              </table:table-cell>
              <table:table-cell office:value-type="float" office:value="0.98496397">
                <text:p>0.98496397</text:p>
              </table:table-cell>
              <table:table-cell office:value-type="float" office:value="0.04029748">
                <text:p>0.04029748</text:p>
              </table:table-cell>
              <table:table-cell office:value-type="float" office:value="0.9607816">
                <text:p>0.9607816</text:p>
              </table:table-cell>
              <table:table-cell office:value-type="float" office:value="0.05444973">
                <text:p>0.05444973</text:p>
              </table:table-cell>
              <table:table-cell office:value-type="float" office:value="0.66359479">
                <text:p>0.66359479</text:p>
              </table:table-cell>
              <table:table-cell office:value-type="float" office:value="0.05900472">
                <text:p>0.05900472</text:p>
              </table:table-cell>
              <table:table-cell office:value-type="float" office:value="0.2612649">
                <text:p>0.2612649</text:p>
              </table:table-cell>
            </table:table-row>
            <table:table-row>
              <table:table-cell office:value-type="string">
                <text:p>parentCompany</text:p>
              </table:table-cell>
              <table:table-cell office:value-type="float" office:value="0.01457697">
                <text:p>0.01457697</text:p>
              </table:table-cell>
              <table:table-cell office:value-type="float" office:value="0.92058586">
                <text:p>0.92058586</text:p>
              </table:table-cell>
              <table:table-cell office:value-type="float" office:value="0.02055673">
                <text:p>0.02055673</text:p>
              </table:table-cell>
              <table:table-cell office:value-type="float" office:value="0.77143241">
                <text:p>0.77143241</text:p>
              </table:table-cell>
              <table:table-cell office:value-type="float" office:value="0.02739898">
                <text:p>0.02739898</text:p>
              </table:table-cell>
              <table:table-cell office:value-type="float" office:value="0.52754636">
                <text:p>0.52754636</text:p>
              </table:table-cell>
              <table:table-cell office:value-type="float" office:value="0.05059851">
                <text:p>0.05059851</text:p>
              </table:table-cell>
              <table:table-cell office:value-type="float" office:value="0.63873266">
                <text:p>0.63873266</text:p>
              </table:table-cell>
            </table:table-row>
            <table:table-row>
              <table:table-cell office:value-type="string">
                <text:p>parentMountainPeak</text:p>
              </table:table-cell>
              <table:table-cell office:value-type="float" office:value="0.03849964">
                <text:p>0.03849964</text:p>
              </table:table-cell>
              <table:table-cell office:value-type="float" office:value="0.26953306">
                <text:p>0.26953306</text:p>
              </table:table-cell>
              <table:table-cell office:value-type="float" office:value="0.06152277">
                <text:p>0.06152277</text:p>
              </table:table-cell>
              <table:table-cell office:value-type="float" office:value="0.08368007">
                <text:p>0.08368007</text:p>
              </table:table-cell>
              <table:table-cell office:value-type="float" office:value="0.01851852">
                <text:p>0.01851852</text:p>
              </table:table-cell>
              <table:table-cell office:value-type="float" office:value="0.01063338">
                <text:p>0.01063338</text:p>
              </table:table-cell>
              <table:table-cell office:value-type="float" office:value="0.24776939">
                <text:p>0.24776939</text:p>
              </table:table-cell>
              <table:table-cell office:value-type="float" office:value="0.18675634">
                <text:p>0.18675634</text:p>
              </table:table-cell>
            </table:table-row>
            <table:table-row>
              <table:table-cell office:value-type="string">
                <text:p>parentOrganisation</text:p>
              </table:table-cell>
              <table:table-cell office:value-type="float" office:value="0.03370787">
                <text:p>0.03370787</text:p>
              </table:table-cell>
              <table:table-cell office:value-type="float" office:value="0.00364078">
                <text:p>0.00364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27273">
                <text:p>0.02727273</text:p>
              </table:table-cell>
              <table:table-cell office:value-type="float" office:value="0.00229533">
                <text:p>0.00229533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tner</text:p>
              </table:table-cell>
              <table:table-cell office:value-type="float" office:value="0.00157808">
                <text:p>0.00157808</text:p>
              </table:table-cell>
              <table:table-cell office:value-type="float" office:value="0.83333333">
                <text:p>0.83333333</text:p>
              </table:table-cell>
              <table:table-cell office:value-type="float" office:value="0.00223046">
                <text:p>0.00223046</text:p>
              </table:table-cell>
              <table:table-cell office:value-type="float" office:value="0.6235012">
                <text:p>0.6235012</text:p>
              </table:table-cell>
              <table:table-cell office:value-type="float" office:value="0.00209069">
                <text:p>0.00209069</text:p>
              </table:table-cell>
              <table:table-cell office:value-type="float" office:value="0.30815348">
                <text:p>0.30815348</text:p>
              </table:table-cell>
              <table:table-cell office:value-type="float" office:value="0.00472868">
                <text:p>0.00472868</text:p>
              </table:table-cell>
              <table:table-cell office:value-type="float" office:value="0.13646532">
                <text:p>0.13646532</text:p>
              </table:table-cell>
            </table:table-row>
            <table:table-row>
              <table:table-cell office:value-type="string">
                <text:p>party</text:p>
              </table:table-cell>
              <table:table-cell office:value-type="float" office:value="0.04980016">
                <text:p>0.04980016</text:p>
              </table:table-cell>
              <table:table-cell office:value-type="float" office:value="0.97092535">
                <text:p>0.97092535</text:p>
              </table:table-cell>
              <table:table-cell office:value-type="float" office:value="0.05935966">
                <text:p>0.05935966</text:p>
              </table:table-cell>
              <table:table-cell office:value-type="float" office:value="0.77384751">
                <text:p>0.77384751</text:p>
              </table:table-cell>
              <table:table-cell office:value-type="float" office:value="0.0615529">
                <text:p>0.0615529</text:p>
              </table:table-cell>
              <table:table-cell office:value-type="float" office:value="0.46275926">
                <text:p>0.46275926</text:p>
              </table:table-cell>
              <table:table-cell office:value-type="float" office:value="0.0455071">
                <text:p>0.0455071</text:p>
              </table:table-cell>
              <table:table-cell office:value-type="float" office:value="0.49631277">
                <text:p>0.49631277</text:p>
              </table:table-cell>
            </table:table-row>
            <table:table-row>
              <table:table-cell office:value-type="string">
                <text:p>place</text:p>
              </table:table-cell>
              <table:table-cell office:value-type="float" office:value="0.06686575">
                <text:p>0.06686575</text:p>
              </table:table-cell>
              <table:table-cell office:value-type="float" office:value="0.76297757">
                <text:p>0.76297757</text:p>
              </table:table-cell>
              <table:table-cell office:value-type="float" office:value="0.07989448">
                <text:p>0.07989448</text:p>
              </table:table-cell>
              <table:table-cell office:value-type="float" office:value="0.32695015">
                <text:p>0.32695015</text:p>
              </table:table-cell>
              <table:table-cell office:value-type="float" office:value="0.08276793">
                <text:p>0.08276793</text:p>
              </table:table-cell>
              <table:table-cell office:value-type="float" office:value="0.21299165">
                <text:p>0.21299165</text:p>
              </table:table-cell>
              <table:table-cell office:value-type="float" office:value="0.11330148">
                <text:p>0.11330148</text:p>
              </table:table-cell>
              <table:table-cell office:value-type="float" office:value="0.56205014">
                <text:p>0.56205014</text:p>
              </table:table-cell>
            </table:table-row>
            <table:table-row>
              <table:table-cell office:value-type="string">
                <text:p>placeOfBurial</text:p>
              </table:table-cell>
              <table:table-cell office:value-type="float" office:value="0.00169766">
                <text:p>0.00169766</text:p>
              </table:table-cell>
              <table:table-cell office:value-type="float" office:value="0.69714286">
                <text:p>0.69714286</text:p>
              </table:table-cell>
              <table:table-cell office:value-type="float" office:value="0.00179157">
                <text:p>0.00179157</text:p>
              </table:table-cell>
              <table:table-cell office:value-type="float" office:value="0.40571429">
                <text:p>0.40571429</text:p>
              </table:table-cell>
              <table:table-cell office:value-type="float" office:value="0.00149204">
                <text:p>0.00149204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rtrayer</text:p>
              </table:table-cell>
              <table:table-cell office:value-type="float" office:value="0.00763409">
                <text:p>0.00763409</text:p>
              </table:table-cell>
              <table:table-cell office:value-type="float" office:value="0.9369406">
                <text:p>0.9369406</text:p>
              </table:table-cell>
              <table:table-cell office:value-type="float" office:value="0.01198654">
                <text:p>0.01198654</text:p>
              </table:table-cell>
              <table:table-cell office:value-type="float" office:value="0.86248983">
                <text:p>0.86248983</text:p>
              </table:table-cell>
              <table:table-cell office:value-type="float" office:value="0.01633053">
                <text:p>0.01633053</text:p>
              </table:table-cell>
              <table:table-cell office:value-type="float" office:value="0.63710334">
                <text:p>0.63710334</text:p>
              </table:table-cell>
              <table:table-cell office:value-type="float" office:value="0.0470483">
                <text:p>0.0470483</text:p>
              </table:table-cell>
              <table:table-cell office:value-type="float" office:value="0.14514349">
                <text:p>0.14514349</text:p>
              </table:table-cell>
            </table:table-row>
            <table:table-row>
              <table:table-cell office:value-type="string">
                <text:p>predecessor</text:p>
              </table:table-cell>
              <table:table-cell office:value-type="float" office:value="0.01404374">
                <text:p>0.01404374</text:p>
              </table:table-cell>
              <table:table-cell office:value-type="float" office:value="0.68334389">
                <text:p>0.68334389</text:p>
              </table:table-cell>
              <table:table-cell office:value-type="float" office:value="0.01763171">
                <text:p>0.01763171</text:p>
              </table:table-cell>
              <table:table-cell office:value-type="float" office:value="0.51513616">
                <text:p>0.51513616</text:p>
              </table:table-cell>
              <table:table-cell office:value-type="float" office:value="0.02133004">
                <text:p>0.02133004</text:p>
              </table:table-cell>
              <table:table-cell office:value-type="float" office:value="0.31247625">
                <text:p>0.31247625</text:p>
              </table:table-cell>
              <table:table-cell office:value-type="float" office:value="0.01875241">
                <text:p>0.01875241</text:p>
              </table:table-cell>
              <table:table-cell office:value-type="float" office:value="0.25748906">
                <text:p>0.25748906</text:p>
              </table:table-cell>
            </table:table-row>
            <table:table-row>
              <table:table-cell office:value-type="string">
                <text:p>presenter</text:p>
              </table:table-cell>
              <table:table-cell office:value-type="float" office:value="0.1264508">
                <text:p>0.1264508</text:p>
              </table:table-cell>
              <table:table-cell office:value-type="float" office:value="0.62836625">
                <text:p>0.62836625</text:p>
              </table:table-cell>
              <table:table-cell office:value-type="float" office:value="0.16303417">
                <text:p>0.16303417</text:p>
              </table:table-cell>
              <table:table-cell office:value-type="float" office:value="0.5556553">
                <text:p>0.5556553</text:p>
              </table:table-cell>
              <table:table-cell office:value-type="float" office:value="0.14053794">
                <text:p>0.14053794</text:p>
              </table:table-cell>
              <table:table-cell office:value-type="float" office:value="0.32832136">
                <text:p>0.32832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0.00699752">
                <text:p>0.00699752</text:p>
              </table:table-cell>
              <table:table-cell office:value-type="float" office:value="0.92863837">
                <text:p>0.92863837</text:p>
              </table:table-cell>
              <table:table-cell office:value-type="float" office:value="0.0093962">
                <text:p>0.0093962</text:p>
              </table:table-cell>
              <table:table-cell office:value-type="float" office:value="0.80211541">
                <text:p>0.80211541</text:p>
              </table:table-cell>
              <table:table-cell office:value-type="float" office:value="0.0121848">
                <text:p>0.0121848</text:p>
              </table:table-cell>
              <table:table-cell office:value-type="float" office:value="0.59177935">
                <text:p>0.59177935</text:p>
              </table:table-cell>
              <table:table-cell office:value-type="float" office:value="0.00732163">
                <text:p>0.00732163</text:p>
              </table:table-cell>
              <table:table-cell office:value-type="float" office:value="0.61653322">
                <text:p>0.61653322</text:p>
              </table:table-cell>
            </table:table-row>
            <table:table-row>
              <table:table-cell office:value-type="string">
                <text:p>previousWork</text:p>
              </table:table-cell>
              <table:table-cell office:value-type="float" office:value="0.39739926">
                <text:p>0.39739926</text:p>
              </table:table-cell>
              <table:table-cell office:value-type="float" office:value="0.59616355">
                <text:p>0.59616355</text:p>
              </table:table-cell>
              <table:table-cell office:value-type="float" office:value="0.45268668">
                <text:p>0.45268668</text:p>
              </table:table-cell>
              <table:table-cell office:value-type="float" office:value="0.448831">
                <text:p>0.448831</text:p>
              </table:table-cell>
              <table:table-cell office:value-type="float" office:value="0.5059492">
                <text:p>0.5059492</text:p>
              </table:table-cell>
              <table:table-cell office:value-type="float" office:value="0.37013325">
                <text:p>0.37013325</text:p>
              </table:table-cell>
              <table:table-cell office:value-type="float" office:value="0.19066072">
                <text:p>0.19066072</text:p>
              </table:table-cell>
              <table:table-cell office:value-type="float" office:value="0.12628105">
                <text:p>0.12628105</text:p>
              </table:table-cell>
            </table:table-row>
            <table:table-row>
              <table:table-cell office:value-type="string">
                <text:p>primeMinister</text:p>
              </table:table-cell>
              <table:table-cell office:value-type="float" office:value="0.00430868">
                <text:p>0.00430868</text:p>
              </table:table-cell>
              <table:table-cell office:value-type="float" office:value="0.96007984">
                <text:p>0.96007984</text:p>
              </table:table-cell>
              <table:table-cell office:value-type="float" office:value="0.00625422">
                <text:p>0.00625422</text:p>
              </table:table-cell>
              <table:table-cell office:value-type="float" office:value="0.88534043">
                <text:p>0.88534043</text:p>
              </table:table-cell>
              <table:table-cell office:value-type="float" office:value="0.00811004">
                <text:p>0.00811004</text:p>
              </table:table-cell>
              <table:table-cell office:value-type="float" office:value="0.63051674">
                <text:p>0.63051674</text:p>
              </table:table-cell>
              <table:table-cell office:value-type="float" office:value="0.00405988">
                <text:p>0.00405988</text:p>
              </table:table-cell>
              <table:table-cell office:value-type="float" office:value="0.50478088">
                <text:p>0.50478088</text:p>
              </table:table-cell>
            </table:table-row>
            <table:table-row>
              <table:table-cell office:value-type="string">
                <text:p>producer</text:p>
              </table:table-cell>
              <table:table-cell office:value-type="float" office:value="0.23074967">
                <text:p>0.23074967</text:p>
              </table:table-cell>
              <table:table-cell office:value-type="float" office:value="0.95581949">
                <text:p>0.95581949</text:p>
              </table:table-cell>
              <table:table-cell office:value-type="float" office:value="0.30285602">
                <text:p>0.30285602</text:p>
              </table:table-cell>
              <table:table-cell office:value-type="float" office:value="0.85452795">
                <text:p>0.85452795</text:p>
              </table:table-cell>
              <table:table-cell office:value-type="float" office:value="0.33610863">
                <text:p>0.33610863</text:p>
              </table:table-cell>
              <table:table-cell office:value-type="float" office:value="0.69976352">
                <text:p>0.69976352</text:p>
              </table:table-cell>
              <table:table-cell office:value-type="float" office:value="0.25685338">
                <text:p>0.25685338</text:p>
              </table:table-cell>
              <table:table-cell office:value-type="float" office:value="0.84348553">
                <text:p>0.84348553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0.02166375">
                <text:p>0.02166375</text:p>
              </table:table-cell>
              <table:table-cell office:value-type="float" office:value="0.6791192">
                <text:p>0.6791192</text:p>
              </table:table-cell>
              <table:table-cell office:value-type="float" office:value="0.03611777">
                <text:p>0.03611777</text:p>
              </table:table-cell>
              <table:table-cell office:value-type="float" office:value="0.47101126">
                <text:p>0.47101126</text:p>
              </table:table-cell>
              <table:table-cell office:value-type="float" office:value="0.05165654">
                <text:p>0.05165654</text:p>
              </table:table-cell>
              <table:table-cell office:value-type="float" office:value="0.31693502">
                <text:p>0.31693502</text:p>
              </table:table-cell>
              <table:table-cell office:value-type="float" office:value="0.01876927">
                <text:p>0.01876927</text:p>
              </table:table-cell>
              <table:table-cell office:value-type="float" office:value="0.4744049">
                <text:p>0.4744049</text:p>
              </table:table-cell>
            </table:table-row>
            <table:table-row>
              <table:table-cell office:value-type="string">
                <text:p>profession</text:p>
              </table:table-cell>
              <table:table-cell office:value-type="float" office:value="0.02757982">
                <text:p>0.02757982</text:p>
              </table:table-cell>
              <table:table-cell office:value-type="float" office:value="0.8434025">
                <text:p>0.8434025</text:p>
              </table:table-cell>
              <table:table-cell office:value-type="float" office:value="0.04223901">
                <text:p>0.04223901</text:p>
              </table:table-cell>
              <table:table-cell office:value-type="float" office:value="0.44170584">
                <text:p>0.44170584</text:p>
              </table:table-cell>
              <table:table-cell office:value-type="float" office:value="0.04780455">
                <text:p>0.04780455</text:p>
              </table:table-cell>
              <table:table-cell office:value-type="float" office:value="0.18147426">
                <text:p>0.18147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spectTea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vince</text:p>
              </table:table-cell>
              <table:table-cell office:value-type="float" office:value="0.01567975">
                <text:p>0.01567975</text:p>
              </table:table-cell>
              <table:table-cell office:value-type="float" office:value="0.29202947">
                <text:p>0.29202947</text:p>
              </table:table-cell>
              <table:table-cell office:value-type="float" office:value="0.01947707">
                <text:p>0.01947707</text:p>
              </table:table-cell>
              <table:table-cell office:value-type="float" office:value="0.20342551">
                <text:p>0.20342551</text:p>
              </table:table-cell>
              <table:table-cell office:value-type="float" office:value="0.01686939">
                <text:p>0.01686939</text:p>
              </table:table-cell>
              <table:table-cell office:value-type="float" office:value="0.11147259">
                <text:p>0.11147259</text:p>
              </table:table-cell>
              <table:table-cell office:value-type="float" office:value="0.4">
                <text:p>0.4</text:p>
              </table:table-cell>
              <table:table-cell office:value-type="float" office:value="0.00042404">
                <text:p>0.00042404</text:p>
              </table:table-cell>
            </table:table-row>
            <table:table-row>
              <table:table-cell office:value-type="string">
                <text:p>publisher</text:p>
              </table:table-cell>
              <table:table-cell office:value-type="float" office:value="0.09735187">
                <text:p>0.09735187</text:p>
              </table:table-cell>
              <table:table-cell office:value-type="float" office:value="0.66329446">
                <text:p>0.66329446</text:p>
              </table:table-cell>
              <table:table-cell office:value-type="float" office:value="0.12383018">
                <text:p>0.12383018</text:p>
              </table:table-cell>
              <table:table-cell office:value-type="float" office:value="0.49651844">
                <text:p>0.49651844</text:p>
              </table:table-cell>
              <table:table-cell office:value-type="float" office:value="0.14347951">
                <text:p>0.14347951</text:p>
              </table:table-cell>
              <table:table-cell office:value-type="float" office:value="0.29484222">
                <text:p>0.29484222</text:p>
              </table:table-cell>
              <table:table-cell office:value-type="float" office:value="0.12933227">
                <text:p>0.12933227</text:p>
              </table:table-cell>
              <table:table-cell office:value-type="float" office:value="0.40389657">
                <text:p>0.40389657</text:p>
              </table:table-cell>
            </table:table-row>
            <table:table-row>
              <table:table-cell office:value-type="string">
                <text:p>recordedIn</text:p>
              </table:table-cell>
              <table:table-cell office:value-type="float" office:value="0.15247467">
                <text:p>0.15247467</text:p>
              </table:table-cell>
              <table:table-cell office:value-type="float" office:value="0.20914585">
                <text:p>0.20914585</text:p>
              </table:table-cell>
              <table:table-cell office:value-type="float" office:value="0.18056602">
                <text:p>0.18056602</text:p>
              </table:table-cell>
              <table:table-cell office:value-type="float" office:value="0.10616438">
                <text:p>0.10616438</text:p>
              </table:table-cell>
              <table:table-cell office:value-type="float" office:value="0.18710126">
                <text:p>0.18710126</text:p>
              </table:table-cell>
              <table:table-cell office:value-type="float" office:value="0.06498791">
                <text:p>0.06498791</text:p>
              </table:table-cell>
              <table:table-cell office:value-type="float" office:value="0.19912226">
                <text:p>0.19912226</text:p>
              </table:table-cell>
              <table:table-cell office:value-type="float" office:value="0.17079292">
                <text:p>0.17079292</text:p>
              </table:table-cell>
            </table:table-row>
            <table:table-row>
              <table:table-cell office:value-type="string">
                <text:p>recordLabel</text:p>
              </table:table-cell>
              <table:table-cell office:value-type="float" office:value="0.15880317">
                <text:p>0.15880317</text:p>
              </table:table-cell>
              <table:table-cell office:value-type="float" office:value="0.94129366">
                <text:p>0.94129366</text:p>
              </table:table-cell>
              <table:table-cell office:value-type="float" office:value="0.18828784">
                <text:p>0.18828784</text:p>
              </table:table-cell>
              <table:table-cell office:value-type="float" office:value="0.77200313">
                <text:p>0.77200313</text:p>
              </table:table-cell>
              <table:table-cell office:value-type="float" office:value="0.22263406">
                <text:p>0.22263406</text:p>
              </table:table-cell>
              <table:table-cell office:value-type="float" office:value="0.57797964">
                <text:p>0.57797964</text:p>
              </table:table-cell>
              <table:table-cell office:value-type="float" office:value="0.31180575">
                <text:p>0.31180575</text:p>
              </table:table-cell>
              <table:table-cell office:value-type="float" office:value="0.87812041">
                <text:p>0.87812041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0.04066447">
                <text:p>0.04066447</text:p>
              </table:table-cell>
              <table:table-cell office:value-type="float" office:value="0.340504">
                <text:p>0.340504</text:p>
              </table:table-cell>
              <table:table-cell office:value-type="float" office:value="0.05220235">
                <text:p>0.05220235</text:p>
              </table:table-cell>
              <table:table-cell office:value-type="float" office:value="0.22031785">
                <text:p>0.22031785</text:p>
              </table:table-cell>
              <table:table-cell office:value-type="float" office:value="0.05648873">
                <text:p>0.05648873</text:p>
              </table:table-cell>
              <table:table-cell office:value-type="float" office:value="0.11014136">
                <text:p>0.11014136</text:p>
              </table:table-cell>
              <table:table-cell office:value-type="float" office:value="0.03840474">
                <text:p>0.03840474</text:p>
              </table:table-cell>
              <table:table-cell office:value-type="float" office:value="0.07234283">
                <text:p>0.07234283</text:p>
              </table:table-cell>
            </table:table-row>
            <table:table-row>
              <table:table-cell office:value-type="string">
                <text:p>regionServed</text:p>
              </table:table-cell>
              <table:table-cell office:value-type="float" office:value="0.02207535">
                <text:p>0.02207535</text:p>
              </table:table-cell>
              <table:table-cell office:value-type="float" office:value="0.61667465">
                <text:p>0.61667465</text:p>
              </table:table-cell>
              <table:table-cell office:value-type="float" office:value="0.02728325">
                <text:p>0.02728325</text:p>
              </table:table-cell>
              <table:table-cell office:value-type="float" office:value="0.41415109">
                <text:p>0.41415109</text:p>
              </table:table-cell>
              <table:table-cell office:value-type="float" office:value="0.03793644">
                <text:p>0.03793644</text:p>
              </table:table-cell>
              <table:table-cell office:value-type="float" office:value="0.20859288">
                <text:p>0.20859288</text:p>
              </table:table-cell>
              <table:table-cell office:value-type="float" office:value="0.0424766">
                <text:p>0.0424766</text:p>
              </table:table-cell>
              <table:table-cell office:value-type="float" office:value="0.03266285">
                <text:p>0.03266285</text:p>
              </table:table-cell>
            </table:table-row>
            <table:table-row>
              <table:table-cell office:value-type="string">
                <text:p>relatedMeanOfTransportation</text:p>
              </table:table-cell>
              <table:table-cell office:value-type="float" office:value="0.00401731">
                <text:p>0.00401731</text:p>
              </table:table-cell>
              <table:table-cell office:value-type="float" office:value="0.89087657">
                <text:p>0.89087657</text:p>
              </table:table-cell>
              <table:table-cell office:value-type="float" office:value="0.00653631">
                <text:p>0.00653631</text:p>
              </table:table-cell>
              <table:table-cell office:value-type="float" office:value="0.42039356">
                <text:p>0.42039356</text:p>
              </table:table-cell>
              <table:table-cell office:value-type="float" office:value="0.00763519">
                <text:p>0.00763519</text:p>
              </table:table-cell>
              <table:table-cell office:value-type="float" office:value="0.23911747">
                <text:p>0.23911747</text:p>
              </table:table-cell>
              <table:table-cell office:value-type="float" office:value="0.00761239">
                <text:p>0.00761239</text:p>
              </table:table-cell>
              <table:table-cell office:value-type="float" office:value="0.53501401">
                <text:p>0.53501401</text:p>
              </table:table-cell>
            </table:table-row>
            <table:table-row>
              <table:table-cell office:value-type="string">
                <text:p>relation</text:p>
              </table:table-cell>
              <table:table-cell office:value-type="float" office:value="0.00444599">
                <text:p>0.00444599</text:p>
              </table:table-cell>
              <table:table-cell office:value-type="float" office:value="0.95988064">
                <text:p>0.95988064</text:p>
              </table:table-cell>
              <table:table-cell office:value-type="float" office:value="0.00610079">
                <text:p>0.00610079</text:p>
              </table:table-cell>
              <table:table-cell office:value-type="float" office:value="0.8551061">
                <text:p>0.8551061</text:p>
              </table:table-cell>
              <table:table-cell office:value-type="float" office:value="0.01001021">
                <text:p>0.01001021</text:p>
              </table:table-cell>
              <table:table-cell office:value-type="float" office:value="0.49734748">
                <text:p>0.49734748</text:p>
              </table:table-cell>
              <table:table-cell office:value-type="float" office:value="0.00427626">
                <text:p>0.00427626</text:p>
              </table:table-cell>
              <table:table-cell office:value-type="float" office:value="0.29384328">
                <text:p>0.29384328</text:p>
              </table:table-cell>
            </table:table-row>
            <table:table-row>
              <table:table-cell office:value-type="string">
                <text:p>relative</text:p>
              </table:table-cell>
              <table:table-cell office:value-type="float" office:value="0.00826386">
                <text:p>0.00826386</text:p>
              </table:table-cell>
              <table:table-cell office:value-type="float" office:value="0.89367311">
                <text:p>0.89367311</text:p>
              </table:table-cell>
              <table:table-cell office:value-type="float" office:value="0.01106297">
                <text:p>0.01106297</text:p>
              </table:table-cell>
              <table:table-cell office:value-type="float" office:value="0.79349736">
                <text:p>0.79349736</text:p>
              </table:table-cell>
              <table:table-cell office:value-type="float" office:value="0.01304113">
                <text:p>0.01304113</text:p>
              </table:table-cell>
              <table:table-cell office:value-type="float" office:value="0.38224956">
                <text:p>0.38224956</text:p>
              </table:table-cell>
              <table:table-cell office:value-type="float" office:value="0.00850136">
                <text:p>0.00850136</text:p>
              </table:table-cell>
              <table:table-cell office:value-type="float" office:value="0.19796954">
                <text:p>0.19796954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0.04010916">
                <text:p>0.04010916</text:p>
              </table:table-cell>
              <table:table-cell office:value-type="float" office:value="0.87401388">
                <text:p>0.87401388</text:p>
              </table:table-cell>
              <table:table-cell office:value-type="float" office:value="0.04959317">
                <text:p>0.04959317</text:p>
              </table:table-cell>
              <table:table-cell office:value-type="float" office:value="0.60261645">
                <text:p>0.60261645</text:p>
              </table:table-cell>
              <table:table-cell office:value-type="float" office:value="0.0534558">
                <text:p>0.0534558</text:p>
              </table:table-cell>
              <table:table-cell office:value-type="float" office:value="0.30338949">
                <text:p>0.30338949</text:p>
              </table:table-cell>
              <table:table-cell office:value-type="float" office:value="0.11863031">
                <text:p>0.11863031</text:p>
              </table:table-cell>
              <table:table-cell office:value-type="float" office:value="0.07770396">
                <text:p>0.07770396</text:p>
              </table:table-cell>
            </table:table-row>
            <table:table-row>
              <table:table-cell office:value-type="string">
                <text:p>residence</text:p>
              </table:table-cell>
              <table:table-cell office:value-type="float" office:value="0.02743854">
                <text:p>0.02743854</text:p>
              </table:table-cell>
              <table:table-cell office:value-type="float" office:value="0.90087063">
                <text:p>0.90087063</text:p>
              </table:table-cell>
              <table:table-cell office:value-type="float" office:value="0.03146325">
                <text:p>0.03146325</text:p>
              </table:table-cell>
              <table:table-cell office:value-type="float" office:value="0.70857267">
                <text:p>0.70857267</text:p>
              </table:table-cell>
              <table:table-cell office:value-type="float" office:value="0.03322604">
                <text:p>0.03322604</text:p>
              </table:table-cell>
              <table:table-cell office:value-type="float" office:value="0.45605289">
                <text:p>0.45605289</text:p>
              </table:table-cell>
              <table:table-cell office:value-type="float" office:value="0.04331046">
                <text:p>0.04331046</text:p>
              </table:table-cell>
              <table:table-cell office:value-type="float" office:value="0.00440356">
                <text:p>0.00440356</text:p>
              </table:table-cell>
            </table:table-row>
            <table:table-row>
              <table:table-cell office:value-type="string">
                <text:p>restingPlace</text:p>
              </table:table-cell>
              <table:table-cell office:value-type="float" office:value="0.0180216">
                <text:p>0.0180216</text:p>
              </table:table-cell>
              <table:table-cell office:value-type="float" office:value="0.8907563">
                <text:p>0.8907563</text:p>
              </table:table-cell>
              <table:table-cell office:value-type="float" office:value="0.02742498">
                <text:p>0.02742498</text:p>
              </table:table-cell>
              <table:table-cell office:value-type="float" office:value="0.75498064">
                <text:p>0.75498064</text:p>
              </table:table-cell>
              <table:table-cell office:value-type="float" office:value="0.03301613">
                <text:p>0.03301613</text:p>
              </table:table-cell>
              <table:table-cell office:value-type="float" office:value="0.46747238">
                <text:p>0.46747238</text:p>
              </table:table-cell>
              <table:table-cell office:value-type="float" office:value="0.0160369">
                <text:p>0.0160369</text:p>
              </table:table-cell>
              <table:table-cell office:value-type="float" office:value="0.16162925">
                <text:p>0.16162925</text:p>
              </table:table-cell>
            </table:table-row>
            <table:table-row>
              <table:table-cell office:value-type="string">
                <text:p>rightTributary</text:p>
              </table:table-cell>
              <table:table-cell office:value-type="float" office:value="0.01413581">
                <text:p>0.01413581</text:p>
              </table:table-cell>
              <table:table-cell office:value-type="float" office:value="0.14115092">
                <text:p>0.14115092</text:p>
              </table:table-cell>
              <table:table-cell office:value-type="float" office:value="0.01508443">
                <text:p>0.01508443</text:p>
              </table:table-cell>
              <table:table-cell office:value-type="float" office:value="0.10912052">
                <text:p>0.10912052</text:p>
              </table:table-cell>
              <table:table-cell office:value-type="float" office:value="0.01131251">
                <text:p>0.01131251</text:p>
              </table:table-cell>
              <table:table-cell office:value-type="float" office:value="0.04777416">
                <text:p>0.04777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val</text:p>
              </table:table-cell>
              <table:table-cell office:value-type="float" office:value="0.01094495">
                <text:p>0.01094495</text:p>
              </table:table-cell>
              <table:table-cell office:value-type="float" office:value="0.59444444">
                <text:p>0.59444444</text:p>
              </table:table-cell>
              <table:table-cell office:value-type="float" office:value="0.01115094">
                <text:p>0.01115094</text:p>
              </table:table-cell>
              <table:table-cell office:value-type="float" office:value="0.21777778">
                <text:p>0.21777778</text:p>
              </table:table-cell>
              <table:table-cell office:value-type="float" office:value="0.01428571">
                <text:p>0.01428571</text:p>
              </table:table-cell>
              <table:table-cell office:value-type="float" office:value="0.04111111">
                <text:p>0.04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verMouth</text:p>
              </table:table-cell>
              <table:table-cell office:value-type="float" office:value="0.1709545">
                <text:p>0.1709545</text:p>
              </table:table-cell>
              <table:table-cell office:value-type="float" office:value="0.94915581">
                <text:p>0.94915581</text:p>
              </table:table-cell>
              <table:table-cell office:value-type="float" office:value="0.09200834">
                <text:p>0.09200834</text:p>
              </table:table-cell>
              <table:table-cell office:value-type="float" office:value="0.29748989">
                <text:p>0.29748989</text:p>
              </table:table-cell>
              <table:table-cell office:value-type="float" office:value="0.06815158">
                <text:p>0.06815158</text:p>
              </table:table-cell>
              <table:table-cell office:value-type="float" office:value="0.08878475">
                <text:p>0.08878475</text:p>
              </table:table-cell>
              <table:table-cell office:value-type="float" office:value="0.09328635">
                <text:p>0.09328635</text:p>
              </table:table-cell>
              <table:table-cell office:value-type="float" office:value="0.25055148">
                <text:p>0.25055148</text:p>
              </table:table-cell>
            </table:table-row>
            <table:table-row>
              <table:table-cell office:value-type="string">
                <text:p>routeEnd</text:p>
              </table:table-cell>
              <table:table-cell office:value-type="float" office:value="0.05920855">
                <text:p>0.05920855</text:p>
              </table:table-cell>
              <table:table-cell office:value-type="float" office:value="0.91315264">
                <text:p>0.91315264</text:p>
              </table:table-cell>
              <table:table-cell office:value-type="float" office:value="0.11375833">
                <text:p>0.11375833</text:p>
              </table:table-cell>
              <table:table-cell office:value-type="float" office:value="0.64276057">
                <text:p>0.64276057</text:p>
              </table:table-cell>
              <table:table-cell office:value-type="float" office:value="0.13655981">
                <text:p>0.13655981</text:p>
              </table:table-cell>
              <table:table-cell office:value-type="float" office:value="0.32389107">
                <text:p>0.32389107</text:p>
              </table:table-cell>
              <table:table-cell office:value-type="float" office:value="0.12032106">
                <text:p>0.12032106</text:p>
              </table:table-cell>
              <table:table-cell office:value-type="float" office:value="0.36125775">
                <text:p>0.36125775</text:p>
              </table:table-cell>
            </table:table-row>
            <table:table-row>
              <table:table-cell office:value-type="string">
                <text:p>routeJunction</text:p>
              </table:table-cell>
              <table:table-cell office:value-type="float" office:value="0.02343478">
                <text:p>0.02343478</text:p>
              </table:table-cell>
              <table:table-cell office:value-type="float" office:value="0.94975623">
                <text:p>0.94975623</text:p>
              </table:table-cell>
              <table:table-cell office:value-type="float" office:value="0.04480095">
                <text:p>0.04480095</text:p>
              </table:table-cell>
              <table:table-cell office:value-type="float" office:value="0.75866739">
                <text:p>0.75866739</text:p>
              </table:table-cell>
              <table:table-cell office:value-type="float" office:value="0.07379679">
                <text:p>0.07379679</text:p>
              </table:table-cell>
              <table:table-cell office:value-type="float" office:value="0.47657096">
                <text:p>0.47657096</text:p>
              </table:table-cell>
              <table:table-cell office:value-type="float" office:value="0.03010685">
                <text:p>0.03010685</text:p>
              </table:table-cell>
              <table:table-cell office:value-type="float" office:value="0.6588887">
                <text:p>0.6588887</text:p>
              </table:table-cell>
            </table:table-row>
            <table:table-row>
              <table:table-cell office:value-type="string">
                <text:p>routeStart</text:p>
              </table:table-cell>
              <table:table-cell office:value-type="float" office:value="0.04878155">
                <text:p>0.04878155</text:p>
              </table:table-cell>
              <table:table-cell office:value-type="float" office:value="0.92302336">
                <text:p>0.92302336</text:p>
              </table:table-cell>
              <table:table-cell office:value-type="float" office:value="0.07963937">
                <text:p>0.07963937</text:p>
              </table:table-cell>
              <table:table-cell office:value-type="float" office:value="0.67829335">
                <text:p>0.67829335</text:p>
              </table:table-cell>
              <table:table-cell office:value-type="float" office:value="0.11366465">
                <text:p>0.11366465</text:p>
              </table:table-cell>
              <table:table-cell office:value-type="float" office:value="0.33531683">
                <text:p>0.33531683</text:p>
              </table:table-cell>
              <table:table-cell office:value-type="float" office:value="0.08114623">
                <text:p>0.08114623</text:p>
              </table:table-cell>
              <table:table-cell office:value-type="float" office:value="0.83383527">
                <text:p>0.83383527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0.00291936">
                <text:p>0.00291936</text:p>
              </table:table-cell>
              <table:table-cell office:value-type="float" office:value="0.23756019">
                <text:p>0.23756019</text:p>
              </table:table-cell>
              <table:table-cell office:value-type="float" office:value="0.00398924">
                <text:p>0.00398924</text:p>
              </table:table-cell>
              <table:table-cell office:value-type="float" office:value="0.20224719">
                <text:p>0.20224719</text:p>
              </table:table-cell>
              <table:table-cell office:value-type="float" office:value="0.00406713">
                <text:p>0.00406713</text:p>
              </table:table-cell>
              <table:table-cell office:value-type="float" office:value="0.12306046">
                <text:p>0.12306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ries</text:p>
              </table:table-cell>
              <table:table-cell office:value-type="float" office:value="0.05195345">
                <text:p>0.05195345</text:p>
              </table:table-cell>
              <table:table-cell office:value-type="float" office:value="0.63364532">
                <text:p>0.63364532</text:p>
              </table:table-cell>
              <table:table-cell office:value-type="float" office:value="0.06639267">
                <text:p>0.06639267</text:p>
              </table:table-cell>
              <table:table-cell office:value-type="float" office:value="0.36206897">
                <text:p>0.36206897</text:p>
              </table:table-cell>
              <table:table-cell office:value-type="float" office:value="0.07878046">
                <text:p>0.07878046</text:p>
              </table:table-cell>
              <table:table-cell office:value-type="float" office:value="0.06975369">
                <text:p>0.06975369</text:p>
              </table:table-cell>
              <table:table-cell office:value-type="float" office:value="0.08120604">
                <text:p>0.08120604</text:p>
              </table:table-cell>
              <table:table-cell office:value-type="float" office:value="0.55966297">
                <text:p>0.55966297</text:p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rvingRailwayLine</text:p>
              </table:table-cell>
              <table:table-cell office:value-type="float" office:value="0.03183831">
                <text:p>0.03183831</text:p>
              </table:table-cell>
              <table:table-cell office:value-type="float" office:value="0.82507123">
                <text:p>0.82507123</text:p>
              </table:table-cell>
              <table:table-cell office:value-type="float" office:value="0.03840826">
                <text:p>0.03840826</text:p>
              </table:table-cell>
              <table:table-cell office:value-type="float" office:value="0.49287749">
                <text:p>0.49287749</text:p>
              </table:table-cell>
              <table:table-cell office:value-type="float" office:value="0.04298198">
                <text:p>0.04298198</text:p>
              </table:table-cell>
              <table:table-cell office:value-type="float" office:value="0.37891738">
                <text:p>0.37891738</text:p>
              </table:table-cell>
              <table:table-cell office:value-type="float" office:value="0.12150578">
                <text:p>0.12150578</text:p>
              </table:table-cell>
              <table:table-cell office:value-type="float" office:value="0.03852517">
                <text:p>0.03852517</text:p>
              </table:table-cell>
            </table:table-row>
            <table:table-row>
              <table:table-cell office:value-type="string">
                <text:p>significantBuilding</text:p>
              </table:table-cell>
              <table:table-cell office:value-type="float" office:value="0.00231545">
                <text:p>0.00231545</text:p>
              </table:table-cell>
              <table:table-cell office:value-type="float" office:value="0.87418087">
                <text:p>0.87418087</text:p>
              </table:table-cell>
              <table:table-cell office:value-type="float" office:value="0.00372841">
                <text:p>0.00372841</text:p>
              </table:table-cell>
              <table:table-cell office:value-type="float" office:value="0.71428571">
                <text:p>0.71428571</text:p>
              </table:table-cell>
              <table:table-cell office:value-type="float" office:value="0.00503657">
                <text:p>0.00503657</text:p>
              </table:table-cell>
              <table:table-cell office:value-type="float" office:value="0.48099607">
                <text:p>0.48099607</text:p>
              </table:table-cell>
              <table:table-cell office:value-type="float" office:value="0.00580259">
                <text:p>0.00580259</text:p>
              </table:table-cell>
              <table:table-cell office:value-type="float" office:value="0.77853492">
                <text:p>0.77853492</text:p>
              </table:table-cell>
            </table:table-row>
            <table:table-row>
              <table:table-cell office:value-type="string">
                <text:p>sisterStation</text:p>
              </table:table-cell>
              <table:table-cell office:value-type="float" office:value="0.03880193">
                <text:p>0.03880193</text:p>
              </table:table-cell>
              <table:table-cell office:value-type="float" office:value="0.88029062">
                <text:p>0.88029062</text:p>
              </table:table-cell>
              <table:table-cell office:value-type="float" office:value="0.07526825">
                <text:p>0.07526825</text:p>
              </table:table-cell>
              <table:table-cell office:value-type="float" office:value="0.48944758">
                <text:p>0.48944758</text:p>
              </table:table-cell>
              <table:table-cell office:value-type="float" office:value="0.10980052">
                <text:p>0.10980052</text:p>
              </table:table-cell>
              <table:table-cell office:value-type="float" office:value="0.21900588">
                <text:p>0.21900588</text:p>
              </table:table-cell>
              <table:table-cell office:value-type="float" office:value="0.06017541">
                <text:p>0.06017541</text:p>
              </table:table-cell>
              <table:table-cell office:value-type="float" office:value="0.46029573">
                <text:p>0.46029573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0.09846798">
                <text:p>0.09846798</text:p>
              </table:table-cell>
              <table:table-cell office:value-type="float" office:value="0.47058824">
                <text:p>0.47058824</text:p>
              </table:table-cell>
              <table:table-cell office:value-type="float" office:value="0.08968401">
                <text:p>0.08968401</text:p>
              </table:table-cell>
              <table:table-cell office:value-type="float" office:value="0.12077597">
                <text:p>0.12077597</text:p>
              </table:table-cell>
              <table:table-cell office:value-type="float" office:value="0.0738255">
                <text:p>0.0738255</text:p>
              </table:table-cell>
              <table:table-cell office:value-type="float" office:value="0.04818523">
                <text:p>0.04818523</text:p>
              </table:table-cell>
              <table:table-cell office:value-type="float" office:value="0.11771177">
                <text:p>0.11771177</text:p>
              </table:table-cell>
              <table:table-cell office:value-type="float" office:value="0.19107143">
                <text:p>0.19107143</text:p>
              </table:table-cell>
            </table:table-row>
            <table:table-row>
              <table:table-cell office:value-type="string">
                <text:p>sourceCountry</text:p>
              </table:table-cell>
              <table:table-cell office:value-type="float" office:value="0.32044895">
                <text:p>0.32044895</text:p>
              </table:table-cell>
              <table:table-cell office:value-type="float" office:value="0.91609472">
                <text:p>0.91609472</text:p>
              </table:table-cell>
              <table:table-cell office:value-type="float" office:value="0.40042646">
                <text:p>0.40042646</text:p>
              </table:table-cell>
              <table:table-cell office:value-type="float" office:value="0.61221688">
                <text:p>0.61221688</text:p>
              </table:table-cell>
              <table:table-cell office:value-type="float" office:value="0.14187741">
                <text:p>0.14187741</text:p>
              </table:table-cell>
              <table:table-cell office:value-type="float" office:value="0.02839739">
                <text:p>0.02839739</text:p>
              </table:table-cell>
              <table:table-cell office:value-type="float" office:value="0.1774635">
                <text:p>0.1774635</text:p>
              </table:table-cell>
              <table:table-cell office:value-type="float" office:value="0.03581293">
                <text:p>0.03581293</text:p>
              </table:table-cell>
            </table:table-row>
            <table:table-row>
              <table:table-cell office:value-type="string">
                <text:p>sourceMountain</text:p>
              </table:table-cell>
              <table:table-cell office:value-type="float" office:value="0.1913815">
                <text:p>0.1913815</text:p>
              </table:table-cell>
              <table:table-cell office:value-type="float" office:value="0.13984719">
                <text:p>0.13984719</text:p>
              </table:table-cell>
              <table:table-cell office:value-type="float" office:value="0.16207185">
                <text:p>0.16207185</text:p>
              </table:table-cell>
              <table:table-cell office:value-type="float" office:value="0.04491781">
                <text:p>0.04491781</text:p>
              </table:table-cell>
              <table:table-cell office:value-type="float" office:value="0.15352697">
                <text:p>0.15352697</text:p>
              </table:table-cell>
              <table:table-cell office:value-type="float" office:value="0.02570039">
                <text:p>0.02570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urcePlace</text:p>
              </table:table-cell>
              <table:table-cell office:value-type="float" office:value="0.1913815">
                <text:p>0.1913815</text:p>
              </table:table-cell>
              <table:table-cell office:value-type="float" office:value="0.13984719">
                <text:p>0.13984719</text:p>
              </table:table-cell>
              <table:table-cell office:value-type="float" office:value="0.16207185">
                <text:p>0.16207185</text:p>
              </table:table-cell>
              <table:table-cell office:value-type="float" office:value="0.04491781">
                <text:p>0.04491781</text:p>
              </table:table-cell>
              <table:table-cell office:value-type="float" office:value="0.15352697">
                <text:p>0.15352697</text:p>
              </table:table-cell>
              <table:table-cell office:value-type="float" office:value="0.02570039">
                <text:p>0.02570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urceReg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litFromParty</text:p>
              </table:table-cell>
              <table:table-cell office:value-type="float" office:value="0.03602058">
                <text:p>0.03602058</text:p>
              </table:table-cell>
              <table:table-cell office:value-type="float" office:value="0.13815789">
                <text:p>0.138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ouse</text:p>
              </table:table-cell>
              <table:table-cell office:value-type="float" office:value="0.01812003">
                <text:p>0.01812003</text:p>
              </table:table-cell>
              <table:table-cell office:value-type="float" office:value="0.99137477">
                <text:p>0.99137477</text:p>
              </table:table-cell>
              <table:table-cell office:value-type="float" office:value="0.02353741">
                <text:p>0.02353741</text:p>
              </table:table-cell>
              <table:table-cell office:value-type="float" office:value="0.96080311">
                <text:p>0.96080311</text:p>
              </table:table-cell>
              <table:table-cell office:value-type="float" office:value="0.03019742">
                <text:p>0.03019742</text:p>
              </table:table-cell>
              <table:table-cell office:value-type="float" office:value="0.8079448">
                <text:p>0.8079448</text:p>
              </table:table-cell>
              <table:table-cell office:value-type="float" office:value="0.01651625">
                <text:p>0.01651625</text:p>
              </table:table-cell>
              <table:table-cell office:value-type="float" office:value="0.90120729">
                <text:p>0.90120729</text:p>
              </table:table-cell>
            </table:table-row>
            <table:table-row>
              <table:table-cell office:value-type="string">
                <text:p>starring</text:p>
              </table:table-cell>
              <table:table-cell office:value-type="float" office:value="0.10344738">
                <text:p>0.10344738</text:p>
              </table:table-cell>
              <table:table-cell office:value-type="float" office:value="0.92901597">
                <text:p>0.92901597</text:p>
              </table:table-cell>
              <table:table-cell office:value-type="float" office:value="0.15187941">
                <text:p>0.15187941</text:p>
              </table:table-cell>
              <table:table-cell office:value-type="float" office:value="0.89067831">
                <text:p>0.89067831</text:p>
              </table:table-cell>
              <table:table-cell office:value-type="float" office:value="0.19662161">
                <text:p>0.19662161</text:p>
              </table:table-cell>
              <table:table-cell office:value-type="float" office:value="0.77874983">
                <text:p>0.77874983</text:p>
              </table:table-cell>
              <table:table-cell office:value-type="float" office:value="0.08499132">
                <text:p>0.08499132</text:p>
              </table:table-cell>
              <table:table-cell office:value-type="float" office:value="0.37128255">
                <text:p>0.37128255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0.05103954">
                <text:p>0.05103954</text:p>
              </table:table-cell>
              <table:table-cell office:value-type="float" office:value="0.85210525">
                <text:p>0.85210525</text:p>
              </table:table-cell>
              <table:table-cell office:value-type="float" office:value="0.06384639">
                <text:p>0.06384639</text:p>
              </table:table-cell>
              <table:table-cell office:value-type="float" office:value="0.59757195">
                <text:p>0.59757195</text:p>
              </table:table-cell>
              <table:table-cell office:value-type="float" office:value="0.09127442">
                <text:p>0.09127442</text:p>
              </table:table-cell>
              <table:table-cell office:value-type="float" office:value="0.37446951">
                <text:p>0.37446951</text:p>
              </table:table-cell>
              <table:table-cell office:value-type="float" office:value="0.1582825">
                <text:p>0.1582825</text:p>
              </table:table-cell>
              <table:table-cell office:value-type="float" office:value="0.06973822">
                <text:p>0.06973822</text:p>
              </table:table-cell>
            </table:table-row>
            <table:table-row>
              <table:table-cell office:value-type="string">
                <text:p>stateOfOrigin</text:p>
              </table:table-cell>
              <table:table-cell office:value-type="float" office:value="0.02141913">
                <text:p>0.02141913</text:p>
              </table:table-cell>
              <table:table-cell office:value-type="float" office:value="0.63730717">
                <text:p>0.63730717</text:p>
              </table:table-cell>
              <table:table-cell office:value-type="float" office:value="0.02325337">
                <text:p>0.02325337</text:p>
              </table:table-cell>
              <table:table-cell office:value-type="float" office:value="0.43831674">
                <text:p>0.43831674</text:p>
              </table:table-cell>
              <table:table-cell office:value-type="float" office:value="0.02247928">
                <text:p>0.02247928</text:p>
              </table:table-cell>
              <table:table-cell office:value-type="float" office:value="0.22946643">
                <text:p>0.22946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sequentWor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sidiary</text:p>
              </table:table-cell>
              <table:table-cell office:value-type="float" office:value="0.00394176">
                <text:p>0.00394176</text:p>
              </table:table-cell>
              <table:table-cell office:value-type="float" office:value="0.84073507">
                <text:p>0.84073507</text:p>
              </table:table-cell>
              <table:table-cell office:value-type="float" office:value="0.00672384">
                <text:p>0.00672384</text:p>
              </table:table-cell>
              <table:table-cell office:value-type="float" office:value="0.69754977">
                <text:p>0.69754977</text:p>
              </table:table-cell>
              <table:table-cell office:value-type="float" office:value="0.00937761">
                <text:p>0.00937761</text:p>
              </table:table-cell>
              <table:table-cell office:value-type="float" office:value="0.57580398">
                <text:p>0.57580398</text:p>
              </table:table-cell>
              <table:table-cell office:value-type="float" office:value="0.00489688">
                <text:p>0.00489688</text:p>
              </table:table-cell>
              <table:table-cell office:value-type="float" office:value="0.61519903">
                <text:p>0.61519903</text:p>
              </table:table-cell>
            </table:table-row>
            <table:table-row>
              <table:table-cell office:value-type="string">
                <text:p>successor</text:p>
              </table:table-cell>
              <table:table-cell office:value-type="float" office:value="0.0412724">
                <text:p>0.0412724</text:p>
              </table:table-cell>
              <table:table-cell office:value-type="float" office:value="0.92725815">
                <text:p>0.92725815</text:p>
              </table:table-cell>
              <table:table-cell office:value-type="float" office:value="0.04921875">
                <text:p>0.04921875</text:p>
              </table:table-cell>
              <table:table-cell office:value-type="float" office:value="0.82231579">
                <text:p>0.82231579</text:p>
              </table:table-cell>
              <table:table-cell office:value-type="float" office:value="0.05731842">
                <text:p>0.05731842</text:p>
              </table:table-cell>
              <table:table-cell office:value-type="float" office:value="0.64916291">
                <text:p>0.64916291</text:p>
              </table:table-cell>
              <table:table-cell office:value-type="float" office:value="0.03553299">
                <text:p>0.03553299</text:p>
              </table:table-cell>
              <table:table-cell office:value-type="float" office:value="0.86331902">
                <text:p>0.86331902</text:p>
              </table:table-cell>
            </table:table-row>
            <table:table-row>
              <table:table-cell office:value-type="string">
                <text:p>targetAirport</text:p>
              </table:table-cell>
              <table:table-cell office:value-type="float" office:value="0.00331161">
                <text:p>0.00331161</text:p>
              </table:table-cell>
              <table:table-cell office:value-type="float" office:value="0.46666667">
                <text:p>0.46666667</text:p>
              </table:table-cell>
              <table:table-cell office:value-type="float" office:value="0.00629406">
                <text:p>0.00629406</text:p>
              </table:table-cell>
              <table:table-cell office:value-type="float" office:value="0.37634409">
                <text:p>0.37634409</text:p>
              </table:table-cell>
              <table:table-cell office:value-type="float" office:value="0.00734908">
                <text:p>0.00734908</text:p>
              </table:table-cell>
              <table:table-cell office:value-type="float" office:value="0.15053763">
                <text:p>0.15053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0.11316978">
                <text:p>0.11316978</text:p>
              </table:table-cell>
              <table:table-cell office:value-type="float" office:value="0.99263012">
                <text:p>0.99263012</text:p>
              </table:table-cell>
              <table:table-cell office:value-type="float" office:value="0.1252038">
                <text:p>0.1252038</text:p>
              </table:table-cell>
              <table:table-cell office:value-type="float" office:value="0.86257814">
                <text:p>0.86257814</text:p>
              </table:table-cell>
              <table:table-cell office:value-type="float" office:value="0.13229145">
                <text:p>0.13229145</text:p>
              </table:table-cell>
              <table:table-cell office:value-type="float" office:value="0.60352043">
                <text:p>0.60352043</text:p>
              </table:table-cell>
              <table:table-cell office:value-type="float" office:value="0.20937173">
                <text:p>0.20937173</text:p>
              </table:table-cell>
              <table:table-cell office:value-type="float" office:value="0.95355407">
                <text:p>0.95355407</text:p>
              </table:table-cell>
            </table:table-row>
            <table:table-row>
              <table:table-cell office:value-type="string">
                <text:p>tenant</text:p>
              </table:table-cell>
              <table:table-cell office:value-type="float" office:value="0.02761859">
                <text:p>0.02761859</text:p>
              </table:table-cell>
              <table:table-cell office:value-type="float" office:value="0.82375754">
                <text:p>0.82375754</text:p>
              </table:table-cell>
              <table:table-cell office:value-type="float" office:value="0.04741565">
                <text:p>0.04741565</text:p>
              </table:table-cell>
              <table:table-cell office:value-type="float" office:value="0.59954036">
                <text:p>0.59954036</text:p>
              </table:table-cell>
              <table:table-cell office:value-type="float" office:value="0.02740604">
                <text:p>0.02740604</text:p>
              </table:table-cell>
              <table:table-cell office:value-type="float" office:value="0.15972422">
                <text:p>0.15972422</text:p>
              </table:table-cell>
              <table:table-cell office:value-type="float" office:value="0.62431744">
                <text:p>0.62431744</text:p>
              </table:table-cell>
              <table:table-cell office:value-type="float" office:value="0.30204297">
                <text:p>0.30204297</text:p>
              </table:table-cell>
            </table:table-row>
            <table:table-row>
              <table:table-cell office:value-type="string">
                <text:p>trainer</text:p>
              </table:table-cell>
              <table:table-cell office:value-type="float" office:value="0.00694326">
                <text:p>0.00694326</text:p>
              </table:table-cell>
              <table:table-cell office:value-type="float" office:value="0.92855365">
                <text:p>0.92855365</text:p>
              </table:table-cell>
              <table:table-cell office:value-type="float" office:value="0.00922214">
                <text:p>0.00922214</text:p>
              </table:table-cell>
              <table:table-cell office:value-type="float" office:value="0.74782176">
                <text:p>0.74782176</text:p>
              </table:table-cell>
              <table:table-cell office:value-type="float" office:value="0.01366069">
                <text:p>0.01366069</text:p>
              </table:table-cell>
              <table:table-cell office:value-type="float" office:value="0.54393826">
                <text:p>0.54393826</text:p>
              </table:table-cell>
              <table:table-cell office:value-type="float" office:value="0.01666531">
                <text:p>0.01666531</text:p>
              </table:table-cell>
              <table:table-cell office:value-type="float" office:value="0.58764368">
                <text:p>0.58764368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0.00476741">
                <text:p>0.00476741</text:p>
              </table:table-cell>
              <table:table-cell office:value-type="float" office:value="0.85482734">
                <text:p>0.85482734</text:p>
              </table:table-cell>
              <table:table-cell office:value-type="float" office:value="0.00540881">
                <text:p>0.00540881</text:p>
              </table:table-cell>
              <table:table-cell office:value-type="float" office:value="0.70789288">
                <text:p>0.70789288</text:p>
              </table:table-cell>
              <table:table-cell office:value-type="float" office:value="0.00530878">
                <text:p>0.00530878</text:p>
              </table:table-cell>
              <table:table-cell office:value-type="float" office:value="0.41825229">
                <text:p>0.41825229</text:p>
              </table:table-cell>
              <table:table-cell office:value-type="float" office:value="0.02831739">
                <text:p>0.02831739</text:p>
              </table:table-cell>
              <table:table-cell office:value-type="float" office:value="0.12537441">
                <text:p>0.12537441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0.18246798">
                <text:p>0.18246798</text:p>
              </table:table-cell>
              <table:table-cell office:value-type="float" office:value="0.24486566">
                <text:p>0.24486566</text:p>
              </table:table-cell>
              <table:table-cell office:value-type="float" office:value="0.20624261">
                <text:p>0.20624261</text:p>
              </table:table-cell>
              <table:table-cell office:value-type="float" office:value="0.14421683">
                <text:p>0.14421683</text:p>
              </table:table-cell>
              <table:table-cell office:value-type="float" office:value="0.24907632">
                <text:p>0.24907632</text:p>
              </table:table-cell>
              <table:table-cell office:value-type="float" office:value="0.06988964">
                <text:p>0.06988964</text:p>
              </table:table-cell>
              <table:table-cell office:value-type="float" office:value="0.15667036">
                <text:p>0.15667036</text:p>
              </table:table-cell>
              <table:table-cell office:value-type="float" office:value="0.10570102">
                <text:p>0.10570102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0.00166727">
                <text:p>0.00166727</text:p>
              </table:table-cell>
              <table:table-cell office:value-type="float" office:value="0.26099426">
                <text:p>0.26099426</text:p>
              </table:table-cell>
              <table:table-cell office:value-type="float" office:value="0.00207242">
                <text:p>0.00207242</text:p>
              </table:table-cell>
              <table:table-cell office:value-type="float" office:value="0.22657744">
                <text:p>0.22657744</text:p>
              </table:table-cell>
              <table:table-cell office:value-type="float" office:value="0.00216485">
                <text:p>0.00216485</text:p>
              </table:table-cell>
              <table:table-cell office:value-type="float" office:value="0.14053537">
                <text:p>0.14053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dInWar</text:p>
              </table:table-cell>
              <table:table-cell office:value-type="float" office:value="0.00942741">
                <text:p>0.00942741</text:p>
              </table:table-cell>
              <table:table-cell office:value-type="float" office:value="0.49673203">
                <text:p>0.49673203</text:p>
              </table:table-cell>
              <table:table-cell office:value-type="float" office:value="0.01332795">
                <text:p>0.01332795</text:p>
              </table:table-cell>
              <table:table-cell office:value-type="float" office:value="0.15098039">
                <text:p>0.15098039</text:p>
              </table:table-cell>
              <table:table-cell office:value-type="float" office:value="0.02200489">
                <text:p>0.02200489</text:p>
              </table:table-cell>
              <table:table-cell office:value-type="float" office:value="0.05882353">
                <text:p>0.05882353</text:p>
              </table:table-cell>
              <table:table-cell office:value-type="float" office:value="0.01083058">
                <text:p>0.01083058</text:p>
              </table:table-cell>
              <table:table-cell office:value-type="float" office:value="0.28451493">
                <text:p>0.28451493</text:p>
              </table:table-cell>
            </table:table-row>
            <table:table-row>
              <table:table-cell office:value-type="string">
                <text:p>vehicle</text:p>
              </table:table-cell>
              <table:table-cell office:value-type="float" office:value="0.00015539">
                <text:p>0.00015539</text:p>
              </table:table-cell>
              <table:table-cell office:value-type="float" office:value="0.61111111">
                <text:p>0.61111111</text:p>
              </table:table-cell>
              <table:table-cell office:value-type="float" office:value="0.00006173">
                <text:p>0.00006173</text:p>
              </table:table-cell>
              <table:table-cell office:value-type="float" office:value="0.05555556">
                <text:p>0.05555556</text:p>
              </table:table-cell>
              <table:table-cell office:value-type="float" office:value="0.00007347">
                <text:p>0.00007347</text:p>
              </table:table-cell>
              <table:table-cell office:value-type="float" office:value="0.02777778">
                <text:p>0.02777778</text:p>
              </table:table-cell>
              <table:table-cell office:value-type="float" office:value="0.00007376">
                <text:p>0.0000737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veneratedIn</text:p>
              </table:table-cell>
              <table:table-cell office:value-type="float" office:value="0.07523664">
                <text:p>0.07523664</text:p>
              </table:table-cell>
              <table:table-cell office:value-type="float" office:value="0.60208968">
                <text:p>0.60208968</text:p>
              </table:table-cell>
              <table:table-cell office:value-type="float" office:value="0.05686216">
                <text:p>0.05686216</text:p>
              </table:table-cell>
              <table:table-cell office:value-type="float" office:value="0.08315194">
                <text:p>0.08315194</text:p>
              </table:table-cell>
              <table:table-cell office:value-type="float" office:value="0.03049908">
                <text:p>0.03049908</text:p>
              </table:table-cell>
              <table:table-cell office:value-type="float" office:value="0.01436657">
                <text:p>0.01436657</text:p>
              </table:table-cell>
              <table:table-cell office:value-type="float" office:value="0.31585889">
                <text:p>0.31585889</text:p>
              </table:table-cell>
              <table:table-cell office:value-type="float" office:value="0.57091776">
                <text:p>0.57091776</text:p>
              </table:table-cell>
            </table:table-row>
            <table:table-row>
              <table:table-cell office:value-type="string">
                <text:p>vicePresident</text:p>
              </table:table-cell>
              <table:table-cell office:value-type="float" office:value="0.00160106">
                <text:p>0.00160106</text:p>
              </table:table-cell>
              <table:table-cell office:value-type="float" office:value="0.69557196">
                <text:p>0.69557196</text:p>
              </table:table-cell>
              <table:table-cell office:value-type="float" office:value="0.00258177">
                <text:p>0.00258177</text:p>
              </table:table-cell>
              <table:table-cell office:value-type="float" office:value="0.55166052">
                <text:p>0.55166052</text:p>
              </table:table-cell>
              <table:table-cell office:value-type="float" office:value="0.00357399">
                <text:p>0.00357399</text:p>
              </table:table-cell>
              <table:table-cell office:value-type="float" office:value="0.35793358">
                <text:p>0.35793358</text:p>
              </table:table-cell>
              <table:table-cell office:value-type="float" office:value="0.00110401">
                <text:p>0.00110401</text:p>
              </table:table-cell>
              <table:table-cell office:value-type="float" office:value="0.15348837">
                <text:p>0.15348837</text:p>
              </table:table-cell>
            </table:table-row>
            <table:table-row>
              <table:table-cell office:value-type="string">
                <text:p>voice</text:p>
              </table:table-cell>
              <table:table-cell office:value-type="float" office:value="0.01360417">
                <text:p>0.01360417</text:p>
              </table:table-cell>
              <table:table-cell office:value-type="float" office:value="0.54477612">
                <text:p>0.54477612</text:p>
              </table:table-cell>
              <table:table-cell office:value-type="float" office:value="0.0207328">
                <text:p>0.0207328</text:p>
              </table:table-cell>
              <table:table-cell office:value-type="float" office:value="0.49081515">
                <text:p>0.49081515</text:p>
              </table:table-cell>
              <table:table-cell office:value-type="float" office:value="0.02813512">
                <text:p>0.02813512</text:p>
              </table:table-cell>
              <table:table-cell office:value-type="float" office:value="0.34902411">
                <text:p>0.34902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haDraftTeam</text:p>
              </table:table-cell>
              <table:table-cell office:value-type="float" office:value="0.0009028">
                <text:p>0.0009028</text:p>
              </table:table-cell>
              <table:table-cell office:value-type="float" office:value="0.90638298">
                <text:p>0.90638298</text:p>
              </table:table-cell>
              <table:table-cell office:value-type="float" office:value="0.00101325">
                <text:p>0.00101325</text:p>
              </table:table-cell>
              <table:table-cell office:value-type="float" office:value="0.59148936">
                <text:p>0.59148936</text:p>
              </table:table-cell>
              <table:table-cell office:value-type="float" office:value="0.00047802">
                <text:p>0.00047802</text:p>
              </table:table-cell>
              <table:table-cell office:value-type="float" office:value="0.14042553">
                <text:p>0.14042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riter</text:p>
              </table:table-cell>
              <table:table-cell office:value-type="float" office:value="0.17725143">
                <text:p>0.17725143</text:p>
              </table:table-cell>
              <table:table-cell office:value-type="float" office:value="0.91187014">
                <text:p>0.91187014</text:p>
              </table:table-cell>
              <table:table-cell office:value-type="float" office:value="0.26117589">
                <text:p>0.26117589</text:p>
              </table:table-cell>
              <table:table-cell office:value-type="float" office:value="0.82740747">
                <text:p>0.82740747</text:p>
              </table:table-cell>
              <table:table-cell office:value-type="float" office:value="0.29508536">
                <text:p>0.29508536</text:p>
              </table:table-cell>
              <table:table-cell office:value-type="float" office:value="0.65441531">
                <text:p>0.65441531</text:p>
              </table:table-cell>
              <table:table-cell office:value-type="float" office:value="0.29329874">
                <text:p>0.29329874</text:p>
              </table:table-cell>
              <table:table-cell office:value-type="float" office:value="0.19734843">
                <text:p>0.19734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